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w editors" table:style-name="ta1">
        <table:shapes>
          <draw:frame draw:z-index="0" draw:style-name="gr1" draw:text-style-name="P1" svg:width="159.99mm" svg:height="89.99mm" svg:x="75.24mm" svg:y="1mm">
            <loext:p draw:notify-on-update-of-ranges="'New editors'.A1:'New editors'.A1 'New editors'.A2:'New editors'.A159 'New editors'.B1:'New editors'.B1 'New editors'.B2:'New editors'.B159 'New editors'.C1:'New editors'.C1 'New editors'.C2:'New editors'.C159 'New editors'.D1:'New editors'.D1 'New editors'.D2:'New editors'.D159 'New editors'.E1:'New editors'.E1 'New editors'.E2:'New editors'.E159 'New editors'.F1:'New editors'.F1 'New editors'.F2:'New editors'.F1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editors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6" calcext:value-type="float">
            <text:p>2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7" calcext:value-type="float">
            <text:p>1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8" calcext:value-type="float">
            <text:p>1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6" calcext:value-type="float">
            <text:p>1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4" calcext:value-type="float">
            <text:p>14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41" calcext:value-type="float">
            <text:p>41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" calcext:value-type="float">
            <text:p>28</text:p>
          </table:table-cell>
          <table:table-cell table:formula="of:=COM.MICROSOFT.STDEV.S([.B2:.B13])" office:value-type="float" office:value="12.4486825395179" calcext:value-type="float">
            <text:p>12,4486825395179</text:p>
          </table:table-cell>
          <table:table-cell table:formula="of:=AVERAGE([.B2:.B13])" office:value-type="float" office:value="19.6666666666667" calcext:value-type="float">
            <text:p>19,6666666666667</text:p>
          </table:table-cell>
          <table:table-cell table:formula="of:=[.D13]-[.C13]" office:value-type="float" office:value="7.2179841271488" calcext:value-type="float">
            <text:p>7,2179841271488</text:p>
          </table:table-cell>
          <table:table-cell table:number-columns-repeated="1011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6" calcext:value-type="float">
            <text:p>36</text:p>
          </table:table-cell>
          <table:table-cell table:formula="of:=COM.MICROSOFT.STDEV.S([.B3:.B14])" office:value-type="float" office:value="12.5803478296568" calcext:value-type="float">
            <text:p>12,5803478296568</text:p>
          </table:table-cell>
          <table:table-cell table:formula="of:=AVERAGE([.B3:.B14])" office:value-type="float" office:value="22.0833333333333" calcext:value-type="float">
            <text:p>22,0833333333333</text:p>
          </table:table-cell>
          <table:table-cell table:formula="of:=[.D14]-[.C14]" office:value-type="float" office:value="9.50298550367649" calcext:value-type="float">
            <text:p>9,50298550367649</text:p>
          </table:table-cell>
          <table:table-cell table:number-columns-repeated="1011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5" calcext:value-type="float">
            <text:p>25</text:p>
          </table:table-cell>
          <table:table-cell table:formula="of:=COM.MICROSOFT.STDEV.S([.B4:.B15])" office:value-type="float" office:value="11.6576805219355" calcext:value-type="float">
            <text:p>11,6576805219355</text:p>
          </table:table-cell>
          <table:table-cell table:formula="of:=AVERAGE([.B4:.B15])" office:value-type="float" office:value="23.5833333333333" calcext:value-type="float">
            <text:p>23,5833333333333</text:p>
          </table:table-cell>
          <table:table-cell table:formula="of:=[.D15]-[.C15]" office:value-type="float" office:value="11.9256528113978" calcext:value-type="float">
            <text:p>11,9256528113978</text:p>
          </table:table-cell>
          <table:table-cell table:number-columns-repeated="1011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1" calcext:value-type="float">
            <text:p>51</text:p>
          </table:table-cell>
          <table:table-cell table:formula="of:=COM.MICROSOFT.STDEV.S([.B5:.B16])" office:value-type="float" office:value="14.1056618763423" calcext:value-type="float">
            <text:p>14,1056618763423</text:p>
          </table:table-cell>
          <table:table-cell table:formula="of:=AVERAGE([.B5:.B16])" office:value-type="float" office:value="25.6666666666667" calcext:value-type="float">
            <text:p>25,6666666666667</text:p>
          </table:table-cell>
          <table:table-cell table:formula="of:=[.D16]-[.C16]" office:value-type="float" office:value="11.5610047903244" calcext:value-type="float">
            <text:p>11,5610047903244</text:p>
          </table:table-cell>
          <table:table-cell table:number-columns-repeated="1011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3" calcext:value-type="float">
            <text:p>43</text:p>
          </table:table-cell>
          <table:table-cell table:formula="of:=COM.MICROSOFT.STDEV.S([.B6:.B17])" office:value-type="float" office:value="13.5936705413909" calcext:value-type="float">
            <text:p>13,5936705413909</text:p>
          </table:table-cell>
          <table:table-cell table:formula="of:=AVERAGE([.B6:.B17])" office:value-type="float" office:value="28.6666666666667" calcext:value-type="float">
            <text:p>28,6666666666667</text:p>
          </table:table-cell>
          <table:table-cell table:formula="of:=[.D17]-[.C17]" office:value-type="float" office:value="15.0729961252758" calcext:value-type="float">
            <text:p>15,0729961252758</text:p>
          </table:table-cell>
          <table:table-cell table:number-columns-repeated="1011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2" calcext:value-type="float">
            <text:p>42</text:p>
          </table:table-cell>
          <table:table-cell table:formula="of:=COM.MICROSOFT.STDEV.S([.B7:.B18])" office:value-type="float" office:value="12.9953371591039" calcext:value-type="float">
            <text:p>12,9953371591039</text:p>
          </table:table-cell>
          <table:table-cell table:formula="of:=AVERAGE([.B7:.B18])" office:value-type="float" office:value="31.1666666666667" calcext:value-type="float">
            <text:p>31,1666666666667</text:p>
          </table:table-cell>
          <table:table-cell table:formula="of:=[.D18]-[.C18]" office:value-type="float" office:value="18.1713295075627" calcext:value-type="float">
            <text:p>18,1713295075627</text:p>
          </table:table-cell>
          <table:table-cell table:number-columns-repeated="1011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5" calcext:value-type="float">
            <text:p>45</text:p>
          </table:table-cell>
          <table:table-cell table:formula="of:=COM.MICROSOFT.STDEV.S([.B8:.B19])" office:value-type="float" office:value="12.7314928068514" calcext:value-type="float">
            <text:p>12,7314928068514</text:p>
          </table:table-cell>
          <table:table-cell table:formula="of:=AVERAGE([.B8:.B19])" office:value-type="float" office:value="33.5" calcext:value-type="float">
            <text:p>33,5</text:p>
          </table:table-cell>
          <table:table-cell table:formula="of:=[.D19]-[.C19]" office:value-type="float" office:value="20.7685071931486" calcext:value-type="float">
            <text:p>20,7685071931486</text:p>
          </table:table-cell>
          <table:table-cell table:number-columns-repeated="101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9" calcext:value-type="float">
            <text:p>39</text:p>
          </table:table-cell>
          <table:table-cell table:formula="of:=COM.MICROSOFT.STDEV.S([.B9:.B20])" office:value-type="float" office:value="11.8177447471627" calcext:value-type="float">
            <text:p>11,8177447471627</text:p>
          </table:table-cell>
          <table:table-cell table:formula="of:=AVERAGE([.B9:.B20])" office:value-type="float" office:value="35.25" calcext:value-type="float">
            <text:p>35,25</text:p>
          </table:table-cell>
          <table:table-cell table:formula="of:=[.D20]-[.C20]" office:value-type="float" office:value="23.4322552528373" calcext:value-type="float">
            <text:p>23,4322552528373</text:p>
          </table:table-cell>
          <table:table-cell table:number-columns-repeated="101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1" calcext:value-type="float">
            <text:p>71</text:p>
          </table:table-cell>
          <table:table-cell table:formula="of:=COM.MICROSOFT.STDEV.S([.B10:.B21])" office:value-type="float" office:value="14.1153258638412" calcext:value-type="float">
            <text:p>14,1153258638412</text:p>
          </table:table-cell>
          <table:table-cell table:formula="of:=AVERAGE([.B10:.B21])" office:value-type="float" office:value="39.8333333333333" calcext:value-type="float">
            <text:p>39,8333333333333</text:p>
          </table:table-cell>
          <table:table-cell table:formula="of:=[.D21]-[.C21]" office:value-type="float" office:value="25.7180074694921" calcext:value-type="float">
            <text:p>25,7180074694921</text:p>
          </table:table-cell>
          <table:table-cell table:number-columns-repeated="101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8" calcext:value-type="float">
            <text:p>38</text:p>
          </table:table-cell>
          <table:table-cell table:formula="of:=COM.MICROSOFT.STDEV.S([.B11:.B22])" office:value-type="float" office:value="11.59806671455" calcext:value-type="float">
            <text:p>11,59806671455</text:p>
          </table:table-cell>
          <table:table-cell table:formula="of:=AVERAGE([.B11:.B22])" office:value-type="float" office:value="41.8333333333333" calcext:value-type="float">
            <text:p>41,8333333333333</text:p>
          </table:table-cell>
          <table:table-cell table:formula="of:=[.D22]-[.C22]" office:value-type="float" office:value="30.2352666187834" calcext:value-type="float">
            <text:p>30,2352666187834</text:p>
          </table:table-cell>
          <table:table-cell table:number-columns-repeated="101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3" calcext:value-type="float">
            <text:p>53</text:p>
          </table:table-cell>
          <table:table-cell table:formula="of:=COM.MICROSOFT.STDEV.S([.B12:.B23])" office:value-type="float" office:value="12.0403362481991" calcext:value-type="float">
            <text:p>12,0403362481991</text:p>
          </table:table-cell>
          <table:table-cell table:formula="of:=AVERAGE([.B12:.B23])" office:value-type="float" office:value="42.6666666666667" calcext:value-type="float">
            <text:p>42,6666666666667</text:p>
          </table:table-cell>
          <table:table-cell table:formula="of:=[.D23]-[.C23]" office:value-type="float" office:value="30.6263304184676" calcext:value-type="float">
            <text:p>30,6263304184676</text:p>
          </table:table-cell>
          <table:table-cell table:number-columns-repeated="101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9" calcext:value-type="float">
            <text:p>69</text:p>
          </table:table-cell>
          <table:table-cell table:formula="of:=COM.MICROSOFT.STDEV.S([.B13:.B24])" office:value-type="float" office:value="14.2062726222673" calcext:value-type="float">
            <text:p>14,2062726222673</text:p>
          </table:table-cell>
          <table:table-cell table:formula="of:=AVERAGE([.B13:.B24])" office:value-type="float" office:value="45" calcext:value-type="float">
            <text:p>45</text:p>
          </table:table-cell>
          <table:table-cell table:formula="of:=[.D24]-[.C24]" office:value-type="float" office:value="30.7937273777327" calcext:value-type="float">
            <text:p>30,7937273777327</text:p>
          </table:table-cell>
          <table:table-cell table:number-columns-repeated="101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92" calcext:value-type="float">
            <text:p>92</text:p>
          </table:table-cell>
          <table:table-cell table:formula="of:=COM.MICROSOFT.STDEV.S([.B14:.B25])" office:value-type="float" office:value="18.5831464863551" calcext:value-type="float">
            <text:p>18,5831464863551</text:p>
          </table:table-cell>
          <table:table-cell table:formula="of:=AVERAGE([.B14:.B25])" office:value-type="float" office:value="50.3333333333333" calcext:value-type="float">
            <text:p>50,3333333333333</text:p>
          </table:table-cell>
          <table:table-cell table:formula="of:=[.D25]-[.C25]" office:value-type="float" office:value="31.7501868469782" calcext:value-type="float">
            <text:p>31,7501868469782</text:p>
          </table:table-cell>
          <table:table-cell table:formula="of:=[.D25]-[.D13]" office:value-type="float" office:value="30.6666666666667" calcext:value-type="float">
            <text:p>30,6666666666667</text:p>
          </table:table-cell>
          <table:table-cell table:number-columns-repeated="1010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83" calcext:value-type="float">
            <text:p>83</text:p>
          </table:table-cell>
          <table:table-cell table:formula="of:=COM.MICROSOFT.STDEV.S([.B15:.B26])" office:value-type="float" office:value="20.1725511074286" calcext:value-type="float">
            <text:p>20,1725511074286</text:p>
          </table:table-cell>
          <table:table-cell table:formula="of:=AVERAGE([.B15:.B26])" office:value-type="float" office:value="54.25" calcext:value-type="float">
            <text:p>54,25</text:p>
          </table:table-cell>
          <table:table-cell table:formula="of:=[.D26]-[.C26]" office:value-type="float" office:value="34.0774488925714" calcext:value-type="float">
            <text:p>34,0774488925714</text:p>
          </table:table-cell>
          <table:table-cell table:formula="of:=[.D26]-[.D14]" office:value-type="float" office:value="32.1666666666667" calcext:value-type="float">
            <text:p>32,1666666666667</text:p>
          </table:table-cell>
          <table:table-cell table:number-columns-repeated="1010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80" calcext:value-type="float">
            <text:p>80</text:p>
          </table:table-cell>
          <table:table-cell table:formula="of:=COM.MICROSOFT.STDEV.S([.B16:.B27])" office:value-type="float" office:value="19.1445854359699" calcext:value-type="float">
            <text:p>19,1445854359699</text:p>
          </table:table-cell>
          <table:table-cell table:formula="of:=AVERAGE([.B16:.B27])" office:value-type="float" office:value="58.8333333333333" calcext:value-type="float">
            <text:p>58,8333333333333</text:p>
          </table:table-cell>
          <table:table-cell table:formula="of:=[.D27]-[.C27]" office:value-type="float" office:value="39.6887478973634" calcext:value-type="float">
            <text:p>39,6887478973634</text:p>
          </table:table-cell>
          <table:table-cell table:formula="of:=[.D27]-[.D15]" office:value-type="float" office:value="35.25" calcext:value-type="float">
            <text:p>35,25</text:p>
          </table:table-cell>
          <table:table-cell table:number-columns-repeated="1010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5" calcext:value-type="float">
            <text:p>105</text:p>
          </table:table-cell>
          <table:table-cell table:formula="of:=COM.MICROSOFT.STDEV.S([.B17:.B28])" office:value-type="float" office:value="23.0782594795635" calcext:value-type="float">
            <text:p>23,0782594795635</text:p>
          </table:table-cell>
          <table:table-cell table:formula="of:=AVERAGE([.B17:.B28])" office:value-type="float" office:value="63.3333333333333" calcext:value-type="float">
            <text:p>63,3333333333333</text:p>
          </table:table-cell>
          <table:table-cell table:formula="of:=[.D28]-[.C28]" office:value-type="float" office:value="40.2550738537699" calcext:value-type="float">
            <text:p>40,2550738537699</text:p>
          </table:table-cell>
          <table:table-cell table:formula="of:=[.D28]-[.D16]" office:value-type="float" office:value="37.6666666666667" calcext:value-type="float">
            <text:p>37,6666666666667</text:p>
          </table:table-cell>
          <table:table-cell table:number-columns-repeated="101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2" calcext:value-type="float">
            <text:p>102</text:p>
          </table:table-cell>
          <table:table-cell table:formula="of:=COM.MICROSOFT.STDEV.S([.B18:.B29])" office:value-type="float" office:value="24.5879682328203" calcext:value-type="float">
            <text:p>24,5879682328203</text:p>
          </table:table-cell>
          <table:table-cell table:formula="of:=AVERAGE([.B18:.B29])" office:value-type="float" office:value="68.25" calcext:value-type="float">
            <text:p>68,25</text:p>
          </table:table-cell>
          <table:table-cell table:formula="of:=[.D29]-[.C29]" office:value-type="float" office:value="43.6620317671797" calcext:value-type="float">
            <text:p>43,6620317671797</text:p>
          </table:table-cell>
          <table:table-cell table:formula="of:=[.D29]-[.D17]" office:value-type="float" office:value="39.5833333333333" calcext:value-type="float">
            <text:p>39,5833333333333</text:p>
          </table:table-cell>
          <table:table-cell table:number-columns-repeated="1010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3" calcext:value-type="float">
            <text:p>133</text:p>
          </table:table-cell>
          <table:table-cell table:formula="of:=COM.MICROSOFT.STDEV.S([.B19:.B30])" office:value-type="float" office:value="29.3314393327933" calcext:value-type="float">
            <text:p>29,3314393327933</text:p>
          </table:table-cell>
          <table:table-cell table:formula="of:=AVERAGE([.B19:.B30])" office:value-type="float" office:value="75.8333333333333" calcext:value-type="float">
            <text:p>75,8333333333333</text:p>
          </table:table-cell>
          <table:table-cell table:formula="of:=[.D30]-[.C30]" office:value-type="float" office:value="46.50189400054" calcext:value-type="float">
            <text:p>46,50189400054</text:p>
          </table:table-cell>
          <table:table-cell table:formula="of:=[.D30]-[.D18]" office:value-type="float" office:value="44.6666666666667" calcext:value-type="float">
            <text:p>44,6666666666667</text:p>
          </table:table-cell>
          <table:table-cell table:number-columns-repeated="1010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6" calcext:value-type="float">
            <text:p>126</text:p>
          </table:table-cell>
          <table:table-cell table:formula="of:=COM.MICROSOFT.STDEV.S([.B20:.B31])" office:value-type="float" office:value="30.8705753791928" calcext:value-type="float">
            <text:p>30,8705753791928</text:p>
          </table:table-cell>
          <table:table-cell table:formula="of:=AVERAGE([.B20:.B31])" office:value-type="float" office:value="82.5833333333333" calcext:value-type="float">
            <text:p>82,5833333333333</text:p>
          </table:table-cell>
          <table:table-cell table:formula="of:=[.D31]-[.C31]" office:value-type="float" office:value="51.7127579541405" calcext:value-type="float">
            <text:p>51,7127579541405</text:p>
          </table:table-cell>
          <table:table-cell table:formula="of:=[.D31]-[.D19]" office:value-type="float" office:value="49.0833333333333" calcext:value-type="float">
            <text:p>49,0833333333333</text:p>
          </table:table-cell>
          <table:table-cell table:number-columns-repeated="101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6" calcext:value-type="float">
            <text:p>116</text:p>
          </table:table-cell>
          <table:table-cell table:formula="of:=COM.MICROSOFT.STDEV.S([.B21:.B32])" office:value-type="float" office:value="28.9293811013836" calcext:value-type="float">
            <text:p>28,9293811013836</text:p>
          </table:table-cell>
          <table:table-cell table:formula="of:=AVERAGE([.B21:.B32])" office:value-type="float" office:value="89" calcext:value-type="float">
            <text:p>89</text:p>
          </table:table-cell>
          <table:table-cell table:formula="of:=[.D32]-[.C32]" office:value-type="float" office:value="60.0706188986164" calcext:value-type="float">
            <text:p>60,0706188986164</text:p>
          </table:table-cell>
          <table:table-cell table:formula="of:=[.D32]-[.D20]" office:value-type="float" office:value="53.75" calcext:value-type="float">
            <text:p>53,75</text:p>
          </table:table-cell>
          <table:table-cell table:number-columns-repeated="101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32" calcext:value-type="float">
            <text:p>132</text:p>
          </table:table-cell>
          <table:table-cell table:formula="of:=COM.MICROSOFT.STDEV.S([.B22:.B33])" office:value-type="float" office:value="30.7791497706818" calcext:value-type="float">
            <text:p>30,7791497706818</text:p>
          </table:table-cell>
          <table:table-cell table:formula="of:=AVERAGE([.B22:.B33])" office:value-type="float" office:value="94.0833333333333" calcext:value-type="float">
            <text:p>94,0833333333333</text:p>
          </table:table-cell>
          <table:table-cell table:formula="of:=[.D33]-[.C33]" office:value-type="float" office:value="63.3041835626515" calcext:value-type="float">
            <text:p>63,3041835626515</text:p>
          </table:table-cell>
          <table:table-cell table:formula="of:=[.D33]-[.D21]" office:value-type="float" office:value="54.25" calcext:value-type="float">
            <text:p>54,25</text:p>
          </table:table-cell>
          <table:table-cell table:number-columns-repeated="101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60" calcext:value-type="float">
            <text:p>160</text:p>
          </table:table-cell>
          <table:table-cell table:formula="of:=COM.MICROSOFT.STDEV.S([.B23:.B34])" office:value-type="float" office:value="30.7190346675981" calcext:value-type="float">
            <text:p>30,7190346675981</text:p>
          </table:table-cell>
          <table:table-cell table:formula="of:=AVERAGE([.B23:.B34])" office:value-type="float" office:value="104.25" calcext:value-type="float">
            <text:p>104,25</text:p>
          </table:table-cell>
          <table:table-cell table:formula="of:=[.D34]-[.C34]" office:value-type="float" office:value="73.530965332402" calcext:value-type="float">
            <text:p>73,530965332402</text:p>
          </table:table-cell>
          <table:table-cell table:formula="of:=[.D34]-[.D22]" office:value-type="float" office:value="62.4166666666667" calcext:value-type="float">
            <text:p>62,4166666666667</text:p>
          </table:table-cell>
          <table:table-cell table:number-columns-repeated="101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6" calcext:value-type="float">
            <text:p>146</text:p>
          </table:table-cell>
          <table:table-cell table:formula="of:=COM.MICROSOFT.STDEV.S([.B24:.B35])" office:value-type="float" office:value="28.245675453389" calcext:value-type="float">
            <text:p>28,245675453389</text:p>
          </table:table-cell>
          <table:table-cell table:formula="of:=AVERAGE([.B24:.B35])" office:value-type="float" office:value="112" calcext:value-type="float">
            <text:p>112</text:p>
          </table:table-cell>
          <table:table-cell table:formula="of:=[.D35]-[.C35]" office:value-type="float" office:value="83.754324546611" calcext:value-type="float">
            <text:p>83,754324546611</text:p>
          </table:table-cell>
          <table:table-cell table:formula="of:=[.D35]-[.D23]" office:value-type="float" office:value="69.3333333333333" calcext:value-type="float">
            <text:p>69,3333333333333</text:p>
          </table:table-cell>
          <table:table-cell table:number-columns-repeated="101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99" calcext:value-type="float">
            <text:p>199</text:p>
          </table:table-cell>
          <table:table-cell table:formula="of:=COM.MICROSOFT.STDEV.S([.B25:.B36])" office:value-type="float" office:value="34.4933019409258" calcext:value-type="float">
            <text:p>34,4933019409258</text:p>
          </table:table-cell>
          <table:table-cell table:formula="of:=AVERAGE([.B25:.B36])" office:value-type="float" office:value="122.833333333333" calcext:value-type="float">
            <text:p>122,833333333333</text:p>
          </table:table-cell>
          <table:table-cell table:formula="of:=[.D36]-[.C36]" office:value-type="float" office:value="88.3400313924075" calcext:value-type="float">
            <text:p>88,3400313924075</text:p>
          </table:table-cell>
          <table:table-cell table:formula="of:=[.D36]-[.D24]" office:value-type="float" office:value="77.8333333333333" calcext:value-type="float">
            <text:p>77,8333333333333</text:p>
          </table:table-cell>
          <table:table-cell table:number-columns-repeated="101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90" calcext:value-type="float">
            <text:p>190</text:p>
          </table:table-cell>
          <table:table-cell table:formula="of:=COM.MICROSOFT.STDEV.S([.B26:.B37])" office:value-type="float" office:value="37.9569133719705" calcext:value-type="float">
            <text:p>37,9569133719705</text:p>
          </table:table-cell>
          <table:table-cell table:formula="of:=AVERAGE([.B26:.B37])" office:value-type="float" office:value="131" calcext:value-type="float">
            <text:p>131</text:p>
          </table:table-cell>
          <table:table-cell table:formula="of:=[.D37]-[.C37]" office:value-type="float" office:value="93.0430866280295" calcext:value-type="float">
            <text:p>93,0430866280295</text:p>
          </table:table-cell>
          <table:table-cell table:formula="of:=[.D37]-[.D25]" office:value-type="float" office:value="80.6666666666667" calcext:value-type="float">
            <text:p>80,6666666666667</text:p>
          </table:table-cell>
          <table:table-cell table:number-columns-repeated="101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27" calcext:value-type="float">
            <text:p>227</text:p>
          </table:table-cell>
          <table:table-cell table:formula="of:=COM.MICROSOFT.STDEV.S([.B27:.B38])" office:value-type="float" office:value="43.7264222181509" calcext:value-type="float">
            <text:p>43,7264222181509</text:p>
          </table:table-cell>
          <table:table-cell table:formula="of:=AVERAGE([.B27:.B38])" office:value-type="float" office:value="143" calcext:value-type="float">
            <text:p>143</text:p>
          </table:table-cell>
          <table:table-cell table:formula="of:=[.D38]-[.C38]" office:value-type="float" office:value="99.2735777818491" calcext:value-type="float">
            <text:p>99,2735777818491</text:p>
          </table:table-cell>
          <table:table-cell table:formula="of:=[.D38]-[.D26]" office:value-type="float" office:value="88.75" calcext:value-type="float">
            <text:p>88,75</text:p>
          </table:table-cell>
          <table:table-cell table:number-columns-repeated="101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24" calcext:value-type="float">
            <text:p>224</text:p>
          </table:table-cell>
          <table:table-cell table:formula="of:=COM.MICROSOFT.STDEV.S([.B28:.B39])" office:value-type="float" office:value="44.6155292980533" calcext:value-type="float">
            <text:p>44,6155292980533</text:p>
          </table:table-cell>
          <table:table-cell table:formula="of:=AVERAGE([.B28:.B39])" office:value-type="float" office:value="155" calcext:value-type="float">
            <text:p>155</text:p>
          </table:table-cell>
          <table:table-cell table:formula="of:=[.D39]-[.C39]" office:value-type="float" office:value="110.384470701947" calcext:value-type="float">
            <text:p>110,384470701947</text:p>
          </table:table-cell>
          <table:table-cell table:formula="of:=[.D39]-[.D27]" office:value-type="float" office:value="96.1666666666667" calcext:value-type="float">
            <text:p>96,1666666666667</text:p>
          </table:table-cell>
          <table:table-cell table:number-columns-repeated="101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32" calcext:value-type="float">
            <text:p>232</text:p>
          </table:table-cell>
          <table:table-cell table:formula="of:=COM.MICROSOFT.STDEV.S([.B29:.B40])" office:value-type="float" office:value="46.6913625131387" calcext:value-type="float">
            <text:p>46,6913625131387</text:p>
          </table:table-cell>
          <table:table-cell table:formula="of:=AVERAGE([.B29:.B40])" office:value-type="float" office:value="165.583333333333" calcext:value-type="float">
            <text:p>165,583333333333</text:p>
          </table:table-cell>
          <table:table-cell table:formula="of:=[.D40]-[.C40]" office:value-type="float" office:value="118.891970820195" calcext:value-type="float">
            <text:p>118,891970820195</text:p>
          </table:table-cell>
          <table:table-cell table:formula="of:=[.D40]-[.D28]" office:value-type="float" office:value="102.25" calcext:value-type="float">
            <text:p>102,25</text:p>
          </table:table-cell>
          <table:table-cell table:number-columns-repeated="101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6" calcext:value-type="float">
            <text:p>206</text:p>
          </table:table-cell>
          <table:table-cell table:formula="of:=COM.MICROSOFT.STDEV.S([.B30:.B41])" office:value-type="float" office:value="43.3487443458705" calcext:value-type="float">
            <text:p>43,3487443458705</text:p>
          </table:table-cell>
          <table:table-cell table:formula="of:=AVERAGE([.B30:.B41])" office:value-type="float" office:value="174.25" calcext:value-type="float">
            <text:p>174,25</text:p>
          </table:table-cell>
          <table:table-cell table:formula="of:=[.D41]-[.C41]" office:value-type="float" office:value="130.90125565413" calcext:value-type="float">
            <text:p>130,90125565413</text:p>
          </table:table-cell>
          <table:table-cell table:formula="of:=[.D41]-[.D29]" office:value-type="float" office:value="106" calcext:value-type="float">
            <text:p>106</text:p>
          </table:table-cell>
          <table:table-cell table:number-columns-repeated="101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92" calcext:value-type="float">
            <text:p>192</text:p>
          </table:table-cell>
          <table:table-cell table:formula="of:=COM.MICROSOFT.STDEV.S([.B31:.B42])" office:value-type="float" office:value="41.5535434072351" calcext:value-type="float">
            <text:p>41,5535434072351</text:p>
          </table:table-cell>
          <table:table-cell table:formula="of:=AVERAGE([.B31:.B42])" office:value-type="float" office:value="179.166666666667" calcext:value-type="float">
            <text:p>179,166666666667</text:p>
          </table:table-cell>
          <table:table-cell table:formula="of:=[.D42]-[.C42]" office:value-type="float" office:value="137.613123259432" calcext:value-type="float">
            <text:p>137,613123259432</text:p>
          </table:table-cell>
          <table:table-cell table:formula="of:=[.D42]-[.D30]" office:value-type="float" office:value="103.333333333333" calcext:value-type="float">
            <text:p>103,333333333333</text:p>
          </table:table-cell>
          <table:table-cell table:number-columns-repeated="101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6" calcext:value-type="float">
            <text:p>166</text:p>
          </table:table-cell>
          <table:table-cell table:formula="of:=COM.MICROSOFT.STDEV.S([.B32:.B43])" office:value-type="float" office:value="38.384419187525" calcext:value-type="float">
            <text:p>38,384419187525</text:p>
          </table:table-cell>
          <table:table-cell table:formula="of:=AVERAGE([.B32:.B43])" office:value-type="float" office:value="182.5" calcext:value-type="float">
            <text:p>182,5</text:p>
          </table:table-cell>
          <table:table-cell table:formula="of:=[.D43]-[.C43]" office:value-type="float" office:value="144.115580812475" calcext:value-type="float">
            <text:p>144,115580812475</text:p>
          </table:table-cell>
          <table:table-cell table:formula="of:=[.D43]-[.D31]" office:value-type="float" office:value="99.9166666666667" calcext:value-type="float">
            <text:p>99,9166666666667</text:p>
          </table:table-cell>
          <table:table-cell table:number-columns-repeated="101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7" calcext:value-type="float">
            <text:p>127</text:p>
          </table:table-cell>
          <table:table-cell table:formula="of:=COM.MICROSOFT.STDEV.S([.B33:.B44])" office:value-type="float" office:value="36.7484281255263" calcext:value-type="float">
            <text:p>36,7484281255263</text:p>
          </table:table-cell>
          <table:table-cell table:formula="of:=AVERAGE([.B33:.B44])" office:value-type="float" office:value="183.416666666667" calcext:value-type="float">
            <text:p>183,416666666667</text:p>
          </table:table-cell>
          <table:table-cell table:formula="of:=[.D44]-[.C44]" office:value-type="float" office:value="146.66823854114" calcext:value-type="float">
            <text:p>146,66823854114</text:p>
          </table:table-cell>
          <table:table-cell table:formula="of:=[.D44]-[.D32]" office:value-type="float" office:value="94.4166666666667" calcext:value-type="float">
            <text:p>94,4166666666667</text:p>
          </table:table-cell>
          <table:table-cell table:number-columns-repeated="101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46" calcext:value-type="float">
            <text:p>146</text:p>
          </table:table-cell>
          <table:table-cell table:formula="of:=COM.MICROSOFT.STDEV.S([.B34:.B45])" office:value-type="float" office:value="35.1553909827713" calcext:value-type="float">
            <text:p>35,1553909827713</text:p>
          </table:table-cell>
          <table:table-cell table:formula="of:=AVERAGE([.B34:.B45])" office:value-type="float" office:value="184.583333333333" calcext:value-type="float">
            <text:p>184,583333333333</text:p>
          </table:table-cell>
          <table:table-cell table:formula="of:=[.D45]-[.C45]" office:value-type="float" office:value="149.427942350562" calcext:value-type="float">
            <text:p>149,427942350562</text:p>
          </table:table-cell>
          <table:table-cell table:formula="of:=[.D45]-[.D33]" office:value-type="float" office:value="90.5" calcext:value-type="float">
            <text:p>90,5</text:p>
          </table:table-cell>
          <table:table-cell table:number-columns-repeated="101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4" calcext:value-type="float">
            <text:p>154</text:p>
          </table:table-cell>
          <table:table-cell table:formula="of:=COM.MICROSOFT.STDEV.S([.B35:.B46])" office:value-type="float" office:value="35.5769545769406" calcext:value-type="float">
            <text:p>35,5769545769406</text:p>
          </table:table-cell>
          <table:table-cell table:formula="of:=AVERAGE([.B35:.B46])" office:value-type="float" office:value="184.083333333333" calcext:value-type="float">
            <text:p>184,083333333333</text:p>
          </table:table-cell>
          <table:table-cell table:formula="of:=[.D46]-[.C46]" office:value-type="float" office:value="148.506378756393" calcext:value-type="float">
            <text:p>148,506378756393</text:p>
          </table:table-cell>
          <table:table-cell table:formula="of:=[.D46]-[.D34]" office:value-type="float" office:value="79.8333333333333" calcext:value-type="float">
            <text:p>79,8333333333333</text:p>
          </table:table-cell>
          <table:table-cell table:number-columns-repeated="101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54" calcext:value-type="float">
            <text:p>154</text:p>
          </table:table-cell>
          <table:table-cell table:formula="of:=COM.MICROSOFT.STDEV.S([.B36:.B47])" office:value-type="float" office:value="34.8663030863482" calcext:value-type="float">
            <text:p>34,8663030863482</text:p>
          </table:table-cell>
          <table:table-cell table:formula="of:=AVERAGE([.B36:.B47])" office:value-type="float" office:value="184.75" calcext:value-type="float">
            <text:p>184,75</text:p>
          </table:table-cell>
          <table:table-cell table:formula="of:=[.D47]-[.C47]" office:value-type="float" office:value="149.883696913652" calcext:value-type="float">
            <text:p>149,883696913652</text:p>
          </table:table-cell>
          <table:table-cell table:formula="of:=[.D47]-[.D35]" office:value-type="float" office:value="72.75" calcext:value-type="float">
            <text:p>72,75</text:p>
          </table:table-cell>
          <table:table-cell table:number-columns-repeated="101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9" calcext:value-type="float">
            <text:p>179</text:p>
          </table:table-cell>
          <table:table-cell table:formula="of:=COM.MICROSOFT.STDEV.S([.B37:.B48])" office:value-type="float" office:value="34.6002058147671" calcext:value-type="float">
            <text:p>34,6002058147671</text:p>
          </table:table-cell>
          <table:table-cell table:formula="of:=AVERAGE([.B37:.B48])" office:value-type="float" office:value="183.083333333333" calcext:value-type="float">
            <text:p>183,083333333333</text:p>
          </table:table-cell>
          <table:table-cell table:formula="of:=[.D48]-[.C48]" office:value-type="float" office:value="148.483127518566" calcext:value-type="float">
            <text:p>148,483127518566</text:p>
          </table:table-cell>
          <table:table-cell table:formula="of:=[.D48]-[.D36]" office:value-type="float" office:value="60.25" calcext:value-type="float">
            <text:p>60,25</text:p>
          </table:table-cell>
          <table:table-cell table:number-columns-repeated="101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3" calcext:value-type="float">
            <text:p>153</text:p>
          </table:table-cell>
          <table:table-cell table:formula="of:=COM.MICROSOFT.STDEV.S([.B38:.B49])" office:value-type="float" office:value="35.5630042702704" calcext:value-type="float">
            <text:p>35,5630042702704</text:p>
          </table:table-cell>
          <table:table-cell table:formula="of:=AVERAGE([.B38:.B49])" office:value-type="float" office:value="180" calcext:value-type="float">
            <text:p>180</text:p>
          </table:table-cell>
          <table:table-cell table:formula="of:=[.D49]-[.C49]" office:value-type="float" office:value="144.43699572973" calcext:value-type="float">
            <text:p>144,43699572973</text:p>
          </table:table-cell>
          <table:table-cell table:formula="of:=[.D49]-[.D37]" office:value-type="float" office:value="49" calcext:value-type="float">
            <text:p>49</text:p>
          </table:table-cell>
          <table:table-cell table:number-columns-repeated="101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9" calcext:value-type="float">
            <text:p>159</text:p>
          </table:table-cell>
          <table:table-cell table:formula="of:=COM.MICROSOFT.STDEV.S([.B39:.B50])" office:value-type="float" office:value="32.6951020333275" calcext:value-type="float">
            <text:p>32,6951020333275</text:p>
          </table:table-cell>
          <table:table-cell table:formula="of:=AVERAGE([.B39:.B50])" office:value-type="float" office:value="174.333333333333" calcext:value-type="float">
            <text:p>174,333333333333</text:p>
          </table:table-cell>
          <table:table-cell table:formula="of:=[.D50]-[.C50]" office:value-type="float" office:value="141.638231300006" calcext:value-type="float">
            <text:p>141,638231300006</text:p>
          </table:table-cell>
          <table:table-cell table:formula="of:=[.D50]-[.D38]" office:value-type="float" office:value="31.3333333333333" calcext:value-type="float">
            <text:p>31,3333333333333</text:p>
          </table:table-cell>
          <table:table-cell table:number-columns-repeated="101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81" calcext:value-type="float">
            <text:p>181</text:p>
          </table:table-cell>
          <table:table-cell table:formula="of:=COM.MICROSOFT.STDEV.S([.B40:.B51])" office:value-type="float" office:value="28.8920404263873" calcext:value-type="float">
            <text:p>28,8920404263873</text:p>
          </table:table-cell>
          <table:table-cell table:formula="of:=AVERAGE([.B40:.B51])" office:value-type="float" office:value="170.75" calcext:value-type="float">
            <text:p>170,75</text:p>
          </table:table-cell>
          <table:table-cell table:formula="of:=[.D51]-[.C51]" office:value-type="float" office:value="141.857959573613" calcext:value-type="float">
            <text:p>141,857959573613</text:p>
          </table:table-cell>
          <table:table-cell table:formula="of:=[.D51]-[.D39]" office:value-type="float" office:value="15.75" calcext:value-type="float">
            <text:p>15,75</text:p>
          </table:table-cell>
          <table:table-cell table:number-columns-repeated="101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7" calcext:value-type="float">
            <text:p>177</text:p>
          </table:table-cell>
          <table:table-cell table:formula="of:=COM.MICROSOFT.STDEV.S([.B41:.B52])" office:value-type="float" office:value="21.7791949652262" calcext:value-type="float">
            <text:p>21,7791949652262</text:p>
          </table:table-cell>
          <table:table-cell table:formula="of:=AVERAGE([.B41:.B52])" office:value-type="float" office:value="166.166666666667" calcext:value-type="float">
            <text:p>166,166666666667</text:p>
          </table:table-cell>
          <table:table-cell table:formula="of:=[.D52]-[.C52]" office:value-type="float" office:value="144.38747170144" calcext:value-type="float">
            <text:p>144,38747170144</text:p>
          </table:table-cell>
          <table:table-cell table:formula="of:=[.D52]-[.D40]" office:value-type="float" office:value="0.583333333333343" calcext:value-type="float">
            <text:p>0,583333333333343</text:p>
          </table:table-cell>
          <table:table-cell table:number-columns-repeated="101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5" calcext:value-type="float">
            <text:p>155</text:p>
          </table:table-cell>
          <table:table-cell table:formula="of:=COM.MICROSOFT.STDEV.S([.B42:.B53])" office:value-type="float" office:value="17.9365464058636" calcext:value-type="float">
            <text:p>17,9365464058636</text:p>
          </table:table-cell>
          <table:table-cell table:formula="of:=AVERAGE([.B42:.B53])" office:value-type="float" office:value="161.916666666667" calcext:value-type="float">
            <text:p>161,916666666667</text:p>
          </table:table-cell>
          <table:table-cell table:formula="of:=[.D53]-[.C53]" office:value-type="float" office:value="143.980120260803" calcext:value-type="float">
            <text:p>143,980120260803</text:p>
          </table:table-cell>
          <table:table-cell table:formula="of:=[.D53]-[.D41]" office:value-type="float" office:value="-12.3333333333333" calcext:value-type="float">
            <text:p>-12,3333333333333</text:p>
          </table:table-cell>
          <table:table-cell table:number-columns-repeated="101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5" calcext:value-type="float">
            <text:p>155</text:p>
          </table:table-cell>
          <table:table-cell table:formula="of:=COM.MICROSOFT.STDEV.S([.B43:.B54])" office:value-type="float" office:value="15.2782277252384" calcext:value-type="float">
            <text:p>15,2782277252384</text:p>
          </table:table-cell>
          <table:table-cell table:formula="of:=AVERAGE([.B43:.B54])" office:value-type="float" office:value="158.833333333333" calcext:value-type="float">
            <text:p>158,833333333333</text:p>
          </table:table-cell>
          <table:table-cell table:formula="of:=[.D54]-[.C54]" office:value-type="float" office:value="143.555105608095" calcext:value-type="float">
            <text:p>143,555105608095</text:p>
          </table:table-cell>
          <table:table-cell table:formula="of:=[.D54]-[.D42]" office:value-type="float" office:value="-20.3333333333333" calcext:value-type="float">
            <text:p>-20,3333333333333</text:p>
          </table:table-cell>
          <table:table-cell table:number-columns-repeated="101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8" calcext:value-type="float">
            <text:p>138</text:p>
          </table:table-cell>
          <table:table-cell table:formula="of:=COM.MICROSOFT.STDEV.S([.B44:.B55])" office:value-type="float" office:value="16.1948364385914" calcext:value-type="float">
            <text:p>16,1948364385914</text:p>
          </table:table-cell>
          <table:table-cell table:formula="of:=AVERAGE([.B44:.B55])" office:value-type="float" office:value="156.5" calcext:value-type="float">
            <text:p>156,5</text:p>
          </table:table-cell>
          <table:table-cell table:formula="of:=[.D55]-[.C55]" office:value-type="float" office:value="140.305163561409" calcext:value-type="float">
            <text:p>140,305163561409</text:p>
          </table:table-cell>
          <table:table-cell table:formula="of:=[.D55]-[.D43]" office:value-type="float" office:value="-26" calcext:value-type="float">
            <text:p>-26</text:p>
          </table:table-cell>
          <table:table-cell table:number-columns-repeated="101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7" calcext:value-type="float">
            <text:p>147</text:p>
          </table:table-cell>
          <table:table-cell table:formula="of:=COM.MICROSOFT.STDEV.S([.B45:.B56])" office:value-type="float" office:value="13.7234592334926" calcext:value-type="float">
            <text:p>13,7234592334926</text:p>
          </table:table-cell>
          <table:table-cell table:formula="of:=AVERAGE([.B45:.B56])" office:value-type="float" office:value="158.166666666667" calcext:value-type="float">
            <text:p>158,166666666667</text:p>
          </table:table-cell>
          <table:table-cell table:formula="of:=[.D56]-[.C56]" office:value-type="float" office:value="144.443207433174" calcext:value-type="float">
            <text:p>144,443207433174</text:p>
          </table:table-cell>
          <table:table-cell table:formula="of:=[.D56]-[.D44]" office:value-type="float" office:value="-25.25" calcext:value-type="float">
            <text:p>-25,25</text:p>
          </table:table-cell>
          <table:table-cell table:number-columns-repeated="101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52" calcext:value-type="float">
            <text:p>152</text:p>
          </table:table-cell>
          <table:table-cell table:formula="of:=COM.MICROSOFT.STDEV.S([.B46:.B57])" office:value-type="float" office:value="13.343935178972" calcext:value-type="float">
            <text:p>13,343935178972</text:p>
          </table:table-cell>
          <table:table-cell table:formula="of:=AVERAGE([.B46:.B57])" office:value-type="float" office:value="158.666666666667" calcext:value-type="float">
            <text:p>158,666666666667</text:p>
          </table:table-cell>
          <table:table-cell table:formula="of:=[.D57]-[.C57]" office:value-type="float" office:value="145.322731487695" calcext:value-type="float">
            <text:p>145,322731487695</text:p>
          </table:table-cell>
          <table:table-cell table:formula="of:=[.D57]-[.D45]" office:value-type="float" office:value="-25.9166666666667" calcext:value-type="float">
            <text:p>-25,9166666666667</text:p>
          </table:table-cell>
          <table:table-cell table:number-columns-repeated="101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6" calcext:value-type="float">
            <text:p>186</text:p>
          </table:table-cell>
          <table:table-cell table:formula="of:=COM.MICROSOFT.STDEV.S([.B47:.B58])" office:value-type="float" office:value="15.3701797075514" calcext:value-type="float">
            <text:p>15,3701797075514</text:p>
          </table:table-cell>
          <table:table-cell table:formula="of:=AVERAGE([.B47:.B58])" office:value-type="float" office:value="161.333333333333" calcext:value-type="float">
            <text:p>161,333333333333</text:p>
          </table:table-cell>
          <table:table-cell table:formula="of:=[.D58]-[.C58]" office:value-type="float" office:value="145.963153625782" calcext:value-type="float">
            <text:p>145,963153625782</text:p>
          </table:table-cell>
          <table:table-cell table:formula="of:=[.D58]-[.D46]" office:value-type="float" office:value="-22.75" calcext:value-type="float">
            <text:p>-22,75</text:p>
          </table:table-cell>
          <table:table-cell table:number-columns-repeated="101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00" calcext:value-type="float">
            <text:p>200</text:p>
          </table:table-cell>
          <table:table-cell table:formula="of:=COM.MICROSOFT.STDEV.S([.B48:.B59])" office:value-type="float" office:value="18.7414627028528" calcext:value-type="float">
            <text:p>18,7414627028528</text:p>
          </table:table-cell>
          <table:table-cell table:formula="of:=AVERAGE([.B48:.B59])" office:value-type="float" office:value="165.166666666667" calcext:value-type="float">
            <text:p>165,166666666667</text:p>
          </table:table-cell>
          <table:table-cell table:formula="of:=[.D59]-[.C59]" office:value-type="float" office:value="146.425203963814" calcext:value-type="float">
            <text:p>146,425203963814</text:p>
          </table:table-cell>
          <table:table-cell table:formula="of:=[.D59]-[.D47]" office:value-type="float" office:value="-19.5833333333333" calcext:value-type="float">
            <text:p>-19,5833333333333</text:p>
          </table:table-cell>
          <table:table-cell table:number-columns-repeated="101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5" calcext:value-type="float">
            <text:p>185</text:p>
          </table:table-cell>
          <table:table-cell table:formula="of:=COM.MICROSOFT.STDEV.S([.B49:.B60])" office:value-type="float" office:value="19.2180470738661" calcext:value-type="float">
            <text:p>19,2180470738661</text:p>
          </table:table-cell>
          <table:table-cell table:formula="of:=AVERAGE([.B49:.B60])" office:value-type="float" office:value="165.666666666667" calcext:value-type="float">
            <text:p>165,666666666667</text:p>
          </table:table-cell>
          <table:table-cell table:formula="of:=[.D60]-[.C60]" office:value-type="float" office:value="146.448619592801" calcext:value-type="float">
            <text:p>146,448619592801</text:p>
          </table:table-cell>
          <table:table-cell table:formula="of:=[.D60]-[.D48]" office:value-type="float" office:value="-17.4166666666667" calcext:value-type="float">
            <text:p>-17,4166666666667</text:p>
          </table:table-cell>
          <table:table-cell table:number-columns-repeated="101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8" calcext:value-type="float">
            <text:p>168</text:p>
          </table:table-cell>
          <table:table-cell table:formula="of:=COM.MICROSOFT.STDEV.S([.B50:.B61])" office:value-type="float" office:value="18.8026029790526" calcext:value-type="float">
            <text:p>18,8026029790526</text:p>
          </table:table-cell>
          <table:table-cell table:formula="of:=AVERAGE([.B50:.B61])" office:value-type="float" office:value="166.916666666667" calcext:value-type="float">
            <text:p>166,916666666667</text:p>
          </table:table-cell>
          <table:table-cell table:formula="of:=[.D61]-[.C61]" office:value-type="float" office:value="148.114063687614" calcext:value-type="float">
            <text:p>148,114063687614</text:p>
          </table:table-cell>
          <table:table-cell table:formula="of:=[.D61]-[.D49]" office:value-type="float" office:value="-13.0833333333333" calcext:value-type="float">
            <text:p>-13,0833333333333</text:p>
          </table:table-cell>
          <table:table-cell table:number-columns-repeated="101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6" calcext:value-type="float">
            <text:p>206</text:p>
          </table:table-cell>
          <table:table-cell table:formula="of:=COM.MICROSOFT.STDEV.S([.B51:.B62])" office:value-type="float" office:value="21.6787844901345" calcext:value-type="float">
            <text:p>21,6787844901345</text:p>
          </table:table-cell>
          <table:table-cell table:formula="of:=AVERAGE([.B51:.B62])" office:value-type="float" office:value="170.833333333333" calcext:value-type="float">
            <text:p>170,833333333333</text:p>
          </table:table-cell>
          <table:table-cell table:formula="of:=[.D62]-[.C62]" office:value-type="float" office:value="149.154548843199" calcext:value-type="float">
            <text:p>149,154548843199</text:p>
          </table:table-cell>
          <table:table-cell table:formula="of:=[.D62]-[.D50]" office:value-type="float" office:value="-3.5" calcext:value-type="float">
            <text:p>-3,5</text:p>
          </table:table-cell>
          <table:table-cell table:number-columns-repeated="101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67" calcext:value-type="float">
            <text:p>167</text:p>
          </table:table-cell>
          <table:table-cell table:formula="of:=COM.MICROSOFT.STDEV.S([.B52:.B63])" office:value-type="float" office:value="21.4574985127401" calcext:value-type="float">
            <text:p>21,4574985127401</text:p>
          </table:table-cell>
          <table:table-cell table:formula="of:=AVERAGE([.B52:.B63])" office:value-type="float" office:value="169.666666666667" calcext:value-type="float">
            <text:p>169,666666666667</text:p>
          </table:table-cell>
          <table:table-cell table:formula="of:=[.D63]-[.C63]" office:value-type="float" office:value="148.209168153927" calcext:value-type="float">
            <text:p>148,209168153927</text:p>
          </table:table-cell>
          <table:table-cell table:formula="of:=[.D63]-[.D51]" office:value-type="float" office:value="-1.08333333333334" calcext:value-type="float">
            <text:p>-1,08333333333334</text:p>
          </table:table-cell>
          <table:table-cell table:number-columns-repeated="101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8" calcext:value-type="float">
            <text:p>218</text:p>
          </table:table-cell>
          <table:table-cell table:formula="of:=COM.MICROSOFT.STDEV.S([.B53:.B64])" office:value-type="float" office:value="25.5963716652232" calcext:value-type="float">
            <text:p>25,5963716652232</text:p>
          </table:table-cell>
          <table:table-cell table:formula="of:=AVERAGE([.B53:.B64])" office:value-type="float" office:value="173.083333333333" calcext:value-type="float">
            <text:p>173,083333333333</text:p>
          </table:table-cell>
          <table:table-cell table:formula="of:=[.D64]-[.C64]" office:value-type="float" office:value="147.48696166811" calcext:value-type="float">
            <text:p>147,48696166811</text:p>
          </table:table-cell>
          <table:table-cell table:formula="of:=[.D64]-[.D52]" office:value-type="float" office:value="6.91666666666666" calcext:value-type="float">
            <text:p>6,91666666666666</text:p>
          </table:table-cell>
          <table:table-cell table:number-columns-repeated="101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5" calcext:value-type="float">
            <text:p>145</text:p>
          </table:table-cell>
          <table:table-cell table:formula="of:=COM.MICROSOFT.STDEV.S([.B54:.B65])" office:value-type="float" office:value="26.3891334385266" calcext:value-type="float">
            <text:p>26,3891334385266</text:p>
          </table:table-cell>
          <table:table-cell table:formula="of:=AVERAGE([.B54:.B65])" office:value-type="float" office:value="172.25" calcext:value-type="float">
            <text:p>172,25</text:p>
          </table:table-cell>
          <table:table-cell table:formula="of:=[.D65]-[.C65]" office:value-type="float" office:value="145.860866561473" calcext:value-type="float">
            <text:p>145,860866561473</text:p>
          </table:table-cell>
          <table:table-cell table:formula="of:=[.D65]-[.D53]" office:value-type="float" office:value="10.3333333333333" calcext:value-type="float">
            <text:p>10,3333333333333</text:p>
          </table:table-cell>
          <table:table-cell table:number-columns-repeated="101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84" calcext:value-type="float">
            <text:p>184</text:p>
          </table:table-cell>
          <table:table-cell table:formula="of:=COM.MICROSOFT.STDEV.S([.B55:.B66])" office:value-type="float" office:value="25.9906743182079" calcext:value-type="float">
            <text:p>25,9906743182079</text:p>
          </table:table-cell>
          <table:table-cell table:formula="of:=AVERAGE([.B55:.B66])" office:value-type="float" office:value="174.666666666667" calcext:value-type="float">
            <text:p>174,666666666667</text:p>
          </table:table-cell>
          <table:table-cell table:formula="of:=[.D66]-[.C66]" office:value-type="float" office:value="148.675992348459" calcext:value-type="float">
            <text:p>148,675992348459</text:p>
          </table:table-cell>
          <table:table-cell table:formula="of:=[.D66]-[.D54]" office:value-type="float" office:value="15.8333333333333" calcext:value-type="float">
            <text:p>15,8333333333333</text:p>
          </table:table-cell>
          <table:table-cell table:number-columns-repeated="101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50" calcext:value-type="float">
            <text:p>150</text:p>
          </table:table-cell>
          <table:table-cell table:formula="of:=COM.MICROSOFT.STDEV.S([.B56:.B67])" office:value-type="float" office:value="24.6478224497652" calcext:value-type="float">
            <text:p>24,6478224497652</text:p>
          </table:table-cell>
          <table:table-cell table:formula="of:=AVERAGE([.B56:.B67])" office:value-type="float" office:value="175.666666666667" calcext:value-type="float">
            <text:p>175,666666666667</text:p>
          </table:table-cell>
          <table:table-cell table:formula="of:=[.D67]-[.C67]" office:value-type="float" office:value="151.018844216901" calcext:value-type="float">
            <text:p>151,018844216901</text:p>
          </table:table-cell>
          <table:table-cell table:formula="of:=[.D67]-[.D55]" office:value-type="float" office:value="19.1666666666667" calcext:value-type="float">
            <text:p>19,1666666666667</text:p>
          </table:table-cell>
          <table:table-cell table:number-columns-repeated="101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51" calcext:value-type="float">
            <text:p>151</text:p>
          </table:table-cell>
          <table:table-cell table:formula="of:=COM.MICROSOFT.STDEV.S([.B57:.B68])" office:value-type="float" office:value="24.2487113059643" calcext:value-type="float">
            <text:p>24,2487113059643</text:p>
          </table:table-cell>
          <table:table-cell table:formula="of:=AVERAGE([.B57:.B68])" office:value-type="float" office:value="176" calcext:value-type="float">
            <text:p>176</text:p>
          </table:table-cell>
          <table:table-cell table:formula="of:=[.D68]-[.C68]" office:value-type="float" office:value="151.751288694036" calcext:value-type="float">
            <text:p>151,751288694036</text:p>
          </table:table-cell>
          <table:table-cell table:formula="of:=[.D68]-[.D56]" office:value-type="float" office:value="17.8333333333333" calcext:value-type="float">
            <text:p>17,8333333333333</text:p>
          </table:table-cell>
          <table:table-cell table:number-columns-repeated="101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6" calcext:value-type="float">
            <text:p>156</text:p>
          </table:table-cell>
          <table:table-cell table:formula="of:=COM.MICROSOFT.STDEV.S([.B58:.B69])" office:value-type="float" office:value="23.9139872852435" calcext:value-type="float">
            <text:p>23,9139872852435</text:p>
          </table:table-cell>
          <table:table-cell table:formula="of:=AVERAGE([.B58:.B69])" office:value-type="float" office:value="176.333333333333" calcext:value-type="float">
            <text:p>176,333333333333</text:p>
          </table:table-cell>
          <table:table-cell table:formula="of:=[.D69]-[.C69]" office:value-type="float" office:value="152.41934604809" calcext:value-type="float">
            <text:p>152,41934604809</text:p>
          </table:table-cell>
          <table:table-cell table:formula="of:=[.D69]-[.D57]" office:value-type="float" office:value="17.6666666666667" calcext:value-type="float">
            <text:p>17,6666666666667</text:p>
          </table:table-cell>
          <table:table-cell table:number-columns-repeated="101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51" calcext:value-type="float">
            <text:p>151</text:p>
          </table:table-cell>
          <table:table-cell table:formula="of:=COM.MICROSOFT.STDEV.S([.B59:.B70])" office:value-type="float" office:value="24.7476659444274" calcext:value-type="float">
            <text:p>24,7476659444274</text:p>
          </table:table-cell>
          <table:table-cell table:formula="of:=AVERAGE([.B59:.B70])" office:value-type="float" office:value="173.416666666667" calcext:value-type="float">
            <text:p>173,416666666667</text:p>
          </table:table-cell>
          <table:table-cell table:formula="of:=[.D70]-[.C70]" office:value-type="float" office:value="148.669000722239" calcext:value-type="float">
            <text:p>148,669000722239</text:p>
          </table:table-cell>
          <table:table-cell table:formula="of:=[.D70]-[.D58]" office:value-type="float" office:value="12.0833333333333" calcext:value-type="float">
            <text:p>12,0833333333333</text:p>
          </table:table-cell>
          <table:table-cell table:number-columns-repeated="101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71" calcext:value-type="float">
            <text:p>171</text:p>
          </table:table-cell>
          <table:table-cell table:formula="of:=COM.MICROSOFT.STDEV.S([.B60:.B71])" office:value-type="float" office:value="23.288701903791" calcext:value-type="float">
            <text:p>23,288701903791</text:p>
          </table:table-cell>
          <table:table-cell table:formula="of:=AVERAGE([.B60:.B71])" office:value-type="float" office:value="171" calcext:value-type="float">
            <text:p>171</text:p>
          </table:table-cell>
          <table:table-cell table:formula="of:=[.D71]-[.C71]" office:value-type="float" office:value="147.711298096209" calcext:value-type="float">
            <text:p>147,711298096209</text:p>
          </table:table-cell>
          <table:table-cell table:formula="of:=[.D71]-[.D59]" office:value-type="float" office:value="5.83333333333334" calcext:value-type="float">
            <text:p>5,83333333333334</text:p>
          </table:table-cell>
          <table:table-cell table:number-columns-repeated="101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98" calcext:value-type="float">
            <text:p>198</text:p>
          </table:table-cell>
          <table:table-cell table:formula="of:=COM.MICROSOFT.STDEV.S([.B61:.B72])" office:value-type="float" office:value="24.2804011249378" calcext:value-type="float">
            <text:p>24,2804011249378</text:p>
          </table:table-cell>
          <table:table-cell table:formula="of:=AVERAGE([.B61:.B72])" office:value-type="float" office:value="172.083333333333" calcext:value-type="float">
            <text:p>172,083333333333</text:p>
          </table:table-cell>
          <table:table-cell table:formula="of:=[.D72]-[.C72]" office:value-type="float" office:value="147.802932208396" calcext:value-type="float">
            <text:p>147,802932208396</text:p>
          </table:table-cell>
          <table:table-cell table:formula="of:=[.D72]-[.D60]" office:value-type="float" office:value="6.41666666666666" calcext:value-type="float">
            <text:p>6,41666666666666</text:p>
          </table:table-cell>
          <table:table-cell table:number-columns-repeated="101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9" calcext:value-type="float">
            <text:p>139</text:p>
          </table:table-cell>
          <table:table-cell table:formula="of:=COM.MICROSOFT.STDEV.S([.B62:.B73])" office:value-type="float" office:value="26.0988795765549" calcext:value-type="float">
            <text:p>26,0988795765549</text:p>
          </table:table-cell>
          <table:table-cell table:formula="of:=AVERAGE([.B62:.B73])" office:value-type="float" office:value="169.666666666667" calcext:value-type="float">
            <text:p>169,666666666667</text:p>
          </table:table-cell>
          <table:table-cell table:formula="of:=[.D73]-[.C73]" office:value-type="float" office:value="143.567787090112" calcext:value-type="float">
            <text:p>143,567787090112</text:p>
          </table:table-cell>
          <table:table-cell table:formula="of:=[.D73]-[.D61]" office:value-type="float" office:value="2.75" calcext:value-type="float">
            <text:p>2,75</text:p>
          </table:table-cell>
          <table:table-cell table:number-columns-repeated="101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3" calcext:value-type="float">
            <text:p>173</text:p>
          </table:table-cell>
          <table:table-cell table:formula="of:=COM.MICROSOFT.STDEV.S([.B63:.B74])" office:value-type="float" office:value="23.535112388759" calcext:value-type="float">
            <text:p>23,535112388759</text:p>
          </table:table-cell>
          <table:table-cell table:formula="of:=AVERAGE([.B63:.B74])" office:value-type="float" office:value="166.916666666667" calcext:value-type="float">
            <text:p>166,916666666667</text:p>
          </table:table-cell>
          <table:table-cell table:formula="of:=[.D74]-[.C74]" office:value-type="float" office:value="143.381554277908" calcext:value-type="float">
            <text:p>143,381554277908</text:p>
          </table:table-cell>
          <table:table-cell table:formula="of:=[.D74]-[.D62]" office:value-type="float" office:value="-3.91666666666666" calcext:value-type="float">
            <text:p>-3,91666666666666</text:p>
          </table:table-cell>
          <table:table-cell table:number-columns-repeated="101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9" calcext:value-type="float">
            <text:p>169</text:p>
          </table:table-cell>
          <table:table-cell table:formula="of:=COM.MICROSOFT.STDEV.S([.B64:.B75])" office:value-type="float" office:value="23.5428365222874" calcext:value-type="float">
            <text:p>23,5428365222874</text:p>
          </table:table-cell>
          <table:table-cell table:formula="of:=AVERAGE([.B64:.B75])" office:value-type="float" office:value="167.083333333333" calcext:value-type="float">
            <text:p>167,083333333333</text:p>
          </table:table-cell>
          <table:table-cell table:formula="of:=[.D75]-[.C75]" office:value-type="float" office:value="143.540496811046" calcext:value-type="float">
            <text:p>143,540496811046</text:p>
          </table:table-cell>
          <table:table-cell table:formula="of:=[.D75]-[.D63]" office:value-type="float" office:value="-2.58333333333334" calcext:value-type="float">
            <text:p>-2,58333333333334</text:p>
          </table:table-cell>
          <table:table-cell table:number-columns-repeated="101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4" calcext:value-type="float">
            <text:p>184</text:p>
          </table:table-cell>
          <table:table-cell table:formula="of:=COM.MICROSOFT.STDEV.S([.B65:.B76])" office:value-type="float" office:value="18.3259627057055" calcext:value-type="float">
            <text:p>18,3259627057055</text:p>
          </table:table-cell>
          <table:table-cell table:formula="of:=AVERAGE([.B65:.B76])" office:value-type="float" office:value="164.25" calcext:value-type="float">
            <text:p>164,25</text:p>
          </table:table-cell>
          <table:table-cell table:formula="of:=[.D76]-[.C76]" office:value-type="float" office:value="145.924037294294" calcext:value-type="float">
            <text:p>145,924037294294</text:p>
          </table:table-cell>
          <table:table-cell table:formula="of:=[.D76]-[.D64]" office:value-type="float" office:value="-8.83333333333331" calcext:value-type="float">
            <text:p>-8,83333333333331</text:p>
          </table:table-cell>
          <table:table-cell table:number-columns-repeated="101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94" calcext:value-type="float">
            <text:p>194</text:p>
          </table:table-cell>
          <table:table-cell table:formula="of:=COM.MICROSOFT.STDEV.S([.B66:.B77])" office:value-type="float" office:value="19.0898989631753" calcext:value-type="float">
            <text:p>19,0898989631753</text:p>
          </table:table-cell>
          <table:table-cell table:formula="of:=AVERAGE([.B66:.B77])" office:value-type="float" office:value="168.333333333333" calcext:value-type="float">
            <text:p>168,333333333333</text:p>
          </table:table-cell>
          <table:table-cell table:formula="of:=[.D77]-[.C77]" office:value-type="float" office:value="149.243434370158" calcext:value-type="float">
            <text:p>149,243434370158</text:p>
          </table:table-cell>
          <table:table-cell table:formula="of:=[.D77]-[.D65]" office:value-type="float" office:value="-3.91666666666669" calcext:value-type="float">
            <text:p>-3,91666666666669</text:p>
          </table:table-cell>
          <table:table-cell table:number-columns-repeated="101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74" calcext:value-type="float">
            <text:p>174</text:p>
          </table:table-cell>
          <table:table-cell table:formula="of:=COM.MICROSOFT.STDEV.S([.B67:.B78])" office:value-type="float" office:value="18.5545877688707" calcext:value-type="float">
            <text:p>18,5545877688707</text:p>
          </table:table-cell>
          <table:table-cell table:formula="of:=AVERAGE([.B67:.B78])" office:value-type="float" office:value="167.5" calcext:value-type="float">
            <text:p>167,5</text:p>
          </table:table-cell>
          <table:table-cell table:formula="of:=[.D78]-[.C78]" office:value-type="float" office:value="148.945412231129" calcext:value-type="float">
            <text:p>148,945412231129</text:p>
          </table:table-cell>
          <table:table-cell table:formula="of:=[.D78]-[.D66]" office:value-type="float" office:value="-7.16666666666666" calcext:value-type="float">
            <text:p>-7,16666666666666</text:p>
          </table:table-cell>
          <table:table-cell table:number-columns-repeated="101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3" calcext:value-type="float">
            <text:p>123</text:p>
          </table:table-cell>
          <table:table-cell table:formula="of:=COM.MICROSOFT.STDEV.S([.B68:.B79])" office:value-type="float" office:value="22.1569812515563" calcext:value-type="float">
            <text:p>22,1569812515563</text:p>
          </table:table-cell>
          <table:table-cell table:formula="of:=AVERAGE([.B68:.B79])" office:value-type="float" office:value="165.25" calcext:value-type="float">
            <text:p>165,25</text:p>
          </table:table-cell>
          <table:table-cell table:formula="of:=[.D79]-[.C79]" office:value-type="float" office:value="143.093018748444" calcext:value-type="float">
            <text:p>143,093018748444</text:p>
          </table:table-cell>
          <table:table-cell table:formula="of:=[.D79]-[.D67]" office:value-type="float" office:value="-10.4166666666667" calcext:value-type="float">
            <text:p>-10,4166666666667</text:p>
          </table:table-cell>
          <table:table-cell table:number-columns-repeated="101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21" calcext:value-type="float">
            <text:p>121</text:p>
          </table:table-cell>
          <table:table-cell table:formula="of:=COM.MICROSOFT.STDEV.S([.B69:.B80])" office:value-type="float" office:value="25.3704373416993" calcext:value-type="float">
            <text:p>25,3704373416993</text:p>
          </table:table-cell>
          <table:table-cell table:formula="of:=AVERAGE([.B69:.B80])" office:value-type="float" office:value="162.75" calcext:value-type="float">
            <text:p>162,75</text:p>
          </table:table-cell>
          <table:table-cell table:formula="of:=[.D80]-[.C80]" office:value-type="float" office:value="137.379562658301" calcext:value-type="float">
            <text:p>137,379562658301</text:p>
          </table:table-cell>
          <table:table-cell table:formula="of:=[.D80]-[.D68]" office:value-type="float" office:value="-13.25" calcext:value-type="float">
            <text:p>-13,25</text:p>
          </table:table-cell>
          <table:table-cell table:number-columns-repeated="101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29" calcext:value-type="float">
            <text:p>129</text:p>
          </table:table-cell>
          <table:table-cell table:formula="of:=COM.MICROSOFT.STDEV.S([.B70:.B81])" office:value-type="float" office:value="27.1577881011222" calcext:value-type="float">
            <text:p>27,1577881011222</text:p>
          </table:table-cell>
          <table:table-cell table:formula="of:=AVERAGE([.B70:.B81])" office:value-type="float" office:value="160.5" calcext:value-type="float">
            <text:p>160,5</text:p>
          </table:table-cell>
          <table:table-cell table:formula="of:=[.D81]-[.C81]" office:value-type="float" office:value="133.342211898878" calcext:value-type="float">
            <text:p>133,342211898878</text:p>
          </table:table-cell>
          <table:table-cell table:formula="of:=[.D81]-[.D69]" office:value-type="float" office:value="-15.8333333333333" calcext:value-type="float">
            <text:p>-15,8333333333333</text:p>
          </table:table-cell>
          <table:table-cell table:number-columns-repeated="101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16" calcext:value-type="float">
            <text:p>116</text:p>
          </table:table-cell>
          <table:table-cell table:formula="of:=COM.MICROSOFT.STDEV.S([.B71:.B82])" office:value-type="float" office:value="30.0013888567402" calcext:value-type="float">
            <text:p>30,0013888567402</text:p>
          </table:table-cell>
          <table:table-cell table:formula="of:=AVERAGE([.B71:.B82])" office:value-type="float" office:value="157.583333333333" calcext:value-type="float">
            <text:p>157,583333333333</text:p>
          </table:table-cell>
          <table:table-cell table:formula="of:=[.D82]-[.C82]" office:value-type="float" office:value="127.581944476593" calcext:value-type="float">
            <text:p>127,581944476593</text:p>
          </table:table-cell>
          <table:table-cell table:formula="of:=[.D82]-[.D70]" office:value-type="float" office:value="-15.8333333333333" calcext:value-type="float">
            <text:p>-15,8333333333333</text:p>
          </table:table-cell>
          <table:table-cell table:number-columns-repeated="101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9" calcext:value-type="float">
            <text:p>149</text:p>
          </table:table-cell>
          <table:table-cell table:formula="of:=COM.MICROSOFT.STDEV.S([.B72:.B83])" office:value-type="float" office:value="29.7783478386562" calcext:value-type="float">
            <text:p>29,7783478386562</text:p>
          </table:table-cell>
          <table:table-cell table:formula="of:=AVERAGE([.B72:.B83])" office:value-type="float" office:value="155.75" calcext:value-type="float">
            <text:p>155,75</text:p>
          </table:table-cell>
          <table:table-cell table:formula="of:=[.D83]-[.C83]" office:value-type="float" office:value="125.971652161344" calcext:value-type="float">
            <text:p>125,971652161344</text:p>
          </table:table-cell>
          <table:table-cell table:formula="of:=[.D83]-[.D71]" office:value-type="float" office:value="-15.25" calcext:value-type="float">
            <text:p>-15,25</text:p>
          </table:table-cell>
          <table:table-cell table:number-columns-repeated="101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47" calcext:value-type="float">
            <text:p>147</text:p>
          </table:table-cell>
          <table:table-cell table:formula="of:=COM.MICROSOFT.STDEV.S([.B73:.B84])" office:value-type="float" office:value="26.6782171954438" calcext:value-type="float">
            <text:p>26,6782171954438</text:p>
          </table:table-cell>
          <table:table-cell table:formula="of:=AVERAGE([.B73:.B84])" office:value-type="float" office:value="151.5" calcext:value-type="float">
            <text:p>151,5</text:p>
          </table:table-cell>
          <table:table-cell table:formula="of:=[.D84]-[.C84]" office:value-type="float" office:value="124.821782804556" calcext:value-type="float">
            <text:p>124,821782804556</text:p>
          </table:table-cell>
          <table:table-cell table:formula="of:=[.D84]-[.D72]" office:value-type="float" office:value="-20.5833333333333" calcext:value-type="float">
            <text:p>-20,5833333333333</text:p>
          </table:table-cell>
          <table:table-cell table:number-columns-repeated="101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8" calcext:value-type="float">
            <text:p>118</text:p>
          </table:table-cell>
          <table:table-cell table:formula="of:=COM.MICROSOFT.STDEV.S([.B74:.B85])" office:value-type="float" office:value="28.2170966871956" calcext:value-type="float">
            <text:p>28,2170966871956</text:p>
          </table:table-cell>
          <table:table-cell table:formula="of:=AVERAGE([.B74:.B85])" office:value-type="float" office:value="149.75" calcext:value-type="float">
            <text:p>149,75</text:p>
          </table:table-cell>
          <table:table-cell table:formula="of:=[.D85]-[.C85]" office:value-type="float" office:value="121.532903312804" calcext:value-type="float">
            <text:p>121,532903312804</text:p>
          </table:table-cell>
          <table:table-cell table:formula="of:=[.D85]-[.D73]" office:value-type="float" office:value="-19.9166666666667" calcext:value-type="float">
            <text:p>-19,9166666666667</text:p>
          </table:table-cell>
          <table:table-cell table:number-columns-repeated="101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7" calcext:value-type="float">
            <text:p>157</text:p>
          </table:table-cell>
          <table:table-cell table:formula="of:=COM.MICROSOFT.STDEV.S([.B75:.B86])" office:value-type="float" office:value="27.3843297371237" calcext:value-type="float">
            <text:p>27,3843297371237</text:p>
          </table:table-cell>
          <table:table-cell table:formula="of:=AVERAGE([.B75:.B86])" office:value-type="float" office:value="148.416666666667" calcext:value-type="float">
            <text:p>148,416666666667</text:p>
          </table:table-cell>
          <table:table-cell table:formula="of:=[.D86]-[.C86]" office:value-type="float" office:value="121.032336929543" calcext:value-type="float">
            <text:p>121,032336929543</text:p>
          </table:table-cell>
          <table:table-cell table:formula="of:=[.D86]-[.D74]" office:value-type="float" office:value="-18.5" calcext:value-type="float">
            <text:p>-18,5</text:p>
          </table:table-cell>
          <table:table-cell table:number-columns-repeated="101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37" calcext:value-type="float">
            <text:p>137</text:p>
          </table:table-cell>
          <table:table-cell table:formula="of:=COM.MICROSOFT.STDEV.S([.B76:.B87])" office:value-type="float" office:value="26.7484069194274" calcext:value-type="float">
            <text:p>26,7484069194274</text:p>
          </table:table-cell>
          <table:table-cell table:formula="of:=AVERAGE([.B76:.B87])" office:value-type="float" office:value="145.75" calcext:value-type="float">
            <text:p>145,75</text:p>
          </table:table-cell>
          <table:table-cell table:formula="of:=[.D87]-[.C87]" office:value-type="float" office:value="119.001593080573" calcext:value-type="float">
            <text:p>119,001593080573</text:p>
          </table:table-cell>
          <table:table-cell table:formula="of:=[.D87]-[.D75]" office:value-type="float" office:value="-21.3333333333333" calcext:value-type="float">
            <text:p>-21,3333333333333</text:p>
          </table:table-cell>
          <table:table-cell table:number-columns-repeated="101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3" calcext:value-type="float">
            <text:p>153</text:p>
          </table:table-cell>
          <table:table-cell table:formula="of:=COM.MICROSOFT.STDEV.S([.B77:.B88])" office:value-type="float" office:value="24.0825600169437" calcext:value-type="float">
            <text:p>24,0825600169437</text:p>
          </table:table-cell>
          <table:table-cell table:formula="of:=AVERAGE([.B77:.B88])" office:value-type="float" office:value="143.166666666667" calcext:value-type="float">
            <text:p>143,166666666667</text:p>
          </table:table-cell>
          <table:table-cell table:formula="of:=[.D88]-[.C88]" office:value-type="float" office:value="119.084106649723" calcext:value-type="float">
            <text:p>119,084106649723</text:p>
          </table:table-cell>
          <table:table-cell table:formula="of:=[.D88]-[.D76]" office:value-type="float" office:value="-21.0833333333333" calcext:value-type="float">
            <text:p>-21,0833333333333</text:p>
          </table:table-cell>
          <table:table-cell table:number-columns-repeated="101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0" calcext:value-type="float">
            <text:p>150</text:p>
          </table:table-cell>
          <table:table-cell table:formula="of:=COM.MICROSOFT.STDEV.S([.B78:.B89])" office:value-type="float" office:value="18.2930687320735" calcext:value-type="float">
            <text:p>18,2930687320735</text:p>
          </table:table-cell>
          <table:table-cell table:formula="of:=AVERAGE([.B78:.B89])" office:value-type="float" office:value="139.5" calcext:value-type="float">
            <text:p>139,5</text:p>
          </table:table-cell>
          <table:table-cell table:formula="of:=[.D89]-[.C89]" office:value-type="float" office:value="121.206931267927" calcext:value-type="float">
            <text:p>121,206931267927</text:p>
          </table:table-cell>
          <table:table-cell table:formula="of:=[.D89]-[.D77]" office:value-type="float" office:value="-28.8333333333333" calcext:value-type="float">
            <text:p>-28,8333333333333</text:p>
          </table:table-cell>
          <table:table-cell table:number-columns-repeated="101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2" calcext:value-type="float">
            <text:p>152</text:p>
          </table:table-cell>
          <table:table-cell table:formula="of:=COM.MICROSOFT.STDEV.S([.B79:.B90])" office:value-type="float" office:value="15.3938200902082" calcext:value-type="float">
            <text:p>15,3938200902082</text:p>
          </table:table-cell>
          <table:table-cell table:formula="of:=AVERAGE([.B79:.B90])" office:value-type="float" office:value="137.666666666667" calcext:value-type="float">
            <text:p>137,666666666667</text:p>
          </table:table-cell>
          <table:table-cell table:formula="of:=[.D90]-[.C90]" office:value-type="float" office:value="122.272846576458" calcext:value-type="float">
            <text:p>122,272846576458</text:p>
          </table:table-cell>
          <table:table-cell table:formula="of:=[.D90]-[.D78]" office:value-type="float" office:value="-29.8333333333333" calcext:value-type="float">
            <text:p>-29,8333333333333</text:p>
          </table:table-cell>
          <table:table-cell table:number-columns-repeated="101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24" calcext:value-type="float">
            <text:p>124</text:p>
          </table:table-cell>
          <table:table-cell table:formula="of:=COM.MICROSOFT.STDEV.S([.B80:.B91])" office:value-type="float" office:value="15.3096820227059" calcext:value-type="float">
            <text:p>15,3096820227059</text:p>
          </table:table-cell>
          <table:table-cell table:formula="of:=AVERAGE([.B80:.B91])" office:value-type="float" office:value="137.75" calcext:value-type="float">
            <text:p>137,75</text:p>
          </table:table-cell>
          <table:table-cell table:formula="of:=[.D91]-[.C91]" office:value-type="float" office:value="122.440317977294" calcext:value-type="float">
            <text:p>122,440317977294</text:p>
          </table:table-cell>
          <table:table-cell table:formula="of:=[.D91]-[.D79]" office:value-type="float" office:value="-27.5" calcext:value-type="float">
            <text:p>-27,5</text:p>
          </table:table-cell>
          <table:table-cell table:number-columns-repeated="101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99" calcext:value-type="float">
            <text:p>99</text:p>
          </table:table-cell>
          <table:table-cell table:formula="of:=COM.MICROSOFT.STDEV.S([.B81:.B92])" office:value-type="float" office:value="18.485661929444" calcext:value-type="float">
            <text:p>18,485661929444</text:p>
          </table:table-cell>
          <table:table-cell table:formula="of:=AVERAGE([.B81:.B92])" office:value-type="float" office:value="135.916666666667" calcext:value-type="float">
            <text:p>135,916666666667</text:p>
          </table:table-cell>
          <table:table-cell table:formula="of:=[.D92]-[.C92]" office:value-type="float" office:value="117.431004737223" calcext:value-type="float">
            <text:p>117,431004737223</text:p>
          </table:table-cell>
          <table:table-cell table:formula="of:=[.D92]-[.D80]" office:value-type="float" office:value="-26.8333333333333" calcext:value-type="float">
            <text:p>-26,8333333333333</text:p>
          </table:table-cell>
          <table:table-cell table:number-columns-repeated="101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6" calcext:value-type="float">
            <text:p>126</text:p>
          </table:table-cell>
          <table:table-cell table:formula="of:=COM.MICROSOFT.STDEV.S([.B82:.B93])" office:value-type="float" office:value="18.6075905007184" calcext:value-type="float">
            <text:p>18,6075905007184</text:p>
          </table:table-cell>
          <table:table-cell table:formula="of:=AVERAGE([.B82:.B93])" office:value-type="float" office:value="135.666666666667" calcext:value-type="float">
            <text:p>135,666666666667</text:p>
          </table:table-cell>
          <table:table-cell table:formula="of:=[.D93]-[.C93]" office:value-type="float" office:value="117.059076165948" calcext:value-type="float">
            <text:p>117,059076165948</text:p>
          </table:table-cell>
          <table:table-cell table:formula="of:=[.D93]-[.D81]" office:value-type="float" office:value="-24.8333333333333" calcext:value-type="float">
            <text:p>-24,8333333333333</text:p>
          </table:table-cell>
          <table:table-cell table:number-columns-repeated="101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6" calcext:value-type="float">
            <text:p>106</text:p>
          </table:table-cell>
          <table:table-cell table:formula="of:=COM.MICROSOFT.STDEV.S([.B83:.B94])" office:value-type="float" office:value="19.7568553503166" calcext:value-type="float">
            <text:p>19,7568553503166</text:p>
          </table:table-cell>
          <table:table-cell table:formula="of:=AVERAGE([.B83:.B94])" office:value-type="float" office:value="134.833333333333" calcext:value-type="float">
            <text:p>134,833333333333</text:p>
          </table:table-cell>
          <table:table-cell table:formula="of:=[.D94]-[.C94]" office:value-type="float" office:value="115.076477983017" calcext:value-type="float">
            <text:p>115,076477983017</text:p>
          </table:table-cell>
          <table:table-cell table:formula="of:=[.D94]-[.D82]" office:value-type="float" office:value="-22.75" calcext:value-type="float">
            <text:p>-22,75</text:p>
          </table:table-cell>
          <table:table-cell table:number-columns-repeated="101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29" calcext:value-type="float">
            <text:p>129</text:p>
          </table:table-cell>
          <table:table-cell table:formula="of:=COM.MICROSOFT.STDEV.S([.B84:.B95])" office:value-type="float" office:value="19.291228969444" calcext:value-type="float">
            <text:p>19,291228969444</text:p>
          </table:table-cell>
          <table:table-cell table:formula="of:=AVERAGE([.B84:.B95])" office:value-type="float" office:value="133.166666666667" calcext:value-type="float">
            <text:p>133,166666666667</text:p>
          </table:table-cell>
          <table:table-cell table:formula="of:=[.D95]-[.C95]" office:value-type="float" office:value="113.875437697223" calcext:value-type="float">
            <text:p>113,875437697223</text:p>
          </table:table-cell>
          <table:table-cell table:formula="of:=[.D95]-[.D83]" office:value-type="float" office:value="-22.5833333333333" calcext:value-type="float">
            <text:p>-22,5833333333333</text:p>
          </table:table-cell>
          <table:table-cell table:number-columns-repeated="101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12" calcext:value-type="float">
            <text:p>112</text:p>
          </table:table-cell>
          <table:table-cell table:formula="of:=COM.MICROSOFT.STDEV.S([.B85:.B96])" office:value-type="float" office:value="19.6520875597109" calcext:value-type="float">
            <text:p>19,6520875597109</text:p>
          </table:table-cell>
          <table:table-cell table:formula="of:=AVERAGE([.B85:.B96])" office:value-type="float" office:value="130.25" calcext:value-type="float">
            <text:p>130,25</text:p>
          </table:table-cell>
          <table:table-cell table:formula="of:=[.D96]-[.C96]" office:value-type="float" office:value="110.597912440289" calcext:value-type="float">
            <text:p>110,597912440289</text:p>
          </table:table-cell>
          <table:table-cell table:formula="of:=[.D96]-[.D84]" office:value-type="float" office:value="-21.25" calcext:value-type="float">
            <text:p>-21,25</text:p>
          </table:table-cell>
          <table:table-cell table:number-columns-repeated="101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7" calcext:value-type="float">
            <text:p>107</text:p>
          </table:table-cell>
          <table:table-cell table:formula="of:=COM.MICROSOFT.STDEV.S([.B86:.B97])" office:value-type="float" office:value="20.5131147997538" calcext:value-type="float">
            <text:p>20,5131147997538</text:p>
          </table:table-cell>
          <table:table-cell table:formula="of:=AVERAGE([.B86:.B97])" office:value-type="float" office:value="129.333333333333" calcext:value-type="float">
            <text:p>129,333333333333</text:p>
          </table:table-cell>
          <table:table-cell table:formula="of:=[.D97]-[.C97]" office:value-type="float" office:value="108.82021853358" calcext:value-type="float">
            <text:p>108,82021853358</text:p>
          </table:table-cell>
          <table:table-cell table:formula="of:=[.D97]-[.D85]" office:value-type="float" office:value="-20.4166666666667" calcext:value-type="float">
            <text:p>-20,4166666666667</text:p>
          </table:table-cell>
          <table:table-cell table:number-columns-repeated="101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28" calcext:value-type="float">
            <text:p>128</text:p>
          </table:table-cell>
          <table:table-cell table:formula="of:=COM.MICROSOFT.STDEV.S([.B87:.B98])" office:value-type="float" office:value="18.5739716873485" calcext:value-type="float">
            <text:p>18,5739716873485</text:p>
          </table:table-cell>
          <table:table-cell table:formula="of:=AVERAGE([.B87:.B98])" office:value-type="float" office:value="126.916666666667" calcext:value-type="float">
            <text:p>126,916666666667</text:p>
          </table:table-cell>
          <table:table-cell table:formula="of:=[.D98]-[.C98]" office:value-type="float" office:value="108.342694979318" calcext:value-type="float">
            <text:p>108,342694979318</text:p>
          </table:table-cell>
          <table:table-cell table:formula="of:=[.D98]-[.D86]" office:value-type="float" office:value="-21.5" calcext:value-type="float">
            <text:p>-21,5</text:p>
          </table:table-cell>
          <table:table-cell table:number-columns-repeated="101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88:.B99])" office:value-type="float" office:value="18.4840225846294" calcext:value-type="float">
            <text:p>18,4840225846294</text:p>
          </table:table-cell>
          <table:table-cell table:formula="of:=AVERAGE([.B88:.B99])" office:value-type="float" office:value="125.25" calcext:value-type="float">
            <text:p>125,25</text:p>
          </table:table-cell>
          <table:table-cell table:formula="of:=[.D99]-[.C99]" office:value-type="float" office:value="106.765977415371" calcext:value-type="float">
            <text:p>106,765977415371</text:p>
          </table:table-cell>
          <table:table-cell table:formula="of:=[.D99]-[.D87]" office:value-type="float" office:value="-20.5" calcext:value-type="float">
            <text:p>-20,5</text:p>
          </table:table-cell>
          <table:table-cell table:number-columns-repeated="101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25" calcext:value-type="float">
            <text:p>125</text:p>
          </table:table-cell>
          <table:table-cell table:formula="of:=COM.MICROSOFT.STDEV.S([.B89:.B100])" office:value-type="float" office:value="16.3009109245372" calcext:value-type="float">
            <text:p>16,3009109245372</text:p>
          </table:table-cell>
          <table:table-cell table:formula="of:=AVERAGE([.B89:.B100])" office:value-type="float" office:value="122.916666666667" calcext:value-type="float">
            <text:p>122,916666666667</text:p>
          </table:table-cell>
          <table:table-cell table:formula="of:=[.D100]-[.C100]" office:value-type="float" office:value="106.615755742129" calcext:value-type="float">
            <text:p>106,615755742129</text:p>
          </table:table-cell>
          <table:table-cell table:formula="of:=[.D100]-[.D88]" office:value-type="float" office:value="-20.25" calcext:value-type="float">
            <text:p>-20,25</text:p>
          </table:table-cell>
          <table:table-cell table:number-columns-repeated="101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20" calcext:value-type="float">
            <text:p>120</text:p>
          </table:table-cell>
          <table:table-cell table:formula="of:=COM.MICROSOFT.STDEV.S([.B90:.B101])" office:value-type="float" office:value="13.8921713292928" calcext:value-type="float">
            <text:p>13,8921713292928</text:p>
          </table:table-cell>
          <table:table-cell table:formula="of:=AVERAGE([.B90:.B101])" office:value-type="float" office:value="120.416666666667" calcext:value-type="float">
            <text:p>120,416666666667</text:p>
          </table:table-cell>
          <table:table-cell table:formula="of:=[.D101]-[.C101]" office:value-type="float" office:value="106.524495337374" calcext:value-type="float">
            <text:p>106,524495337374</text:p>
          </table:table-cell>
          <table:table-cell table:formula="of:=[.D101]-[.D89]" office:value-type="float" office:value="-19.0833333333333" calcext:value-type="float">
            <text:p>-19,0833333333333</text:p>
          </table:table-cell>
          <table:table-cell table:number-columns-repeated="101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13" calcext:value-type="float">
            <text:p>113</text:p>
          </table:table-cell>
          <table:table-cell table:formula="of:=COM.MICROSOFT.STDEV.S([.B91:.B102])" office:value-type="float" office:value="9.78712821965048" calcext:value-type="float">
            <text:p>9,78712821965048</text:p>
          </table:table-cell>
          <table:table-cell table:formula="of:=AVERAGE([.B91:.B102])" office:value-type="float" office:value="117.166666666667" calcext:value-type="float">
            <text:p>117,166666666667</text:p>
          </table:table-cell>
          <table:table-cell table:formula="of:=[.D102]-[.C102]" office:value-type="float" office:value="107.379538447016" calcext:value-type="float">
            <text:p>107,379538447016</text:p>
          </table:table-cell>
          <table:table-cell table:formula="of:=[.D102]-[.D90]" office:value-type="float" office:value="-20.5" calcext:value-type="float">
            <text:p>-20,5</text:p>
          </table:table-cell>
          <table:table-cell table:number-columns-repeated="101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5" calcext:value-type="float">
            <text:p>95</text:p>
          </table:table-cell>
          <table:table-cell table:formula="of:=COM.MICROSOFT.STDEV.S([.B92:.B103])" office:value-type="float" office:value="11.3947755173548" calcext:value-type="float">
            <text:p>11,3947755173548</text:p>
          </table:table-cell>
          <table:table-cell table:formula="of:=AVERAGE([.B92:.B103])" office:value-type="float" office:value="114.75" calcext:value-type="float">
            <text:p>114,75</text:p>
          </table:table-cell>
          <table:table-cell table:formula="of:=[.D103]-[.C103]" office:value-type="float" office:value="103.355224482645" calcext:value-type="float">
            <text:p>103,355224482645</text:p>
          </table:table-cell>
          <table:table-cell table:formula="of:=[.D103]-[.D91]" office:value-type="float" office:value="-23" calcext:value-type="float">
            <text:p>-23</text:p>
          </table:table-cell>
          <table:table-cell table:number-columns-repeated="101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3" calcext:value-type="float">
            <text:p>103</text:p>
          </table:table-cell>
          <table:table-cell table:formula="of:=COM.MICROSOFT.STDEV.S([.B93:.B104])" office:value-type="float" office:value="10.9416496457206" calcext:value-type="float">
            <text:p>10,9416496457206</text:p>
          </table:table-cell>
          <table:table-cell table:formula="of:=AVERAGE([.B93:.B104])" office:value-type="float" office:value="115.083333333333" calcext:value-type="float">
            <text:p>115,083333333333</text:p>
          </table:table-cell>
          <table:table-cell table:formula="of:=[.D104]-[.C104]" office:value-type="float" office:value="104.141683687613" calcext:value-type="float">
            <text:p>104,141683687613</text:p>
          </table:table-cell>
          <table:table-cell table:formula="of:=[.D104]-[.D92]" office:value-type="float" office:value="-20.8333333333333" calcext:value-type="float">
            <text:p>-20,8333333333333</text:p>
          </table:table-cell>
          <table:table-cell table:number-columns-repeated="101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7" calcext:value-type="float">
            <text:p>97</text:p>
          </table:table-cell>
          <table:table-cell table:formula="of:=COM.MICROSOFT.STDEV.S([.B94:.B105])" office:value-type="float" office:value="11.4996706145187" calcext:value-type="float">
            <text:p>11,4996706145187</text:p>
          </table:table-cell>
          <table:table-cell table:formula="of:=AVERAGE([.B94:.B105])" office:value-type="float" office:value="112.666666666667" calcext:value-type="float">
            <text:p>112,666666666667</text:p>
          </table:table-cell>
          <table:table-cell table:formula="of:=[.D105]-[.C105]" office:value-type="float" office:value="101.166996052148" calcext:value-type="float">
            <text:p>101,166996052148</text:p>
          </table:table-cell>
          <table:table-cell table:formula="of:=[.D105]-[.D93]" office:value-type="float" office:value="-23" calcext:value-type="float">
            <text:p>-23</text:p>
          </table:table-cell>
          <table:table-cell table:number-columns-repeated="101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4" calcext:value-type="float">
            <text:p>124</text:p>
          </table:table-cell>
          <table:table-cell table:formula="of:=COM.MICROSOFT.STDEV.S([.B95:.B106])" office:value-type="float" office:value="11.722808640605" calcext:value-type="float">
            <text:p>11,722808640605</text:p>
          </table:table-cell>
          <table:table-cell table:formula="of:=AVERAGE([.B95:.B106])" office:value-type="float" office:value="114.166666666667" calcext:value-type="float">
            <text:p>114,166666666667</text:p>
          </table:table-cell>
          <table:table-cell table:formula="of:=[.D106]-[.C106]" office:value-type="float" office:value="102.443858026062" calcext:value-type="float">
            <text:p>102,443858026062</text:p>
          </table:table-cell>
          <table:table-cell table:formula="of:=[.D106]-[.D94]" office:value-type="float" office:value="-20.6666666666667" calcext:value-type="float">
            <text:p>-20,6666666666667</text:p>
          </table:table-cell>
          <table:table-cell table:number-columns-repeated="101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61" calcext:value-type="float">
            <text:p>161</text:p>
          </table:table-cell>
          <table:table-cell table:formula="of:=COM.MICROSOFT.STDEV.S([.B96:.B107])" office:value-type="float" office:value="17.5801196258901" calcext:value-type="float">
            <text:p>17,5801196258901</text:p>
          </table:table-cell>
          <table:table-cell table:formula="of:=AVERAGE([.B96:.B107])" office:value-type="float" office:value="116.833333333333" calcext:value-type="float">
            <text:p>116,833333333333</text:p>
          </table:table-cell>
          <table:table-cell table:formula="of:=[.D107]-[.C107]" office:value-type="float" office:value="99.2532137074432" calcext:value-type="float">
            <text:p>99,2532137074432</text:p>
          </table:table-cell>
          <table:table-cell table:formula="of:=[.D107]-[.D95]" office:value-type="float" office:value="-16.3333333333333" calcext:value-type="float">
            <text:p>-16,3333333333333</text:p>
          </table:table-cell>
          <table:table-cell table:number-columns-repeated="101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9" calcext:value-type="float">
            <text:p>169</text:p>
          </table:table-cell>
          <table:table-cell table:formula="of:=COM.MICROSOFT.STDEV.S([.B97:.B108])" office:value-type="float" office:value="23.0156402685152" calcext:value-type="float">
            <text:p>23,0156402685152</text:p>
          </table:table-cell>
          <table:table-cell table:formula="of:=AVERAGE([.B97:.B108])" office:value-type="float" office:value="121.583333333333" calcext:value-type="float">
            <text:p>121,583333333333</text:p>
          </table:table-cell>
          <table:table-cell table:formula="of:=[.D108]-[.C108]" office:value-type="float" office:value="98.5676930648182" calcext:value-type="float">
            <text:p>98,5676930648182</text:p>
          </table:table-cell>
          <table:table-cell table:formula="of:=[.D108]-[.D96]" office:value-type="float" office:value="-8.66666666666667" calcext:value-type="float">
            <text:p>-8,66666666666667</text:p>
          </table:table-cell>
          <table:table-cell table:number-columns-repeated="101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19" calcext:value-type="float">
            <text:p>119</text:p>
          </table:table-cell>
          <table:table-cell table:formula="of:=COM.MICROSOFT.STDEV.S([.B98:.B109])" office:value-type="float" office:value="22.5809989847995" calcext:value-type="float">
            <text:p>22,5809989847995</text:p>
          </table:table-cell>
          <table:table-cell table:formula="of:=AVERAGE([.B98:.B109])" office:value-type="float" office:value="122.583333333333" calcext:value-type="float">
            <text:p>122,583333333333</text:p>
          </table:table-cell>
          <table:table-cell table:formula="of:=[.D109]-[.C109]" office:value-type="float" office:value="100.002334348534" calcext:value-type="float">
            <text:p>100,002334348534</text:p>
          </table:table-cell>
          <table:table-cell table:formula="of:=[.D109]-[.D97]" office:value-type="float" office:value="-6.74999999999999" calcext:value-type="float">
            <text:p>-6,74999999999999</text:p>
          </table:table-cell>
          <table:table-cell table:number-columns-repeated="101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13" calcext:value-type="float">
            <text:p>113</text:p>
          </table:table-cell>
          <table:table-cell table:formula="of:=COM.MICROSOFT.STDEV.S([.B99:.B110])" office:value-type="float" office:value="22.6688947211545" calcext:value-type="float">
            <text:p>22,6688947211545</text:p>
          </table:table-cell>
          <table:table-cell table:formula="of:=AVERAGE([.B99:.B110])" office:value-type="float" office:value="121.333333333333" calcext:value-type="float">
            <text:p>121,333333333333</text:p>
          </table:table-cell>
          <table:table-cell table:formula="of:=[.D110]-[.C110]" office:value-type="float" office:value="98.6644386121788" calcext:value-type="float">
            <text:p>98,6644386121788</text:p>
          </table:table-cell>
          <table:table-cell table:formula="of:=[.D110]-[.D98]" office:value-type="float" office:value="-5.58333333333333" calcext:value-type="float">
            <text:p>-5,58333333333333</text:p>
          </table:table-cell>
          <table:table-cell table:number-columns-repeated="101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8" calcext:value-type="float">
            <text:p>98</text:p>
          </table:table-cell>
          <table:table-cell table:formula="of:=COM.MICROSOFT.STDEV.S([.B100:.B111])" office:value-type="float" office:value="23.6417388992819" calcext:value-type="float">
            <text:p>23,6417388992819</text:p>
          </table:table-cell>
          <table:table-cell table:formula="of:=AVERAGE([.B100:.B111])" office:value-type="float" office:value="119.75" calcext:value-type="float">
            <text:p>119,75</text:p>
          </table:table-cell>
          <table:table-cell table:formula="of:=[.D111]-[.C111]" office:value-type="float" office:value="96.1082611007181" calcext:value-type="float">
            <text:p>96,1082611007181</text:p>
          </table:table-cell>
          <table:table-cell table:formula="of:=[.D111]-[.D99]" office:value-type="float" office:value="-5.5" calcext:value-type="float">
            <text:p>-5,5</text:p>
          </table:table-cell>
          <table:table-cell table:number-columns-repeated="101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9" calcext:value-type="float">
            <text:p>109</text:p>
          </table:table-cell>
          <table:table-cell table:formula="of:=COM.MICROSOFT.STDEV.S([.B101:.B112])" office:value-type="float" office:value="23.7695692902169" calcext:value-type="float">
            <text:p>23,7695692902169</text:p>
          </table:table-cell>
          <table:table-cell table:formula="of:=AVERAGE([.B101:.B112])" office:value-type="float" office:value="118.416666666667" calcext:value-type="float">
            <text:p>118,416666666667</text:p>
          </table:table-cell>
          <table:table-cell table:formula="of:=[.D112]-[.C112]" office:value-type="float" office:value="94.6470973764497" calcext:value-type="float">
            <text:p>94,6470973764497</text:p>
          </table:table-cell>
          <table:table-cell table:formula="of:=[.D112]-[.D100]" office:value-type="float" office:value="-4.5" calcext:value-type="float">
            <text:p>-4,5</text:p>
          </table:table-cell>
          <table:table-cell table:number-columns-repeated="101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31" calcext:value-type="float">
            <text:p>131</text:p>
          </table:table-cell>
          <table:table-cell table:formula="of:=COM.MICROSOFT.STDEV.S([.B102:.B113])" office:value-type="float" office:value="24.0466717913815" calcext:value-type="float">
            <text:p>24,0466717913815</text:p>
          </table:table-cell>
          <table:table-cell table:formula="of:=AVERAGE([.B102:.B113])" office:value-type="float" office:value="119.333333333333" calcext:value-type="float">
            <text:p>119,333333333333</text:p>
          </table:table-cell>
          <table:table-cell table:formula="of:=[.D113]-[.C113]" office:value-type="float" office:value="95.2866615419518" calcext:value-type="float">
            <text:p>95,2866615419518</text:p>
          </table:table-cell>
          <table:table-cell table:formula="of:=[.D113]-[.D101]" office:value-type="float" office:value="-1.08333333333333" calcext:value-type="float">
            <text:p>-1,08333333333333</text:p>
          </table:table-cell>
          <table:table-cell table:number-columns-repeated="101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5" calcext:value-type="float">
            <text:p>115</text:p>
          </table:table-cell>
          <table:table-cell table:formula="of:=COM.MICROSOFT.STDEV.S([.B103:.B114])" office:value-type="float" office:value="24.0056811457773" calcext:value-type="float">
            <text:p>24,0056811457773</text:p>
          </table:table-cell>
          <table:table-cell table:formula="of:=AVERAGE([.B103:.B114])" office:value-type="float" office:value="119.5" calcext:value-type="float">
            <text:p>119,5</text:p>
          </table:table-cell>
          <table:table-cell table:formula="of:=[.D114]-[.C114]" office:value-type="float" office:value="95.4943188542227" calcext:value-type="float">
            <text:p>95,4943188542227</text:p>
          </table:table-cell>
          <table:table-cell table:formula="of:=[.D114]-[.D102]" office:value-type="float" office:value="2.33333333333334" calcext:value-type="float">
            <text:p>2,33333333333334</text:p>
          </table:table-cell>
          <table:table-cell table:number-columns-repeated="101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78" calcext:value-type="float">
            <text:p>78</text:p>
          </table:table-cell>
          <table:table-cell table:formula="of:=COM.MICROSOFT.STDEV.S([.B104:.B115])" office:value-type="float" office:value="26.0016025147169" calcext:value-type="float">
            <text:p>26,0016025147169</text:p>
          </table:table-cell>
          <table:table-cell table:formula="of:=AVERAGE([.B104:.B115])" office:value-type="float" office:value="118.083333333333" calcext:value-type="float">
            <text:p>118,083333333333</text:p>
          </table:table-cell>
          <table:table-cell table:formula="of:=[.D115]-[.C115]" office:value-type="float" office:value="92.0817308186164" calcext:value-type="float">
            <text:p>92,0817308186164</text:p>
          </table:table-cell>
          <table:table-cell table:formula="of:=[.D115]-[.D103]" office:value-type="float" office:value="3.33333333333333" calcext:value-type="float">
            <text:p>3,33333333333333</text:p>
          </table:table-cell>
          <table:table-cell table:number-columns-repeated="101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6" calcext:value-type="float">
            <text:p>66</text:p>
          </table:table-cell>
          <table:table-cell table:formula="of:=COM.MICROSOFT.STDEV.S([.B105:.B116])" office:value-type="float" office:value="29.8602807025715" calcext:value-type="float">
            <text:p>29,8602807025715</text:p>
          </table:table-cell>
          <table:table-cell table:formula="of:=AVERAGE([.B105:.B116])" office:value-type="float" office:value="115" calcext:value-type="float">
            <text:p>115</text:p>
          </table:table-cell>
          <table:table-cell table:formula="of:=[.D116]-[.C116]" office:value-type="float" office:value="85.1397192974285" calcext:value-type="float">
            <text:p>85,1397192974285</text:p>
          </table:table-cell>
          <table:table-cell table:formula="of:=[.D116]-[.D104]" office:value-type="float" office:value="-0.0833333333333286" calcext:value-type="float">
            <text:p>-0,083333333333329</text:p>
          </table:table-cell>
          <table:table-cell table:number-columns-repeated="101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2" calcext:value-type="float">
            <text:p>92</text:p>
          </table:table-cell>
          <table:table-cell table:formula="of:=COM.MICROSOFT.STDEV.S([.B106:.B117])" office:value-type="float" office:value="30.1675874629267" calcext:value-type="float">
            <text:p>30,1675874629267</text:p>
          </table:table-cell>
          <table:table-cell table:formula="of:=AVERAGE([.B106:.B117])" office:value-type="float" office:value="114.583333333333" calcext:value-type="float">
            <text:p>114,583333333333</text:p>
          </table:table-cell>
          <table:table-cell table:formula="of:=[.D117]-[.C117]" office:value-type="float" office:value="84.4157458704066" calcext:value-type="float">
            <text:p>84,4157458704066</text:p>
          </table:table-cell>
          <table:table-cell table:formula="of:=[.D117]-[.D105]" office:value-type="float" office:value="1.91666666666667" calcext:value-type="float">
            <text:p>1,91666666666667</text:p>
          </table:table-cell>
          <table:table-cell table:number-columns-repeated="101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6" calcext:value-type="float">
            <text:p>76</text:p>
          </table:table-cell>
          <table:table-cell table:formula="of:=COM.MICROSOFT.STDEV.S([.B107:.B118])" office:value-type="float" office:value="31.9358969680126" calcext:value-type="float">
            <text:p>31,9358969680126</text:p>
          </table:table-cell>
          <table:table-cell table:formula="of:=AVERAGE([.B107:.B118])" office:value-type="float" office:value="110.583333333333" calcext:value-type="float">
            <text:p>110,583333333333</text:p>
          </table:table-cell>
          <table:table-cell table:formula="of:=[.D118]-[.C118]" office:value-type="float" office:value="78.6474363653207" calcext:value-type="float">
            <text:p>78,6474363653207</text:p>
          </table:table-cell>
          <table:table-cell table:formula="of:=[.D118]-[.D106]" office:value-type="float" office:value="-3.58333333333333" calcext:value-type="float">
            <text:p>-3,58333333333333</text:p>
          </table:table-cell>
          <table:table-cell table:number-columns-repeated="101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08:.B119])" office:value-type="float" office:value="27.7335810012251" calcext:value-type="float">
            <text:p>27,7335810012251</text:p>
          </table:table-cell>
          <table:table-cell table:formula="of:=AVERAGE([.B108:.B119])" office:value-type="float" office:value="106.333333333333" calcext:value-type="float">
            <text:p>106,333333333333</text:p>
          </table:table-cell>
          <table:table-cell table:formula="of:=[.D119]-[.C119]" office:value-type="float" office:value="78.5997523321082" calcext:value-type="float">
            <text:p>78,5997523321082</text:p>
          </table:table-cell>
          <table:table-cell table:formula="of:=[.D119]-[.D107]" office:value-type="float" office:value="-10.5" calcext:value-type="float">
            <text:p>-10,5</text:p>
          </table:table-cell>
          <table:table-cell table:number-columns-repeated="101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90" calcext:value-type="float">
            <text:p>90</text:p>
          </table:table-cell>
          <table:table-cell table:formula="of:=COM.MICROSOFT.STDEV.S([.B109:.B120])" office:value-type="float" office:value="19.7259635091327" calcext:value-type="float">
            <text:p>19,7259635091327</text:p>
          </table:table-cell>
          <table:table-cell table:formula="of:=AVERAGE([.B109:.B120])" office:value-type="float" office:value="99.75" calcext:value-type="float">
            <text:p>99,75</text:p>
          </table:table-cell>
          <table:table-cell table:formula="of:=[.D120]-[.C120]" office:value-type="float" office:value="80.0240364908673" calcext:value-type="float">
            <text:p>80,0240364908673</text:p>
          </table:table-cell>
          <table:table-cell table:formula="of:=[.D120]-[.D108]" office:value-type="float" office:value="-21.8333333333333" calcext:value-type="float">
            <text:p>-21,8333333333333</text:p>
          </table:table-cell>
          <table:table-cell table:number-columns-repeated="101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5" calcext:value-type="float">
            <text:p>75</text:p>
          </table:table-cell>
          <table:table-cell table:formula="of:=COM.MICROSOFT.STDEV.S([.B110:.B121])" office:value-type="float" office:value="19.9109761111044" calcext:value-type="float">
            <text:p>19,9109761111044</text:p>
          </table:table-cell>
          <table:table-cell table:formula="of:=AVERAGE([.B110:.B121])" office:value-type="float" office:value="96.0833333333333" calcext:value-type="float">
            <text:p>96,0833333333333</text:p>
          </table:table-cell>
          <table:table-cell table:formula="of:=[.D121]-[.C121]" office:value-type="float" office:value="76.1723572222289" calcext:value-type="float">
            <text:p>76,1723572222289</text:p>
          </table:table-cell>
          <table:table-cell table:formula="of:=[.D121]-[.D109]" office:value-type="float" office:value="-26.5" calcext:value-type="float">
            <text:p>-26,5</text:p>
          </table:table-cell>
          <table:table-cell table:number-columns-repeated="101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11:.B122])" office:value-type="float" office:value="19.6969463869326" calcext:value-type="float">
            <text:p>19,6969463869326</text:p>
          </table:table-cell>
          <table:table-cell table:formula="of:=AVERAGE([.B111:.B122])" office:value-type="float" office:value="95.8333333333333" calcext:value-type="float">
            <text:p>95,8333333333333</text:p>
          </table:table-cell>
          <table:table-cell table:formula="of:=[.D122]-[.C122]" office:value-type="float" office:value="76.1363869464007" calcext:value-type="float">
            <text:p>76,1363869464007</text:p>
          </table:table-cell>
          <table:table-cell table:formula="of:=[.D122]-[.D110]" office:value-type="float" office:value="-25.5" calcext:value-type="float">
            <text:p>-25,5</text:p>
          </table:table-cell>
          <table:table-cell table:number-columns-repeated="101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1" calcext:value-type="float">
            <text:p>71</text:p>
          </table:table-cell>
          <table:table-cell table:formula="of:=COM.MICROSOFT.STDEV.S([.B112:.B123])" office:value-type="float" office:value="20.9304403521124" calcext:value-type="float">
            <text:p>20,9304403521124</text:p>
          </table:table-cell>
          <table:table-cell table:formula="of:=AVERAGE([.B112:.B123])" office:value-type="float" office:value="93.5833333333333" calcext:value-type="float">
            <text:p>93,5833333333333</text:p>
          </table:table-cell>
          <table:table-cell table:formula="of:=[.D123]-[.C123]" office:value-type="float" office:value="72.652892981221" calcext:value-type="float">
            <text:p>72,652892981221</text:p>
          </table:table-cell>
          <table:table-cell table:formula="of:=[.D123]-[.D111]" office:value-type="float" office:value="-26.1666666666667" calcext:value-type="float">
            <text:p>-26,1666666666667</text:p>
          </table:table-cell>
          <table:table-cell table:number-columns-repeated="101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06" calcext:value-type="float">
            <text:p>106</text:p>
          </table:table-cell>
          <table:table-cell table:formula="of:=COM.MICROSOFT.STDEV.S([.B113:.B124])" office:value-type="float" office:value="20.746668224663" calcext:value-type="float">
            <text:p>20,746668224663</text:p>
          </table:table-cell>
          <table:table-cell table:formula="of:=AVERAGE([.B113:.B124])" office:value-type="float" office:value="93.3333333333333" calcext:value-type="float">
            <text:p>93,3333333333333</text:p>
          </table:table-cell>
          <table:table-cell table:formula="of:=[.D124]-[.C124]" office:value-type="float" office:value="72.5866651086703" calcext:value-type="float">
            <text:p>72,5866651086703</text:p>
          </table:table-cell>
          <table:table-cell table:formula="of:=[.D124]-[.D112]" office:value-type="float" office:value="-25.0833333333333" calcext:value-type="float">
            <text:p>-25,0833333333333</text:p>
          </table:table-cell>
          <table:table-cell table:number-columns-repeated="101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4" calcext:value-type="float">
            <text:p>84</text:p>
          </table:table-cell>
          <table:table-cell table:formula="of:=COM.MICROSOFT.STDEV.S([.B114:.B125])" office:value-type="float" office:value="17.1063961101919" calcext:value-type="float">
            <text:p>17,1063961101919</text:p>
          </table:table-cell>
          <table:table-cell table:formula="of:=AVERAGE([.B114:.B125])" office:value-type="float" office:value="89.4166666666667" calcext:value-type="float">
            <text:p>89,4166666666667</text:p>
          </table:table-cell>
          <table:table-cell table:formula="of:=[.D125]-[.C125]" office:value-type="float" office:value="72.3102705564748" calcext:value-type="float">
            <text:p>72,3102705564748</text:p>
          </table:table-cell>
          <table:table-cell table:formula="of:=[.D125]-[.D113]" office:value-type="float" office:value="-29.9166666666667" calcext:value-type="float">
            <text:p>-29,9166666666667</text:p>
          </table:table-cell>
          <table:table-cell table:number-columns-repeated="101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15:.B126])" office:value-type="float" office:value="16.2723040405432" calcext:value-type="float">
            <text:p>16,2723040405432</text:p>
          </table:table-cell>
          <table:table-cell table:formula="of:=AVERAGE([.B115:.B126])" office:value-type="float" office:value="85.3333333333333" calcext:value-type="float">
            <text:p>85,3333333333333</text:p>
          </table:table-cell>
          <table:table-cell table:formula="of:=[.D126]-[.C126]" office:value-type="float" office:value="69.0610292927901" calcext:value-type="float">
            <text:p>69,0610292927901</text:p>
          </table:table-cell>
          <table:table-cell table:formula="of:=[.D126]-[.D114]" office:value-type="float" office:value="-34.1666666666667" calcext:value-type="float">
            <text:p>-34,1666666666667</text:p>
          </table:table-cell>
          <table:table-cell table:number-columns-repeated="101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4" calcext:value-type="float">
            <text:p>64</text:p>
          </table:table-cell>
          <table:table-cell table:formula="of:=COM.MICROSOFT.STDEV.S([.B116:.B127])" office:value-type="float" office:value="17.3143835809387" calcext:value-type="float">
            <text:p>17,3143835809387</text:p>
          </table:table-cell>
          <table:table-cell table:formula="of:=AVERAGE([.B116:.B127])" office:value-type="float" office:value="84.1666666666667" calcext:value-type="float">
            <text:p>84,1666666666667</text:p>
          </table:table-cell>
          <table:table-cell table:formula="of:=[.D127]-[.C127]" office:value-type="float" office:value="66.852283085728" calcext:value-type="float">
            <text:p>66,852283085728</text:p>
          </table:table-cell>
          <table:table-cell table:formula="of:=[.D127]-[.D115]" office:value-type="float" office:value="-33.9166666666667" calcext:value-type="float">
            <text:p>-33,9166666666667</text:p>
          </table:table-cell>
          <table:table-cell table:number-columns-repeated="101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7" calcext:value-type="float">
            <text:p>77</text:p>
          </table:table-cell>
          <table:table-cell table:formula="of:=COM.MICROSOFT.STDEV.S([.B117:.B128])" office:value-type="float" office:value="16.5389805849054" calcext:value-type="float">
            <text:p>16,5389805849054</text:p>
          </table:table-cell>
          <table:table-cell table:formula="of:=AVERAGE([.B117:.B128])" office:value-type="float" office:value="85.0833333333333" calcext:value-type="float">
            <text:p>85,0833333333333</text:p>
          </table:table-cell>
          <table:table-cell table:formula="of:=[.D128]-[.C128]" office:value-type="float" office:value="68.5443527484279" calcext:value-type="float">
            <text:p>68,5443527484279</text:p>
          </table:table-cell>
          <table:table-cell table:formula="of:=[.D128]-[.D116]" office:value-type="float" office:value="-29.9166666666667" calcext:value-type="float">
            <text:p>-29,9166666666667</text:p>
          </table:table-cell>
          <table:table-cell table:number-columns-repeated="101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9" calcext:value-type="float">
            <text:p>69</text:p>
          </table:table-cell>
          <table:table-cell table:formula="of:=COM.MICROSOFT.STDEV.S([.B118:.B129])" office:value-type="float" office:value="16.9910850064665" calcext:value-type="float">
            <text:p>16,9910850064665</text:p>
          </table:table-cell>
          <table:table-cell table:formula="of:=AVERAGE([.B118:.B129])" office:value-type="float" office:value="83.1666666666667" calcext:value-type="float">
            <text:p>83,1666666666667</text:p>
          </table:table-cell>
          <table:table-cell table:formula="of:=[.D129]-[.C129]" office:value-type="float" office:value="66.1755816602002" calcext:value-type="float">
            <text:p>66,1755816602002</text:p>
          </table:table-cell>
          <table:table-cell table:formula="of:=[.D129]-[.D117]" office:value-type="float" office:value="-31.4166666666667" calcext:value-type="float">
            <text:p>-31,4166666666667</text:p>
          </table:table-cell>
          <table:table-cell table:number-columns-repeated="101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2" calcext:value-type="float">
            <text:p>72</text:p>
          </table:table-cell>
          <table:table-cell table:formula="of:=COM.MICROSOFT.STDEV.S([.B119:.B130])" office:value-type="float" office:value="17.1826198305853" calcext:value-type="float">
            <text:p>17,1826198305853</text:p>
          </table:table-cell>
          <table:table-cell table:formula="of:=AVERAGE([.B119:.B130])" office:value-type="float" office:value="82.8333333333333" calcext:value-type="float">
            <text:p>82,8333333333333</text:p>
          </table:table-cell>
          <table:table-cell table:formula="of:=[.D130]-[.C130]" office:value-type="float" office:value="65.650713502748" calcext:value-type="float">
            <text:p>65,650713502748</text:p>
          </table:table-cell>
          <table:table-cell table:formula="of:=[.D130]-[.D118]" office:value-type="float" office:value="-27.75" calcext:value-type="float">
            <text:p>-27,75</text:p>
          </table:table-cell>
          <table:table-cell table:number-columns-repeated="101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8" calcext:value-type="float">
            <text:p>88</text:p>
          </table:table-cell>
          <table:table-cell table:formula="of:=COM.MICROSOFT.STDEV.S([.B120:.B131])" office:value-type="float" office:value="15.0635019470604" calcext:value-type="float">
            <text:p>15,0635019470604</text:p>
          </table:table-cell>
          <table:table-cell table:formula="of:=AVERAGE([.B120:.B131])" office:value-type="float" office:value="81" calcext:value-type="float">
            <text:p>81</text:p>
          </table:table-cell>
          <table:table-cell table:formula="of:=[.D131]-[.C131]" office:value-type="float" office:value="65.9364980529397" calcext:value-type="float">
            <text:p>65,9364980529397</text:p>
          </table:table-cell>
          <table:table-cell table:formula="of:=[.D131]-[.D119]" office:value-type="float" office:value="-25.3333333333333" calcext:value-type="float">
            <text:p>-25,3333333333333</text:p>
          </table:table-cell>
          <table:table-cell table:number-columns-repeated="101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1" calcext:value-type="float">
            <text:p>71</text:p>
          </table:table-cell>
          <table:table-cell table:formula="of:=COM.MICROSOFT.STDEV.S([.B121:.B132])" office:value-type="float" office:value="15.0300204641083" calcext:value-type="float">
            <text:p>15,0300204641083</text:p>
          </table:table-cell>
          <table:table-cell table:formula="of:=AVERAGE([.B121:.B132])" office:value-type="float" office:value="79.4166666666667" calcext:value-type="float">
            <text:p>79,4166666666667</text:p>
          </table:table-cell>
          <table:table-cell table:formula="of:=[.D132]-[.C132]" office:value-type="float" office:value="64.3866462025583" calcext:value-type="float">
            <text:p>64,3866462025583</text:p>
          </table:table-cell>
          <table:table-cell table:formula="of:=[.D132]-[.D120]" office:value-type="float" office:value="-20.3333333333333" calcext:value-type="float">
            <text:p>-20,3333333333333</text:p>
          </table:table-cell>
          <table:table-cell table:number-columns-repeated="101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3" calcext:value-type="float">
            <text:p>53</text:p>
          </table:table-cell>
          <table:table-cell table:formula="of:=COM.MICROSOFT.STDEV.S([.B122:.B133])" office:value-type="float" office:value="16.8493772926929" calcext:value-type="float">
            <text:p>16,8493772926929</text:p>
          </table:table-cell>
          <table:table-cell table:formula="of:=AVERAGE([.B122:.B133])" office:value-type="float" office:value="77.5833333333333" calcext:value-type="float">
            <text:p>77,5833333333333</text:p>
          </table:table-cell>
          <table:table-cell table:formula="of:=[.D133]-[.C133]" office:value-type="float" office:value="60.7339560406404" calcext:value-type="float">
            <text:p>60,7339560406404</text:p>
          </table:table-cell>
          <table:table-cell table:formula="of:=[.D133]-[.D121]" office:value-type="float" office:value="-18.5" calcext:value-type="float">
            <text:p>-18,5</text:p>
          </table:table-cell>
          <table:table-cell table:number-columns-repeated="101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3" calcext:value-type="float">
            <text:p>83</text:p>
          </table:table-cell>
          <table:table-cell table:formula="of:=COM.MICROSOFT.STDEV.S([.B123:.B134])" office:value-type="float" office:value="13.6203946901384" calcext:value-type="float">
            <text:p>13,6203946901384</text:p>
          </table:table-cell>
          <table:table-cell table:formula="of:=AVERAGE([.B123:.B134])" office:value-type="float" office:value="75.3333333333333" calcext:value-type="float">
            <text:p>75,3333333333333</text:p>
          </table:table-cell>
          <table:table-cell table:formula="of:=[.D134]-[.C134]" office:value-type="float" office:value="61.7129386431949" calcext:value-type="float">
            <text:p>61,7129386431949</text:p>
          </table:table-cell>
          <table:table-cell table:formula="of:=[.D134]-[.D122]" office:value-type="float" office:value="-20.5" calcext:value-type="float">
            <text:p>-20,5</text:p>
          </table:table-cell>
          <table:table-cell table:number-columns-repeated="101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1" calcext:value-type="float">
            <text:p>61</text:p>
          </table:table-cell>
          <table:table-cell table:formula="of:=COM.MICROSOFT.STDEV.S([.B124:.B135])" office:value-type="float" office:value="14.2030726509186" calcext:value-type="float">
            <text:p>14,2030726509186</text:p>
          </table:table-cell>
          <table:table-cell table:formula="of:=AVERAGE([.B124:.B135])" office:value-type="float" office:value="74.5" calcext:value-type="float">
            <text:p>74,5</text:p>
          </table:table-cell>
          <table:table-cell table:formula="of:=[.D135]-[.C135]" office:value-type="float" office:value="60.2969273490814" calcext:value-type="float">
            <text:p>60,2969273490814</text:p>
          </table:table-cell>
          <table:table-cell table:formula="of:=[.D135]-[.D123]" office:value-type="float" office:value="-19.0833333333333" calcext:value-type="float">
            <text:p>-19,0833333333333</text:p>
          </table:table-cell>
          <table:table-cell table:number-columns-repeated="101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95" calcext:value-type="float">
            <text:p>95</text:p>
          </table:table-cell>
          <table:table-cell table:formula="of:=COM.MICROSOFT.STDEV.S([.B125:.B136])" office:value-type="float" office:value="12.1987952708702" calcext:value-type="float">
            <text:p>12,1987952708702</text:p>
          </table:table-cell>
          <table:table-cell table:formula="of:=AVERAGE([.B125:.B136])" office:value-type="float" office:value="73.5833333333333" calcext:value-type="float">
            <text:p>73,5833333333333</text:p>
          </table:table-cell>
          <table:table-cell table:formula="of:=[.D136]-[.C136]" office:value-type="float" office:value="61.3845380624631" calcext:value-type="float">
            <text:p>61,3845380624631</text:p>
          </table:table-cell>
          <table:table-cell table:formula="of:=[.D136]-[.D124]" office:value-type="float" office:value="-19.75" calcext:value-type="float">
            <text:p>-19,75</text:p>
          </table:table-cell>
          <table:table-cell table:number-columns-repeated="101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8" calcext:value-type="float">
            <text:p>78</text:p>
          </table:table-cell>
          <table:table-cell table:formula="of:=COM.MICROSOFT.STDEV.S([.B126:.B137])" office:value-type="float" office:value="11.8510324316901" calcext:value-type="float">
            <text:p>11,8510324316901</text:p>
          </table:table-cell>
          <table:table-cell table:formula="of:=AVERAGE([.B126:.B137])" office:value-type="float" office:value="73.0833333333333" calcext:value-type="float">
            <text:p>73,0833333333333</text:p>
          </table:table-cell>
          <table:table-cell table:formula="of:=[.D137]-[.C137]" office:value-type="float" office:value="61.2323009016433" calcext:value-type="float">
            <text:p>61,2323009016433</text:p>
          </table:table-cell>
          <table:table-cell table:formula="of:=[.D137]-[.D125]" office:value-type="float" office:value="-16.3333333333333" calcext:value-type="float">
            <text:p>-16,3333333333333</text:p>
          </table:table-cell>
          <table:table-cell table:number-columns-repeated="101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7" calcext:value-type="float">
            <text:p>47</text:p>
          </table:table-cell>
          <table:table-cell table:formula="of:=COM.MICROSOFT.STDEV.S([.B127:.B138])" office:value-type="float" office:value="13.9642400437689" calcext:value-type="float">
            <text:p>13,9642400437689</text:p>
          </table:table-cell>
          <table:table-cell table:formula="of:=AVERAGE([.B127:.B138])" office:value-type="float" office:value="71.5" calcext:value-type="float">
            <text:p>71,5</text:p>
          </table:table-cell>
          <table:table-cell table:formula="of:=[.D138]-[.C138]" office:value-type="float" office:value="57.5357599562311" calcext:value-type="float">
            <text:p>57,5357599562311</text:p>
          </table:table-cell>
          <table:table-cell table:formula="of:=[.D138]-[.D126]" office:value-type="float" office:value="-13.8333333333333" calcext:value-type="float">
            <text:p>-13,8333333333333</text:p>
          </table:table-cell>
          <table:table-cell table:number-columns-repeated="101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71" calcext:value-type="float">
            <text:p>71</text:p>
          </table:table-cell>
          <table:table-cell table:formula="of:=COM.MICROSOFT.STDEV.S([.B128:.B139])" office:value-type="float" office:value="13.7672756487215" calcext:value-type="float">
            <text:p>13,7672756487215</text:p>
          </table:table-cell>
          <table:table-cell table:formula="of:=AVERAGE([.B128:.B139])" office:value-type="float" office:value="72.0833333333333" calcext:value-type="float">
            <text:p>72,0833333333333</text:p>
          </table:table-cell>
          <table:table-cell table:formula="of:=[.D139]-[.C139]" office:value-type="float" office:value="58.3160576846119" calcext:value-type="float">
            <text:p>58,3160576846119</text:p>
          </table:table-cell>
          <table:table-cell table:formula="of:=[.D139]-[.D127]" office:value-type="float" office:value="-12.0833333333333" calcext:value-type="float">
            <text:p>-12,0833333333333</text:p>
          </table:table-cell>
          <table:table-cell table:number-columns-repeated="101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4" calcext:value-type="float">
            <text:p>54</text:p>
          </table:table-cell>
          <table:table-cell table:formula="of:=COM.MICROSOFT.STDEV.S([.B129:.B140])" office:value-type="float" office:value="14.5965957010738" calcext:value-type="float">
            <text:p>14,5965957010738</text:p>
          </table:table-cell>
          <table:table-cell table:formula="of:=AVERAGE([.B129:.B140])" office:value-type="float" office:value="70.1666666666667" calcext:value-type="float">
            <text:p>70,1666666666667</text:p>
          </table:table-cell>
          <table:table-cell table:formula="of:=[.D140]-[.C140]" office:value-type="float" office:value="55.5700709655929" calcext:value-type="float">
            <text:p>55,5700709655929</text:p>
          </table:table-cell>
          <table:table-cell table:formula="of:=[.D140]-[.D128]" office:value-type="float" office:value="-14.9166666666667" calcext:value-type="float">
            <text:p>-14,9166666666667</text:p>
          </table:table-cell>
          <table:table-cell table:number-columns-repeated="101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3" calcext:value-type="float">
            <text:p>63</text:p>
          </table:table-cell>
          <table:table-cell table:formula="of:=COM.MICROSOFT.STDEV.S([.B130:.B141])" office:value-type="float" office:value="14.742229591664" calcext:value-type="float">
            <text:p>14,742229591664</text:p>
          </table:table-cell>
          <table:table-cell table:formula="of:=AVERAGE([.B130:.B141])" office:value-type="float" office:value="69.6666666666667" calcext:value-type="float">
            <text:p>69,6666666666667</text:p>
          </table:table-cell>
          <table:table-cell table:formula="of:=[.D141]-[.C141]" office:value-type="float" office:value="54.9244370750027" calcext:value-type="float">
            <text:p>54,9244370750027</text:p>
          </table:table-cell>
          <table:table-cell table:formula="of:=[.D141]-[.D129]" office:value-type="float" office:value="-13.5" calcext:value-type="float">
            <text:p>-13,5</text:p>
          </table:table-cell>
          <table:table-cell table:number-columns-repeated="101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5" calcext:value-type="float">
            <text:p>55</text:p>
          </table:table-cell>
          <table:table-cell table:formula="of:=COM.MICROSOFT.STDEV.S([.B131:.B142])" office:value-type="float" office:value="15.3037428576981" calcext:value-type="float">
            <text:p>15,3037428576981</text:p>
          </table:table-cell>
          <table:table-cell table:formula="of:=AVERAGE([.B131:.B142])" office:value-type="float" office:value="68.25" calcext:value-type="float">
            <text:p>68,25</text:p>
          </table:table-cell>
          <table:table-cell table:formula="of:=[.D142]-[.C142]" office:value-type="float" office:value="52.9462571423019" calcext:value-type="float">
            <text:p>52,9462571423019</text:p>
          </table:table-cell>
          <table:table-cell table:formula="of:=[.D142]-[.D130]" office:value-type="float" office:value="-14.5833333333333" calcext:value-type="float">
            <text:p>-14,5833333333333</text:p>
          </table:table-cell>
          <table:table-cell table:number-columns-repeated="101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81" calcext:value-type="float">
            <text:p>81</text:p>
          </table:table-cell>
          <table:table-cell table:formula="of:=COM.MICROSOFT.STDEV.S([.B132:.B143])" office:value-type="float" office:value="14.5997094201054" calcext:value-type="float">
            <text:p>14,5997094201054</text:p>
          </table:table-cell>
          <table:table-cell table:formula="of:=AVERAGE([.B132:.B143])" office:value-type="float" office:value="67.6666666666667" calcext:value-type="float">
            <text:p>67,6666666666667</text:p>
          </table:table-cell>
          <table:table-cell table:formula="of:=[.D143]-[.C143]" office:value-type="float" office:value="53.0669572465612" calcext:value-type="float">
            <text:p>53,0669572465612</text:p>
          </table:table-cell>
          <table:table-cell table:formula="of:=[.D143]-[.D131]" office:value-type="float" office:value="-13.3333333333333" calcext:value-type="float">
            <text:p>-13,3333333333333</text:p>
          </table:table-cell>
          <table:table-cell table:number-columns-repeated="101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7" calcext:value-type="float">
            <text:p>67</text:p>
          </table:table-cell>
          <table:table-cell table:formula="of:=COM.MICROSOFT.STDEV.S([.B133:.B144])" office:value-type="float" office:value="14.5623008505046" calcext:value-type="float">
            <text:p>14,5623008505046</text:p>
          </table:table-cell>
          <table:table-cell table:formula="of:=AVERAGE([.B133:.B144])" office:value-type="float" office:value="67.3333333333333" calcext:value-type="float">
            <text:p>67,3333333333333</text:p>
          </table:table-cell>
          <table:table-cell table:formula="of:=[.D144]-[.C144]" office:value-type="float" office:value="52.7710324828288" calcext:value-type="float">
            <text:p>52,7710324828288</text:p>
          </table:table-cell>
          <table:table-cell table:formula="of:=[.D144]-[.D132]" office:value-type="float" office:value="-12.0833333333333" calcext:value-type="float">
            <text:p>-12,0833333333333</text:p>
          </table:table-cell>
          <table:table-cell table:number-columns-repeated="101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2" calcext:value-type="float">
            <text:p>52</text:p>
          </table:table-cell>
          <table:table-cell table:formula="of:=COM.MICROSOFT.STDEV.S([.B134:.B145])" office:value-type="float" office:value="14.6543508897528" calcext:value-type="float">
            <text:p>14,6543508897528</text:p>
          </table:table-cell>
          <table:table-cell table:formula="of:=AVERAGE([.B134:.B145])" office:value-type="float" office:value="67.25" calcext:value-type="float">
            <text:p>67,25</text:p>
          </table:table-cell>
          <table:table-cell table:formula="of:=[.D145]-[.C145]" office:value-type="float" office:value="52.5956491102472" calcext:value-type="float">
            <text:p>52,5956491102472</text:p>
          </table:table-cell>
          <table:table-cell table:formula="of:=[.D145]-[.D133]" office:value-type="float" office:value="-10.3333333333333" calcext:value-type="float">
            <text:p>-10,3333333333333</text:p>
          </table:table-cell>
          <table:table-cell table:number-columns-repeated="101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65" calcext:value-type="float">
            <text:p>65</text:p>
          </table:table-cell>
          <table:table-cell table:formula="of:=COM.MICROSOFT.STDEV.S([.B135:.B146])" office:value-type="float" office:value="13.7914663997178" calcext:value-type="float">
            <text:p>13,7914663997178</text:p>
          </table:table-cell>
          <table:table-cell table:formula="of:=AVERAGE([.B135:.B146])" office:value-type="float" office:value="65.75" calcext:value-type="float">
            <text:p>65,75</text:p>
          </table:table-cell>
          <table:table-cell table:formula="of:=[.D146]-[.C146]" office:value-type="float" office:value="51.9585336002822" calcext:value-type="float">
            <text:p>51,9585336002822</text:p>
          </table:table-cell>
          <table:table-cell table:formula="of:=[.D146]-[.D134]" office:value-type="float" office:value="-9.58333333333333" calcext:value-type="float">
            <text:p>-9,58333333333333</text:p>
          </table:table-cell>
          <table:table-cell table:number-columns-repeated="101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86" calcext:value-type="float">
            <text:p>86</text:p>
          </table:table-cell>
          <table:table-cell table:formula="of:=COM.MICROSOFT.STDEV.S([.B136:.B147])" office:value-type="float" office:value="14.8558732391257" calcext:value-type="float">
            <text:p>14,8558732391257</text:p>
          </table:table-cell>
          <table:table-cell table:formula="of:=AVERAGE([.B136:.B147])" office:value-type="float" office:value="67.8333333333333" calcext:value-type="float">
            <text:p>67,8333333333333</text:p>
          </table:table-cell>
          <table:table-cell table:formula="of:=[.D147]-[.C147]" office:value-type="float" office:value="52.9774600942077" calcext:value-type="float">
            <text:p>52,9774600942077</text:p>
          </table:table-cell>
          <table:table-cell table:formula="of:=[.D147]-[.D135]" office:value-type="float" office:value="-6.66666666666667" calcext:value-type="float">
            <text:p>-6,66666666666667</text:p>
          </table:table-cell>
          <table:table-cell table:number-columns-repeated="101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8" calcext:value-type="float">
            <text:p>48</text:p>
          </table:table-cell>
          <table:table-cell table:formula="of:=COM.MICROSOFT.STDEV.S([.B137:.B148])" office:value-type="float" office:value="13.1388274925424" calcext:value-type="float">
            <text:p>13,1388274925424</text:p>
          </table:table-cell>
          <table:table-cell table:formula="of:=AVERAGE([.B137:.B148])" office:value-type="float" office:value="63.9166666666667" calcext:value-type="float">
            <text:p>63,9166666666667</text:p>
          </table:table-cell>
          <table:table-cell table:formula="of:=[.D148]-[.C148]" office:value-type="float" office:value="50.7778391741243" calcext:value-type="float">
            <text:p>50,7778391741243</text:p>
          </table:table-cell>
          <table:table-cell table:formula="of:=[.D148]-[.D136]" office:value-type="float" office:value="-9.66666666666666" calcext:value-type="float">
            <text:p>-9,66666666666666</text:p>
          </table:table-cell>
          <table:table-cell table:number-columns-repeated="101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5" calcext:value-type="float">
            <text:p>55</text:p>
          </table:table-cell>
          <table:table-cell table:formula="of:=COM.MICROSOFT.STDEV.S([.B138:.B149])" office:value-type="float" office:value="12.5625706691816" calcext:value-type="float">
            <text:p>12,5625706691816</text:p>
          </table:table-cell>
          <table:table-cell table:formula="of:=AVERAGE([.B138:.B149])" office:value-type="float" office:value="62" calcext:value-type="float">
            <text:p>62</text:p>
          </table:table-cell>
          <table:table-cell table:formula="of:=[.D149]-[.C149]" office:value-type="float" office:value="49.4374293308184" calcext:value-type="float">
            <text:p>49,4374293308184</text:p>
          </table:table-cell>
          <table:table-cell table:formula="of:=[.D149]-[.D137]" office:value-type="float" office:value="-11.0833333333333" calcext:value-type="float">
            <text:p>-11,0833333333333</text:p>
          </table:table-cell>
          <table:table-cell table:number-columns-repeated="101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39:.B150])" office:value-type="float" office:value="11.6654761297314" calcext:value-type="float">
            <text:p>11,6654761297314</text:p>
          </table:table-cell>
          <table:table-cell table:formula="of:=AVERAGE([.B139:.B150])" office:value-type="float" office:value="63.5833333333333" calcext:value-type="float">
            <text:p>63,5833333333333</text:p>
          </table:table-cell>
          <table:table-cell table:formula="of:=[.D150]-[.C150]" office:value-type="float" office:value="51.9178572036019" calcext:value-type="float">
            <text:p>51,9178572036019</text:p>
          </table:table-cell>
          <table:table-cell table:formula="of:=[.D150]-[.D138]" office:value-type="float" office:value="-7.91666666666667" calcext:value-type="float">
            <text:p>-7,91666666666667</text:p>
          </table:table-cell>
          <table:table-cell table:number-columns-repeated="101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48" calcext:value-type="float">
            <text:p>48</text:p>
          </table:table-cell>
          <table:table-cell table:formula="of:=COM.MICROSOFT.STDEV.S([.B140:.B151])" office:value-type="float" office:value="12.212760341197" calcext:value-type="float">
            <text:p>12,212760341197</text:p>
          </table:table-cell>
          <table:table-cell table:formula="of:=AVERAGE([.B140:.B151])" office:value-type="float" office:value="61.6666666666667" calcext:value-type="float">
            <text:p>61,6666666666667</text:p>
          </table:table-cell>
          <table:table-cell table:formula="of:=[.D151]-[.C151]" office:value-type="float" office:value="49.4539063254696" calcext:value-type="float">
            <text:p>49,4539063254696</text:p>
          </table:table-cell>
          <table:table-cell table:formula="of:=[.D151]-[.D139]" office:value-type="float" office:value="-10.4166666666667" calcext:value-type="float">
            <text:p>-10,4166666666667</text:p>
          </table:table-cell>
          <table:table-cell table:number-columns-repeated="101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0" calcext:value-type="float">
            <text:p>40</text:p>
          </table:table-cell>
          <table:table-cell table:formula="of:=COM.MICROSOFT.STDEV.S([.B141:.B152])" office:value-type="float" office:value="13.6014705087354" calcext:value-type="float">
            <text:p>13,6014705087354</text:p>
          </table:table-cell>
          <table:table-cell table:formula="of:=AVERAGE([.B141:.B152])" office:value-type="float" office:value="60.5" calcext:value-type="float">
            <text:p>60,5</text:p>
          </table:table-cell>
          <table:table-cell table:formula="of:=[.D152]-[.C152]" office:value-type="float" office:value="46.8985294912646" calcext:value-type="float">
            <text:p>46,8985294912646</text:p>
          </table:table-cell>
          <table:table-cell table:formula="of:=[.D152]-[.D140]" office:value-type="float" office:value="-9.66666666666666" calcext:value-type="float">
            <text:p>-9,66666666666666</text:p>
          </table:table-cell>
          <table:table-cell table:number-columns-repeated="101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4" calcext:value-type="float">
            <text:p>54</text:p>
          </table:table-cell>
          <table:table-cell table:formula="of:=COM.MICROSOFT.STDEV.S([.B142:.B153])" office:value-type="float" office:value="13.6988718845418" calcext:value-type="float">
            <text:p>13,6988718845418</text:p>
          </table:table-cell>
          <table:table-cell table:formula="of:=AVERAGE([.B142:.B153])" office:value-type="float" office:value="59.75" calcext:value-type="float">
            <text:p>59,75</text:p>
          </table:table-cell>
          <table:table-cell table:formula="of:=[.D153]-[.C153]" office:value-type="float" office:value="46.0511281154582" calcext:value-type="float">
            <text:p>46,0511281154582</text:p>
          </table:table-cell>
          <table:table-cell table:formula="of:=[.D153]-[.D141]" office:value-type="float" office:value="-9.91666666666666" calcext:value-type="float">
            <text:p>-9,91666666666666</text:p>
          </table:table-cell>
          <table:table-cell table:number-columns-repeated="101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58" calcext:value-type="float">
            <text:p>58</text:p>
          </table:table-cell>
          <table:table-cell table:formula="of:=COM.MICROSOFT.STDEV.S([.B143:.B154])" office:value-type="float" office:value="13.6315142892557" calcext:value-type="float">
            <text:p>13,6315142892557</text:p>
          </table:table-cell>
          <table:table-cell table:formula="of:=AVERAGE([.B143:.B154])" office:value-type="float" office:value="60" calcext:value-type="float">
            <text:p>60</text:p>
          </table:table-cell>
          <table:table-cell table:formula="of:=[.D154]-[.C154]" office:value-type="float" office:value="46.3684857107443" calcext:value-type="float">
            <text:p>46,3684857107443</text:p>
          </table:table-cell>
          <table:table-cell table:formula="of:=[.D154]-[.D142]" office:value-type="float" office:value="-8.25" calcext:value-type="float">
            <text:p>-8,25</text:p>
          </table:table-cell>
          <table:table-cell table:number-columns-repeated="101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9" calcext:value-type="float">
            <text:p>49</text:p>
          </table:table-cell>
          <table:table-cell table:formula="of:=COM.MICROSOFT.STDEV.S([.B144:.B155])" office:value-type="float" office:value="12.205314292131" calcext:value-type="float">
            <text:p>12,205314292131</text:p>
          </table:table-cell>
          <table:table-cell table:formula="of:=AVERAGE([.B144:.B155])" office:value-type="float" office:value="57.3333333333333" calcext:value-type="float">
            <text:p>57,3333333333333</text:p>
          </table:table-cell>
          <table:table-cell table:formula="of:=[.D155]-[.C155]" office:value-type="float" office:value="45.1280190412023" calcext:value-type="float">
            <text:p>45,1280190412023</text:p>
          </table:table-cell>
          <table:table-cell table:formula="of:=[.D155]-[.D143]" office:value-type="float" office:value="-10.3333333333333" calcext:value-type="float">
            <text:p>-10,3333333333333</text:p>
          </table:table-cell>
          <table:table-cell table:number-columns-repeated="101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53" calcext:value-type="float">
            <text:p>53</text:p>
          </table:table-cell>
          <table:table-cell table:formula="of:=COM.MICROSOFT.STDEV.S([.B145:.B156])" office:value-type="float" office:value="11.8615753463429" calcext:value-type="float">
            <text:p>11,8615753463429</text:p>
          </table:table-cell>
          <table:table-cell table:formula="of:=AVERAGE([.B145:.B156])" office:value-type="float" office:value="56.1666666666667" calcext:value-type="float">
            <text:p>56,1666666666667</text:p>
          </table:table-cell>
          <table:table-cell table:formula="of:=[.D156]-[.C156]" office:value-type="float" office:value="44.3050913203238" calcext:value-type="float">
            <text:p>44,3050913203238</text:p>
          </table:table-cell>
          <table:table-cell table:formula="of:=[.D156]-[.D144]" office:value-type="float" office:value="-11.1666666666667" calcext:value-type="float">
            <text:p>-11,1666666666667</text:p>
          </table:table-cell>
          <table:table-cell table:number-columns-repeated="101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38" calcext:value-type="float">
            <text:p>38</text:p>
          </table:table-cell>
          <table:table-cell table:formula="of:=COM.MICROSOFT.STDEV.S([.B146:.B157])" office:value-type="float" office:value="12.9474462206399" calcext:value-type="float">
            <text:p>12,9474462206399</text:p>
          </table:table-cell>
          <table:table-cell table:formula="of:=AVERAGE([.B146:.B157])" office:value-type="float" office:value="55" calcext:value-type="float">
            <text:p>55</text:p>
          </table:table-cell>
          <table:table-cell table:formula="of:=[.D157]-[.C157]" office:value-type="float" office:value="42.0525537793601" calcext:value-type="float">
            <text:p>42,0525537793601</text:p>
          </table:table-cell>
          <table:table-cell table:formula="of:=[.D157]-[.D145]" office:value-type="float" office:value="-12.25" calcext:value-type="float">
            <text:p>-12,25</text:p>
          </table:table-cell>
          <table:table-cell table:number-columns-repeated="1010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79" calcext:value-type="float">
            <text:p>79</text:p>
          </table:table-cell>
          <table:table-cell table:formula="of:=COM.MICROSOFT.STDEV.S([.B147:.B158])" office:value-type="float" office:value="14.4714975874732" calcext:value-type="float">
            <text:p>14,4714975874732</text:p>
          </table:table-cell>
          <table:table-cell table:formula="of:=AVERAGE([.B147:.B158])" office:value-type="float" office:value="56.1666666666667" calcext:value-type="float">
            <text:p>56,1666666666667</text:p>
          </table:table-cell>
          <table:table-cell table:formula="of:=[.D158]-[.C158]" office:value-type="float" office:value="41.6951690791935" calcext:value-type="float">
            <text:p>41,6951690791935</text:p>
          </table:table-cell>
          <table:table-cell table:formula="of:=[.D158]-[.D146]" office:value-type="float" office:value="-9.58333333333334" calcext:value-type="float">
            <text:p>-9,58333333333334</text:p>
          </table:table-cell>
          <table:table-cell table:number-columns-repeated="1010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62" calcext:value-type="float">
            <text:p>62</text:p>
          </table:table-cell>
          <table:table-cell table:formula="of:=COM.MICROSOFT.STDEV.S([.B148:.B159])" office:value-type="float" office:value="11.2801783781297" calcext:value-type="float">
            <text:p>11,2801783781297</text:p>
          </table:table-cell>
          <table:table-cell table:formula="of:=AVERAGE([.B148:.B159])" office:value-type="float" office:value="54.1666666666667" calcext:value-type="float">
            <text:p>54,1666666666667</text:p>
          </table:table-cell>
          <table:table-cell table:formula="of:=[.D159]-[.C159]" office:value-type="float" office:value="42.886488288537" calcext:value-type="float">
            <text:p>42,886488288537</text:p>
          </table:table-cell>
          <table:table-cell table:formula="of:=[.D159]-[.D147]" office:value-type="float" office:value="-13.6666666666667" calcext:value-type="float">
            <text:p>-13,6666666666667</text:p>
          </table:table-cell>
          <table:table-cell table:number-columns-repeated="1010"/>
        </table:table-row>
      </table:table>
      <table:table table:name="Editors &gt;5" table:style-name="ta1">
        <table:shapes>
          <draw:frame draw:z-index="0" draw:style-name="gr1" draw:text-style-name="P1" svg:width="159.99mm" svg:height="89.99mm" svg:x="75.24mm" svg:y="1mm">
            <loext:p draw:notify-on-update-of-ranges="'Editors &gt;5'.A1:'Editors &gt;5'.A1 'Editors &gt;5'.A2:'Editors &gt;5'.A159 'Editors &gt;5'.B1:'Editors &gt;5'.B1 'Editors &gt;5'.B2:'Editors &gt;5'.B159 'Editors &gt;5'.C1:'Editors &gt;5'.C1 'Editors &gt;5'.C2:'Editors &gt;5'.C159 'Editors &gt;5'.D1:'Editors &gt;5'.D1 'Editors &gt;5'.D2:'Editors &gt;5'.D159 'Editors &gt;5'.E1:'Editors &gt;5'.E1 'Editors &gt;5'.E2:'Editors &gt;5'.E159 'Editors &gt;5'.F1:'Editors &gt;5'.F1 'Editors &gt;5'.F2:'Editors &gt;5'.F1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5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7" calcext:value-type="float">
            <text:p>1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3" calcext:value-type="float">
            <text:p>23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8" calcext:value-type="float">
            <text:p>5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0" calcext:value-type="float">
            <text:p>30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6" calcext:value-type="float">
            <text:p>3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46" calcext:value-type="float">
            <text:p>4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5" calcext:value-type="float">
            <text:p>4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1" calcext:value-type="float">
            <text:p>51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7" calcext:value-type="float">
            <text:p>4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86" calcext:value-type="float">
            <text:p>8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91" calcext:value-type="float">
            <text:p>91</text:p>
          </table:table-cell>
          <table:table-cell table:formula="of:=COM.MICROSOFT.STDEV.S([.B2:.B13])" office:value-type="float" office:value="28.2032665204625" calcext:value-type="float">
            <text:p>28,2032665204625</text:p>
          </table:table-cell>
          <table:table-cell table:formula="of:=AVERAGE([.B2:.B13])" office:value-type="float" office:value="53.1666666666667" calcext:value-type="float">
            <text:p>53,1666666666667</text:p>
          </table:table-cell>
          <table:table-cell table:formula="of:=[.D13]-[.C13]" office:value-type="float" office:value="24.9634001462041" calcext:value-type="float">
            <text:p>24,9634001462041</text:p>
          </table:table-cell>
          <table:table-cell table:number-columns-repeated="1011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07" calcext:value-type="float">
            <text:p>107</text:p>
          </table:table-cell>
          <table:table-cell table:formula="of:=COM.MICROSOFT.STDEV.S([.B3:.B14])" office:value-type="float" office:value="29.641289793227" calcext:value-type="float">
            <text:p>29,641289793227</text:p>
          </table:table-cell>
          <table:table-cell table:formula="of:=AVERAGE([.B3:.B14])" office:value-type="float" office:value="60.6666666666667" calcext:value-type="float">
            <text:p>60,6666666666667</text:p>
          </table:table-cell>
          <table:table-cell table:formula="of:=[.D14]-[.C14]" office:value-type="float" office:value="31.0253768734397" calcext:value-type="float">
            <text:p>31,0253768734397</text:p>
          </table:table-cell>
          <table:table-cell table:number-columns-repeated="1011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01" calcext:value-type="float">
            <text:p>101</text:p>
          </table:table-cell>
          <table:table-cell table:formula="of:=COM.MICROSOFT.STDEV.S([.B4:.B15])" office:value-type="float" office:value="29.1791748071162" calcext:value-type="float">
            <text:p>29,1791748071162</text:p>
          </table:table-cell>
          <table:table-cell table:formula="of:=AVERAGE([.B4:.B15])" office:value-type="float" office:value="67.1666666666667" calcext:value-type="float">
            <text:p>67,1666666666667</text:p>
          </table:table-cell>
          <table:table-cell table:formula="of:=[.D15]-[.C15]" office:value-type="float" office:value="37.9874918595505" calcext:value-type="float">
            <text:p>37,9874918595505</text:p>
          </table:table-cell>
          <table:table-cell table:number-columns-repeated="1011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51" calcext:value-type="float">
            <text:p>151</text:p>
          </table:table-cell>
          <table:table-cell table:formula="of:=COM.MICROSOFT.STDEV.S([.B5:.B16])" office:value-type="float" office:value="37.6453747812961" calcext:value-type="float">
            <text:p>37,6453747812961</text:p>
          </table:table-cell>
          <table:table-cell table:formula="of:=AVERAGE([.B5:.B16])" office:value-type="float" office:value="74.9166666666667" calcext:value-type="float">
            <text:p>74,9166666666667</text:p>
          </table:table-cell>
          <table:table-cell table:formula="of:=[.D16]-[.C16]" office:value-type="float" office:value="37.2712918853706" calcext:value-type="float">
            <text:p>37,2712918853706</text:p>
          </table:table-cell>
          <table:table-cell table:number-columns-repeated="1011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65" calcext:value-type="float">
            <text:p>165</text:p>
          </table:table-cell>
          <table:table-cell table:formula="of:=COM.MICROSOFT.STDEV.S([.B6:.B17])" office:value-type="float" office:value="42.8185035051932" calcext:value-type="float">
            <text:p>42,8185035051932</text:p>
          </table:table-cell>
          <table:table-cell table:formula="of:=AVERAGE([.B6:.B17])" office:value-type="float" office:value="86.1666666666667" calcext:value-type="float">
            <text:p>86,1666666666667</text:p>
          </table:table-cell>
          <table:table-cell table:formula="of:=[.D17]-[.C17]" office:value-type="float" office:value="43.3481631614735" calcext:value-type="float">
            <text:p>43,3481631614735</text:p>
          </table:table-cell>
          <table:table-cell table:number-columns-repeated="1011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48" calcext:value-type="float">
            <text:p>148</text:p>
          </table:table-cell>
          <table:table-cell table:formula="of:=COM.MICROSOFT.STDEV.S([.B7:.B18])" office:value-type="float" office:value="43.0950324072487" calcext:value-type="float">
            <text:p>43,0950324072487</text:p>
          </table:table-cell>
          <table:table-cell table:formula="of:=AVERAGE([.B7:.B18])" office:value-type="float" office:value="95.5" calcext:value-type="float">
            <text:p>95,5</text:p>
          </table:table-cell>
          <table:table-cell table:formula="of:=[.D18]-[.C18]" office:value-type="float" office:value="52.4049675927513" calcext:value-type="float">
            <text:p>52,4049675927513</text:p>
          </table:table-cell>
          <table:table-cell table:number-columns-repeated="1011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56" calcext:value-type="float">
            <text:p>156</text:p>
          </table:table-cell>
          <table:table-cell table:formula="of:=COM.MICROSOFT.STDEV.S([.B8:.B19])" office:value-type="float" office:value="43.3072182380161" calcext:value-type="float">
            <text:p>43,3072182380161</text:p>
          </table:table-cell>
          <table:table-cell table:formula="of:=AVERAGE([.B8:.B19])" office:value-type="float" office:value="104.666666666667" calcext:value-type="float">
            <text:p>104,666666666667</text:p>
          </table:table-cell>
          <table:table-cell table:formula="of:=[.D19]-[.C19]" office:value-type="float" office:value="61.3594484286506" calcext:value-type="float">
            <text:p>61,3594484286506</text:p>
          </table:table-cell>
          <table:table-cell table:number-columns-repeated="101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167" calcext:value-type="float">
            <text:p>167</text:p>
          </table:table-cell>
          <table:table-cell table:formula="of:=COM.MICROSOFT.STDEV.S([.B9:.B20])" office:value-type="float" office:value="42.3359579238894" calcext:value-type="float">
            <text:p>42,3359579238894</text:p>
          </table:table-cell>
          <table:table-cell table:formula="of:=AVERAGE([.B9:.B20])" office:value-type="float" office:value="114.833333333333" calcext:value-type="float">
            <text:p>114,833333333333</text:p>
          </table:table-cell>
          <table:table-cell table:formula="of:=[.D20]-[.C20]" office:value-type="float" office:value="72.4973754094439" calcext:value-type="float">
            <text:p>72,4973754094439</text:p>
          </table:table-cell>
          <table:table-cell table:number-columns-repeated="101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219" calcext:value-type="float">
            <text:p>219</text:p>
          </table:table-cell>
          <table:table-cell table:formula="of:=COM.MICROSOFT.STDEV.S([.B10:.B21])" office:value-type="float" office:value="46.8456524291759" calcext:value-type="float">
            <text:p>46,8456524291759</text:p>
          </table:table-cell>
          <table:table-cell table:formula="of:=AVERAGE([.B10:.B21])" office:value-type="float" office:value="128.833333333333" calcext:value-type="float">
            <text:p>128,833333333333</text:p>
          </table:table-cell>
          <table:table-cell table:formula="of:=[.D21]-[.C21]" office:value-type="float" office:value="81.9876809041574" calcext:value-type="float">
            <text:p>81,9876809041574</text:p>
          </table:table-cell>
          <table:table-cell table:number-columns-repeated="101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87" calcext:value-type="float">
            <text:p>187</text:p>
          </table:table-cell>
          <table:table-cell table:formula="of:=COM.MICROSOFT.STDEV.S([.B11:.B22])" office:value-type="float" office:value="41.7710208376355" calcext:value-type="float">
            <text:p>41,7710208376355</text:p>
          </table:table-cell>
          <table:table-cell table:formula="of:=AVERAGE([.B11:.B22])" office:value-type="float" office:value="140.5" calcext:value-type="float">
            <text:p>140,5</text:p>
          </table:table-cell>
          <table:table-cell table:formula="of:=[.D22]-[.C22]" office:value-type="float" office:value="98.7289791623645" calcext:value-type="float">
            <text:p>98,7289791623645</text:p>
          </table:table-cell>
          <table:table-cell table:number-columns-repeated="101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08" calcext:value-type="float">
            <text:p>208</text:p>
          </table:table-cell>
          <table:table-cell table:formula="of:=COM.MICROSOFT.STDEV.S([.B12:.B23])" office:value-type="float" office:value="42.1454911496168" calcext:value-type="float">
            <text:p>42,1454911496168</text:p>
          </table:table-cell>
          <table:table-cell table:formula="of:=AVERAGE([.B12:.B23])" office:value-type="float" office:value="150.666666666667" calcext:value-type="float">
            <text:p>150,666666666667</text:p>
          </table:table-cell>
          <table:table-cell table:formula="of:=[.D23]-[.C23]" office:value-type="float" office:value="108.52117551705" calcext:value-type="float">
            <text:p>108,52117551705</text:p>
          </table:table-cell>
          <table:table-cell table:number-columns-repeated="101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24" calcext:value-type="float">
            <text:p>224</text:p>
          </table:table-cell>
          <table:table-cell table:formula="of:=COM.MICROSOFT.STDEV.S([.B13:.B24])" office:value-type="float" office:value="44.6956034716724" calcext:value-type="float">
            <text:p>44,6956034716724</text:p>
          </table:table-cell>
          <table:table-cell table:formula="of:=AVERAGE([.B13:.B24])" office:value-type="float" office:value="160.333333333333" calcext:value-type="float">
            <text:p>160,333333333333</text:p>
          </table:table-cell>
          <table:table-cell table:formula="of:=[.D24]-[.C24]" office:value-type="float" office:value="115.637729861661" calcext:value-type="float">
            <text:p>115,637729861661</text:p>
          </table:table-cell>
          <table:table-cell table:number-columns-repeated="101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277" calcext:value-type="float">
            <text:p>277</text:p>
          </table:table-cell>
          <table:table-cell table:formula="of:=COM.MICROSOFT.STDEV.S([.B14:.B25])" office:value-type="float" office:value="50.3584123753886" calcext:value-type="float">
            <text:p>50,3584123753886</text:p>
          </table:table-cell>
          <table:table-cell table:formula="of:=AVERAGE([.B14:.B25])" office:value-type="float" office:value="175.833333333333" calcext:value-type="float">
            <text:p>175,833333333333</text:p>
          </table:table-cell>
          <table:table-cell table:formula="of:=[.D25]-[.C25]" office:value-type="float" office:value="125.474920957945" calcext:value-type="float">
            <text:p>125,474920957945</text:p>
          </table:table-cell>
          <table:table-cell table:formula="of:=[.D25]-[.D13]" office:value-type="float" office:value="122.666666666667" calcext:value-type="float">
            <text:p>122,666666666667</text:p>
          </table:table-cell>
          <table:table-cell table:number-columns-repeated="1010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309" calcext:value-type="float">
            <text:p>309</text:p>
          </table:table-cell>
          <table:table-cell table:formula="of:=COM.MICROSOFT.STDEV.S([.B15:.B26])" office:value-type="float" office:value="58.3801543698064" calcext:value-type="float">
            <text:p>58,3801543698064</text:p>
          </table:table-cell>
          <table:table-cell table:formula="of:=AVERAGE([.B15:.B26])" office:value-type="float" office:value="192.666666666667" calcext:value-type="float">
            <text:p>192,666666666667</text:p>
          </table:table-cell>
          <table:table-cell table:formula="of:=[.D26]-[.C26]" office:value-type="float" office:value="134.28651229686" calcext:value-type="float">
            <text:p>134,28651229686</text:p>
          </table:table-cell>
          <table:table-cell table:formula="of:=[.D26]-[.D14]" office:value-type="float" office:value="132" calcext:value-type="float">
            <text:p>132</text:p>
          </table:table-cell>
          <table:table-cell table:number-columns-repeated="1010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20" calcext:value-type="float">
            <text:p>320</text:p>
          </table:table-cell>
          <table:table-cell table:formula="of:=COM.MICROSOFT.STDEV.S([.B16:.B27])" office:value-type="float" office:value="61.2779929847774" calcext:value-type="float">
            <text:p>61,2779929847774</text:p>
          </table:table-cell>
          <table:table-cell table:formula="of:=AVERAGE([.B16:.B27])" office:value-type="float" office:value="210.916666666667" calcext:value-type="float">
            <text:p>210,916666666667</text:p>
          </table:table-cell>
          <table:table-cell table:formula="of:=[.D27]-[.C27]" office:value-type="float" office:value="149.638673681889" calcext:value-type="float">
            <text:p>149,638673681889</text:p>
          </table:table-cell>
          <table:table-cell table:formula="of:=[.D27]-[.D15]" office:value-type="float" office:value="143.75" calcext:value-type="float">
            <text:p>143,75</text:p>
          </table:table-cell>
          <table:table-cell table:number-columns-repeated="1010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78" calcext:value-type="float">
            <text:p>378</text:p>
          </table:table-cell>
          <table:table-cell table:formula="of:=COM.MICROSOFT.STDEV.S([.B17:.B28])" office:value-type="float" office:value="74.6736333330013" calcext:value-type="float">
            <text:p>74,6736333330013</text:p>
          </table:table-cell>
          <table:table-cell table:formula="of:=AVERAGE([.B17:.B28])" office:value-type="float" office:value="229.833333333333" calcext:value-type="float">
            <text:p>229,833333333333</text:p>
          </table:table-cell>
          <table:table-cell table:formula="of:=[.D28]-[.C28]" office:value-type="float" office:value="155.159700000332" calcext:value-type="float">
            <text:p>155,159700000332</text:p>
          </table:table-cell>
          <table:table-cell table:formula="of:=[.D28]-[.D16]" office:value-type="float" office:value="154.916666666667" calcext:value-type="float">
            <text:p>154,916666666667</text:p>
          </table:table-cell>
          <table:table-cell table:number-columns-repeated="101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387" calcext:value-type="float">
            <text:p>387</text:p>
          </table:table-cell>
          <table:table-cell table:formula="of:=COM.MICROSOFT.STDEV.S([.B18:.B29])" office:value-type="float" office:value="84.0609447022957" calcext:value-type="float">
            <text:p>84,0609447022957</text:p>
          </table:table-cell>
          <table:table-cell table:formula="of:=AVERAGE([.B18:.B29])" office:value-type="float" office:value="248.333333333333" calcext:value-type="float">
            <text:p>248,333333333333</text:p>
          </table:table-cell>
          <table:table-cell table:formula="of:=[.D29]-[.C29]" office:value-type="float" office:value="164.272388631038" calcext:value-type="float">
            <text:p>164,272388631038</text:p>
          </table:table-cell>
          <table:table-cell table:formula="of:=[.D29]-[.D17]" office:value-type="float" office:value="162.166666666667" calcext:value-type="float">
            <text:p>162,166666666667</text:p>
          </table:table-cell>
          <table:table-cell table:number-columns-repeated="1010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18" calcext:value-type="float">
            <text:p>418</text:p>
          </table:table-cell>
          <table:table-cell table:formula="of:=COM.MICROSOFT.STDEV.S([.B19:.B30])" office:value-type="float" office:value="90.6409834389934" calcext:value-type="float">
            <text:p>90,6409834389934</text:p>
          </table:table-cell>
          <table:table-cell table:formula="of:=AVERAGE([.B19:.B30])" office:value-type="float" office:value="270.833333333333" calcext:value-type="float">
            <text:p>270,833333333333</text:p>
          </table:table-cell>
          <table:table-cell table:formula="of:=[.D30]-[.C30]" office:value-type="float" office:value="180.19234989434" calcext:value-type="float">
            <text:p>180,19234989434</text:p>
          </table:table-cell>
          <table:table-cell table:formula="of:=[.D30]-[.D18]" office:value-type="float" office:value="175.333333333333" calcext:value-type="float">
            <text:p>175,333333333333</text:p>
          </table:table-cell>
          <table:table-cell table:number-columns-repeated="1010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32" calcext:value-type="float">
            <text:p>432</text:p>
          </table:table-cell>
          <table:table-cell table:formula="of:=COM.MICROSOFT.STDEV.S([.B20:.B31])" office:value-type="float" office:value="93.8149371062115" calcext:value-type="float">
            <text:p>93,8149371062115</text:p>
          </table:table-cell>
          <table:table-cell table:formula="of:=AVERAGE([.B20:.B31])" office:value-type="float" office:value="293.833333333333" calcext:value-type="float">
            <text:p>293,833333333333</text:p>
          </table:table-cell>
          <table:table-cell table:formula="of:=[.D31]-[.C31]" office:value-type="float" office:value="200.018396227122" calcext:value-type="float">
            <text:p>200,018396227122</text:p>
          </table:table-cell>
          <table:table-cell table:formula="of:=[.D31]-[.D19]" office:value-type="float" office:value="189.166666666667" calcext:value-type="float">
            <text:p>189,166666666667</text:p>
          </table:table-cell>
          <table:table-cell table:number-columns-repeated="101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07" calcext:value-type="float">
            <text:p>407</text:p>
          </table:table-cell>
          <table:table-cell table:formula="of:=COM.MICROSOFT.STDEV.S([.B21:.B32])" office:value-type="float" office:value="89.8147925995321" calcext:value-type="float">
            <text:p>89,8147925995321</text:p>
          </table:table-cell>
          <table:table-cell table:formula="of:=AVERAGE([.B21:.B32])" office:value-type="float" office:value="313.833333333333" calcext:value-type="float">
            <text:p>313,833333333333</text:p>
          </table:table-cell>
          <table:table-cell table:formula="of:=[.D32]-[.C32]" office:value-type="float" office:value="224.018540733801" calcext:value-type="float">
            <text:p>224,018540733801</text:p>
          </table:table-cell>
          <table:table-cell table:formula="of:=[.D32]-[.D20]" office:value-type="float" office:value="199" calcext:value-type="float">
            <text:p>199</text:p>
          </table:table-cell>
          <table:table-cell table:number-columns-repeated="101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57" calcext:value-type="float">
            <text:p>457</text:p>
          </table:table-cell>
          <table:table-cell table:formula="of:=COM.MICROSOFT.STDEV.S([.B22:.B33])" office:value-type="float" office:value="93.1844049899624" calcext:value-type="float">
            <text:p>93,1844049899624</text:p>
          </table:table-cell>
          <table:table-cell table:formula="of:=AVERAGE([.B22:.B33])" office:value-type="float" office:value="333.666666666667" calcext:value-type="float">
            <text:p>333,666666666667</text:p>
          </table:table-cell>
          <table:table-cell table:formula="of:=[.D33]-[.C33]" office:value-type="float" office:value="240.482261676704" calcext:value-type="float">
            <text:p>240,482261676704</text:p>
          </table:table-cell>
          <table:table-cell table:formula="of:=[.D33]-[.D21]" office:value-type="float" office:value="204.833333333333" calcext:value-type="float">
            <text:p>204,833333333333</text:p>
          </table:table-cell>
          <table:table-cell table:number-columns-repeated="101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512" calcext:value-type="float">
            <text:p>512</text:p>
          </table:table-cell>
          <table:table-cell table:formula="of:=COM.MICROSOFT.STDEV.S([.B23:.B34])" office:value-type="float" office:value="93.9081998549647" calcext:value-type="float">
            <text:p>93,9081998549647</text:p>
          </table:table-cell>
          <table:table-cell table:formula="of:=AVERAGE([.B23:.B34])" office:value-type="float" office:value="360.75" calcext:value-type="float">
            <text:p>360,75</text:p>
          </table:table-cell>
          <table:table-cell table:formula="of:=[.D34]-[.C34]" office:value-type="float" office:value="266.841800145035" calcext:value-type="float">
            <text:p>266,841800145035</text:p>
          </table:table-cell>
          <table:table-cell table:formula="of:=[.D34]-[.D22]" office:value-type="float" office:value="220.25" calcext:value-type="float">
            <text:p>220,25</text:p>
          </table:table-cell>
          <table:table-cell table:number-columns-repeated="101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513" calcext:value-type="float">
            <text:p>513</text:p>
          </table:table-cell>
          <table:table-cell table:formula="of:=COM.MICROSOFT.STDEV.S([.B24:.B35])" office:value-type="float" office:value="90.0008417469054" calcext:value-type="float">
            <text:p>90,0008417469054</text:p>
          </table:table-cell>
          <table:table-cell table:formula="of:=AVERAGE([.B24:.B35])" office:value-type="float" office:value="386.166666666667" calcext:value-type="float">
            <text:p>386,166666666667</text:p>
          </table:table-cell>
          <table:table-cell table:formula="of:=[.D35]-[.C35]" office:value-type="float" office:value="296.165824919761" calcext:value-type="float">
            <text:p>296,165824919761</text:p>
          </table:table-cell>
          <table:table-cell table:formula="of:=[.D35]-[.D23]" office:value-type="float" office:value="235.5" calcext:value-type="float">
            <text:p>235,5</text:p>
          </table:table-cell>
          <table:table-cell table:number-columns-repeated="101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623" calcext:value-type="float">
            <text:p>623</text:p>
          </table:table-cell>
          <table:table-cell table:formula="of:=COM.MICROSOFT.STDEV.S([.B25:.B36])" office:value-type="float" office:value="97.9920760556534" calcext:value-type="float">
            <text:p>97,9920760556534</text:p>
          </table:table-cell>
          <table:table-cell table:formula="of:=AVERAGE([.B25:.B36])" office:value-type="float" office:value="419.416666666667" calcext:value-type="float">
            <text:p>419,416666666667</text:p>
          </table:table-cell>
          <table:table-cell table:formula="of:=[.D36]-[.C36]" office:value-type="float" office:value="321.424590611013" calcext:value-type="float">
            <text:p>321,424590611013</text:p>
          </table:table-cell>
          <table:table-cell table:formula="of:=[.D36]-[.D24]" office:value-type="float" office:value="259.083333333333" calcext:value-type="float">
            <text:p>259,083333333333</text:p>
          </table:table-cell>
          <table:table-cell table:number-columns-repeated="101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656" calcext:value-type="float">
            <text:p>656</text:p>
          </table:table-cell>
          <table:table-cell table:formula="of:=COM.MICROSOFT.STDEV.S([.B26:.B37])" office:value-type="float" office:value="108.437665378443" calcext:value-type="float">
            <text:p>108,437665378443</text:p>
          </table:table-cell>
          <table:table-cell table:formula="of:=AVERAGE([.B26:.B37])" office:value-type="float" office:value="451" calcext:value-type="float">
            <text:p>451</text:p>
          </table:table-cell>
          <table:table-cell table:formula="of:=[.D37]-[.C37]" office:value-type="float" office:value="342.562334621557" calcext:value-type="float">
            <text:p>342,562334621557</text:p>
          </table:table-cell>
          <table:table-cell table:formula="of:=[.D37]-[.D25]" office:value-type="float" office:value="275.166666666667" calcext:value-type="float">
            <text:p>275,166666666667</text:p>
          </table:table-cell>
          <table:table-cell table:number-columns-repeated="101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691" calcext:value-type="float">
            <text:p>691</text:p>
          </table:table-cell>
          <table:table-cell table:formula="of:=COM.MICROSOFT.STDEV.S([.B27:.B38])" office:value-type="float" office:value="118.560175233993" calcext:value-type="float">
            <text:p>118,560175233993</text:p>
          </table:table-cell>
          <table:table-cell table:formula="of:=AVERAGE([.B27:.B38])" office:value-type="float" office:value="482.833333333333" calcext:value-type="float">
            <text:p>482,833333333333</text:p>
          </table:table-cell>
          <table:table-cell table:formula="of:=[.D38]-[.C38]" office:value-type="float" office:value="364.27315809934" calcext:value-type="float">
            <text:p>364,27315809934</text:p>
          </table:table-cell>
          <table:table-cell table:formula="of:=[.D38]-[.D26]" office:value-type="float" office:value="290.166666666667" calcext:value-type="float">
            <text:p>290,166666666667</text:p>
          </table:table-cell>
          <table:table-cell table:number-columns-repeated="101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727" calcext:value-type="float">
            <text:p>727</text:p>
          </table:table-cell>
          <table:table-cell table:formula="of:=COM.MICROSOFT.STDEV.S([.B28:.B39])" office:value-type="float" office:value="125.741527818704" calcext:value-type="float">
            <text:p>125,741527818704</text:p>
          </table:table-cell>
          <table:table-cell table:formula="of:=AVERAGE([.B28:.B39])" office:value-type="float" office:value="516.75" calcext:value-type="float">
            <text:p>516,75</text:p>
          </table:table-cell>
          <table:table-cell table:formula="of:=[.D39]-[.C39]" office:value-type="float" office:value="391.008472181296" calcext:value-type="float">
            <text:p>391,008472181296</text:p>
          </table:table-cell>
          <table:table-cell table:formula="of:=[.D39]-[.D27]" office:value-type="float" office:value="305.833333333333" calcext:value-type="float">
            <text:p>305,833333333333</text:p>
          </table:table-cell>
          <table:table-cell table:number-columns-repeated="101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87" calcext:value-type="float">
            <text:p>787</text:p>
          </table:table-cell>
          <table:table-cell table:formula="of:=COM.MICROSOFT.STDEV.S([.B29:.B40])" office:value-type="float" office:value="139.402512911571" calcext:value-type="float">
            <text:p>139,402512911571</text:p>
          </table:table-cell>
          <table:table-cell table:formula="of:=AVERAGE([.B29:.B40])" office:value-type="float" office:value="550.833333333333" calcext:value-type="float">
            <text:p>550,833333333333</text:p>
          </table:table-cell>
          <table:table-cell table:formula="of:=[.D40]-[.C40]" office:value-type="float" office:value="411.430820421763" calcext:value-type="float">
            <text:p>411,430820421763</text:p>
          </table:table-cell>
          <table:table-cell table:formula="of:=[.D40]-[.D28]" office:value-type="float" office:value="321" calcext:value-type="float">
            <text:p>321</text:p>
          </table:table-cell>
          <table:table-cell table:number-columns-repeated="101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697" calcext:value-type="float">
            <text:p>697</text:p>
          </table:table-cell>
          <table:table-cell table:formula="of:=COM.MICROSOFT.STDEV.S([.B30:.B41])" office:value-type="float" office:value="134.933878307679" calcext:value-type="float">
            <text:p>134,933878307679</text:p>
          </table:table-cell>
          <table:table-cell table:formula="of:=AVERAGE([.B30:.B41])" office:value-type="float" office:value="576.666666666667" calcext:value-type="float">
            <text:p>576,666666666667</text:p>
          </table:table-cell>
          <table:table-cell table:formula="of:=[.D41]-[.C41]" office:value-type="float" office:value="441.732788358988" calcext:value-type="float">
            <text:p>441,732788358988</text:p>
          </table:table-cell>
          <table:table-cell table:formula="of:=[.D41]-[.D29]" office:value-type="float" office:value="328.333333333333" calcext:value-type="float">
            <text:p>328,333333333333</text:p>
          </table:table-cell>
          <table:table-cell table:number-columns-repeated="101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701" calcext:value-type="float">
            <text:p>701</text:p>
          </table:table-cell>
          <table:table-cell table:formula="of:=COM.MICROSOFT.STDEV.S([.B31:.B42])" office:value-type="float" office:value="129.29467752527" calcext:value-type="float">
            <text:p>129,29467752527</text:p>
          </table:table-cell>
          <table:table-cell table:formula="of:=AVERAGE([.B31:.B42])" office:value-type="float" office:value="600.25" calcext:value-type="float">
            <text:p>600,25</text:p>
          </table:table-cell>
          <table:table-cell table:formula="of:=[.D42]-[.C42]" office:value-type="float" office:value="470.95532247473" calcext:value-type="float">
            <text:p>470,95532247473</text:p>
          </table:table-cell>
          <table:table-cell table:formula="of:=[.D42]-[.D30]" office:value-type="float" office:value="329.416666666667" calcext:value-type="float">
            <text:p>329,416666666667</text:p>
          </table:table-cell>
          <table:table-cell table:number-columns-repeated="101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06" calcext:value-type="float">
            <text:p>606</text:p>
          </table:table-cell>
          <table:table-cell table:formula="of:=COM.MICROSOFT.STDEV.S([.B32:.B43])" office:value-type="float" office:value="117.971587488452" calcext:value-type="float">
            <text:p>117,971587488452</text:p>
          </table:table-cell>
          <table:table-cell table:formula="of:=AVERAGE([.B32:.B43])" office:value-type="float" office:value="614.75" calcext:value-type="float">
            <text:p>614,75</text:p>
          </table:table-cell>
          <table:table-cell table:formula="of:=[.D43]-[.C43]" office:value-type="float" office:value="496.778412511548" calcext:value-type="float">
            <text:p>496,778412511548</text:p>
          </table:table-cell>
          <table:table-cell table:formula="of:=[.D43]-[.D31]" office:value-type="float" office:value="320.916666666667" calcext:value-type="float">
            <text:p>320,916666666667</text:p>
          </table:table-cell>
          <table:table-cell table:number-columns-repeated="101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577" calcext:value-type="float">
            <text:p>577</text:p>
          </table:table-cell>
          <table:table-cell table:formula="of:=COM.MICROSOFT.STDEV.S([.B33:.B44])" office:value-type="float" office:value="99.5201745954817" calcext:value-type="float">
            <text:p>99,5201745954817</text:p>
          </table:table-cell>
          <table:table-cell table:formula="of:=AVERAGE([.B33:.B44])" office:value-type="float" office:value="628.916666666667" calcext:value-type="float">
            <text:p>628,916666666667</text:p>
          </table:table-cell>
          <table:table-cell table:formula="of:=[.D44]-[.C44]" office:value-type="float" office:value="529.396492071185" calcext:value-type="float">
            <text:p>529,396492071185</text:p>
          </table:table-cell>
          <table:table-cell table:formula="of:=[.D44]-[.D32]" office:value-type="float" office:value="315.083333333333" calcext:value-type="float">
            <text:p>315,083333333333</text:p>
          </table:table-cell>
          <table:table-cell table:number-columns-repeated="101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577" calcext:value-type="float">
            <text:p>577</text:p>
          </table:table-cell>
          <table:table-cell table:formula="of:=COM.MICROSOFT.STDEV.S([.B34:.B45])" office:value-type="float" office:value="85.7517117065663" calcext:value-type="float">
            <text:p>85,7517117065663</text:p>
          </table:table-cell>
          <table:table-cell table:formula="of:=AVERAGE([.B34:.B45])" office:value-type="float" office:value="638.916666666667" calcext:value-type="float">
            <text:p>638,916666666667</text:p>
          </table:table-cell>
          <table:table-cell table:formula="of:=[.D45]-[.C45]" office:value-type="float" office:value="553.1649549601" calcext:value-type="float">
            <text:p>553,1649549601</text:p>
          </table:table-cell>
          <table:table-cell table:formula="of:=[.D45]-[.D33]" office:value-type="float" office:value="305.25" calcext:value-type="float">
            <text:p>305,25</text:p>
          </table:table-cell>
          <table:table-cell table:number-columns-repeated="101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607" calcext:value-type="float">
            <text:p>607</text:p>
          </table:table-cell>
          <table:table-cell table:formula="of:=COM.MICROSOFT.STDEV.S([.B35:.B46])" office:value-type="float" office:value="76.8976100034483" calcext:value-type="float">
            <text:p>76,8976100034483</text:p>
          </table:table-cell>
          <table:table-cell table:formula="of:=AVERAGE([.B35:.B46])" office:value-type="float" office:value="646.833333333333" calcext:value-type="float">
            <text:p>646,833333333333</text:p>
          </table:table-cell>
          <table:table-cell table:formula="of:=[.D46]-[.C46]" office:value-type="float" office:value="569.935723329885" calcext:value-type="float">
            <text:p>569,935723329885</text:p>
          </table:table-cell>
          <table:table-cell table:formula="of:=[.D46]-[.D34]" office:value-type="float" office:value="286.083333333333" calcext:value-type="float">
            <text:p>286,083333333333</text:p>
          </table:table-cell>
          <table:table-cell table:number-columns-repeated="101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619" calcext:value-type="float">
            <text:p>619</text:p>
          </table:table-cell>
          <table:table-cell table:formula="of:=COM.MICROSOFT.STDEV.S([.B36:.B47])" office:value-type="float" office:value="65.3470919340901" calcext:value-type="float">
            <text:p>65,3470919340901</text:p>
          </table:table-cell>
          <table:table-cell table:formula="of:=AVERAGE([.B36:.B47])" office:value-type="float" office:value="655.666666666667" calcext:value-type="float">
            <text:p>655,666666666667</text:p>
          </table:table-cell>
          <table:table-cell table:formula="of:=[.D47]-[.C47]" office:value-type="float" office:value="590.319574732577" calcext:value-type="float">
            <text:p>590,319574732577</text:p>
          </table:table-cell>
          <table:table-cell table:formula="of:=[.D47]-[.D35]" office:value-type="float" office:value="269.5" calcext:value-type="float">
            <text:p>269,5</text:p>
          </table:table-cell>
          <table:table-cell table:number-columns-repeated="101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28" calcext:value-type="float">
            <text:p>628</text:p>
          </table:table-cell>
          <table:table-cell table:formula="of:=COM.MICROSOFT.STDEV.S([.B37:.B48])" office:value-type="float" office:value="65.135464901072" calcext:value-type="float">
            <text:p>65,135464901072</text:p>
          </table:table-cell>
          <table:table-cell table:formula="of:=AVERAGE([.B37:.B48])" office:value-type="float" office:value="656.083333333333" calcext:value-type="float">
            <text:p>656,083333333333</text:p>
          </table:table-cell>
          <table:table-cell table:formula="of:=[.D48]-[.C48]" office:value-type="float" office:value="590.947868432261" calcext:value-type="float">
            <text:p>590,947868432261</text:p>
          </table:table-cell>
          <table:table-cell table:formula="of:=[.D48]-[.D36]" office:value-type="float" office:value="236.666666666667" calcext:value-type="float">
            <text:p>236,666666666667</text:p>
          </table:table-cell>
          <table:table-cell table:number-columns-repeated="101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594" calcext:value-type="float">
            <text:p>594</text:p>
          </table:table-cell>
          <table:table-cell table:formula="of:=COM.MICROSOFT.STDEV.S([.B38:.B49])" office:value-type="float" office:value="67.5566541145394" calcext:value-type="float">
            <text:p>67,5566541145394</text:p>
          </table:table-cell>
          <table:table-cell table:formula="of:=AVERAGE([.B38:.B49])" office:value-type="float" office:value="650.916666666667" calcext:value-type="float">
            <text:p>650,916666666667</text:p>
          </table:table-cell>
          <table:table-cell table:formula="of:=[.D49]-[.C49]" office:value-type="float" office:value="583.360012552127" calcext:value-type="float">
            <text:p>583,360012552127</text:p>
          </table:table-cell>
          <table:table-cell table:formula="of:=[.D49]-[.D37]" office:value-type="float" office:value="199.916666666667" calcext:value-type="float">
            <text:p>199,916666666667</text:p>
          </table:table-cell>
          <table:table-cell table:number-columns-repeated="101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86" calcext:value-type="float">
            <text:p>686</text:p>
          </table:table-cell>
          <table:table-cell table:formula="of:=COM.MICROSOFT.STDEV.S([.B39:.B50])" office:value-type="float" office:value="67.3018978524785" calcext:value-type="float">
            <text:p>67,3018978524785</text:p>
          </table:table-cell>
          <table:table-cell table:formula="of:=AVERAGE([.B39:.B50])" office:value-type="float" office:value="650.5" calcext:value-type="float">
            <text:p>650,5</text:p>
          </table:table-cell>
          <table:table-cell table:formula="of:=[.D50]-[.C50]" office:value-type="float" office:value="583.198102147521" calcext:value-type="float">
            <text:p>583,198102147521</text:p>
          </table:table-cell>
          <table:table-cell table:formula="of:=[.D50]-[.D38]" office:value-type="float" office:value="167.666666666667" calcext:value-type="float">
            <text:p>167,666666666667</text:p>
          </table:table-cell>
          <table:table-cell table:number-columns-repeated="101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705" calcext:value-type="float">
            <text:p>705</text:p>
          </table:table-cell>
          <table:table-cell table:formula="of:=COM.MICROSOFT.STDEV.S([.B40:.B51])" office:value-type="float" office:value="65.2983827355532" calcext:value-type="float">
            <text:p>65,2983827355532</text:p>
          </table:table-cell>
          <table:table-cell table:formula="of:=AVERAGE([.B40:.B51])" office:value-type="float" office:value="648.666666666667" calcext:value-type="float">
            <text:p>648,666666666667</text:p>
          </table:table-cell>
          <table:table-cell table:formula="of:=[.D51]-[.C51]" office:value-type="float" office:value="583.368283931113" calcext:value-type="float">
            <text:p>583,368283931113</text:p>
          </table:table-cell>
          <table:table-cell table:formula="of:=[.D51]-[.D39]" office:value-type="float" office:value="131.916666666667" calcext:value-type="float">
            <text:p>131,916666666667</text:p>
          </table:table-cell>
          <table:table-cell table:number-columns-repeated="101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685" calcext:value-type="float">
            <text:p>685</text:p>
          </table:table-cell>
          <table:table-cell table:formula="of:=COM.MICROSOFT.STDEV.S([.B41:.B52])" office:value-type="float" office:value="50.6500172006313" calcext:value-type="float">
            <text:p>50,6500172006313</text:p>
          </table:table-cell>
          <table:table-cell table:formula="of:=AVERAGE([.B41:.B52])" office:value-type="float" office:value="640.166666666667" calcext:value-type="float">
            <text:p>640,166666666667</text:p>
          </table:table-cell>
          <table:table-cell table:formula="of:=[.D52]-[.C52]" office:value-type="float" office:value="589.516649466035" calcext:value-type="float">
            <text:p>589,516649466035</text:p>
          </table:table-cell>
          <table:table-cell table:formula="of:=[.D52]-[.D40]" office:value-type="float" office:value="89.3333333333334" calcext:value-type="float">
            <text:p>89,3333333333334</text:p>
          </table:table-cell>
          <table:table-cell table:number-columns-repeated="101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642" calcext:value-type="float">
            <text:p>642</text:p>
          </table:table-cell>
          <table:table-cell table:formula="of:=COM.MICROSOFT.STDEV.S([.B42:.B53])" office:value-type="float" office:value="47.4254598546418" calcext:value-type="float">
            <text:p>47,4254598546418</text:p>
          </table:table-cell>
          <table:table-cell table:formula="of:=AVERAGE([.B42:.B53])" office:value-type="float" office:value="635.583333333333" calcext:value-type="float">
            <text:p>635,583333333333</text:p>
          </table:table-cell>
          <table:table-cell table:formula="of:=[.D53]-[.C53]" office:value-type="float" office:value="588.157873478692" calcext:value-type="float">
            <text:p>588,157873478692</text:p>
          </table:table-cell>
          <table:table-cell table:formula="of:=[.D53]-[.D41]" office:value-type="float" office:value="58.9166666666666" calcext:value-type="float">
            <text:p>58,9166666666666</text:p>
          </table:table-cell>
          <table:table-cell table:number-columns-repeated="101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620" calcext:value-type="float">
            <text:p>620</text:p>
          </table:table-cell>
          <table:table-cell table:formula="of:=COM.MICROSOFT.STDEV.S([.B43:.B54])" office:value-type="float" office:value="42.8078865574458" calcext:value-type="float">
            <text:p>42,8078865574458</text:p>
          </table:table-cell>
          <table:table-cell table:formula="of:=AVERAGE([.B43:.B54])" office:value-type="float" office:value="628.833333333333" calcext:value-type="float">
            <text:p>628,833333333333</text:p>
          </table:table-cell>
          <table:table-cell table:formula="of:=[.D54]-[.C54]" office:value-type="float" office:value="586.025446775887" calcext:value-type="float">
            <text:p>586,025446775887</text:p>
          </table:table-cell>
          <table:table-cell table:formula="of:=[.D54]-[.D42]" office:value-type="float" office:value="28.5833333333333" calcext:value-type="float">
            <text:p>28,5833333333333</text:p>
          </table:table-cell>
          <table:table-cell table:number-columns-repeated="101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590" calcext:value-type="float">
            <text:p>590</text:p>
          </table:table-cell>
          <table:table-cell table:formula="of:=COM.MICROSOFT.STDEV.S([.B44:.B55])" office:value-type="float" office:value="43.8209165498935" calcext:value-type="float">
            <text:p>43,8209165498935</text:p>
          </table:table-cell>
          <table:table-cell table:formula="of:=AVERAGE([.B44:.B55])" office:value-type="float" office:value="627.5" calcext:value-type="float">
            <text:p>627,5</text:p>
          </table:table-cell>
          <table:table-cell table:formula="of:=[.D55]-[.C55]" office:value-type="float" office:value="583.679083450107" calcext:value-type="float">
            <text:p>583,679083450107</text:p>
          </table:table-cell>
          <table:table-cell table:formula="of:=[.D55]-[.D43]" office:value-type="float" office:value="12.75" calcext:value-type="float">
            <text:p>12,75</text:p>
          </table:table-cell>
          <table:table-cell table:number-columns-repeated="101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574" calcext:value-type="float">
            <text:p>574</text:p>
          </table:table-cell>
          <table:table-cell table:formula="of:=COM.MICROSOFT.STDEV.S([.B45:.B56])" office:value-type="float" office:value="44.1425892060964" calcext:value-type="float">
            <text:p>44,1425892060964</text:p>
          </table:table-cell>
          <table:table-cell table:formula="of:=AVERAGE([.B45:.B56])" office:value-type="float" office:value="627.25" calcext:value-type="float">
            <text:p>627,25</text:p>
          </table:table-cell>
          <table:table-cell table:formula="of:=[.D56]-[.C56]" office:value-type="float" office:value="583.107410793904" calcext:value-type="float">
            <text:p>583,107410793904</text:p>
          </table:table-cell>
          <table:table-cell table:formula="of:=[.D56]-[.D44]" office:value-type="float" office:value="-1.66666666666663" calcext:value-type="float">
            <text:p>-1,66666666666663</text:p>
          </table:table-cell>
          <table:table-cell table:number-columns-repeated="101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654" calcext:value-type="float">
            <text:p>654</text:p>
          </table:table-cell>
          <table:table-cell table:formula="of:=COM.MICROSOFT.STDEV.S([.B46:.B57])" office:value-type="float" office:value="41.7031355553934" calcext:value-type="float">
            <text:p>41,7031355553934</text:p>
          </table:table-cell>
          <table:table-cell table:formula="of:=AVERAGE([.B46:.B57])" office:value-type="float" office:value="633.666666666667" calcext:value-type="float">
            <text:p>633,666666666667</text:p>
          </table:table-cell>
          <table:table-cell table:formula="of:=[.D57]-[.C57]" office:value-type="float" office:value="591.963531111273" calcext:value-type="float">
            <text:p>591,963531111273</text:p>
          </table:table-cell>
          <table:table-cell table:formula="of:=[.D57]-[.D45]" office:value-type="float" office:value="-5.25" calcext:value-type="float">
            <text:p>-5,25</text:p>
          </table:table-cell>
          <table:table-cell table:number-columns-repeated="101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664" calcext:value-type="float">
            <text:p>664</text:p>
          </table:table-cell>
          <table:table-cell table:formula="of:=COM.MICROSOFT.STDEV.S([.B47:.B58])" office:value-type="float" office:value="41.635776428306" calcext:value-type="float">
            <text:p>41,635776428306</text:p>
          </table:table-cell>
          <table:table-cell table:formula="of:=AVERAGE([.B47:.B58])" office:value-type="float" office:value="638.416666666667" calcext:value-type="float">
            <text:p>638,416666666667</text:p>
          </table:table-cell>
          <table:table-cell table:formula="of:=[.D58]-[.C58]" office:value-type="float" office:value="596.780890238361" calcext:value-type="float">
            <text:p>596,780890238361</text:p>
          </table:table-cell>
          <table:table-cell table:formula="of:=[.D58]-[.D46]" office:value-type="float" office:value="-8.41666666666663" calcext:value-type="float">
            <text:p>-8,41666666666663</text:p>
          </table:table-cell>
          <table:table-cell table:number-columns-repeated="101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759" calcext:value-type="float">
            <text:p>759</text:p>
          </table:table-cell>
          <table:table-cell table:formula="of:=COM.MICROSOFT.STDEV.S([.B48:.B59])" office:value-type="float" office:value="53.5969102456363" calcext:value-type="float">
            <text:p>53,5969102456363</text:p>
          </table:table-cell>
          <table:table-cell table:formula="of:=AVERAGE([.B48:.B59])" office:value-type="float" office:value="650.083333333333" calcext:value-type="float">
            <text:p>650,083333333333</text:p>
          </table:table-cell>
          <table:table-cell table:formula="of:=[.D59]-[.C59]" office:value-type="float" office:value="596.486423087697" calcext:value-type="float">
            <text:p>596,486423087697</text:p>
          </table:table-cell>
          <table:table-cell table:formula="of:=[.D59]-[.D47]" office:value-type="float" office:value="-5.58333333333337" calcext:value-type="float">
            <text:p>-5,58333333333337</text:p>
          </table:table-cell>
          <table:table-cell table:number-columns-repeated="101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703" calcext:value-type="float">
            <text:p>703</text:p>
          </table:table-cell>
          <table:table-cell table:formula="of:=COM.MICROSOFT.STDEV.S([.B49:.B60])" office:value-type="float" office:value="55.1383933774138" calcext:value-type="float">
            <text:p>55,1383933774138</text:p>
          </table:table-cell>
          <table:table-cell table:formula="of:=AVERAGE([.B49:.B60])" office:value-type="float" office:value="656.333333333333" calcext:value-type="float">
            <text:p>656,333333333333</text:p>
          </table:table-cell>
          <table:table-cell table:formula="of:=[.D60]-[.C60]" office:value-type="float" office:value="601.19493995592" calcext:value-type="float">
            <text:p>601,19493995592</text:p>
          </table:table-cell>
          <table:table-cell table:formula="of:=[.D60]-[.D48]" office:value-type="float" office:value="0.25" calcext:value-type="float">
            <text:p>0,25</text:p>
          </table:table-cell>
          <table:table-cell table:number-columns-repeated="101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666" calcext:value-type="float">
            <text:p>666</text:p>
          </table:table-cell>
          <table:table-cell table:formula="of:=COM.MICROSOFT.STDEV.S([.B50:.B61])" office:value-type="float" office:value="51.5387468245244" calcext:value-type="float">
            <text:p>51,5387468245244</text:p>
          </table:table-cell>
          <table:table-cell table:formula="of:=AVERAGE([.B50:.B61])" office:value-type="float" office:value="662.333333333333" calcext:value-type="float">
            <text:p>662,333333333333</text:p>
          </table:table-cell>
          <table:table-cell table:formula="of:=[.D61]-[.C61]" office:value-type="float" office:value="610.794586508809" calcext:value-type="float">
            <text:p>610,794586508809</text:p>
          </table:table-cell>
          <table:table-cell table:formula="of:=[.D61]-[.D49]" office:value-type="float" office:value="11.4166666666666" calcext:value-type="float">
            <text:p>11,4166666666666</text:p>
          </table:table-cell>
          <table:table-cell table:number-columns-repeated="101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749" calcext:value-type="float">
            <text:p>749</text:p>
          </table:table-cell>
          <table:table-cell table:formula="of:=COM.MICROSOFT.STDEV.S([.B51:.B62])" office:value-type="float" office:value="57.0796227504469" calcext:value-type="float">
            <text:p>57,0796227504469</text:p>
          </table:table-cell>
          <table:table-cell table:formula="of:=AVERAGE([.B51:.B62])" office:value-type="float" office:value="667.583333333333" calcext:value-type="float">
            <text:p>667,583333333333</text:p>
          </table:table-cell>
          <table:table-cell table:formula="of:=[.D62]-[.C62]" office:value-type="float" office:value="610.503710582886" calcext:value-type="float">
            <text:p>610,503710582886</text:p>
          </table:table-cell>
          <table:table-cell table:formula="of:=[.D62]-[.D50]" office:value-type="float" office:value="17.0833333333333" calcext:value-type="float">
            <text:p>17,0833333333333</text:p>
          </table:table-cell>
          <table:table-cell table:number-columns-repeated="101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700" calcext:value-type="float">
            <text:p>700</text:p>
          </table:table-cell>
          <table:table-cell table:formula="of:=COM.MICROSOFT.STDEV.S([.B52:.B63])" office:value-type="float" office:value="56.7992210787394" calcext:value-type="float">
            <text:p>56,7992210787394</text:p>
          </table:table-cell>
          <table:table-cell table:formula="of:=AVERAGE([.B52:.B63])" office:value-type="float" office:value="667.166666666667" calcext:value-type="float">
            <text:p>667,166666666667</text:p>
          </table:table-cell>
          <table:table-cell table:formula="of:=[.D63]-[.C63]" office:value-type="float" office:value="610.367445587927" calcext:value-type="float">
            <text:p>610,367445587927</text:p>
          </table:table-cell>
          <table:table-cell table:formula="of:=[.D63]-[.D51]" office:value-type="float" office:value="18.5" calcext:value-type="float">
            <text:p>18,5</text:p>
          </table:table-cell>
          <table:table-cell table:number-columns-repeated="101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811" calcext:value-type="float">
            <text:p>811</text:p>
          </table:table-cell>
          <table:table-cell table:formula="of:=COM.MICROSOFT.STDEV.S([.B53:.B64])" office:value-type="float" office:value="70.4109151317959" calcext:value-type="float">
            <text:p>70,4109151317959</text:p>
          </table:table-cell>
          <table:table-cell table:formula="of:=AVERAGE([.B53:.B64])" office:value-type="float" office:value="677.666666666667" calcext:value-type="float">
            <text:p>677,666666666667</text:p>
          </table:table-cell>
          <table:table-cell table:formula="of:=[.D64]-[.C64]" office:value-type="float" office:value="607.255751534871" calcext:value-type="float">
            <text:p>607,255751534871</text:p>
          </table:table-cell>
          <table:table-cell table:formula="of:=[.D64]-[.D52]" office:value-type="float" office:value="37.5" calcext:value-type="float">
            <text:p>37,5</text:p>
          </table:table-cell>
          <table:table-cell table:number-columns-repeated="101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664" calcext:value-type="float">
            <text:p>664</text:p>
          </table:table-cell>
          <table:table-cell table:formula="of:=COM.MICROSOFT.STDEV.S([.B54:.B65])" office:value-type="float" office:value="69.6804394099494" calcext:value-type="float">
            <text:p>69,6804394099494</text:p>
          </table:table-cell>
          <table:table-cell table:formula="of:=AVERAGE([.B54:.B65])" office:value-type="float" office:value="679.5" calcext:value-type="float">
            <text:p>679,5</text:p>
          </table:table-cell>
          <table:table-cell table:formula="of:=[.D65]-[.C65]" office:value-type="float" office:value="609.819560590051" calcext:value-type="float">
            <text:p>609,819560590051</text:p>
          </table:table-cell>
          <table:table-cell table:formula="of:=[.D65]-[.D53]" office:value-type="float" office:value="43.9166666666667" calcext:value-type="float">
            <text:p>43,9166666666667</text:p>
          </table:table-cell>
          <table:table-cell table:number-columns-repeated="101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647" calcext:value-type="float">
            <text:p>647</text:p>
          </table:table-cell>
          <table:table-cell table:formula="of:=COM.MICROSOFT.STDEV.S([.B55:.B66])" office:value-type="float" office:value="68.0001671120941" calcext:value-type="float">
            <text:p>68,0001671120941</text:p>
          </table:table-cell>
          <table:table-cell table:formula="of:=AVERAGE([.B55:.B66])" office:value-type="float" office:value="681.75" calcext:value-type="float">
            <text:p>681,75</text:p>
          </table:table-cell>
          <table:table-cell table:formula="of:=[.D66]-[.C66]" office:value-type="float" office:value="613.749832887906" calcext:value-type="float">
            <text:p>613,749832887906</text:p>
          </table:table-cell>
          <table:table-cell table:formula="of:=[.D66]-[.D54]" office:value-type="float" office:value="52.9166666666667" calcext:value-type="float">
            <text:p>52,9166666666667</text:p>
          </table:table-cell>
          <table:table-cell table:number-columns-repeated="101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637" calcext:value-type="float">
            <text:p>637</text:p>
          </table:table-cell>
          <table:table-cell table:formula="of:=COM.MICROSOFT.STDEV.S([.B56:.B67])" office:value-type="float" office:value="63.4354838088322" calcext:value-type="float">
            <text:p>63,4354838088322</text:p>
          </table:table-cell>
          <table:table-cell table:formula="of:=AVERAGE([.B56:.B67])" office:value-type="float" office:value="685.666666666667" calcext:value-type="float">
            <text:p>685,666666666667</text:p>
          </table:table-cell>
          <table:table-cell table:formula="of:=[.D67]-[.C67]" office:value-type="float" office:value="622.231182857835" calcext:value-type="float">
            <text:p>622,231182857835</text:p>
          </table:table-cell>
          <table:table-cell table:formula="of:=[.D67]-[.D55]" office:value-type="float" office:value="58.1666666666666" calcext:value-type="float">
            <text:p>58,1666666666666</text:p>
          </table:table-cell>
          <table:table-cell table:number-columns-repeated="101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77" calcext:value-type="float">
            <text:p>577</text:p>
          </table:table-cell>
          <table:table-cell table:formula="of:=COM.MICROSOFT.STDEV.S([.B57:.B68])" office:value-type="float" office:value="62.9595228313519" calcext:value-type="float">
            <text:p>62,9595228313519</text:p>
          </table:table-cell>
          <table:table-cell table:formula="of:=AVERAGE([.B57:.B68])" office:value-type="float" office:value="685.916666666667" calcext:value-type="float">
            <text:p>685,916666666667</text:p>
          </table:table-cell>
          <table:table-cell table:formula="of:=[.D68]-[.C68]" office:value-type="float" office:value="622.957143835315" calcext:value-type="float">
            <text:p>622,957143835315</text:p>
          </table:table-cell>
          <table:table-cell table:formula="of:=[.D68]-[.D56]" office:value-type="float" office:value="58.6666666666666" calcext:value-type="float">
            <text:p>58,6666666666666</text:p>
          </table:table-cell>
          <table:table-cell table:number-columns-repeated="101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641" calcext:value-type="float">
            <text:p>641</text:p>
          </table:table-cell>
          <table:table-cell table:formula="of:=COM.MICROSOFT.STDEV.S([.B58:.B69])" office:value-type="float" office:value="63.6665080118601" calcext:value-type="float">
            <text:p>63,6665080118601</text:p>
          </table:table-cell>
          <table:table-cell table:formula="of:=AVERAGE([.B58:.B69])" office:value-type="float" office:value="684.833333333333" calcext:value-type="float">
            <text:p>684,833333333333</text:p>
          </table:table-cell>
          <table:table-cell table:formula="of:=[.D69]-[.C69]" office:value-type="float" office:value="621.166825321473" calcext:value-type="float">
            <text:p>621,166825321473</text:p>
          </table:table-cell>
          <table:table-cell table:formula="of:=[.D69]-[.D57]" office:value-type="float" office:value="51.1666666666666" calcext:value-type="float">
            <text:p>51,1666666666666</text:p>
          </table:table-cell>
          <table:table-cell table:number-columns-repeated="101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629" calcext:value-type="float">
            <text:p>629</text:p>
          </table:table-cell>
          <table:table-cell table:formula="of:=COM.MICROSOFT.STDEV.S([.B59:.B70])" office:value-type="float" office:value="65.4834584710775" calcext:value-type="float">
            <text:p>65,4834584710775</text:p>
          </table:table-cell>
          <table:table-cell table:formula="of:=AVERAGE([.B59:.B70])" office:value-type="float" office:value="681.916666666667" calcext:value-type="float">
            <text:p>681,916666666667</text:p>
          </table:table-cell>
          <table:table-cell table:formula="of:=[.D70]-[.C70]" office:value-type="float" office:value="616.433208195589" calcext:value-type="float">
            <text:p>616,433208195589</text:p>
          </table:table-cell>
          <table:table-cell table:formula="of:=[.D70]-[.D58]" office:value-type="float" office:value="43.5" calcext:value-type="float">
            <text:p>43,5</text:p>
          </table:table-cell>
          <table:table-cell table:number-columns-repeated="101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645" calcext:value-type="float">
            <text:p>645</text:p>
          </table:table-cell>
          <table:table-cell table:formula="of:=COM.MICROSOFT.STDEV.S([.B60:.B71])" office:value-type="float" office:value="61.4276489913627" calcext:value-type="float">
            <text:p>61,4276489913627</text:p>
          </table:table-cell>
          <table:table-cell table:formula="of:=AVERAGE([.B60:.B71])" office:value-type="float" office:value="672.416666666667" calcext:value-type="float">
            <text:p>672,416666666667</text:p>
          </table:table-cell>
          <table:table-cell table:formula="of:=[.D71]-[.C71]" office:value-type="float" office:value="610.989017675304" calcext:value-type="float">
            <text:p>610,989017675304</text:p>
          </table:table-cell>
          <table:table-cell table:formula="of:=[.D71]-[.D59]" office:value-type="float" office:value="22.3333333333334" calcext:value-type="float">
            <text:p>22,3333333333334</text:p>
          </table:table-cell>
          <table:table-cell table:number-columns-repeated="101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685" calcext:value-type="float">
            <text:p>685</text:p>
          </table:table-cell>
          <table:table-cell table:formula="of:=COM.MICROSOFT.STDEV.S([.B61:.B72])" office:value-type="float" office:value="60.8298047959646" calcext:value-type="float">
            <text:p>60,8298047959646</text:p>
          </table:table-cell>
          <table:table-cell table:formula="of:=AVERAGE([.B61:.B72])" office:value-type="float" office:value="670.916666666667" calcext:value-type="float">
            <text:p>670,916666666667</text:p>
          </table:table-cell>
          <table:table-cell table:formula="of:=[.D72]-[.C72]" office:value-type="float" office:value="610.086861870702" calcext:value-type="float">
            <text:p>610,086861870702</text:p>
          </table:table-cell>
          <table:table-cell table:formula="of:=[.D72]-[.D60]" office:value-type="float" office:value="14.5833333333334" calcext:value-type="float">
            <text:p>14,5833333333334</text:p>
          </table:table-cell>
          <table:table-cell table:number-columns-repeated="101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18" calcext:value-type="float">
            <text:p>618</text:p>
          </table:table-cell>
          <table:table-cell table:formula="of:=COM.MICROSOFT.STDEV.S([.B62:.B73])" office:value-type="float" office:value="62.730967172715" calcext:value-type="float">
            <text:p>62,730967172715</text:p>
          </table:table-cell>
          <table:table-cell table:formula="of:=AVERAGE([.B62:.B73])" office:value-type="float" office:value="666.916666666667" calcext:value-type="float">
            <text:p>666,916666666667</text:p>
          </table:table-cell>
          <table:table-cell table:formula="of:=[.D73]-[.C73]" office:value-type="float" office:value="604.185699493952" calcext:value-type="float">
            <text:p>604,185699493952</text:p>
          </table:table-cell>
          <table:table-cell table:formula="of:=[.D73]-[.D61]" office:value-type="float" office:value="4.58333333333337" calcext:value-type="float">
            <text:p>4,58333333333337</text:p>
          </table:table-cell>
          <table:table-cell table:number-columns-repeated="101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671" calcext:value-type="float">
            <text:p>671</text:p>
          </table:table-cell>
          <table:table-cell table:formula="of:=COM.MICROSOFT.STDEV.S([.B63:.B74])" office:value-type="float" office:value="57.2545485820414" calcext:value-type="float">
            <text:p>57,2545485820414</text:p>
          </table:table-cell>
          <table:table-cell table:formula="of:=AVERAGE([.B63:.B74])" office:value-type="float" office:value="660.416666666667" calcext:value-type="float">
            <text:p>660,416666666667</text:p>
          </table:table-cell>
          <table:table-cell table:formula="of:=[.D74]-[.C74]" office:value-type="float" office:value="603.162118084625" calcext:value-type="float">
            <text:p>603,162118084625</text:p>
          </table:table-cell>
          <table:table-cell table:formula="of:=[.D74]-[.D62]" office:value-type="float" office:value="-7.16666666666663" calcext:value-type="float">
            <text:p>-7,16666666666663</text:p>
          </table:table-cell>
          <table:table-cell table:number-columns-repeated="101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669" calcext:value-type="float">
            <text:p>669</text:p>
          </table:table-cell>
          <table:table-cell table:formula="of:=COM.MICROSOFT.STDEV.S([.B64:.B75])" office:value-type="float" office:value="55.9916119259002" calcext:value-type="float">
            <text:p>55,9916119259002</text:p>
          </table:table-cell>
          <table:table-cell table:formula="of:=AVERAGE([.B64:.B75])" office:value-type="float" office:value="657.833333333333" calcext:value-type="float">
            <text:p>657,833333333333</text:p>
          </table:table-cell>
          <table:table-cell table:formula="of:=[.D75]-[.C75]" office:value-type="float" office:value="601.841721407433" calcext:value-type="float">
            <text:p>601,841721407433</text:p>
          </table:table-cell>
          <table:table-cell table:formula="of:=[.D75]-[.D63]" office:value-type="float" office:value="-9.33333333333337" calcext:value-type="float">
            <text:p>-9,33333333333337</text:p>
          </table:table-cell>
          <table:table-cell table:number-columns-repeated="101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713" calcext:value-type="float">
            <text:p>713</text:p>
          </table:table-cell>
          <table:table-cell table:formula="of:=COM.MICROSOFT.STDEV.S([.B65:.B76])" office:value-type="float" office:value="34.7310009104607" calcext:value-type="float">
            <text:p>34,7310009104607</text:p>
          </table:table-cell>
          <table:table-cell table:formula="of:=AVERAGE([.B65:.B76])" office:value-type="float" office:value="649.666666666667" calcext:value-type="float">
            <text:p>649,666666666667</text:p>
          </table:table-cell>
          <table:table-cell table:formula="of:=[.D76]-[.C76]" office:value-type="float" office:value="614.935665756206" calcext:value-type="float">
            <text:p>614,935665756206</text:p>
          </table:table-cell>
          <table:table-cell table:formula="of:=[.D76]-[.D64]" office:value-type="float" office:value="-28" calcext:value-type="float">
            <text:p>-28</text:p>
          </table:table-cell>
          <table:table-cell table:number-columns-repeated="101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671" calcext:value-type="float">
            <text:p>671</text:p>
          </table:table-cell>
          <table:table-cell table:formula="of:=COM.MICROSOFT.STDEV.S([.B66:.B77])" office:value-type="float" office:value="35.0509369606318" calcext:value-type="float">
            <text:p>35,0509369606318</text:p>
          </table:table-cell>
          <table:table-cell table:formula="of:=AVERAGE([.B66:.B77])" office:value-type="float" office:value="650.25" calcext:value-type="float">
            <text:p>650,25</text:p>
          </table:table-cell>
          <table:table-cell table:formula="of:=[.D77]-[.C77]" office:value-type="float" office:value="615.199063039368" calcext:value-type="float">
            <text:p>615,199063039368</text:p>
          </table:table-cell>
          <table:table-cell table:formula="of:=[.D77]-[.D65]" office:value-type="float" office:value="-29.25" calcext:value-type="float">
            <text:p>-29,25</text:p>
          </table:table-cell>
          <table:table-cell table:number-columns-repeated="101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690" calcext:value-type="float">
            <text:p>690</text:p>
          </table:table-cell>
          <table:table-cell table:formula="of:=COM.MICROSOFT.STDEV.S([.B67:.B78])" office:value-type="float" office:value="36.840771222145" calcext:value-type="float">
            <text:p>36,840771222145</text:p>
          </table:table-cell>
          <table:table-cell table:formula="of:=AVERAGE([.B67:.B78])" office:value-type="float" office:value="653.833333333333" calcext:value-type="float">
            <text:p>653,833333333333</text:p>
          </table:table-cell>
          <table:table-cell table:formula="of:=[.D78]-[.C78]" office:value-type="float" office:value="616.992562111188" calcext:value-type="float">
            <text:p>616,992562111188</text:p>
          </table:table-cell>
          <table:table-cell table:formula="of:=[.D78]-[.D66]" office:value-type="float" office:value="-27.9166666666667" calcext:value-type="float">
            <text:p>-27,9166666666667</text:p>
          </table:table-cell>
          <table:table-cell table:number-columns-repeated="101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593" calcext:value-type="float">
            <text:p>593</text:p>
          </table:table-cell>
          <table:table-cell table:formula="of:=COM.MICROSOFT.STDEV.S([.B68:.B79])" office:value-type="float" office:value="40.6600839182905" calcext:value-type="float">
            <text:p>40,6600839182905</text:p>
          </table:table-cell>
          <table:table-cell table:formula="of:=AVERAGE([.B68:.B79])" office:value-type="float" office:value="650.166666666667" calcext:value-type="float">
            <text:p>650,166666666667</text:p>
          </table:table-cell>
          <table:table-cell table:formula="of:=[.D79]-[.C79]" office:value-type="float" office:value="609.506582748376" calcext:value-type="float">
            <text:p>609,506582748376</text:p>
          </table:table-cell>
          <table:table-cell table:formula="of:=[.D79]-[.D67]" office:value-type="float" office:value="-35.5" calcext:value-type="float">
            <text:p>-35,5</text:p>
          </table:table-cell>
          <table:table-cell table:number-columns-repeated="101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30" calcext:value-type="float">
            <text:p>530</text:p>
          </table:table-cell>
          <table:table-cell table:formula="of:=COM.MICROSOFT.STDEV.S([.B69:.B80])" office:value-type="float" office:value="49.624270088518" calcext:value-type="float">
            <text:p>49,624270088518</text:p>
          </table:table-cell>
          <table:table-cell table:formula="of:=AVERAGE([.B69:.B80])" office:value-type="float" office:value="646.25" calcext:value-type="float">
            <text:p>646,25</text:p>
          </table:table-cell>
          <table:table-cell table:formula="of:=[.D80]-[.C80]" office:value-type="float" office:value="596.625729911482" calcext:value-type="float">
            <text:p>596,625729911482</text:p>
          </table:table-cell>
          <table:table-cell table:formula="of:=[.D80]-[.D68]" office:value-type="float" office:value="-39.6666666666666" calcext:value-type="float">
            <text:p>-39,6666666666666</text:p>
          </table:table-cell>
          <table:table-cell table:number-columns-repeated="101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573" calcext:value-type="float">
            <text:p>573</text:p>
          </table:table-cell>
          <table:table-cell table:formula="of:=COM.MICROSOFT.STDEV.S([.B70:.B81])" office:value-type="float" office:value="53.9704604951691" calcext:value-type="float">
            <text:p>53,9704604951691</text:p>
          </table:table-cell>
          <table:table-cell table:formula="of:=AVERAGE([.B70:.B81])" office:value-type="float" office:value="640.583333333333" calcext:value-type="float">
            <text:p>640,583333333333</text:p>
          </table:table-cell>
          <table:table-cell table:formula="of:=[.D81]-[.C81]" office:value-type="float" office:value="586.612872838164" calcext:value-type="float">
            <text:p>586,612872838164</text:p>
          </table:table-cell>
          <table:table-cell table:formula="of:=[.D81]-[.D69]" office:value-type="float" office:value="-44.25" calcext:value-type="float">
            <text:p>-44,25</text:p>
          </table:table-cell>
          <table:table-cell table:number-columns-repeated="101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561" calcext:value-type="float">
            <text:p>561</text:p>
          </table:table-cell>
          <table:table-cell table:formula="of:=COM.MICROSOFT.STDEV.S([.B71:.B82])" office:value-type="float" office:value="58.6630723761214" calcext:value-type="float">
            <text:p>58,6630723761214</text:p>
          </table:table-cell>
          <table:table-cell table:formula="of:=AVERAGE([.B71:.B82])" office:value-type="float" office:value="634.916666666667" calcext:value-type="float">
            <text:p>634,916666666667</text:p>
          </table:table-cell>
          <table:table-cell table:formula="of:=[.D82]-[.C82]" office:value-type="float" office:value="576.253594290545" calcext:value-type="float">
            <text:p>576,253594290545</text:p>
          </table:table-cell>
          <table:table-cell table:formula="of:=[.D82]-[.D70]" office:value-type="float" office:value="-47" calcext:value-type="float">
            <text:p>-47</text:p>
          </table:table-cell>
          <table:table-cell table:number-columns-repeated="101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96" calcext:value-type="float">
            <text:p>596</text:p>
          </table:table-cell>
          <table:table-cell table:formula="of:=COM.MICROSOFT.STDEV.S([.B72:.B83])" office:value-type="float" office:value="59.5953526762453" calcext:value-type="float">
            <text:p>59,5953526762453</text:p>
          </table:table-cell>
          <table:table-cell table:formula="of:=AVERAGE([.B72:.B83])" office:value-type="float" office:value="630.833333333333" calcext:value-type="float">
            <text:p>630,833333333333</text:p>
          </table:table-cell>
          <table:table-cell table:formula="of:=[.D83]-[.C83]" office:value-type="float" office:value="571.237980657088" calcext:value-type="float">
            <text:p>571,237980657088</text:p>
          </table:table-cell>
          <table:table-cell table:formula="of:=[.D83]-[.D71]" office:value-type="float" office:value="-41.5833333333334" calcext:value-type="float">
            <text:p>-41,5833333333334</text:p>
          </table:table-cell>
          <table:table-cell table:number-columns-repeated="101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614" calcext:value-type="float">
            <text:p>614</text:p>
          </table:table-cell>
          <table:table-cell table:formula="of:=COM.MICROSOFT.STDEV.S([.B73:.B84])" office:value-type="float" office:value="57.2053054331237" calcext:value-type="float">
            <text:p>57,2053054331237</text:p>
          </table:table-cell>
          <table:table-cell table:formula="of:=AVERAGE([.B73:.B84])" office:value-type="float" office:value="624.916666666667" calcext:value-type="float">
            <text:p>624,916666666667</text:p>
          </table:table-cell>
          <table:table-cell table:formula="of:=[.D84]-[.C84]" office:value-type="float" office:value="567.711361233543" calcext:value-type="float">
            <text:p>567,711361233543</text:p>
          </table:table-cell>
          <table:table-cell table:formula="of:=[.D84]-[.D72]" office:value-type="float" office:value="-46" calcext:value-type="float">
            <text:p>-46</text:p>
          </table:table-cell>
          <table:table-cell table:number-columns-repeated="101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524" calcext:value-type="float">
            <text:p>524</text:p>
          </table:table-cell>
          <table:table-cell table:formula="of:=COM.MICROSOFT.STDEV.S([.B74:.B85])" office:value-type="float" office:value="64.2416720224686" calcext:value-type="float">
            <text:p>64,2416720224686</text:p>
          </table:table-cell>
          <table:table-cell table:formula="of:=AVERAGE([.B74:.B85])" office:value-type="float" office:value="617.083333333333" calcext:value-type="float">
            <text:p>617,083333333333</text:p>
          </table:table-cell>
          <table:table-cell table:formula="of:=[.D85]-[.C85]" office:value-type="float" office:value="552.841661310865" calcext:value-type="float">
            <text:p>552,841661310865</text:p>
          </table:table-cell>
          <table:table-cell table:formula="of:=[.D85]-[.D73]" office:value-type="float" office:value="-49.8333333333334" calcext:value-type="float">
            <text:p>-49,8333333333334</text:p>
          </table:table-cell>
          <table:table-cell table:number-columns-repeated="101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20" calcext:value-type="float">
            <text:p>620</text:p>
          </table:table-cell>
          <table:table-cell table:formula="of:=COM.MICROSOFT.STDEV.S([.B75:.B86])" office:value-type="float" office:value="61.9982893214634" calcext:value-type="float">
            <text:p>61,9982893214634</text:p>
          </table:table-cell>
          <table:table-cell table:formula="of:=AVERAGE([.B75:.B86])" office:value-type="float" office:value="612.833333333333" calcext:value-type="float">
            <text:p>612,833333333333</text:p>
          </table:table-cell>
          <table:table-cell table:formula="of:=[.D86]-[.C86]" office:value-type="float" office:value="550.83504401187" calcext:value-type="float">
            <text:p>550,83504401187</text:p>
          </table:table-cell>
          <table:table-cell table:formula="of:=[.D86]-[.D74]" office:value-type="float" office:value="-47.5833333333334" calcext:value-type="float">
            <text:p>-47,5833333333334</text:p>
          </table:table-cell>
          <table:table-cell table:number-columns-repeated="101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601" calcext:value-type="float">
            <text:p>601</text:p>
          </table:table-cell>
          <table:table-cell table:formula="of:=COM.MICROSOFT.STDEV.S([.B76:.B87])" office:value-type="float" office:value="59.4533175667849" calcext:value-type="float">
            <text:p>59,4533175667849</text:p>
          </table:table-cell>
          <table:table-cell table:formula="of:=AVERAGE([.B76:.B87])" office:value-type="float" office:value="607.166666666667" calcext:value-type="float">
            <text:p>607,166666666667</text:p>
          </table:table-cell>
          <table:table-cell table:formula="of:=[.D87]-[.C87]" office:value-type="float" office:value="547.713349099882" calcext:value-type="float">
            <text:p>547,713349099882</text:p>
          </table:table-cell>
          <table:table-cell table:formula="of:=[.D87]-[.D75]" office:value-type="float" office:value="-50.6666666666666" calcext:value-type="float">
            <text:p>-50,6666666666666</text:p>
          </table:table-cell>
          <table:table-cell table:number-columns-repeated="101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650" calcext:value-type="float">
            <text:p>650</text:p>
          </table:table-cell>
          <table:table-cell table:formula="of:=COM.MICROSOFT.STDEV.S([.B77:.B88])" office:value-type="float" office:value="51.50897244582" calcext:value-type="float">
            <text:p>51,50897244582</text:p>
          </table:table-cell>
          <table:table-cell table:formula="of:=AVERAGE([.B77:.B88])" office:value-type="float" office:value="601.916666666667" calcext:value-type="float">
            <text:p>601,916666666667</text:p>
          </table:table-cell>
          <table:table-cell table:formula="of:=[.D88]-[.C88]" office:value-type="float" office:value="550.407694220847" calcext:value-type="float">
            <text:p>550,407694220847</text:p>
          </table:table-cell>
          <table:table-cell table:formula="of:=[.D88]-[.D76]" office:value-type="float" office:value="-47.75" calcext:value-type="float">
            <text:p>-47,75</text:p>
          </table:table-cell>
          <table:table-cell table:number-columns-repeated="101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92" calcext:value-type="float">
            <text:p>592</text:p>
          </table:table-cell>
          <table:table-cell table:formula="of:=COM.MICROSOFT.STDEV.S([.B78:.B89])" office:value-type="float" office:value="46.7008532788181" calcext:value-type="float">
            <text:p>46,7008532788181</text:p>
          </table:table-cell>
          <table:table-cell table:formula="of:=AVERAGE([.B78:.B89])" office:value-type="float" office:value="595.333333333333" calcext:value-type="float">
            <text:p>595,333333333333</text:p>
          </table:table-cell>
          <table:table-cell table:formula="of:=[.D89]-[.C89]" office:value-type="float" office:value="548.632480054515" calcext:value-type="float">
            <text:p>548,632480054515</text:p>
          </table:table-cell>
          <table:table-cell table:formula="of:=[.D89]-[.D77]" office:value-type="float" office:value="-54.9166666666667" calcext:value-type="float">
            <text:p>-54,9166666666667</text:p>
          </table:table-cell>
          <table:table-cell table:number-columns-repeated="101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618" calcext:value-type="float">
            <text:p>618</text:p>
          </table:table-cell>
          <table:table-cell table:formula="of:=COM.MICROSOFT.STDEV.S([.B79:.B90])" office:value-type="float" office:value="37.06341821388" calcext:value-type="float">
            <text:p>37,06341821388</text:p>
          </table:table-cell>
          <table:table-cell table:formula="of:=AVERAGE([.B79:.B90])" office:value-type="float" office:value="589.333333333333" calcext:value-type="float">
            <text:p>589,333333333333</text:p>
          </table:table-cell>
          <table:table-cell table:formula="of:=[.D90]-[.C90]" office:value-type="float" office:value="552.269915119453" calcext:value-type="float">
            <text:p>552,269915119453</text:p>
          </table:table-cell>
          <table:table-cell table:formula="of:=[.D90]-[.D78]" office:value-type="float" office:value="-64.5" calcext:value-type="float">
            <text:p>-64,5</text:p>
          </table:table-cell>
          <table:table-cell table:number-columns-repeated="101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540" calcext:value-type="float">
            <text:p>540</text:p>
          </table:table-cell>
          <table:table-cell table:formula="of:=COM.MICROSOFT.STDEV.S([.B80:.B91])" office:value-type="float" office:value="39.6540914622561" calcext:value-type="float">
            <text:p>39,6540914622561</text:p>
          </table:table-cell>
          <table:table-cell table:formula="of:=AVERAGE([.B80:.B91])" office:value-type="float" office:value="584.916666666667" calcext:value-type="float">
            <text:p>584,916666666667</text:p>
          </table:table-cell>
          <table:table-cell table:formula="of:=[.D91]-[.C91]" office:value-type="float" office:value="545.262575204411" calcext:value-type="float">
            <text:p>545,262575204411</text:p>
          </table:table-cell>
          <table:table-cell table:formula="of:=[.D91]-[.D79]" office:value-type="float" office:value="-65.25" calcext:value-type="float">
            <text:p>-65,25</text:p>
          </table:table-cell>
          <table:table-cell table:number-columns-repeated="101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505" calcext:value-type="float">
            <text:p>505</text:p>
          </table:table-cell>
          <table:table-cell table:formula="of:=COM.MICROSOFT.STDEV.S([.B81:.B92])" office:value-type="float" office:value="43.2914716214581" calcext:value-type="float">
            <text:p>43,2914716214581</text:p>
          </table:table-cell>
          <table:table-cell table:formula="of:=AVERAGE([.B81:.B92])" office:value-type="float" office:value="582.833333333333" calcext:value-type="float">
            <text:p>582,833333333333</text:p>
          </table:table-cell>
          <table:table-cell table:formula="of:=[.D92]-[.C92]" office:value-type="float" office:value="539.541861711875" calcext:value-type="float">
            <text:p>539,541861711875</text:p>
          </table:table-cell>
          <table:table-cell table:formula="of:=[.D92]-[.D80]" office:value-type="float" office:value="-63.4166666666667" calcext:value-type="float">
            <text:p>-63,4166666666667</text:p>
          </table:table-cell>
          <table:table-cell table:number-columns-repeated="101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24" calcext:value-type="float">
            <text:p>524</text:p>
          </table:table-cell>
          <table:table-cell table:formula="of:=COM.MICROSOFT.STDEV.S([.B82:.B93])" office:value-type="float" office:value="46.4956009649398" calcext:value-type="float">
            <text:p>46,4956009649398</text:p>
          </table:table-cell>
          <table:table-cell table:formula="of:=AVERAGE([.B82:.B93])" office:value-type="float" office:value="578.75" calcext:value-type="float">
            <text:p>578,75</text:p>
          </table:table-cell>
          <table:table-cell table:formula="of:=[.D93]-[.C93]" office:value-type="float" office:value="532.25439903506" calcext:value-type="float">
            <text:p>532,25439903506</text:p>
          </table:table-cell>
          <table:table-cell table:formula="of:=[.D93]-[.D81]" office:value-type="float" office:value="-61.8333333333333" calcext:value-type="float">
            <text:p>-61,8333333333333</text:p>
          </table:table-cell>
          <table:table-cell table:number-columns-repeated="101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508" calcext:value-type="float">
            <text:p>508</text:p>
          </table:table-cell>
          <table:table-cell table:formula="of:=COM.MICROSOFT.STDEV.S([.B83:.B94])" office:value-type="float" office:value="50.665271113157" calcext:value-type="float">
            <text:p>50,665271113157</text:p>
          </table:table-cell>
          <table:table-cell table:formula="of:=AVERAGE([.B83:.B94])" office:value-type="float" office:value="574.333333333333" calcext:value-type="float">
            <text:p>574,333333333333</text:p>
          </table:table-cell>
          <table:table-cell table:formula="of:=[.D94]-[.C94]" office:value-type="float" office:value="523.668062220176" calcext:value-type="float">
            <text:p>523,668062220176</text:p>
          </table:table-cell>
          <table:table-cell table:formula="of:=[.D94]-[.D82]" office:value-type="float" office:value="-60.5833333333334" calcext:value-type="float">
            <text:p>-60,5833333333334</text:p>
          </table:table-cell>
          <table:table-cell table:number-columns-repeated="101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64" calcext:value-type="float">
            <text:p>564</text:p>
          </table:table-cell>
          <table:table-cell table:formula="of:=COM.MICROSOFT.STDEV.S([.B84:.B95])" office:value-type="float" office:value="50.261739168501" calcext:value-type="float">
            <text:p>50,261739168501</text:p>
          </table:table-cell>
          <table:table-cell table:formula="of:=AVERAGE([.B84:.B95])" office:value-type="float" office:value="571.666666666667" calcext:value-type="float">
            <text:p>571,666666666667</text:p>
          </table:table-cell>
          <table:table-cell table:formula="of:=[.D95]-[.C95]" office:value-type="float" office:value="521.404927498166" calcext:value-type="float">
            <text:p>521,404927498166</text:p>
          </table:table-cell>
          <table:table-cell table:formula="of:=[.D95]-[.D83]" office:value-type="float" office:value="-59.1666666666666" calcext:value-type="float">
            <text:p>-59,1666666666666</text:p>
          </table:table-cell>
          <table:table-cell table:number-columns-repeated="101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56" calcext:value-type="float">
            <text:p>556</text:p>
          </table:table-cell>
          <table:table-cell table:formula="of:=COM.MICROSOFT.STDEV.S([.B85:.B96])" office:value-type="float" office:value="48.5813906259538" calcext:value-type="float">
            <text:p>48,5813906259538</text:p>
          </table:table-cell>
          <table:table-cell table:formula="of:=AVERAGE([.B85:.B96])" office:value-type="float" office:value="566.833333333333" calcext:value-type="float">
            <text:p>566,833333333333</text:p>
          </table:table-cell>
          <table:table-cell table:formula="of:=[.D96]-[.C96]" office:value-type="float" office:value="518.251942707379" calcext:value-type="float">
            <text:p>518,251942707379</text:p>
          </table:table-cell>
          <table:table-cell table:formula="of:=[.D96]-[.D84]" office:value-type="float" office:value="-58.0833333333334" calcext:value-type="float">
            <text:p>-58,0833333333334</text:p>
          </table:table-cell>
          <table:table-cell table:number-columns-repeated="101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507" calcext:value-type="float">
            <text:p>507</text:p>
          </table:table-cell>
          <table:table-cell table:formula="of:=COM.MICROSOFT.STDEV.S([.B86:.B97])" office:value-type="float" office:value="50.1660122780233" calcext:value-type="float">
            <text:p>50,1660122780233</text:p>
          </table:table-cell>
          <table:table-cell table:formula="of:=AVERAGE([.B86:.B97])" office:value-type="float" office:value="565.416666666667" calcext:value-type="float">
            <text:p>565,416666666667</text:p>
          </table:table-cell>
          <table:table-cell table:formula="of:=[.D97]-[.C97]" office:value-type="float" office:value="515.250654388643" calcext:value-type="float">
            <text:p>515,250654388643</text:p>
          </table:table-cell>
          <table:table-cell table:formula="of:=[.D97]-[.D85]" office:value-type="float" office:value="-51.6666666666666" calcext:value-type="float">
            <text:p>-51,6666666666666</text:p>
          </table:table-cell>
          <table:table-cell table:number-columns-repeated="101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590" calcext:value-type="float">
            <text:p>590</text:p>
          </table:table-cell>
          <table:table-cell table:formula="of:=COM.MICROSOFT.STDEV.S([.B87:.B98])" office:value-type="float" office:value="47.8946919308551" calcext:value-type="float">
            <text:p>47,8946919308551</text:p>
          </table:table-cell>
          <table:table-cell table:formula="of:=AVERAGE([.B87:.B98])" office:value-type="float" office:value="562.916666666667" calcext:value-type="float">
            <text:p>562,916666666667</text:p>
          </table:table-cell>
          <table:table-cell table:formula="of:=[.D98]-[.C98]" office:value-type="float" office:value="515.021974735812" calcext:value-type="float">
            <text:p>515,021974735812</text:p>
          </table:table-cell>
          <table:table-cell table:formula="of:=[.D98]-[.D86]" office:value-type="float" office:value="-49.9166666666666" calcext:value-type="float">
            <text:p>-49,9166666666666</text:p>
          </table:table-cell>
          <table:table-cell table:number-columns-repeated="101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544" calcext:value-type="float">
            <text:p>544</text:p>
          </table:table-cell>
          <table:table-cell table:formula="of:=COM.MICROSOFT.STDEV.S([.B88:.B99])" office:value-type="float" office:value="46.5829335376133" calcext:value-type="float">
            <text:p>46,5829335376133</text:p>
          </table:table-cell>
          <table:table-cell table:formula="of:=AVERAGE([.B88:.B99])" office:value-type="float" office:value="558.166666666667" calcext:value-type="float">
            <text:p>558,166666666667</text:p>
          </table:table-cell>
          <table:table-cell table:formula="of:=[.D99]-[.C99]" office:value-type="float" office:value="511.583733129053" calcext:value-type="float">
            <text:p>511,583733129053</text:p>
          </table:table-cell>
          <table:table-cell table:formula="of:=[.D99]-[.D87]" office:value-type="float" office:value="-49" calcext:value-type="float">
            <text:p>-49</text:p>
          </table:table-cell>
          <table:table-cell table:number-columns-repeated="101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52" calcext:value-type="float">
            <text:p>552</text:p>
          </table:table-cell>
          <table:table-cell table:formula="of:=COM.MICROSOFT.STDEV.S([.B89:.B100])" office:value-type="float" office:value="36.5239647354993" calcext:value-type="float">
            <text:p>36,5239647354993</text:p>
          </table:table-cell>
          <table:table-cell table:formula="of:=AVERAGE([.B89:.B100])" office:value-type="float" office:value="550" calcext:value-type="float">
            <text:p>550</text:p>
          </table:table-cell>
          <table:table-cell table:formula="of:=[.D100]-[.C100]" office:value-type="float" office:value="513.476035264501" calcext:value-type="float">
            <text:p>513,476035264501</text:p>
          </table:table-cell>
          <table:table-cell table:formula="of:=[.D100]-[.D88]" office:value-type="float" office:value="-51.9166666666666" calcext:value-type="float">
            <text:p>-51,9166666666666</text:p>
          </table:table-cell>
          <table:table-cell table:number-columns-repeated="101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28" calcext:value-type="float">
            <text:p>528</text:p>
          </table:table-cell>
          <table:table-cell table:formula="of:=COM.MICROSOFT.STDEV.S([.B90:.B101])" office:value-type="float" office:value="34.4471488022748" calcext:value-type="float">
            <text:p>34,4471488022748</text:p>
          </table:table-cell>
          <table:table-cell table:formula="of:=AVERAGE([.B90:.B101])" office:value-type="float" office:value="544.666666666667" calcext:value-type="float">
            <text:p>544,666666666667</text:p>
          </table:table-cell>
          <table:table-cell table:formula="of:=[.D101]-[.C101]" office:value-type="float" office:value="510.219517864392" calcext:value-type="float">
            <text:p>510,219517864392</text:p>
          </table:table-cell>
          <table:table-cell table:formula="of:=[.D101]-[.D89]" office:value-type="float" office:value="-50.6666666666666" calcext:value-type="float">
            <text:p>-50,6666666666666</text:p>
          </table:table-cell>
          <table:table-cell table:number-columns-repeated="101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36" calcext:value-type="float">
            <text:p>536</text:p>
          </table:table-cell>
          <table:table-cell table:formula="of:=COM.MICROSOFT.STDEV.S([.B91:.B102])" office:value-type="float" office:value="25.5657204202436" calcext:value-type="float">
            <text:p>25,5657204202436</text:p>
          </table:table-cell>
          <table:table-cell table:formula="of:=AVERAGE([.B91:.B102])" office:value-type="float" office:value="537.833333333333" calcext:value-type="float">
            <text:p>537,833333333333</text:p>
          </table:table-cell>
          <table:table-cell table:formula="of:=[.D102]-[.C102]" office:value-type="float" office:value="512.26761291309" calcext:value-type="float">
            <text:p>512,26761291309</text:p>
          </table:table-cell>
          <table:table-cell table:formula="of:=[.D102]-[.D90]" office:value-type="float" office:value="-51.5" calcext:value-type="float">
            <text:p>-51,5</text:p>
          </table:table-cell>
          <table:table-cell table:number-columns-repeated="101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83" calcext:value-type="float">
            <text:p>483</text:p>
          </table:table-cell>
          <table:table-cell table:formula="of:=COM.MICROSOFT.STDEV.S([.B92:.B103])" office:value-type="float" office:value="30.0316751972233" calcext:value-type="float">
            <text:p>30,0316751972233</text:p>
          </table:table-cell>
          <table:table-cell table:formula="of:=AVERAGE([.B92:.B103])" office:value-type="float" office:value="533.083333333333" calcext:value-type="float">
            <text:p>533,083333333333</text:p>
          </table:table-cell>
          <table:table-cell table:formula="of:=[.D103]-[.C103]" office:value-type="float" office:value="503.05165813611" calcext:value-type="float">
            <text:p>503,05165813611</text:p>
          </table:table-cell>
          <table:table-cell table:formula="of:=[.D103]-[.D91]" office:value-type="float" office:value="-51.8333333333334" calcext:value-type="float">
            <text:p>-51,8333333333334</text:p>
          </table:table-cell>
          <table:table-cell table:number-columns-repeated="101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490" calcext:value-type="float">
            <text:p>490</text:p>
          </table:table-cell>
          <table:table-cell table:formula="of:=COM.MICROSOFT.STDEV.S([.B93:.B104])" office:value-type="float" office:value="31.5791454007613" calcext:value-type="float">
            <text:p>31,5791454007613</text:p>
          </table:table-cell>
          <table:table-cell table:formula="of:=AVERAGE([.B93:.B104])" office:value-type="float" office:value="531.833333333333" calcext:value-type="float">
            <text:p>531,833333333333</text:p>
          </table:table-cell>
          <table:table-cell table:formula="of:=[.D104]-[.C104]" office:value-type="float" office:value="500.254187932572" calcext:value-type="float">
            <text:p>500,254187932572</text:p>
          </table:table-cell>
          <table:table-cell table:formula="of:=[.D104]-[.D92]" office:value-type="float" office:value="-51" calcext:value-type="float">
            <text:p>-51</text:p>
          </table:table-cell>
          <table:table-cell table:number-columns-repeated="101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77" calcext:value-type="float">
            <text:p>477</text:p>
          </table:table-cell>
          <table:table-cell table:formula="of:=COM.MICROSOFT.STDEV.S([.B94:.B105])" office:value-type="float" office:value="35.3307960781405" calcext:value-type="float">
            <text:p>35,3307960781405</text:p>
          </table:table-cell>
          <table:table-cell table:formula="of:=AVERAGE([.B94:.B105])" office:value-type="float" office:value="527.916666666667" calcext:value-type="float">
            <text:p>527,916666666667</text:p>
          </table:table-cell>
          <table:table-cell table:formula="of:=[.D105]-[.C105]" office:value-type="float" office:value="492.585870588526" calcext:value-type="float">
            <text:p>492,585870588526</text:p>
          </table:table-cell>
          <table:table-cell table:formula="of:=[.D105]-[.D93]" office:value-type="float" office:value="-50.8333333333334" calcext:value-type="float">
            <text:p>-50,8333333333334</text:p>
          </table:table-cell>
          <table:table-cell table:number-columns-repeated="101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11" calcext:value-type="float">
            <text:p>511</text:p>
          </table:table-cell>
          <table:table-cell table:formula="of:=COM.MICROSOFT.STDEV.S([.B95:.B106])" office:value-type="float" office:value="35.1873772133064" calcext:value-type="float">
            <text:p>35,1873772133064</text:p>
          </table:table-cell>
          <table:table-cell table:formula="of:=AVERAGE([.B95:.B106])" office:value-type="float" office:value="528.166666666667" calcext:value-type="float">
            <text:p>528,166666666667</text:p>
          </table:table-cell>
          <table:table-cell table:formula="of:=[.D106]-[.C106]" office:value-type="float" office:value="492.97928945336" calcext:value-type="float">
            <text:p>492,97928945336</text:p>
          </table:table-cell>
          <table:table-cell table:formula="of:=[.D106]-[.D94]" office:value-type="float" office:value="-46.1666666666666" calcext:value-type="float">
            <text:p>-46,1666666666666</text:p>
          </table:table-cell>
          <table:table-cell table:number-columns-repeated="101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79" calcext:value-type="float">
            <text:p>579</text:p>
          </table:table-cell>
          <table:table-cell table:formula="of:=COM.MICROSOFT.STDEV.S([.B96:.B107])" office:value-type="float" office:value="36.8052820649263" calcext:value-type="float">
            <text:p>36,8052820649263</text:p>
          </table:table-cell>
          <table:table-cell table:formula="of:=AVERAGE([.B96:.B107])" office:value-type="float" office:value="529.416666666667" calcext:value-type="float">
            <text:p>529,416666666667</text:p>
          </table:table-cell>
          <table:table-cell table:formula="of:=[.D107]-[.C107]" office:value-type="float" office:value="492.61138460174" calcext:value-type="float">
            <text:p>492,61138460174</text:p>
          </table:table-cell>
          <table:table-cell table:formula="of:=[.D107]-[.D95]" office:value-type="float" office:value="-42.25" calcext:value-type="float">
            <text:p>-42,25</text:p>
          </table:table-cell>
          <table:table-cell table:number-columns-repeated="101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1" calcext:value-type="float">
            <text:p>641</text:p>
          </table:table-cell>
          <table:table-cell table:formula="of:=COM.MICROSOFT.STDEV.S([.B97:.B108])" office:value-type="float" office:value="48.6574295924626" calcext:value-type="float">
            <text:p>48,6574295924626</text:p>
          </table:table-cell>
          <table:table-cell table:formula="of:=AVERAGE([.B97:.B108])" office:value-type="float" office:value="536.5" calcext:value-type="float">
            <text:p>536,5</text:p>
          </table:table-cell>
          <table:table-cell table:formula="of:=[.D108]-[.C108]" office:value-type="float" office:value="487.842570407537" calcext:value-type="float">
            <text:p>487,842570407537</text:p>
          </table:table-cell>
          <table:table-cell table:formula="of:=[.D108]-[.D96]" office:value-type="float" office:value="-30.3333333333333" calcext:value-type="float">
            <text:p>-30,3333333333333</text:p>
          </table:table-cell>
          <table:table-cell table:number-columns-repeated="101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503" calcext:value-type="float">
            <text:p>503</text:p>
          </table:table-cell>
          <table:table-cell table:formula="of:=COM.MICROSOFT.STDEV.S([.B98:.B109])" office:value-type="float" office:value="48.8910353064172" calcext:value-type="float">
            <text:p>48,8910353064172</text:p>
          </table:table-cell>
          <table:table-cell table:formula="of:=AVERAGE([.B98:.B109])" office:value-type="float" office:value="536.166666666667" calcext:value-type="float">
            <text:p>536,166666666667</text:p>
          </table:table-cell>
          <table:table-cell table:formula="of:=[.D109]-[.C109]" office:value-type="float" office:value="487.275631360249" calcext:value-type="float">
            <text:p>487,275631360249</text:p>
          </table:table-cell>
          <table:table-cell table:formula="of:=[.D109]-[.D97]" office:value-type="float" office:value="-29.25" calcext:value-type="float">
            <text:p>-29,25</text:p>
          </table:table-cell>
          <table:table-cell table:number-columns-repeated="101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540" calcext:value-type="float">
            <text:p>540</text:p>
          </table:table-cell>
          <table:table-cell table:formula="of:=COM.MICROSOFT.STDEV.S([.B99:.B110])" office:value-type="float" office:value="45.9268192592599" calcext:value-type="float">
            <text:p>45,9268192592599</text:p>
          </table:table-cell>
          <table:table-cell table:formula="of:=AVERAGE([.B99:.B110])" office:value-type="float" office:value="532" calcext:value-type="float">
            <text:p>532</text:p>
          </table:table-cell>
          <table:table-cell table:formula="of:=[.D110]-[.C110]" office:value-type="float" office:value="486.07318074074" calcext:value-type="float">
            <text:p>486,07318074074</text:p>
          </table:table-cell>
          <table:table-cell table:formula="of:=[.D110]-[.D98]" office:value-type="float" office:value="-30.9166666666666" calcext:value-type="float">
            <text:p>-30,9166666666666</text:p>
          </table:table-cell>
          <table:table-cell table:number-columns-repeated="101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479" calcext:value-type="float">
            <text:p>479</text:p>
          </table:table-cell>
          <table:table-cell table:formula="of:=COM.MICROSOFT.STDEV.S([.B100:.B111])" office:value-type="float" office:value="48.1615809415335" calcext:value-type="float">
            <text:p>48,1615809415335</text:p>
          </table:table-cell>
          <table:table-cell table:formula="of:=AVERAGE([.B100:.B111])" office:value-type="float" office:value="526.583333333333" calcext:value-type="float">
            <text:p>526,583333333333</text:p>
          </table:table-cell>
          <table:table-cell table:formula="of:=[.D111]-[.C111]" office:value-type="float" office:value="478.4217523918" calcext:value-type="float">
            <text:p>478,4217523918</text:p>
          </table:table-cell>
          <table:table-cell table:formula="of:=[.D111]-[.D99]" office:value-type="float" office:value="-31.5833333333334" calcext:value-type="float">
            <text:p>-31,5833333333334</text:p>
          </table:table-cell>
          <table:table-cell table:number-columns-repeated="101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507" calcext:value-type="float">
            <text:p>507</text:p>
          </table:table-cell>
          <table:table-cell table:formula="of:=COM.MICROSOFT.STDEV.S([.B101:.B112])" office:value-type="float" office:value="47.7528358669235" calcext:value-type="float">
            <text:p>47,7528358669235</text:p>
          </table:table-cell>
          <table:table-cell table:formula="of:=AVERAGE([.B101:.B112])" office:value-type="float" office:value="522.833333333333" calcext:value-type="float">
            <text:p>522,833333333333</text:p>
          </table:table-cell>
          <table:table-cell table:formula="of:=[.D112]-[.C112]" office:value-type="float" office:value="475.08049746641" calcext:value-type="float">
            <text:p>475,08049746641</text:p>
          </table:table-cell>
          <table:table-cell table:formula="of:=[.D112]-[.D100]" office:value-type="float" office:value="-27.1666666666667" calcext:value-type="float">
            <text:p>-27,1666666666667</text:p>
          </table:table-cell>
          <table:table-cell table:number-columns-repeated="101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19" calcext:value-type="float">
            <text:p>519</text:p>
          </table:table-cell>
          <table:table-cell table:formula="of:=COM.MICROSOFT.STDEV.S([.B102:.B113])" office:value-type="float" office:value="47.7349849468792" calcext:value-type="float">
            <text:p>47,7349849468792</text:p>
          </table:table-cell>
          <table:table-cell table:formula="of:=AVERAGE([.B102:.B113])" office:value-type="float" office:value="522.083333333333" calcext:value-type="float">
            <text:p>522,083333333333</text:p>
          </table:table-cell>
          <table:table-cell table:formula="of:=[.D113]-[.C113]" office:value-type="float" office:value="474.348348386454" calcext:value-type="float">
            <text:p>474,348348386454</text:p>
          </table:table-cell>
          <table:table-cell table:formula="of:=[.D113]-[.D101]" office:value-type="float" office:value="-22.5833333333334" calcext:value-type="float">
            <text:p>-22,5833333333334</text:p>
          </table:table-cell>
          <table:table-cell table:number-columns-repeated="101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51" calcext:value-type="float">
            <text:p>551</text:p>
          </table:table-cell>
          <table:table-cell table:formula="of:=COM.MICROSOFT.STDEV.S([.B103:.B114])" office:value-type="float" office:value="48.3252866865095" calcext:value-type="float">
            <text:p>48,3252866865095</text:p>
          </table:table-cell>
          <table:table-cell table:formula="of:=AVERAGE([.B103:.B114])" office:value-type="float" office:value="523.333333333333" calcext:value-type="float">
            <text:p>523,333333333333</text:p>
          </table:table-cell>
          <table:table-cell table:formula="of:=[.D114]-[.C114]" office:value-type="float" office:value="475.008046646824" calcext:value-type="float">
            <text:p>475,008046646824</text:p>
          </table:table-cell>
          <table:table-cell table:formula="of:=[.D114]-[.D102]" office:value-type="float" office:value="-14.5" calcext:value-type="float">
            <text:p>-14,5</text:p>
          </table:table-cell>
          <table:table-cell table:number-columns-repeated="101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23" calcext:value-type="float">
            <text:p>423</text:p>
          </table:table-cell>
          <table:table-cell table:formula="of:=COM.MICROSOFT.STDEV.S([.B104:.B115])" office:value-type="float" office:value="55.4556880160488" calcext:value-type="float">
            <text:p>55,4556880160488</text:p>
          </table:table-cell>
          <table:table-cell table:formula="of:=AVERAGE([.B104:.B115])" office:value-type="float" office:value="518.333333333333" calcext:value-type="float">
            <text:p>518,333333333333</text:p>
          </table:table-cell>
          <table:table-cell table:formula="of:=[.D115]-[.C115]" office:value-type="float" office:value="462.877645317284" calcext:value-type="float">
            <text:p>462,877645317284</text:p>
          </table:table-cell>
          <table:table-cell table:formula="of:=[.D115]-[.D103]" office:value-type="float" office:value="-14.75" calcext:value-type="float">
            <text:p>-14,75</text:p>
          </table:table-cell>
          <table:table-cell table:number-columns-repeated="101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12" calcext:value-type="float">
            <text:p>412</text:p>
          </table:table-cell>
          <table:table-cell table:formula="of:=COM.MICROSOFT.STDEV.S([.B105:.B116])" office:value-type="float" office:value="63.1201355761497" calcext:value-type="float">
            <text:p>63,1201355761497</text:p>
          </table:table-cell>
          <table:table-cell table:formula="of:=AVERAGE([.B105:.B116])" office:value-type="float" office:value="511.833333333333" calcext:value-type="float">
            <text:p>511,833333333333</text:p>
          </table:table-cell>
          <table:table-cell table:formula="of:=[.D116]-[.C116]" office:value-type="float" office:value="448.713197757184" calcext:value-type="float">
            <text:p>448,713197757184</text:p>
          </table:table-cell>
          <table:table-cell table:formula="of:=[.D116]-[.D104]" office:value-type="float" office:value="-20" calcext:value-type="float">
            <text:p>-20</text:p>
          </table:table-cell>
          <table:table-cell table:number-columns-repeated="101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42" calcext:value-type="float">
            <text:p>442</text:p>
          </table:table-cell>
          <table:table-cell table:formula="of:=COM.MICROSOFT.STDEV.S([.B106:.B117])" office:value-type="float" office:value="65.6346060790458" calcext:value-type="float">
            <text:p>65,6346060790458</text:p>
          </table:table-cell>
          <table:table-cell table:formula="of:=AVERAGE([.B106:.B117])" office:value-type="float" office:value="508.916666666667" calcext:value-type="float">
            <text:p>508,916666666667</text:p>
          </table:table-cell>
          <table:table-cell table:formula="of:=[.D117]-[.C117]" office:value-type="float" office:value="443.282060587621" calcext:value-type="float">
            <text:p>443,282060587621</text:p>
          </table:table-cell>
          <table:table-cell table:formula="of:=[.D117]-[.D105]" office:value-type="float" office:value="-19" calcext:value-type="float">
            <text:p>-19</text:p>
          </table:table-cell>
          <table:table-cell table:number-columns-repeated="101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410" calcext:value-type="float">
            <text:p>410</text:p>
          </table:table-cell>
          <table:table-cell table:formula="of:=COM.MICROSOFT.STDEV.S([.B107:.B118])" office:value-type="float" office:value="71.5522695148608" calcext:value-type="float">
            <text:p>71,5522695148608</text:p>
          </table:table-cell>
          <table:table-cell table:formula="of:=AVERAGE([.B107:.B118])" office:value-type="float" office:value="500.5" calcext:value-type="float">
            <text:p>500,5</text:p>
          </table:table-cell>
          <table:table-cell table:formula="of:=[.D118]-[.C118]" office:value-type="float" office:value="428.947730485139" calcext:value-type="float">
            <text:p>428,947730485139</text:p>
          </table:table-cell>
          <table:table-cell table:formula="of:=[.D118]-[.D106]" office:value-type="float" office:value="-27.6666666666666" calcext:value-type="float">
            <text:p>-27,6666666666666</text:p>
          </table:table-cell>
          <table:table-cell table:number-columns-repeated="101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84" calcext:value-type="float">
            <text:p>484</text:p>
          </table:table-cell>
          <table:table-cell table:formula="of:=COM.MICROSOFT.STDEV.S([.B108:.B119])" office:value-type="float" office:value="67.2004577004615" calcext:value-type="float">
            <text:p>67,2004577004615</text:p>
          </table:table-cell>
          <table:table-cell table:formula="of:=AVERAGE([.B108:.B119])" office:value-type="float" office:value="492.583333333333" calcext:value-type="float">
            <text:p>492,583333333333</text:p>
          </table:table-cell>
          <table:table-cell table:formula="of:=[.D119]-[.C119]" office:value-type="float" office:value="425.382875632872" calcext:value-type="float">
            <text:p>425,382875632872</text:p>
          </table:table-cell>
          <table:table-cell table:formula="of:=[.D119]-[.D107]" office:value-type="float" office:value="-36.8333333333333" calcext:value-type="float">
            <text:p>-36,8333333333333</text:p>
          </table:table-cell>
          <table:table-cell table:number-columns-repeated="101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40" calcext:value-type="float">
            <text:p>440</text:p>
          </table:table-cell>
          <table:table-cell table:formula="of:=COM.MICROSOFT.STDEV.S([.B109:.B120])" office:value-type="float" office:value="49.585249517341" calcext:value-type="float">
            <text:p>49,585249517341</text:p>
          </table:table-cell>
          <table:table-cell table:formula="of:=AVERAGE([.B109:.B120])" office:value-type="float" office:value="475.833333333333" calcext:value-type="float">
            <text:p>475,833333333333</text:p>
          </table:table-cell>
          <table:table-cell table:formula="of:=[.D120]-[.C120]" office:value-type="float" office:value="426.248083815992" calcext:value-type="float">
            <text:p>426,248083815992</text:p>
          </table:table-cell>
          <table:table-cell table:formula="of:=[.D120]-[.D108]" office:value-type="float" office:value="-60.6666666666667" calcext:value-type="float">
            <text:p>-60,6666666666667</text:p>
          </table:table-cell>
          <table:table-cell table:number-columns-repeated="101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15" calcext:value-type="float">
            <text:p>415</text:p>
          </table:table-cell>
          <table:table-cell table:formula="of:=COM.MICROSOFT.STDEV.S([.B110:.B121])" office:value-type="float" office:value="51.6658846470632" calcext:value-type="float">
            <text:p>51,6658846470632</text:p>
          </table:table-cell>
          <table:table-cell table:formula="of:=AVERAGE([.B110:.B121])" office:value-type="float" office:value="468.5" calcext:value-type="float">
            <text:p>468,5</text:p>
          </table:table-cell>
          <table:table-cell table:formula="of:=[.D121]-[.C121]" office:value-type="float" office:value="416.834115352937" calcext:value-type="float">
            <text:p>416,834115352937</text:p>
          </table:table-cell>
          <table:table-cell table:formula="of:=[.D121]-[.D109]" office:value-type="float" office:value="-67.6666666666666" calcext:value-type="float">
            <text:p>-67,6666666666666</text:p>
          </table:table-cell>
          <table:table-cell table:number-columns-repeated="101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520" calcext:value-type="float">
            <text:p>520</text:p>
          </table:table-cell>
          <table:table-cell table:formula="of:=COM.MICROSOFT.STDEV.S([.B111:.B122])" office:value-type="float" office:value="49.4236478792993" calcext:value-type="float">
            <text:p>49,4236478792993</text:p>
          </table:table-cell>
          <table:table-cell table:formula="of:=AVERAGE([.B111:.B122])" office:value-type="float" office:value="466.833333333333" calcext:value-type="float">
            <text:p>466,833333333333</text:p>
          </table:table-cell>
          <table:table-cell table:formula="of:=[.D122]-[.C122]" office:value-type="float" office:value="417.409685454034" calcext:value-type="float">
            <text:p>417,409685454034</text:p>
          </table:table-cell>
          <table:table-cell table:formula="of:=[.D122]-[.D110]" office:value-type="float" office:value="-65.1666666666667" calcext:value-type="float">
            <text:p>-65,1666666666667</text:p>
          </table:table-cell>
          <table:table-cell table:number-columns-repeated="101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17" calcext:value-type="float">
            <text:p>417</text:p>
          </table:table-cell>
          <table:table-cell table:formula="of:=COM.MICROSOFT.STDEV.S([.B112:.B123])" office:value-type="float" office:value="51.2433292037001" calcext:value-type="float">
            <text:p>51,2433292037001</text:p>
          </table:table-cell>
          <table:table-cell table:formula="of:=AVERAGE([.B112:.B123])" office:value-type="float" office:value="461.666666666667" calcext:value-type="float">
            <text:p>461,666666666667</text:p>
          </table:table-cell>
          <table:table-cell table:formula="of:=[.D123]-[.C123]" office:value-type="float" office:value="410.423337462967" calcext:value-type="float">
            <text:p>410,423337462967</text:p>
          </table:table-cell>
          <table:table-cell table:formula="of:=[.D123]-[.D111]" office:value-type="float" office:value="-64.9166666666666" calcext:value-type="float">
            <text:p>-64,9166666666666</text:p>
          </table:table-cell>
          <table:table-cell table:number-columns-repeated="101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42" calcext:value-type="float">
            <text:p>442</text:p>
          </table:table-cell>
          <table:table-cell table:formula="of:=COM.MICROSOFT.STDEV.S([.B113:.B124])" office:value-type="float" office:value="49.418665961907" calcext:value-type="float">
            <text:p>49,418665961907</text:p>
          </table:table-cell>
          <table:table-cell table:formula="of:=AVERAGE([.B113:.B124])" office:value-type="float" office:value="456.25" calcext:value-type="float">
            <text:p>456,25</text:p>
          </table:table-cell>
          <table:table-cell table:formula="of:=[.D124]-[.C124]" office:value-type="float" office:value="406.831334038093" calcext:value-type="float">
            <text:p>406,831334038093</text:p>
          </table:table-cell>
          <table:table-cell table:formula="of:=[.D124]-[.D112]" office:value-type="float" office:value="-66.5833333333333" calcext:value-type="float">
            <text:p>-66,5833333333333</text:p>
          </table:table-cell>
          <table:table-cell table:number-columns-repeated="101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07" calcext:value-type="float">
            <text:p>407</text:p>
          </table:table-cell>
          <table:table-cell table:formula="of:=COM.MICROSOFT.STDEV.S([.B114:.B125])" office:value-type="float" office:value="47.0076557272291" calcext:value-type="float">
            <text:p>47,0076557272291</text:p>
          </table:table-cell>
          <table:table-cell table:formula="of:=AVERAGE([.B114:.B125])" office:value-type="float" office:value="446.916666666667" calcext:value-type="float">
            <text:p>446,916666666667</text:p>
          </table:table-cell>
          <table:table-cell table:formula="of:=[.D125]-[.C125]" office:value-type="float" office:value="399.909010939438" calcext:value-type="float">
            <text:p>399,909010939438</text:p>
          </table:table-cell>
          <table:table-cell table:formula="of:=[.D125]-[.D113]" office:value-type="float" office:value="-75.1666666666666" calcext:value-type="float">
            <text:p>-75,1666666666666</text:p>
          </table:table-cell>
          <table:table-cell table:number-columns-repeated="101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15" calcext:value-type="float">
            <text:p>415</text:p>
          </table:table-cell>
          <table:table-cell table:formula="of:=COM.MICROSOFT.STDEV.S([.B115:.B126])" office:value-type="float" office:value="34.3126224676293" calcext:value-type="float">
            <text:p>34,3126224676293</text:p>
          </table:table-cell>
          <table:table-cell table:formula="of:=AVERAGE([.B115:.B126])" office:value-type="float" office:value="435.583333333333" calcext:value-type="float">
            <text:p>435,583333333333</text:p>
          </table:table-cell>
          <table:table-cell table:formula="of:=[.D126]-[.C126]" office:value-type="float" office:value="401.270710865704" calcext:value-type="float">
            <text:p>401,270710865704</text:p>
          </table:table-cell>
          <table:table-cell table:formula="of:=[.D126]-[.D114]" office:value-type="float" office:value="-87.75" calcext:value-type="float">
            <text:p>-87,75</text:p>
          </table:table-cell>
          <table:table-cell table:number-columns-repeated="101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80" calcext:value-type="float">
            <text:p>380</text:p>
          </table:table-cell>
          <table:table-cell table:formula="of:=COM.MICROSOFT.STDEV.S([.B116:.B127])" office:value-type="float" office:value="37.8129366992063" calcext:value-type="float">
            <text:p>37,8129366992063</text:p>
          </table:table-cell>
          <table:table-cell table:formula="of:=AVERAGE([.B116:.B127])" office:value-type="float" office:value="432" calcext:value-type="float">
            <text:p>432</text:p>
          </table:table-cell>
          <table:table-cell table:formula="of:=[.D127]-[.C127]" office:value-type="float" office:value="394.187063300794" calcext:value-type="float">
            <text:p>394,187063300794</text:p>
          </table:table-cell>
          <table:table-cell table:formula="of:=[.D127]-[.D115]" office:value-type="float" office:value="-86.3333333333333" calcext:value-type="float">
            <text:p>-86,3333333333333</text:p>
          </table:table-cell>
          <table:table-cell table:number-columns-repeated="101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57" calcext:value-type="float">
            <text:p>357</text:p>
          </table:table-cell>
          <table:table-cell table:formula="of:=COM.MICROSOFT.STDEV.S([.B117:.B128])" office:value-type="float" office:value="43.3808888238993" calcext:value-type="float">
            <text:p>43,3808888238993</text:p>
          </table:table-cell>
          <table:table-cell table:formula="of:=AVERAGE([.B117:.B128])" office:value-type="float" office:value="427.416666666667" calcext:value-type="float">
            <text:p>427,416666666667</text:p>
          </table:table-cell>
          <table:table-cell table:formula="of:=[.D128]-[.C128]" office:value-type="float" office:value="384.035777842767" calcext:value-type="float">
            <text:p>384,035777842767</text:p>
          </table:table-cell>
          <table:table-cell table:formula="of:=[.D128]-[.D116]" office:value-type="float" office:value="-84.4166666666667" calcext:value-type="float">
            <text:p>-84,4166666666667</text:p>
          </table:table-cell>
          <table:table-cell table:number-columns-repeated="101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69" calcext:value-type="float">
            <text:p>369</text:p>
          </table:table-cell>
          <table:table-cell table:formula="of:=COM.MICROSOFT.STDEV.S([.B118:.B129])" office:value-type="float" office:value="46.1781792887533" calcext:value-type="float">
            <text:p>46,1781792887533</text:p>
          </table:table-cell>
          <table:table-cell table:formula="of:=AVERAGE([.B118:.B129])" office:value-type="float" office:value="421.333333333333" calcext:value-type="float">
            <text:p>421,333333333333</text:p>
          </table:table-cell>
          <table:table-cell table:formula="of:=[.D129]-[.C129]" office:value-type="float" office:value="375.15515404458" calcext:value-type="float">
            <text:p>375,15515404458</text:p>
          </table:table-cell>
          <table:table-cell table:formula="of:=[.D129]-[.D117]" office:value-type="float" office:value="-87.5833333333333" calcext:value-type="float">
            <text:p>-87,5833333333333</text:p>
          </table:table-cell>
          <table:table-cell table:number-columns-repeated="101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77" calcext:value-type="float">
            <text:p>377</text:p>
          </table:table-cell>
          <table:table-cell table:formula="of:=COM.MICROSOFT.STDEV.S([.B119:.B130])" office:value-type="float" office:value="47.866211908028" calcext:value-type="float">
            <text:p>47,866211908028</text:p>
          </table:table-cell>
          <table:table-cell table:formula="of:=AVERAGE([.B119:.B130])" office:value-type="float" office:value="418.583333333333" calcext:value-type="float">
            <text:p>418,583333333333</text:p>
          </table:table-cell>
          <table:table-cell table:formula="of:=[.D130]-[.C130]" office:value-type="float" office:value="370.717121425305" calcext:value-type="float">
            <text:p>370,717121425305</text:p>
          </table:table-cell>
          <table:table-cell table:formula="of:=[.D130]-[.D118]" office:value-type="float" office:value="-81.9166666666667" calcext:value-type="float">
            <text:p>-81,9166666666667</text:p>
          </table:table-cell>
          <table:table-cell table:number-columns-repeated="101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08" calcext:value-type="float">
            <text:p>408</text:p>
          </table:table-cell>
          <table:table-cell table:formula="of:=COM.MICROSOFT.STDEV.S([.B120:.B131])" office:value-type="float" office:value="43.2269381499336" calcext:value-type="float">
            <text:p>43,2269381499336</text:p>
          </table:table-cell>
          <table:table-cell table:formula="of:=AVERAGE([.B120:.B131])" office:value-type="float" office:value="412.25" calcext:value-type="float">
            <text:p>412,25</text:p>
          </table:table-cell>
          <table:table-cell table:formula="of:=[.D131]-[.C131]" office:value-type="float" office:value="369.023061850066" calcext:value-type="float">
            <text:p>369,023061850066</text:p>
          </table:table-cell>
          <table:table-cell table:formula="of:=[.D131]-[.D119]" office:value-type="float" office:value="-80.3333333333333" calcext:value-type="float">
            <text:p>-80,3333333333333</text:p>
          </table:table-cell>
          <table:table-cell table:number-columns-repeated="101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1" calcext:value-type="float">
            <text:p>381</text:p>
          </table:table-cell>
          <table:table-cell table:formula="of:=COM.MICROSOFT.STDEV.S([.B121:.B132])" office:value-type="float" office:value="43.138957995873" calcext:value-type="float">
            <text:p>43,138957995873</text:p>
          </table:table-cell>
          <table:table-cell table:formula="of:=AVERAGE([.B121:.B132])" office:value-type="float" office:value="407.333333333333" calcext:value-type="float">
            <text:p>407,333333333333</text:p>
          </table:table-cell>
          <table:table-cell table:formula="of:=[.D132]-[.C132]" office:value-type="float" office:value="364.19437533746" calcext:value-type="float">
            <text:p>364,19437533746</text:p>
          </table:table-cell>
          <table:table-cell table:formula="of:=[.D132]-[.D120]" office:value-type="float" office:value="-68.5" calcext:value-type="float">
            <text:p>-68,5</text:p>
          </table:table-cell>
          <table:table-cell table:number-columns-repeated="101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50" calcext:value-type="float">
            <text:p>350</text:p>
          </table:table-cell>
          <table:table-cell table:formula="of:=COM.MICROSOFT.STDEV.S([.B122:.B133])" office:value-type="float" office:value="46.0700224625186" calcext:value-type="float">
            <text:p>46,0700224625186</text:p>
          </table:table-cell>
          <table:table-cell table:formula="of:=AVERAGE([.B122:.B133])" office:value-type="float" office:value="401.916666666667" calcext:value-type="float">
            <text:p>401,916666666667</text:p>
          </table:table-cell>
          <table:table-cell table:formula="of:=[.D133]-[.C133]" office:value-type="float" office:value="355.846644204148" calcext:value-type="float">
            <text:p>355,846644204148</text:p>
          </table:table-cell>
          <table:table-cell table:formula="of:=[.D133]-[.D121]" office:value-type="float" office:value="-66.5833333333334" calcext:value-type="float">
            <text:p>-66,5833333333334</text:p>
          </table:table-cell>
          <table:table-cell table:number-columns-repeated="101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17" calcext:value-type="float">
            <text:p>417</text:p>
          </table:table-cell>
          <table:table-cell table:formula="of:=COM.MICROSOFT.STDEV.S([.B123:.B134])" office:value-type="float" office:value="28.1984310760637" calcext:value-type="float">
            <text:p>28,1984310760637</text:p>
          </table:table-cell>
          <table:table-cell table:formula="of:=AVERAGE([.B123:.B134])" office:value-type="float" office:value="393.333333333333" calcext:value-type="float">
            <text:p>393,333333333333</text:p>
          </table:table-cell>
          <table:table-cell table:formula="of:=[.D134]-[.C134]" office:value-type="float" office:value="365.13490225727" calcext:value-type="float">
            <text:p>365,13490225727</text:p>
          </table:table-cell>
          <table:table-cell table:formula="of:=[.D134]-[.D122]" office:value-type="float" office:value="-73.5" calcext:value-type="float">
            <text:p>-73,5</text:p>
          </table:table-cell>
          <table:table-cell table:number-columns-repeated="101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24:.B135])" office:value-type="float" office:value="27.6975001606917" calcext:value-type="float">
            <text:p>27,6975001606917</text:p>
          </table:table-cell>
          <table:table-cell table:formula="of:=AVERAGE([.B124:.B135])" office:value-type="float" office:value="389.666666666667" calcext:value-type="float">
            <text:p>389,666666666667</text:p>
          </table:table-cell>
          <table:table-cell table:formula="of:=[.D135]-[.C135]" office:value-type="float" office:value="361.969166505975" calcext:value-type="float">
            <text:p>361,969166505975</text:p>
          </table:table-cell>
          <table:table-cell table:formula="of:=[.D135]-[.D123]" office:value-type="float" office:value="-72" calcext:value-type="float">
            <text:p>-72</text:p>
          </table:table-cell>
          <table:table-cell table:number-columns-repeated="101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26" calcext:value-type="float">
            <text:p>426</text:p>
          </table:table-cell>
          <table:table-cell table:formula="of:=COM.MICROSOFT.STDEV.S([.B125:.B136])" office:value-type="float" office:value="25.2238463411595" calcext:value-type="float">
            <text:p>25,2238463411595</text:p>
          </table:table-cell>
          <table:table-cell table:formula="of:=AVERAGE([.B125:.B136])" office:value-type="float" office:value="388.333333333333" calcext:value-type="float">
            <text:p>388,333333333333</text:p>
          </table:table-cell>
          <table:table-cell table:formula="of:=[.D136]-[.C136]" office:value-type="float" office:value="363.109486992174" calcext:value-type="float">
            <text:p>363,109486992174</text:p>
          </table:table-cell>
          <table:table-cell table:formula="of:=[.D136]-[.D124]" office:value-type="float" office:value="-67.9166666666667" calcext:value-type="float">
            <text:p>-67,9166666666667</text:p>
          </table:table-cell>
          <table:table-cell table:number-columns-repeated="101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94" calcext:value-type="float">
            <text:p>394</text:p>
          </table:table-cell>
          <table:table-cell table:formula="of:=COM.MICROSOFT.STDEV.S([.B126:.B137])" office:value-type="float" office:value="24.6212214452197" calcext:value-type="float">
            <text:p>24,6212214452197</text:p>
          </table:table-cell>
          <table:table-cell table:formula="of:=AVERAGE([.B126:.B137])" office:value-type="float" office:value="387.25" calcext:value-type="float">
            <text:p>387,25</text:p>
          </table:table-cell>
          <table:table-cell table:formula="of:=[.D137]-[.C137]" office:value-type="float" office:value="362.62877855478" calcext:value-type="float">
            <text:p>362,62877855478</text:p>
          </table:table-cell>
          <table:table-cell table:formula="of:=[.D137]-[.D125]" office:value-type="float" office:value="-59.6666666666666" calcext:value-type="float">
            <text:p>-59,6666666666666</text:p>
          </table:table-cell>
          <table:table-cell table:number-columns-repeated="101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27:.B138])" office:value-type="float" office:value="23.2657571238388" calcext:value-type="float">
            <text:p>23,2657571238388</text:p>
          </table:table-cell>
          <table:table-cell table:formula="of:=AVERAGE([.B127:.B138])" office:value-type="float" office:value="383.75" calcext:value-type="float">
            <text:p>383,75</text:p>
          </table:table-cell>
          <table:table-cell table:formula="of:=[.D138]-[.C138]" office:value-type="float" office:value="360.484242876161" calcext:value-type="float">
            <text:p>360,484242876161</text:p>
          </table:table-cell>
          <table:table-cell table:formula="of:=[.D138]-[.D126]" office:value-type="float" office:value="-51.8333333333333" calcext:value-type="float">
            <text:p>-51,8333333333333</text:p>
          </table:table-cell>
          <table:table-cell table:number-columns-repeated="101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58" calcext:value-type="float">
            <text:p>358</text:p>
          </table:table-cell>
          <table:table-cell table:formula="of:=COM.MICROSOFT.STDEV.S([.B128:.B139])" office:value-type="float" office:value="24.4259859141609" calcext:value-type="float">
            <text:p>24,4259859141609</text:p>
          </table:table-cell>
          <table:table-cell table:formula="of:=AVERAGE([.B128:.B139])" office:value-type="float" office:value="381.916666666667" calcext:value-type="float">
            <text:p>381,916666666667</text:p>
          </table:table-cell>
          <table:table-cell table:formula="of:=[.D139]-[.C139]" office:value-type="float" office:value="357.490680752506" calcext:value-type="float">
            <text:p>357,490680752506</text:p>
          </table:table-cell>
          <table:table-cell table:formula="of:=[.D139]-[.D127]" office:value-type="float" office:value="-50.0833333333334" calcext:value-type="float">
            <text:p>-50,0833333333334</text:p>
          </table:table-cell>
          <table:table-cell table:number-columns-repeated="101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335" calcext:value-type="float">
            <text:p>335</text:p>
          </table:table-cell>
          <table:table-cell table:formula="of:=COM.MICROSOFT.STDEV.S([.B129:.B140])" office:value-type="float" office:value="27.1409061727642" calcext:value-type="float">
            <text:p>27,1409061727642</text:p>
          </table:table-cell>
          <table:table-cell table:formula="of:=AVERAGE([.B129:.B140])" office:value-type="float" office:value="380.083333333333" calcext:value-type="float">
            <text:p>380,083333333333</text:p>
          </table:table-cell>
          <table:table-cell table:formula="of:=[.D140]-[.C140]" office:value-type="float" office:value="352.942427160569" calcext:value-type="float">
            <text:p>352,942427160569</text:p>
          </table:table-cell>
          <table:table-cell table:formula="of:=[.D140]-[.D128]" office:value-type="float" office:value="-47.3333333333333" calcext:value-type="float">
            <text:p>-47,3333333333333</text:p>
          </table:table-cell>
          <table:table-cell table:number-columns-repeated="101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51" calcext:value-type="float">
            <text:p>351</text:p>
          </table:table-cell>
          <table:table-cell table:formula="of:=COM.MICROSOFT.STDEV.S([.B130:.B141])" office:value-type="float" office:value="28.282530211272" calcext:value-type="float">
            <text:p>28,282530211272</text:p>
          </table:table-cell>
          <table:table-cell table:formula="of:=AVERAGE([.B130:.B141])" office:value-type="float" office:value="378.583333333333" calcext:value-type="float">
            <text:p>378,583333333333</text:p>
          </table:table-cell>
          <table:table-cell table:formula="of:=[.D141]-[.C141]" office:value-type="float" office:value="350.300803122061" calcext:value-type="float">
            <text:p>350,300803122061</text:p>
          </table:table-cell>
          <table:table-cell table:formula="of:=[.D141]-[.D129]" office:value-type="float" office:value="-42.75" calcext:value-type="float">
            <text:p>-42,75</text:p>
          </table:table-cell>
          <table:table-cell table:number-columns-repeated="101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77" calcext:value-type="float">
            <text:p>377</text:p>
          </table:table-cell>
          <table:table-cell table:formula="of:=COM.MICROSOFT.STDEV.S([.B131:.B142])" office:value-type="float" office:value="28.282530211272" calcext:value-type="float">
            <text:p>28,282530211272</text:p>
          </table:table-cell>
          <table:table-cell table:formula="of:=AVERAGE([.B131:.B142])" office:value-type="float" office:value="378.583333333333" calcext:value-type="float">
            <text:p>378,583333333333</text:p>
          </table:table-cell>
          <table:table-cell table:formula="of:=[.D142]-[.C142]" office:value-type="float" office:value="350.300803122061" calcext:value-type="float">
            <text:p>350,300803122061</text:p>
          </table:table-cell>
          <table:table-cell table:formula="of:=[.D142]-[.D130]" office:value-type="float" office:value="-40" calcext:value-type="float">
            <text:p>-40</text:p>
          </table:table-cell>
          <table:table-cell table:number-columns-repeated="101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37" calcext:value-type="float">
            <text:p>437</text:p>
          </table:table-cell>
          <table:table-cell table:formula="of:=COM.MICROSOFT.STDEV.S([.B132:.B143])" office:value-type="float" office:value="32.0170409171571" calcext:value-type="float">
            <text:p>32,0170409171571</text:p>
          </table:table-cell>
          <table:table-cell table:formula="of:=AVERAGE([.B132:.B143])" office:value-type="float" office:value="381" calcext:value-type="float">
            <text:p>381</text:p>
          </table:table-cell>
          <table:table-cell table:formula="of:=[.D143]-[.C143]" office:value-type="float" office:value="348.982959082843" calcext:value-type="float">
            <text:p>348,982959082843</text:p>
          </table:table-cell>
          <table:table-cell table:formula="of:=[.D143]-[.D131]" office:value-type="float" office:value="-31.25" calcext:value-type="float">
            <text:p>-31,25</text:p>
          </table:table-cell>
          <table:table-cell table:number-columns-repeated="101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92" calcext:value-type="float">
            <text:p>392</text:p>
          </table:table-cell>
          <table:table-cell table:formula="of:=COM.MICROSOFT.STDEV.S([.B133:.B144])" office:value-type="float" office:value="32.1741238019661" calcext:value-type="float">
            <text:p>32,1741238019661</text:p>
          </table:table-cell>
          <table:table-cell table:formula="of:=AVERAGE([.B133:.B144])" office:value-type="float" office:value="381.916666666667" calcext:value-type="float">
            <text:p>381,916666666667</text:p>
          </table:table-cell>
          <table:table-cell table:formula="of:=[.D144]-[.C144]" office:value-type="float" office:value="349.742542864701" calcext:value-type="float">
            <text:p>349,742542864701</text:p>
          </table:table-cell>
          <table:table-cell table:formula="of:=[.D144]-[.D132]" office:value-type="float" office:value="-25.4166666666667" calcext:value-type="float">
            <text:p>-25,4166666666667</text:p>
          </table:table-cell>
          <table:table-cell table:number-columns-repeated="101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61" calcext:value-type="float">
            <text:p>361</text:p>
          </table:table-cell>
          <table:table-cell table:formula="of:=COM.MICROSOFT.STDEV.S([.B134:.B145])" office:value-type="float" office:value="31.327691303769" calcext:value-type="float">
            <text:p>31,327691303769</text:p>
          </table:table-cell>
          <table:table-cell table:formula="of:=AVERAGE([.B134:.B145])" office:value-type="float" office:value="382.833333333333" calcext:value-type="float">
            <text:p>382,833333333333</text:p>
          </table:table-cell>
          <table:table-cell table:formula="of:=[.D145]-[.C145]" office:value-type="float" office:value="351.505642029564" calcext:value-type="float">
            <text:p>351,505642029564</text:p>
          </table:table-cell>
          <table:table-cell table:formula="of:=[.D145]-[.D133]" office:value-type="float" office:value="-19.0833333333333" calcext:value-type="float">
            <text:p>-19,0833333333333</text:p>
          </table:table-cell>
          <table:table-cell table:number-columns-repeated="101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19" calcext:value-type="float">
            <text:p>419</text:p>
          </table:table-cell>
          <table:table-cell table:formula="of:=COM.MICROSOFT.STDEV.S([.B135:.B146])" office:value-type="float" office:value="31.5306488702947" calcext:value-type="float">
            <text:p>31,5306488702947</text:p>
          </table:table-cell>
          <table:table-cell table:formula="of:=AVERAGE([.B135:.B146])" office:value-type="float" office:value="383" calcext:value-type="float">
            <text:p>383</text:p>
          </table:table-cell>
          <table:table-cell table:formula="of:=[.D146]-[.C146]" office:value-type="float" office:value="351.469351129705" calcext:value-type="float">
            <text:p>351,469351129705</text:p>
          </table:table-cell>
          <table:table-cell table:formula="of:=[.D146]-[.D134]" office:value-type="float" office:value="-10.3333333333333" calcext:value-type="float">
            <text:p>-10,3333333333333</text:p>
          </table:table-cell>
          <table:table-cell table:number-columns-repeated="101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401" calcext:value-type="float">
            <text:p>401</text:p>
          </table:table-cell>
          <table:table-cell table:formula="of:=COM.MICROSOFT.STDEV.S([.B136:.B147])" office:value-type="float" office:value="31.7585588559377" calcext:value-type="float">
            <text:p>31,7585588559377</text:p>
          </table:table-cell>
          <table:table-cell table:formula="of:=AVERAGE([.B136:.B147])" office:value-type="float" office:value="385.333333333333" calcext:value-type="float">
            <text:p>385,333333333333</text:p>
          </table:table-cell>
          <table:table-cell table:formula="of:=[.D147]-[.C147]" office:value-type="float" office:value="353.574774477396" calcext:value-type="float">
            <text:p>353,574774477396</text:p>
          </table:table-cell>
          <table:table-cell table:formula="of:=[.D147]-[.D135]" office:value-type="float" office:value="-4.33333333333331" calcext:value-type="float">
            <text:p>-4,33333333333331</text:p>
          </table:table-cell>
          <table:table-cell table:number-columns-repeated="101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88" calcext:value-type="float">
            <text:p>388</text:p>
          </table:table-cell>
          <table:table-cell table:formula="of:=COM.MICROSOFT.STDEV.S([.B137:.B148])" office:value-type="float" office:value="29.1199192473073" calcext:value-type="float">
            <text:p>29,1199192473073</text:p>
          </table:table-cell>
          <table:table-cell table:formula="of:=AVERAGE([.B137:.B148])" office:value-type="float" office:value="382.166666666667" calcext:value-type="float">
            <text:p>382,166666666667</text:p>
          </table:table-cell>
          <table:table-cell table:formula="of:=[.D148]-[.C148]" office:value-type="float" office:value="353.046747419359" calcext:value-type="float">
            <text:p>353,046747419359</text:p>
          </table:table-cell>
          <table:table-cell table:formula="of:=[.D148]-[.D136]" office:value-type="float" office:value="-6.16666666666669" calcext:value-type="float">
            <text:p>-6,16666666666669</text:p>
          </table:table-cell>
          <table:table-cell table:number-columns-repeated="101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376" calcext:value-type="float">
            <text:p>376</text:p>
          </table:table-cell>
          <table:table-cell table:formula="of:=COM.MICROSOFT.STDEV.S([.B138:.B149])" office:value-type="float" office:value="28.9178564946025" calcext:value-type="float">
            <text:p>28,9178564946025</text:p>
          </table:table-cell>
          <table:table-cell table:formula="of:=AVERAGE([.B138:.B149])" office:value-type="float" office:value="380.666666666667" calcext:value-type="float">
            <text:p>380,666666666667</text:p>
          </table:table-cell>
          <table:table-cell table:formula="of:=[.D149]-[.C149]" office:value-type="float" office:value="351.748810172064" calcext:value-type="float">
            <text:p>351,748810172064</text:p>
          </table:table-cell>
          <table:table-cell table:formula="of:=[.D149]-[.D137]" office:value-type="float" office:value="-6.58333333333337" calcext:value-type="float">
            <text:p>-6,58333333333337</text:p>
          </table:table-cell>
          <table:table-cell table:number-columns-repeated="101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384" calcext:value-type="float">
            <text:p>384</text:p>
          </table:table-cell>
          <table:table-cell table:formula="of:=COM.MICROSOFT.STDEV.S([.B139:.B150])" office:value-type="float" office:value="28.8269392104404" calcext:value-type="float">
            <text:p>28,8269392104404</text:p>
          </table:table-cell>
          <table:table-cell table:formula="of:=AVERAGE([.B139:.B150])" office:value-type="float" office:value="381.583333333333" calcext:value-type="float">
            <text:p>381,583333333333</text:p>
          </table:table-cell>
          <table:table-cell table:formula="of:=[.D150]-[.C150]" office:value-type="float" office:value="352.756394122893" calcext:value-type="float">
            <text:p>352,756394122893</text:p>
          </table:table-cell>
          <table:table-cell table:formula="of:=[.D150]-[.D138]" office:value-type="float" office:value="-2.16666666666669" calcext:value-type="float">
            <text:p>-2,16666666666669</text:p>
          </table:table-cell>
          <table:table-cell table:number-columns-repeated="101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322" calcext:value-type="float">
            <text:p>322</text:p>
          </table:table-cell>
          <table:table-cell table:formula="of:=COM.MICROSOFT.STDEV.S([.B140:.B151])" office:value-type="float" office:value="33.0659350481135" calcext:value-type="float">
            <text:p>33,0659350481135</text:p>
          </table:table-cell>
          <table:table-cell table:formula="of:=AVERAGE([.B140:.B151])" office:value-type="float" office:value="378.583333333333" calcext:value-type="float">
            <text:p>378,583333333333</text:p>
          </table:table-cell>
          <table:table-cell table:formula="of:=[.D151]-[.C151]" office:value-type="float" office:value="345.51739828522" calcext:value-type="float">
            <text:p>345,51739828522</text:p>
          </table:table-cell>
          <table:table-cell table:formula="of:=[.D151]-[.D139]" office:value-type="float" office:value="-3.33333333333331" calcext:value-type="float">
            <text:p>-3,33333333333331</text:p>
          </table:table-cell>
          <table:table-cell table:number-columns-repeated="101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82" calcext:value-type="float">
            <text:p>282</text:p>
          </table:table-cell>
          <table:table-cell table:formula="of:=COM.MICROSOFT.STDEV.S([.B141:.B152])" office:value-type="float" office:value="41.8022037986545" calcext:value-type="float">
            <text:p>41,8022037986545</text:p>
          </table:table-cell>
          <table:table-cell table:formula="of:=AVERAGE([.B141:.B152])" office:value-type="float" office:value="374.166666666667" calcext:value-type="float">
            <text:p>374,166666666667</text:p>
          </table:table-cell>
          <table:table-cell table:formula="of:=[.D152]-[.C152]" office:value-type="float" office:value="332.364462868012" calcext:value-type="float">
            <text:p>332,364462868012</text:p>
          </table:table-cell>
          <table:table-cell table:formula="of:=[.D152]-[.D140]" office:value-type="float" office:value="-5.91666666666669" calcext:value-type="float">
            <text:p>-5,91666666666669</text:p>
          </table:table-cell>
          <table:table-cell table:number-columns-repeated="101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346" calcext:value-type="float">
            <text:p>346</text:p>
          </table:table-cell>
          <table:table-cell table:formula="of:=COM.MICROSOFT.STDEV.S([.B142:.B153])" office:value-type="float" office:value="42.0781199891129" calcext:value-type="float">
            <text:p>42,0781199891129</text:p>
          </table:table-cell>
          <table:table-cell table:formula="of:=AVERAGE([.B142:.B153])" office:value-type="float" office:value="373.75" calcext:value-type="float">
            <text:p>373,75</text:p>
          </table:table-cell>
          <table:table-cell table:formula="of:=[.D153]-[.C153]" office:value-type="float" office:value="331.671880010887" calcext:value-type="float">
            <text:p>331,671880010887</text:p>
          </table:table-cell>
          <table:table-cell table:formula="of:=[.D153]-[.D141]" office:value-type="float" office:value="-4.83333333333331" calcext:value-type="float">
            <text:p>-4,83333333333331</text:p>
          </table:table-cell>
          <table:table-cell table:number-columns-repeated="101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372" calcext:value-type="float">
            <text:p>372</text:p>
          </table:table-cell>
          <table:table-cell table:formula="of:=COM.MICROSOFT.STDEV.S([.B143:.B154])" office:value-type="float" office:value="42.0677663977655" calcext:value-type="float">
            <text:p>42,0677663977655</text:p>
          </table:table-cell>
          <table:table-cell table:formula="of:=AVERAGE([.B143:.B154])" office:value-type="float" office:value="373.333333333333" calcext:value-type="float">
            <text:p>373,333333333333</text:p>
          </table:table-cell>
          <table:table-cell table:formula="of:=[.D154]-[.C154]" office:value-type="float" office:value="331.265566935568" calcext:value-type="float">
            <text:p>331,265566935568</text:p>
          </table:table-cell>
          <table:table-cell table:formula="of:=[.D154]-[.D142]" office:value-type="float" office:value="-5.25" calcext:value-type="float">
            <text:p>-5,25</text:p>
          </table:table-cell>
          <table:table-cell table:number-columns-repeated="101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38" calcext:value-type="float">
            <text:p>338</text:p>
          </table:table-cell>
          <table:table-cell table:formula="of:=COM.MICROSOFT.STDEV.S([.B144:.B155])" office:value-type="float" office:value="37.9532208079495" calcext:value-type="float">
            <text:p>37,9532208079495</text:p>
          </table:table-cell>
          <table:table-cell table:formula="of:=AVERAGE([.B144:.B155])" office:value-type="float" office:value="365.083333333333" calcext:value-type="float">
            <text:p>365,083333333333</text:p>
          </table:table-cell>
          <table:table-cell table:formula="of:=[.D155]-[.C155]" office:value-type="float" office:value="327.130112525384" calcext:value-type="float">
            <text:p>327,130112525384</text:p>
          </table:table-cell>
          <table:table-cell table:formula="of:=[.D155]-[.D143]" office:value-type="float" office:value="-15.9166666666667" calcext:value-type="float">
            <text:p>-15,9166666666667</text:p>
          </table:table-cell>
          <table:table-cell table:number-columns-repeated="101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361" calcext:value-type="float">
            <text:p>361</text:p>
          </table:table-cell>
          <table:table-cell table:formula="of:=COM.MICROSOFT.STDEV.S([.B145:.B156])" office:value-type="float" office:value="36.9975429159584" calcext:value-type="float">
            <text:p>36,9975429159584</text:p>
          </table:table-cell>
          <table:table-cell table:formula="of:=AVERAGE([.B145:.B156])" office:value-type="float" office:value="362.5" calcext:value-type="float">
            <text:p>362,5</text:p>
          </table:table-cell>
          <table:table-cell table:formula="of:=[.D156]-[.C156]" office:value-type="float" office:value="325.502457084042" calcext:value-type="float">
            <text:p>325,502457084042</text:p>
          </table:table-cell>
          <table:table-cell table:formula="of:=[.D156]-[.D144]" office:value-type="float" office:value="-19.4166666666666" calcext:value-type="float">
            <text:p>-19,4166666666666</text:p>
          </table:table-cell>
          <table:table-cell table:number-columns-repeated="101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312" calcext:value-type="float">
            <text:p>312</text:p>
          </table:table-cell>
          <table:table-cell table:formula="of:=COM.MICROSOFT.STDEV.S([.B146:.B157])" office:value-type="float" office:value="39.777696659248" calcext:value-type="float">
            <text:p>39,777696659248</text:p>
          </table:table-cell>
          <table:table-cell table:formula="of:=AVERAGE([.B146:.B157])" office:value-type="float" office:value="358.416666666667" calcext:value-type="float">
            <text:p>358,416666666667</text:p>
          </table:table-cell>
          <table:table-cell table:formula="of:=[.D157]-[.C157]" office:value-type="float" office:value="318.638970007419" calcext:value-type="float">
            <text:p>318,638970007419</text:p>
          </table:table-cell>
          <table:table-cell table:formula="of:=[.D157]-[.D145]" office:value-type="float" office:value="-24.4166666666667" calcext:value-type="float">
            <text:p>-24,4166666666667</text:p>
          </table:table-cell>
          <table:table-cell table:number-columns-repeated="1010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420" calcext:value-type="float">
            <text:p>420</text:p>
          </table:table-cell>
          <table:table-cell table:formula="of:=COM.MICROSOFT.STDEV.S([.B147:.B158])" office:value-type="float" office:value="39.916959257484" calcext:value-type="float">
            <text:p>39,916959257484</text:p>
          </table:table-cell>
          <table:table-cell table:formula="of:=AVERAGE([.B147:.B158])" office:value-type="float" office:value="358.5" calcext:value-type="float">
            <text:p>358,5</text:p>
          </table:table-cell>
          <table:table-cell table:formula="of:=[.D158]-[.C158]" office:value-type="float" office:value="318.583040742516" calcext:value-type="float">
            <text:p>318,583040742516</text:p>
          </table:table-cell>
          <table:table-cell table:formula="of:=[.D158]-[.D146]" office:value-type="float" office:value="-24.5" calcext:value-type="float">
            <text:p>-24,5</text:p>
          </table:table-cell>
          <table:table-cell table:number-columns-repeated="1010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351" calcext:value-type="float">
            <text:p>351</text:p>
          </table:table-cell>
          <table:table-cell table:formula="of:=COM.MICROSOFT.STDEV.S([.B148:.B159])" office:value-type="float" office:value="37.6209161681814" calcext:value-type="float">
            <text:p>37,6209161681814</text:p>
          </table:table-cell>
          <table:table-cell table:formula="of:=AVERAGE([.B148:.B159])" office:value-type="float" office:value="354.333333333333" calcext:value-type="float">
            <text:p>354,333333333333</text:p>
          </table:table-cell>
          <table:table-cell table:formula="of:=[.D159]-[.C159]" office:value-type="float" office:value="316.712417165152" calcext:value-type="float">
            <text:p>316,712417165152</text:p>
          </table:table-cell>
          <table:table-cell table:formula="of:=[.D159]-[.D147]" office:value-type="float" office:value="-31" calcext:value-type="float">
            <text:p>-31</text:p>
          </table:table-cell>
          <table:table-cell table:number-columns-repeated="1010"/>
        </table:table-row>
      </table:table>
      <table:table table:name="Editors &gt;100" table:style-name="ta1">
        <table:shapes>
          <draw:frame draw:z-index="0" draw:style-name="gr1" draw:text-style-name="P1" svg:width="159.99mm" svg:height="89.99mm" svg:x="75.24mm" svg:y="1mm">
            <loext:p draw:notify-on-update-of-ranges="'Editors &gt;100'.A1:'Editors &gt;100'.A1 'Editors &gt;100'.A2:'Editors &gt;100'.A159 'Editors &gt;100'.B1:'Editors &gt;100'.B1 'Editors &gt;100'.B2:'Editors &gt;100'.B159 'Editors &gt;100'.C1:'Editors &gt;100'.C1 'Editors &gt;100'.C2:'Editors &gt;100'.C159 'Editors &gt;100'.D1:'Editors &gt;100'.D1 'Editors &gt;100'.D2:'Editors &gt;100'.D159 'Editors &gt;100'.E1:'Editors &gt;100'.E1 'Editors &gt;100'.E2:'Editors &gt;100'.E159 'Editors &gt;100'.F1:'Editors &gt;100'.F1 'Editors &gt;100'.F2:'Editors &gt;100'.F1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100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6" calcext:value-type="float">
            <text:p>1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9" calcext:value-type="float">
            <text:p>19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4" calcext:value-type="float">
            <text:p>14</text:p>
          </table:table-cell>
          <table:table-cell table:formula="of:=COM.MICROSOFT.STDEV.S([.B2:.B13])" office:value-type="float" office:value="5.08935311719625" calcext:value-type="float">
            <text:p>5,08935311719625</text:p>
          </table:table-cell>
          <table:table-cell table:formula="of:=AVERAGE([.B2:.B13])" office:value-type="float" office:value="9.41666666666667" calcext:value-type="float">
            <text:p>9,41666666666667</text:p>
          </table:table-cell>
          <table:table-cell table:formula="of:=[.D13]-[.C13]" office:value-type="float" office:value="4.32731354947042" calcext:value-type="float">
            <text:p>4,32731354947042</text:p>
          </table:table-cell>
          <table:table-cell table:number-columns-repeated="1011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2" calcext:value-type="float">
            <text:p>22</text:p>
          </table:table-cell>
          <table:table-cell table:formula="of:=COM.MICROSOFT.STDEV.S([.B3:.B14])" office:value-type="float" office:value="6.10700045402443" calcext:value-type="float">
            <text:p>6,10700045402443</text:p>
          </table:table-cell>
          <table:table-cell table:formula="of:=AVERAGE([.B3:.B14])" office:value-type="float" office:value="10.75" calcext:value-type="float">
            <text:p>10,75</text:p>
          </table:table-cell>
          <table:table-cell table:formula="of:=[.D14]-[.C14]" office:value-type="float" office:value="4.64299954597557" calcext:value-type="float">
            <text:p>4,64299954597557</text:p>
          </table:table-cell>
          <table:table-cell table:number-columns-repeated="1011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6" calcext:value-type="float">
            <text:p>26</text:p>
          </table:table-cell>
          <table:table-cell table:formula="of:=COM.MICROSOFT.STDEV.S([.B4:.B15])" office:value-type="float" office:value="7.21740320966683" calcext:value-type="float">
            <text:p>7,21740320966683</text:p>
          </table:table-cell>
          <table:table-cell table:formula="of:=AVERAGE([.B4:.B15])" office:value-type="float" office:value="12.5" calcext:value-type="float">
            <text:p>12,5</text:p>
          </table:table-cell>
          <table:table-cell table:formula="of:=[.D15]-[.C15]" office:value-type="float" office:value="5.28259679033317" calcext:value-type="float">
            <text:p>5,28259679033317</text:p>
          </table:table-cell>
          <table:table-cell table:number-columns-repeated="1011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8" calcext:value-type="float">
            <text:p>28</text:p>
          </table:table-cell>
          <table:table-cell table:formula="of:=COM.MICROSOFT.STDEV.S([.B5:.B16])" office:value-type="float" office:value="8.05050346628123" calcext:value-type="float">
            <text:p>8,05050346628123</text:p>
          </table:table-cell>
          <table:table-cell table:formula="of:=AVERAGE([.B5:.B16])" office:value-type="float" office:value="14.4166666666667" calcext:value-type="float">
            <text:p>14,4166666666667</text:p>
          </table:table-cell>
          <table:table-cell table:formula="of:=[.D16]-[.C16]" office:value-type="float" office:value="6.36616320038544" calcext:value-type="float">
            <text:p>6,36616320038544</text:p>
          </table:table-cell>
          <table:table-cell table:number-columns-repeated="1011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8" calcext:value-type="float">
            <text:p>28</text:p>
          </table:table-cell>
          <table:table-cell table:formula="of:=COM.MICROSOFT.STDEV.S([.B6:.B17])" office:value-type="float" office:value="8.20707381507323" calcext:value-type="float">
            <text:p>8,20707381507323</text:p>
          </table:table-cell>
          <table:table-cell table:formula="of:=AVERAGE([.B6:.B17])" office:value-type="float" office:value="16.4166666666667" calcext:value-type="float">
            <text:p>16,4166666666667</text:p>
          </table:table-cell>
          <table:table-cell table:formula="of:=[.D17]-[.C17]" office:value-type="float" office:value="8.20959285159344" calcext:value-type="float">
            <text:p>8,20959285159344</text:p>
          </table:table-cell>
          <table:table-cell table:number-columns-repeated="1011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4" calcext:value-type="float">
            <text:p>34</text:p>
          </table:table-cell>
          <table:table-cell table:formula="of:=COM.MICROSOFT.STDEV.S([.B7:.B18])" office:value-type="float" office:value="8.47456086285194" calcext:value-type="float">
            <text:p>8,47456086285194</text:p>
          </table:table-cell>
          <table:table-cell table:formula="of:=AVERAGE([.B7:.B18])" office:value-type="float" office:value="19" calcext:value-type="float">
            <text:p>19</text:p>
          </table:table-cell>
          <table:table-cell table:formula="of:=[.D18]-[.C18]" office:value-type="float" office:value="10.5254391371481" calcext:value-type="float">
            <text:p>10,5254391371481</text:p>
          </table:table-cell>
          <table:table-cell table:number-columns-repeated="1011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31" calcext:value-type="float">
            <text:p>31</text:p>
          </table:table-cell>
          <table:table-cell table:formula="of:=COM.MICROSOFT.STDEV.S([.B8:.B19])" office:value-type="float" office:value="8.49420479806763" calcext:value-type="float">
            <text:p>8,49420479806763</text:p>
          </table:table-cell>
          <table:table-cell table:formula="of:=AVERAGE([.B8:.B19])" office:value-type="float" office:value="20.8333333333333" calcext:value-type="float">
            <text:p>20,8333333333333</text:p>
          </table:table-cell>
          <table:table-cell table:formula="of:=[.D19]-[.C19]" office:value-type="float" office:value="12.3391285352657" calcext:value-type="float">
            <text:p>12,3391285352657</text:p>
          </table:table-cell>
          <table:table-cell table:number-columns-repeated="101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7" calcext:value-type="float">
            <text:p>37</text:p>
          </table:table-cell>
          <table:table-cell table:formula="of:=COM.MICROSOFT.STDEV.S([.B9:.B20])" office:value-type="float" office:value="9.16969646898595" calcext:value-type="float">
            <text:p>9,16969646898595</text:p>
          </table:table-cell>
          <table:table-cell table:formula="of:=AVERAGE([.B9:.B20])" office:value-type="float" office:value="22.9166666666667" calcext:value-type="float">
            <text:p>22,9166666666667</text:p>
          </table:table-cell>
          <table:table-cell table:formula="of:=[.D20]-[.C20]" office:value-type="float" office:value="13.7469701976807" calcext:value-type="float">
            <text:p>13,7469701976807</text:p>
          </table:table-cell>
          <table:table-cell table:number-columns-repeated="101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7" calcext:value-type="float">
            <text:p>47</text:p>
          </table:table-cell>
          <table:table-cell table:formula="of:=COM.MICROSOFT.STDEV.S([.B10:.B21])" office:value-type="float" office:value="10.5485888758984" calcext:value-type="float">
            <text:p>10,5485888758984</text:p>
          </table:table-cell>
          <table:table-cell table:formula="of:=AVERAGE([.B10:.B21])" office:value-type="float" office:value="26" calcext:value-type="float">
            <text:p>26</text:p>
          </table:table-cell>
          <table:table-cell table:formula="of:=[.D21]-[.C21]" office:value-type="float" office:value="15.4514111241016" calcext:value-type="float">
            <text:p>15,4514111241016</text:p>
          </table:table-cell>
          <table:table-cell table:number-columns-repeated="101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47" calcext:value-type="float">
            <text:p>47</text:p>
          </table:table-cell>
          <table:table-cell table:formula="of:=COM.MICROSOFT.STDEV.S([.B11:.B22])" office:value-type="float" office:value="10.8498708273277" calcext:value-type="float">
            <text:p>10,8498708273277</text:p>
          </table:table-cell>
          <table:table-cell table:formula="of:=AVERAGE([.B11:.B22])" office:value-type="float" office:value="29.0833333333333" calcext:value-type="float">
            <text:p>29,0833333333333</text:p>
          </table:table-cell>
          <table:table-cell table:formula="of:=[.D22]-[.C22]" office:value-type="float" office:value="18.2334625060056" calcext:value-type="float">
            <text:p>18,2334625060056</text:p>
          </table:table-cell>
          <table:table-cell table:number-columns-repeated="101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1" calcext:value-type="float">
            <text:p>51</text:p>
          </table:table-cell>
          <table:table-cell table:formula="of:=COM.MICROSOFT.STDEV.S([.B12:.B23])" office:value-type="float" office:value="11.6852665585965" calcext:value-type="float">
            <text:p>11,6852665585965</text:p>
          </table:table-cell>
          <table:table-cell table:formula="of:=AVERAGE([.B12:.B23])" office:value-type="float" office:value="32" calcext:value-type="float">
            <text:p>32</text:p>
          </table:table-cell>
          <table:table-cell table:formula="of:=[.D23]-[.C23]" office:value-type="float" office:value="20.3147334414035" calcext:value-type="float">
            <text:p>20,3147334414035</text:p>
          </table:table-cell>
          <table:table-cell table:number-columns-repeated="101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8" calcext:value-type="float">
            <text:p>48</text:p>
          </table:table-cell>
          <table:table-cell table:formula="of:=COM.MICROSOFT.STDEV.S([.B13:.B24])" office:value-type="float" office:value="11.7508864913815" calcext:value-type="float">
            <text:p>11,7508864913815</text:p>
          </table:table-cell>
          <table:table-cell table:formula="of:=AVERAGE([.B13:.B24])" office:value-type="float" office:value="34.4166666666667" calcext:value-type="float">
            <text:p>34,4166666666667</text:p>
          </table:table-cell>
          <table:table-cell table:formula="of:=[.D24]-[.C24]" office:value-type="float" office:value="22.6657801752851" calcext:value-type="float">
            <text:p>22,6657801752851</text:p>
          </table:table-cell>
          <table:table-cell table:number-columns-repeated="101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14:.B25])" office:value-type="float" office:value="11.9857870375329" calcext:value-type="float">
            <text:p>11,9857870375329</text:p>
          </table:table-cell>
          <table:table-cell table:formula="of:=AVERAGE([.B14:.B25])" office:value-type="float" office:value="38.25" calcext:value-type="float">
            <text:p>38,25</text:p>
          </table:table-cell>
          <table:table-cell table:formula="of:=[.D25]-[.C25]" office:value-type="float" office:value="26.2642129624671" calcext:value-type="float">
            <text:p>26,2642129624671</text:p>
          </table:table-cell>
          <table:table-cell table:formula="of:=[.D25]-[.D13]" office:value-type="float" office:value="28.8333333333333" calcext:value-type="float">
            <text:p>28,8333333333333</text:p>
          </table:table-cell>
          <table:table-cell table:number-columns-repeated="1010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8" calcext:value-type="float">
            <text:p>68</text:p>
          </table:table-cell>
          <table:table-cell table:formula="of:=COM.MICROSOFT.STDEV.S([.B15:.B26])" office:value-type="float" office:value="13.5677313259562" calcext:value-type="float">
            <text:p>13,5677313259562</text:p>
          </table:table-cell>
          <table:table-cell table:formula="of:=AVERAGE([.B15:.B26])" office:value-type="float" office:value="42.0833333333333" calcext:value-type="float">
            <text:p>42,0833333333333</text:p>
          </table:table-cell>
          <table:table-cell table:formula="of:=[.D26]-[.C26]" office:value-type="float" office:value="28.5156020073771" calcext:value-type="float">
            <text:p>28,5156020073771</text:p>
          </table:table-cell>
          <table:table-cell table:formula="of:=[.D26]-[.D14]" office:value-type="float" office:value="31.3333333333333" calcext:value-type="float">
            <text:p>31,3333333333333</text:p>
          </table:table-cell>
          <table:table-cell table:number-columns-repeated="1010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8" calcext:value-type="float">
            <text:p>68</text:p>
          </table:table-cell>
          <table:table-cell table:formula="of:=COM.MICROSOFT.STDEV.S([.B16:.B27])" office:value-type="float" office:value="14.4313946489988" calcext:value-type="float">
            <text:p>14,4313946489988</text:p>
          </table:table-cell>
          <table:table-cell table:formula="of:=AVERAGE([.B16:.B27])" office:value-type="float" office:value="45.5833333333333" calcext:value-type="float">
            <text:p>45,5833333333333</text:p>
          </table:table-cell>
          <table:table-cell table:formula="of:=[.D27]-[.C27]" office:value-type="float" office:value="31.1519386843345" calcext:value-type="float">
            <text:p>31,1519386843345</text:p>
          </table:table-cell>
          <table:table-cell table:formula="of:=[.D27]-[.D15]" office:value-type="float" office:value="33.0833333333333" calcext:value-type="float">
            <text:p>33,0833333333333</text:p>
          </table:table-cell>
          <table:table-cell table:number-columns-repeated="1010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7" calcext:value-type="float">
            <text:p>67</text:p>
          </table:table-cell>
          <table:table-cell table:formula="of:=COM.MICROSOFT.STDEV.S([.B17:.B28])" office:value-type="float" office:value="14.5028732785381" calcext:value-type="float">
            <text:p>14,5028732785381</text:p>
          </table:table-cell>
          <table:table-cell table:formula="of:=AVERAGE([.B17:.B28])" office:value-type="float" office:value="48.8333333333333" calcext:value-type="float">
            <text:p>48,8333333333333</text:p>
          </table:table-cell>
          <table:table-cell table:formula="of:=[.D28]-[.C28]" office:value-type="float" office:value="34.3304600547953" calcext:value-type="float">
            <text:p>34,3304600547953</text:p>
          </table:table-cell>
          <table:table-cell table:formula="of:=[.D28]-[.D16]" office:value-type="float" office:value="34.4166666666667" calcext:value-type="float">
            <text:p>34,4166666666667</text:p>
          </table:table-cell>
          <table:table-cell table:number-columns-repeated="101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4" calcext:value-type="float">
            <text:p>74</text:p>
          </table:table-cell>
          <table:table-cell table:formula="of:=COM.MICROSOFT.STDEV.S([.B18:.B29])" office:value-type="float" office:value="14.5747810420686" calcext:value-type="float">
            <text:p>14,5747810420686</text:p>
          </table:table-cell>
          <table:table-cell table:formula="of:=AVERAGE([.B18:.B29])" office:value-type="float" office:value="52.6666666666667" calcext:value-type="float">
            <text:p>52,6666666666667</text:p>
          </table:table-cell>
          <table:table-cell table:formula="of:=[.D29]-[.C29]" office:value-type="float" office:value="38.0918856245981" calcext:value-type="float">
            <text:p>38,0918856245981</text:p>
          </table:table-cell>
          <table:table-cell table:formula="of:=[.D29]-[.D17]" office:value-type="float" office:value="36.25" calcext:value-type="float">
            <text:p>36,25</text:p>
          </table:table-cell>
          <table:table-cell table:number-columns-repeated="1010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89" calcext:value-type="float">
            <text:p>89</text:p>
          </table:table-cell>
          <table:table-cell table:formula="of:=COM.MICROSOFT.STDEV.S([.B19:.B30])" office:value-type="float" office:value="16.6685604984626" calcext:value-type="float">
            <text:p>16,6685604984626</text:p>
          </table:table-cell>
          <table:table-cell table:formula="of:=AVERAGE([.B19:.B30])" office:value-type="float" office:value="57.25" calcext:value-type="float">
            <text:p>57,25</text:p>
          </table:table-cell>
          <table:table-cell table:formula="of:=[.D30]-[.C30]" office:value-type="float" office:value="40.5814395015374" calcext:value-type="float">
            <text:p>40,5814395015374</text:p>
          </table:table-cell>
          <table:table-cell table:formula="of:=[.D30]-[.D18]" office:value-type="float" office:value="38.25" calcext:value-type="float">
            <text:p>38,25</text:p>
          </table:table-cell>
          <table:table-cell table:number-columns-repeated="1010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89" calcext:value-type="float">
            <text:p>89</text:p>
          </table:table-cell>
          <table:table-cell table:formula="of:=COM.MICROSOFT.STDEV.S([.B20:.B31])" office:value-type="float" office:value="16.7736716495245" calcext:value-type="float">
            <text:p>16,7736716495245</text:p>
          </table:table-cell>
          <table:table-cell table:formula="of:=AVERAGE([.B20:.B31])" office:value-type="float" office:value="62.0833333333333" calcext:value-type="float">
            <text:p>62,0833333333333</text:p>
          </table:table-cell>
          <table:table-cell table:formula="of:=[.D31]-[.C31]" office:value-type="float" office:value="45.3096616838089" calcext:value-type="float">
            <text:p>45,3096616838089</text:p>
          </table:table-cell>
          <table:table-cell table:formula="of:=[.D31]-[.D19]" office:value-type="float" office:value="41.25" calcext:value-type="float">
            <text:p>41,25</text:p>
          </table:table-cell>
          <table:table-cell table:number-columns-repeated="101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1" calcext:value-type="float">
            <text:p>81</text:p>
          </table:table-cell>
          <table:table-cell table:formula="of:=COM.MICROSOFT.STDEV.S([.B21:.B32])" office:value-type="float" office:value="15.5570796511661" calcext:value-type="float">
            <text:p>15,5570796511661</text:p>
          </table:table-cell>
          <table:table-cell table:formula="of:=AVERAGE([.B21:.B32])" office:value-type="float" office:value="65.75" calcext:value-type="float">
            <text:p>65,75</text:p>
          </table:table-cell>
          <table:table-cell table:formula="of:=[.D32]-[.C32]" office:value-type="float" office:value="50.1929203488339" calcext:value-type="float">
            <text:p>50,1929203488339</text:p>
          </table:table-cell>
          <table:table-cell table:formula="of:=[.D32]-[.D20]" office:value-type="float" office:value="42.8333333333333" calcext:value-type="float">
            <text:p>42,8333333333333</text:p>
          </table:table-cell>
          <table:table-cell table:number-columns-repeated="101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6" calcext:value-type="float">
            <text:p>86</text:p>
          </table:table-cell>
          <table:table-cell table:formula="of:=COM.MICROSOFT.STDEV.S([.B22:.B33])" office:value-type="float" office:value="15.3563726777577" calcext:value-type="float">
            <text:p>15,3563726777577</text:p>
          </table:table-cell>
          <table:table-cell table:formula="of:=AVERAGE([.B22:.B33])" office:value-type="float" office:value="69" calcext:value-type="float">
            <text:p>69</text:p>
          </table:table-cell>
          <table:table-cell table:formula="of:=[.D33]-[.C33]" office:value-type="float" office:value="53.6436273222424" calcext:value-type="float">
            <text:p>53,6436273222424</text:p>
          </table:table-cell>
          <table:table-cell table:formula="of:=[.D33]-[.D21]"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9" calcext:value-type="float">
            <text:p>89</text:p>
          </table:table-cell>
          <table:table-cell table:formula="of:=COM.MICROSOFT.STDEV.S([.B23:.B34])" office:value-type="float" office:value="14.6566770387486" calcext:value-type="float">
            <text:p>14,6566770387486</text:p>
          </table:table-cell>
          <table:table-cell table:formula="of:=AVERAGE([.B23:.B34])" office:value-type="float" office:value="72.5" calcext:value-type="float">
            <text:p>72,5</text:p>
          </table:table-cell>
          <table:table-cell table:formula="of:=[.D34]-[.C34]" office:value-type="float" office:value="57.8433229612514" calcext:value-type="float">
            <text:p>57,8433229612514</text:p>
          </table:table-cell>
          <table:table-cell table:formula="of:=[.D34]-[.D22]" office:value-type="float" office:value="43.4166666666667" calcext:value-type="float">
            <text:p>43,4166666666667</text:p>
          </table:table-cell>
          <table:table-cell table:number-columns-repeated="101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7" calcext:value-type="float">
            <text:p>97</text:p>
          </table:table-cell>
          <table:table-cell table:formula="of:=COM.MICROSOFT.STDEV.S([.B24:.B35])" office:value-type="float" office:value="14.5373083249044" calcext:value-type="float">
            <text:p>14,5373083249044</text:p>
          </table:table-cell>
          <table:table-cell table:formula="of:=AVERAGE([.B24:.B35])" office:value-type="float" office:value="76.3333333333333" calcext:value-type="float">
            <text:p>76,3333333333333</text:p>
          </table:table-cell>
          <table:table-cell table:formula="of:=[.D35]-[.C35]" office:value-type="float" office:value="61.796025008429" calcext:value-type="float">
            <text:p>61,796025008429</text:p>
          </table:table-cell>
          <table:table-cell table:formula="of:=[.D35]-[.D23]" office:value-type="float" office:value="44.3333333333333" calcext:value-type="float">
            <text:p>44,3333333333333</text:p>
          </table:table-cell>
          <table:table-cell table:number-columns-repeated="101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5" calcext:value-type="float">
            <text:p>95</text:p>
          </table:table-cell>
          <table:table-cell table:formula="of:=COM.MICROSOFT.STDEV.S([.B25:.B36])" office:value-type="float" office:value="12.3812541588263" calcext:value-type="float">
            <text:p>12,3812541588263</text:p>
          </table:table-cell>
          <table:table-cell table:formula="of:=AVERAGE([.B25:.B36])" office:value-type="float" office:value="80.25" calcext:value-type="float">
            <text:p>80,25</text:p>
          </table:table-cell>
          <table:table-cell table:formula="of:=[.D36]-[.C36]" office:value-type="float" office:value="67.8687458411737" calcext:value-type="float">
            <text:p>67,8687458411737</text:p>
          </table:table-cell>
          <table:table-cell table:formula="of:=[.D36]-[.D24]" office:value-type="float" office:value="45.8333333333333" calcext:value-type="float">
            <text:p>45,8333333333333</text:p>
          </table:table-cell>
          <table:table-cell table:number-columns-repeated="101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02" calcext:value-type="float">
            <text:p>102</text:p>
          </table:table-cell>
          <table:table-cell table:formula="of:=COM.MICROSOFT.STDEV.S([.B26:.B37])" office:value-type="float" office:value="12.0689308105188" calcext:value-type="float">
            <text:p>12,0689308105188</text:p>
          </table:table-cell>
          <table:table-cell table:formula="of:=AVERAGE([.B26:.B37])" office:value-type="float" office:value="83.75" calcext:value-type="float">
            <text:p>83,75</text:p>
          </table:table-cell>
          <table:table-cell table:formula="of:=[.D37]-[.C37]" office:value-type="float" office:value="71.6810691894812" calcext:value-type="float">
            <text:p>71,6810691894812</text:p>
          </table:table-cell>
          <table:table-cell table:formula="of:=[.D37]-[.D25]" office:value-type="float" office:value="45.5" calcext:value-type="float">
            <text:p>45,5</text:p>
          </table:table-cell>
          <table:table-cell table:number-columns-repeated="101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27:.B38])" office:value-type="float" office:value="13.2893212996774" calcext:value-type="float">
            <text:p>13,2893212996774</text:p>
          </table:table-cell>
          <table:table-cell table:formula="of:=AVERAGE([.B27:.B38])" office:value-type="float" office:value="87.3333333333333" calcext:value-type="float">
            <text:p>87,3333333333333</text:p>
          </table:table-cell>
          <table:table-cell table:formula="of:=[.D38]-[.C38]" office:value-type="float" office:value="74.0440120336559" calcext:value-type="float">
            <text:p>74,0440120336559</text:p>
          </table:table-cell>
          <table:table-cell table:formula="of:=[.D38]-[.D26]" office:value-type="float" office:value="45.25" calcext:value-type="float">
            <text:p>45,25</text:p>
          </table:table-cell>
          <table:table-cell table:number-columns-repeated="101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8" calcext:value-type="float">
            <text:p>108</text:p>
          </table:table-cell>
          <table:table-cell table:formula="of:=COM.MICROSOFT.STDEV.S([.B28:.B39])" office:value-type="float" office:value="13.0128141972954" calcext:value-type="float">
            <text:p>13,0128141972954</text:p>
          </table:table-cell>
          <table:table-cell table:formula="of:=AVERAGE([.B28:.B39])" office:value-type="float" office:value="90.6666666666667" calcext:value-type="float">
            <text:p>90,6666666666667</text:p>
          </table:table-cell>
          <table:table-cell table:formula="of:=[.D39]-[.C39]" office:value-type="float" office:value="77.6538524693712" calcext:value-type="float">
            <text:p>77,6538524693712</text:p>
          </table:table-cell>
          <table:table-cell table:formula="of:=[.D39]-[.D27]" office:value-type="float" office:value="45.0833333333333" calcext:value-type="float">
            <text:p>45,0833333333333</text:p>
          </table:table-cell>
          <table:table-cell table:number-columns-repeated="101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3" calcext:value-type="float">
            <text:p>113</text:p>
          </table:table-cell>
          <table:table-cell table:formula="of:=COM.MICROSOFT.STDEV.S([.B29:.B40])" office:value-type="float" office:value="12.1543108701099" calcext:value-type="float">
            <text:p>12,1543108701099</text:p>
          </table:table-cell>
          <table:table-cell table:formula="of:=AVERAGE([.B29:.B40])" office:value-type="float" office:value="94.5" calcext:value-type="float">
            <text:p>94,5</text:p>
          </table:table-cell>
          <table:table-cell table:formula="of:=[.D40]-[.C40]" office:value-type="float" office:value="82.3456891298901" calcext:value-type="float">
            <text:p>82,3456891298901</text:p>
          </table:table-cell>
          <table:table-cell table:formula="of:=[.D40]-[.D28]" office:value-type="float" office:value="45.6666666666667" calcext:value-type="float">
            <text:p>45,6666666666667</text:p>
          </table:table-cell>
          <table:table-cell table:number-columns-repeated="101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05" calcext:value-type="float">
            <text:p>105</text:p>
          </table:table-cell>
          <table:table-cell table:formula="of:=COM.MICROSOFT.STDEV.S([.B30:.B41])" office:value-type="float" office:value="10.5955250702904" calcext:value-type="float">
            <text:p>10,5955250702904</text:p>
          </table:table-cell>
          <table:table-cell table:formula="of:=AVERAGE([.B30:.B41])" office:value-type="float" office:value="97.0833333333333" calcext:value-type="float">
            <text:p>97,0833333333333</text:p>
          </table:table-cell>
          <table:table-cell table:formula="of:=[.D41]-[.C41]" office:value-type="float" office:value="86.487808263043" calcext:value-type="float">
            <text:p>86,487808263043</text:p>
          </table:table-cell>
          <table:table-cell table:formula="of:=[.D41]-[.D29]" office:value-type="float" office:value="44.4166666666667" calcext:value-type="float">
            <text:p>44,4166666666667</text:p>
          </table:table-cell>
          <table:table-cell table:number-columns-repeated="101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5" calcext:value-type="float">
            <text:p>105</text:p>
          </table:table-cell>
          <table:table-cell table:formula="of:=COM.MICROSOFT.STDEV.S([.B31:.B42])" office:value-type="float" office:value="10.4920604903581" calcext:value-type="float">
            <text:p>10,4920604903581</text:p>
          </table:table-cell>
          <table:table-cell table:formula="of:=AVERAGE([.B31:.B42])" office:value-type="float" office:value="98.4166666666667" calcext:value-type="float">
            <text:p>98,4166666666667</text:p>
          </table:table-cell>
          <table:table-cell table:formula="of:=[.D42]-[.C42]" office:value-type="float" office:value="87.9246061763086" calcext:value-type="float">
            <text:p>87,9246061763086</text:p>
          </table:table-cell>
          <table:table-cell table:formula="of:=[.D42]-[.D30]" office:value-type="float" office:value="41.1666666666667" calcext:value-type="float">
            <text:p>41,1666666666667</text:p>
          </table:table-cell>
          <table:table-cell table:number-columns-repeated="101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02" calcext:value-type="float">
            <text:p>102</text:p>
          </table:table-cell>
          <table:table-cell table:formula="of:=COM.MICROSOFT.STDEV.S([.B32:.B43])" office:value-type="float" office:value="10.0950032644418" calcext:value-type="float">
            <text:p>10,0950032644418</text:p>
          </table:table-cell>
          <table:table-cell table:formula="of:=AVERAGE([.B32:.B43])" office:value-type="float" office:value="99.5" calcext:value-type="float">
            <text:p>99,5</text:p>
          </table:table-cell>
          <table:table-cell table:formula="of:=[.D43]-[.C43]" office:value-type="float" office:value="89.4049967355582" calcext:value-type="float">
            <text:p>89,4049967355582</text:p>
          </table:table-cell>
          <table:table-cell table:formula="of:=[.D43]-[.D31]" office:value-type="float" office:value="37.4166666666667" calcext:value-type="float">
            <text:p>37,4166666666667</text:p>
          </table:table-cell>
          <table:table-cell table:number-columns-repeated="101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06" calcext:value-type="float">
            <text:p>106</text:p>
          </table:table-cell>
          <table:table-cell table:formula="of:=COM.MICROSOFT.STDEV.S([.B33:.B44])" office:value-type="float" office:value="8.36071259830854" calcext:value-type="float">
            <text:p>8,36071259830854</text:p>
          </table:table-cell>
          <table:table-cell table:formula="of:=AVERAGE([.B33:.B44])" office:value-type="float" office:value="101.583333333333" calcext:value-type="float">
            <text:p>101,583333333333</text:p>
          </table:table-cell>
          <table:table-cell table:formula="of:=[.D44]-[.C44]" office:value-type="float" office:value="93.2226207350248" calcext:value-type="float">
            <text:p>93,2226207350248</text:p>
          </table:table-cell>
          <table:table-cell table:formula="of:=[.D44]-[.D32]" office:value-type="float" office:value="35.8333333333333" calcext:value-type="float">
            <text:p>35,8333333333333</text:p>
          </table:table-cell>
          <table:table-cell table:number-columns-repeated="101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12" calcext:value-type="float">
            <text:p>112</text:p>
          </table:table-cell>
          <table:table-cell table:formula="of:=COM.MICROSOFT.STDEV.S([.B34:.B45])" office:value-type="float" office:value="7.25039183894097" calcext:value-type="float">
            <text:p>7,25039183894097</text:p>
          </table:table-cell>
          <table:table-cell table:formula="of:=AVERAGE([.B34:.B45])" office:value-type="float" office:value="103.75" calcext:value-type="float">
            <text:p>103,75</text:p>
          </table:table-cell>
          <table:table-cell table:formula="of:=[.D45]-[.C45]" office:value-type="float" office:value="96.499608161059" calcext:value-type="float">
            <text:p>96,499608161059</text:p>
          </table:table-cell>
          <table:table-cell table:formula="of:=[.D45]-[.D33]" office:value-type="float" office:value="34.75" calcext:value-type="float">
            <text:p>34,75</text:p>
          </table:table-cell>
          <table:table-cell table:number-columns-repeated="101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02" calcext:value-type="float">
            <text:p>102</text:p>
          </table:table-cell>
          <table:table-cell table:formula="of:=COM.MICROSOFT.STDEV.S([.B35:.B46])" office:value-type="float" office:value="5.63807403178415" calcext:value-type="float">
            <text:p>5,63807403178415</text:p>
          </table:table-cell>
          <table:table-cell table:formula="of:=AVERAGE([.B35:.B46])" office:value-type="float" office:value="104.833333333333" calcext:value-type="float">
            <text:p>104,833333333333</text:p>
          </table:table-cell>
          <table:table-cell table:formula="of:=[.D46]-[.C46]" office:value-type="float" office:value="99.1952593015492" calcext:value-type="float">
            <text:p>99,1952593015492</text:p>
          </table:table-cell>
          <table:table-cell table:formula="of:=[.D46]-[.D34]" office:value-type="float" office:value="32.3333333333333" calcext:value-type="float">
            <text:p>32,3333333333333</text:p>
          </table:table-cell>
          <table:table-cell table:number-columns-repeated="101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7" calcext:value-type="float">
            <text:p>107</text:p>
          </table:table-cell>
          <table:table-cell table:formula="of:=COM.MICROSOFT.STDEV.S([.B36:.B47])" office:value-type="float" office:value="5.08711980189064" calcext:value-type="float">
            <text:p>5,08711980189064</text:p>
          </table:table-cell>
          <table:table-cell table:formula="of:=AVERAGE([.B36:.B47])" office:value-type="float" office:value="105.666666666667" calcext:value-type="float">
            <text:p>105,666666666667</text:p>
          </table:table-cell>
          <table:table-cell table:formula="of:=[.D47]-[.C47]" office:value-type="float" office:value="100.579546864776" calcext:value-type="float">
            <text:p>100,579546864776</text:p>
          </table:table-cell>
          <table:table-cell table:formula="of:=[.D47]-[.D35]" office:value-type="float" office:value="29.3333333333333" calcext:value-type="float">
            <text:p>29,3333333333333</text:p>
          </table:table-cell>
          <table:table-cell table:number-columns-repeated="101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93" calcext:value-type="float">
            <text:p>93</text:p>
          </table:table-cell>
          <table:table-cell table:formula="of:=COM.MICROSOFT.STDEV.S([.B37:.B48])" office:value-type="float" office:value="5.4855181241984" calcext:value-type="float">
            <text:p>5,4855181241984</text:p>
          </table:table-cell>
          <table:table-cell table:formula="of:=AVERAGE([.B37:.B48])" office:value-type="float" office:value="105.5" calcext:value-type="float">
            <text:p>105,5</text:p>
          </table:table-cell>
          <table:table-cell table:formula="of:=[.D48]-[.C48]" office:value-type="float" office:value="100.014481875802" calcext:value-type="float">
            <text:p>100,014481875802</text:p>
          </table:table-cell>
          <table:table-cell table:formula="of:=[.D48]-[.D36]" office:value-type="float" office:value="25.25" calcext:value-type="float">
            <text:p>25,25</text:p>
          </table:table-cell>
          <table:table-cell table:number-columns-repeated="101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7" calcext:value-type="float">
            <text:p>87</text:p>
          </table:table-cell>
          <table:table-cell table:formula="of:=COM.MICROSOFT.STDEV.S([.B38:.B49])" office:value-type="float" office:value="7.64109701786096" calcext:value-type="float">
            <text:p>7,64109701786096</text:p>
          </table:table-cell>
          <table:table-cell table:formula="of:=AVERAGE([.B38:.B49])" office:value-type="float" office:value="104.25" calcext:value-type="float">
            <text:p>104,25</text:p>
          </table:table-cell>
          <table:table-cell table:formula="of:=[.D49]-[.C49]" office:value-type="float" office:value="96.608902982139" calcext:value-type="float">
            <text:p>96,608902982139</text:p>
          </table:table-cell>
          <table:table-cell table:formula="of:=[.D49]-[.D37]" office:value-type="float" office:value="20.5" calcext:value-type="float">
            <text:p>20,5</text:p>
          </table:table-cell>
          <table:table-cell table:number-columns-repeated="101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9" calcext:value-type="float">
            <text:p>109</text:p>
          </table:table-cell>
          <table:table-cell table:formula="of:=COM.MICROSOFT.STDEV.S([.B39:.B50])" office:value-type="float" office:value="7.50101003299899" calcext:value-type="float">
            <text:p>7,50101003299899</text:p>
          </table:table-cell>
          <table:table-cell table:formula="of:=AVERAGE([.B39:.B50])" office:value-type="float" office:value="104.083333333333" calcext:value-type="float">
            <text:p>104,083333333333</text:p>
          </table:table-cell>
          <table:table-cell table:formula="of:=[.D50]-[.C50]" office:value-type="float" office:value="96.5823233003343" calcext:value-type="float">
            <text:p>96,5823233003343</text:p>
          </table:table-cell>
          <table:table-cell table:formula="of:=[.D50]-[.D38]" office:value-type="float" office:value="16.75" calcext:value-type="float">
            <text:p>16,75</text:p>
          </table:table-cell>
          <table:table-cell table:number-columns-repeated="101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7" calcext:value-type="float">
            <text:p>107</text:p>
          </table:table-cell>
          <table:table-cell table:formula="of:=COM.MICROSOFT.STDEV.S([.B40:.B51])" office:value-type="float" office:value="7.45897872609673" calcext:value-type="float">
            <text:p>7,45897872609673</text:p>
          </table:table-cell>
          <table:table-cell table:formula="of:=AVERAGE([.B40:.B51])" office:value-type="float" office:value="104" calcext:value-type="float">
            <text:p>104</text:p>
          </table:table-cell>
          <table:table-cell table:formula="of:=[.D51]-[.C51]" office:value-type="float" office:value="96.5410212739033" calcext:value-type="float">
            <text:p>96,5410212739033</text:p>
          </table:table-cell>
          <table:table-cell table:formula="of:=[.D51]-[.D39]" office:value-type="float" office:value="13.3333333333333" calcext:value-type="float">
            <text:p>13,3333333333333</text:p>
          </table:table-cell>
          <table:table-cell table:number-columns-repeated="101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4" calcext:value-type="float">
            <text:p>114</text:p>
          </table:table-cell>
          <table:table-cell table:formula="of:=COM.MICROSOFT.STDEV.S([.B41:.B52])" office:value-type="float" office:value="7.57337841429178" calcext:value-type="float">
            <text:p>7,57337841429178</text:p>
          </table:table-cell>
          <table:table-cell table:formula="of:=AVERAGE([.B41:.B52])" office:value-type="float" office:value="104.083333333333" calcext:value-type="float">
            <text:p>104,083333333333</text:p>
          </table:table-cell>
          <table:table-cell table:formula="of:=[.D52]-[.C52]" office:value-type="float" office:value="96.5099549190416" calcext:value-type="float">
            <text:p>96,5099549190416</text:p>
          </table:table-cell>
          <table:table-cell table:formula="of:=[.D52]-[.D40]" office:value-type="float" office:value="9.58333333333333" calcext:value-type="float">
            <text:p>9,58333333333333</text:p>
          </table:table-cell>
          <table:table-cell table:number-columns-repeated="101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03" calcext:value-type="float">
            <text:p>103</text:p>
          </table:table-cell>
          <table:table-cell table:formula="of:=COM.MICROSOFT.STDEV.S([.B42:.B53])" office:value-type="float" office:value="7.57337841429178" calcext:value-type="float">
            <text:p>7,57337841429178</text:p>
          </table:table-cell>
          <table:table-cell table:formula="of:=AVERAGE([.B42:.B53])" office:value-type="float" office:value="103.916666666667" calcext:value-type="float">
            <text:p>103,916666666667</text:p>
          </table:table-cell>
          <table:table-cell table:formula="of:=[.D53]-[.C53]" office:value-type="float" office:value="96.3432882523749" calcext:value-type="float">
            <text:p>96,3432882523749</text:p>
          </table:table-cell>
          <table:table-cell table:formula="of:=[.D53]-[.D41]" office:value-type="float" office:value="6.83333333333333" calcext:value-type="float">
            <text:p>6,83333333333333</text:p>
          </table:table-cell>
          <table:table-cell table:number-columns-repeated="101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92" calcext:value-type="float">
            <text:p>92</text:p>
          </table:table-cell>
          <table:table-cell table:formula="of:=COM.MICROSOFT.STDEV.S([.B43:.B54])" office:value-type="float" office:value="8.2993245435269" calcext:value-type="float">
            <text:p>8,2993245435269</text:p>
          </table:table-cell>
          <table:table-cell table:formula="of:=AVERAGE([.B43:.B54])" office:value-type="float" office:value="102.833333333333" calcext:value-type="float">
            <text:p>102,833333333333</text:p>
          </table:table-cell>
          <table:table-cell table:formula="of:=[.D54]-[.C54]" office:value-type="float" office:value="94.5340087898064" calcext:value-type="float">
            <text:p>94,5340087898064</text:p>
          </table:table-cell>
          <table:table-cell table:formula="of:=[.D54]-[.D42]" office:value-type="float" office:value="4.41666666666667" calcext:value-type="float">
            <text:p>4,41666666666667</text:p>
          </table:table-cell>
          <table:table-cell table:number-columns-repeated="101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5" calcext:value-type="float">
            <text:p>95</text:p>
          </table:table-cell>
          <table:table-cell table:formula="of:=COM.MICROSOFT.STDEV.S([.B44:.B55])" office:value-type="float" office:value="8.6036461615252" calcext:value-type="float">
            <text:p>8,6036461615252</text:p>
          </table:table-cell>
          <table:table-cell table:formula="of:=AVERAGE([.B44:.B55])" office:value-type="float" office:value="102.25" calcext:value-type="float">
            <text:p>102,25</text:p>
          </table:table-cell>
          <table:table-cell table:formula="of:=[.D55]-[.C55]" office:value-type="float" office:value="93.6463538384748" calcext:value-type="float">
            <text:p>93,6463538384748</text:p>
          </table:table-cell>
          <table:table-cell table:formula="of:=[.D55]-[.D43]" office:value-type="float" office:value="2.75" calcext:value-type="float">
            <text:p>2,75</text:p>
          </table:table-cell>
          <table:table-cell table:number-columns-repeated="101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3" calcext:value-type="float">
            <text:p>93</text:p>
          </table:table-cell>
          <table:table-cell table:formula="of:=COM.MICROSOFT.STDEV.S([.B45:.B56])" office:value-type="float" office:value="8.9018214002767" calcext:value-type="float">
            <text:p>8,9018214002767</text:p>
          </table:table-cell>
          <table:table-cell table:formula="of:=AVERAGE([.B45:.B56])" office:value-type="float" office:value="101.166666666667" calcext:value-type="float">
            <text:p>101,166666666667</text:p>
          </table:table-cell>
          <table:table-cell table:formula="of:=[.D56]-[.C56]" office:value-type="float" office:value="92.26484526639" calcext:value-type="float">
            <text:p>92,26484526639</text:p>
          </table:table-cell>
          <table:table-cell table:formula="of:=[.D56]-[.D44]" office:value-type="float" office:value="-0.416666666666671" calcext:value-type="float">
            <text:p>-0,416666666666671</text:p>
          </table:table-cell>
          <table:table-cell table:number-columns-repeated="101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9" calcext:value-type="float">
            <text:p>99</text:p>
          </table:table-cell>
          <table:table-cell table:formula="of:=COM.MICROSOFT.STDEV.S([.B46:.B57])" office:value-type="float" office:value="8.22919783269894" calcext:value-type="float">
            <text:p>8,22919783269894</text:p>
          </table:table-cell>
          <table:table-cell table:formula="of:=AVERAGE([.B46:.B57])" office:value-type="float" office:value="100.083333333333" calcext:value-type="float">
            <text:p>100,083333333333</text:p>
          </table:table-cell>
          <table:table-cell table:formula="of:=[.D57]-[.C57]" office:value-type="float" office:value="91.8541355006344" calcext:value-type="float">
            <text:p>91,8541355006344</text:p>
          </table:table-cell>
          <table:table-cell table:formula="of:=[.D57]-[.D45]" office:value-type="float" office:value="-3.66666666666667" calcext:value-type="float">
            <text:p>-3,66666666666667</text:p>
          </table:table-cell>
          <table:table-cell table:number-columns-repeated="101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93" calcext:value-type="float">
            <text:p>93</text:p>
          </table:table-cell>
          <table:table-cell table:formula="of:=COM.MICROSOFT.STDEV.S([.B47:.B58])" office:value-type="float" office:value="8.44590630621329" calcext:value-type="float">
            <text:p>8,44590630621329</text:p>
          </table:table-cell>
          <table:table-cell table:formula="of:=AVERAGE([.B47:.B58])" office:value-type="float" office:value="99.3333333333333" calcext:value-type="float">
            <text:p>99,3333333333333</text:p>
          </table:table-cell>
          <table:table-cell table:formula="of:=[.D58]-[.C58]" office:value-type="float" office:value="90.88742702712" calcext:value-type="float">
            <text:p>90,88742702712</text:p>
          </table:table-cell>
          <table:table-cell table:formula="of:=[.D58]-[.D46]" office:value-type="float" office:value="-5.5" calcext:value-type="float">
            <text:p>-5,5</text:p>
          </table:table-cell>
          <table:table-cell table:number-columns-repeated="101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7" calcext:value-type="float">
            <text:p>107</text:p>
          </table:table-cell>
          <table:table-cell table:formula="of:=COM.MICROSOFT.STDEV.S([.B48:.B59])" office:value-type="float" office:value="8.44590630621329" calcext:value-type="float">
            <text:p>8,44590630621329</text:p>
          </table:table-cell>
          <table:table-cell table:formula="of:=AVERAGE([.B48:.B59])" office:value-type="float" office:value="99.3333333333333" calcext:value-type="float">
            <text:p>99,3333333333333</text:p>
          </table:table-cell>
          <table:table-cell table:formula="of:=[.D59]-[.C59]" office:value-type="float" office:value="90.88742702712" calcext:value-type="float">
            <text:p>90,88742702712</text:p>
          </table:table-cell>
          <table:table-cell table:formula="of:=[.D59]-[.D47]" office:value-type="float" office:value="-6.33333333333333" calcext:value-type="float">
            <text:p>-6,33333333333333</text:p>
          </table:table-cell>
          <table:table-cell table:number-columns-repeated="101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98" calcext:value-type="float">
            <text:p>98</text:p>
          </table:table-cell>
          <table:table-cell table:formula="of:=COM.MICROSOFT.STDEV.S([.B49:.B60])" office:value-type="float" office:value="8.22551462882967" calcext:value-type="float">
            <text:p>8,22551462882967</text:p>
          </table:table-cell>
          <table:table-cell table:formula="of:=AVERAGE([.B49:.B60])" office:value-type="float" office:value="99.75" calcext:value-type="float">
            <text:p>99,75</text:p>
          </table:table-cell>
          <table:table-cell table:formula="of:=[.D60]-[.C60]" office:value-type="float" office:value="91.5244853711703" calcext:value-type="float">
            <text:p>91,5244853711703</text:p>
          </table:table-cell>
          <table:table-cell table:formula="of:=[.D60]-[.D48]" office:value-type="float" office:value="-5.75" calcext:value-type="float">
            <text:p>-5,75</text:p>
          </table:table-cell>
          <table:table-cell table:number-columns-repeated="101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11" calcext:value-type="float">
            <text:p>111</text:p>
          </table:table-cell>
          <table:table-cell table:formula="of:=COM.MICROSOFT.STDEV.S([.B50:.B61])" office:value-type="float" office:value="7.74743359266327" calcext:value-type="float">
            <text:p>7,74743359266327</text:p>
          </table:table-cell>
          <table:table-cell table:formula="of:=AVERAGE([.B50:.B61])" office:value-type="float" office:value="101.75" calcext:value-type="float">
            <text:p>101,75</text:p>
          </table:table-cell>
          <table:table-cell table:formula="of:=[.D61]-[.C61]" office:value-type="float" office:value="94.0025664073367" calcext:value-type="float">
            <text:p>94,0025664073367</text:p>
          </table:table-cell>
          <table:table-cell table:formula="of:=[.D61]-[.D49]" office:value-type="float" office:value="-2.5" calcext:value-type="float">
            <text:p>-2,5</text:p>
          </table:table-cell>
          <table:table-cell table:number-columns-repeated="101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0" calcext:value-type="float">
            <text:p>110</text:p>
          </table:table-cell>
          <table:table-cell table:formula="of:=COM.MICROSOFT.STDEV.S([.B51:.B62])" office:value-type="float" office:value="7.83736195567376" calcext:value-type="float">
            <text:p>7,83736195567376</text:p>
          </table:table-cell>
          <table:table-cell table:formula="of:=AVERAGE([.B51:.B62])" office:value-type="float" office:value="101.833333333333" calcext:value-type="float">
            <text:p>101,833333333333</text:p>
          </table:table-cell>
          <table:table-cell table:formula="of:=[.D62]-[.C62]" office:value-type="float" office:value="93.9959713776596" calcext:value-type="float">
            <text:p>93,9959713776596</text:p>
          </table:table-cell>
          <table:table-cell table:formula="of:=[.D62]-[.D50]" office:value-type="float" office:value="-2.25" calcext:value-type="float">
            <text:p>-2,25</text:p>
          </table:table-cell>
          <table:table-cell table:number-columns-repeated="101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5" calcext:value-type="float">
            <text:p>95</text:p>
          </table:table-cell>
          <table:table-cell table:formula="of:=COM.MICROSOFT.STDEV.S([.B52:.B63])" office:value-type="float" office:value="7.88362322485766" calcext:value-type="float">
            <text:p>7,88362322485766</text:p>
          </table:table-cell>
          <table:table-cell table:formula="of:=AVERAGE([.B52:.B63])" office:value-type="float" office:value="100.833333333333" calcext:value-type="float">
            <text:p>100,833333333333</text:p>
          </table:table-cell>
          <table:table-cell table:formula="of:=[.D63]-[.C63]" office:value-type="float" office:value="92.9497101084757" calcext:value-type="float">
            <text:p>92,9497101084757</text:p>
          </table:table-cell>
          <table:table-cell table:formula="of:=[.D63]-[.D51]" office:value-type="float" office:value="-3.16666666666667" calcext:value-type="float">
            <text:p>-3,16666666666667</text:p>
          </table:table-cell>
          <table:table-cell table:number-columns-repeated="101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06" calcext:value-type="float">
            <text:p>106</text:p>
          </table:table-cell>
          <table:table-cell table:formula="of:=COM.MICROSOFT.STDEV.S([.B53:.B64])" office:value-type="float" office:value="6.95221787153807" calcext:value-type="float">
            <text:p>6,95221787153807</text:p>
          </table:table-cell>
          <table:table-cell table:formula="of:=AVERAGE([.B53:.B64])" office:value-type="float" office:value="100.166666666667" calcext:value-type="float">
            <text:p>100,166666666667</text:p>
          </table:table-cell>
          <table:table-cell table:formula="of:=[.D64]-[.C64]" office:value-type="float" office:value="93.2144487951286" calcext:value-type="float">
            <text:p>93,2144487951286</text:p>
          </table:table-cell>
          <table:table-cell table:formula="of:=[.D64]-[.D52]" office:value-type="float" office:value="-3.91666666666667" calcext:value-type="float">
            <text:p>-3,91666666666667</text:p>
          </table:table-cell>
          <table:table-cell table:number-columns-repeated="101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0" calcext:value-type="float">
            <text:p>90</text:p>
          </table:table-cell>
          <table:table-cell table:formula="of:=COM.MICROSOFT.STDEV.S([.B54:.B65])" office:value-type="float" office:value="7.46456274470896" calcext:value-type="float">
            <text:p>7,46456274470896</text:p>
          </table:table-cell>
          <table:table-cell table:formula="of:=AVERAGE([.B54:.B65])" office:value-type="float" office:value="99.0833333333333" calcext:value-type="float">
            <text:p>99,0833333333333</text:p>
          </table:table-cell>
          <table:table-cell table:formula="of:=[.D65]-[.C65]" office:value-type="float" office:value="91.6187705886244" calcext:value-type="float">
            <text:p>91,6187705886244</text:p>
          </table:table-cell>
          <table:table-cell table:formula="of:=[.D65]-[.D53]" office:value-type="float" office:value="-4.83333333333333" calcext:value-type="float">
            <text:p>-4,83333333333333</text:p>
          </table:table-cell>
          <table:table-cell table:number-columns-repeated="101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4" calcext:value-type="float">
            <text:p>84</text:p>
          </table:table-cell>
          <table:table-cell table:formula="of:=COM.MICROSOFT.STDEV.S([.B55:.B66])" office:value-type="float" office:value="8.44725165992233" calcext:value-type="float">
            <text:p>8,44725165992233</text:p>
          </table:table-cell>
          <table:table-cell table:formula="of:=AVERAGE([.B55:.B66])" office:value-type="float" office:value="98.4166666666667" calcext:value-type="float">
            <text:p>98,4166666666667</text:p>
          </table:table-cell>
          <table:table-cell table:formula="of:=[.D66]-[.C66]" office:value-type="float" office:value="89.9694150067443" calcext:value-type="float">
            <text:p>89,9694150067443</text:p>
          </table:table-cell>
          <table:table-cell table:formula="of:=[.D66]-[.D54]" office:value-type="float" office:value="-4.41666666666667" calcext:value-type="float">
            <text:p>-4,41666666666667</text:p>
          </table:table-cell>
          <table:table-cell table:number-columns-repeated="101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80" calcext:value-type="float">
            <text:p>80</text:p>
          </table:table-cell>
          <table:table-cell table:formula="of:=COM.MICROSOFT.STDEV.S([.B56:.B67])" office:value-type="float" office:value="9.97117056439426" calcext:value-type="float">
            <text:p>9,97117056439426</text:p>
          </table:table-cell>
          <table:table-cell table:formula="of:=AVERAGE([.B56:.B67])" office:value-type="float" office:value="97.1666666666667" calcext:value-type="float">
            <text:p>97,1666666666667</text:p>
          </table:table-cell>
          <table:table-cell table:formula="of:=[.D67]-[.C67]" office:value-type="float" office:value="87.1954961022724" calcext:value-type="float">
            <text:p>87,1954961022724</text:p>
          </table:table-cell>
          <table:table-cell table:formula="of:=[.D67]-[.D55]" office:value-type="float" office:value="-5.08333333333334" calcext:value-type="float">
            <text:p>-5,08333333333334</text:p>
          </table:table-cell>
          <table:table-cell table:number-columns-repeated="101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82" calcext:value-type="float">
            <text:p>82</text:p>
          </table:table-cell>
          <table:table-cell table:formula="of:=COM.MICROSOFT.STDEV.S([.B57:.B68])" office:value-type="float" office:value="10.8554552687075" calcext:value-type="float">
            <text:p>10,8554552687075</text:p>
          </table:table-cell>
          <table:table-cell table:formula="of:=AVERAGE([.B57:.B68])" office:value-type="float" office:value="96.25" calcext:value-type="float">
            <text:p>96,25</text:p>
          </table:table-cell>
          <table:table-cell table:formula="of:=[.D68]-[.C68]" office:value-type="float" office:value="85.3945447312925" calcext:value-type="float">
            <text:p>85,3945447312925</text:p>
          </table:table-cell>
          <table:table-cell table:formula="of:=[.D68]-[.D56]" office:value-type="float" office:value="-4.91666666666666" calcext:value-type="float">
            <text:p>-4,91666666666666</text:p>
          </table:table-cell>
          <table:table-cell table:number-columns-repeated="101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5" calcext:value-type="float">
            <text:p>95</text:p>
          </table:table-cell>
          <table:table-cell table:formula="of:=COM.MICROSOFT.STDEV.S([.B58:.B69])" office:value-type="float" office:value="10.8247051887912" calcext:value-type="float">
            <text:p>10,8247051887912</text:p>
          </table:table-cell>
          <table:table-cell table:formula="of:=AVERAGE([.B58:.B69])" office:value-type="float" office:value="95.9166666666667" calcext:value-type="float">
            <text:p>95,9166666666667</text:p>
          </table:table-cell>
          <table:table-cell table:formula="of:=[.D69]-[.C69]" office:value-type="float" office:value="85.0919614778755" calcext:value-type="float">
            <text:p>85,0919614778755</text:p>
          </table:table-cell>
          <table:table-cell table:formula="of:=[.D69]-[.D57]" office:value-type="float" office:value="-4.16666666666667" calcext:value-type="float">
            <text:p>-4,16666666666667</text:p>
          </table:table-cell>
          <table:table-cell table:number-columns-repeated="101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4" calcext:value-type="float">
            <text:p>94</text:p>
          </table:table-cell>
          <table:table-cell table:formula="of:=COM.MICROSOFT.STDEV.S([.B59:.B70])" office:value-type="float" office:value="10.8040396485422" calcext:value-type="float">
            <text:p>10,8040396485422</text:p>
          </table:table-cell>
          <table:table-cell table:formula="of:=AVERAGE([.B59:.B70])" office:value-type="float" office:value="96" calcext:value-type="float">
            <text:p>96</text:p>
          </table:table-cell>
          <table:table-cell table:formula="of:=[.D70]-[.C70]" office:value-type="float" office:value="85.1959603514578" calcext:value-type="float">
            <text:p>85,1959603514578</text:p>
          </table:table-cell>
          <table:table-cell table:formula="of:=[.D70]-[.D58]" office:value-type="float" office:value="-3.33333333333333" calcext:value-type="float">
            <text:p>-3,33333333333333</text:p>
          </table:table-cell>
          <table:table-cell table:number-columns-repeated="101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93" calcext:value-type="float">
            <text:p>93</text:p>
          </table:table-cell>
          <table:table-cell table:formula="of:=COM.MICROSOFT.STDEV.S([.B60:.B71])" office:value-type="float" office:value="10.2499076122961" calcext:value-type="float">
            <text:p>10,2499076122961</text:p>
          </table:table-cell>
          <table:table-cell table:formula="of:=AVERAGE([.B60:.B71])" office:value-type="float" office:value="94.8333333333333" calcext:value-type="float">
            <text:p>94,8333333333333</text:p>
          </table:table-cell>
          <table:table-cell table:formula="of:=[.D71]-[.C71]" office:value-type="float" office:value="84.5834257210372" calcext:value-type="float">
            <text:p>84,5834257210372</text:p>
          </table:table-cell>
          <table:table-cell table:formula="of:=[.D71]-[.D59]" office:value-type="float" office:value="-4.5" calcext:value-type="float">
            <text:p>-4,5</text:p>
          </table:table-cell>
          <table:table-cell table:number-columns-repeated="101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1" calcext:value-type="float">
            <text:p>81</text:p>
          </table:table-cell>
          <table:table-cell table:formula="of:=COM.MICROSOFT.STDEV.S([.B61:.B72])" office:value-type="float" office:value="10.925019936186" calcext:value-type="float">
            <text:p>10,925019936186</text:p>
          </table:table-cell>
          <table:table-cell table:formula="of:=AVERAGE([.B61:.B72])" office:value-type="float" office:value="93.4166666666667" calcext:value-type="float">
            <text:p>93,4166666666667</text:p>
          </table:table-cell>
          <table:table-cell table:formula="of:=[.D72]-[.C72]" office:value-type="float" office:value="82.4916467304807" calcext:value-type="float">
            <text:p>82,4916467304807</text:p>
          </table:table-cell>
          <table:table-cell table:formula="of:=[.D72]-[.D60]" office:value-type="float" office:value="-6.33333333333334" calcext:value-type="float">
            <text:p>-6,33333333333334</text:p>
          </table:table-cell>
          <table:table-cell table:number-columns-repeated="101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6" calcext:value-type="float">
            <text:p>86</text:p>
          </table:table-cell>
          <table:table-cell table:formula="of:=COM.MICROSOFT.STDEV.S([.B62:.B73])" office:value-type="float" office:value="9.56635518445513" calcext:value-type="float">
            <text:p>9,56635518445513</text:p>
          </table:table-cell>
          <table:table-cell table:formula="of:=AVERAGE([.B62:.B73])" office:value-type="float" office:value="91.3333333333333" calcext:value-type="float">
            <text:p>91,3333333333333</text:p>
          </table:table-cell>
          <table:table-cell table:formula="of:=[.D73]-[.C73]" office:value-type="float" office:value="81.7669781488782" calcext:value-type="float">
            <text:p>81,7669781488782</text:p>
          </table:table-cell>
          <table:table-cell table:formula="of:=[.D73]-[.D61]" office:value-type="float" office:value="-10.4166666666667" calcext:value-type="float">
            <text:p>-10,4166666666667</text:p>
          </table:table-cell>
          <table:table-cell table:number-columns-repeated="101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97" calcext:value-type="float">
            <text:p>97</text:p>
          </table:table-cell>
          <table:table-cell table:formula="of:=COM.MICROSOFT.STDEV.S([.B63:.B74])" office:value-type="float" office:value="7.8407443987974" calcext:value-type="float">
            <text:p>7,8407443987974</text:p>
          </table:table-cell>
          <table:table-cell table:formula="of:=AVERAGE([.B63:.B74])" office:value-type="float" office:value="90.25" calcext:value-type="float">
            <text:p>90,25</text:p>
          </table:table-cell>
          <table:table-cell table:formula="of:=[.D74]-[.C74]" office:value-type="float" office:value="82.4092556012026" calcext:value-type="float">
            <text:p>82,4092556012026</text:p>
          </table:table-cell>
          <table:table-cell table:formula="of:=[.D74]-[.D62]" office:value-type="float" office:value="-11.5833333333333" calcext:value-type="float">
            <text:p>-11,5833333333333</text:p>
          </table:table-cell>
          <table:table-cell table:number-columns-repeated="101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02" calcext:value-type="float">
            <text:p>102</text:p>
          </table:table-cell>
          <table:table-cell table:formula="of:=COM.MICROSOFT.STDEV.S([.B64:.B75])" office:value-type="float" office:value="8.46203643374694" calcext:value-type="float">
            <text:p>8,46203643374694</text:p>
          </table:table-cell>
          <table:table-cell table:formula="of:=AVERAGE([.B64:.B75])" office:value-type="float" office:value="90.8333333333333" calcext:value-type="float">
            <text:p>90,8333333333333</text:p>
          </table:table-cell>
          <table:table-cell table:formula="of:=[.D75]-[.C75]" office:value-type="float" office:value="82.3712968995864" calcext:value-type="float">
            <text:p>82,3712968995864</text:p>
          </table:table-cell>
          <table:table-cell table:formula="of:=[.D75]-[.D63]" office:value-type="float" office:value="-10" calcext:value-type="float">
            <text:p>-10</text:p>
          </table:table-cell>
          <table:table-cell table:number-columns-repeated="101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90" calcext:value-type="float">
            <text:p>90</text:p>
          </table:table-cell>
          <table:table-cell table:formula="of:=COM.MICROSOFT.STDEV.S([.B65:.B76])" office:value-type="float" office:value="6.98700091728789" calcext:value-type="float">
            <text:p>6,98700091728789</text:p>
          </table:table-cell>
          <table:table-cell table:formula="of:=AVERAGE([.B65:.B76])" office:value-type="float" office:value="89.5" calcext:value-type="float">
            <text:p>89,5</text:p>
          </table:table-cell>
          <table:table-cell table:formula="of:=[.D76]-[.C76]" office:value-type="float" office:value="82.5129990827121" calcext:value-type="float">
            <text:p>82,5129990827121</text:p>
          </table:table-cell>
          <table:table-cell table:formula="of:=[.D76]-[.D64]" office:value-type="float" office:value="-10.6666666666667" calcext:value-type="float">
            <text:p>-10,6666666666667</text:p>
          </table:table-cell>
          <table:table-cell table:number-columns-repeated="101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3" calcext:value-type="float">
            <text:p>103</text:p>
          </table:table-cell>
          <table:table-cell table:formula="of:=COM.MICROSOFT.STDEV.S([.B66:.B77])" office:value-type="float" office:value="8.00520663901522" calcext:value-type="float">
            <text:p>8,00520663901522</text:p>
          </table:table-cell>
          <table:table-cell table:formula="of:=AVERAGE([.B66:.B77])" office:value-type="float" office:value="90.5833333333333" calcext:value-type="float">
            <text:p>90,5833333333333</text:p>
          </table:table-cell>
          <table:table-cell table:formula="of:=[.D77]-[.C77]" office:value-type="float" office:value="82.5781266943181" calcext:value-type="float">
            <text:p>82,5781266943181</text:p>
          </table:table-cell>
          <table:table-cell table:formula="of:=[.D77]-[.D65]" office:value-type="float" office:value="-8.5" calcext:value-type="float">
            <text:p>-8,5</text:p>
          </table:table-cell>
          <table:table-cell table:number-columns-repeated="101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99" calcext:value-type="float">
            <text:p>99</text:p>
          </table:table-cell>
          <table:table-cell table:formula="of:=COM.MICROSOFT.STDEV.S([.B67:.B78])" office:value-type="float" office:value="8.05473698383677" calcext:value-type="float">
            <text:p>8,05473698383677</text:p>
          </table:table-cell>
          <table:table-cell table:formula="of:=AVERAGE([.B67:.B78])" office:value-type="float" office:value="91.8333333333333" calcext:value-type="float">
            <text:p>91,8333333333333</text:p>
          </table:table-cell>
          <table:table-cell table:formula="of:=[.D78]-[.C78]" office:value-type="float" office:value="83.7785963494965" calcext:value-type="float">
            <text:p>83,7785963494965</text:p>
          </table:table-cell>
          <table:table-cell table:formula="of:=[.D78]-[.D66]" office:value-type="float" office:value="-6.58333333333333" calcext:value-type="float">
            <text:p>-6,58333333333333</text:p>
          </table:table-cell>
          <table:table-cell table:number-columns-repeated="101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91" calcext:value-type="float">
            <text:p>91</text:p>
          </table:table-cell>
          <table:table-cell table:formula="of:=COM.MICROSOFT.STDEV.S([.B68:.B79])" office:value-type="float" office:value="7.16208451119187" calcext:value-type="float">
            <text:p>7,16208451119187</text:p>
          </table:table-cell>
          <table:table-cell table:formula="of:=AVERAGE([.B68:.B79])" office:value-type="float" office:value="92.75" calcext:value-type="float">
            <text:p>92,75</text:p>
          </table:table-cell>
          <table:table-cell table:formula="of:=[.D79]-[.C79]" office:value-type="float" office:value="85.5879154888081" calcext:value-type="float">
            <text:p>85,5879154888081</text:p>
          </table:table-cell>
          <table:table-cell table:formula="of:=[.D79]-[.D67]" office:value-type="float" office:value="-4.41666666666666" calcext:value-type="float">
            <text:p>-4,41666666666666</text:p>
          </table:table-cell>
          <table:table-cell table:number-columns-repeated="101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83" calcext:value-type="float">
            <text:p>83</text:p>
          </table:table-cell>
          <table:table-cell table:formula="of:=COM.MICROSOFT.STDEV.S([.B69:.B80])" office:value-type="float" office:value="7.03023772174472" calcext:value-type="float">
            <text:p>7,03023772174472</text:p>
          </table:table-cell>
          <table:table-cell table:formula="of:=AVERAGE([.B69:.B80])" office:value-type="float" office:value="92.8333333333333" calcext:value-type="float">
            <text:p>92,8333333333333</text:p>
          </table:table-cell>
          <table:table-cell table:formula="of:=[.D80]-[.C80]" office:value-type="float" office:value="85.8030956115886" calcext:value-type="float">
            <text:p>85,8030956115886</text:p>
          </table:table-cell>
          <table:table-cell table:formula="of:=[.D80]-[.D68]" office:value-type="float" office:value="-3.41666666666667" calcext:value-type="float">
            <text:p>-3,41666666666667</text:p>
          </table:table-cell>
          <table:table-cell table:number-columns-repeated="101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74" calcext:value-type="float">
            <text:p>74</text:p>
          </table:table-cell>
          <table:table-cell table:formula="of:=COM.MICROSOFT.STDEV.S([.B70:.B81])" office:value-type="float" office:value="8.82618349863151" calcext:value-type="float">
            <text:p>8,82618349863151</text:p>
          </table:table-cell>
          <table:table-cell table:formula="of:=AVERAGE([.B70:.B81])" office:value-type="float" office:value="91.0833333333333" calcext:value-type="float">
            <text:p>91,0833333333333</text:p>
          </table:table-cell>
          <table:table-cell table:formula="of:=[.D81]-[.C81]" office:value-type="float" office:value="82.2571498347018" calcext:value-type="float">
            <text:p>82,2571498347018</text:p>
          </table:table-cell>
          <table:table-cell table:formula="of:=[.D81]-[.D69]" office:value-type="float" office:value="-4.83333333333333" calcext:value-type="float">
            <text:p>-4,83333333333333</text:p>
          </table:table-cell>
          <table:table-cell table:number-columns-repeated="101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78" calcext:value-type="float">
            <text:p>78</text:p>
          </table:table-cell>
          <table:table-cell table:formula="of:=COM.MICROSOFT.STDEV.S([.B71:.B82])" office:value-type="float" office:value="9.52627944162883" calcext:value-type="float">
            <text:p>9,52627944162883</text:p>
          </table:table-cell>
          <table:table-cell table:formula="of:=AVERAGE([.B71:.B82])" office:value-type="float" office:value="89.75" calcext:value-type="float">
            <text:p>89,75</text:p>
          </table:table-cell>
          <table:table-cell table:formula="of:=[.D82]-[.C82]" office:value-type="float" office:value="80.2237205583712" calcext:value-type="float">
            <text:p>80,2237205583712</text:p>
          </table:table-cell>
          <table:table-cell table:formula="of:=[.D82]-[.D70]" office:value-type="float" office:value="-6.25" calcext:value-type="float">
            <text:p>-6,25</text:p>
          </table:table-cell>
          <table:table-cell table:number-columns-repeated="101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76" calcext:value-type="float">
            <text:p>76</text:p>
          </table:table-cell>
          <table:table-cell table:formula="of:=COM.MICROSOFT.STDEV.S([.B72:.B83])" office:value-type="float" office:value="10.2365950778508" calcext:value-type="float">
            <text:p>10,2365950778508</text:p>
          </table:table-cell>
          <table:table-cell table:formula="of:=AVERAGE([.B72:.B83])" office:value-type="float" office:value="88.3333333333333" calcext:value-type="float">
            <text:p>88,3333333333333</text:p>
          </table:table-cell>
          <table:table-cell table:formula="of:=[.D83]-[.C83]" office:value-type="float" office:value="78.0967382554826" calcext:value-type="float">
            <text:p>78,0967382554826</text:p>
          </table:table-cell>
          <table:table-cell table:formula="of:=[.D83]-[.D71]" office:value-type="float" office:value="-6.5" calcext:value-type="float">
            <text:p>-6,5</text:p>
          </table:table-cell>
          <table:table-cell table:number-columns-repeated="101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81" calcext:value-type="float">
            <text:p>81</text:p>
          </table:table-cell>
          <table:table-cell table:formula="of:=COM.MICROSOFT.STDEV.S([.B73:.B84])" office:value-type="float" office:value="10.2365950778508" calcext:value-type="float">
            <text:p>10,2365950778508</text:p>
          </table:table-cell>
          <table:table-cell table:formula="of:=AVERAGE([.B73:.B84])" office:value-type="float" office:value="88.3333333333333" calcext:value-type="float">
            <text:p>88,3333333333333</text:p>
          </table:table-cell>
          <table:table-cell table:formula="of:=[.D84]-[.C84]" office:value-type="float" office:value="78.0967382554826" calcext:value-type="float">
            <text:p>78,0967382554826</text:p>
          </table:table-cell>
          <table:table-cell table:formula="of:=[.D84]-[.D72]" office:value-type="float" office:value="-5.08333333333333" calcext:value-type="float">
            <text:p>-5,08333333333333</text:p>
          </table:table-cell>
          <table:table-cell table:number-columns-repeated="101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84" calcext:value-type="float">
            <text:p>84</text:p>
          </table:table-cell>
          <table:table-cell table:formula="of:=COM.MICROSOFT.STDEV.S([.B74:.B85])" office:value-type="float" office:value="10.2941583905483" calcext:value-type="float">
            <text:p>10,2941583905483</text:p>
          </table:table-cell>
          <table:table-cell table:formula="of:=AVERAGE([.B74:.B85])" office:value-type="float" office:value="88.1666666666667" calcext:value-type="float">
            <text:p>88,1666666666667</text:p>
          </table:table-cell>
          <table:table-cell table:formula="of:=[.D85]-[.C85]" office:value-type="float" office:value="77.8725082761183" calcext:value-type="float">
            <text:p>77,8725082761183</text:p>
          </table:table-cell>
          <table:table-cell table:formula="of:=[.D85]-[.D73]" office:value-type="float" office:value="-3.16666666666667" calcext:value-type="float">
            <text:p>-3,16666666666667</text:p>
          </table:table-cell>
          <table:table-cell table:number-columns-repeated="101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93" calcext:value-type="float">
            <text:p>93</text:p>
          </table:table-cell>
          <table:table-cell table:formula="of:=COM.MICROSOFT.STDEV.S([.B75:.B86])" office:value-type="float" office:value="10.0438432822694" calcext:value-type="float">
            <text:p>10,0438432822694</text:p>
          </table:table-cell>
          <table:table-cell table:formula="of:=AVERAGE([.B75:.B86])" office:value-type="float" office:value="87.8333333333333" calcext:value-type="float">
            <text:p>87,8333333333333</text:p>
          </table:table-cell>
          <table:table-cell table:formula="of:=[.D86]-[.C86]" office:value-type="float" office:value="77.7894900510639" calcext:value-type="float">
            <text:p>77,7894900510639</text:p>
          </table:table-cell>
          <table:table-cell table:formula="of:=[.D86]-[.D74]" office:value-type="float" office:value="-2.41666666666667" calcext:value-type="float">
            <text:p>-2,41666666666667</text:p>
          </table:table-cell>
          <table:table-cell table:number-columns-repeated="101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90" calcext:value-type="float">
            <text:p>90</text:p>
          </table:table-cell>
          <table:table-cell table:formula="of:=COM.MICROSOFT.STDEV.S([.B76:.B87])" office:value-type="float" office:value="9.05371177858545" calcext:value-type="float">
            <text:p>9,05371177858545</text:p>
          </table:table-cell>
          <table:table-cell table:formula="of:=AVERAGE([.B76:.B87])" office:value-type="float" office:value="86.8333333333333" calcext:value-type="float">
            <text:p>86,8333333333333</text:p>
          </table:table-cell>
          <table:table-cell table:formula="of:=[.D87]-[.C87]" office:value-type="float" office:value="77.7796215547479" calcext:value-type="float">
            <text:p>77,7796215547479</text:p>
          </table:table-cell>
          <table:table-cell table:formula="of:=[.D87]-[.D75]" office:value-type="float" office:value="-4" calcext:value-type="float">
            <text:p>-4</text:p>
          </table:table-cell>
          <table:table-cell table:number-columns-repeated="101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7" calcext:value-type="float">
            <text:p>107</text:p>
          </table:table-cell>
          <table:table-cell table:formula="of:=COM.MICROSOFT.STDEV.S([.B77:.B88])" office:value-type="float" office:value="10.7629414701981" calcext:value-type="float">
            <text:p>10,7629414701981</text:p>
          </table:table-cell>
          <table:table-cell table:formula="of:=AVERAGE([.B77:.B88])" office:value-type="float" office:value="88.25" calcext:value-type="float">
            <text:p>88,25</text:p>
          </table:table-cell>
          <table:table-cell table:formula="of:=[.D88]-[.C88]" office:value-type="float" office:value="77.4870585298019" calcext:value-type="float">
            <text:p>77,4870585298019</text:p>
          </table:table-cell>
          <table:table-cell table:formula="of:=[.D88]-[.D76]" office:value-type="float" office:value="-1.25" calcext:value-type="float">
            <text:p>-1,25</text:p>
          </table:table-cell>
          <table:table-cell table:number-columns-repeated="101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9" calcext:value-type="float">
            <text:p>89</text:p>
          </table:table-cell>
          <table:table-cell table:formula="of:=COM.MICROSOFT.STDEV.S([.B78:.B89])" office:value-type="float" office:value="9.72773292595905" calcext:value-type="float">
            <text:p>9,72773292595905</text:p>
          </table:table-cell>
          <table:table-cell table:formula="of:=AVERAGE([.B78:.B89])" office:value-type="float" office:value="87.0833333333333" calcext:value-type="float">
            <text:p>87,0833333333333</text:p>
          </table:table-cell>
          <table:table-cell table:formula="of:=[.D89]-[.C89]" office:value-type="float" office:value="77.3556004073743" calcext:value-type="float">
            <text:p>77,3556004073743</text:p>
          </table:table-cell>
          <table:table-cell table:formula="of:=[.D89]-[.D77]" office:value-type="float" office:value="-3.5" calcext:value-type="float">
            <text:p>-3,5</text:p>
          </table:table-cell>
          <table:table-cell table:number-columns-repeated="101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92" calcext:value-type="float">
            <text:p>92</text:p>
          </table:table-cell>
          <table:table-cell table:formula="of:=COM.MICROSOFT.STDEV.S([.B79:.B90])" office:value-type="float" office:value="9.14032026492806" calcext:value-type="float">
            <text:p>9,14032026492806</text:p>
          </table:table-cell>
          <table:table-cell table:formula="of:=AVERAGE([.B79:.B90])" office:value-type="float" office:value="86.5" calcext:value-type="float">
            <text:p>86,5</text:p>
          </table:table-cell>
          <table:table-cell table:formula="of:=[.D90]-[.C90]" office:value-type="float" office:value="77.3596797350719" calcext:value-type="float">
            <text:p>77,3596797350719</text:p>
          </table:table-cell>
          <table:table-cell table:formula="of:=[.D90]-[.D78]" office:value-type="float" office:value="-5.33333333333333" calcext:value-type="float">
            <text:p>-5,33333333333333</text:p>
          </table:table-cell>
          <table:table-cell table:number-columns-repeated="101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87" calcext:value-type="float">
            <text:p>87</text:p>
          </table:table-cell>
          <table:table-cell table:formula="of:=COM.MICROSOFT.STDEV.S([.B80:.B91])" office:value-type="float" office:value="9.03360728646429" calcext:value-type="float">
            <text:p>9,03360728646429</text:p>
          </table:table-cell>
          <table:table-cell table:formula="of:=AVERAGE([.B80:.B91])" office:value-type="float" office:value="86.1666666666667" calcext:value-type="float">
            <text:p>86,1666666666667</text:p>
          </table:table-cell>
          <table:table-cell table:formula="of:=[.D91]-[.C91]" office:value-type="float" office:value="77.1330593802024" calcext:value-type="float">
            <text:p>77,1330593802024</text:p>
          </table:table-cell>
          <table:table-cell table:formula="of:=[.D91]-[.D79]" office:value-type="float" office:value="-6.58333333333334" calcext:value-type="float">
            <text:p>-6,58333333333334</text:p>
          </table:table-cell>
          <table:table-cell table:number-columns-repeated="101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9" calcext:value-type="float">
            <text:p>79</text:p>
          </table:table-cell>
          <table:table-cell table:formula="of:=COM.MICROSOFT.STDEV.S([.B81:.B92])" office:value-type="float" office:value="9.23268239692151" calcext:value-type="float">
            <text:p>9,23268239692151</text:p>
          </table:table-cell>
          <table:table-cell table:formula="of:=AVERAGE([.B81:.B92])" office:value-type="float" office:value="85.8333333333333" calcext:value-type="float">
            <text:p>85,8333333333333</text:p>
          </table:table-cell>
          <table:table-cell table:formula="of:=[.D92]-[.C92]" office:value-type="float" office:value="76.6006509364118" calcext:value-type="float">
            <text:p>76,6006509364118</text:p>
          </table:table-cell>
          <table:table-cell table:formula="of:=[.D92]-[.D80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80" calcext:value-type="float">
            <text:p>80</text:p>
          </table:table-cell>
          <table:table-cell table:formula="of:=COM.MICROSOFT.STDEV.S([.B82:.B93])" office:value-type="float" office:value="8.67947771086103" calcext:value-type="float">
            <text:p>8,67947771086103</text:p>
          </table:table-cell>
          <table:table-cell table:formula="of:=AVERAGE([.B82:.B93])" office:value-type="float" office:value="86.3333333333333" calcext:value-type="float">
            <text:p>86,3333333333333</text:p>
          </table:table-cell>
          <table:table-cell table:formula="of:=[.D93]-[.C93]" office:value-type="float" office:value="77.6538556224723" calcext:value-type="float">
            <text:p>77,6538556224723</text:p>
          </table:table-cell>
          <table:table-cell table:formula="of:=[.D93]-[.D81]" office:value-type="float" office:value="-4.75" calcext:value-type="float">
            <text:p>-4,75</text:p>
          </table:table-cell>
          <table:table-cell table:number-columns-repeated="101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82" calcext:value-type="float">
            <text:p>82</text:p>
          </table:table-cell>
          <table:table-cell table:formula="of:=COM.MICROSOFT.STDEV.S([.B83:.B94])" office:value-type="float" office:value="8.40274125545114" calcext:value-type="float">
            <text:p>8,40274125545114</text:p>
          </table:table-cell>
          <table:table-cell table:formula="of:=AVERAGE([.B83:.B94])" office:value-type="float" office:value="86.6666666666667" calcext:value-type="float">
            <text:p>86,6666666666667</text:p>
          </table:table-cell>
          <table:table-cell table:formula="of:=[.D94]-[.C94]" office:value-type="float" office:value="78.2639254112155" calcext:value-type="float">
            <text:p>78,2639254112155</text:p>
          </table:table-cell>
          <table:table-cell table:formula="of:=[.D94]-[.D82]" office:value-type="float" office:value="-3.08333333333334" calcext:value-type="float">
            <text:p>-3,08333333333334</text:p>
          </table:table-cell>
          <table:table-cell table:number-columns-repeated="101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0" calcext:value-type="float">
            <text:p>80</text:p>
          </table:table-cell>
          <table:table-cell table:formula="of:=COM.MICROSOFT.STDEV.S([.B84:.B95])" office:value-type="float" office:value="8.01135557704301" calcext:value-type="float">
            <text:p>8,01135557704301</text:p>
          </table:table-cell>
          <table:table-cell table:formula="of:=AVERAGE([.B84:.B95])" office:value-type="float" office:value="87" calcext:value-type="float">
            <text:p>87</text:p>
          </table:table-cell>
          <table:table-cell table:formula="of:=[.D95]-[.C95]" office:value-type="float" office:value="78.988644422957" calcext:value-type="float">
            <text:p>78,988644422957</text:p>
          </table:table-cell>
          <table:table-cell table:formula="of:=[.D95]-[.D83]" office:value-type="float" office:value="-1.33333333333333" calcext:value-type="float">
            <text:p>-1,33333333333333</text:p>
          </table:table-cell>
          <table:table-cell table:number-columns-repeated="101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9" calcext:value-type="float">
            <text:p>79</text:p>
          </table:table-cell>
          <table:table-cell table:formula="of:=COM.MICROSOFT.STDEV.S([.B85:.B96])" office:value-type="float" office:value="8.16682127250068" calcext:value-type="float">
            <text:p>8,16682127250068</text:p>
          </table:table-cell>
          <table:table-cell table:formula="of:=AVERAGE([.B85:.B96])" office:value-type="float" office:value="86.8333333333333" calcext:value-type="float">
            <text:p>86,8333333333333</text:p>
          </table:table-cell>
          <table:table-cell table:formula="of:=[.D96]-[.C96]" office:value-type="float" office:value="78.6665120608326" calcext:value-type="float">
            <text:p>78,6665120608326</text:p>
          </table:table-cell>
          <table:table-cell table:formula="of:=[.D96]-[.D84]" office:value-type="float" office:value="-1.5" calcext:value-type="float">
            <text:p>-1,5</text:p>
          </table:table-cell>
          <table:table-cell table:number-columns-repeated="101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9" calcext:value-type="float">
            <text:p>79</text:p>
          </table:table-cell>
          <table:table-cell table:formula="of:=COM.MICROSOFT.STDEV.S([.B86:.B97])" office:value-type="float" office:value="8.44725165992233" calcext:value-type="float">
            <text:p>8,44725165992233</text:p>
          </table:table-cell>
          <table:table-cell table:formula="of:=AVERAGE([.B86:.B97])" office:value-type="float" office:value="86.4166666666667" calcext:value-type="float">
            <text:p>86,4166666666667</text:p>
          </table:table-cell>
          <table:table-cell table:formula="of:=[.D97]-[.C97]" office:value-type="float" office:value="77.9694150067443" calcext:value-type="float">
            <text:p>77,9694150067443</text:p>
          </table:table-cell>
          <table:table-cell table:formula="of:=[.D97]-[.D85]" office:value-type="float" office:value="-1.75" calcext:value-type="float">
            <text:p>-1,75</text:p>
          </table:table-cell>
          <table:table-cell table:number-columns-repeated="101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87" calcext:value-type="float">
            <text:p>87</text:p>
          </table:table-cell>
          <table:table-cell table:formula="of:=COM.MICROSOFT.STDEV.S([.B87:.B98])" office:value-type="float" office:value="8.19598941094011" calcext:value-type="float">
            <text:p>8,19598941094011</text:p>
          </table:table-cell>
          <table:table-cell table:formula="of:=AVERAGE([.B87:.B98])" office:value-type="float" office:value="85.9166666666667" calcext:value-type="float">
            <text:p>85,9166666666667</text:p>
          </table:table-cell>
          <table:table-cell table:formula="of:=[.D98]-[.C98]" office:value-type="float" office:value="77.7206772557265" calcext:value-type="float">
            <text:p>77,7206772557265</text:p>
          </table:table-cell>
          <table:table-cell table:formula="of:=[.D98]-[.D86]" office:value-type="float" office:value="-1.91666666666667" calcext:value-type="float">
            <text:p>-1,91666666666667</text:p>
          </table:table-cell>
          <table:table-cell table:number-columns-repeated="101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71" calcext:value-type="float">
            <text:p>71</text:p>
          </table:table-cell>
          <table:table-cell table:formula="of:=COM.MICROSOFT.STDEV.S([.B88:.B99])" office:value-type="float" office:value="9.11874526190501" calcext:value-type="float">
            <text:p>9,11874526190501</text:p>
          </table:table-cell>
          <table:table-cell table:formula="of:=AVERAGE([.B88:.B99])" office:value-type="float" office:value="84.3333333333333" calcext:value-type="float">
            <text:p>84,3333333333333</text:p>
          </table:table-cell>
          <table:table-cell table:formula="of:=[.D99]-[.C99]" office:value-type="float" office:value="75.2145880714283" calcext:value-type="float">
            <text:p>75,2145880714283</text:p>
          </table:table-cell>
          <table:table-cell table:formula="of:=[.D99]-[.D87]" office:value-type="float" office:value="-2.5" calcext:value-type="float">
            <text:p>-2,5</text:p>
          </table:table-cell>
          <table:table-cell table:number-columns-repeated="101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9" calcext:value-type="float">
            <text:p>79</text:p>
          </table:table-cell>
          <table:table-cell table:formula="of:=COM.MICROSOFT.STDEV.S([.B89:.B100])" office:value-type="float" office:value="5.75246982529323" calcext:value-type="float">
            <text:p>5,75246982529323</text:p>
          </table:table-cell>
          <table:table-cell table:formula="of:=AVERAGE([.B89:.B100])" office:value-type="float" office:value="82" calcext:value-type="float">
            <text:p>82</text:p>
          </table:table-cell>
          <table:table-cell table:formula="of:=[.D100]-[.C100]" office:value-type="float" office:value="76.2475301747068" calcext:value-type="float">
            <text:p>76,2475301747068</text:p>
          </table:table-cell>
          <table:table-cell table:formula="of:=[.D100]-[.D88]" office:value-type="float" office:value="-6.25" calcext:value-type="float">
            <text:p>-6,25</text:p>
          </table:table-cell>
          <table:table-cell table:number-columns-repeated="101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1" calcext:value-type="float">
            <text:p>81</text:p>
          </table:table-cell>
          <table:table-cell table:formula="of:=COM.MICROSOFT.STDEV.S([.B90:.B101])" office:value-type="float" office:value="5.31436019125767" calcext:value-type="float">
            <text:p>5,31436019125767</text:p>
          </table:table-cell>
          <table:table-cell table:formula="of:=AVERAGE([.B90:.B101])" office:value-type="float" office:value="81.3333333333333" calcext:value-type="float">
            <text:p>81,3333333333333</text:p>
          </table:table-cell>
          <table:table-cell table:formula="of:=[.D101]-[.C101]" office:value-type="float" office:value="76.0189731420757" calcext:value-type="float">
            <text:p>76,0189731420757</text:p>
          </table:table-cell>
          <table:table-cell table:formula="of:=[.D101]-[.D89]" office:value-type="float" office:value="-5.75" calcext:value-type="float">
            <text:p>-5,75</text:p>
          </table:table-cell>
          <table:table-cell table:number-columns-repeated="101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81" calcext:value-type="float">
            <text:p>81</text:p>
          </table:table-cell>
          <table:table-cell table:formula="of:=COM.MICROSOFT.STDEV.S([.B91:.B102])" office:value-type="float" office:value="4.12218682769525" calcext:value-type="float">
            <text:p>4,12218682769525</text:p>
          </table:table-cell>
          <table:table-cell table:formula="of:=AVERAGE([.B91:.B102])" office:value-type="float" office:value="80.4166666666667" calcext:value-type="float">
            <text:p>80,4166666666667</text:p>
          </table:table-cell>
          <table:table-cell table:formula="of:=[.D102]-[.C102]" office:value-type="float" office:value="76.2944798389714" calcext:value-type="float">
            <text:p>76,2944798389714</text:p>
          </table:table-cell>
          <table:table-cell table:formula="of:=[.D102]-[.D90]" office:value-type="float" office:value="-6.08333333333334" calcext:value-type="float">
            <text:p>-6,08333333333334</text:p>
          </table:table-cell>
          <table:table-cell table:number-columns-repeated="101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81" calcext:value-type="float">
            <text:p>81</text:p>
          </table:table-cell>
          <table:table-cell table:formula="of:=COM.MICROSOFT.STDEV.S([.B92:.B103])" office:value-type="float" office:value="3.57919069911147" calcext:value-type="float">
            <text:p>3,57919069911147</text:p>
          </table:table-cell>
          <table:table-cell table:formula="of:=AVERAGE([.B92:.B103])" office:value-type="float" office:value="79.9166666666667" calcext:value-type="float">
            <text:p>79,9166666666667</text:p>
          </table:table-cell>
          <table:table-cell table:formula="of:=[.D103]-[.C103]" office:value-type="float" office:value="76.3374759675552" calcext:value-type="float">
            <text:p>76,3374759675552</text:p>
          </table:table-cell>
          <table:table-cell table:formula="of:=[.D103]-[.D91]" office:value-type="float" office:value="-6.25" calcext:value-type="float">
            <text:p>-6,25</text:p>
          </table:table-cell>
          <table:table-cell table:number-columns-repeated="101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7" calcext:value-type="float">
            <text:p>67</text:p>
          </table:table-cell>
          <table:table-cell table:formula="of:=COM.MICROSOFT.STDEV.S([.B93:.B104])" office:value-type="float" office:value="5.17789591056117" calcext:value-type="float">
            <text:p>5,17789591056117</text:p>
          </table:table-cell>
          <table:table-cell table:formula="of:=AVERAGE([.B93:.B104])" office:value-type="float" office:value="78.9166666666667" calcext:value-type="float">
            <text:p>78,9166666666667</text:p>
          </table:table-cell>
          <table:table-cell table:formula="of:=[.D104]-[.C104]" office:value-type="float" office:value="73.7387707561055" calcext:value-type="float">
            <text:p>73,7387707561055</text:p>
          </table:table-cell>
          <table:table-cell table:formula="of:=[.D104]-[.D92]" office:value-type="float" office:value="-6.91666666666667" calcext:value-type="float">
            <text:p>-6,91666666666667</text:p>
          </table:table-cell>
          <table:table-cell table:number-columns-repeated="101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73" calcext:value-type="float">
            <text:p>73</text:p>
          </table:table-cell>
          <table:table-cell table:formula="of:=COM.MICROSOFT.STDEV.S([.B94:.B105])" office:value-type="float" office:value="5.43278487657587" calcext:value-type="float">
            <text:p>5,43278487657587</text:p>
          </table:table-cell>
          <table:table-cell table:formula="of:=AVERAGE([.B94:.B105])" office:value-type="float" office:value="78.3333333333333" calcext:value-type="float">
            <text:p>78,3333333333333</text:p>
          </table:table-cell>
          <table:table-cell table:formula="of:=[.D105]-[.C105]" office:value-type="float" office:value="72.9005484567575" calcext:value-type="float">
            <text:p>72,9005484567575</text:p>
          </table:table-cell>
          <table:table-cell table:formula="of:=[.D105]-[.D93]" office:value-type="float" office:value="-8" calcext:value-type="float">
            <text:p>-8</text:p>
          </table:table-cell>
          <table:table-cell table:number-columns-repeated="101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0" calcext:value-type="float">
            <text:p>70</text:p>
          </table:table-cell>
          <table:table-cell table:formula="of:=COM.MICROSOFT.STDEV.S([.B95:.B106])" office:value-type="float" office:value="5.7892271949848" calcext:value-type="float">
            <text:p>5,7892271949848</text:p>
          </table:table-cell>
          <table:table-cell table:formula="of:=AVERAGE([.B95:.B106])" office:value-type="float" office:value="77.3333333333333" calcext:value-type="float">
            <text:p>77,3333333333333</text:p>
          </table:table-cell>
          <table:table-cell table:formula="of:=[.D106]-[.C106]" office:value-type="float" office:value="71.5441061383485" calcext:value-type="float">
            <text:p>71,5441061383485</text:p>
          </table:table-cell>
          <table:table-cell table:formula="of:=[.D106]-[.D94]" office:value-type="float" office:value="-9.33333333333333" calcext:value-type="float">
            <text:p>-9,33333333333333</text:p>
          </table:table-cell>
          <table:table-cell table:number-columns-repeated="101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70" calcext:value-type="float">
            <text:p>70</text:p>
          </table:table-cell>
          <table:table-cell table:formula="of:=COM.MICROSOFT.STDEV.S([.B96:.B107])" office:value-type="float" office:value="6.08276253029822" calcext:value-type="float">
            <text:p>6,08276253029822</text:p>
          </table:table-cell>
          <table:table-cell table:formula="of:=AVERAGE([.B96:.B107])" office:value-type="float" office:value="76.5" calcext:value-type="float">
            <text:p>76,5</text:p>
          </table:table-cell>
          <table:table-cell table:formula="of:=[.D107]-[.C107]" office:value-type="float" office:value="70.4172374697018" calcext:value-type="float">
            <text:p>70,4172374697018</text:p>
          </table:table-cell>
          <table:table-cell table:formula="of:=[.D107]-[.D95]" office:value-type="float" office:value="-10.5" calcext:value-type="float">
            <text:p>-10,5</text:p>
          </table:table-cell>
          <table:table-cell table:number-columns-repeated="101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8" calcext:value-type="float">
            <text:p>68</text:p>
          </table:table-cell>
          <table:table-cell table:formula="of:=COM.MICROSOFT.STDEV.S([.B97:.B108])" office:value-type="float" office:value="6.48716681867619" calcext:value-type="float">
            <text:p>6,48716681867619</text:p>
          </table:table-cell>
          <table:table-cell table:formula="of:=AVERAGE([.B97:.B108])" office:value-type="float" office:value="75.5833333333333" calcext:value-type="float">
            <text:p>75,5833333333333</text:p>
          </table:table-cell>
          <table:table-cell table:formula="of:=[.D108]-[.C108]" office:value-type="float" office:value="69.0961665146571" calcext:value-type="float">
            <text:p>69,0961665146571</text:p>
          </table:table-cell>
          <table:table-cell table:formula="of:=[.D108]-[.D96]" office:value-type="float" office:value="-11.25" calcext:value-type="float">
            <text:p>-11,25</text:p>
          </table:table-cell>
          <table:table-cell table:number-columns-repeated="101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4" calcext:value-type="float">
            <text:p>74</text:p>
          </table:table-cell>
          <table:table-cell table:formula="of:=COM.MICROSOFT.STDEV.S([.B98:.B109])" office:value-type="float" office:value="6.40785502805783" calcext:value-type="float">
            <text:p>6,40785502805783</text:p>
          </table:table-cell>
          <table:table-cell table:formula="of:=AVERAGE([.B98:.B109])" office:value-type="float" office:value="75.1666666666667" calcext:value-type="float">
            <text:p>75,1666666666667</text:p>
          </table:table-cell>
          <table:table-cell table:formula="of:=[.D109]-[.C109]" office:value-type="float" office:value="68.7588116386088" calcext:value-type="float">
            <text:p>68,7588116386088</text:p>
          </table:table-cell>
          <table:table-cell table:formula="of:=[.D109]-[.D97]" office:value-type="float" office:value="-11.25" calcext:value-type="float">
            <text:p>-11,25</text:p>
          </table:table-cell>
          <table:table-cell table:number-columns-repeated="101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9" calcext:value-type="float">
            <text:p>79</text:p>
          </table:table-cell>
          <table:table-cell table:formula="of:=COM.MICROSOFT.STDEV.S([.B99:.B110])" office:value-type="float" office:value="5.40201982427112" calcext:value-type="float">
            <text:p>5,40201982427112</text:p>
          </table:table-cell>
          <table:table-cell table:formula="of:=AVERAGE([.B99:.B110])" office:value-type="float" office:value="74.5" calcext:value-type="float">
            <text:p>74,5</text:p>
          </table:table-cell>
          <table:table-cell table:formula="of:=[.D110]-[.C110]" office:value-type="float" office:value="69.0979801757289" calcext:value-type="float">
            <text:p>69,0979801757289</text:p>
          </table:table-cell>
          <table:table-cell table:formula="of:=[.D110]-[.D98]" office:value-type="float" office:value="-11.4166666666667" calcext:value-type="float">
            <text:p>-11,4166666666667</text:p>
          </table:table-cell>
          <table:table-cell table:number-columns-repeated="101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2" calcext:value-type="float">
            <text:p>62</text:p>
          </table:table-cell>
          <table:table-cell table:formula="of:=COM.MICROSOFT.STDEV.S([.B100:.B111])" office:value-type="float" office:value="6.45438540134465" calcext:value-type="float">
            <text:p>6,45438540134465</text:p>
          </table:table-cell>
          <table:table-cell table:formula="of:=AVERAGE([.B100:.B111])" office:value-type="float" office:value="73.75" calcext:value-type="float">
            <text:p>73,75</text:p>
          </table:table-cell>
          <table:table-cell table:formula="of:=[.D111]-[.C111]" office:value-type="float" office:value="67.2956145986553" calcext:value-type="float">
            <text:p>67,2956145986553</text:p>
          </table:table-cell>
          <table:table-cell table:formula="of:=[.D111]-[.D99]" office:value-type="float" office:value="-10.5833333333333" calcext:value-type="float">
            <text:p>-10,5833333333333</text:p>
          </table:table-cell>
          <table:table-cell table:number-columns-repeated="101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3" calcext:value-type="float">
            <text:p>63</text:p>
          </table:table-cell>
          <table:table-cell table:formula="of:=COM.MICROSOFT.STDEV.S([.B101:.B112])" office:value-type="float" office:value="6.90794448223905" calcext:value-type="float">
            <text:p>6,90794448223905</text:p>
          </table:table-cell>
          <table:table-cell table:formula="of:=AVERAGE([.B101:.B112])" office:value-type="float" office:value="72.4166666666667" calcext:value-type="float">
            <text:p>72,4166666666667</text:p>
          </table:table-cell>
          <table:table-cell table:formula="of:=[.D112]-[.C112]" office:value-type="float" office:value="65.5087221844276" calcext:value-type="float">
            <text:p>65,5087221844276</text:p>
          </table:table-cell>
          <table:table-cell table:formula="of:=[.D112]-[.D100]" office:value-type="float" office:value="-9.58333333333334" calcext:value-type="float">
            <text:p>-9,58333333333334</text:p>
          </table:table-cell>
          <table:table-cell table:number-columns-repeated="101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72" calcext:value-type="float">
            <text:p>72</text:p>
          </table:table-cell>
          <table:table-cell table:formula="of:=COM.MICROSOFT.STDEV.S([.B102:.B113])" office:value-type="float" office:value="6.3580061673643" calcext:value-type="float">
            <text:p>6,3580061673643</text:p>
          </table:table-cell>
          <table:table-cell table:formula="of:=AVERAGE([.B102:.B113])" office:value-type="float" office:value="71.6666666666667" calcext:value-type="float">
            <text:p>71,6666666666667</text:p>
          </table:table-cell>
          <table:table-cell table:formula="of:=[.D113]-[.C113]" office:value-type="float" office:value="65.3086604993024" calcext:value-type="float">
            <text:p>65,3086604993024</text:p>
          </table:table-cell>
          <table:table-cell table:formula="of:=[.D113]-[.D101]" office:value-type="float" office:value="-9.66666666666667" calcext:value-type="float">
            <text:p>-9,66666666666667</text:p>
          </table:table-cell>
          <table:table-cell table:number-columns-repeated="101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80" calcext:value-type="float">
            <text:p>80</text:p>
          </table:table-cell>
          <table:table-cell table:formula="of:=COM.MICROSOFT.STDEV.S([.B103:.B114])" office:value-type="float" office:value="6.22981589299444" calcext:value-type="float">
            <text:p>6,22981589299444</text:p>
          </table:table-cell>
          <table:table-cell table:formula="of:=AVERAGE([.B103:.B114])" office:value-type="float" office:value="71.5833333333333" calcext:value-type="float">
            <text:p>71,5833333333333</text:p>
          </table:table-cell>
          <table:table-cell table:formula="of:=[.D114]-[.C114]" office:value-type="float" office:value="65.3535174403389" calcext:value-type="float">
            <text:p>65,3535174403389</text:p>
          </table:table-cell>
          <table:table-cell table:formula="of:=[.D114]-[.D102]" office:value-type="float" office:value="-8.83333333333333" calcext:value-type="float">
            <text:p>-8,83333333333333</text:p>
          </table:table-cell>
          <table:table-cell table:number-columns-repeated="101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8" calcext:value-type="float">
            <text:p>68</text:p>
          </table:table-cell>
          <table:table-cell table:formula="of:=COM.MICROSOFT.STDEV.S([.B104:.B115])" office:value-type="float" office:value="5.53501252359592" calcext:value-type="float">
            <text:p>5,53501252359592</text:p>
          </table:table-cell>
          <table:table-cell table:formula="of:=AVERAGE([.B104:.B115])" office:value-type="float" office:value="70.5" calcext:value-type="float">
            <text:p>70,5</text:p>
          </table:table-cell>
          <table:table-cell table:formula="of:=[.D115]-[.C115]" office:value-type="float" office:value="64.9649874764041" calcext:value-type="float">
            <text:p>64,9649874764041</text:p>
          </table:table-cell>
          <table:table-cell table:formula="of:=[.D115]-[.D103]" office:value-type="float" office:value="-9.41666666666666" calcext:value-type="float">
            <text:p>-9,41666666666666</text:p>
          </table:table-cell>
          <table:table-cell table:number-columns-repeated="101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8" calcext:value-type="float">
            <text:p>68</text:p>
          </table:table-cell>
          <table:table-cell table:formula="of:=COM.MICROSOFT.STDEV.S([.B105:.B116])" office:value-type="float" office:value="5.48482755730144" calcext:value-type="float">
            <text:p>5,48482755730144</text:p>
          </table:table-cell>
          <table:table-cell table:formula="of:=AVERAGE([.B105:.B116])" office:value-type="float" office:value="70.5833333333333" calcext:value-type="float">
            <text:p>70,5833333333333</text:p>
          </table:table-cell>
          <table:table-cell table:formula="of:=[.D116]-[.C116]" office:value-type="float" office:value="65.0985057760319" calcext:value-type="float">
            <text:p>65,0985057760319</text:p>
          </table:table-cell>
          <table:table-cell table:formula="of:=[.D116]-[.D104]" office:value-type="float" office:value="-8.33333333333333" calcext:value-type="float">
            <text:p>-8,33333333333333</text:p>
          </table:table-cell>
          <table:table-cell table:number-columns-repeated="101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3" calcext:value-type="float">
            <text:p>63</text:p>
          </table:table-cell>
          <table:table-cell table:formula="of:=COM.MICROSOFT.STDEV.S([.B106:.B117])" office:value-type="float" office:value="5.83290041683615" calcext:value-type="float">
            <text:p>5,83290041683615</text:p>
          </table:table-cell>
          <table:table-cell table:formula="of:=AVERAGE([.B106:.B117])" office:value-type="float" office:value="69.75" calcext:value-type="float">
            <text:p>69,75</text:p>
          </table:table-cell>
          <table:table-cell table:formula="of:=[.D117]-[.C117]" office:value-type="float" office:value="63.9170995831639" calcext:value-type="float">
            <text:p>63,9170995831639</text:p>
          </table:table-cell>
          <table:table-cell table:formula="of:=[.D117]-[.D105]" office:value-type="float" office:value="-8.58333333333333" calcext:value-type="float">
            <text:p>-8,58333333333333</text:p>
          </table:table-cell>
          <table:table-cell table:number-columns-repeated="101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9" calcext:value-type="float">
            <text:p>69</text:p>
          </table:table-cell>
          <table:table-cell table:formula="of:=COM.MICROSOFT.STDEV.S([.B107:.B118])" office:value-type="float" office:value="5.83614650780856" calcext:value-type="float">
            <text:p>5,83614650780856</text:p>
          </table:table-cell>
          <table:table-cell table:formula="of:=AVERAGE([.B107:.B118])" office:value-type="float" office:value="69.6666666666667" calcext:value-type="float">
            <text:p>69,6666666666667</text:p>
          </table:table-cell>
          <table:table-cell table:formula="of:=[.D118]-[.C118]" office:value-type="float" office:value="63.8305201588581" calcext:value-type="float">
            <text:p>63,8305201588581</text:p>
          </table:table-cell>
          <table:table-cell table:formula="of:=[.D118]-[.D106]" office:value-type="float" office:value="-7.66666666666667" calcext:value-type="float">
            <text:p>-7,66666666666667</text:p>
          </table:table-cell>
          <table:table-cell table:number-columns-repeated="101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9" calcext:value-type="float">
            <text:p>69</text:p>
          </table:table-cell>
          <table:table-cell table:formula="of:=COM.MICROSOFT.STDEV.S([.B108:.B119])" office:value-type="float" office:value="5.83809329604567" calcext:value-type="float">
            <text:p>5,83809329604567</text:p>
          </table:table-cell>
          <table:table-cell table:formula="of:=AVERAGE([.B108:.B119])" office:value-type="float" office:value="69.5833333333333" calcext:value-type="float">
            <text:p>69,5833333333333</text:p>
          </table:table-cell>
          <table:table-cell table:formula="of:=[.D119]-[.C119]" office:value-type="float" office:value="63.7452400372877" calcext:value-type="float">
            <text:p>63,7452400372877</text:p>
          </table:table-cell>
          <table:table-cell table:formula="of:=[.D119]-[.D107]" office:value-type="float" office:value="-6.91666666666667" calcext:value-type="float">
            <text:p>-6,91666666666667</text:p>
          </table:table-cell>
          <table:table-cell table:number-columns-repeated="101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72" calcext:value-type="float">
            <text:p>72</text:p>
          </table:table-cell>
          <table:table-cell table:formula="of:=COM.MICROSOFT.STDEV.S([.B109:.B120])" office:value-type="float" office:value="5.85364429352788" calcext:value-type="float">
            <text:p>5,85364429352788</text:p>
          </table:table-cell>
          <table:table-cell table:formula="of:=AVERAGE([.B109:.B120])" office:value-type="float" office:value="69.9166666666667" calcext:value-type="float">
            <text:p>69,9166666666667</text:p>
          </table:table-cell>
          <table:table-cell table:formula="of:=[.D120]-[.C120]" office:value-type="float" office:value="64.0630223731388" calcext:value-type="float">
            <text:p>64,0630223731388</text:p>
          </table:table-cell>
          <table:table-cell table:formula="of:=[.D120]-[.D108]" office:value-type="float" office:value="-5.66666666666667" calcext:value-type="float">
            <text:p>-5,66666666666667</text:p>
          </table:table-cell>
          <table:table-cell table:number-columns-repeated="101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59" calcext:value-type="float">
            <text:p>59</text:p>
          </table:table-cell>
          <table:table-cell table:formula="of:=COM.MICROSOFT.STDEV.S([.B110:.B121])" office:value-type="float" office:value="6.47138222320301" calcext:value-type="float">
            <text:p>6,47138222320301</text:p>
          </table:table-cell>
          <table:table-cell table:formula="of:=AVERAGE([.B110:.B121])" office:value-type="float" office:value="68.6666666666667" calcext:value-type="float">
            <text:p>68,6666666666667</text:p>
          </table:table-cell>
          <table:table-cell table:formula="of:=[.D121]-[.C121]" office:value-type="float" office:value="62.1952844434636" calcext:value-type="float">
            <text:p>62,1952844434636</text:p>
          </table:table-cell>
          <table:table-cell table:formula="of:=[.D121]-[.D109]" office:value-type="float" office:value="-6.5" calcext:value-type="float">
            <text:p>-6,5</text:p>
          </table:table-cell>
          <table:table-cell table:number-columns-repeated="101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80" calcext:value-type="float">
            <text:p>80</text:p>
          </table:table-cell>
          <table:table-cell table:formula="of:=COM.MICROSOFT.STDEV.S([.B111:.B122])" office:value-type="float" office:value="6.62124679278073" calcext:value-type="float">
            <text:p>6,62124679278073</text:p>
          </table:table-cell>
          <table:table-cell table:formula="of:=AVERAGE([.B111:.B122])" office:value-type="float" office:value="68.75" calcext:value-type="float">
            <text:p>68,75</text:p>
          </table:table-cell>
          <table:table-cell table:formula="of:=[.D122]-[.C122]" office:value-type="float" office:value="62.1287532072193" calcext:value-type="float">
            <text:p>62,1287532072193</text:p>
          </table:table-cell>
          <table:table-cell table:formula="of:=[.D122]-[.D110]" office:value-type="float" office:value="-5.75" calcext:value-type="float">
            <text:p>-5,75</text:p>
          </table:table-cell>
          <table:table-cell table:number-columns-repeated="101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3" calcext:value-type="float">
            <text:p>73</text:p>
          </table:table-cell>
          <table:table-cell table:formula="of:=COM.MICROSOFT.STDEV.S([.B112:.B123])" office:value-type="float" office:value="6.3580061673643" calcext:value-type="float">
            <text:p>6,3580061673643</text:p>
          </table:table-cell>
          <table:table-cell table:formula="of:=AVERAGE([.B112:.B123])" office:value-type="float" office:value="69.6666666666667" calcext:value-type="float">
            <text:p>69,6666666666667</text:p>
          </table:table-cell>
          <table:table-cell table:formula="of:=[.D123]-[.C123]" office:value-type="float" office:value="63.3086604993024" calcext:value-type="float">
            <text:p>63,3086604993024</text:p>
          </table:table-cell>
          <table:table-cell table:formula="of:=[.D123]-[.D111]" office:value-type="float" office:value="-4.08333333333334" calcext:value-type="float">
            <text:p>-4,08333333333334</text:p>
          </table:table-cell>
          <table:table-cell table:number-columns-repeated="101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1" calcext:value-type="float">
            <text:p>71</text:p>
          </table:table-cell>
          <table:table-cell table:formula="of:=COM.MICROSOFT.STDEV.S([.B113:.B124])" office:value-type="float" office:value="6.00504838120444" calcext:value-type="float">
            <text:p>6,00504838120444</text:p>
          </table:table-cell>
          <table:table-cell table:formula="of:=AVERAGE([.B113:.B124])" office:value-type="float" office:value="70.3333333333333" calcext:value-type="float">
            <text:p>70,3333333333333</text:p>
          </table:table-cell>
          <table:table-cell table:formula="of:=[.D124]-[.C124]" office:value-type="float" office:value="64.3282849521289" calcext:value-type="float">
            <text:p>64,3282849521289</text:p>
          </table:table-cell>
          <table:table-cell table:formula="of:=[.D124]-[.D112]" office:value-type="float" office:value="-2.08333333333333" calcext:value-type="float">
            <text:p>-2,08333333333333</text:p>
          </table:table-cell>
          <table:table-cell table:number-columns-repeated="101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4" calcext:value-type="float">
            <text:p>74</text:p>
          </table:table-cell>
          <table:table-cell table:formula="of:=COM.MICROSOFT.STDEV.S([.B114:.B125])" office:value-type="float" office:value="6.08276253029822" calcext:value-type="float">
            <text:p>6,08276253029822</text:p>
          </table:table-cell>
          <table:table-cell table:formula="of:=AVERAGE([.B114:.B125])" office:value-type="float" office:value="70.5" calcext:value-type="float">
            <text:p>70,5</text:p>
          </table:table-cell>
          <table:table-cell table:formula="of:=[.D125]-[.C125]" office:value-type="float" office:value="64.4172374697018" calcext:value-type="float">
            <text:p>64,4172374697018</text:p>
          </table:table-cell>
          <table:table-cell table:formula="of:=[.D125]-[.D113]" office:value-type="float" office:value="-1.16666666666666" calcext:value-type="float">
            <text:p>-1,16666666666666</text:p>
          </table:table-cell>
          <table:table-cell table:number-columns-repeated="101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15:.B126])" office:value-type="float" office:value="5.39921430872263" calcext:value-type="float">
            <text:p>5,39921430872263</text:p>
          </table:table-cell>
          <table:table-cell table:formula="of:=AVERAGE([.B115:.B126])" office:value-type="float" office:value="69.3333333333333" calcext:value-type="float">
            <text:p>69,3333333333333</text:p>
          </table:table-cell>
          <table:table-cell table:formula="of:=[.D126]-[.C126]" office:value-type="float" office:value="63.9341190246107" calcext:value-type="float">
            <text:p>63,9341190246107</text:p>
          </table:table-cell>
          <table:table-cell table:formula="of:=[.D126]-[.D114]" office:value-type="float" office:value="-2.25" calcext:value-type="float">
            <text:p>-2,25</text:p>
          </table:table-cell>
          <table:table-cell table:number-columns-repeated="101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0" calcext:value-type="float">
            <text:p>60</text:p>
          </table:table-cell>
          <table:table-cell table:formula="of:=COM.MICROSOFT.STDEV.S([.B116:.B127])" office:value-type="float" office:value="6.03524998854583" calcext:value-type="float">
            <text:p>6,03524998854583</text:p>
          </table:table-cell>
          <table:table-cell table:formula="of:=AVERAGE([.B116:.B127])" office:value-type="float" office:value="68.6666666666667" calcext:value-type="float">
            <text:p>68,6666666666667</text:p>
          </table:table-cell>
          <table:table-cell table:formula="of:=[.D127]-[.C127]" office:value-type="float" office:value="62.6314166781208" calcext:value-type="float">
            <text:p>62,6314166781208</text:p>
          </table:table-cell>
          <table:table-cell table:formula="of:=[.D127]-[.D115]" office:value-type="float" office:value="-1.83333333333334" calcext:value-type="float">
            <text:p>-1,83333333333334</text:p>
          </table:table-cell>
          <table:table-cell table:number-columns-repeated="101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9" calcext:value-type="float">
            <text:p>59</text:p>
          </table:table-cell>
          <table:table-cell table:formula="of:=COM.MICROSOFT.STDEV.S([.B117:.B128])" office:value-type="float" office:value="6.65320610797167" calcext:value-type="float">
            <text:p>6,65320610797167</text:p>
          </table:table-cell>
          <table:table-cell table:formula="of:=AVERAGE([.B117:.B128])" office:value-type="float" office:value="67.9166666666667" calcext:value-type="float">
            <text:p>67,9166666666667</text:p>
          </table:table-cell>
          <table:table-cell table:formula="of:=[.D128]-[.C128]" office:value-type="float" office:value="61.263460558695" calcext:value-type="float">
            <text:p>61,263460558695</text:p>
          </table:table-cell>
          <table:table-cell table:formula="of:=[.D128]-[.D116]" office:value-type="float" office:value="-2.66666666666667" calcext:value-type="float">
            <text:p>-2,66666666666667</text:p>
          </table:table-cell>
          <table:table-cell table:number-columns-repeated="101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6" calcext:value-type="float">
            <text:p>76</text:p>
          </table:table-cell>
          <table:table-cell table:formula="of:=COM.MICROSOFT.STDEV.S([.B118:.B129])" office:value-type="float" office:value="6.83573498076635" calcext:value-type="float">
            <text:p>6,83573498076635</text:p>
          </table:table-cell>
          <table:table-cell table:formula="of:=AVERAGE([.B118:.B129])" office:value-type="float" office:value="69" calcext:value-type="float">
            <text:p>69</text:p>
          </table:table-cell>
          <table:table-cell table:formula="of:=[.D129]-[.C129]" office:value-type="float" office:value="62.1642650192337" calcext:value-type="float">
            <text:p>62,1642650192337</text:p>
          </table:table-cell>
          <table:table-cell table:formula="of:=[.D129]-[.D117]" office:value-type="float" office:value="-0.75" calcext:value-type="float">
            <text:p>-0,75</text:p>
          </table:table-cell>
          <table:table-cell table:number-columns-repeated="101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63" calcext:value-type="float">
            <text:p>63</text:p>
          </table:table-cell>
          <table:table-cell table:formula="of:=COM.MICROSOFT.STDEV.S([.B119:.B130])" office:value-type="float" office:value="7.05175671214434" calcext:value-type="float">
            <text:p>7,05175671214434</text:p>
          </table:table-cell>
          <table:table-cell table:formula="of:=AVERAGE([.B119:.B130])" office:value-type="float" office:value="68.5" calcext:value-type="float">
            <text:p>68,5</text:p>
          </table:table-cell>
          <table:table-cell table:formula="of:=[.D130]-[.C130]" office:value-type="float" office:value="61.4482432878557" calcext:value-type="float">
            <text:p>61,4482432878557</text:p>
          </table:table-cell>
          <table:table-cell table:formula="of:=[.D130]-[.D118]" office:value-type="float" office:value="-1.16666666666666" calcext:value-type="float">
            <text:p>-1,16666666666666</text:p>
          </table:table-cell>
          <table:table-cell table:number-columns-repeated="101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60" calcext:value-type="float">
            <text:p>60</text:p>
          </table:table-cell>
          <table:table-cell table:formula="of:=COM.MICROSOFT.STDEV.S([.B120:.B131])" office:value-type="float" office:value="7.46050205476085" calcext:value-type="float">
            <text:p>7,46050205476085</text:p>
          </table:table-cell>
          <table:table-cell table:formula="of:=AVERAGE([.B120:.B131])" office:value-type="float" office:value="67.75" calcext:value-type="float">
            <text:p>67,75</text:p>
          </table:table-cell>
          <table:table-cell table:formula="of:=[.D131]-[.C131]" office:value-type="float" office:value="60.2894979452392" calcext:value-type="float">
            <text:p>60,2894979452392</text:p>
          </table:table-cell>
          <table:table-cell table:formula="of:=[.D131]-[.D119]" office:value-type="float" office:value="-1.83333333333333" calcext:value-type="float">
            <text:p>-1,83333333333333</text:p>
          </table:table-cell>
          <table:table-cell table:number-columns-repeated="101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7" calcext:value-type="float">
            <text:p>57</text:p>
          </table:table-cell>
          <table:table-cell table:formula="of:=COM.MICROSOFT.STDEV.S([.B121:.B132])" office:value-type="float" office:value="7.92579218868258" calcext:value-type="float">
            <text:p>7,92579218868258</text:p>
          </table:table-cell>
          <table:table-cell table:formula="of:=AVERAGE([.B121:.B132])" office:value-type="float" office:value="66.5" calcext:value-type="float">
            <text:p>66,5</text:p>
          </table:table-cell>
          <table:table-cell table:formula="of:=[.D132]-[.C132]" office:value-type="float" office:value="58.5742078113174" calcext:value-type="float">
            <text:p>58,5742078113174</text:p>
          </table:table-cell>
          <table:table-cell table:formula="of:=[.D132]-[.D120]" office:value-type="float" office:value="-3.41666666666666" calcext:value-type="float">
            <text:p>-3,41666666666666</text:p>
          </table:table-cell>
          <table:table-cell table:number-columns-repeated="101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5" calcext:value-type="float">
            <text:p>65</text:p>
          </table:table-cell>
          <table:table-cell table:formula="of:=COM.MICROSOFT.STDEV.S([.B122:.B133])" office:value-type="float" office:value="7.5918616713138" calcext:value-type="float">
            <text:p>7,5918616713138</text:p>
          </table:table-cell>
          <table:table-cell table:formula="of:=AVERAGE([.B122:.B133])" office:value-type="float" office:value="67" calcext:value-type="float">
            <text:p>67</text:p>
          </table:table-cell>
          <table:table-cell table:formula="of:=[.D133]-[.C133]" office:value-type="float" office:value="59.4081383286862" calcext:value-type="float">
            <text:p>59,4081383286862</text:p>
          </table:table-cell>
          <table:table-cell table:formula="of:=[.D133]-[.D121]" office:value-type="float" office:value="-1.66666666666666" calcext:value-type="float">
            <text:p>-1,66666666666666</text:p>
          </table:table-cell>
          <table:table-cell table:number-columns-repeated="101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2" calcext:value-type="float">
            <text:p>72</text:p>
          </table:table-cell>
          <table:table-cell table:formula="of:=COM.MICROSOFT.STDEV.S([.B123:.B134])" office:value-type="float" office:value="6.63781636237446" calcext:value-type="float">
            <text:p>6,63781636237446</text:p>
          </table:table-cell>
          <table:table-cell table:formula="of:=AVERAGE([.B123:.B134])" office:value-type="float" office:value="66.3333333333333" calcext:value-type="float">
            <text:p>66,3333333333333</text:p>
          </table:table-cell>
          <table:table-cell table:formula="of:=[.D134]-[.C134]" office:value-type="float" office:value="59.6955169709589" calcext:value-type="float">
            <text:p>59,6955169709589</text:p>
          </table:table-cell>
          <table:table-cell table:formula="of:=[.D134]-[.D122]" office:value-type="float" office:value="-2.41666666666667" calcext:value-type="float">
            <text:p>-2,41666666666667</text:p>
          </table:table-cell>
          <table:table-cell table:number-columns-repeated="101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6" calcext:value-type="float">
            <text:p>66</text:p>
          </table:table-cell>
          <table:table-cell table:formula="of:=COM.MICROSOFT.STDEV.S([.B124:.B135])" office:value-type="float" office:value="6.29754641976468" calcext:value-type="float">
            <text:p>6,29754641976468</text:p>
          </table:table-cell>
          <table:table-cell table:formula="of:=AVERAGE([.B124:.B135])" office:value-type="float" office:value="65.75" calcext:value-type="float">
            <text:p>65,75</text:p>
          </table:table-cell>
          <table:table-cell table:formula="of:=[.D135]-[.C135]" office:value-type="float" office:value="59.4524535802353" calcext:value-type="float">
            <text:p>59,4524535802353</text:p>
          </table:table-cell>
          <table:table-cell table:formula="of:=[.D135]-[.D123]" office:value-type="float" office:value="-3.91666666666666" calcext:value-type="float">
            <text:p>-3,91666666666666</text:p>
          </table:table-cell>
          <table:table-cell table:number-columns-repeated="101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8" calcext:value-type="float">
            <text:p>78</text:p>
          </table:table-cell>
          <table:table-cell table:formula="of:=COM.MICROSOFT.STDEV.S([.B125:.B136])" office:value-type="float" office:value="7.10100291678876" calcext:value-type="float">
            <text:p>7,10100291678876</text:p>
          </table:table-cell>
          <table:table-cell table:formula="of:=AVERAGE([.B125:.B136])" office:value-type="float" office:value="66.3333333333333" calcext:value-type="float">
            <text:p>66,3333333333333</text:p>
          </table:table-cell>
          <table:table-cell table:formula="of:=[.D136]-[.C136]" office:value-type="float" office:value="59.2323304165446" calcext:value-type="float">
            <text:p>59,2323304165446</text:p>
          </table:table-cell>
          <table:table-cell table:formula="of:=[.D136]-[.D124]" office:value-type="float" office:value="-4" calcext:value-type="float">
            <text:p>-4</text:p>
          </table:table-cell>
          <table:table-cell table:number-columns-repeated="101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1" calcext:value-type="float">
            <text:p>71</text:p>
          </table:table-cell>
          <table:table-cell table:formula="of:=COM.MICROSOFT.STDEV.S([.B126:.B137])" office:value-type="float" office:value="6.85510205922744" calcext:value-type="float">
            <text:p>6,85510205922744</text:p>
          </table:table-cell>
          <table:table-cell table:formula="of:=AVERAGE([.B126:.B137])" office:value-type="float" office:value="66.0833333333333" calcext:value-type="float">
            <text:p>66,0833333333333</text:p>
          </table:table-cell>
          <table:table-cell table:formula="of:=[.D137]-[.C137]" office:value-type="float" office:value="59.2282312741059" calcext:value-type="float">
            <text:p>59,2282312741059</text:p>
          </table:table-cell>
          <table:table-cell table:formula="of:=[.D137]-[.D125]" office:value-type="float" office:value="-4.41666666666667" calcext:value-type="float">
            <text:p>-4,41666666666667</text:p>
          </table:table-cell>
          <table:table-cell table:number-columns-repeated="101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9" calcext:value-type="float">
            <text:p>69</text:p>
          </table:table-cell>
          <table:table-cell table:formula="of:=COM.MICROSOFT.STDEV.S([.B127:.B138])" office:value-type="float" office:value="6.90629927652789" calcext:value-type="float">
            <text:p>6,90629927652789</text:p>
          </table:table-cell>
          <table:table-cell table:formula="of:=AVERAGE([.B127:.B138])" office:value-type="float" office:value="66.3333333333333" calcext:value-type="float">
            <text:p>66,3333333333333</text:p>
          </table:table-cell>
          <table:table-cell table:formula="of:=[.D138]-[.C138]" office:value-type="float" office:value="59.4270340568054" calcext:value-type="float">
            <text:p>59,4270340568054</text:p>
          </table:table-cell>
          <table:table-cell table:formula="of:=[.D138]-[.D126]" office:value-type="float" office:value="-3" calcext:value-type="float">
            <text:p>-3</text:p>
          </table:table-cell>
          <table:table-cell table:number-columns-repeated="101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73" calcext:value-type="float">
            <text:p>73</text:p>
          </table:table-cell>
          <table:table-cell table:formula="of:=COM.MICROSOFT.STDEV.S([.B128:.B139])" office:value-type="float" office:value="6.84182768422343" calcext:value-type="float">
            <text:p>6,84182768422343</text:p>
          </table:table-cell>
          <table:table-cell table:formula="of:=AVERAGE([.B128:.B139])" office:value-type="float" office:value="67.4166666666667" calcext:value-type="float">
            <text:p>67,4166666666667</text:p>
          </table:table-cell>
          <table:table-cell table:formula="of:=[.D139]-[.C139]" office:value-type="float" office:value="60.5748389824432" calcext:value-type="float">
            <text:p>60,5748389824432</text:p>
          </table:table-cell>
          <table:table-cell table:formula="of:=[.D139]-[.D127]" office:value-type="float" office:value="-1.25" calcext:value-type="float">
            <text:p>-1,25</text:p>
          </table:table-cell>
          <table:table-cell table:number-columns-repeated="101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3" calcext:value-type="float">
            <text:p>63</text:p>
          </table:table-cell>
          <table:table-cell table:formula="of:=COM.MICROSOFT.STDEV.S([.B129:.B140])" office:value-type="float" office:value="6.48249390842192" calcext:value-type="float">
            <text:p>6,48249390842192</text:p>
          </table:table-cell>
          <table:table-cell table:formula="of:=AVERAGE([.B129:.B140])" office:value-type="float" office:value="67.75" calcext:value-type="float">
            <text:p>67,75</text:p>
          </table:table-cell>
          <table:table-cell table:formula="of:=[.D140]-[.C140]" office:value-type="float" office:value="61.2675060915781" calcext:value-type="float">
            <text:p>61,2675060915781</text:p>
          </table:table-cell>
          <table:table-cell table:formula="of:=[.D140]-[.D128]" office:value-type="float" office:value="-0.166666666666657" calcext:value-type="float">
            <text:p>-0,166666666666657</text:p>
          </table:table-cell>
          <table:table-cell table:number-columns-repeated="101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9" calcext:value-type="float">
            <text:p>69</text:p>
          </table:table-cell>
          <table:table-cell table:formula="of:=COM.MICROSOFT.STDEV.S([.B130:.B141])" office:value-type="float" office:value="5.96708141439855" calcext:value-type="float">
            <text:p>5,96708141439855</text:p>
          </table:table-cell>
          <table:table-cell table:formula="of:=AVERAGE([.B130:.B141])" office:value-type="float" office:value="67.1666666666667" calcext:value-type="float">
            <text:p>67,1666666666667</text:p>
          </table:table-cell>
          <table:table-cell table:formula="of:=[.D141]-[.C141]" office:value-type="float" office:value="61.1995852522681" calcext:value-type="float">
            <text:p>61,1995852522681</text:p>
          </table:table-cell>
          <table:table-cell table:formula="of:=[.D141]-[.D129]" office:value-type="float" office:value="-1.83333333333334" calcext:value-type="float">
            <text:p>-1,83333333333334</text:p>
          </table:table-cell>
          <table:table-cell table:number-columns-repeated="101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2" calcext:value-type="float">
            <text:p>72</text:p>
          </table:table-cell>
          <table:table-cell table:formula="of:=COM.MICROSOFT.STDEV.S([.B131:.B142])" office:value-type="float" office:value="5.96136551369556" calcext:value-type="float">
            <text:p>5,96136551369556</text:p>
          </table:table-cell>
          <table:table-cell table:formula="of:=AVERAGE([.B131:.B142])" office:value-type="float" office:value="67.9166666666667" calcext:value-type="float">
            <text:p>67,9166666666667</text:p>
          </table:table-cell>
          <table:table-cell table:formula="of:=[.D142]-[.C142]" office:value-type="float" office:value="61.9553011529711" calcext:value-type="float">
            <text:p>61,9553011529711</text:p>
          </table:table-cell>
          <table:table-cell table:formula="of:=[.D142]-[.D130]" office:value-type="float" office:value="-0.583333333333343" calcext:value-type="float">
            <text:p>-0,583333333333343</text:p>
          </table:table-cell>
          <table:table-cell table:number-columns-repeated="101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8" calcext:value-type="float">
            <text:p>78</text:p>
          </table:table-cell>
          <table:table-cell table:formula="of:=COM.MICROSOFT.STDEV.S([.B132:.B143])" office:value-type="float" office:value="6.0521721620248" calcext:value-type="float">
            <text:p>6,0521721620248</text:p>
          </table:table-cell>
          <table:table-cell table:formula="of:=AVERAGE([.B132:.B143])" office:value-type="float" office:value="69.4166666666667" calcext:value-type="float">
            <text:p>69,4166666666667</text:p>
          </table:table-cell>
          <table:table-cell table:formula="of:=[.D143]-[.C143]" office:value-type="float" office:value="63.3644945046419" calcext:value-type="float">
            <text:p>63,3644945046419</text:p>
          </table:table-cell>
          <table:table-cell table:formula="of:=[.D143]-[.D131]" office:value-type="float" office:value="1.66666666666666" calcext:value-type="float">
            <text:p>1,66666666666666</text:p>
          </table:table-cell>
          <table:table-cell table:number-columns-repeated="101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5" calcext:value-type="float">
            <text:p>75</text:p>
          </table:table-cell>
          <table:table-cell table:formula="of:=COM.MICROSOFT.STDEV.S([.B133:.B144])" office:value-type="float" office:value="4.79504163093755" calcext:value-type="float">
            <text:p>4,79504163093755</text:p>
          </table:table-cell>
          <table:table-cell table:formula="of:=AVERAGE([.B133:.B144])" office:value-type="float" office:value="70.9166666666667" calcext:value-type="float">
            <text:p>70,9166666666667</text:p>
          </table:table-cell>
          <table:table-cell table:formula="of:=[.D144]-[.C144]" office:value-type="float" office:value="66.1216250357291" calcext:value-type="float">
            <text:p>66,1216250357291</text:p>
          </table:table-cell>
          <table:table-cell table:formula="of:=[.D144]-[.D132]" office:value-type="float" office:value="4.41666666666666" calcext:value-type="float">
            <text:p>4,41666666666666</text:p>
          </table:table-cell>
          <table:table-cell table:number-columns-repeated="101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9" calcext:value-type="float">
            <text:p>79</text:p>
          </table:table-cell>
          <table:table-cell table:formula="of:=COM.MICROSOFT.STDEV.S([.B134:.B145])" office:value-type="float" office:value="4.92596706395318" calcext:value-type="float">
            <text:p>4,92596706395318</text:p>
          </table:table-cell>
          <table:table-cell table:formula="of:=AVERAGE([.B134:.B145])" office:value-type="float" office:value="72.0833333333333" calcext:value-type="float">
            <text:p>72,0833333333333</text:p>
          </table:table-cell>
          <table:table-cell table:formula="of:=[.D145]-[.C145]" office:value-type="float" office:value="67.1573662693802" calcext:value-type="float">
            <text:p>67,1573662693802</text:p>
          </table:table-cell>
          <table:table-cell table:formula="of:=[.D145]-[.D133]" office:value-type="float" office:value="5.08333333333333" calcext:value-type="float">
            <text:p>5,08333333333333</text:p>
          </table:table-cell>
          <table:table-cell table:number-columns-repeated="101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85" calcext:value-type="float">
            <text:p>85</text:p>
          </table:table-cell>
          <table:table-cell table:formula="of:=COM.MICROSOFT.STDEV.S([.B135:.B146])" office:value-type="float" office:value="6.17669127863091" calcext:value-type="float">
            <text:p>6,17669127863091</text:p>
          </table:table-cell>
          <table:table-cell table:formula="of:=AVERAGE([.B135:.B146])" office:value-type="float" office:value="73.1666666666667" calcext:value-type="float">
            <text:p>73,1666666666667</text:p>
          </table:table-cell>
          <table:table-cell table:formula="of:=[.D146]-[.C146]" office:value-type="float" office:value="66.9899753880357" calcext:value-type="float">
            <text:p>66,9899753880357</text:p>
          </table:table-cell>
          <table:table-cell table:formula="of:=[.D146]-[.D134]" office:value-type="float" office:value="6.83333333333333" calcext:value-type="float">
            <text:p>6,83333333333333</text:p>
          </table:table-cell>
          <table:table-cell table:number-columns-repeated="101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4" calcext:value-type="float">
            <text:p>74</text:p>
          </table:table-cell>
          <table:table-cell table:formula="of:=COM.MICROSOFT.STDEV.S([.B136:.B147])" office:value-type="float" office:value="5.74983530725934" calcext:value-type="float">
            <text:p>5,74983530725934</text:p>
          </table:table-cell>
          <table:table-cell table:formula="of:=AVERAGE([.B136:.B147])" office:value-type="float" office:value="73.8333333333333" calcext:value-type="float">
            <text:p>73,8333333333333</text:p>
          </table:table-cell>
          <table:table-cell table:formula="of:=[.D147]-[.C147]" office:value-type="float" office:value="68.083498026074" calcext:value-type="float">
            <text:p>68,083498026074</text:p>
          </table:table-cell>
          <table:table-cell table:formula="of:=[.D147]-[.D135]" office:value-type="float" office:value="8.08333333333333" calcext:value-type="float">
            <text:p>8,08333333333333</text:p>
          </table:table-cell>
          <table:table-cell table:number-columns-repeated="101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8" calcext:value-type="float">
            <text:p>78</text:p>
          </table:table-cell>
          <table:table-cell table:formula="of:=COM.MICROSOFT.STDEV.S([.B137:.B148])" office:value-type="float" office:value="5.74983530725934" calcext:value-type="float">
            <text:p>5,74983530725934</text:p>
          </table:table-cell>
          <table:table-cell table:formula="of:=AVERAGE([.B137:.B148])" office:value-type="float" office:value="73.8333333333333" calcext:value-type="float">
            <text:p>73,8333333333333</text:p>
          </table:table-cell>
          <table:table-cell table:formula="of:=[.D148]-[.C148]" office:value-type="float" office:value="68.083498026074" calcext:value-type="float">
            <text:p>68,083498026074</text:p>
          </table:table-cell>
          <table:table-cell table:formula="of:=[.D148]-[.D136]" office:value-type="float" office:value="7.5" calcext:value-type="float">
            <text:p>7,5</text:p>
          </table:table-cell>
          <table:table-cell table:number-columns-repeated="101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77" calcext:value-type="float">
            <text:p>77</text:p>
          </table:table-cell>
          <table:table-cell table:formula="of:=COM.MICROSOFT.STDEV.S([.B138:.B149])" office:value-type="float" office:value="5.74192450052219" calcext:value-type="float">
            <text:p>5,74192450052219</text:p>
          </table:table-cell>
          <table:table-cell table:formula="of:=AVERAGE([.B138:.B149])" office:value-type="float" office:value="74.3333333333333" calcext:value-type="float">
            <text:p>74,3333333333333</text:p>
          </table:table-cell>
          <table:table-cell table:formula="of:=[.D149]-[.C149]" office:value-type="float" office:value="68.5914088328111" calcext:value-type="float">
            <text:p>68,5914088328111</text:p>
          </table:table-cell>
          <table:table-cell table:formula="of:=[.D149]-[.D137]" office:value-type="float" office:value="8.25" calcext:value-type="float">
            <text:p>8,25</text:p>
          </table:table-cell>
          <table:table-cell table:number-columns-repeated="101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77" calcext:value-type="float">
            <text:p>77</text:p>
          </table:table-cell>
          <table:table-cell table:formula="of:=COM.MICROSOFT.STDEV.S([.B139:.B150])" office:value-type="float" office:value="5.52679423766206" calcext:value-type="float">
            <text:p>5,52679423766206</text:p>
          </table:table-cell>
          <table:table-cell table:formula="of:=AVERAGE([.B139:.B150])" office:value-type="float" office:value="75" calcext:value-type="float">
            <text:p>75</text:p>
          </table:table-cell>
          <table:table-cell table:formula="of:=[.D150]-[.C150]" office:value-type="float" office:value="69.4732057623379" calcext:value-type="float">
            <text:p>69,4732057623379</text:p>
          </table:table-cell>
          <table:table-cell table:formula="of:=[.D150]-[.D138]" office:value-type="float" office:value="8.66666666666667" calcext:value-type="float">
            <text:p>8,66666666666667</text:p>
          </table:table-cell>
          <table:table-cell table:number-columns-repeated="101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7" calcext:value-type="float">
            <text:p>67</text:p>
          </table:table-cell>
          <table:table-cell table:formula="of:=COM.MICROSOFT.STDEV.S([.B140:.B151])" office:value-type="float" office:value="5.97722951937373" calcext:value-type="float">
            <text:p>5,97722951937373</text:p>
          </table:table-cell>
          <table:table-cell table:formula="of:=AVERAGE([.B140:.B151])" office:value-type="float" office:value="74.5" calcext:value-type="float">
            <text:p>74,5</text:p>
          </table:table-cell>
          <table:table-cell table:formula="of:=[.D151]-[.C151]" office:value-type="float" office:value="68.5227704806263" calcext:value-type="float">
            <text:p>68,5227704806263</text:p>
          </table:table-cell>
          <table:table-cell table:formula="of:=[.D151]-[.D139]" office:value-type="float" office:value="7.08333333333334" calcext:value-type="float">
            <text:p>7,08333333333334</text:p>
          </table:table-cell>
          <table:table-cell table:number-columns-repeated="101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73" calcext:value-type="float">
            <text:p>73</text:p>
          </table:table-cell>
          <table:table-cell table:formula="of:=COM.MICROSOFT.STDEV.S([.B141:.B152])" office:value-type="float" office:value="4.81160213977789" calcext:value-type="float">
            <text:p>4,81160213977789</text:p>
          </table:table-cell>
          <table:table-cell table:formula="of:=AVERAGE([.B141:.B152])" office:value-type="float" office:value="75.3333333333333" calcext:value-type="float">
            <text:p>75,3333333333333</text:p>
          </table:table-cell>
          <table:table-cell table:formula="of:=[.D152]-[.C152]" office:value-type="float" office:value="70.5217311935554" calcext:value-type="float">
            <text:p>70,5217311935554</text:p>
          </table:table-cell>
          <table:table-cell table:formula="of:=[.D152]-[.D140]" office:value-type="float" office:value="7.58333333333333" calcext:value-type="float">
            <text:p>7,58333333333333</text:p>
          </table:table-cell>
          <table:table-cell table:number-columns-repeated="101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8" calcext:value-type="float">
            <text:p>78</text:p>
          </table:table-cell>
          <table:table-cell table:formula="of:=COM.MICROSOFT.STDEV.S([.B142:.B153])" office:value-type="float" office:value="4.42016728053122" calcext:value-type="float">
            <text:p>4,42016728053122</text:p>
          </table:table-cell>
          <table:table-cell table:formula="of:=AVERAGE([.B142:.B153])" office:value-type="float" office:value="76.0833333333333" calcext:value-type="float">
            <text:p>76,0833333333333</text:p>
          </table:table-cell>
          <table:table-cell table:formula="of:=[.D153]-[.C153]" office:value-type="float" office:value="71.6631660528021" calcext:value-type="float">
            <text:p>71,6631660528021</text:p>
          </table:table-cell>
          <table:table-cell table:formula="of:=[.D153]-[.D141]" office:value-type="float" office:value="8.91666666666667" calcext:value-type="float">
            <text:p>8,91666666666667</text:p>
          </table:table-cell>
          <table:table-cell table:number-columns-repeated="101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75" calcext:value-type="float">
            <text:p>75</text:p>
          </table:table-cell>
          <table:table-cell table:formula="of:=COM.MICROSOFT.STDEV.S([.B143:.B154])" office:value-type="float" office:value="4.24977717775957" calcext:value-type="float">
            <text:p>4,24977717775957</text:p>
          </table:table-cell>
          <table:table-cell table:formula="of:=AVERAGE([.B143:.B154])" office:value-type="float" office:value="76.3333333333333" calcext:value-type="float">
            <text:p>76,3333333333333</text:p>
          </table:table-cell>
          <table:table-cell table:formula="of:=[.D154]-[.C154]" office:value-type="float" office:value="72.0835561555738" calcext:value-type="float">
            <text:p>72,0835561555738</text:p>
          </table:table-cell>
          <table:table-cell table:formula="of:=[.D154]-[.D142]" office:value-type="float" office:value="8.41666666666667" calcext:value-type="float">
            <text:p>8,41666666666667</text:p>
          </table:table-cell>
          <table:table-cell table:number-columns-repeated="101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81" calcext:value-type="float">
            <text:p>81</text:p>
          </table:table-cell>
          <table:table-cell table:formula="of:=COM.MICROSOFT.STDEV.S([.B144:.B155])" office:value-type="float" office:value="4.44068654260768" calcext:value-type="float">
            <text:p>4,44068654260768</text:p>
          </table:table-cell>
          <table:table-cell table:formula="of:=AVERAGE([.B144:.B155])" office:value-type="float" office:value="76.5833333333333" calcext:value-type="float">
            <text:p>76,5833333333333</text:p>
          </table:table-cell>
          <table:table-cell table:formula="of:=[.D155]-[.C155]" office:value-type="float" office:value="72.1426467907257" calcext:value-type="float">
            <text:p>72,1426467907257</text:p>
          </table:table-cell>
          <table:table-cell table:formula="of:=[.D155]-[.D143]" office:value-type="float" office:value="7.16666666666667" calcext:value-type="float">
            <text:p>7,16666666666667</text:p>
          </table:table-cell>
          <table:table-cell table:number-columns-repeated="101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65" calcext:value-type="float">
            <text:p>65</text:p>
          </table:table-cell>
          <table:table-cell table:formula="of:=COM.MICROSOFT.STDEV.S([.B145:.B156])" office:value-type="float" office:value="5.56163808439727" calcext:value-type="float">
            <text:p>5,56163808439727</text:p>
          </table:table-cell>
          <table:table-cell table:formula="of:=AVERAGE([.B145:.B156])" office:value-type="float" office:value="75.75" calcext:value-type="float">
            <text:p>75,75</text:p>
          </table:table-cell>
          <table:table-cell table:formula="of:=[.D156]-[.C156]" office:value-type="float" office:value="70.1883619156027" calcext:value-type="float">
            <text:p>70,1883619156027</text:p>
          </table:table-cell>
          <table:table-cell table:formula="of:=[.D156]-[.D144]" office:value-type="float" office:value="4.83333333333334" calcext:value-type="float">
            <text:p>4,83333333333334</text:p>
          </table:table-cell>
          <table:table-cell table:number-columns-repeated="101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67" calcext:value-type="float">
            <text:p>67</text:p>
          </table:table-cell>
          <table:table-cell table:formula="of:=COM.MICROSOFT.STDEV.S([.B146:.B157])" office:value-type="float" office:value="5.98672774484602" calcext:value-type="float">
            <text:p>5,98672774484602</text:p>
          </table:table-cell>
          <table:table-cell table:formula="of:=AVERAGE([.B146:.B157])" office:value-type="float" office:value="74.75" calcext:value-type="float">
            <text:p>74,75</text:p>
          </table:table-cell>
          <table:table-cell table:formula="of:=[.D157]-[.C157]" office:value-type="float" office:value="68.763272255154" calcext:value-type="float">
            <text:p>68,763272255154</text:p>
          </table:table-cell>
          <table:table-cell table:formula="of:=[.D157]-[.D145]" office:value-type="float" office:value="2.66666666666667" calcext:value-type="float">
            <text:p>2,66666666666667</text:p>
          </table:table-cell>
          <table:table-cell table:number-columns-repeated="1010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78" calcext:value-type="float">
            <text:p>78</text:p>
          </table:table-cell>
          <table:table-cell table:formula="of:=COM.MICROSOFT.STDEV.S([.B147:.B158])" office:value-type="float" office:value="5.18447566093119" calcext:value-type="float">
            <text:p>5,18447566093119</text:p>
          </table:table-cell>
          <table:table-cell table:formula="of:=AVERAGE([.B147:.B158])" office:value-type="float" office:value="74.1666666666667" calcext:value-type="float">
            <text:p>74,1666666666667</text:p>
          </table:table-cell>
          <table:table-cell table:formula="of:=[.D158]-[.C158]" office:value-type="float" office:value="68.9821910057355" calcext:value-type="float">
            <text:p>68,9821910057355</text:p>
          </table:table-cell>
          <table:table-cell table:formula="of:=[.D158]-[.D146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68" calcext:value-type="float">
            <text:p>68</text:p>
          </table:table-cell>
          <table:table-cell table:formula="of:=COM.MICROSOFT.STDEV.S([.B148:.B159])" office:value-type="float" office:value="5.48275533473874" calcext:value-type="float">
            <text:p>5,48275533473874</text:p>
          </table:table-cell>
          <table:table-cell table:formula="of:=AVERAGE([.B148:.B159])" office:value-type="float" office:value="73.6666666666667" calcext:value-type="float">
            <text:p>73,6666666666667</text:p>
          </table:table-cell>
          <table:table-cell table:formula="of:=[.D159]-[.C159]" office:value-type="float" office:value="68.1839113319279" calcext:value-type="float">
            <text:p>68,1839113319279</text:p>
          </table:table-cell>
          <table:table-cell table:formula="of:=[.D159]-[.D147]" office:value-type="float" office:value="-0.166666666666671" calcext:value-type="float">
            <text:p>-0,166666666666671</text:p>
          </table:table-cell>
          <table:table-cell table:number-columns-repeated="1010"/>
        </table:table-row>
      </table:table>
      <table:table table:name="Num article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articles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.9" calcext:value-type="float">
            <text:p>1,9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.8" calcext:value-type="float">
            <text:p>2,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.4" calcext:value-type="float">
            <text:p>3,4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4.2" calcext:value-type="float">
            <text:p>4,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5.2" calcext:value-type="float">
            <text:p>5,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6.2" calcext:value-type="float">
            <text:p>6,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7.6" calcext:value-type="float">
            <text:p>7,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8.2" calcext:value-type="float">
            <text:p>8,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9.1" calcext:value-type="float">
            <text:p>9,1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1000" calcext:value-type="float">
            <text:p>11000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2:.B13])" office:value-type="float" office:value="5938.58122871111" calcext:value-type="float">
            <text:p>5938,58122871111</text:p>
          </table:table-cell>
          <table:table-cell table:formula="of:=AVERAGE([.B2:.B13])" office:value-type="float" office:value="3254.05" calcext:value-type="float">
            <text:p>3254,05</text:p>
          </table:table-cell>
          <table:table-cell table:formula="of:=[.D13]-[.C13]" office:value-type="float" office:value="-2684.53122871111" calcext:value-type="float">
            <text:p>-2684,53122871111</text:p>
          </table:table-cell>
          <table:table-cell table:number-columns-repeated="1011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3:.B14])" office:value-type="float" office:value="7020.94870945753" calcext:value-type="float">
            <text:p>7020,94870945753</text:p>
          </table:table-cell>
          <table:table-cell table:formula="of:=AVERAGE([.B3:.B14])" office:value-type="float" office:value="4670.55833333333" calcext:value-type="float">
            <text:p>4670,55833333333</text:p>
          </table:table-cell>
          <table:table-cell table:formula="of:=[.D14]-[.C14]" office:value-type="float" office:value="-2350.39037612419" calcext:value-type="float">
            <text:p>-2350,39037612419</text:p>
          </table:table-cell>
          <table:table-cell table:number-columns-repeated="1011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4:.B15])" office:value-type="float" office:value="7952.70904037318" calcext:value-type="float">
            <text:p>7952,70904037318</text:p>
          </table:table-cell>
          <table:table-cell table:formula="of:=AVERAGE([.B4:.B15])" office:value-type="float" office:value="6253.65833333333" calcext:value-type="float">
            <text:p>6253,65833333333</text:p>
          </table:table-cell>
          <table:table-cell table:formula="of:=[.D15]-[.C15]" office:value-type="float" office:value="-1699.05070703985" calcext:value-type="float">
            <text:p>-1699,05070703985</text:p>
          </table:table-cell>
          <table:table-cell table:number-columns-repeated="1011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5:.B16])" office:value-type="float" office:value="8724.84516269226" calcext:value-type="float">
            <text:p>8724,84516269226</text:p>
          </table:table-cell>
          <table:table-cell table:formula="of:=AVERAGE([.B5:.B16])" office:value-type="float" office:value="8003.375" calcext:value-type="float">
            <text:p>8003,375</text:p>
          </table:table-cell>
          <table:table-cell table:formula="of:=[.D16]-[.C16]" office:value-type="float" office:value="-721.470162692262" calcext:value-type="float">
            <text:p>-721,470162692262</text:p>
          </table:table-cell>
          <table:table-cell table:number-columns-repeated="1011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6:.B17])" office:value-type="float" office:value="9444.93208735631" calcext:value-type="float">
            <text:p>9444,93208735631</text:p>
          </table:table-cell>
          <table:table-cell table:formula="of:=AVERAGE([.B6:.B17])" office:value-type="float" office:value="10003.025" calcext:value-type="float">
            <text:p>10003,025</text:p>
          </table:table-cell>
          <table:table-cell table:formula="of:=[.D17]-[.C17]" office:value-type="float" office:value="558.092912643695" calcext:value-type="float">
            <text:p>558,092912643695</text:p>
          </table:table-cell>
          <table:table-cell table:number-columns-repeated="1011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7:.B18])" office:value-type="float" office:value="10043.035649594" calcext:value-type="float">
            <text:p>10043,035649594</text:p>
          </table:table-cell>
          <table:table-cell table:formula="of:=AVERAGE([.B7:.B18])" office:value-type="float" office:value="12252.5916666667" calcext:value-type="float">
            <text:p>12252,5916666667</text:p>
          </table:table-cell>
          <table:table-cell table:formula="of:=[.D18]-[.C18]" office:value-type="float" office:value="2209.55601707271" calcext:value-type="float">
            <text:p>2209,55601707271</text:p>
          </table:table-cell>
          <table:table-cell table:number-columns-repeated="1011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8:.B19])" office:value-type="float" office:value="10312.9945514877" calcext:value-type="float">
            <text:p>10312,9945514877</text:p>
          </table:table-cell>
          <table:table-cell table:formula="of:=AVERAGE([.B8:.B19])" office:value-type="float" office:value="14668.7416666667" calcext:value-type="float">
            <text:p>14668,7416666667</text:p>
          </table:table-cell>
          <table:table-cell table:formula="of:=[.D19]-[.C19]" office:value-type="float" office:value="4355.74711517896" calcext:value-type="float">
            <text:p>4355,74711517896</text:p>
          </table:table-cell>
          <table:table-cell table:number-columns-repeated="101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9:.B20])" office:value-type="float" office:value="10313.5703122479" calcext:value-type="float">
            <text:p>10313,5703122479</text:p>
          </table:table-cell>
          <table:table-cell table:formula="of:=AVERAGE([.B9:.B20])" office:value-type="float" office:value="17334.775" calcext:value-type="float">
            <text:p>17334,775</text:p>
          </table:table-cell>
          <table:table-cell table:formula="of:=[.D20]-[.C20]" office:value-type="float" office:value="7021.20468775207" calcext:value-type="float">
            <text:p>7021,20468775207</text:p>
          </table:table-cell>
          <table:table-cell table:number-columns-repeated="101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4000" calcext:value-type="float">
            <text:p>34000</text:p>
          </table:table-cell>
          <table:table-cell table:formula="of:=COM.MICROSOFT.STDEV.S([.B10:.B21])" office:value-type="float" office:value="9776.12913377413" calcext:value-type="float">
            <text:p>9776,12913377413</text:p>
          </table:table-cell>
          <table:table-cell table:formula="of:=AVERAGE([.B10:.B21])" office:value-type="float" office:value="20167.425" calcext:value-type="float">
            <text:p>20167,425</text:p>
          </table:table-cell>
          <table:table-cell table:formula="of:=[.D21]-[.C21]" office:value-type="float" office:value="10391.2958662259" calcext:value-type="float">
            <text:p>10391,2958662259</text:p>
          </table:table-cell>
          <table:table-cell table:number-columns-repeated="101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11:.B22])" office:value-type="float" office:value="8603.6461615252" calcext:value-type="float">
            <text:p>8603,6461615252</text:p>
          </table:table-cell>
          <table:table-cell table:formula="of:=AVERAGE([.B11:.B22])" office:value-type="float" office:value="23250" calcext:value-type="float">
            <text:p>23250</text:p>
          </table:table-cell>
          <table:table-cell table:formula="of:=[.D22]-[.C22]" office:value-type="float" office:value="14646.3538384748" calcext:value-type="float">
            <text:p>14646,3538384748</text:p>
          </table:table-cell>
          <table:table-cell table:number-columns-repeated="101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2:.B23])" office:value-type="float" office:value="9066.67223707494" calcext:value-type="float">
            <text:p>9066,67223707494</text:p>
          </table:table-cell>
          <table:table-cell table:formula="of:=AVERAGE([.B12:.B23])" office:value-type="float" office:value="25750" calcext:value-type="float">
            <text:p>25750</text:p>
          </table:table-cell>
          <table:table-cell table:formula="of:=[.D23]-[.C23]" office:value-type="float" office:value="16683.3277629251" calcext:value-type="float">
            <text:p>16683,3277629251</text:p>
          </table:table-cell>
          <table:table-cell table:number-columns-repeated="101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13:.B24])" office:value-type="float" office:value="9362.6433718844" calcext:value-type="float">
            <text:p>9362,6433718844</text:p>
          </table:table-cell>
          <table:table-cell table:formula="of:=AVERAGE([.B13:.B24])" office:value-type="float" office:value="28250" calcext:value-type="float">
            <text:p>28250</text:p>
          </table:table-cell>
          <table:table-cell table:formula="of:=[.D24]-[.C24]" office:value-type="float" office:value="18887.3566281156" calcext:value-type="float">
            <text:p>18887,3566281156</text:p>
          </table:table-cell>
          <table:table-cell table:number-columns-repeated="101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4:.B25])" office:value-type="float" office:value="9646.79252708412" calcext:value-type="float">
            <text:p>9646,79252708412</text:p>
          </table:table-cell>
          <table:table-cell table:formula="of:=AVERAGE([.B14:.B25])" office:value-type="float" office:value="30833.3333333333" calcext:value-type="float">
            <text:p>30833,3333333333</text:p>
          </table:table-cell>
          <table:table-cell table:formula="of:=[.D25]-[.C25]" office:value-type="float" office:value="21186.5408062492" calcext:value-type="float">
            <text:p>21186,5408062492</text:p>
          </table:table-cell>
          <table:table-cell table:formula="of:=[.D25]-[.D13]" office:value-type="float" office:value="27579.2833333333" calcext:value-type="float">
            <text:p>27579,2833333333</text:p>
          </table:table-cell>
          <table:table-cell table:number-columns-repeated="1010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5:.B26])" office:value-type="float" office:value="9894.90226879937" calcext:value-type="float">
            <text:p>9894,90226879937</text:p>
          </table:table-cell>
          <table:table-cell table:formula="of:=AVERAGE([.B15:.B26])" office:value-type="float" office:value="33500" calcext:value-type="float">
            <text:p>33500</text:p>
          </table:table-cell>
          <table:table-cell table:formula="of:=[.D26]-[.C26]" office:value-type="float" office:value="23605.0977312006" calcext:value-type="float">
            <text:p>23605,0977312006</text:p>
          </table:table-cell>
          <table:table-cell table:formula="of:=[.D26]-[.D14]" office:value-type="float" office:value="28829.4416666667" calcext:value-type="float">
            <text:p>28829,4416666667</text:p>
          </table:table-cell>
          <table:table-cell table:number-columns-repeated="1010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16:.B27])" office:value-type="float" office:value="10082.6132976075" calcext:value-type="float">
            <text:p>10082,6132976075</text:p>
          </table:table-cell>
          <table:table-cell table:formula="of:=AVERAGE([.B16:.B27])" office:value-type="float" office:value="36250" calcext:value-type="float">
            <text:p>36250</text:p>
          </table:table-cell>
          <table:table-cell table:formula="of:=[.D27]-[.C27]" office:value-type="float" office:value="26167.3867023925" calcext:value-type="float">
            <text:p>26167,3867023925</text:p>
          </table:table-cell>
          <table:table-cell table:formula="of:=[.D27]-[.D15]" office:value-type="float" office:value="29996.3416666667" calcext:value-type="float">
            <text:p>29996,3416666667</text:p>
          </table:table-cell>
          <table:table-cell table:number-columns-repeated="1010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17:.B28])" office:value-type="float" office:value="10329.4225248544" calcext:value-type="float">
            <text:p>10329,4225248544</text:p>
          </table:table-cell>
          <table:table-cell table:formula="of:=AVERAGE([.B17:.B28])" office:value-type="float" office:value="39166.6666666667" calcext:value-type="float">
            <text:p>39166,6666666667</text:p>
          </table:table-cell>
          <table:table-cell table:formula="of:=[.D28]-[.C28]" office:value-type="float" office:value="28837.2441418123" calcext:value-type="float">
            <text:p>28837,2441418123</text:p>
          </table:table-cell>
          <table:table-cell table:formula="of:=[.D28]-[.D16]" office:value-type="float" office:value="31163.2916666667" calcext:value-type="float">
            <text:p>31163,2916666667</text:p>
          </table:table-cell>
          <table:table-cell table:number-columns-repeated="101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18:.B29])" office:value-type="float" office:value="10595.5250702904" calcext:value-type="float">
            <text:p>10595,5250702904</text:p>
          </table:table-cell>
          <table:table-cell table:formula="of:=AVERAGE([.B18:.B29])" office:value-type="float" office:value="42083.3333333333" calcext:value-type="float">
            <text:p>42083,3333333333</text:p>
          </table:table-cell>
          <table:table-cell table:formula="of:=[.D29]-[.C29]" office:value-type="float" office:value="31487.808263043" calcext:value-type="float">
            <text:p>31487,808263043</text:p>
          </table:table-cell>
          <table:table-cell table:formula="of:=[.D29]-[.D17]" office:value-type="float" office:value="32080.3083333333" calcext:value-type="float">
            <text:p>32080,3083333333</text:p>
          </table:table-cell>
          <table:table-cell table:number-columns-repeated="1010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19:.B30])" office:value-type="float" office:value="11024.4219253383" calcext:value-type="float">
            <text:p>11024,4219253383</text:p>
          </table:table-cell>
          <table:table-cell table:formula="of:=AVERAGE([.B19:.B30])" office:value-type="float" office:value="45083.3333333333" calcext:value-type="float">
            <text:p>45083,3333333333</text:p>
          </table:table-cell>
          <table:table-cell table:formula="of:=[.D30]-[.C30]" office:value-type="float" office:value="34058.9114079951" calcext:value-type="float">
            <text:p>34058,9114079951</text:p>
          </table:table-cell>
          <table:table-cell table:formula="of:=[.D30]-[.D18]" office:value-type="float" office:value="32830.7416666667" calcext:value-type="float">
            <text:p>32830,7416666667</text:p>
          </table:table-cell>
          <table:table-cell table:number-columns-repeated="1010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20:.B31])" office:value-type="float" office:value="11434.5966260293" calcext:value-type="float">
            <text:p>11434,5966260293</text:p>
          </table:table-cell>
          <table:table-cell table:formula="of:=AVERAGE([.B20:.B31])" office:value-type="float" office:value="48250" calcext:value-type="float">
            <text:p>48250</text:p>
          </table:table-cell>
          <table:table-cell table:formula="of:=[.D31]-[.C31]" office:value-type="float" office:value="36815.4033739707" calcext:value-type="float">
            <text:p>36815,4033739707</text:p>
          </table:table-cell>
          <table:table-cell table:formula="of:=[.D31]-[.D19]" office:value-type="float" office:value="33581.2583333333" calcext:value-type="float">
            <text:p>33581,2583333333</text:p>
          </table:table-cell>
          <table:table-cell table:number-columns-repeated="101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21:.B32])" office:value-type="float" office:value="11641.0975219329" calcext:value-type="float">
            <text:p>11641,0975219329</text:p>
          </table:table-cell>
          <table:table-cell table:formula="of:=AVERAGE([.B21:.B32])" office:value-type="float" office:value="51333.3333333333" calcext:value-type="float">
            <text:p>51333,3333333333</text:p>
          </table:table-cell>
          <table:table-cell table:formula="of:=[.D32]-[.C32]" office:value-type="float" office:value="39692.2358114005" calcext:value-type="float">
            <text:p>39692,2358114005</text:p>
          </table:table-cell>
          <table:table-cell table:formula="of:=[.D32]-[.D20]" office:value-type="float" office:value="33998.5583333333" calcext:value-type="float">
            <text:p>33998,5583333333</text:p>
          </table:table-cell>
          <table:table-cell table:number-columns-repeated="101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22:.B33])" office:value-type="float" office:value="11804.9167979305" calcext:value-type="float">
            <text:p>11804,9167979305</text:p>
          </table:table-cell>
          <table:table-cell table:formula="of:=AVERAGE([.B22:.B33])" office:value-type="float" office:value="54583.3333333333" calcext:value-type="float">
            <text:p>54583,3333333333</text:p>
          </table:table-cell>
          <table:table-cell table:formula="of:=[.D33]-[.C33]" office:value-type="float" office:value="42778.4165354029" calcext:value-type="float">
            <text:p>42778,4165354029</text:p>
          </table:table-cell>
          <table:table-cell table:formula="of:=[.D33]-[.D21]" office:value-type="float" office:value="34415.9083333333" calcext:value-type="float">
            <text:p>34415,9083333333</text:p>
          </table:table-cell>
          <table:table-cell table:number-columns-repeated="101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7000" calcext:value-type="float">
            <text:p>77000</text:p>
          </table:table-cell>
          <table:table-cell table:formula="of:=COM.MICROSOFT.STDEV.S([.B23:.B34])" office:value-type="float" office:value="12033.7278538534" calcext:value-type="float">
            <text:p>12033,7278538534</text:p>
          </table:table-cell>
          <table:table-cell table:formula="of:=AVERAGE([.B23:.B34])" office:value-type="float" office:value="57916.6666666667" calcext:value-type="float">
            <text:p>57916,6666666667</text:p>
          </table:table-cell>
          <table:table-cell table:formula="of:=[.D34]-[.C34]" office:value-type="float" office:value="45882.9388128133" calcext:value-type="float">
            <text:p>45882,9388128133</text:p>
          </table:table-cell>
          <table:table-cell table:formula="of:=[.D34]-[.D22]" office:value-type="float" office:value="34666.6666666667" calcext:value-type="float">
            <text:p>34666,6666666667</text:p>
          </table:table-cell>
          <table:table-cell table:number-columns-repeated="101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24:.B35])" office:value-type="float" office:value="12454.4625080184" calcext:value-type="float">
            <text:p>12454,4625080184</text:p>
          </table:table-cell>
          <table:table-cell table:formula="of:=AVERAGE([.B24:.B35])" office:value-type="float" office:value="61250" calcext:value-type="float">
            <text:p>61250</text:p>
          </table:table-cell>
          <table:table-cell table:formula="of:=[.D35]-[.C35]" office:value-type="float" office:value="48795.5374919816" calcext:value-type="float">
            <text:p>48795,5374919816</text:p>
          </table:table-cell>
          <table:table-cell table:formula="of:=[.D35]-[.D23]" office:value-type="float" office:value="35500" calcext:value-type="float">
            <text:p>35500</text:p>
          </table:table-cell>
          <table:table-cell table:number-columns-repeated="101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87000" calcext:value-type="float">
            <text:p>87000</text:p>
          </table:table-cell>
          <table:table-cell table:formula="of:=COM.MICROSOFT.STDEV.S([.B25:.B36])" office:value-type="float" office:value="13055.534064027" calcext:value-type="float">
            <text:p>13055,534064027</text:p>
          </table:table-cell>
          <table:table-cell table:formula="of:=AVERAGE([.B25:.B36])" office:value-type="float" office:value="64916.6666666667" calcext:value-type="float">
            <text:p>64916,6666666667</text:p>
          </table:table-cell>
          <table:table-cell table:formula="of:=[.D36]-[.C36]" office:value-type="float" office:value="51861.1326026397" calcext:value-type="float">
            <text:p>51861,1326026397</text:p>
          </table:table-cell>
          <table:table-cell table:formula="of:=[.D36]-[.D24]" office:value-type="float" office:value="36666.6666666667" calcext:value-type="float">
            <text:p>36666,6666666667</text:p>
          </table:table-cell>
          <table:table-cell table:number-columns-repeated="101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26:.B37])" office:value-type="float" office:value="13732.0130286197" calcext:value-type="float">
            <text:p>13732,0130286197</text:p>
          </table:table-cell>
          <table:table-cell table:formula="of:=AVERAGE([.B26:.B37])" office:value-type="float" office:value="68750" calcext:value-type="float">
            <text:p>68750</text:p>
          </table:table-cell>
          <table:table-cell table:formula="of:=[.D37]-[.C37]" office:value-type="float" office:value="55017.9869713803" calcext:value-type="float">
            <text:p>55017,9869713803</text:p>
          </table:table-cell>
          <table:table-cell table:formula="of:=[.D37]-[.D25]" office:value-type="float" office:value="37916.6666666667" calcext:value-type="float">
            <text:p>37916,6666666667</text:p>
          </table:table-cell>
          <table:table-cell table:number-columns-repeated="101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27:.B38])" office:value-type="float" office:value="14278.6129536026" calcext:value-type="float">
            <text:p>14278,6129536026</text:p>
          </table:table-cell>
          <table:table-cell table:formula="of:=AVERAGE([.B27:.B38])" office:value-type="float" office:value="72666.6666666667" calcext:value-type="float">
            <text:p>72666,6666666667</text:p>
          </table:table-cell>
          <table:table-cell table:formula="of:=[.D38]-[.C38]" office:value-type="float" office:value="58388.0537130641" calcext:value-type="float">
            <text:p>58388,0537130641</text:p>
          </table:table-cell>
          <table:table-cell table:formula="of:=[.D38]-[.D26]" office:value-type="float" office:value="39166.6666666667" calcext:value-type="float">
            <text:p>39166,6666666667</text:p>
          </table:table-cell>
          <table:table-cell table:number-columns-repeated="101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1000" calcext:value-type="float">
            <text:p>101000</text:p>
          </table:table-cell>
          <table:table-cell table:formula="of:=COM.MICROSOFT.STDEV.S([.B28:.B39])" office:value-type="float" office:value="14827.033050847" calcext:value-type="float">
            <text:p>14827,033050847</text:p>
          </table:table-cell>
          <table:table-cell table:formula="of:=AVERAGE([.B28:.B39])" office:value-type="float" office:value="76750" calcext:value-type="float">
            <text:p>76750</text:p>
          </table:table-cell>
          <table:table-cell table:formula="of:=[.D39]-[.C39]" office:value-type="float" office:value="61922.966949153" calcext:value-type="float">
            <text:p>61922,966949153</text:p>
          </table:table-cell>
          <table:table-cell table:formula="of:=[.D39]-[.D27]" office:value-type="float" office:value="40500" calcext:value-type="float">
            <text:p>40500</text:p>
          </table:table-cell>
          <table:table-cell table:number-columns-repeated="101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29:.B40])" office:value-type="float" office:value="15477.0113002439" calcext:value-type="float">
            <text:p>15477,0113002439</text:p>
          </table:table-cell>
          <table:table-cell table:formula="of:=AVERAGE([.B29:.B40])" office:value-type="float" office:value="80916.6666666667" calcext:value-type="float">
            <text:p>80916,6666666667</text:p>
          </table:table-cell>
          <table:table-cell table:formula="of:=[.D40]-[.C40]" office:value-type="float" office:value="65439.6553664227" calcext:value-type="float">
            <text:p>65439,6553664227</text:p>
          </table:table-cell>
          <table:table-cell table:formula="of:=[.D40]-[.D28]" office:value-type="float" office:value="41750" calcext:value-type="float">
            <text:p>41750</text:p>
          </table:table-cell>
          <table:table-cell table:number-columns-repeated="101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30:.B41])" office:value-type="float" office:value="15907.8787416992" calcext:value-type="float">
            <text:p>15907,8787416992</text:p>
          </table:table-cell>
          <table:table-cell table:formula="of:=AVERAGE([.B30:.B41])" office:value-type="float" office:value="85166.6666666667" calcext:value-type="float">
            <text:p>85166,6666666667</text:p>
          </table:table-cell>
          <table:table-cell table:formula="of:=[.D41]-[.C41]" office:value-type="float" office:value="69258.7879249674" calcext:value-type="float">
            <text:p>69258,7879249674</text:p>
          </table:table-cell>
          <table:table-cell table:formula="of:=[.D41]-[.D29]" office:value-type="float" office:value="43083.3333333333" calcext:value-type="float">
            <text:p>43083,3333333333</text:p>
          </table:table-cell>
          <table:table-cell table:number-columns-repeated="101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31:.B42])" office:value-type="float" office:value="16120.7564301055" calcext:value-type="float">
            <text:p>16120,7564301055</text:p>
          </table:table-cell>
          <table:table-cell table:formula="of:=AVERAGE([.B31:.B42])" office:value-type="float" office:value="89333.3333333333" calcext:value-type="float">
            <text:p>89333,3333333333</text:p>
          </table:table-cell>
          <table:table-cell table:formula="of:=[.D42]-[.C42]" office:value-type="float" office:value="73212.5769032278" calcext:value-type="float">
            <text:p>73212,5769032278</text:p>
          </table:table-cell>
          <table:table-cell table:formula="of:=[.D42]-[.D30]" office:value-type="float" office:value="44250" calcext:value-type="float">
            <text:p>44250</text:p>
          </table:table-cell>
          <table:table-cell table:number-columns-repeated="101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7000" calcext:value-type="float">
            <text:p>117000</text:p>
          </table:table-cell>
          <table:table-cell table:formula="of:=COM.MICROSOFT.STDEV.S([.B32:.B43])" office:value-type="float" office:value="16284.4041395999" calcext:value-type="float">
            <text:p>16284,4041395999</text:p>
          </table:table-cell>
          <table:table-cell table:formula="of:=AVERAGE([.B32:.B43])" office:value-type="float" office:value="93500" calcext:value-type="float">
            <text:p>93500</text:p>
          </table:table-cell>
          <table:table-cell table:formula="of:=[.D43]-[.C43]" office:value-type="float" office:value="77215.5958604001" calcext:value-type="float">
            <text:p>77215,5958604001</text:p>
          </table:table-cell>
          <table:table-cell table:formula="of:=[.D43]-[.D31]" office:value-type="float" office:value="45250" calcext:value-type="float">
            <text:p>45250</text:p>
          </table:table-cell>
          <table:table-cell table:number-columns-repeated="101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33:.B44])" office:value-type="float" office:value="16089.7106213502" calcext:value-type="float">
            <text:p>16089,7106213502</text:p>
          </table:table-cell>
          <table:table-cell table:formula="of:=AVERAGE([.B33:.B44])" office:value-type="float" office:value="97833.3333333333" calcext:value-type="float">
            <text:p>97833,3333333333</text:p>
          </table:table-cell>
          <table:table-cell table:formula="of:=[.D44]-[.C44]" office:value-type="float" office:value="81743.6227119832" calcext:value-type="float">
            <text:p>81743,6227119832</text:p>
          </table:table-cell>
          <table:table-cell table:formula="of:=[.D44]-[.D32]" office:value-type="float" office:value="46500" calcext:value-type="float">
            <text:p>46500</text:p>
          </table:table-cell>
          <table:table-cell table:number-columns-repeated="101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34:.B45])" office:value-type="float" office:value="16351.2579443796" calcext:value-type="float">
            <text:p>16351,2579443796</text:p>
          </table:table-cell>
          <table:table-cell table:formula="of:=AVERAGE([.B34:.B45])" office:value-type="float" office:value="102500" calcext:value-type="float">
            <text:p>102500</text:p>
          </table:table-cell>
          <table:table-cell table:formula="of:=[.D45]-[.C45]" office:value-type="float" office:value="86148.7420556204" calcext:value-type="float">
            <text:p>86148,7420556204</text:p>
          </table:table-cell>
          <table:table-cell table:formula="of:=[.D45]-[.D33]" office:value-type="float" office:value="47916.6666666667" calcext:value-type="float">
            <text:p>47916,6666666667</text:p>
          </table:table-cell>
          <table:table-cell table:number-columns-repeated="101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34000" calcext:value-type="float">
            <text:p>134000</text:p>
          </table:table-cell>
          <table:table-cell table:formula="of:=COM.MICROSOFT.STDEV.S([.B35:.B46])" office:value-type="float" office:value="16548.1391428435" calcext:value-type="float">
            <text:p>16548,1391428435</text:p>
          </table:table-cell>
          <table:table-cell table:formula="of:=AVERAGE([.B35:.B46])" office:value-type="float" office:value="107250" calcext:value-type="float">
            <text:p>107250</text:p>
          </table:table-cell>
          <table:table-cell table:formula="of:=[.D46]-[.C46]" office:value-type="float" office:value="90701.8608571565" calcext:value-type="float">
            <text:p>90701,8608571565</text:p>
          </table:table-cell>
          <table:table-cell table:formula="of:=[.D46]-[.D34]" office:value-type="float" office:value="49333.3333333333" calcext:value-type="float">
            <text:p>49333,3333333333</text:p>
          </table:table-cell>
          <table:table-cell table:number-columns-repeated="101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37000" calcext:value-type="float">
            <text:p>137000</text:p>
          </table:table-cell>
          <table:table-cell table:formula="of:=COM.MICROSOFT.STDEV.S([.B36:.B47])" office:value-type="float" office:value="16367.697307548" calcext:value-type="float">
            <text:p>16367,697307548</text:p>
          </table:table-cell>
          <table:table-cell table:formula="of:=AVERAGE([.B36:.B47])" office:value-type="float" office:value="111916.666666667" calcext:value-type="float">
            <text:p>111916,666666667</text:p>
          </table:table-cell>
          <table:table-cell table:formula="of:=[.D47]-[.C47]" office:value-type="float" office:value="95548.9693591186" calcext:value-type="float">
            <text:p>95548,9693591186</text:p>
          </table:table-cell>
          <table:table-cell table:formula="of:=[.D47]-[.D35]" office:value-type="float" office:value="50666.6666666667" calcext:value-type="float">
            <text:p>50666,6666666667</text:p>
          </table:table-cell>
          <table:table-cell table:number-columns-repeated="101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41000" calcext:value-type="float">
            <text:p>141000</text:p>
          </table:table-cell>
          <table:table-cell table:formula="of:=COM.MICROSOFT.STDEV.S([.B37:.B48])" office:value-type="float" office:value="16317.6331468492" calcext:value-type="float">
            <text:p>16317,6331468492</text:p>
          </table:table-cell>
          <table:table-cell table:formula="of:=AVERAGE([.B37:.B48])" office:value-type="float" office:value="116416.666666667" calcext:value-type="float">
            <text:p>116416,666666667</text:p>
          </table:table-cell>
          <table:table-cell table:formula="of:=[.D48]-[.C48]" office:value-type="float" office:value="100099.033519817" calcext:value-type="float">
            <text:p>100099,033519817</text:p>
          </table:table-cell>
          <table:table-cell table:formula="of:=[.D48]-[.D36]" office:value-type="float" office:value="51500" calcext:value-type="float">
            <text:p>51500</text:p>
          </table:table-cell>
          <table:table-cell table:number-columns-repeated="101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45000" calcext:value-type="float">
            <text:p>145000</text:p>
          </table:table-cell>
          <table:table-cell table:formula="of:=COM.MICROSOFT.STDEV.S([.B38:.B49])" office:value-type="float" office:value="16280.6819900337" calcext:value-type="float">
            <text:p>16280,6819900337</text:p>
          </table:table-cell>
          <table:table-cell table:formula="of:=AVERAGE([.B38:.B49])" office:value-type="float" office:value="120833.333333333" calcext:value-type="float">
            <text:p>120833,333333333</text:p>
          </table:table-cell>
          <table:table-cell table:formula="of:=[.D49]-[.C49]" office:value-type="float" office:value="104552.6513433" calcext:value-type="float">
            <text:p>104552,6513433</text:p>
          </table:table-cell>
          <table:table-cell table:formula="of:=[.D49]-[.D37]" office:value-type="float" office:value="52083.3333333333" calcext:value-type="float">
            <text:p>52083,3333333333</text:p>
          </table:table-cell>
          <table:table-cell table:number-columns-repeated="101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0000" calcext:value-type="float">
            <text:p>150000</text:p>
          </table:table-cell>
          <table:table-cell table:formula="of:=COM.MICROSOFT.STDEV.S([.B39:.B50])" office:value-type="float" office:value="16255.5351878191" calcext:value-type="float">
            <text:p>16255,5351878191</text:p>
          </table:table-cell>
          <table:table-cell table:formula="of:=AVERAGE([.B39:.B50])" office:value-type="float" office:value="125333.333333333" calcext:value-type="float">
            <text:p>125333,333333333</text:p>
          </table:table-cell>
          <table:table-cell table:formula="of:=[.D50]-[.C50]" office:value-type="float" office:value="109077.798145514" calcext:value-type="float">
            <text:p>109077,798145514</text:p>
          </table:table-cell>
          <table:table-cell table:formula="of:=[.D50]-[.D38]" office:value-type="float" office:value="52666.6666666667" calcext:value-type="float">
            <text:p>52666,6666666667</text:p>
          </table:table-cell>
          <table:table-cell table:number-columns-repeated="101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55000" calcext:value-type="float">
            <text:p>155000</text:p>
          </table:table-cell>
          <table:table-cell table:formula="of:=COM.MICROSOFT.STDEV.S([.B40:.B51])" office:value-type="float" office:value="16380.8831670742" calcext:value-type="float">
            <text:p>16380,8831670742</text:p>
          </table:table-cell>
          <table:table-cell table:formula="of:=AVERAGE([.B40:.B51])" office:value-type="float" office:value="129833.333333333" calcext:value-type="float">
            <text:p>129833,333333333</text:p>
          </table:table-cell>
          <table:table-cell table:formula="of:=[.D51]-[.C51]" office:value-type="float" office:value="113452.450166259" calcext:value-type="float">
            <text:p>113452,450166259</text:p>
          </table:table-cell>
          <table:table-cell table:formula="of:=[.D51]-[.D39]" office:value-type="float" office:value="53083.3333333333" calcext:value-type="float">
            <text:p>53083,3333333333</text:p>
          </table:table-cell>
          <table:table-cell table:number-columns-repeated="101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41:.B52])" office:value-type="float" office:value="16515.1445649137" calcext:value-type="float">
            <text:p>16515,1445649137</text:p>
          </table:table-cell>
          <table:table-cell table:formula="of:=AVERAGE([.B41:.B52])" office:value-type="float" office:value="134250" calcext:value-type="float">
            <text:p>134250</text:p>
          </table:table-cell>
          <table:table-cell table:formula="of:=[.D52]-[.C52]" office:value-type="float" office:value="117734.855435086" calcext:value-type="float">
            <text:p>117734,855435086</text:p>
          </table:table-cell>
          <table:table-cell table:formula="of:=[.D52]-[.D40]" office:value-type="float" office:value="53333.3333333333" calcext:value-type="float">
            <text:p>53333,3333333333</text:p>
          </table:table-cell>
          <table:table-cell table:number-columns-repeated="101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42:.B53])" office:value-type="float" office:value="16527.2960629232" calcext:value-type="float">
            <text:p>16527,2960629232</text:p>
          </table:table-cell>
          <table:table-cell table:formula="of:=AVERAGE([.B42:.B53])" office:value-type="float" office:value="138666.666666667" calcext:value-type="float">
            <text:p>138666,666666667</text:p>
          </table:table-cell>
          <table:table-cell table:formula="of:=[.D53]-[.C53]" office:value-type="float" office:value="122139.370603744" calcext:value-type="float">
            <text:p>122139,370603744</text:p>
          </table:table-cell>
          <table:table-cell table:formula="of:=[.D53]-[.D41]" office:value-type="float" office:value="53500" calcext:value-type="float">
            <text:p>53500</text:p>
          </table:table-cell>
          <table:table-cell table:number-columns-repeated="101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43:.B54])" office:value-type="float" office:value="16388.0499699684" calcext:value-type="float">
            <text:p>16388,0499699684</text:p>
          </table:table-cell>
          <table:table-cell table:formula="of:=AVERAGE([.B43:.B54])" office:value-type="float" office:value="143250" calcext:value-type="float">
            <text:p>143250</text:p>
          </table:table-cell>
          <table:table-cell table:formula="of:=[.D54]-[.C54]" office:value-type="float" office:value="126861.950030032" calcext:value-type="float">
            <text:p>126861,950030032</text:p>
          </table:table-cell>
          <table:table-cell table:formula="of:=[.D54]-[.D42]" office:value-type="float" office:value="53916.6666666667" calcext:value-type="float">
            <text:p>53916,6666666667</text:p>
          </table:table-cell>
          <table:table-cell table:number-columns-repeated="101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2000" calcext:value-type="float">
            <text:p>172000</text:p>
          </table:table-cell>
          <table:table-cell table:formula="of:=COM.MICROSOFT.STDEV.S([.B44:.B55])" office:value-type="float" office:value="16067.0941726099" calcext:value-type="float">
            <text:p>16067,0941726099</text:p>
          </table:table-cell>
          <table:table-cell table:formula="of:=AVERAGE([.B44:.B55])" office:value-type="float" office:value="147833.333333333" calcext:value-type="float">
            <text:p>147833,333333333</text:p>
          </table:table-cell>
          <table:table-cell table:formula="of:=[.D55]-[.C55]" office:value-type="float" office:value="131766.239160723" calcext:value-type="float">
            <text:p>131766,239160723</text:p>
          </table:table-cell>
          <table:table-cell table:formula="of:=[.D55]-[.D43]" office:value-type="float" office:value="54333.3333333333" calcext:value-type="float">
            <text:p>54333,3333333333</text:p>
          </table:table-cell>
          <table:table-cell table:number-columns-repeated="101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45:.B56])" office:value-type="float" office:value="15553.1834410681" calcext:value-type="float">
            <text:p>15553,1834410681</text:p>
          </table:table-cell>
          <table:table-cell table:formula="of:=AVERAGE([.B45:.B56])" office:value-type="float" office:value="152416.666666667" calcext:value-type="float">
            <text:p>152416,666666667</text:p>
          </table:table-cell>
          <table:table-cell table:formula="of:=[.D56]-[.C56]" office:value-type="float" office:value="136863.483225599" calcext:value-type="float">
            <text:p>136863,483225599</text:p>
          </table:table-cell>
          <table:table-cell table:formula="of:=[.D56]-[.D44]" office:value-type="float" office:value="54583.3333333333" calcext:value-type="float">
            <text:p>54583,3333333333</text:p>
          </table:table-cell>
          <table:table-cell table:number-columns-repeated="101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79000" calcext:value-type="float">
            <text:p>179000</text:p>
          </table:table-cell>
          <table:table-cell table:formula="of:=COM.MICROSOFT.STDEV.S([.B46:.B57])" office:value-type="float" office:value="15406.3642890223" calcext:value-type="float">
            <text:p>15406,3642890223</text:p>
          </table:table-cell>
          <table:table-cell table:formula="of:=AVERAGE([.B46:.B57])" office:value-type="float" office:value="156583.333333333" calcext:value-type="float">
            <text:p>156583,333333333</text:p>
          </table:table-cell>
          <table:table-cell table:formula="of:=[.D57]-[.C57]" office:value-type="float" office:value="141176.969044311" calcext:value-type="float">
            <text:p>141176,969044311</text:p>
          </table:table-cell>
          <table:table-cell table:formula="of:=[.D57]-[.D45]" office:value-type="float" office:value="54083.3333333333" calcext:value-type="float">
            <text:p>54083,3333333333</text:p>
          </table:table-cell>
          <table:table-cell table:number-columns-repeated="101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3000" calcext:value-type="float">
            <text:p>183000</text:p>
          </table:table-cell>
          <table:table-cell table:formula="of:=COM.MICROSOFT.STDEV.S([.B47:.B58])" office:value-type="float" office:value="15370.1797075514" calcext:value-type="float">
            <text:p>15370,1797075514</text:p>
          </table:table-cell>
          <table:table-cell table:formula="of:=AVERAGE([.B47:.B58])" office:value-type="float" office:value="160666.666666667" calcext:value-type="float">
            <text:p>160666,666666667</text:p>
          </table:table-cell>
          <table:table-cell table:formula="of:=[.D58]-[.C58]" office:value-type="float" office:value="145296.486959115" calcext:value-type="float">
            <text:p>145296,486959115</text:p>
          </table:table-cell>
          <table:table-cell table:formula="of:=[.D58]-[.D46]" office:value-type="float" office:value="53416.6666666667" calcext:value-type="float">
            <text:p>53416,6666666667</text:p>
          </table:table-cell>
          <table:table-cell table:number-columns-repeated="101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0000" calcext:value-type="float">
            <text:p>190000</text:p>
          </table:table-cell>
          <table:table-cell table:formula="of:=COM.MICROSOFT.STDEV.S([.B48:.B59])" office:value-type="float" office:value="15564.8691454555" calcext:value-type="float">
            <text:p>15564,8691454555</text:p>
          </table:table-cell>
          <table:table-cell table:formula="of:=AVERAGE([.B48:.B59])" office:value-type="float" office:value="165083.333333333" calcext:value-type="float">
            <text:p>165083,333333333</text:p>
          </table:table-cell>
          <table:table-cell table:formula="of:=[.D59]-[.C59]" office:value-type="float" office:value="149518.464187878" calcext:value-type="float">
            <text:p>149518,464187878</text:p>
          </table:table-cell>
          <table:table-cell table:formula="of:=[.D59]-[.D47]" office:value-type="float" office:value="53166.6666666667" calcext:value-type="float">
            <text:p>53166,6666666667</text:p>
          </table:table-cell>
          <table:table-cell table:number-columns-repeated="101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98000" calcext:value-type="float">
            <text:p>198000</text:p>
          </table:table-cell>
          <table:table-cell table:formula="of:=COM.MICROSOFT.STDEV.S([.B49:.B60])" office:value-type="float" office:value="16230.3494239724" calcext:value-type="float">
            <text:p>16230,3494239724</text:p>
          </table:table-cell>
          <table:table-cell table:formula="of:=AVERAGE([.B49:.B60])" office:value-type="float" office:value="169833.333333333" calcext:value-type="float">
            <text:p>169833,333333333</text:p>
          </table:table-cell>
          <table:table-cell table:formula="of:=[.D60]-[.C60]" office:value-type="float" office:value="153602.983909361" calcext:value-type="float">
            <text:p>153602,983909361</text:p>
          </table:table-cell>
          <table:table-cell table:formula="of:=[.D60]-[.D48]" office:value-type="float" office:value="53416.6666666667" calcext:value-type="float">
            <text:p>53416,6666666667</text:p>
          </table:table-cell>
          <table:table-cell table:number-columns-repeated="101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03000" calcext:value-type="float">
            <text:p>203000</text:p>
          </table:table-cell>
          <table:table-cell table:formula="of:=COM.MICROSOFT.STDEV.S([.B50:.B61])" office:value-type="float" office:value="16789.2461974559" calcext:value-type="float">
            <text:p>16789,2461974559</text:p>
          </table:table-cell>
          <table:table-cell table:formula="of:=AVERAGE([.B50:.B61])" office:value-type="float" office:value="174666.666666667" calcext:value-type="float">
            <text:p>174666,666666667</text:p>
          </table:table-cell>
          <table:table-cell table:formula="of:=[.D61]-[.C61]" office:value-type="float" office:value="157877.420469211" calcext:value-type="float">
            <text:p>157877,420469211</text:p>
          </table:table-cell>
          <table:table-cell table:formula="of:=[.D61]-[.D49]" office:value-type="float" office:value="53833.3333333333" calcext:value-type="float">
            <text:p>53833,3333333333</text:p>
          </table:table-cell>
          <table:table-cell table:number-columns-repeated="101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7000" calcext:value-type="float">
            <text:p>207000</text:p>
          </table:table-cell>
          <table:table-cell table:formula="of:=COM.MICROSOFT.STDEV.S([.B51:.B62])" office:value-type="float" office:value="17233.4681431923" calcext:value-type="float">
            <text:p>17233,4681431923</text:p>
          </table:table-cell>
          <table:table-cell table:formula="of:=AVERAGE([.B51:.B62])" office:value-type="float" office:value="179416.666666667" calcext:value-type="float">
            <text:p>179416,666666667</text:p>
          </table:table-cell>
          <table:table-cell table:formula="of:=[.D62]-[.C62]" office:value-type="float" office:value="162183.198523474" calcext:value-type="float">
            <text:p>162183,198523474</text:p>
          </table:table-cell>
          <table:table-cell table:formula="of:=[.D62]-[.D50]" office:value-type="float" office:value="54083.3333333333" calcext:value-type="float">
            <text:p>54083,3333333333</text:p>
          </table:table-cell>
          <table:table-cell table:number-columns-repeated="101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10000" calcext:value-type="float">
            <text:p>210000</text:p>
          </table:table-cell>
          <table:table-cell table:formula="of:=COM.MICROSOFT.STDEV.S([.B52:.B63])" office:value-type="float" office:value="17461.6462828993" calcext:value-type="float">
            <text:p>17461,6462828993</text:p>
          </table:table-cell>
          <table:table-cell table:formula="of:=AVERAGE([.B52:.B63])" office:value-type="float" office:value="184000" calcext:value-type="float">
            <text:p>184000</text:p>
          </table:table-cell>
          <table:table-cell table:formula="of:=[.D63]-[.C63]" office:value-type="float" office:value="166538.353717101" calcext:value-type="float">
            <text:p>166538,353717101</text:p>
          </table:table-cell>
          <table:table-cell table:formula="of:=[.D63]-[.D51]" office:value-type="float" office:value="54166.6666666667" calcext:value-type="float">
            <text:p>54166,6666666667</text:p>
          </table:table-cell>
          <table:table-cell table:number-columns-repeated="101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3000" calcext:value-type="float">
            <text:p>213000</text:p>
          </table:table-cell>
          <table:table-cell table:formula="of:=COM.MICROSOFT.STDEV.S([.B53:.B64])" office:value-type="float" office:value="17391.2203555284" calcext:value-type="float">
            <text:p>17391,2203555284</text:p>
          </table:table-cell>
          <table:table-cell table:formula="of:=AVERAGE([.B53:.B64])" office:value-type="float" office:value="188500" calcext:value-type="float">
            <text:p>188500</text:p>
          </table:table-cell>
          <table:table-cell table:formula="of:=[.D64]-[.C64]" office:value-type="float" office:value="171108.779644472" calcext:value-type="float">
            <text:p>171108,779644472</text:p>
          </table:table-cell>
          <table:table-cell table:formula="of:=[.D64]-[.D52]" office:value-type="float" office:value="54250" calcext:value-type="float">
            <text:p>54250</text:p>
          </table:table-cell>
          <table:table-cell table:number-columns-repeated="101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16000" calcext:value-type="float">
            <text:p>216000</text:p>
          </table:table-cell>
          <table:table-cell table:formula="of:=COM.MICROSOFT.STDEV.S([.B54:.B65])" office:value-type="float" office:value="17053.1699710232" calcext:value-type="float">
            <text:p>17053,1699710232</text:p>
          </table:table-cell>
          <table:table-cell table:formula="of:=AVERAGE([.B54:.B65])" office:value-type="float" office:value="192916.666666667" calcext:value-type="float">
            <text:p>192916,666666667</text:p>
          </table:table-cell>
          <table:table-cell table:formula="of:=[.D65]-[.C65]" office:value-type="float" office:value="175863.496695644" calcext:value-type="float">
            <text:p>175863,496695644</text:p>
          </table:table-cell>
          <table:table-cell table:formula="of:=[.D65]-[.D53]" office:value-type="float" office:value="54250" calcext:value-type="float">
            <text:p>54250</text:p>
          </table:table-cell>
          <table:table-cell table:number-columns-repeated="101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19000" calcext:value-type="float">
            <text:p>219000</text:p>
          </table:table-cell>
          <table:table-cell table:formula="of:=COM.MICROSOFT.STDEV.S([.B55:.B66])" office:value-type="float" office:value="16628.7447366045" calcext:value-type="float">
            <text:p>16628,7447366045</text:p>
          </table:table-cell>
          <table:table-cell table:formula="of:=AVERAGE([.B55:.B66])" office:value-type="float" office:value="197166.666666667" calcext:value-type="float">
            <text:p>197166,666666667</text:p>
          </table:table-cell>
          <table:table-cell table:formula="of:=[.D66]-[.C66]" office:value-type="float" office:value="180537.921930062" calcext:value-type="float">
            <text:p>180537,921930062</text:p>
          </table:table-cell>
          <table:table-cell table:formula="of:=[.D66]-[.D54]" office:value-type="float" office:value="53916.6666666667" calcext:value-type="float">
            <text:p>53916,6666666667</text:p>
          </table:table-cell>
          <table:table-cell table:number-columns-repeated="101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56:.B67])" office:value-type="float" office:value="15886.6725161805" calcext:value-type="float">
            <text:p>15886,6725161805</text:p>
          </table:table-cell>
          <table:table-cell table:formula="of:=AVERAGE([.B56:.B67])" office:value-type="float" office:value="201250" calcext:value-type="float">
            <text:p>201250</text:p>
          </table:table-cell>
          <table:table-cell table:formula="of:=[.D67]-[.C67]" office:value-type="float" office:value="185363.32748382" calcext:value-type="float">
            <text:p>185363,32748382</text:p>
          </table:table-cell>
          <table:table-cell table:formula="of:=[.D67]-[.D55]" office:value-type="float" office:value="53416.6666666667" calcext:value-type="float">
            <text:p>53416,6666666667</text:p>
          </table:table-cell>
          <table:table-cell table:number-columns-repeated="101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23000" calcext:value-type="float">
            <text:p>223000</text:p>
          </table:table-cell>
          <table:table-cell table:formula="of:=COM.MICROSOFT.STDEV.S([.B57:.B68])" office:value-type="float" office:value="14855.8732391257" calcext:value-type="float">
            <text:p>14855,8732391257</text:p>
          </table:table-cell>
          <table:table-cell table:formula="of:=AVERAGE([.B57:.B68])" office:value-type="float" office:value="205166.666666667" calcext:value-type="float">
            <text:p>205166,666666667</text:p>
          </table:table-cell>
          <table:table-cell table:formula="of:=[.D68]-[.C68]" office:value-type="float" office:value="190310.793427541" calcext:value-type="float">
            <text:p>190310,793427541</text:p>
          </table:table-cell>
          <table:table-cell table:formula="of:=[.D68]-[.D56]" office:value-type="float" office:value="52750" calcext:value-type="float">
            <text:p>52750</text:p>
          </table:table-cell>
          <table:table-cell table:number-columns-repeated="101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27000" calcext:value-type="float">
            <text:p>227000</text:p>
          </table:table-cell>
          <table:table-cell table:formula="of:=COM.MICROSOFT.STDEV.S([.B58:.B69])" office:value-type="float" office:value="13576.9412362775" calcext:value-type="float">
            <text:p>13576,9412362775</text:p>
          </table:table-cell>
          <table:table-cell table:formula="of:=AVERAGE([.B58:.B69])" office:value-type="float" office:value="209166.666666667" calcext:value-type="float">
            <text:p>209166,666666667</text:p>
          </table:table-cell>
          <table:table-cell table:formula="of:=[.D69]-[.C69]" office:value-type="float" office:value="195589.725430389" calcext:value-type="float">
            <text:p>195589,725430389</text:p>
          </table:table-cell>
          <table:table-cell table:formula="of:=[.D69]-[.D57]" office:value-type="float" office:value="52583.3333333333" calcext:value-type="float">
            <text:p>52583,3333333333</text:p>
          </table:table-cell>
          <table:table-cell table:number-columns-repeated="101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30000" calcext:value-type="float">
            <text:p>230000</text:p>
          </table:table-cell>
          <table:table-cell table:formula="of:=COM.MICROSOFT.STDEV.S([.B59:.B70])" office:value-type="float" office:value="12033.7278538534" calcext:value-type="float">
            <text:p>12033,7278538534</text:p>
          </table:table-cell>
          <table:table-cell table:formula="of:=AVERAGE([.B59:.B70])" office:value-type="float" office:value="213083.333333333" calcext:value-type="float">
            <text:p>213083,333333333</text:p>
          </table:table-cell>
          <table:table-cell table:formula="of:=[.D70]-[.C70]" office:value-type="float" office:value="201049.60547948" calcext:value-type="float">
            <text:p>201049,60547948</text:p>
          </table:table-cell>
          <table:table-cell table:formula="of:=[.D70]-[.D58]" office:value-type="float" office:value="52416.6666666667" calcext:value-type="float">
            <text:p>52416,6666666667</text:p>
          </table:table-cell>
          <table:table-cell table:number-columns-repeated="101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34000" calcext:value-type="float">
            <text:p>234000</text:p>
          </table:table-cell>
          <table:table-cell table:formula="of:=COM.MICROSOFT.STDEV.S([.B60:.B71])" office:value-type="float" office:value="11021.672864283" calcext:value-type="float">
            <text:p>11021,672864283</text:p>
          </table:table-cell>
          <table:table-cell table:formula="of:=AVERAGE([.B60:.B71])" office:value-type="float" office:value="216750" calcext:value-type="float">
            <text:p>216750</text:p>
          </table:table-cell>
          <table:table-cell table:formula="of:=[.D71]-[.C71]" office:value-type="float" office:value="205728.327135717" calcext:value-type="float">
            <text:p>205728,327135717</text:p>
          </table:table-cell>
          <table:table-cell table:formula="of:=[.D71]-[.D59]" office:value-type="float" office:value="51666.6666666667" calcext:value-type="float">
            <text:p>51666,6666666667</text:p>
          </table:table-cell>
          <table:table-cell table:number-columns-repeated="101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38000" calcext:value-type="float">
            <text:p>238000</text:p>
          </table:table-cell>
          <table:table-cell table:formula="of:=COM.MICROSOFT.STDEV.S([.B61:.B72])" office:value-type="float" office:value="10883.3344934799" calcext:value-type="float">
            <text:p>10883,3344934799</text:p>
          </table:table-cell>
          <table:table-cell table:formula="of:=AVERAGE([.B61:.B72])" office:value-type="float" office:value="220083.333333333" calcext:value-type="float">
            <text:p>220083,333333333</text:p>
          </table:table-cell>
          <table:table-cell table:formula="of:=[.D72]-[.C72]" office:value-type="float" office:value="209199.998839853" calcext:value-type="float">
            <text:p>209199,998839853</text:p>
          </table:table-cell>
          <table:table-cell table:formula="of:=[.D72]-[.D60]" office:value-type="float" office:value="50250" calcext:value-type="float">
            <text:p>50250</text:p>
          </table:table-cell>
          <table:table-cell table:number-columns-repeated="101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42000" calcext:value-type="float">
            <text:p>242000</text:p>
          </table:table-cell>
          <table:table-cell table:formula="of:=COM.MICROSOFT.STDEV.S([.B62:.B73])" office:value-type="float" office:value="11138.2496856825" calcext:value-type="float">
            <text:p>11138,2496856825</text:p>
          </table:table-cell>
          <table:table-cell table:formula="of:=AVERAGE([.B62:.B73])" office:value-type="float" office:value="223333.333333333" calcext:value-type="float">
            <text:p>223333,333333333</text:p>
          </table:table-cell>
          <table:table-cell table:formula="of:=[.D73]-[.C73]" office:value-type="float" office:value="212195.083647651" calcext:value-type="float">
            <text:p>212195,083647651</text:p>
          </table:table-cell>
          <table:table-cell table:formula="of:=[.D73]-[.D61]" office:value-type="float" office:value="48666.6666666667" calcext:value-type="float">
            <text:p>48666,6666666667</text:p>
          </table:table-cell>
          <table:table-cell table:number-columns-repeated="101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46000" calcext:value-type="float">
            <text:p>246000</text:p>
          </table:table-cell>
          <table:table-cell table:formula="of:=COM.MICROSOFT.STDEV.S([.B63:.B74])" office:value-type="float" office:value="11618.6240253493" calcext:value-type="float">
            <text:p>11618,6240253493</text:p>
          </table:table-cell>
          <table:table-cell table:formula="of:=AVERAGE([.B63:.B74])" office:value-type="float" office:value="226583.333333333" calcext:value-type="float">
            <text:p>226583,333333333</text:p>
          </table:table-cell>
          <table:table-cell table:formula="of:=[.D74]-[.C74]" office:value-type="float" office:value="214964.709307984" calcext:value-type="float">
            <text:p>214964,709307984</text:p>
          </table:table-cell>
          <table:table-cell table:formula="of:=[.D74]-[.D62]" office:value-type="float" office:value="47166.6666666667" calcext:value-type="float">
            <text:p>47166,6666666667</text:p>
          </table:table-cell>
          <table:table-cell table:number-columns-repeated="101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50000" calcext:value-type="float">
            <text:p>250000</text:p>
          </table:table-cell>
          <table:table-cell table:formula="of:=COM.MICROSOFT.STDEV.S([.B64:.B75])" office:value-type="float" office:value="12153.9992171177" calcext:value-type="float">
            <text:p>12153,9992171177</text:p>
          </table:table-cell>
          <table:table-cell table:formula="of:=AVERAGE([.B64:.B75])" office:value-type="float" office:value="229916.666666667" calcext:value-type="float">
            <text:p>229916,666666667</text:p>
          </table:table-cell>
          <table:table-cell table:formula="of:=[.D75]-[.C75]" office:value-type="float" office:value="217762.667449549" calcext:value-type="float">
            <text:p>217762,667449549</text:p>
          </table:table-cell>
          <table:table-cell table:formula="of:=[.D75]-[.D63]" office:value-type="float" office:value="45916.6666666667" calcext:value-type="float">
            <text:p>45916,6666666667</text:p>
          </table:table-cell>
          <table:table-cell table:number-columns-repeated="101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54000" calcext:value-type="float">
            <text:p>254000</text:p>
          </table:table-cell>
          <table:table-cell table:formula="of:=COM.MICROSOFT.STDEV.S([.B65:.B76])" office:value-type="float" office:value="12716.0123347286" calcext:value-type="float">
            <text:p>12716,0123347286</text:p>
          </table:table-cell>
          <table:table-cell table:formula="of:=AVERAGE([.B65:.B76])" office:value-type="float" office:value="233333.333333333" calcext:value-type="float">
            <text:p>233333,333333333</text:p>
          </table:table-cell>
          <table:table-cell table:formula="of:=[.D76]-[.C76]" office:value-type="float" office:value="220617.320998605" calcext:value-type="float">
            <text:p>220617,320998605</text:p>
          </table:table-cell>
          <table:table-cell table:formula="of:=[.D76]-[.D64]" office:value-type="float" office:value="44833.3333333333" calcext:value-type="float">
            <text:p>44833,3333333333</text:p>
          </table:table-cell>
          <table:table-cell table:number-columns-repeated="101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66:.B77])" office:value-type="float" office:value="13136.5209175863" calcext:value-type="float">
            <text:p>13136,5209175863</text:p>
          </table:table-cell>
          <table:table-cell table:formula="of:=AVERAGE([.B66:.B77])" office:value-type="float" office:value="236750" calcext:value-type="float">
            <text:p>236750</text:p>
          </table:table-cell>
          <table:table-cell table:formula="of:=[.D77]-[.C77]" office:value-type="float" office:value="223613.479082414" calcext:value-type="float">
            <text:p>223613,479082414</text:p>
          </table:table-cell>
          <table:table-cell table:formula="of:=[.D77]-[.D65]" office:value-type="float" office:value="43833.3333333333" calcext:value-type="float">
            <text:p>43833,3333333333</text:p>
          </table:table-cell>
          <table:table-cell table:number-columns-repeated="101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61000" calcext:value-type="float">
            <text:p>261000</text:p>
          </table:table-cell>
          <table:table-cell table:formula="of:=COM.MICROSOFT.STDEV.S([.B67:.B78])" office:value-type="float" office:value="13565.4976787705" calcext:value-type="float">
            <text:p>13565,4976787705</text:p>
          </table:table-cell>
          <table:table-cell table:formula="of:=AVERAGE([.B67:.B78])" office:value-type="float" office:value="240250" calcext:value-type="float">
            <text:p>240250</text:p>
          </table:table-cell>
          <table:table-cell table:formula="of:=[.D78]-[.C78]" office:value-type="float" office:value="226684.50232123" calcext:value-type="float">
            <text:p>226684,50232123</text:p>
          </table:table-cell>
          <table:table-cell table:formula="of:=[.D78]-[.D66]" office:value-type="float" office:value="43083.3333333333" calcext:value-type="float">
            <text:p>43083,3333333333</text:p>
          </table:table-cell>
          <table:table-cell table:number-columns-repeated="101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65000" calcext:value-type="float">
            <text:p>265000</text:p>
          </table:table-cell>
          <table:table-cell table:formula="of:=COM.MICROSOFT.STDEV.S([.B68:.B79])" office:value-type="float" office:value="13833.1507837535" calcext:value-type="float">
            <text:p>13833,1507837535</text:p>
          </table:table-cell>
          <table:table-cell table:formula="of:=AVERAGE([.B68:.B79])" office:value-type="float" office:value="243916.666666667" calcext:value-type="float">
            <text:p>243916,666666667</text:p>
          </table:table-cell>
          <table:table-cell table:formula="of:=[.D79]-[.C79]" office:value-type="float" office:value="230083.515882913" calcext:value-type="float">
            <text:p>230083,515882913</text:p>
          </table:table-cell>
          <table:table-cell table:formula="of:=[.D79]-[.D67]" office:value-type="float" office:value="42666.6666666667" calcext:value-type="float">
            <text:p>42666,6666666667</text:p>
          </table:table-cell>
          <table:table-cell table:number-columns-repeated="101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69000" calcext:value-type="float">
            <text:p>269000</text:p>
          </table:table-cell>
          <table:table-cell table:formula="of:=COM.MICROSOFT.STDEV.S([.B69:.B80])" office:value-type="float" office:value="13883.4433769148" calcext:value-type="float">
            <text:p>13883,4433769148</text:p>
          </table:table-cell>
          <table:table-cell table:formula="of:=AVERAGE([.B69:.B80])" office:value-type="float" office:value="247750" calcext:value-type="float">
            <text:p>247750</text:p>
          </table:table-cell>
          <table:table-cell table:formula="of:=[.D80]-[.C80]" office:value-type="float" office:value="233866.556623085" calcext:value-type="float">
            <text:p>233866,556623085</text:p>
          </table:table-cell>
          <table:table-cell table:formula="of:=[.D80]-[.D68]" office:value-type="float" office:value="42583.3333333333" calcext:value-type="float">
            <text:p>42583,3333333333</text:p>
          </table:table-cell>
          <table:table-cell table:number-columns-repeated="101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73000" calcext:value-type="float">
            <text:p>273000</text:p>
          </table:table-cell>
          <table:table-cell table:formula="of:=COM.MICROSOFT.STDEV.S([.B70:.B81])" office:value-type="float" office:value="13983.4859311932" calcext:value-type="float">
            <text:p>13983,4859311932</text:p>
          </table:table-cell>
          <table:table-cell table:formula="of:=AVERAGE([.B70:.B81])" office:value-type="float" office:value="251583.333333333" calcext:value-type="float">
            <text:p>251583,333333333</text:p>
          </table:table-cell>
          <table:table-cell table:formula="of:=[.D81]-[.C81]" office:value-type="float" office:value="237599.84740214" calcext:value-type="float">
            <text:p>237599,84740214</text:p>
          </table:table-cell>
          <table:table-cell table:formula="of:=[.D81]-[.D69]" office:value-type="float" office:value="42416.6666666667" calcext:value-type="float">
            <text:p>42416,6666666667</text:p>
          </table:table-cell>
          <table:table-cell table:number-columns-repeated="101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76000" calcext:value-type="float">
            <text:p>276000</text:p>
          </table:table-cell>
          <table:table-cell table:formula="of:=COM.MICROSOFT.STDEV.S([.B71:.B82])" office:value-type="float" office:value="13833.1507837535" calcext:value-type="float">
            <text:p>13833,1507837535</text:p>
          </table:table-cell>
          <table:table-cell table:formula="of:=AVERAGE([.B71:.B82])" office:value-type="float" office:value="255416.666666667" calcext:value-type="float">
            <text:p>255416,666666667</text:p>
          </table:table-cell>
          <table:table-cell table:formula="of:=[.D82]-[.C82]" office:value-type="float" office:value="241583.515882913" calcext:value-type="float">
            <text:p>241583,515882913</text:p>
          </table:table-cell>
          <table:table-cell table:formula="of:=[.D82]-[.D70]" office:value-type="float" office:value="42333.3333333333" calcext:value-type="float">
            <text:p>42333,3333333333</text:p>
          </table:table-cell>
          <table:table-cell table:number-columns-repeated="101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79000" calcext:value-type="float">
            <text:p>279000</text:p>
          </table:table-cell>
          <table:table-cell table:formula="of:=COM.MICROSOFT.STDEV.S([.B72:.B83])" office:value-type="float" office:value="13597.0139324334" calcext:value-type="float">
            <text:p>13597,0139324334</text:p>
          </table:table-cell>
          <table:table-cell table:formula="of:=AVERAGE([.B72:.B83])" office:value-type="float" office:value="259166.666666667" calcext:value-type="float">
            <text:p>259166,666666667</text:p>
          </table:table-cell>
          <table:table-cell table:formula="of:=[.D83]-[.C83]" office:value-type="float" office:value="245569.652734233" calcext:value-type="float">
            <text:p>245569,652734233</text:p>
          </table:table-cell>
          <table:table-cell table:formula="of:=[.D83]-[.D71]" office:value-type="float" office:value="42416.6666666667" calcext:value-type="float">
            <text:p>42416,6666666667</text:p>
          </table:table-cell>
          <table:table-cell table:number-columns-repeated="101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83000" calcext:value-type="float">
            <text:p>283000</text:p>
          </table:table-cell>
          <table:table-cell table:formula="of:=COM.MICROSOFT.STDEV.S([.B73:.B84])" office:value-type="float" office:value="13433.055114045" calcext:value-type="float">
            <text:p>13433,055114045</text:p>
          </table:table-cell>
          <table:table-cell table:formula="of:=AVERAGE([.B73:.B84])" office:value-type="float" office:value="262916.666666667" calcext:value-type="float">
            <text:p>262916,666666667</text:p>
          </table:table-cell>
          <table:table-cell table:formula="of:=[.D84]-[.C84]" office:value-type="float" office:value="249483.611552622" calcext:value-type="float">
            <text:p>249483,611552622</text:p>
          </table:table-cell>
          <table:table-cell table:formula="of:=[.D84]-[.D72]" office:value-type="float" office:value="42833.3333333333" calcext:value-type="float">
            <text:p>42833,3333333333</text:p>
          </table:table-cell>
          <table:table-cell table:number-columns-repeated="101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86000" calcext:value-type="float">
            <text:p>286000</text:p>
          </table:table-cell>
          <table:table-cell table:formula="of:=COM.MICROSOFT.STDEV.S([.B74:.B85])" office:value-type="float" office:value="13207.8374345299" calcext:value-type="float">
            <text:p>13207,8374345299</text:p>
          </table:table-cell>
          <table:table-cell table:formula="of:=AVERAGE([.B74:.B85])" office:value-type="float" office:value="266583.333333333" calcext:value-type="float">
            <text:p>266583,333333333</text:p>
          </table:table-cell>
          <table:table-cell table:formula="of:=[.D85]-[.C85]" office:value-type="float" office:value="253375.495898803" calcext:value-type="float">
            <text:p>253375,495898803</text:p>
          </table:table-cell>
          <table:table-cell table:formula="of:=[.D85]-[.D73]" office:value-type="float" office:value="43250" calcext:value-type="float">
            <text:p>43250</text:p>
          </table:table-cell>
          <table:table-cell table:number-columns-repeated="101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90000" calcext:value-type="float">
            <text:p>290000</text:p>
          </table:table-cell>
          <table:table-cell table:formula="of:=COM.MICROSOFT.STDEV.S([.B75:.B86])" office:value-type="float" office:value="13081.0411039656" calcext:value-type="float">
            <text:p>13081,0411039656</text:p>
          </table:table-cell>
          <table:table-cell table:formula="of:=AVERAGE([.B75:.B86])" office:value-type="float" office:value="270250" calcext:value-type="float">
            <text:p>270250</text:p>
          </table:table-cell>
          <table:table-cell table:formula="of:=[.D86]-[.C86]" office:value-type="float" office:value="257168.958896034" calcext:value-type="float">
            <text:p>257168,958896034</text:p>
          </table:table-cell>
          <table:table-cell table:formula="of:=[.D86]-[.D74]" office:value-type="float" office:value="43666.6666666667" calcext:value-type="float">
            <text:p>43666,6666666667</text:p>
          </table:table-cell>
          <table:table-cell table:number-columns-repeated="101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93000" calcext:value-type="float">
            <text:p>293000</text:p>
          </table:table-cell>
          <table:table-cell table:formula="of:=COM.MICROSOFT.STDEV.S([.B76:.B87])" office:value-type="float" office:value="12918.1572942424" calcext:value-type="float">
            <text:p>12918,1572942424</text:p>
          </table:table-cell>
          <table:table-cell table:formula="of:=AVERAGE([.B76:.B87])" office:value-type="float" office:value="273833.333333333" calcext:value-type="float">
            <text:p>273833,333333333</text:p>
          </table:table-cell>
          <table:table-cell table:formula="of:=[.D87]-[.C87]" office:value-type="float" office:value="260915.176039091" calcext:value-type="float">
            <text:p>260915,176039091</text:p>
          </table:table-cell>
          <table:table-cell table:formula="of:=[.D87]-[.D75]" office:value-type="float" office:value="43916.6666666667" calcext:value-type="float">
            <text:p>43916,6666666667</text:p>
          </table:table-cell>
          <table:table-cell table:number-columns-repeated="101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96000" calcext:value-type="float">
            <text:p>296000</text:p>
          </table:table-cell>
          <table:table-cell table:formula="of:=COM.MICROSOFT.STDEV.S([.B77:.B88])" office:value-type="float" office:value="12744.5769809846" calcext:value-type="float">
            <text:p>12744,5769809846</text:p>
          </table:table-cell>
          <table:table-cell table:formula="of:=AVERAGE([.B77:.B88])" office:value-type="float" office:value="277333.333333333" calcext:value-type="float">
            <text:p>277333,333333333</text:p>
          </table:table-cell>
          <table:table-cell table:formula="of:=[.D88]-[.C88]" office:value-type="float" office:value="264588.756352349" calcext:value-type="float">
            <text:p>264588,756352349</text:p>
          </table:table-cell>
          <table:table-cell table:formula="of:=[.D88]-[.D76]" office:value-type="float" office:value="44000" calcext:value-type="float">
            <text:p>44000</text:p>
          </table:table-cell>
          <table:table-cell table:number-columns-repeated="101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99000" calcext:value-type="float">
            <text:p>299000</text:p>
          </table:table-cell>
          <table:table-cell table:formula="of:=COM.MICROSOFT.STDEV.S([.B78:.B89])" office:value-type="float" office:value="12415.7768645991" calcext:value-type="float">
            <text:p>12415,7768645991</text:p>
          </table:table-cell>
          <table:table-cell table:formula="of:=AVERAGE([.B78:.B89])" office:value-type="float" office:value="280833.333333333" calcext:value-type="float">
            <text:p>280833,333333333</text:p>
          </table:table-cell>
          <table:table-cell table:formula="of:=[.D89]-[.C89]" office:value-type="float" office:value="268417.556468734" calcext:value-type="float">
            <text:p>268417,556468734</text:p>
          </table:table-cell>
          <table:table-cell table:formula="of:=[.D89]-[.D77]" office:value-type="float" office:value="44083.3333333333" calcext:value-type="float">
            <text:p>44083,3333333333</text:p>
          </table:table-cell>
          <table:table-cell table:number-columns-repeated="101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03000" calcext:value-type="float">
            <text:p>303000</text:p>
          </table:table-cell>
          <table:table-cell table:formula="of:=COM.MICROSOFT.STDEV.S([.B79:.B90])" office:value-type="float" office:value="12235.0712992189" calcext:value-type="float">
            <text:p>12235,0712992189</text:p>
          </table:table-cell>
          <table:table-cell table:formula="of:=AVERAGE([.B79:.B90])" office:value-type="float" office:value="284333.333333333" calcext:value-type="float">
            <text:p>284333,333333333</text:p>
          </table:table-cell>
          <table:table-cell table:formula="of:=[.D90]-[.C90]" office:value-type="float" office:value="272098.262034114" calcext:value-type="float">
            <text:p>272098,262034114</text:p>
          </table:table-cell>
          <table:table-cell table:formula="of:=[.D90]-[.D78]" office:value-type="float" office:value="44083.3333333333" calcext:value-type="float">
            <text:p>44083,3333333333</text:p>
          </table:table-cell>
          <table:table-cell table:number-columns-repeated="101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07000" calcext:value-type="float">
            <text:p>307000</text:p>
          </table:table-cell>
          <table:table-cell table:formula="of:=COM.MICROSOFT.STDEV.S([.B80:.B91])" office:value-type="float" office:value="12209.0378843137" calcext:value-type="float">
            <text:p>12209,0378843137</text:p>
          </table:table-cell>
          <table:table-cell table:formula="of:=AVERAGE([.B80:.B91])" office:value-type="float" office:value="287833.333333333" calcext:value-type="float">
            <text:p>287833,333333333</text:p>
          </table:table-cell>
          <table:table-cell table:formula="of:=[.D91]-[.C91]" office:value-type="float" office:value="275624.29544902" calcext:value-type="float">
            <text:p>275624,29544902</text:p>
          </table:table-cell>
          <table:table-cell table:formula="of:=[.D91]-[.D79]" office:value-type="float" office:value="43916.6666666667" calcext:value-type="float">
            <text:p>43916,6666666667</text:p>
          </table:table-cell>
          <table:table-cell table:number-columns-repeated="101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09000" calcext:value-type="float">
            <text:p>309000</text:p>
          </table:table-cell>
          <table:table-cell table:formula="of:=COM.MICROSOFT.STDEV.S([.B81:.B92])" office:value-type="float" office:value="12059.1974204025" calcext:value-type="float">
            <text:p>12059,1974204025</text:p>
          </table:table-cell>
          <table:table-cell table:formula="of:=AVERAGE([.B81:.B92])" office:value-type="float" office:value="291166.666666667" calcext:value-type="float">
            <text:p>291166,666666667</text:p>
          </table:table-cell>
          <table:table-cell table:formula="of:=[.D92]-[.C92]" office:value-type="float" office:value="279107.469246264" calcext:value-type="float">
            <text:p>279107,469246264</text:p>
          </table:table-cell>
          <table:table-cell table:formula="of:=[.D92]-[.D80]" office:value-type="float" office:value="43416.6666666666" calcext:value-type="float">
            <text:p>43416,6666666666</text:p>
          </table:table-cell>
          <table:table-cell table:number-columns-repeated="101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12000" calcext:value-type="float">
            <text:p>312000</text:p>
          </table:table-cell>
          <table:table-cell table:formula="of:=COM.MICROSOFT.STDEV.S([.B82:.B93])" office:value-type="float" office:value="11973.1391291533" calcext:value-type="float">
            <text:p>11973,1391291533</text:p>
          </table:table-cell>
          <table:table-cell table:formula="of:=AVERAGE([.B82:.B93])" office:value-type="float" office:value="294416.666666667" calcext:value-type="float">
            <text:p>294416,666666667</text:p>
          </table:table-cell>
          <table:table-cell table:formula="of:=[.D93]-[.C93]" office:value-type="float" office:value="282443.527537513" calcext:value-type="float">
            <text:p>282443,527537513</text:p>
          </table:table-cell>
          <table:table-cell table:formula="of:=[.D93]-[.D81]" office:value-type="float" office:value="42833.3333333333" calcext:value-type="float">
            <text:p>42833,3333333333</text:p>
          </table:table-cell>
          <table:table-cell table:number-columns-repeated="101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14000" calcext:value-type="float">
            <text:p>314000</text:p>
          </table:table-cell>
          <table:table-cell table:formula="of:=COM.MICROSOFT.STDEV.S([.B83:.B94])" office:value-type="float" office:value="11681.0517376206" calcext:value-type="float">
            <text:p>11681,0517376206</text:p>
          </table:table-cell>
          <table:table-cell table:formula="of:=AVERAGE([.B83:.B94])" office:value-type="float" office:value="297583.333333333" calcext:value-type="float">
            <text:p>297583,333333333</text:p>
          </table:table-cell>
          <table:table-cell table:formula="of:=[.D94]-[.C94]" office:value-type="float" office:value="285902.281595713" calcext:value-type="float">
            <text:p>285902,281595713</text:p>
          </table:table-cell>
          <table:table-cell table:formula="of:=[.D94]-[.D82]" office:value-type="float" office:value="42166.6666666667" calcext:value-type="float">
            <text:p>42166,6666666667</text:p>
          </table:table-cell>
          <table:table-cell table:number-columns-repeated="101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17000" calcext:value-type="float">
            <text:p>317000</text:p>
          </table:table-cell>
          <table:table-cell table:formula="of:=COM.MICROSOFT.STDEV.S([.B84:.B95])" office:value-type="float" office:value="11330.7706550068" calcext:value-type="float">
            <text:p>11330,7706550068</text:p>
          </table:table-cell>
          <table:table-cell table:formula="of:=AVERAGE([.B84:.B95])" office:value-type="float" office:value="300750" calcext:value-type="float">
            <text:p>300750</text:p>
          </table:table-cell>
          <table:table-cell table:formula="of:=[.D95]-[.C95]" office:value-type="float" office:value="289419.229344993" calcext:value-type="float">
            <text:p>289419,229344993</text:p>
          </table:table-cell>
          <table:table-cell table:formula="of:=[.D95]-[.D83]" office:value-type="float" office:value="41583.3333333333" calcext:value-type="float">
            <text:p>41583,3333333333</text:p>
          </table:table-cell>
          <table:table-cell table:number-columns-repeated="101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19000" calcext:value-type="float">
            <text:p>319000</text:p>
          </table:table-cell>
          <table:table-cell table:formula="of:=COM.MICROSOFT.STDEV.S([.B85:.B96])" office:value-type="float" office:value="10963.7833549622" calcext:value-type="float">
            <text:p>10963,7833549622</text:p>
          </table:table-cell>
          <table:table-cell table:formula="of:=AVERAGE([.B85:.B96])" office:value-type="float" office:value="303750" calcext:value-type="float">
            <text:p>303750</text:p>
          </table:table-cell>
          <table:table-cell table:formula="of:=[.D96]-[.C96]" office:value-type="float" office:value="292786.216645038" calcext:value-type="float">
            <text:p>292786,216645038</text:p>
          </table:table-cell>
          <table:table-cell table:formula="of:=[.D96]-[.D84]" office:value-type="float" office:value="40833.3333333334" calcext:value-type="float">
            <text:p>40833,3333333334</text:p>
          </table:table-cell>
          <table:table-cell table:number-columns-repeated="101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22000" calcext:value-type="float">
            <text:p>322000</text:p>
          </table:table-cell>
          <table:table-cell table:formula="of:=COM.MICROSOFT.STDEV.S([.B86:.B97])" office:value-type="float" office:value="10584.0789524988" calcext:value-type="float">
            <text:p>10584,0789524988</text:p>
          </table:table-cell>
          <table:table-cell table:formula="of:=AVERAGE([.B86:.B97])" office:value-type="float" office:value="306750" calcext:value-type="float">
            <text:p>306750</text:p>
          </table:table-cell>
          <table:table-cell table:formula="of:=[.D97]-[.C97]" office:value-type="float" office:value="296165.921047501" calcext:value-type="float">
            <text:p>296165,921047501</text:p>
          </table:table-cell>
          <table:table-cell table:formula="of:=[.D97]-[.D85]" office:value-type="float" office:value="40166.6666666667" calcext:value-type="float">
            <text:p>40166,6666666667</text:p>
          </table:table-cell>
          <table:table-cell table:number-columns-repeated="101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325000" calcext:value-type="float">
            <text:p>325000</text:p>
          </table:table-cell>
          <table:table-cell table:formula="of:=COM.MICROSOFT.STDEV.S([.B87:.B98])" office:value-type="float" office:value="10368.9513218624" calcext:value-type="float">
            <text:p>10368,9513218624</text:p>
          </table:table-cell>
          <table:table-cell table:formula="of:=AVERAGE([.B87:.B98])" office:value-type="float" office:value="309666.666666667" calcext:value-type="float">
            <text:p>309666,666666667</text:p>
          </table:table-cell>
          <table:table-cell table:formula="of:=[.D98]-[.C98]" office:value-type="float" office:value="299297.715344804" calcext:value-type="float">
            <text:p>299297,715344804</text:p>
          </table:table-cell>
          <table:table-cell table:formula="of:=[.D98]-[.D86]" office:value-type="float" office:value="39416.6666666666" calcext:value-type="float">
            <text:p>39416,6666666666</text:p>
          </table:table-cell>
          <table:table-cell table:number-columns-repeated="101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28000" calcext:value-type="float">
            <text:p>328000</text:p>
          </table:table-cell>
          <table:table-cell table:formula="of:=COM.MICROSOFT.STDEV.S([.B88:.B99])" office:value-type="float" office:value="10175.3564452494" calcext:value-type="float">
            <text:p>10175,3564452494</text:p>
          </table:table-cell>
          <table:table-cell table:formula="of:=AVERAGE([.B88:.B99])" office:value-type="float" office:value="312583.333333333" calcext:value-type="float">
            <text:p>312583,333333333</text:p>
          </table:table-cell>
          <table:table-cell table:formula="of:=[.D99]-[.C99]" office:value-type="float" office:value="302407.976888084" calcext:value-type="float">
            <text:p>302407,976888084</text:p>
          </table:table-cell>
          <table:table-cell table:formula="of:=[.D99]-[.D87]" office:value-type="float" office:value="38750" calcext:value-type="float">
            <text:p>38750</text:p>
          </table:table-cell>
          <table:table-cell table:number-columns-repeated="101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330000" calcext:value-type="float">
            <text:p>330000</text:p>
          </table:table-cell>
          <table:table-cell table:formula="of:=COM.MICROSOFT.STDEV.S([.B89:.B100])" office:value-type="float" office:value="9866.91748247955" calcext:value-type="float">
            <text:p>9866,91748247955</text:p>
          </table:table-cell>
          <table:table-cell table:formula="of:=AVERAGE([.B89:.B100])" office:value-type="float" office:value="315416.666666667" calcext:value-type="float">
            <text:p>315416,666666667</text:p>
          </table:table-cell>
          <table:table-cell table:formula="of:=[.D100]-[.C100]" office:value-type="float" office:value="305549.749184187" calcext:value-type="float">
            <text:p>305549,749184187</text:p>
          </table:table-cell>
          <table:table-cell table:formula="of:=[.D100]-[.D88]" office:value-type="float" office:value="38083.3333333333" calcext:value-type="float">
            <text:p>38083,3333333333</text:p>
          </table:table-cell>
          <table:table-cell table:number-columns-repeated="101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333000" calcext:value-type="float">
            <text:p>333000</text:p>
          </table:table-cell>
          <table:table-cell table:formula="of:=COM.MICROSOFT.STDEV.S([.B90:.B101])" office:value-type="float" office:value="9602.31979547367" calcext:value-type="float">
            <text:p>9602,31979547367</text:p>
          </table:table-cell>
          <table:table-cell table:formula="of:=AVERAGE([.B90:.B101])" office:value-type="float" office:value="318250" calcext:value-type="float">
            <text:p>318250</text:p>
          </table:table-cell>
          <table:table-cell table:formula="of:=[.D101]-[.C101]" office:value-type="float" office:value="308647.680204526" calcext:value-type="float">
            <text:p>308647,680204526</text:p>
          </table:table-cell>
          <table:table-cell table:formula="of:=[.D101]-[.D89]" office:value-type="float" office:value="37416.6666666667" calcext:value-type="float">
            <text:p>37416,6666666667</text:p>
          </table:table-cell>
          <table:table-cell table:number-columns-repeated="101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335000" calcext:value-type="float">
            <text:p>335000</text:p>
          </table:table-cell>
          <table:table-cell table:formula="of:=COM.MICROSOFT.STDEV.S([.B91:.B102])" office:value-type="float" office:value="9423.93792745931" calcext:value-type="float">
            <text:p>9423,93792745931</text:p>
          </table:table-cell>
          <table:table-cell table:formula="of:=AVERAGE([.B91:.B102])" office:value-type="float" office:value="320916.666666667" calcext:value-type="float">
            <text:p>320916,666666667</text:p>
          </table:table-cell>
          <table:table-cell table:formula="of:=[.D102]-[.C102]" office:value-type="float" office:value="311492.728739207" calcext:value-type="float">
            <text:p>311492,728739207</text:p>
          </table:table-cell>
          <table:table-cell table:formula="of:=[.D102]-[.D90]" office:value-type="float" office:value="36583.3333333333" calcext:value-type="float">
            <text:p>36583,3333333333</text:p>
          </table:table-cell>
          <table:table-cell table:number-columns-repeated="101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338000" calcext:value-type="float">
            <text:p>338000</text:p>
          </table:table-cell>
          <table:table-cell table:formula="of:=COM.MICROSOFT.STDEV.S([.B92:.B103])" office:value-type="float" office:value="9510.75945729601" calcext:value-type="float">
            <text:p>9510,75945729601</text:p>
          </table:table-cell>
          <table:table-cell table:formula="of:=AVERAGE([.B92:.B103])" office:value-type="float" office:value="323500" calcext:value-type="float">
            <text:p>323500</text:p>
          </table:table-cell>
          <table:table-cell table:formula="of:=[.D103]-[.C103]" office:value-type="float" office:value="313989.240542704" calcext:value-type="float">
            <text:p>313989,240542704</text:p>
          </table:table-cell>
          <table:table-cell table:formula="of:=[.D103]-[.D91]" office:value-type="float" office:value="35666.6666666667" calcext:value-type="float">
            <text:p>35666,6666666667</text:p>
          </table:table-cell>
          <table:table-cell table:number-columns-repeated="101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340000" calcext:value-type="float">
            <text:p>340000</text:p>
          </table:table-cell>
          <table:table-cell table:formula="of:=COM.MICROSOFT.STDEV.S([.B93:.B104])" office:value-type="float" office:value="9423.93792745931" calcext:value-type="float">
            <text:p>9423,93792745931</text:p>
          </table:table-cell>
          <table:table-cell table:formula="of:=AVERAGE([.B93:.B104])" office:value-type="float" office:value="326083.333333333" calcext:value-type="float">
            <text:p>326083,333333333</text:p>
          </table:table-cell>
          <table:table-cell table:formula="of:=[.D104]-[.C104]" office:value-type="float" office:value="316659.395405874" calcext:value-type="float">
            <text:p>316659,395405874</text:p>
          </table:table-cell>
          <table:table-cell table:formula="of:=[.D104]-[.D92]" office:value-type="float" office:value="34916.6666666667" calcext:value-type="float">
            <text:p>34916,6666666667</text:p>
          </table:table-cell>
          <table:table-cell table:number-columns-repeated="101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42000" calcext:value-type="float">
            <text:p>342000</text:p>
          </table:table-cell>
          <table:table-cell table:formula="of:=COM.MICROSOFT.STDEV.S([.B94:.B105])" office:value-type="float" office:value="9326.97294101491" calcext:value-type="float">
            <text:p>9326,97294101491</text:p>
          </table:table-cell>
          <table:table-cell table:formula="of:=AVERAGE([.B94:.B105])" office:value-type="float" office:value="328583.333333333" calcext:value-type="float">
            <text:p>328583,333333333</text:p>
          </table:table-cell>
          <table:table-cell table:formula="of:=[.D105]-[.C105]" office:value-type="float" office:value="319256.360392318" calcext:value-type="float">
            <text:p>319256,360392318</text:p>
          </table:table-cell>
          <table:table-cell table:formula="of:=[.D105]-[.D93]" office:value-type="float" office:value="34166.6666666667" calcext:value-type="float">
            <text:p>34166,6666666667</text:p>
          </table:table-cell>
          <table:table-cell table:number-columns-repeated="101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344000" calcext:value-type="float">
            <text:p>344000</text:p>
          </table:table-cell>
          <table:table-cell table:formula="of:=COM.MICROSOFT.STDEV.S([.B95:.B106])" office:value-type="float" office:value="9080.03137092432" calcext:value-type="float">
            <text:p>9080,03137092432</text:p>
          </table:table-cell>
          <table:table-cell table:formula="of:=AVERAGE([.B95:.B106])" office:value-type="float" office:value="331083.333333333" calcext:value-type="float">
            <text:p>331083,333333333</text:p>
          </table:table-cell>
          <table:table-cell table:formula="of:=[.D106]-[.C106]" office:value-type="float" office:value="322003.301962409" calcext:value-type="float">
            <text:p>322003,301962409</text:p>
          </table:table-cell>
          <table:table-cell table:formula="of:=[.D106]-[.D94]" office:value-type="float" office:value="33500" calcext:value-type="float">
            <text:p>33500</text:p>
          </table:table-cell>
          <table:table-cell table:number-columns-repeated="101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347000" calcext:value-type="float">
            <text:p>347000</text:p>
          </table:table-cell>
          <table:table-cell table:formula="of:=COM.MICROSOFT.STDEV.S([.B96:.B107])" office:value-type="float" office:value="8979.35342208936" calcext:value-type="float">
            <text:p>8979,35342208936</text:p>
          </table:table-cell>
          <table:table-cell table:formula="of:=AVERAGE([.B96:.B107])" office:value-type="float" office:value="333583.333333333" calcext:value-type="float">
            <text:p>333583,333333333</text:p>
          </table:table-cell>
          <table:table-cell table:formula="of:=[.D107]-[.C107]" office:value-type="float" office:value="324603.979911244" calcext:value-type="float">
            <text:p>324603,979911244</text:p>
          </table:table-cell>
          <table:table-cell table:formula="of:=[.D107]-[.D95]" office:value-type="float" office:value="32833.3333333333" calcext:value-type="float">
            <text:p>32833,3333333333</text:p>
          </table:table-cell>
          <table:table-cell table:number-columns-repeated="101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349000" calcext:value-type="float">
            <text:p>349000</text:p>
          </table:table-cell>
          <table:table-cell table:formula="of:=COM.MICROSOFT.STDEV.S([.B97:.B108])" office:value-type="float" office:value="8722.57607208635" calcext:value-type="float">
            <text:p>8722,57607208635</text:p>
          </table:table-cell>
          <table:table-cell table:formula="of:=AVERAGE([.B97:.B108])" office:value-type="float" office:value="336083.333333333" calcext:value-type="float">
            <text:p>336083,333333333</text:p>
          </table:table-cell>
          <table:table-cell table:formula="of:=[.D108]-[.C108]" office:value-type="float" office:value="327360.757261247" calcext:value-type="float">
            <text:p>327360,757261247</text:p>
          </table:table-cell>
          <table:table-cell table:formula="of:=[.D108]-[.D96]" office:value-type="float" office:value="32333.3333333333" calcext:value-type="float">
            <text:p>32333,3333333333</text:p>
          </table:table-cell>
          <table:table-cell table:number-columns-repeated="101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351000" calcext:value-type="float">
            <text:p>351000</text:p>
          </table:table-cell>
          <table:table-cell table:formula="of:=COM.MICROSOFT.STDEV.S([.B98:.B109])" office:value-type="float" office:value="8479.92281268473" calcext:value-type="float">
            <text:p>8479,92281268473</text:p>
          </table:table-cell>
          <table:table-cell table:formula="of:=AVERAGE([.B98:.B109])" office:value-type="float" office:value="338500" calcext:value-type="float">
            <text:p>338500</text:p>
          </table:table-cell>
          <table:table-cell table:formula="of:=[.D109]-[.C109]" office:value-type="float" office:value="330020.077187315" calcext:value-type="float">
            <text:p>330020,077187315</text:p>
          </table:table-cell>
          <table:table-cell table:formula="of:=[.D109]-[.D97]" office:value-type="float" office:value="31750" calcext:value-type="float">
            <text:p>31750</text:p>
          </table:table-cell>
          <table:table-cell table:number-columns-repeated="101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53000" calcext:value-type="float">
            <text:p>353000</text:p>
          </table:table-cell>
          <table:table-cell table:formula="of:=COM.MICROSOFT.STDEV.S([.B99:.B110])" office:value-type="float" office:value="8277.38796451825" calcext:value-type="float">
            <text:p>8277,38796451825</text:p>
          </table:table-cell>
          <table:table-cell table:formula="of:=AVERAGE([.B99:.B110])" office:value-type="float" office:value="340833.333333333" calcext:value-type="float">
            <text:p>340833,333333333</text:p>
          </table:table-cell>
          <table:table-cell table:formula="of:=[.D110]-[.C110]" office:value-type="float" office:value="332555.945368815" calcext:value-type="float">
            <text:p>332555,945368815</text:p>
          </table:table-cell>
          <table:table-cell table:formula="of:=[.D110]-[.D98]" office:value-type="float" office:value="31166.6666666667" calcext:value-type="float">
            <text:p>31166,6666666667</text:p>
          </table:table-cell>
          <table:table-cell table:number-columns-repeated="101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355000" calcext:value-type="float">
            <text:p>355000</text:p>
          </table:table-cell>
          <table:table-cell table:formula="of:=COM.MICROSOFT.STDEV.S([.B100:.B111])" office:value-type="float" office:value="8140.34099501682" calcext:value-type="float">
            <text:p>8140,34099501682</text:p>
          </table:table-cell>
          <table:table-cell table:formula="of:=AVERAGE([.B100:.B111])" office:value-type="float" office:value="343083.333333333" calcext:value-type="float">
            <text:p>343083,333333333</text:p>
          </table:table-cell>
          <table:table-cell table:formula="of:=[.D111]-[.C111]" office:value-type="float" office:value="334942.992338317" calcext:value-type="float">
            <text:p>334942,992338317</text:p>
          </table:table-cell>
          <table:table-cell table:formula="of:=[.D111]-[.D99]" office:value-type="float" office:value="30500" calcext:value-type="float">
            <text:p>30500</text:p>
          </table:table-cell>
          <table:table-cell table:number-columns-repeated="101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57000" calcext:value-type="float">
            <text:p>357000</text:p>
          </table:table-cell>
          <table:table-cell table:formula="of:=COM.MICROSOFT.STDEV.S([.B101:.B112])" office:value-type="float" office:value="7923.88028606432" calcext:value-type="float">
            <text:p>7923,88028606432</text:p>
          </table:table-cell>
          <table:table-cell table:formula="of:=AVERAGE([.B101:.B112])" office:value-type="float" office:value="345333.333333333" calcext:value-type="float">
            <text:p>345333,333333333</text:p>
          </table:table-cell>
          <table:table-cell table:formula="of:=[.D112]-[.C112]" office:value-type="float" office:value="337409.453047269" calcext:value-type="float">
            <text:p>337409,453047269</text:p>
          </table:table-cell>
          <table:table-cell table:formula="of:=[.D112]-[.D100]" office:value-type="float" office:value="29916.6666666667" calcext:value-type="float">
            <text:p>29916,6666666667</text:p>
          </table:table-cell>
          <table:table-cell table:number-columns-repeated="101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359000" calcext:value-type="float">
            <text:p>359000</text:p>
          </table:table-cell>
          <table:table-cell table:formula="of:=COM.MICROSOFT.STDEV.S([.B102:.B113])" office:value-type="float" office:value="7798.60127318879" calcext:value-type="float">
            <text:p>7798,60127318879</text:p>
          </table:table-cell>
          <table:table-cell table:formula="of:=AVERAGE([.B102:.B113])" office:value-type="float" office:value="347500" calcext:value-type="float">
            <text:p>347500</text:p>
          </table:table-cell>
          <table:table-cell table:formula="of:=[.D113]-[.C113]" office:value-type="float" office:value="339701.398726811" calcext:value-type="float">
            <text:p>339701,398726811</text:p>
          </table:table-cell>
          <table:table-cell table:formula="of:=[.D113]-[.D101]" office:value-type="float" office:value="29250" calcext:value-type="float">
            <text:p>29250</text:p>
          </table:table-cell>
          <table:table-cell table:number-columns-repeated="101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361000" calcext:value-type="float">
            <text:p>361000</text:p>
          </table:table-cell>
          <table:table-cell table:formula="of:=COM.MICROSOFT.STDEV.S([.B103:.B114])" office:value-type="float" office:value="7619.75104977886" calcext:value-type="float">
            <text:p>7619,75104977886</text:p>
          </table:table-cell>
          <table:table-cell table:formula="of:=AVERAGE([.B103:.B114])" office:value-type="float" office:value="349666.666666667" calcext:value-type="float">
            <text:p>349666,666666667</text:p>
          </table:table-cell>
          <table:table-cell table:formula="of:=[.D114]-[.C114]" office:value-type="float" office:value="342046.915616888" calcext:value-type="float">
            <text:p>342046,915616888</text:p>
          </table:table-cell>
          <table:table-cell table:formula="of:=[.D114]-[.D102]" office:value-type="float" office:value="28750" calcext:value-type="float">
            <text:p>28750</text:p>
          </table:table-cell>
          <table:table-cell table:number-columns-repeated="101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364000" calcext:value-type="float">
            <text:p>364000</text:p>
          </table:table-cell>
          <table:table-cell table:formula="of:=COM.MICROSOFT.STDEV.S([.B104:.B115])" office:value-type="float" office:value="7696.91004510409" calcext:value-type="float">
            <text:p>7696,91004510409</text:p>
          </table:table-cell>
          <table:table-cell table:formula="of:=AVERAGE([.B104:.B115])" office:value-type="float" office:value="351833.333333333" calcext:value-type="float">
            <text:p>351833,333333333</text:p>
          </table:table-cell>
          <table:table-cell table:formula="of:=[.D115]-[.C115]" office:value-type="float" office:value="344136.423288229" calcext:value-type="float">
            <text:p>344136,423288229</text:p>
          </table:table-cell>
          <table:table-cell table:formula="of:=[.D115]-[.D103]" office:value-type="float" office:value="28333.3333333333" calcext:value-type="float">
            <text:p>28333,3333333333</text:p>
          </table:table-cell>
          <table:table-cell table:number-columns-repeated="101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366000" calcext:value-type="float">
            <text:p>366000</text:p>
          </table:table-cell>
          <table:table-cell table:formula="of:=COM.MICROSOFT.STDEV.S([.B105:.B116])" office:value-type="float" office:value="7722.45839330738" calcext:value-type="float">
            <text:p>7722,45839330738</text:p>
          </table:table-cell>
          <table:table-cell table:formula="of:=AVERAGE([.B105:.B116])" office:value-type="float" office:value="354000" calcext:value-type="float">
            <text:p>354000</text:p>
          </table:table-cell>
          <table:table-cell table:formula="of:=[.D116]-[.C116]" office:value-type="float" office:value="346277.541606693" calcext:value-type="float">
            <text:p>346277,541606693</text:p>
          </table:table-cell>
          <table:table-cell table:formula="of:=[.D116]-[.D104]" office:value-type="float" office:value="27916.6666666667" calcext:value-type="float">
            <text:p>27916,6666666667</text:p>
          </table:table-cell>
          <table:table-cell table:number-columns-repeated="101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368000" calcext:value-type="float">
            <text:p>368000</text:p>
          </table:table-cell>
          <table:table-cell table:formula="of:=COM.MICROSOFT.STDEV.S([.B106:.B117])" office:value-type="float" office:value="7696.91004510409" calcext:value-type="float">
            <text:p>7696,91004510409</text:p>
          </table:table-cell>
          <table:table-cell table:formula="of:=AVERAGE([.B106:.B117])" office:value-type="float" office:value="356166.666666667" calcext:value-type="float">
            <text:p>356166,666666667</text:p>
          </table:table-cell>
          <table:table-cell table:formula="of:=[.D117]-[.C117]" office:value-type="float" office:value="348469.756621563" calcext:value-type="float">
            <text:p>348469,756621563</text:p>
          </table:table-cell>
          <table:table-cell table:formula="of:=[.D117]-[.D105]" office:value-type="float" office:value="27583.3333333333" calcext:value-type="float">
            <text:p>27583,3333333333</text:p>
          </table:table-cell>
          <table:table-cell table:number-columns-repeated="101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70000" calcext:value-type="float">
            <text:p>370000</text:p>
          </table:table-cell>
          <table:table-cell table:formula="of:=COM.MICROSOFT.STDEV.S([.B107:.B118])" office:value-type="float" office:value="7619.75104977886" calcext:value-type="float">
            <text:p>7619,75104977886</text:p>
          </table:table-cell>
          <table:table-cell table:formula="of:=AVERAGE([.B107:.B118])" office:value-type="float" office:value="358333.333333333" calcext:value-type="float">
            <text:p>358333,333333333</text:p>
          </table:table-cell>
          <table:table-cell table:formula="of:=[.D118]-[.C118]" office:value-type="float" office:value="350713.582283554" calcext:value-type="float">
            <text:p>350713,582283554</text:p>
          </table:table-cell>
          <table:table-cell table:formula="of:=[.D118]-[.D106]" office:value-type="float" office:value="27250" calcext:value-type="float">
            <text:p>27250</text:p>
          </table:table-cell>
          <table:table-cell table:number-columns-repeated="101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72000" calcext:value-type="float">
            <text:p>372000</text:p>
          </table:table-cell>
          <table:table-cell table:formula="of:=COM.MICROSOFT.STDEV.S([.B108:.B119])" office:value-type="float" office:value="7656.94376881454" calcext:value-type="float">
            <text:p>7656,94376881454</text:p>
          </table:table-cell>
          <table:table-cell table:formula="of:=AVERAGE([.B108:.B119])" office:value-type="float" office:value="360416.666666667" calcext:value-type="float">
            <text:p>360416,666666667</text:p>
          </table:table-cell>
          <table:table-cell table:formula="of:=[.D119]-[.C119]" office:value-type="float" office:value="352759.722897852" calcext:value-type="float">
            <text:p>352759,722897852</text:p>
          </table:table-cell>
          <table:table-cell table:formula="of:=[.D119]-[.D107]" office:value-type="float" office:value="26833.3333333333" calcext:value-type="float">
            <text:p>26833,3333333333</text:p>
          </table:table-cell>
          <table:table-cell table:number-columns-repeated="101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374000" calcext:value-type="float">
            <text:p>374000</text:p>
          </table:table-cell>
          <table:table-cell table:formula="of:=COM.MICROSOFT.STDEV.S([.B109:.B120])" office:value-type="float" office:value="7669.30126010068" calcext:value-type="float">
            <text:p>7669,30126010068</text:p>
          </table:table-cell>
          <table:table-cell table:formula="of:=AVERAGE([.B109:.B120])" office:value-type="float" office:value="362500" calcext:value-type="float">
            <text:p>362500</text:p>
          </table:table-cell>
          <table:table-cell table:formula="of:=[.D120]-[.C120]" office:value-type="float" office:value="354830.698739899" calcext:value-type="float">
            <text:p>354830,698739899</text:p>
          </table:table-cell>
          <table:table-cell table:formula="of:=[.D120]-[.D108]" office:value-type="float" office:value="26416.6666666667" calcext:value-type="float">
            <text:p>26416,6666666667</text:p>
          </table:table-cell>
          <table:table-cell table:number-columns-repeated="101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76000" calcext:value-type="float">
            <text:p>376000</text:p>
          </table:table-cell>
          <table:table-cell table:formula="of:=COM.MICROSOFT.STDEV.S([.B110:.B121])" office:value-type="float" office:value="7656.94376881454" calcext:value-type="float">
            <text:p>7656,94376881454</text:p>
          </table:table-cell>
          <table:table-cell table:formula="of:=AVERAGE([.B110:.B121])" office:value-type="float" office:value="364583.333333333" calcext:value-type="float">
            <text:p>364583,333333333</text:p>
          </table:table-cell>
          <table:table-cell table:formula="of:=[.D121]-[.C121]" office:value-type="float" office:value="356926.389564519" calcext:value-type="float">
            <text:p>356926,389564519</text:p>
          </table:table-cell>
          <table:table-cell table:formula="of:=[.D121]-[.D109]" office:value-type="float" office:value="26083.3333333333" calcext:value-type="float">
            <text:p>26083,3333333333</text:p>
          </table:table-cell>
          <table:table-cell table:number-columns-repeated="101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381000" calcext:value-type="float">
            <text:p>381000</text:p>
          </table:table-cell>
          <table:table-cell table:formula="of:=COM.MICROSOFT.STDEV.S([.B111:.B122])" office:value-type="float" office:value="8061.787906068" calcext:value-type="float">
            <text:p>8061,787906068</text:p>
          </table:table-cell>
          <table:table-cell table:formula="of:=AVERAGE([.B111:.B122])" office:value-type="float" office:value="366916.666666667" calcext:value-type="float">
            <text:p>366916,666666667</text:p>
          </table:table-cell>
          <table:table-cell table:formula="of:=[.D122]-[.C122]" office:value-type="float" office:value="358854.878760599" calcext:value-type="float">
            <text:p>358854,878760599</text:p>
          </table:table-cell>
          <table:table-cell table:formula="of:=[.D122]-[.D110]" office:value-type="float" office:value="26083.3333333333" calcext:value-type="float">
            <text:p>26083,3333333333</text:p>
          </table:table-cell>
          <table:table-cell table:number-columns-repeated="101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384000" calcext:value-type="float">
            <text:p>384000</text:p>
          </table:table-cell>
          <table:table-cell table:formula="of:=COM.MICROSOFT.STDEV.S([.B112:.B123])" office:value-type="float" office:value="8499.55435551913" calcext:value-type="float">
            <text:p>8499,55435551913</text:p>
          </table:table-cell>
          <table:table-cell table:formula="of:=AVERAGE([.B112:.B123])" office:value-type="float" office:value="369333.333333333" calcext:value-type="float">
            <text:p>369333,333333333</text:p>
          </table:table-cell>
          <table:table-cell table:formula="of:=[.D123]-[.C123]" office:value-type="float" office:value="360833.778977814" calcext:value-type="float">
            <text:p>360833,778977814</text:p>
          </table:table-cell>
          <table:table-cell table:formula="of:=[.D123]-[.D111]" office:value-type="float" office:value="26250" calcext:value-type="float">
            <text:p>26250</text:p>
          </table:table-cell>
          <table:table-cell table:number-columns-repeated="101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386000" calcext:value-type="float">
            <text:p>386000</text:p>
          </table:table-cell>
          <table:table-cell table:formula="of:=COM.MICROSOFT.STDEV.S([.B113:.B124])" office:value-type="float" office:value="8791.78335410141" calcext:value-type="float">
            <text:p>8791,78335410141</text:p>
          </table:table-cell>
          <table:table-cell table:formula="of:=AVERAGE([.B113:.B124])" office:value-type="float" office:value="371750" calcext:value-type="float">
            <text:p>371750</text:p>
          </table:table-cell>
          <table:table-cell table:formula="of:=[.D124]-[.C124]" office:value-type="float" office:value="362958.216645899" calcext:value-type="float">
            <text:p>362958,216645899</text:p>
          </table:table-cell>
          <table:table-cell table:formula="of:=[.D124]-[.D112]" office:value-type="float" office:value="26416.6666666667" calcext:value-type="float">
            <text:p>26416,6666666667</text:p>
          </table:table-cell>
          <table:table-cell table:number-columns-repeated="101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88000" calcext:value-type="float">
            <text:p>388000</text:p>
          </table:table-cell>
          <table:table-cell table:formula="of:=COM.MICROSOFT.STDEV.S([.B114:.B125])" office:value-type="float" office:value="8952.73785785751" calcext:value-type="float">
            <text:p>8952,73785785751</text:p>
          </table:table-cell>
          <table:table-cell table:formula="of:=AVERAGE([.B114:.B125])" office:value-type="float" office:value="374166.666666667" calcext:value-type="float">
            <text:p>374166,666666667</text:p>
          </table:table-cell>
          <table:table-cell table:formula="of:=[.D125]-[.C125]" office:value-type="float" office:value="365213.928808809" calcext:value-type="float">
            <text:p>365213,928808809</text:p>
          </table:table-cell>
          <table:table-cell table:formula="of:=[.D125]-[.D113]" office:value-type="float" office:value="26666.6666666666" calcext:value-type="float">
            <text:p>26666,6666666666</text:p>
          </table:table-cell>
          <table:table-cell table:number-columns-repeated="101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390000" calcext:value-type="float">
            <text:p>390000</text:p>
          </table:table-cell>
          <table:table-cell table:formula="of:=COM.MICROSOFT.STDEV.S([.B115:.B126])" office:value-type="float" office:value="8989.47195671726" calcext:value-type="float">
            <text:p>8989,47195671726</text:p>
          </table:table-cell>
          <table:table-cell table:formula="of:=AVERAGE([.B115:.B126])" office:value-type="float" office:value="376583.333333333" calcext:value-type="float">
            <text:p>376583,333333333</text:p>
          </table:table-cell>
          <table:table-cell table:formula="of:=[.D126]-[.C126]" office:value-type="float" office:value="367593.861376616" calcext:value-type="float">
            <text:p>367593,861376616</text:p>
          </table:table-cell>
          <table:table-cell table:formula="of:=[.D126]-[.D114]" office:value-type="float" office:value="26916.6666666667" calcext:value-type="float">
            <text:p>26916,6666666667</text:p>
          </table:table-cell>
          <table:table-cell table:number-columns-repeated="101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92000" calcext:value-type="float">
            <text:p>392000</text:p>
          </table:table-cell>
          <table:table-cell table:formula="of:=COM.MICROSOFT.STDEV.S([.B116:.B127])" office:value-type="float" office:value="9059.98528328459" calcext:value-type="float">
            <text:p>9059,98528328459</text:p>
          </table:table-cell>
          <table:table-cell table:formula="of:=AVERAGE([.B116:.B127])" office:value-type="float" office:value="378916.666666667" calcext:value-type="float">
            <text:p>378916,666666667</text:p>
          </table:table-cell>
          <table:table-cell table:formula="of:=[.D127]-[.C127]" office:value-type="float" office:value="369856.681383382" calcext:value-type="float">
            <text:p>369856,681383382</text:p>
          </table:table-cell>
          <table:table-cell table:formula="of:=[.D127]-[.D115]" office:value-type="float" office:value="27083.3333333333" calcext:value-type="float">
            <text:p>27083,3333333333</text:p>
          </table:table-cell>
          <table:table-cell table:number-columns-repeated="101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93000" calcext:value-type="float">
            <text:p>393000</text:p>
          </table:table-cell>
          <table:table-cell table:formula="of:=COM.MICROSOFT.STDEV.S([.B117:.B128])" office:value-type="float" office:value="8912.02796361425" calcext:value-type="float">
            <text:p>8912,02796361425</text:p>
          </table:table-cell>
          <table:table-cell table:formula="of:=AVERAGE([.B117:.B128])" office:value-type="float" office:value="381166.666666667" calcext:value-type="float">
            <text:p>381166,666666667</text:p>
          </table:table-cell>
          <table:table-cell table:formula="of:=[.D128]-[.C128]" office:value-type="float" office:value="372254.638703052" calcext:value-type="float">
            <text:p>372254,638703052</text:p>
          </table:table-cell>
          <table:table-cell table:formula="of:=[.D128]-[.D116]" office:value-type="float" office:value="27166.6666666666" calcext:value-type="float">
            <text:p>27166,6666666666</text:p>
          </table:table-cell>
          <table:table-cell table:number-columns-repeated="101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95000" calcext:value-type="float">
            <text:p>395000</text:p>
          </table:table-cell>
          <table:table-cell table:formula="of:=COM.MICROSOFT.STDEV.S([.B118:.B129])" office:value-type="float" office:value="8691.25300447978" calcext:value-type="float">
            <text:p>8691,25300447978</text:p>
          </table:table-cell>
          <table:table-cell table:formula="of:=AVERAGE([.B118:.B129])" office:value-type="float" office:value="383416.666666667" calcext:value-type="float">
            <text:p>383416,666666667</text:p>
          </table:table-cell>
          <table:table-cell table:formula="of:=[.D129]-[.C129]" office:value-type="float" office:value="374725.413662187" calcext:value-type="float">
            <text:p>374725,413662187</text:p>
          </table:table-cell>
          <table:table-cell table:formula="of:=[.D129]-[.D117]" office:value-type="float" office:value="27250" calcext:value-type="float">
            <text:p>27250</text:p>
          </table:table-cell>
          <table:table-cell table:number-columns-repeated="101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97000" calcext:value-type="float">
            <text:p>397000</text:p>
          </table:table-cell>
          <table:table-cell table:formula="of:=COM.MICROSOFT.STDEV.S([.B119:.B130])" office:value-type="float" office:value="8391.91530130294" calcext:value-type="float">
            <text:p>8391,91530130294</text:p>
          </table:table-cell>
          <table:table-cell table:formula="of:=AVERAGE([.B119:.B130])" office:value-type="float" office:value="385666.666666667" calcext:value-type="float">
            <text:p>385666,666666667</text:p>
          </table:table-cell>
          <table:table-cell table:formula="of:=[.D130]-[.C130]" office:value-type="float" office:value="377274.751365364" calcext:value-type="float">
            <text:p>377274,751365364</text:p>
          </table:table-cell>
          <table:table-cell table:formula="of:=[.D130]-[.D118]" office:value-type="float" office:value="27333.3333333333" calcext:value-type="float">
            <text:p>27333,3333333333</text:p>
          </table:table-cell>
          <table:table-cell table:number-columns-repeated="101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99000" calcext:value-type="float">
            <text:p>399000</text:p>
          </table:table-cell>
          <table:table-cell table:formula="of:=COM.MICROSOFT.STDEV.S([.B120:.B131])" office:value-type="float" office:value="8005.20663901522" calcext:value-type="float">
            <text:p>8005,20663901522</text:p>
          </table:table-cell>
          <table:table-cell table:formula="of:=AVERAGE([.B120:.B131])" office:value-type="float" office:value="387916.666666667" calcext:value-type="float">
            <text:p>387916,666666667</text:p>
          </table:table-cell>
          <table:table-cell table:formula="of:=[.D131]-[.C131]" office:value-type="float" office:value="379911.460027651" calcext:value-type="float">
            <text:p>379911,460027651</text:p>
          </table:table-cell>
          <table:table-cell table:formula="of:=[.D131]-[.D119]" office:value-type="float" office:value="27500" calcext:value-type="float">
            <text:p>27500</text:p>
          </table:table-cell>
          <table:table-cell table:number-columns-repeated="101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401000" calcext:value-type="float">
            <text:p>401000</text:p>
          </table:table-cell>
          <table:table-cell table:formula="of:=COM.MICROSOFT.STDEV.S([.B121:.B132])" office:value-type="float" office:value="7517.65598542202" calcext:value-type="float">
            <text:p>7517,65598542202</text:p>
          </table:table-cell>
          <table:table-cell table:formula="of:=AVERAGE([.B121:.B132])" office:value-type="float" office:value="390166.666666667" calcext:value-type="float">
            <text:p>390166,666666667</text:p>
          </table:table-cell>
          <table:table-cell table:formula="of:=[.D132]-[.C132]" office:value-type="float" office:value="382649.010681245" calcext:value-type="float">
            <text:p>382649,010681245</text:p>
          </table:table-cell>
          <table:table-cell table:formula="of:=[.D132]-[.D120]" office:value-type="float" office:value="27666.6666666666" calcext:value-type="float">
            <text:p>27666,6666666666</text:p>
          </table:table-cell>
          <table:table-cell table:number-columns-repeated="101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403000" calcext:value-type="float">
            <text:p>403000</text:p>
          </table:table-cell>
          <table:table-cell table:formula="of:=COM.MICROSOFT.STDEV.S([.B122:.B133])" office:value-type="float" office:value="6907.94448223905" calcext:value-type="float">
            <text:p>6907,94448223905</text:p>
          </table:table-cell>
          <table:table-cell table:formula="of:=AVERAGE([.B122:.B133])" office:value-type="float" office:value="392416.666666667" calcext:value-type="float">
            <text:p>392416,666666667</text:p>
          </table:table-cell>
          <table:table-cell table:formula="of:=[.D133]-[.C133]" office:value-type="float" office:value="385508.722184428" calcext:value-type="float">
            <text:p>385508,722184428</text:p>
          </table:table-cell>
          <table:table-cell table:formula="of:=[.D133]-[.D121]" office:value-type="float" office:value="27833.3333333333" calcext:value-type="float">
            <text:p>27833,3333333333</text:p>
          </table:table-cell>
          <table:table-cell table:number-columns-repeated="101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04000" calcext:value-type="float">
            <text:p>404000</text:p>
          </table:table-cell>
          <table:table-cell table:formula="of:=COM.MICROSOFT.STDEV.S([.B123:.B134])" office:value-type="float" office:value="6637.81636237446" calcext:value-type="float">
            <text:p>6637,81636237446</text:p>
          </table:table-cell>
          <table:table-cell table:formula="of:=AVERAGE([.B123:.B134])" office:value-type="float" office:value="394333.333333333" calcext:value-type="float">
            <text:p>394333,333333333</text:p>
          </table:table-cell>
          <table:table-cell table:formula="of:=[.D134]-[.C134]" office:value-type="float" office:value="387695.516970959" calcext:value-type="float">
            <text:p>387695,516970959</text:p>
          </table:table-cell>
          <table:table-cell table:formula="of:=[.D134]-[.D122]" office:value-type="float" office:value="27416.6666666667" calcext:value-type="float">
            <text:p>27416,6666666667</text:p>
          </table:table-cell>
          <table:table-cell table:number-columns-repeated="101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06000" calcext:value-type="float">
            <text:p>406000</text:p>
          </table:table-cell>
          <table:table-cell table:formula="of:=COM.MICROSOFT.STDEV.S([.B124:.B135])" office:value-type="float" office:value="6562.05806592765" calcext:value-type="float">
            <text:p>6562,05806592765</text:p>
          </table:table-cell>
          <table:table-cell table:formula="of:=AVERAGE([.B124:.B135])" office:value-type="float" office:value="396166.666666667" calcext:value-type="float">
            <text:p>396166,666666667</text:p>
          </table:table-cell>
          <table:table-cell table:formula="of:=[.D135]-[.C135]" office:value-type="float" office:value="389604.608600739" calcext:value-type="float">
            <text:p>389604,608600739</text:p>
          </table:table-cell>
          <table:table-cell table:formula="of:=[.D135]-[.D123]" office:value-type="float" office:value="26833.3333333333" calcext:value-type="float">
            <text:p>26833,3333333333</text:p>
          </table:table-cell>
          <table:table-cell table:number-columns-repeated="101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09000" calcext:value-type="float">
            <text:p>409000</text:p>
          </table:table-cell>
          <table:table-cell table:formula="of:=COM.MICROSOFT.STDEV.S([.B125:.B136])" office:value-type="float" office:value="6680.4781175293" calcext:value-type="float">
            <text:p>6680,4781175293</text:p>
          </table:table-cell>
          <table:table-cell table:formula="of:=AVERAGE([.B125:.B136])" office:value-type="float" office:value="398083.333333333" calcext:value-type="float">
            <text:p>398083,333333333</text:p>
          </table:table-cell>
          <table:table-cell table:formula="of:=[.D136]-[.C136]" office:value-type="float" office:value="391402.855215804" calcext:value-type="float">
            <text:p>391402,855215804</text:p>
          </table:table-cell>
          <table:table-cell table:formula="of:=[.D136]-[.D124]" office:value-type="float" office:value="26333.3333333333" calcext:value-type="float">
            <text:p>26333,3333333333</text:p>
          </table:table-cell>
          <table:table-cell table:number-columns-repeated="101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410000" calcext:value-type="float">
            <text:p>410000</text:p>
          </table:table-cell>
          <table:table-cell table:formula="of:=COM.MICROSOFT.STDEV.S([.B126:.B137])" office:value-type="float" office:value="6680.4781175293" calcext:value-type="float">
            <text:p>6680,4781175293</text:p>
          </table:table-cell>
          <table:table-cell table:formula="of:=AVERAGE([.B126:.B137])" office:value-type="float" office:value="399916.666666667" calcext:value-type="float">
            <text:p>399916,666666667</text:p>
          </table:table-cell>
          <table:table-cell table:formula="of:=[.D137]-[.C137]" office:value-type="float" office:value="393236.188549137" calcext:value-type="float">
            <text:p>393236,188549137</text:p>
          </table:table-cell>
          <table:table-cell table:formula="of:=[.D137]-[.D125]" office:value-type="float" office:value="25750" calcext:value-type="float">
            <text:p>25750</text:p>
          </table:table-cell>
          <table:table-cell table:number-columns-repeated="101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12000" calcext:value-type="float">
            <text:p>412000</text:p>
          </table:table-cell>
          <table:table-cell table:formula="of:=COM.MICROSOFT.STDEV.S([.B127:.B138])" office:value-type="float" office:value="6730.18978524785" calcext:value-type="float">
            <text:p>6730,18978524785</text:p>
          </table:table-cell>
          <table:table-cell table:formula="of:=AVERAGE([.B127:.B138])" office:value-type="float" office:value="401750" calcext:value-type="float">
            <text:p>401750</text:p>
          </table:table-cell>
          <table:table-cell table:formula="of:=[.D138]-[.C138]" office:value-type="float" office:value="395019.810214752" calcext:value-type="float">
            <text:p>395019,810214752</text:p>
          </table:table-cell>
          <table:table-cell table:formula="of:=[.D138]-[.D126]" office:value-type="float" office:value="25166.6666666667" calcext:value-type="float">
            <text:p>25166,6666666667</text:p>
          </table:table-cell>
          <table:table-cell table:number-columns-repeated="101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14000" calcext:value-type="float">
            <text:p>414000</text:p>
          </table:table-cell>
          <table:table-cell table:formula="of:=COM.MICROSOFT.STDEV.S([.B128:.B139])" office:value-type="float" office:value="6828.52750443226" calcext:value-type="float">
            <text:p>6828,52750443226</text:p>
          </table:table-cell>
          <table:table-cell table:formula="of:=AVERAGE([.B128:.B139])" office:value-type="float" office:value="403583.333333333" calcext:value-type="float">
            <text:p>403583,333333333</text:p>
          </table:table-cell>
          <table:table-cell table:formula="of:=[.D139]-[.C139]" office:value-type="float" office:value="396754.805828901" calcext:value-type="float">
            <text:p>396754,805828901</text:p>
          </table:table-cell>
          <table:table-cell table:formula="of:=[.D139]-[.D127]" office:value-type="float" office:value="24666.6666666667" calcext:value-type="float">
            <text:p>24666,6666666667</text:p>
          </table:table-cell>
          <table:table-cell table:number-columns-repeated="101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415000" calcext:value-type="float">
            <text:p>415000</text:p>
          </table:table-cell>
          <table:table-cell table:formula="of:=COM.MICROSOFT.STDEV.S([.B129:.B140])" office:value-type="float" office:value="6680.4781175293" calcext:value-type="float">
            <text:p>6680,4781175293</text:p>
          </table:table-cell>
          <table:table-cell table:formula="of:=AVERAGE([.B129:.B140])" office:value-type="float" office:value="405416.666666667" calcext:value-type="float">
            <text:p>405416,666666667</text:p>
          </table:table-cell>
          <table:table-cell table:formula="of:=[.D140]-[.C140]" office:value-type="float" office:value="398736.188549137" calcext:value-type="float">
            <text:p>398736,188549137</text:p>
          </table:table-cell>
          <table:table-cell table:formula="of:=[.D140]-[.D128]" office:value-type="float" office:value="24250" calcext:value-type="float">
            <text:p>24250</text:p>
          </table:table-cell>
          <table:table-cell table:number-columns-repeated="101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418000" calcext:value-type="float">
            <text:p>418000</text:p>
          </table:table-cell>
          <table:table-cell table:formula="of:=COM.MICROSOFT.STDEV.S([.B130:.B141])" office:value-type="float" office:value="6719.48771496125" calcext:value-type="float">
            <text:p>6719,48771496125</text:p>
          </table:table-cell>
          <table:table-cell table:formula="of:=AVERAGE([.B130:.B141])" office:value-type="float" office:value="407333.333333333" calcext:value-type="float">
            <text:p>407333,333333333</text:p>
          </table:table-cell>
          <table:table-cell table:formula="of:=[.D141]-[.C141]" office:value-type="float" office:value="400613.845618372" calcext:value-type="float">
            <text:p>400613,845618372</text:p>
          </table:table-cell>
          <table:table-cell table:formula="of:=[.D141]-[.D129]" office:value-type="float" office:value="23916.6666666667" calcext:value-type="float">
            <text:p>23916,6666666667</text:p>
          </table:table-cell>
          <table:table-cell table:number-columns-repeated="101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421000" calcext:value-type="float">
            <text:p>421000</text:p>
          </table:table-cell>
          <table:table-cell table:formula="of:=COM.MICROSOFT.STDEV.S([.B131:.B142])" office:value-type="float" office:value="6932.5757161827" calcext:value-type="float">
            <text:p>6932,5757161827</text:p>
          </table:table-cell>
          <table:table-cell table:formula="of:=AVERAGE([.B131:.B142])" office:value-type="float" office:value="409333.333333333" calcext:value-type="float">
            <text:p>409333,333333333</text:p>
          </table:table-cell>
          <table:table-cell table:formula="of:=[.D142]-[.C142]" office:value-type="float" office:value="402400.757617151" calcext:value-type="float">
            <text:p>402400,757617151</text:p>
          </table:table-cell>
          <table:table-cell table:formula="of:=[.D142]-[.D130]" office:value-type="float" office:value="23666.6666666667" calcext:value-type="float">
            <text:p>23666,6666666667</text:p>
          </table:table-cell>
          <table:table-cell table:number-columns-repeated="101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23000" calcext:value-type="float">
            <text:p>423000</text:p>
          </table:table-cell>
          <table:table-cell table:formula="of:=COM.MICROSOFT.STDEV.S([.B132:.B143])" office:value-type="float" office:value="7139.3064768013" calcext:value-type="float">
            <text:p>7139,3064768013</text:p>
          </table:table-cell>
          <table:table-cell table:formula="of:=AVERAGE([.B132:.B143])" office:value-type="float" office:value="411333.333333333" calcext:value-type="float">
            <text:p>411333,333333333</text:p>
          </table:table-cell>
          <table:table-cell table:formula="of:=[.D143]-[.C143]" office:value-type="float" office:value="404194.026856532" calcext:value-type="float">
            <text:p>404194,026856532</text:p>
          </table:table-cell>
          <table:table-cell table:formula="of:=[.D143]-[.D131]" office:value-type="float" office:value="23416.6666666667" calcext:value-type="float">
            <text:p>23416,6666666667</text:p>
          </table:table-cell>
          <table:table-cell table:number-columns-repeated="101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425000" calcext:value-type="float">
            <text:p>425000</text:p>
          </table:table-cell>
          <table:table-cell table:formula="of:=COM.MICROSOFT.STDEV.S([.B133:.B144])" office:value-type="float" office:value="7340.2171547433" calcext:value-type="float">
            <text:p>7340,2171547433</text:p>
          </table:table-cell>
          <table:table-cell table:formula="of:=AVERAGE([.B133:.B144])" office:value-type="float" office:value="413333.333333333" calcext:value-type="float">
            <text:p>413333,333333333</text:p>
          </table:table-cell>
          <table:table-cell table:formula="of:=[.D144]-[.C144]" office:value-type="float" office:value="405993.11617859" calcext:value-type="float">
            <text:p>405993,11617859</text:p>
          </table:table-cell>
          <table:table-cell table:formula="of:=[.D144]-[.D132]" office:value-type="float" office:value="23166.6666666667" calcext:value-type="float">
            <text:p>23166,6666666667</text:p>
          </table:table-cell>
          <table:table-cell table:number-columns-repeated="101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429000" calcext:value-type="float">
            <text:p>429000</text:p>
          </table:table-cell>
          <table:table-cell table:formula="of:=COM.MICROSOFT.STDEV.S([.B134:.B145])" office:value-type="float" office:value="7833.4945180064" calcext:value-type="float">
            <text:p>7833,4945180064</text:p>
          </table:table-cell>
          <table:table-cell table:formula="of:=AVERAGE([.B134:.B145])" office:value-type="float" office:value="415500" calcext:value-type="float">
            <text:p>415500</text:p>
          </table:table-cell>
          <table:table-cell table:formula="of:=[.D145]-[.C145]" office:value-type="float" office:value="407666.505481994" calcext:value-type="float">
            <text:p>407666,505481994</text:p>
          </table:table-cell>
          <table:table-cell table:formula="of:=[.D145]-[.D133]" office:value-type="float" office:value="23083.3333333334" calcext:value-type="float">
            <text:p>23083,3333333334</text:p>
          </table:table-cell>
          <table:table-cell table:number-columns-repeated="101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31000" calcext:value-type="float">
            <text:p>431000</text:p>
          </table:table-cell>
          <table:table-cell table:formula="of:=COM.MICROSOFT.STDEV.S([.B135:.B146])" office:value-type="float" office:value="8103.02973640668" calcext:value-type="float">
            <text:p>8103,02973640668</text:p>
          </table:table-cell>
          <table:table-cell table:formula="of:=AVERAGE([.B135:.B146])" office:value-type="float" office:value="417750" calcext:value-type="float">
            <text:p>417750</text:p>
          </table:table-cell>
          <table:table-cell table:formula="of:=[.D146]-[.C146]" office:value-type="float" office:value="409646.970263593" calcext:value-type="float">
            <text:p>409646,970263593</text:p>
          </table:table-cell>
          <table:table-cell table:formula="of:=[.D146]-[.D134]" office:value-type="float" office:value="23416.6666666667" calcext:value-type="float">
            <text:p>23416,6666666667</text:p>
          </table:table-cell>
          <table:table-cell table:number-columns-repeated="101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433000" calcext:value-type="float">
            <text:p>433000</text:p>
          </table:table-cell>
          <table:table-cell table:formula="of:=COM.MICROSOFT.STDEV.S([.B136:.B147])" office:value-type="float" office:value="8290.19135649309" calcext:value-type="float">
            <text:p>8290,19135649309</text:p>
          </table:table-cell>
          <table:table-cell table:formula="of:=AVERAGE([.B136:.B147])" office:value-type="float" office:value="420000" calcext:value-type="float">
            <text:p>420000</text:p>
          </table:table-cell>
          <table:table-cell table:formula="of:=[.D147]-[.C147]" office:value-type="float" office:value="411709.808643507" calcext:value-type="float">
            <text:p>411709,808643507</text:p>
          </table:table-cell>
          <table:table-cell table:formula="of:=[.D147]-[.D135]" office:value-type="float" office:value="23833.3333333334" calcext:value-type="float">
            <text:p>23833,3333333334</text:p>
          </table:table-cell>
          <table:table-cell table:number-columns-repeated="101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36000" calcext:value-type="float">
            <text:p>436000</text:p>
          </table:table-cell>
          <table:table-cell table:formula="of:=COM.MICROSOFT.STDEV.S([.B137:.B148])" office:value-type="float" office:value="8687.76569247081" calcext:value-type="float">
            <text:p>8687,76569247081</text:p>
          </table:table-cell>
          <table:table-cell table:formula="of:=AVERAGE([.B137:.B148])" office:value-type="float" office:value="422250" calcext:value-type="float">
            <text:p>422250</text:p>
          </table:table-cell>
          <table:table-cell table:formula="of:=[.D148]-[.C148]" office:value-type="float" office:value="413562.234307529" calcext:value-type="float">
            <text:p>413562,234307529</text:p>
          </table:table-cell>
          <table:table-cell table:formula="of:=[.D148]-[.D136]" office:value-type="float" office:value="24166.6666666667" calcext:value-type="float">
            <text:p>24166,6666666667</text:p>
          </table:table-cell>
          <table:table-cell table:number-columns-repeated="101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437000" calcext:value-type="float">
            <text:p>437000</text:p>
          </table:table-cell>
          <table:table-cell table:formula="of:=COM.MICROSOFT.STDEV.S([.B138:.B149])" office:value-type="float" office:value="8723.01032275608" calcext:value-type="float">
            <text:p>8723,01032275608</text:p>
          </table:table-cell>
          <table:table-cell table:formula="of:=AVERAGE([.B138:.B149])" office:value-type="float" office:value="424500" calcext:value-type="float">
            <text:p>424500</text:p>
          </table:table-cell>
          <table:table-cell table:formula="of:=[.D149]-[.C149]" office:value-type="float" office:value="415776.989677244" calcext:value-type="float">
            <text:p>415776,989677244</text:p>
          </table:table-cell>
          <table:table-cell table:formula="of:=[.D149]-[.D137]" office:value-type="float" office:value="24583.3333333334" calcext:value-type="float">
            <text:p>24583,3333333334</text:p>
          </table:table-cell>
          <table:table-cell table:number-columns-repeated="101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439000" calcext:value-type="float">
            <text:p>439000</text:p>
          </table:table-cell>
          <table:table-cell table:formula="of:=COM.MICROSOFT.STDEV.S([.B139:.B150])" office:value-type="float" office:value="8687.76569247081" calcext:value-type="float">
            <text:p>8687,76569247081</text:p>
          </table:table-cell>
          <table:table-cell table:formula="of:=AVERAGE([.B139:.B150])" office:value-type="float" office:value="426750" calcext:value-type="float">
            <text:p>426750</text:p>
          </table:table-cell>
          <table:table-cell table:formula="of:=[.D150]-[.C150]" office:value-type="float" office:value="418062.234307529" calcext:value-type="float">
            <text:p>418062,234307529</text:p>
          </table:table-cell>
          <table:table-cell table:formula="of:=[.D150]-[.D138]" office:value-type="float" office:value="25000" calcext:value-type="float">
            <text:p>25000</text:p>
          </table:table-cell>
          <table:table-cell table:number-columns-repeated="101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441000" calcext:value-type="float">
            <text:p>441000</text:p>
          </table:table-cell>
          <table:table-cell table:formula="of:=COM.MICROSOFT.STDEV.S([.B140:.B151])" office:value-type="float" office:value="8581.16330321033" calcext:value-type="float">
            <text:p>8581,16330321033</text:p>
          </table:table-cell>
          <table:table-cell table:formula="of:=AVERAGE([.B140:.B151])" office:value-type="float" office:value="429000" calcext:value-type="float">
            <text:p>429000</text:p>
          </table:table-cell>
          <table:table-cell table:formula="of:=[.D151]-[.C151]" office:value-type="float" office:value="420418.83669679" calcext:value-type="float">
            <text:p>420418,83669679</text:p>
          </table:table-cell>
          <table:table-cell table:formula="of:=[.D151]-[.D139]" office:value-type="float" office:value="25416.6666666667" calcext:value-type="float">
            <text:p>25416,6666666667</text:p>
          </table:table-cell>
          <table:table-cell table:number-columns-repeated="101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43000" calcext:value-type="float">
            <text:p>443000</text:p>
          </table:table-cell>
          <table:table-cell table:formula="of:=COM.MICROSOFT.STDEV.S([.B141:.B152])" office:value-type="float" office:value="8227.81682446624" calcext:value-type="float">
            <text:p>8227,81682446624</text:p>
          </table:table-cell>
          <table:table-cell table:formula="of:=AVERAGE([.B141:.B152])" office:value-type="float" office:value="431333.333333333" calcext:value-type="float">
            <text:p>431333,333333333</text:p>
          </table:table-cell>
          <table:table-cell table:formula="of:=[.D152]-[.C152]" office:value-type="float" office:value="423105.516508867" calcext:value-type="float">
            <text:p>423105,516508867</text:p>
          </table:table-cell>
          <table:table-cell table:formula="of:=[.D152]-[.D140]" office:value-type="float" office:value="25916.6666666667" calcext:value-type="float">
            <text:p>25916,6666666667</text:p>
          </table:table-cell>
          <table:table-cell table:number-columns-repeated="101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445000" calcext:value-type="float">
            <text:p>445000</text:p>
          </table:table-cell>
          <table:table-cell table:formula="of:=COM.MICROSOFT.STDEV.S([.B142:.B153])" office:value-type="float" office:value="7936.77669097627" calcext:value-type="float">
            <text:p>7936,77669097627</text:p>
          </table:table-cell>
          <table:table-cell table:formula="of:=AVERAGE([.B142:.B153])" office:value-type="float" office:value="433583.333333333" calcext:value-type="float">
            <text:p>433583,333333333</text:p>
          </table:table-cell>
          <table:table-cell table:formula="of:=[.D153]-[.C153]" office:value-type="float" office:value="425646.556642357" calcext:value-type="float">
            <text:p>425646,556642357</text:p>
          </table:table-cell>
          <table:table-cell table:formula="of:=[.D153]-[.D141]" office:value-type="float" office:value="26250" calcext:value-type="float">
            <text:p>26250</text:p>
          </table:table-cell>
          <table:table-cell table:number-columns-repeated="101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449000" calcext:value-type="float">
            <text:p>449000</text:p>
          </table:table-cell>
          <table:table-cell table:formula="of:=COM.MICROSOFT.STDEV.S([.B143:.B154])" office:value-type="float" office:value="8016.5548407749" calcext:value-type="float">
            <text:p>8016,5548407749</text:p>
          </table:table-cell>
          <table:table-cell table:formula="of:=AVERAGE([.B143:.B154])" office:value-type="float" office:value="435916.666666667" calcext:value-type="float">
            <text:p>435916,666666667</text:p>
          </table:table-cell>
          <table:table-cell table:formula="of:=[.D154]-[.C154]" office:value-type="float" office:value="427900.111825892" calcext:value-type="float">
            <text:p>427900,111825892</text:p>
          </table:table-cell>
          <table:table-cell table:formula="of:=[.D154]-[.D142]" office:value-type="float" office:value="26583.3333333333" calcext:value-type="float">
            <text:p>26583,3333333333</text:p>
          </table:table-cell>
          <table:table-cell table:number-columns-repeated="101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52000" calcext:value-type="float">
            <text:p>452000</text:p>
          </table:table-cell>
          <table:table-cell table:formula="of:=COM.MICROSOFT.STDEV.S([.B144:.B155])" office:value-type="float" office:value="8138.94490965655" calcext:value-type="float">
            <text:p>8138,94490965655</text:p>
          </table:table-cell>
          <table:table-cell table:formula="of:=AVERAGE([.B144:.B155])" office:value-type="float" office:value="438333.333333333" calcext:value-type="float">
            <text:p>438333,333333333</text:p>
          </table:table-cell>
          <table:table-cell table:formula="of:=[.D155]-[.C155]" office:value-type="float" office:value="430194.388423677" calcext:value-type="float">
            <text:p>430194,388423677</text:p>
          </table:table-cell>
          <table:table-cell table:formula="of:=[.D155]-[.D143]" office:value-type="float" office:value="27000" calcext:value-type="float">
            <text:p>27000</text:p>
          </table:table-cell>
          <table:table-cell table:number-columns-repeated="101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457000" calcext:value-type="float">
            <text:p>457000</text:p>
          </table:table-cell>
          <table:table-cell table:formula="of:=COM.MICROSOFT.STDEV.S([.B145:.B156])" office:value-type="float" office:value="8602.32526704263" calcext:value-type="float">
            <text:p>8602,32526704263</text:p>
          </table:table-cell>
          <table:table-cell table:formula="of:=AVERAGE([.B145:.B156])" office:value-type="float" office:value="441000" calcext:value-type="float">
            <text:p>441000</text:p>
          </table:table-cell>
          <table:table-cell table:formula="of:=[.D156]-[.C156]" office:value-type="float" office:value="432397.674732957" calcext:value-type="float">
            <text:p>432397,674732957</text:p>
          </table:table-cell>
          <table:table-cell table:formula="of:=[.D156]-[.D144]" office:value-type="float" office:value="27666.6666666667" calcext:value-type="float">
            <text:p>27666,6666666667</text:p>
          </table:table-cell>
          <table:table-cell table:number-columns-repeated="101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459000" calcext:value-type="float">
            <text:p>459000</text:p>
          </table:table-cell>
          <table:table-cell table:formula="of:=COM.MICROSOFT.STDEV.S([.B146:.B157])" office:value-type="float" office:value="9140.32026492806" calcext:value-type="float">
            <text:p>9140,32026492806</text:p>
          </table:table-cell>
          <table:table-cell table:formula="of:=AVERAGE([.B146:.B157])" office:value-type="float" office:value="443500" calcext:value-type="float">
            <text:p>443500</text:p>
          </table:table-cell>
          <table:table-cell table:formula="of:=[.D157]-[.C157]" office:value-type="float" office:value="434359.679735072" calcext:value-type="float">
            <text:p>434359,679735072</text:p>
          </table:table-cell>
          <table:table-cell table:formula="of:=[.D157]-[.D145]" office:value-type="float" office:value="28000" calcext:value-type="float">
            <text:p>28000</text:p>
          </table:table-cell>
          <table:table-cell table:number-columns-repeated="1010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461000" calcext:value-type="float">
            <text:p>461000</text:p>
          </table:table-cell>
          <table:table-cell table:formula="of:=COM.MICROSOFT.STDEV.S([.B147:.B158])" office:value-type="float" office:value="9505.97897975986" calcext:value-type="float">
            <text:p>9505,97897975986</text:p>
          </table:table-cell>
          <table:table-cell table:formula="of:=AVERAGE([.B147:.B158])" office:value-type="float" office:value="446000" calcext:value-type="float">
            <text:p>446000</text:p>
          </table:table-cell>
          <table:table-cell table:formula="of:=[.D158]-[.C158]" office:value-type="float" office:value="436494.02102024" calcext:value-type="float">
            <text:p>436494,02102024</text:p>
          </table:table-cell>
          <table:table-cell table:formula="of:=[.D158]-[.D146]" office:value-type="float" office:value="28250" calcext:value-type="float">
            <text:p>28250</text:p>
          </table:table-cell>
          <table:table-cell table:number-columns-repeated="1010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463000" calcext:value-type="float">
            <text:p>463000</text:p>
          </table:table-cell>
          <table:table-cell table:formula="of:=COM.MICROSOFT.STDEV.S([.B148:.B159])" office:value-type="float" office:value="9718.77283686297" calcext:value-type="float">
            <text:p>9718,77283686297</text:p>
          </table:table-cell>
          <table:table-cell table:formula="of:=AVERAGE([.B148:.B159])" office:value-type="float" office:value="448500" calcext:value-type="float">
            <text:p>448500</text:p>
          </table:table-cell>
          <table:table-cell table:formula="of:=[.D159]-[.C159]" office:value-type="float" office:value="438781.227163137" calcext:value-type="float">
            <text:p>438781,227163137</text:p>
          </table:table-cell>
          <table:table-cell table:formula="of:=[.D159]-[.D147]" office:value-type="float" office:value="28500" calcext:value-type="float">
            <text:p>28500</text:p>
          </table:table-cell>
          <table:table-cell table:number-columns-repeated="1010"/>
        </table:table-row>
      </table:table>
      <table:table table:name="Articles per day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rticles per day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5" calcext:value-type="float">
            <text:p>1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1" calcext:value-type="float">
            <text:p>31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9" calcext:value-type="float">
            <text:p>19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8" calcext:value-type="float">
            <text:p>2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2" calcext:value-type="float">
            <text:p>3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3" calcext:value-type="float">
            <text:p>33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8" calcext:value-type="float">
            <text:p>4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7" calcext:value-type="float">
            <text:p>1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31" calcext:value-type="float">
            <text:p>31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9" calcext:value-type="float">
            <text:p>59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62" calcext:value-type="float">
            <text:p>6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69" calcext:value-type="float">
            <text:p>69</text:p>
          </table:table-cell>
          <table:table-cell table:formula="of:=COM.MICROSOFT.STDEV.S([.B2:.B13])" office:value-type="float" office:value="18.2308429965165" calcext:value-type="float">
            <text:p>18,2308429965165</text:p>
          </table:table-cell>
          <table:table-cell table:formula="of:=AVERAGE([.B2:.B13])" office:value-type="float" office:value="37" calcext:value-type="float">
            <text:p>37</text:p>
          </table:table-cell>
          <table:table-cell table:formula="of:=[.D13]-[.C13]" office:value-type="float" office:value="18.7691570034835" calcext:value-type="float">
            <text:p>18,7691570034835</text:p>
          </table:table-cell>
          <table:table-cell table:number-columns-repeated="1011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0" calcext:value-type="float">
            <text:p>70</text:p>
          </table:table-cell>
          <table:table-cell table:formula="of:=COM.MICROSOFT.STDEV.S([.B3:.B14])" office:value-type="float" office:value="19.0904942234865" calcext:value-type="float">
            <text:p>19,0904942234865</text:p>
          </table:table-cell>
          <table:table-cell table:formula="of:=AVERAGE([.B3:.B14])" office:value-type="float" office:value="41.5833333333333" calcext:value-type="float">
            <text:p>41,5833333333333</text:p>
          </table:table-cell>
          <table:table-cell table:formula="of:=[.D14]-[.C14]" office:value-type="float" office:value="22.4928391098469" calcext:value-type="float">
            <text:p>22,4928391098469</text:p>
          </table:table-cell>
          <table:table-cell table:number-columns-repeated="1011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4" calcext:value-type="float">
            <text:p>54</text:p>
          </table:table-cell>
          <table:table-cell table:formula="of:=COM.MICROSOFT.STDEV.S([.B4:.B15])" office:value-type="float" office:value="19.0859300866562" calcext:value-type="float">
            <text:p>19,0859300866562</text:p>
          </table:table-cell>
          <table:table-cell table:formula="of:=AVERAGE([.B4:.B15])" office:value-type="float" office:value="43.5" calcext:value-type="float">
            <text:p>43,5</text:p>
          </table:table-cell>
          <table:table-cell table:formula="of:=[.D15]-[.C15]" office:value-type="float" office:value="24.4140699133438" calcext:value-type="float">
            <text:p>24,4140699133438</text:p>
          </table:table-cell>
          <table:table-cell table:number-columns-repeated="1011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82" calcext:value-type="float">
            <text:p>82</text:p>
          </table:table-cell>
          <table:table-cell table:formula="of:=COM.MICROSOFT.STDEV.S([.B5:.B16])" office:value-type="float" office:value="20.3564821036535" calcext:value-type="float">
            <text:p>20,3564821036535</text:p>
          </table:table-cell>
          <table:table-cell table:formula="of:=AVERAGE([.B5:.B16])" office:value-type="float" office:value="48.75" calcext:value-type="float">
            <text:p>48,75</text:p>
          </table:table-cell>
          <table:table-cell table:formula="of:=[.D16]-[.C16]" office:value-type="float" office:value="28.3935178963465" calcext:value-type="float">
            <text:p>28,3935178963465</text:p>
          </table:table-cell>
          <table:table-cell table:number-columns-repeated="1011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89" calcext:value-type="float">
            <text:p>89</text:p>
          </table:table-cell>
          <table:table-cell table:formula="of:=COM.MICROSOFT.STDEV.S([.B6:.B17])" office:value-type="float" office:value="22.2336081942031" calcext:value-type="float">
            <text:p>22,2336081942031</text:p>
          </table:table-cell>
          <table:table-cell table:formula="of:=AVERAGE([.B6:.B17])" office:value-type="float" office:value="53.8333333333333" calcext:value-type="float">
            <text:p>53,8333333333333</text:p>
          </table:table-cell>
          <table:table-cell table:formula="of:=[.D17]-[.C17]" office:value-type="float" office:value="31.5997251391303" calcext:value-type="float">
            <text:p>31,5997251391303</text:p>
          </table:table-cell>
          <table:table-cell table:number-columns-repeated="1011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91" calcext:value-type="float">
            <text:p>91</text:p>
          </table:table-cell>
          <table:table-cell table:formula="of:=COM.MICROSOFT.STDEV.S([.B7:.B18])" office:value-type="float" office:value="23.4564393174784" calcext:value-type="float">
            <text:p>23,4564393174784</text:p>
          </table:table-cell>
          <table:table-cell table:formula="of:=AVERAGE([.B7:.B18])" office:value-type="float" office:value="58.75" calcext:value-type="float">
            <text:p>58,75</text:p>
          </table:table-cell>
          <table:table-cell table:formula="of:=[.D18]-[.C18]" office:value-type="float" office:value="35.2935606825216" calcext:value-type="float">
            <text:p>35,2935606825216</text:p>
          </table:table-cell>
          <table:table-cell table:number-columns-repeated="1011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92" calcext:value-type="float">
            <text:p>92</text:p>
          </table:table-cell>
          <table:table-cell table:formula="of:=COM.MICROSOFT.STDEV.S([.B8:.B19])" office:value-type="float" office:value="23.7499601275582" calcext:value-type="float">
            <text:p>23,7499601275582</text:p>
          </table:table-cell>
          <table:table-cell table:formula="of:=AVERAGE([.B8:.B19])" office:value-type="float" office:value="63.6666666666667" calcext:value-type="float">
            <text:p>63,6666666666667</text:p>
          </table:table-cell>
          <table:table-cell table:formula="of:=[.D19]-[.C19]" office:value-type="float" office:value="39.9167065391084" calcext:value-type="float">
            <text:p>39,9167065391084</text:p>
          </table:table-cell>
          <table:table-cell table:number-columns-repeated="101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0" calcext:value-type="float">
            <text:p>70</text:p>
          </table:table-cell>
          <table:table-cell table:formula="of:=COM.MICROSOFT.STDEV.S([.B9:.B20])" office:value-type="float" office:value="23.275035396907" calcext:value-type="float">
            <text:p>23,275035396907</text:p>
          </table:table-cell>
          <table:table-cell table:formula="of:=AVERAGE([.B9:.B20])" office:value-type="float" office:value="65.5" calcext:value-type="float">
            <text:p>65,5</text:p>
          </table:table-cell>
          <table:table-cell table:formula="of:=[.D20]-[.C20]" office:value-type="float" office:value="42.224964603093" calcext:value-type="float">
            <text:p>42,224964603093</text:p>
          </table:table-cell>
          <table:table-cell table:number-columns-repeated="101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87" calcext:value-type="float">
            <text:p>87</text:p>
          </table:table-cell>
          <table:table-cell table:formula="of:=COM.MICROSOFT.STDEV.S([.B10:.B21])" office:value-type="float" office:value="18.2424745796144" calcext:value-type="float">
            <text:p>18,2424745796144</text:p>
          </table:table-cell>
          <table:table-cell table:formula="of:=AVERAGE([.B10:.B21])" office:value-type="float" office:value="71.3333333333333" calcext:value-type="float">
            <text:p>71,3333333333333</text:p>
          </table:table-cell>
          <table:table-cell table:formula="of:=[.D21]-[.C21]" office:value-type="float" office:value="53.0908587537189" calcext:value-type="float">
            <text:p>53,0908587537189</text:p>
          </table:table-cell>
          <table:table-cell table:number-columns-repeated="101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98" calcext:value-type="float">
            <text:p>98</text:p>
          </table:table-cell>
          <table:table-cell table:formula="of:=COM.MICROSOFT.STDEV.S([.B11:.B22])" office:value-type="float" office:value="14.68120835585" calcext:value-type="float">
            <text:p>14,68120835585</text:p>
          </table:table-cell>
          <table:table-cell table:formula="of:=AVERAGE([.B11:.B22])" office:value-type="float" office:value="76.9166666666667" calcext:value-type="float">
            <text:p>76,9166666666667</text:p>
          </table:table-cell>
          <table:table-cell table:formula="of:=[.D22]-[.C22]" office:value-type="float" office:value="62.2354583108167" calcext:value-type="float">
            <text:p>62,2354583108167</text:p>
          </table:table-cell>
          <table:table-cell table:number-columns-repeated="101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14" calcext:value-type="float">
            <text:p>114</text:p>
          </table:table-cell>
          <table:table-cell table:formula="of:=COM.MICROSOFT.STDEV.S([.B12:.B23])" office:value-type="float" office:value="16.9839496423696" calcext:value-type="float">
            <text:p>16,9839496423696</text:p>
          </table:table-cell>
          <table:table-cell table:formula="of:=AVERAGE([.B12:.B23])" office:value-type="float" office:value="81.5" calcext:value-type="float">
            <text:p>81,5</text:p>
          </table:table-cell>
          <table:table-cell table:formula="of:=[.D23]-[.C23]" office:value-type="float" office:value="64.5160503576304" calcext:value-type="float">
            <text:p>64,5160503576304</text:p>
          </table:table-cell>
          <table:table-cell table:number-columns-repeated="101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13:.B24])" office:value-type="float" office:value="15.9078787416992" calcext:value-type="float">
            <text:p>15,9078787416992</text:p>
          </table:table-cell>
          <table:table-cell table:formula="of:=AVERAGE([.B13:.B24])" office:value-type="float" office:value="82.8333333333333" calcext:value-type="float">
            <text:p>82,8333333333333</text:p>
          </table:table-cell>
          <table:table-cell table:formula="of:=[.D24]-[.C24]" office:value-type="float" office:value="66.9254545916341" calcext:value-type="float">
            <text:p>66,9254545916341</text:p>
          </table:table-cell>
          <table:table-cell table:number-columns-repeated="101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5" calcext:value-type="float">
            <text:p>85</text:p>
          </table:table-cell>
          <table:table-cell table:formula="of:=COM.MICROSOFT.STDEV.S([.B14:.B25])" office:value-type="float" office:value="15.3020101670178" calcext:value-type="float">
            <text:p>15,3020101670178</text:p>
          </table:table-cell>
          <table:table-cell table:formula="of:=AVERAGE([.B14:.B25])" office:value-type="float" office:value="84.1666666666667" calcext:value-type="float">
            <text:p>84,1666666666667</text:p>
          </table:table-cell>
          <table:table-cell table:formula="of:=[.D25]-[.C25]" office:value-type="float" office:value="68.8646564996489" calcext:value-type="float">
            <text:p>68,8646564996489</text:p>
          </table:table-cell>
          <table:table-cell table:formula="of:=[.D25]-[.D13]" office:value-type="float" office:value="47.1666666666667" calcext:value-type="float">
            <text:p>47,1666666666667</text:p>
          </table:table-cell>
          <table:table-cell table:number-columns-repeated="1010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18" calcext:value-type="float">
            <text:p>118</text:p>
          </table:table-cell>
          <table:table-cell table:formula="of:=COM.MICROSOFT.STDEV.S([.B15:.B26])" office:value-type="float" office:value="17.3929627009073" calcext:value-type="float">
            <text:p>17,3929627009073</text:p>
          </table:table-cell>
          <table:table-cell table:formula="of:=AVERAGE([.B15:.B26])" office:value-type="float" office:value="88.1666666666667" calcext:value-type="float">
            <text:p>88,1666666666667</text:p>
          </table:table-cell>
          <table:table-cell table:formula="of:=[.D26]-[.C26]" office:value-type="float" office:value="70.7737039657594" calcext:value-type="float">
            <text:p>70,7737039657594</text:p>
          </table:table-cell>
          <table:table-cell table:formula="of:=[.D26]-[.D14]" office:value-type="float" office:value="46.5833333333333" calcext:value-type="float">
            <text:p>46,5833333333333</text:p>
          </table:table-cell>
          <table:table-cell table:number-columns-repeated="1010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05" calcext:value-type="float">
            <text:p>105</text:p>
          </table:table-cell>
          <table:table-cell table:formula="of:=COM.MICROSOFT.STDEV.S([.B16:.B27])" office:value-type="float" office:value="14.2283860538351" calcext:value-type="float">
            <text:p>14,2283860538351</text:p>
          </table:table-cell>
          <table:table-cell table:formula="of:=AVERAGE([.B16:.B27])" office:value-type="float" office:value="92.4166666666667" calcext:value-type="float">
            <text:p>92,4166666666667</text:p>
          </table:table-cell>
          <table:table-cell table:formula="of:=[.D27]-[.C27]" office:value-type="float" office:value="78.1882806128315" calcext:value-type="float">
            <text:p>78,1882806128315</text:p>
          </table:table-cell>
          <table:table-cell table:formula="of:=[.D27]-[.D15]" office:value-type="float" office:value="48.9166666666667" calcext:value-type="float">
            <text:p>48,9166666666667</text:p>
          </table:table-cell>
          <table:table-cell table:number-columns-repeated="1010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18" calcext:value-type="float">
            <text:p>118</text:p>
          </table:table-cell>
          <table:table-cell table:formula="of:=COM.MICROSOFT.STDEV.S([.B17:.B28])" office:value-type="float" office:value="15.5648691454555" calcext:value-type="float">
            <text:p>15,5648691454555</text:p>
          </table:table-cell>
          <table:table-cell table:formula="of:=AVERAGE([.B17:.B28])" office:value-type="float" office:value="95.4166666666667" calcext:value-type="float">
            <text:p>95,4166666666667</text:p>
          </table:table-cell>
          <table:table-cell table:formula="of:=[.D28]-[.C28]" office:value-type="float" office:value="79.8517975212112" calcext:value-type="float">
            <text:p>79,8517975212112</text:p>
          </table:table-cell>
          <table:table-cell table:formula="of:=[.D28]-[.D16]" office:value-type="float" office:value="46.6666666666667" calcext:value-type="float">
            <text:p>46,6666666666667</text:p>
          </table:table-cell>
          <table:table-cell table:number-columns-repeated="101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18:.B29])" office:value-type="float" office:value="15.8171368515866" calcext:value-type="float">
            <text:p>15,8171368515866</text:p>
          </table:table-cell>
          <table:table-cell table:formula="of:=AVERAGE([.B18:.B29])" office:value-type="float" office:value="97" calcext:value-type="float">
            <text:p>97</text:p>
          </table:table-cell>
          <table:table-cell table:formula="of:=[.D29]-[.C29]" office:value-type="float" office:value="81.1828631484134" calcext:value-type="float">
            <text:p>81,1828631484134</text:p>
          </table:table-cell>
          <table:table-cell table:formula="of:=[.D29]-[.D17]" office:value-type="float" office:value="43.1666666666667" calcext:value-type="float">
            <text:p>43,1666666666667</text:p>
          </table:table-cell>
          <table:table-cell table:number-columns-repeated="1010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5" calcext:value-type="float">
            <text:p>115</text:p>
          </table:table-cell>
          <table:table-cell table:formula="of:=COM.MICROSOFT.STDEV.S([.B19:.B30])" office:value-type="float" office:value="16.4924225024706" calcext:value-type="float">
            <text:p>16,4924225024706</text:p>
          </table:table-cell>
          <table:table-cell table:formula="of:=AVERAGE([.B19:.B30])" office:value-type="float" office:value="99" calcext:value-type="float">
            <text:p>99</text:p>
          </table:table-cell>
          <table:table-cell table:formula="of:=[.D30]-[.C30]" office:value-type="float" office:value="82.5075774975294" calcext:value-type="float">
            <text:p>82,5075774975294</text:p>
          </table:table-cell>
          <table:table-cell table:formula="of:=[.D30]-[.D18]" office:value-type="float" office:value="40.25" calcext:value-type="float">
            <text:p>40,25</text:p>
          </table:table-cell>
          <table:table-cell table:number-columns-repeated="1010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7" calcext:value-type="float">
            <text:p>127</text:p>
          </table:table-cell>
          <table:table-cell table:formula="of:=COM.MICROSOFT.STDEV.S([.B20:.B31])" office:value-type="float" office:value="18.1531782007416" calcext:value-type="float">
            <text:p>18,1531782007416</text:p>
          </table:table-cell>
          <table:table-cell table:formula="of:=AVERAGE([.B20:.B31])" office:value-type="float" office:value="101.916666666667" calcext:value-type="float">
            <text:p>101,916666666667</text:p>
          </table:table-cell>
          <table:table-cell table:formula="of:=[.D31]-[.C31]" office:value-type="float" office:value="83.7634884659251" calcext:value-type="float">
            <text:p>83,7634884659251</text:p>
          </table:table-cell>
          <table:table-cell table:formula="of:=[.D31]-[.D19]" office:value-type="float" office:value="38.25" calcext:value-type="float">
            <text:p>38,25</text:p>
          </table:table-cell>
          <table:table-cell table:number-columns-repeated="101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9" calcext:value-type="float">
            <text:p>89</text:p>
          </table:table-cell>
          <table:table-cell table:formula="of:=COM.MICROSOFT.STDEV.S([.B21:.B32])" office:value-type="float" office:value="15.7912518934895" calcext:value-type="float">
            <text:p>15,7912518934895</text:p>
          </table:table-cell>
          <table:table-cell table:formula="of:=AVERAGE([.B21:.B32])" office:value-type="float" office:value="103.5" calcext:value-type="float">
            <text:p>103,5</text:p>
          </table:table-cell>
          <table:table-cell table:formula="of:=[.D32]-[.C32]" office:value-type="float" office:value="87.7087481065105" calcext:value-type="float">
            <text:p>87,7087481065105</text:p>
          </table:table-cell>
          <table:table-cell table:formula="of:=[.D32]-[.D20]" office:value-type="float" office:value="38" calcext:value-type="float">
            <text:p>38</text:p>
          </table:table-cell>
          <table:table-cell table:number-columns-repeated="101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6" calcext:value-type="float">
            <text:p>106</text:p>
          </table:table-cell>
          <table:table-cell table:formula="of:=COM.MICROSOFT.STDEV.S([.B22:.B33])" office:value-type="float" office:value="14.914656204451" calcext:value-type="float">
            <text:p>14,914656204451</text:p>
          </table:table-cell>
          <table:table-cell table:formula="of:=AVERAGE([.B22:.B33])" office:value-type="float" office:value="105.083333333333" calcext:value-type="float">
            <text:p>105,083333333333</text:p>
          </table:table-cell>
          <table:table-cell table:formula="of:=[.D33]-[.C33]" office:value-type="float" office:value="90.1686771288823" calcext:value-type="float">
            <text:p>90,1686771288823</text:p>
          </table:table-cell>
          <table:table-cell table:formula="of:=[.D33]-[.D21]" office:value-type="float" office:value="33.75" calcext:value-type="float">
            <text:p>33,75</text:p>
          </table:table-cell>
          <table:table-cell table:number-columns-repeated="101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31" calcext:value-type="float">
            <text:p>131</text:p>
          </table:table-cell>
          <table:table-cell table:formula="of:=COM.MICROSOFT.STDEV.S([.B23:.B34])" office:value-type="float" office:value="16.4528711687951" calcext:value-type="float">
            <text:p>16,4528711687951</text:p>
          </table:table-cell>
          <table:table-cell table:formula="of:=AVERAGE([.B23:.B34])" office:value-type="float" office:value="107.833333333333" calcext:value-type="float">
            <text:p>107,833333333333</text:p>
          </table:table-cell>
          <table:table-cell table:formula="of:=[.D34]-[.C34]" office:value-type="float" office:value="91.3804621645382" calcext:value-type="float">
            <text:p>91,3804621645382</text:p>
          </table:table-cell>
          <table:table-cell table:formula="of:=[.D34]-[.D22]" office:value-type="float" office:value="30.9166666666667" calcext:value-type="float">
            <text:p>30,9166666666667</text:p>
          </table:table-cell>
          <table:table-cell table:number-columns-repeated="101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8" calcext:value-type="float">
            <text:p>148</text:p>
          </table:table-cell>
          <table:table-cell table:formula="of:=COM.MICROSOFT.STDEV.S([.B24:.B35])" office:value-type="float" office:value="20.1283758696899" calcext:value-type="float">
            <text:p>20,1283758696899</text:p>
          </table:table-cell>
          <table:table-cell table:formula="of:=AVERAGE([.B24:.B35])" office:value-type="float" office:value="110.666666666667" calcext:value-type="float">
            <text:p>110,666666666667</text:p>
          </table:table-cell>
          <table:table-cell table:formula="of:=[.D35]-[.C35]" office:value-type="float" office:value="90.5382907969767" calcext:value-type="float">
            <text:p>90,5382907969767</text:p>
          </table:table-cell>
          <table:table-cell table:formula="of:=[.D35]-[.D23]" office:value-type="float" office:value="29.1666666666667" calcext:value-type="float">
            <text:p>29,1666666666667</text:p>
          </table:table-cell>
          <table:table-cell table:number-columns-repeated="101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10" calcext:value-type="float">
            <text:p>210</text:p>
          </table:table-cell>
          <table:table-cell table:formula="of:=COM.MICROSOFT.STDEV.S([.B25:.B36])" office:value-type="float" office:value="32.7589913634641" calcext:value-type="float">
            <text:p>32,7589913634641</text:p>
          </table:table-cell>
          <table:table-cell table:formula="of:=AVERAGE([.B25:.B36])" office:value-type="float" office:value="121.666666666667" calcext:value-type="float">
            <text:p>121,666666666667</text:p>
          </table:table-cell>
          <table:table-cell table:formula="of:=[.D36]-[.C36]" office:value-type="float" office:value="88.9076753032026" calcext:value-type="float">
            <text:p>88,9076753032026</text:p>
          </table:table-cell>
          <table:table-cell table:formula="of:=[.D36]-[.D24]" office:value-type="float" office:value="38.8333333333333" calcext:value-type="float">
            <text:p>38,8333333333333</text:p>
          </table:table-cell>
          <table:table-cell table:number-columns-repeated="101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9" calcext:value-type="float">
            <text:p>139</text:p>
          </table:table-cell>
          <table:table-cell table:formula="of:=COM.MICROSOFT.STDEV.S([.B26:.B37])" office:value-type="float" office:value="30.9216997455107" calcext:value-type="float">
            <text:p>30,9216997455107</text:p>
          </table:table-cell>
          <table:table-cell table:formula="of:=AVERAGE([.B26:.B37])" office:value-type="float" office:value="126.166666666667" calcext:value-type="float">
            <text:p>126,166666666667</text:p>
          </table:table-cell>
          <table:table-cell table:formula="of:=[.D37]-[.C37]" office:value-type="float" office:value="95.244966921156" calcext:value-type="float">
            <text:p>95,244966921156</text:p>
          </table:table-cell>
          <table:table-cell table:formula="of:=[.D37]-[.D25]" office:value-type="float" office:value="42" calcext:value-type="float">
            <text:p>42</text:p>
          </table:table-cell>
          <table:table-cell table:number-columns-repeated="101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7" calcext:value-type="float">
            <text:p>137</text:p>
          </table:table-cell>
          <table:table-cell table:formula="of:=COM.MICROSOFT.STDEV.S([.B27:.B38])" office:value-type="float" office:value="30.9519422213329" calcext:value-type="float">
            <text:p>30,9519422213329</text:p>
          </table:table-cell>
          <table:table-cell table:formula="of:=AVERAGE([.B27:.B38])" office:value-type="float" office:value="127.75" calcext:value-type="float">
            <text:p>127,75</text:p>
          </table:table-cell>
          <table:table-cell table:formula="of:=[.D38]-[.C38]" office:value-type="float" office:value="96.7980577786672" calcext:value-type="float">
            <text:p>96,7980577786672</text:p>
          </table:table-cell>
          <table:table-cell table:formula="of:=[.D38]-[.D26]" office:value-type="float" office:value="39.5833333333333" calcext:value-type="float">
            <text:p>39,5833333333333</text:p>
          </table:table-cell>
          <table:table-cell table:number-columns-repeated="101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72" calcext:value-type="float">
            <text:p>172</text:p>
          </table:table-cell>
          <table:table-cell table:formula="of:=COM.MICROSOFT.STDEV.S([.B28:.B39])" office:value-type="float" office:value="32.4802970579042" calcext:value-type="float">
            <text:p>32,4802970579042</text:p>
          </table:table-cell>
          <table:table-cell table:formula="of:=AVERAGE([.B28:.B39])" office:value-type="float" office:value="133.333333333333" calcext:value-type="float">
            <text:p>133,333333333333</text:p>
          </table:table-cell>
          <table:table-cell table:formula="of:=[.D39]-[.C39]" office:value-type="float" office:value="100.853036275429" calcext:value-type="float">
            <text:p>100,853036275429</text:p>
          </table:table-cell>
          <table:table-cell table:formula="of:=[.D39]-[.D27]" office:value-type="float" office:value="40.9166666666667" calcext:value-type="float">
            <text:p>40,9166666666667</text:p>
          </table:table-cell>
          <table:table-cell table:number-columns-repeated="101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3" calcext:value-type="float">
            <text:p>163</text:p>
          </table:table-cell>
          <table:table-cell table:formula="of:=COM.MICROSOFT.STDEV.S([.B29:.B40])" office:value-type="float" office:value="33.1400837584209" calcext:value-type="float">
            <text:p>33,1400837584209</text:p>
          </table:table-cell>
          <table:table-cell table:formula="of:=AVERAGE([.B29:.B40])" office:value-type="float" office:value="137.083333333333" calcext:value-type="float">
            <text:p>137,083333333333</text:p>
          </table:table-cell>
          <table:table-cell table:formula="of:=[.D40]-[.C40]" office:value-type="float" office:value="103.943249574912" calcext:value-type="float">
            <text:p>103,943249574912</text:p>
          </table:table-cell>
          <table:table-cell table:formula="of:=[.D40]-[.D28]" office:value-type="float" office:value="41.6666666666667" calcext:value-type="float">
            <text:p>41,6666666666667</text:p>
          </table:table-cell>
          <table:table-cell table:number-columns-repeated="101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22" calcext:value-type="float">
            <text:p>122</text:p>
          </table:table-cell>
          <table:table-cell table:formula="of:=COM.MICROSOFT.STDEV.S([.B30:.B41])" office:value-type="float" office:value="32.2578390754586" calcext:value-type="float">
            <text:p>32,2578390754586</text:p>
          </table:table-cell>
          <table:table-cell table:formula="of:=AVERAGE([.B30:.B41])" office:value-type="float" office:value="138.25" calcext:value-type="float">
            <text:p>138,25</text:p>
          </table:table-cell>
          <table:table-cell table:formula="of:=[.D41]-[.C41]" office:value-type="float" office:value="105.992160924541" calcext:value-type="float">
            <text:p>105,992160924541</text:p>
          </table:table-cell>
          <table:table-cell table:formula="of:=[.D41]-[.D29]" office:value-type="float" office:value="41.25" calcext:value-type="float">
            <text:p>41,25</text:p>
          </table:table-cell>
          <table:table-cell table:number-columns-repeated="101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23" calcext:value-type="float">
            <text:p>123</text:p>
          </table:table-cell>
          <table:table-cell table:formula="of:=COM.MICROSOFT.STDEV.S([.B31:.B42])" office:value-type="float" office:value="31.813257194656" calcext:value-type="float">
            <text:p>31,813257194656</text:p>
          </table:table-cell>
          <table:table-cell table:formula="of:=AVERAGE([.B31:.B42])" office:value-type="float" office:value="138.916666666667" calcext:value-type="float">
            <text:p>138,916666666667</text:p>
          </table:table-cell>
          <table:table-cell table:formula="of:=[.D42]-[.C42]" office:value-type="float" office:value="107.103409472011" calcext:value-type="float">
            <text:p>107,103409472011</text:p>
          </table:table-cell>
          <table:table-cell table:formula="of:=[.D42]-[.D30]" office:value-type="float" office:value="39.9166666666667" calcext:value-type="float">
            <text:p>39,9166666666667</text:p>
          </table:table-cell>
          <table:table-cell table:number-columns-repeated="101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3" calcext:value-type="float">
            <text:p>113</text:p>
          </table:table-cell>
          <table:table-cell table:formula="of:=COM.MICROSOFT.STDEV.S([.B32:.B43])" office:value-type="float" office:value="32.5384388070479" calcext:value-type="float">
            <text:p>32,5384388070479</text:p>
          </table:table-cell>
          <table:table-cell table:formula="of:=AVERAGE([.B32:.B43])" office:value-type="float" office:value="137.75" calcext:value-type="float">
            <text:p>137,75</text:p>
          </table:table-cell>
          <table:table-cell table:formula="of:=[.D43]-[.C43]" office:value-type="float" office:value="105.211561192952" calcext:value-type="float">
            <text:p>105,211561192952</text:p>
          </table:table-cell>
          <table:table-cell table:formula="of:=[.D43]-[.D31]" office:value-type="float" office:value="35.8333333333333" calcext:value-type="float">
            <text:p>35,8333333333333</text:p>
          </table:table-cell>
          <table:table-cell table:number-columns-repeated="101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40" calcext:value-type="float">
            <text:p>140</text:p>
          </table:table-cell>
          <table:table-cell table:formula="of:=COM.MICROSOFT.STDEV.S([.B33:.B44])" office:value-type="float" office:value="28.6958977112504" calcext:value-type="float">
            <text:p>28,6958977112504</text:p>
          </table:table-cell>
          <table:table-cell table:formula="of:=AVERAGE([.B33:.B44])" office:value-type="float" office:value="142" calcext:value-type="float">
            <text:p>142</text:p>
          </table:table-cell>
          <table:table-cell table:formula="of:=[.D44]-[.C44]" office:value-type="float" office:value="113.30410228875" calcext:value-type="float">
            <text:p>113,30410228875</text:p>
          </table:table-cell>
          <table:table-cell table:formula="of:=[.D44]-[.D32]" office:value-type="float" office:value="38.5" calcext:value-type="float">
            <text:p>38,5</text:p>
          </table:table-cell>
          <table:table-cell table:number-columns-repeated="101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50" calcext:value-type="float">
            <text:p>250</text:p>
          </table:table-cell>
          <table:table-cell table:formula="of:=COM.MICROSOFT.STDEV.S([.B34:.B45])" office:value-type="float" office:value="40.1112090432225" calcext:value-type="float">
            <text:p>40,1112090432225</text:p>
          </table:table-cell>
          <table:table-cell table:formula="of:=AVERAGE([.B34:.B45])" office:value-type="float" office:value="154" calcext:value-type="float">
            <text:p>154</text:p>
          </table:table-cell>
          <table:table-cell table:formula="of:=[.D45]-[.C45]" office:value-type="float" office:value="113.888790956778" calcext:value-type="float">
            <text:p>113,888790956778</text:p>
          </table:table-cell>
          <table:table-cell table:formula="of:=[.D45]-[.D33]" office:value-type="float" office:value="48.9166666666667" calcext:value-type="float">
            <text:p>48,9166666666667</text:p>
          </table:table-cell>
          <table:table-cell table:number-columns-repeated="101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2" calcext:value-type="float">
            <text:p>162</text:p>
          </table:table-cell>
          <table:table-cell table:formula="of:=COM.MICROSOFT.STDEV.S([.B35:.B46])" office:value-type="float" office:value="39.4886826901843" calcext:value-type="float">
            <text:p>39,4886826901843</text:p>
          </table:table-cell>
          <table:table-cell table:formula="of:=AVERAGE([.B35:.B46])" office:value-type="float" office:value="156.583333333333" calcext:value-type="float">
            <text:p>156,583333333333</text:p>
          </table:table-cell>
          <table:table-cell table:formula="of:=[.D46]-[.C46]" office:value-type="float" office:value="117.094650643149" calcext:value-type="float">
            <text:p>117,094650643149</text:p>
          </table:table-cell>
          <table:table-cell table:formula="of:=[.D46]-[.D34]" office:value-type="float" office:value="48.75" calcext:value-type="float">
            <text:p>48,75</text:p>
          </table:table-cell>
          <table:table-cell table:number-columns-repeated="101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5" calcext:value-type="float">
            <text:p>105</text:p>
          </table:table-cell>
          <table:table-cell table:formula="of:=COM.MICROSOFT.STDEV.S([.B36:.B47])" office:value-type="float" office:value="42.1965099806306" calcext:value-type="float">
            <text:p>42,1965099806306</text:p>
          </table:table-cell>
          <table:table-cell table:formula="of:=AVERAGE([.B36:.B47])" office:value-type="float" office:value="153" calcext:value-type="float">
            <text:p>153</text:p>
          </table:table-cell>
          <table:table-cell table:formula="of:=[.D47]-[.C47]" office:value-type="float" office:value="110.803490019369" calcext:value-type="float">
            <text:p>110,803490019369</text:p>
          </table:table-cell>
          <table:table-cell table:formula="of:=[.D47]-[.D35]" office:value-type="float" office:value="42.3333333333333" calcext:value-type="float">
            <text:p>42,3333333333333</text:p>
          </table:table-cell>
          <table:table-cell table:number-columns-repeated="101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1" calcext:value-type="float">
            <text:p>151</text:p>
          </table:table-cell>
          <table:table-cell table:formula="of:=COM.MICROSOFT.STDEV.S([.B37:.B48])" office:value-type="float" office:value="38.19913928905" calcext:value-type="float">
            <text:p>38,19913928905</text:p>
          </table:table-cell>
          <table:table-cell table:formula="of:=AVERAGE([.B37:.B48])" office:value-type="float" office:value="148.083333333333" calcext:value-type="float">
            <text:p>148,083333333333</text:p>
          </table:table-cell>
          <table:table-cell table:formula="of:=[.D48]-[.C48]" office:value-type="float" office:value="109.884194044283" calcext:value-type="float">
            <text:p>109,884194044283</text:p>
          </table:table-cell>
          <table:table-cell table:formula="of:=[.D48]-[.D36]" office:value-type="float" office:value="26.4166666666667" calcext:value-type="float">
            <text:p>26,4166666666667</text:p>
          </table:table-cell>
          <table:table-cell table:number-columns-repeated="101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9" calcext:value-type="float">
            <text:p>119</text:p>
          </table:table-cell>
          <table:table-cell table:formula="of:=COM.MICROSOFT.STDEV.S([.B38:.B49])" office:value-type="float" office:value="39.0581346045594" calcext:value-type="float">
            <text:p>39,0581346045594</text:p>
          </table:table-cell>
          <table:table-cell table:formula="of:=AVERAGE([.B38:.B49])" office:value-type="float" office:value="146.416666666667" calcext:value-type="float">
            <text:p>146,416666666667</text:p>
          </table:table-cell>
          <table:table-cell table:formula="of:=[.D49]-[.C49]" office:value-type="float" office:value="107.358532062107" calcext:value-type="float">
            <text:p>107,358532062107</text:p>
          </table:table-cell>
          <table:table-cell table:formula="of:=[.D49]-[.D37]" office:value-type="float" office:value="20.25" calcext:value-type="float">
            <text:p>20,25</text:p>
          </table:table-cell>
          <table:table-cell table:number-columns-repeated="101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COM.MICROSOFT.STDEV.S([.B39:.B50])" office:value-type="float" office:value="39.0092257930056" calcext:value-type="float">
            <text:p>39,0092257930056</text:p>
          </table:table-cell>
          <table:table-cell table:formula="of:=AVERAGE([.B39:.B50])" office:value-type="float" office:value="147.916666666667" calcext:value-type="float">
            <text:p>147,916666666667</text:p>
          </table:table-cell>
          <table:table-cell table:formula="of:=[.D50]-[.C50]" office:value-type="float" office:value="108.907440873661" calcext:value-type="float">
            <text:p>108,907440873661</text:p>
          </table:table-cell>
          <table:table-cell table:formula="of:=[.D50]-[.D38]" office:value-type="float" office:value="20.1666666666667" calcext:value-type="float">
            <text:p>20,1666666666667</text:p>
          </table:table-cell>
          <table:table-cell table:number-columns-repeated="101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1" calcext:value-type="float">
            <text:p>161</text:p>
          </table:table-cell>
          <table:table-cell table:formula="of:=COM.MICROSOFT.STDEV.S([.B40:.B51])" office:value-type="float" office:value="38.5180005145174" calcext:value-type="float">
            <text:p>38,5180005145174</text:p>
          </table:table-cell>
          <table:table-cell table:formula="of:=AVERAGE([.B40:.B51])" office:value-type="float" office:value="147" calcext:value-type="float">
            <text:p>147</text:p>
          </table:table-cell>
          <table:table-cell table:formula="of:=[.D51]-[.C51]" office:value-type="float" office:value="108.481999485483" calcext:value-type="float">
            <text:p>108,481999485483</text:p>
          </table:table-cell>
          <table:table-cell table:formula="of:=[.D51]-[.D39]" office:value-type="float" office:value="13.6666666666667" calcext:value-type="float">
            <text:p>13,6666666666667</text:p>
          </table:table-cell>
          <table:table-cell table:number-columns-repeated="101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42" calcext:value-type="float">
            <text:p>142</text:p>
          </table:table-cell>
          <table:table-cell table:formula="of:=COM.MICROSOFT.STDEV.S([.B41:.B52])" office:value-type="float" office:value="38.20072583794" calcext:value-type="float">
            <text:p>38,20072583794</text:p>
          </table:table-cell>
          <table:table-cell table:formula="of:=AVERAGE([.B41:.B52])" office:value-type="float" office:value="145.25" calcext:value-type="float">
            <text:p>145,25</text:p>
          </table:table-cell>
          <table:table-cell table:formula="of:=[.D52]-[.C52]" office:value-type="float" office:value="107.04927416206" calcext:value-type="float">
            <text:p>107,04927416206</text:p>
          </table:table-cell>
          <table:table-cell table:formula="of:=[.D52]-[.D40]" office:value-type="float" office:value="8.16666666666669" calcext:value-type="float">
            <text:p>8,16666666666669</text:p>
          </table:table-cell>
          <table:table-cell table:number-columns-repeated="101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5" calcext:value-type="float">
            <text:p>145</text:p>
          </table:table-cell>
          <table:table-cell table:formula="of:=COM.MICROSOFT.STDEV.S([.B42:.B53])" office:value-type="float" office:value="37.4986868456952" calcext:value-type="float">
            <text:p>37,4986868456952</text:p>
          </table:table-cell>
          <table:table-cell table:formula="of:=AVERAGE([.B42:.B53])" office:value-type="float" office:value="147.166666666667" calcext:value-type="float">
            <text:p>147,166666666667</text:p>
          </table:table-cell>
          <table:table-cell table:formula="of:=[.D53]-[.C53]" office:value-type="float" office:value="109.667979820971" calcext:value-type="float">
            <text:p>109,667979820971</text:p>
          </table:table-cell>
          <table:table-cell table:formula="of:=[.D53]-[.D41]" office:value-type="float" office:value="8.91666666666666" calcext:value-type="float">
            <text:p>8,91666666666666</text:p>
          </table:table-cell>
          <table:table-cell table:number-columns-repeated="101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8" calcext:value-type="float">
            <text:p>148</text:p>
          </table:table-cell>
          <table:table-cell table:formula="of:=COM.MICROSOFT.STDEV.S([.B43:.B54])" office:value-type="float" office:value="36.7203807664948" calcext:value-type="float">
            <text:p>36,7203807664948</text:p>
          </table:table-cell>
          <table:table-cell table:formula="of:=AVERAGE([.B43:.B54])" office:value-type="float" office:value="149.25" calcext:value-type="float">
            <text:p>149,25</text:p>
          </table:table-cell>
          <table:table-cell table:formula="of:=[.D54]-[.C54]" office:value-type="float" office:value="112.529619233505" calcext:value-type="float">
            <text:p>112,529619233505</text:p>
          </table:table-cell>
          <table:table-cell table:formula="of:=[.D54]-[.D42]" office:value-type="float" office:value="10.3333333333333" calcext:value-type="float">
            <text:p>10,3333333333333</text:p>
          </table:table-cell>
          <table:table-cell table:number-columns-repeated="101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7" calcext:value-type="float">
            <text:p>137</text:p>
          </table:table-cell>
          <table:table-cell table:formula="of:=COM.MICROSOFT.STDEV.S([.B44:.B55])" office:value-type="float" office:value="35.1881307468093" calcext:value-type="float">
            <text:p>35,1881307468093</text:p>
          </table:table-cell>
          <table:table-cell table:formula="of:=AVERAGE([.B44:.B55])" office:value-type="float" office:value="151.25" calcext:value-type="float">
            <text:p>151,25</text:p>
          </table:table-cell>
          <table:table-cell table:formula="of:=[.D55]-[.C55]" office:value-type="float" office:value="116.061869253191" calcext:value-type="float">
            <text:p>116,061869253191</text:p>
          </table:table-cell>
          <table:table-cell table:formula="of:=[.D55]-[.D43]" office:value-type="float" office:value="13.5" calcext:value-type="float">
            <text:p>13,5</text:p>
          </table:table-cell>
          <table:table-cell table:number-columns-repeated="101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15" calcext:value-type="float">
            <text:p>115</text:p>
          </table:table-cell>
          <table:table-cell table:formula="of:=COM.MICROSOFT.STDEV.S([.B45:.B56])" office:value-type="float" office:value="36.6254589380699" calcext:value-type="float">
            <text:p>36,6254589380699</text:p>
          </table:table-cell>
          <table:table-cell table:formula="of:=AVERAGE([.B45:.B56])" office:value-type="float" office:value="149.166666666667" calcext:value-type="float">
            <text:p>149,166666666667</text:p>
          </table:table-cell>
          <table:table-cell table:formula="of:=[.D56]-[.C56]" office:value-type="float" office:value="112.541207728597" calcext:value-type="float">
            <text:p>112,541207728597</text:p>
          </table:table-cell>
          <table:table-cell table:formula="of:=[.D56]-[.D44]" office:value-type="float" office:value="7.16666666666666" calcext:value-type="float">
            <text:p>7,16666666666666</text:p>
          </table:table-cell>
          <table:table-cell table:number-columns-repeated="101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0" calcext:value-type="float">
            <text:p>100</text:p>
          </table:table-cell>
          <table:table-cell table:formula="of:=COM.MICROSOFT.STDEV.S([.B46:.B57])" office:value-type="float" office:value="21.5968572348905" calcext:value-type="float">
            <text:p>21,5968572348905</text:p>
          </table:table-cell>
          <table:table-cell table:formula="of:=AVERAGE([.B46:.B57])" office:value-type="float" office:value="136.666666666667" calcext:value-type="float">
            <text:p>136,666666666667</text:p>
          </table:table-cell>
          <table:table-cell table:formula="of:=[.D57]-[.C57]" office:value-type="float" office:value="115.069809431776" calcext:value-type="float">
            <text:p>115,069809431776</text:p>
          </table:table-cell>
          <table:table-cell table:formula="of:=[.D57]-[.D45]" office:value-type="float" office:value="-17.3333333333333" calcext:value-type="float">
            <text:p>-17,3333333333333</text:p>
          </table:table-cell>
          <table:table-cell table:number-columns-repeated="101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36" calcext:value-type="float">
            <text:p>136</text:p>
          </table:table-cell>
          <table:table-cell table:formula="of:=COM.MICROSOFT.STDEV.S([.B47:.B58])" office:value-type="float" office:value="20.0748598998847" calcext:value-type="float">
            <text:p>20,0748598998847</text:p>
          </table:table-cell>
          <table:table-cell table:formula="of:=AVERAGE([.B47:.B58])" office:value-type="float" office:value="134.5" calcext:value-type="float">
            <text:p>134,5</text:p>
          </table:table-cell>
          <table:table-cell table:formula="of:=[.D58]-[.C58]" office:value-type="float" office:value="114.425140100115" calcext:value-type="float">
            <text:p>114,425140100115</text:p>
          </table:table-cell>
          <table:table-cell table:formula="of:=[.D58]-[.D46]" office:value-type="float" office:value="-22.0833333333333" calcext:value-type="float">
            <text:p>-22,0833333333333</text:p>
          </table:table-cell>
          <table:table-cell table:number-columns-repeated="101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23" calcext:value-type="float">
            <text:p>223</text:p>
          </table:table-cell>
          <table:table-cell table:formula="of:=COM.MICROSOFT.STDEV.S([.B48:.B59])" office:value-type="float" office:value="30.5028562994393" calcext:value-type="float">
            <text:p>30,5028562994393</text:p>
          </table:table-cell>
          <table:table-cell table:formula="of:=AVERAGE([.B48:.B59])" office:value-type="float" office:value="144.333333333333" calcext:value-type="float">
            <text:p>144,333333333333</text:p>
          </table:table-cell>
          <table:table-cell table:formula="of:=[.D59]-[.C59]" office:value-type="float" office:value="113.830477033894" calcext:value-type="float">
            <text:p>113,830477033894</text:p>
          </table:table-cell>
          <table:table-cell table:formula="of:=[.D59]-[.D47]" office:value-type="float" office:value="-8.66666666666669" calcext:value-type="float">
            <text:p>-8,66666666666669</text:p>
          </table:table-cell>
          <table:table-cell table:number-columns-repeated="101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59" calcext:value-type="float">
            <text:p>259</text:p>
          </table:table-cell>
          <table:table-cell table:formula="of:=COM.MICROSOFT.STDEV.S([.B49:.B60])" office:value-type="float" office:value="45.0924975282289" calcext:value-type="float">
            <text:p>45,0924975282289</text:p>
          </table:table-cell>
          <table:table-cell table:formula="of:=AVERAGE([.B49:.B60])" office:value-type="float" office:value="153.333333333333" calcext:value-type="float">
            <text:p>153,333333333333</text:p>
          </table:table-cell>
          <table:table-cell table:formula="of:=[.D60]-[.C60]" office:value-type="float" office:value="108.240835805104" calcext:value-type="float">
            <text:p>108,240835805104</text:p>
          </table:table-cell>
          <table:table-cell table:formula="of:=[.D60]-[.D48]" office:value-type="float" office:value="5.25" calcext:value-type="float">
            <text:p>5,25</text:p>
          </table:table-cell>
          <table:table-cell table:number-columns-repeated="101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71" calcext:value-type="float">
            <text:p>171</text:p>
          </table:table-cell>
          <table:table-cell table:formula="of:=COM.MICROSOFT.STDEV.S([.B50:.B61])" office:value-type="float" office:value="43.97795591044" calcext:value-type="float">
            <text:p>43,97795591044</text:p>
          </table:table-cell>
          <table:table-cell table:formula="of:=AVERAGE([.B50:.B61])" office:value-type="float" office:value="157.666666666667" calcext:value-type="float">
            <text:p>157,666666666667</text:p>
          </table:table-cell>
          <table:table-cell table:formula="of:=[.D61]-[.C61]" office:value-type="float" office:value="113.688710756227" calcext:value-type="float">
            <text:p>113,688710756227</text:p>
          </table:table-cell>
          <table:table-cell table:formula="of:=[.D61]-[.D49]" office:value-type="float" office:value="11.25" calcext:value-type="float">
            <text:p>11,25</text:p>
          </table:table-cell>
          <table:table-cell table:number-columns-repeated="101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7" calcext:value-type="float">
            <text:p>117</text:p>
          </table:table-cell>
          <table:table-cell table:formula="of:=COM.MICROSOFT.STDEV.S([.B51:.B62])" office:value-type="float" office:value="45.5282130312423" calcext:value-type="float">
            <text:p>45,5282130312423</text:p>
          </table:table-cell>
          <table:table-cell table:formula="of:=AVERAGE([.B51:.B62])" office:value-type="float" office:value="154.5" calcext:value-type="float">
            <text:p>154,5</text:p>
          </table:table-cell>
          <table:table-cell table:formula="of:=[.D62]-[.C62]" office:value-type="float" office:value="108.971786968758" calcext:value-type="float">
            <text:p>108,971786968758</text:p>
          </table:table-cell>
          <table:table-cell table:formula="of:=[.D62]-[.D50]" office:value-type="float" office:value="6.58333333333334" calcext:value-type="float">
            <text:p>6,58333333333334</text:p>
          </table:table-cell>
          <table:table-cell table:number-columns-repeated="101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09" calcext:value-type="float">
            <text:p>109</text:p>
          </table:table-cell>
          <table:table-cell table:formula="of:=COM.MICROSOFT.STDEV.S([.B52:.B63])" office:value-type="float" office:value="47.2937307652607" calcext:value-type="float">
            <text:p>47,2937307652607</text:p>
          </table:table-cell>
          <table:table-cell table:formula="of:=AVERAGE([.B52:.B63])" office:value-type="float" office:value="150.166666666667" calcext:value-type="float">
            <text:p>150,166666666667</text:p>
          </table:table-cell>
          <table:table-cell table:formula="of:=[.D63]-[.C63]" office:value-type="float" office:value="102.872935901406" calcext:value-type="float">
            <text:p>102,872935901406</text:p>
          </table:table-cell>
          <table:table-cell table:formula="of:=[.D63]-[.D51]" office:value-type="float" office:value="3.16666666666666" calcext:value-type="float">
            <text:p>3,16666666666666</text:p>
          </table:table-cell>
          <table:table-cell table:number-columns-repeated="101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98" calcext:value-type="float">
            <text:p>98</text:p>
          </table:table-cell>
          <table:table-cell table:formula="of:=COM.MICROSOFT.STDEV.S([.B53:.B64])" office:value-type="float" office:value="49.6322842146484" calcext:value-type="float">
            <text:p>49,6322842146484</text:p>
          </table:table-cell>
          <table:table-cell table:formula="of:=AVERAGE([.B53:.B64])" office:value-type="float" office:value="146.5" calcext:value-type="float">
            <text:p>146,5</text:p>
          </table:table-cell>
          <table:table-cell table:formula="of:=[.D64]-[.C64]" office:value-type="float" office:value="96.8677157853516" calcext:value-type="float">
            <text:p>96,8677157853516</text:p>
          </table:table-cell>
          <table:table-cell table:formula="of:=[.D64]-[.D52]" office:value-type="float" office:value="1.25" calcext:value-type="float">
            <text:p>1,25</text:p>
          </table:table-cell>
          <table:table-cell table:number-columns-repeated="101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07" calcext:value-type="float">
            <text:p>107</text:p>
          </table:table-cell>
          <table:table-cell table:formula="of:=COM.MICROSOFT.STDEV.S([.B54:.B65])" office:value-type="float" office:value="50.9319212877406" calcext:value-type="float">
            <text:p>50,9319212877406</text:p>
          </table:table-cell>
          <table:table-cell table:formula="of:=AVERAGE([.B54:.B65])" office:value-type="float" office:value="143.333333333333" calcext:value-type="float">
            <text:p>143,333333333333</text:p>
          </table:table-cell>
          <table:table-cell table:formula="of:=[.D65]-[.C65]" office:value-type="float" office:value="92.4014120455927" calcext:value-type="float">
            <text:p>92,4014120455927</text:p>
          </table:table-cell>
          <table:table-cell table:formula="of:=[.D65]-[.D53]" office:value-type="float" office:value="-3.83333333333334" calcext:value-type="float">
            <text:p>-3,83333333333334</text:p>
          </table:table-cell>
          <table:table-cell table:number-columns-repeated="101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7" calcext:value-type="float">
            <text:p>87</text:p>
          </table:table-cell>
          <table:table-cell table:formula="of:=COM.MICROSOFT.STDEV.S([.B55:.B66])" office:value-type="float" office:value="53.4077369267447" calcext:value-type="float">
            <text:p>53,4077369267447</text:p>
          </table:table-cell>
          <table:table-cell table:formula="of:=AVERAGE([.B55:.B66])" office:value-type="float" office:value="138.25" calcext:value-type="float">
            <text:p>138,25</text:p>
          </table:table-cell>
          <table:table-cell table:formula="of:=[.D66]-[.C66]" office:value-type="float" office:value="84.8422630732554" calcext:value-type="float">
            <text:p>84,8422630732554</text:p>
          </table:table-cell>
          <table:table-cell table:formula="of:=[.D66]-[.D54]" office:value-type="float" office:value="-11" calcext:value-type="float">
            <text:p>-11</text:p>
          </table:table-cell>
          <table:table-cell table:number-columns-repeated="101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83" calcext:value-type="float">
            <text:p>83</text:p>
          </table:table-cell>
          <table:table-cell table:formula="of:=COM.MICROSOFT.STDEV.S([.B56:.B67])" office:value-type="float" office:value="55.7463818638402" calcext:value-type="float">
            <text:p>55,7463818638402</text:p>
          </table:table-cell>
          <table:table-cell table:formula="of:=AVERAGE([.B56:.B67])" office:value-type="float" office:value="133.75" calcext:value-type="float">
            <text:p>133,75</text:p>
          </table:table-cell>
          <table:table-cell table:formula="of:=[.D67]-[.C67]" office:value-type="float" office:value="78.0036181361598" calcext:value-type="float">
            <text:p>78,0036181361598</text:p>
          </table:table-cell>
          <table:table-cell table:formula="of:=[.D67]-[.D55]" office:value-type="float" office:value="-17.5" calcext:value-type="float">
            <text:p>-17,5</text:p>
          </table:table-cell>
          <table:table-cell table:number-columns-repeated="101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5" calcext:value-type="float">
            <text:p>75</text:p>
          </table:table-cell>
          <table:table-cell table:formula="of:=COM.MICROSOFT.STDEV.S([.B57:.B68])" office:value-type="float" office:value="58.1150243965023" calcext:value-type="float">
            <text:p>58,1150243965023</text:p>
          </table:table-cell>
          <table:table-cell table:formula="of:=AVERAGE([.B57:.B68])" office:value-type="float" office:value="130.416666666667" calcext:value-type="float">
            <text:p>130,416666666667</text:p>
          </table:table-cell>
          <table:table-cell table:formula="of:=[.D68]-[.C68]" office:value-type="float" office:value="72.3016422701643" calcext:value-type="float">
            <text:p>72,3016422701643</text:p>
          </table:table-cell>
          <table:table-cell table:formula="of:=[.D68]-[.D56]" office:value-type="float" office:value="-18.75" calcext:value-type="float">
            <text:p>-18,75</text:p>
          </table:table-cell>
          <table:table-cell table:number-columns-repeated="101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05" calcext:value-type="float">
            <text:p>105</text:p>
          </table:table-cell>
          <table:table-cell table:formula="of:=COM.MICROSOFT.STDEV.S([.B58:.B69])" office:value-type="float" office:value="57.8946273741172" calcext:value-type="float">
            <text:p>57,8946273741172</text:p>
          </table:table-cell>
          <table:table-cell table:formula="of:=AVERAGE([.B58:.B69])" office:value-type="float" office:value="130.833333333333" calcext:value-type="float">
            <text:p>130,833333333333</text:p>
          </table:table-cell>
          <table:table-cell table:formula="of:=[.D69]-[.C69]" office:value-type="float" office:value="72.9387059592161" calcext:value-type="float">
            <text:p>72,9387059592161</text:p>
          </table:table-cell>
          <table:table-cell table:formula="of:=[.D69]-[.D57]" office:value-type="float" office:value="-5.83333333333334" calcext:value-type="float">
            <text:p>-5,83333333333334</text:p>
          </table:table-cell>
          <table:table-cell table:number-columns-repeated="101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15" calcext:value-type="float">
            <text:p>115</text:p>
          </table:table-cell>
          <table:table-cell table:formula="of:=COM.MICROSOFT.STDEV.S([.B59:.B70])" office:value-type="float" office:value="58.0414559264377" calcext:value-type="float">
            <text:p>58,0414559264377</text:p>
          </table:table-cell>
          <table:table-cell table:formula="of:=AVERAGE([.B59:.B70])" office:value-type="float" office:value="129.083333333333" calcext:value-type="float">
            <text:p>129,083333333333</text:p>
          </table:table-cell>
          <table:table-cell table:formula="of:=[.D70]-[.C70]" office:value-type="float" office:value="71.0418774068957" calcext:value-type="float">
            <text:p>71,0418774068957</text:p>
          </table:table-cell>
          <table:table-cell table:formula="of:=[.D70]-[.D58]" office:value-type="float" office:value="-5.41666666666669" calcext:value-type="float">
            <text:p>-5,41666666666669</text:p>
          </table:table-cell>
          <table:table-cell table:number-columns-repeated="101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5" calcext:value-type="float">
            <text:p>125</text:p>
          </table:table-cell>
          <table:table-cell table:formula="of:=COM.MICROSOFT.STDEV.S([.B60:.B71])" office:value-type="float" office:value="49.9571786330022" calcext:value-type="float">
            <text:p>49,9571786330022</text:p>
          </table:table-cell>
          <table:table-cell table:formula="of:=AVERAGE([.B60:.B71])" office:value-type="float" office:value="120.916666666667" calcext:value-type="float">
            <text:p>120,916666666667</text:p>
          </table:table-cell>
          <table:table-cell table:formula="of:=[.D71]-[.C71]" office:value-type="float" office:value="70.9594880336644" calcext:value-type="float">
            <text:p>70,9594880336644</text:p>
          </table:table-cell>
          <table:table-cell table:formula="of:=[.D71]-[.D59]" office:value-type="float" office:value="-23.4166666666667" calcext:value-type="float">
            <text:p>-23,4166666666667</text:p>
          </table:table-cell>
          <table:table-cell table:number-columns-repeated="101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33" calcext:value-type="float">
            <text:p>133</text:p>
          </table:table-cell>
          <table:table-cell table:formula="of:=COM.MICROSOFT.STDEV.S([.B61:.B72])" office:value-type="float" office:value="25.5999230585965" calcext:value-type="float">
            <text:p>25,5999230585965</text:p>
          </table:table-cell>
          <table:table-cell table:formula="of:=AVERAGE([.B61:.B72])" office:value-type="float" office:value="110.416666666667" calcext:value-type="float">
            <text:p>110,416666666667</text:p>
          </table:table-cell>
          <table:table-cell table:formula="of:=[.D72]-[.C72]" office:value-type="float" office:value="84.8167436080702" calcext:value-type="float">
            <text:p>84,8167436080702</text:p>
          </table:table-cell>
          <table:table-cell table:formula="of:=[.D72]-[.D60]" office:value-type="float" office:value="-42.9166666666667" calcext:value-type="float">
            <text:p>-42,9166666666667</text:p>
          </table:table-cell>
          <table:table-cell table:number-columns-repeated="101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3" calcext:value-type="float">
            <text:p>133</text:p>
          </table:table-cell>
          <table:table-cell table:formula="of:=COM.MICROSOFT.STDEV.S([.B62:.B73])" office:value-type="float" office:value="18.8974505254978" calcext:value-type="float">
            <text:p>18,8974505254978</text:p>
          </table:table-cell>
          <table:table-cell table:formula="of:=AVERAGE([.B62:.B73])" office:value-type="float" office:value="107.25" calcext:value-type="float">
            <text:p>107,25</text:p>
          </table:table-cell>
          <table:table-cell table:formula="of:=[.D73]-[.C73]" office:value-type="float" office:value="88.3525494745022" calcext:value-type="float">
            <text:p>88,3525494745022</text:p>
          </table:table-cell>
          <table:table-cell table:formula="of:=[.D73]-[.D61]" office:value-type="float" office:value="-50.4166666666667" calcext:value-type="float">
            <text:p>-50,4166666666667</text:p>
          </table:table-cell>
          <table:table-cell table:number-columns-repeated="101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5" calcext:value-type="float">
            <text:p>125</text:p>
          </table:table-cell>
          <table:table-cell table:formula="of:=COM.MICROSOFT.STDEV.S([.B63:.B74])" office:value-type="float" office:value="19.4069262862203" calcext:value-type="float">
            <text:p>19,4069262862203</text:p>
          </table:table-cell>
          <table:table-cell table:formula="of:=AVERAGE([.B63:.B74])" office:value-type="float" office:value="107.916666666667" calcext:value-type="float">
            <text:p>107,916666666667</text:p>
          </table:table-cell>
          <table:table-cell table:formula="of:=[.D74]-[.C74]" office:value-type="float" office:value="88.5097403804464" calcext:value-type="float">
            <text:p>88,5097403804464</text:p>
          </table:table-cell>
          <table:table-cell table:formula="of:=[.D74]-[.D62]" office:value-type="float" office:value="-46.5833333333333" calcext:value-type="float">
            <text:p>-46,5833333333333</text:p>
          </table:table-cell>
          <table:table-cell table:number-columns-repeated="101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6" calcext:value-type="float">
            <text:p>136</text:p>
          </table:table-cell>
          <table:table-cell table:formula="of:=COM.MICROSOFT.STDEV.S([.B64:.B75])" office:value-type="float" office:value="21.0403652462824" calcext:value-type="float">
            <text:p>21,0403652462824</text:p>
          </table:table-cell>
          <table:table-cell table:formula="of:=AVERAGE([.B64:.B75])" office:value-type="float" office:value="110.166666666667" calcext:value-type="float">
            <text:p>110,166666666667</text:p>
          </table:table-cell>
          <table:table-cell table:formula="of:=[.D75]-[.C75]" office:value-type="float" office:value="89.1263014203842" calcext:value-type="float">
            <text:p>89,1263014203842</text:p>
          </table:table-cell>
          <table:table-cell table:formula="of:=[.D75]-[.D63]" office:value-type="float" office:value="-40" calcext:value-type="float">
            <text:p>-40</text:p>
          </table:table-cell>
          <table:table-cell table:number-columns-repeated="101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28" calcext:value-type="float">
            <text:p>128</text:p>
          </table:table-cell>
          <table:table-cell table:formula="of:=COM.MICROSOFT.STDEV.S([.B65:.B76])" office:value-type="float" office:value="21.2446071588376" calcext:value-type="float">
            <text:p>21,2446071588376</text:p>
          </table:table-cell>
          <table:table-cell table:formula="of:=AVERAGE([.B65:.B76])" office:value-type="float" office:value="112.666666666667" calcext:value-type="float">
            <text:p>112,666666666667</text:p>
          </table:table-cell>
          <table:table-cell table:formula="of:=[.D76]-[.C76]" office:value-type="float" office:value="91.4220595078291" calcext:value-type="float">
            <text:p>91,4220595078291</text:p>
          </table:table-cell>
          <table:table-cell table:formula="of:=[.D76]-[.D64]" office:value-type="float" office:value="-33.8333333333333" calcext:value-type="float">
            <text:p>-33,8333333333333</text:p>
          </table:table-cell>
          <table:table-cell table:number-columns-repeated="101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66:.B77])" office:value-type="float" office:value="21.2223081599614" calcext:value-type="float">
            <text:p>21,2223081599614</text:p>
          </table:table-cell>
          <table:table-cell table:formula="of:=AVERAGE([.B66:.B77])" office:value-type="float" office:value="112.75" calcext:value-type="float">
            <text:p>112,75</text:p>
          </table:table-cell>
          <table:table-cell table:formula="of:=[.D77]-[.C77]" office:value-type="float" office:value="91.5276918400386" calcext:value-type="float">
            <text:p>91,5276918400386</text:p>
          </table:table-cell>
          <table:table-cell table:formula="of:=[.D77]-[.D65]" office:value-type="float" office:value="-30.5833333333333" calcext:value-type="float">
            <text:p>-30,5833333333333</text:p>
          </table:table-cell>
          <table:table-cell table:number-columns-repeated="101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39" calcext:value-type="float">
            <text:p>139</text:p>
          </table:table-cell>
          <table:table-cell table:formula="of:=COM.MICROSOFT.STDEV.S([.B67:.B78])" office:value-type="float" office:value="20.7909872664852" calcext:value-type="float">
            <text:p>20,7909872664852</text:p>
          </table:table-cell>
          <table:table-cell table:formula="of:=AVERAGE([.B67:.B78])" office:value-type="float" office:value="117.083333333333" calcext:value-type="float">
            <text:p>117,083333333333</text:p>
          </table:table-cell>
          <table:table-cell table:formula="of:=[.D78]-[.C78]" office:value-type="float" office:value="96.2923460668481" calcext:value-type="float">
            <text:p>96,2923460668481</text:p>
          </table:table-cell>
          <table:table-cell table:formula="of:=[.D78]-[.D66]" office:value-type="float" office:value="-21.1666666666667" calcext:value-type="float">
            <text:p>-21,1666666666667</text:p>
          </table:table-cell>
          <table:table-cell table:number-columns-repeated="101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6" calcext:value-type="float">
            <text:p>126</text:p>
          </table:table-cell>
          <table:table-cell table:formula="of:=COM.MICROSOFT.STDEV.S([.B68:.B79])" office:value-type="float" office:value="17.8851555173218" calcext:value-type="float">
            <text:p>17,8851555173218</text:p>
          </table:table-cell>
          <table:table-cell table:formula="of:=AVERAGE([.B68:.B79])" office:value-type="float" office:value="120.666666666667" calcext:value-type="float">
            <text:p>120,666666666667</text:p>
          </table:table-cell>
          <table:table-cell table:formula="of:=[.D79]-[.C79]" office:value-type="float" office:value="102.781511149345" calcext:value-type="float">
            <text:p>102,781511149345</text:p>
          </table:table-cell>
          <table:table-cell table:formula="of:=[.D79]-[.D67]" office:value-type="float" office:value="-13.0833333333333" calcext:value-type="float">
            <text:p>-13,0833333333333</text:p>
          </table:table-cell>
          <table:table-cell table:number-columns-repeated="101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3" calcext:value-type="float">
            <text:p>133</text:p>
          </table:table-cell>
          <table:table-cell table:formula="of:=COM.MICROSOFT.STDEV.S([.B69:.B80])" office:value-type="float" office:value="10.8920321169359" calcext:value-type="float">
            <text:p>10,8920321169359</text:p>
          </table:table-cell>
          <table:table-cell table:formula="of:=AVERAGE([.B69:.B80])" office:value-type="float" office:value="125.5" calcext:value-type="float">
            <text:p>125,5</text:p>
          </table:table-cell>
          <table:table-cell table:formula="of:=[.D80]-[.C80]" office:value-type="float" office:value="114.607967883064" calcext:value-type="float">
            <text:p>114,607967883064</text:p>
          </table:table-cell>
          <table:table-cell table:formula="of:=[.D80]-[.D68]" office:value-type="float" office:value="-4.91666666666666" calcext:value-type="float">
            <text:p>-4,91666666666666</text:p>
          </table:table-cell>
          <table:table-cell table:number-columns-repeated="101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15" calcext:value-type="float">
            <text:p>115</text:p>
          </table:table-cell>
          <table:table-cell table:formula="of:=COM.MICROSOFT.STDEV.S([.B70:.B81])" office:value-type="float" office:value="9.47084841484488" calcext:value-type="float">
            <text:p>9,47084841484488</text:p>
          </table:table-cell>
          <table:table-cell table:formula="of:=AVERAGE([.B70:.B81])" office:value-type="float" office:value="126.333333333333" calcext:value-type="float">
            <text:p>126,333333333333</text:p>
          </table:table-cell>
          <table:table-cell table:formula="of:=[.D81]-[.C81]" office:value-type="float" office:value="116.862484918488" calcext:value-type="float">
            <text:p>116,862484918488</text:p>
          </table:table-cell>
          <table:table-cell table:formula="of:=[.D81]-[.D69]" office:value-type="float" office:value="-4.49999999999999" calcext:value-type="float">
            <text:p>-4,49999999999999</text:p>
          </table:table-cell>
          <table:table-cell table:number-columns-repeated="101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6" calcext:value-type="float">
            <text:p>106</text:p>
          </table:table-cell>
          <table:table-cell table:formula="of:=COM.MICROSOFT.STDEV.S([.B71:.B82])" office:value-type="float" office:value="10.7234520674279" calcext:value-type="float">
            <text:p>10,7234520674279</text:p>
          </table:table-cell>
          <table:table-cell table:formula="of:=AVERAGE([.B71:.B82])" office:value-type="float" office:value="125.583333333333" calcext:value-type="float">
            <text:p>125,583333333333</text:p>
          </table:table-cell>
          <table:table-cell table:formula="of:=[.D82]-[.C82]" office:value-type="float" office:value="114.859881265905" calcext:value-type="float">
            <text:p>114,859881265905</text:p>
          </table:table-cell>
          <table:table-cell table:formula="of:=[.D82]-[.D70]" office:value-type="float" office:value="-3.49999999999999" calcext:value-type="float">
            <text:p>-3,49999999999999</text:p>
          </table:table-cell>
          <table:table-cell table:number-columns-repeated="101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72:.B83])" office:value-type="float" office:value="11.3254205888855" calcext:value-type="float">
            <text:p>11,3254205888855</text:p>
          </table:table-cell>
          <table:table-cell table:formula="of:=AVERAGE([.B72:.B83])" office:value-type="float" office:value="124.583333333333" calcext:value-type="float">
            <text:p>124,583333333333</text:p>
          </table:table-cell>
          <table:table-cell table:formula="of:=[.D83]-[.C83]" office:value-type="float" office:value="113.257912744448" calcext:value-type="float">
            <text:p>113,257912744448</text:p>
          </table:table-cell>
          <table:table-cell table:formula="of:=[.D83]-[.D71]" office:value-type="float" office:value="3.66666666666667" calcext:value-type="float">
            <text:p>3,66666666666667</text:p>
          </table:table-cell>
          <table:table-cell table:number-columns-repeated="101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73:.B84])" office:value-type="float" office:value="11.6160155897717" calcext:value-type="float">
            <text:p>11,6160155897717</text:p>
          </table:table-cell>
          <table:table-cell table:formula="of:=AVERAGE([.B73:.B84])" office:value-type="float" office:value="122.75" calcext:value-type="float">
            <text:p>122,75</text:p>
          </table:table-cell>
          <table:table-cell table:formula="of:=[.D84]-[.C84]" office:value-type="float" office:value="111.133984410228" calcext:value-type="float">
            <text:p>111,133984410228</text:p>
          </table:table-cell>
          <table:table-cell table:formula="of:=[.D84]-[.D72]" office:value-type="float" office:value="12.3333333333333" calcext:value-type="float">
            <text:p>12,3333333333333</text:p>
          </table:table-cell>
          <table:table-cell table:number-columns-repeated="101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97" calcext:value-type="float">
            <text:p>97</text:p>
          </table:table-cell>
          <table:table-cell table:formula="of:=COM.MICROSOFT.STDEV.S([.B74:.B85])" office:value-type="float" office:value="13.2605018415937" calcext:value-type="float">
            <text:p>13,2605018415937</text:p>
          </table:table-cell>
          <table:table-cell table:formula="of:=AVERAGE([.B74:.B85])" office:value-type="float" office:value="119.75" calcext:value-type="float">
            <text:p>119,75</text:p>
          </table:table-cell>
          <table:table-cell table:formula="of:=[.D85]-[.C85]" office:value-type="float" office:value="106.489498158406" calcext:value-type="float">
            <text:p>106,489498158406</text:p>
          </table:table-cell>
          <table:table-cell table:formula="of:=[.D85]-[.D73]" office:value-type="float" office:value="12.5" calcext:value-type="float">
            <text:p>12,5</text:p>
          </table:table-cell>
          <table:table-cell table:number-columns-repeated="101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24" calcext:value-type="float">
            <text:p>124</text:p>
          </table:table-cell>
          <table:table-cell table:formula="of:=COM.MICROSOFT.STDEV.S([.B75:.B86])" office:value-type="float" office:value="13.2276111588486" calcext:value-type="float">
            <text:p>13,2276111588486</text:p>
          </table:table-cell>
          <table:table-cell table:formula="of:=AVERAGE([.B75:.B86])" office:value-type="float" office:value="119.666666666667" calcext:value-type="float">
            <text:p>119,666666666667</text:p>
          </table:table-cell>
          <table:table-cell table:formula="of:=[.D86]-[.C86]" office:value-type="float" office:value="106.439055507818" calcext:value-type="float">
            <text:p>106,439055507818</text:p>
          </table:table-cell>
          <table:table-cell table:formula="of:=[.D86]-[.D74]" office:value-type="float" office:value="11.75" calcext:value-type="float">
            <text:p>11,75</text:p>
          </table:table-cell>
          <table:table-cell table:number-columns-repeated="101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24" calcext:value-type="float">
            <text:p>124</text:p>
          </table:table-cell>
          <table:table-cell table:formula="of:=COM.MICROSOFT.STDEV.S([.B76:.B87])" office:value-type="float" office:value="12.3017613914973" calcext:value-type="float">
            <text:p>12,3017613914973</text:p>
          </table:table-cell>
          <table:table-cell table:formula="of:=AVERAGE([.B76:.B87])" office:value-type="float" office:value="118.666666666667" calcext:value-type="float">
            <text:p>118,666666666667</text:p>
          </table:table-cell>
          <table:table-cell table:formula="of:=[.D87]-[.C87]" office:value-type="float" office:value="106.364905275169" calcext:value-type="float">
            <text:p>106,364905275169</text:p>
          </table:table-cell>
          <table:table-cell table:formula="of:=[.D87]-[.D75]" office:value-type="float" office:value="8.5" calcext:value-type="float">
            <text:p>8,5</text:p>
          </table:table-cell>
          <table:table-cell table:number-columns-repeated="101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9" calcext:value-type="float">
            <text:p>109</text:p>
          </table:table-cell>
          <table:table-cell table:formula="of:=COM.MICROSOFT.STDEV.S([.B77:.B88])" office:value-type="float" office:value="12.213690778149" calcext:value-type="float">
            <text:p>12,213690778149</text:p>
          </table:table-cell>
          <table:table-cell table:formula="of:=AVERAGE([.B77:.B88])" office:value-type="float" office:value="117.083333333333" calcext:value-type="float">
            <text:p>117,083333333333</text:p>
          </table:table-cell>
          <table:table-cell table:formula="of:=[.D88]-[.C88]" office:value-type="float" office:value="104.869642555184" calcext:value-type="float">
            <text:p>104,869642555184</text:p>
          </table:table-cell>
          <table:table-cell table:formula="of:=[.D88]-[.D76]" office:value-type="float" office:value="4.41666666666667" calcext:value-type="float">
            <text:p>4,41666666666667</text:p>
          </table:table-cell>
          <table:table-cell table:number-columns-repeated="101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01" calcext:value-type="float">
            <text:p>101</text:p>
          </table:table-cell>
          <table:table-cell table:formula="of:=COM.MICROSOFT.STDEV.S([.B78:.B89])" office:value-type="float" office:value="12.8381533648022" calcext:value-type="float">
            <text:p>12,8381533648022</text:p>
          </table:table-cell>
          <table:table-cell table:formula="of:=AVERAGE([.B78:.B89])" office:value-type="float" office:value="116.5" calcext:value-type="float">
            <text:p>116,5</text:p>
          </table:table-cell>
          <table:table-cell table:formula="of:=[.D89]-[.C89]" office:value-type="float" office:value="103.661846635198" calcext:value-type="float">
            <text:p>103,661846635198</text:p>
          </table:table-cell>
          <table:table-cell table:formula="of:=[.D89]-[.D77]" office:value-type="float" office:value="3.75" calcext:value-type="float">
            <text:p>3,75</text:p>
          </table:table-cell>
          <table:table-cell table:number-columns-repeated="101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23" calcext:value-type="float">
            <text:p>123</text:p>
          </table:table-cell>
          <table:table-cell table:formula="of:=COM.MICROSOFT.STDEV.S([.B79:.B90])" office:value-type="float" office:value="10.9862172605938" calcext:value-type="float">
            <text:p>10,9862172605938</text:p>
          </table:table-cell>
          <table:table-cell table:formula="of:=AVERAGE([.B79:.B90])" office:value-type="float" office:value="115.166666666667" calcext:value-type="float">
            <text:p>115,166666666667</text:p>
          </table:table-cell>
          <table:table-cell table:formula="of:=[.D90]-[.C90]" office:value-type="float" office:value="104.180449406073" calcext:value-type="float">
            <text:p>104,180449406073</text:p>
          </table:table-cell>
          <table:table-cell table:formula="of:=[.D90]-[.D78]" office:value-type="float" office:value="-1.91666666666667" calcext:value-type="float">
            <text:p>-1,91666666666667</text:p>
          </table:table-cell>
          <table:table-cell table:number-columns-repeated="101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08" calcext:value-type="float">
            <text:p>108</text:p>
          </table:table-cell>
          <table:table-cell table:formula="of:=COM.MICROSOFT.STDEV.S([.B80:.B91])" office:value-type="float" office:value="10.5944525220714" calcext:value-type="float">
            <text:p>10,5944525220714</text:p>
          </table:table-cell>
          <table:table-cell table:formula="of:=AVERAGE([.B80:.B91])" office:value-type="float" office:value="113.666666666667" calcext:value-type="float">
            <text:p>113,666666666667</text:p>
          </table:table-cell>
          <table:table-cell table:formula="of:=[.D91]-[.C91]" office:value-type="float" office:value="103.072214144595" calcext:value-type="float">
            <text:p>103,072214144595</text:p>
          </table:table-cell>
          <table:table-cell table:formula="of:=[.D91]-[.D79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88" calcext:value-type="float">
            <text:p>88</text:p>
          </table:table-cell>
          <table:table-cell table:formula="of:=COM.MICROSOFT.STDEV.S([.B81:.B92])" office:value-type="float" office:value="11.0819946787844" calcext:value-type="float">
            <text:p>11,0819946787844</text:p>
          </table:table-cell>
          <table:table-cell table:formula="of:=AVERAGE([.B81:.B92])" office:value-type="float" office:value="109.916666666667" calcext:value-type="float">
            <text:p>109,916666666667</text:p>
          </table:table-cell>
          <table:table-cell table:formula="of:=[.D92]-[.C92]" office:value-type="float" office:value="98.8346719878822" calcext:value-type="float">
            <text:p>98,8346719878822</text:p>
          </table:table-cell>
          <table:table-cell table:formula="of:=[.D92]-[.D80]" office:value-type="float" office:value="-15.5833333333333" calcext:value-type="float">
            <text:p>-15,5833333333333</text:p>
          </table:table-cell>
          <table:table-cell table:number-columns-repeated="101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85" calcext:value-type="float">
            <text:p>85</text:p>
          </table:table-cell>
          <table:table-cell table:formula="of:=COM.MICROSOFT.STDEV.S([.B82:.B93])" office:value-type="float" office:value="13.0416001063264" calcext:value-type="float">
            <text:p>13,0416001063264</text:p>
          </table:table-cell>
          <table:table-cell table:formula="of:=AVERAGE([.B82:.B93])" office:value-type="float" office:value="107.416666666667" calcext:value-type="float">
            <text:p>107,416666666667</text:p>
          </table:table-cell>
          <table:table-cell table:formula="of:=[.D93]-[.C93]" office:value-type="float" office:value="94.3750665603402" calcext:value-type="float">
            <text:p>94,3750665603402</text:p>
          </table:table-cell>
          <table:table-cell table:formula="of:=[.D93]-[.D81]" office:value-type="float" office:value="-18.9166666666667" calcext:value-type="float">
            <text:p>-18,9166666666667</text:p>
          </table:table-cell>
          <table:table-cell table:number-columns-repeated="101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5" calcext:value-type="float">
            <text:p>75</text:p>
          </table:table-cell>
          <table:table-cell table:formula="of:=COM.MICROSOFT.STDEV.S([.B83:.B94])" office:value-type="float" office:value="16.0670941726099" calcext:value-type="float">
            <text:p>16,0670941726099</text:p>
          </table:table-cell>
          <table:table-cell table:formula="of:=AVERAGE([.B83:.B94])" office:value-type="float" office:value="104.833333333333" calcext:value-type="float">
            <text:p>104,833333333333</text:p>
          </table:table-cell>
          <table:table-cell table:formula="of:=[.D94]-[.C94]" office:value-type="float" office:value="88.7662391607234" calcext:value-type="float">
            <text:p>88,7662391607234</text:p>
          </table:table-cell>
          <table:table-cell table:formula="of:=[.D94]-[.D82]" office:value-type="float" office:value="-20.75" calcext:value-type="float">
            <text:p>-20,75</text:p>
          </table:table-cell>
          <table:table-cell table:number-columns-repeated="101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3" calcext:value-type="float">
            <text:p>83</text:p>
          </table:table-cell>
          <table:table-cell table:formula="of:=COM.MICROSOFT.STDEV.S([.B84:.B95])" office:value-type="float" office:value="16.9884095961353" calcext:value-type="float">
            <text:p>16,9884095961353</text:p>
          </table:table-cell>
          <table:table-cell table:formula="of:=AVERAGE([.B84:.B95])" office:value-type="float" office:value="102.333333333333" calcext:value-type="float">
            <text:p>102,333333333333</text:p>
          </table:table-cell>
          <table:table-cell table:formula="of:=[.D95]-[.C95]" office:value-type="float" office:value="85.3449237371981" calcext:value-type="float">
            <text:p>85,3449237371981</text:p>
          </table:table-cell>
          <table:table-cell table:formula="of:=[.D95]-[.D83]" office:value-type="float" office:value="-22.25" calcext:value-type="float">
            <text:p>-22,25</text:p>
          </table:table-cell>
          <table:table-cell table:number-columns-repeated="101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85" calcext:value-type="float">
            <text:p>85</text:p>
          </table:table-cell>
          <table:table-cell table:formula="of:=COM.MICROSOFT.STDEV.S([.B85:.B96])" office:value-type="float" office:value="17.434726753514" calcext:value-type="float">
            <text:p>17,434726753514</text:p>
          </table:table-cell>
          <table:table-cell table:formula="of:=AVERAGE([.B85:.B96])" office:value-type="float" office:value="100.166666666667" calcext:value-type="float">
            <text:p>100,166666666667</text:p>
          </table:table-cell>
          <table:table-cell table:formula="of:=[.D96]-[.C96]" office:value-type="float" office:value="82.7319399131527" calcext:value-type="float">
            <text:p>82,7319399131527</text:p>
          </table:table-cell>
          <table:table-cell table:formula="of:=[.D96]-[.D84]" office:value-type="float" office:value="-22.5833333333333" calcext:value-type="float">
            <text:p>-22,5833333333333</text:p>
          </table:table-cell>
          <table:table-cell table:number-columns-repeated="101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96" calcext:value-type="float">
            <text:p>96</text:p>
          </table:table-cell>
          <table:table-cell table:formula="of:=COM.MICROSOFT.STDEV.S([.B86:.B97])" office:value-type="float" office:value="17.4536181887535" calcext:value-type="float">
            <text:p>17,4536181887535</text:p>
          </table:table-cell>
          <table:table-cell table:formula="of:=AVERAGE([.B86:.B97])" office:value-type="float" office:value="100.083333333333" calcext:value-type="float">
            <text:p>100,083333333333</text:p>
          </table:table-cell>
          <table:table-cell table:formula="of:=[.D97]-[.C97]" office:value-type="float" office:value="82.6297151445798" calcext:value-type="float">
            <text:p>82,6297151445798</text:p>
          </table:table-cell>
          <table:table-cell table:formula="of:=[.D97]-[.D85]" office:value-type="float" office:value="-19.6666666666667" calcext:value-type="float">
            <text:p>-19,6666666666667</text:p>
          </table:table-cell>
          <table:table-cell table:number-columns-repeated="101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06" calcext:value-type="float">
            <text:p>106</text:p>
          </table:table-cell>
          <table:table-cell table:formula="of:=COM.MICROSOFT.STDEV.S([.B87:.B98])" office:value-type="float" office:value="15.9171624545979" calcext:value-type="float">
            <text:p>15,9171624545979</text:p>
          </table:table-cell>
          <table:table-cell table:formula="of:=AVERAGE([.B87:.B98])" office:value-type="float" office:value="98.5833333333333" calcext:value-type="float">
            <text:p>98,5833333333333</text:p>
          </table:table-cell>
          <table:table-cell table:formula="of:=[.D98]-[.C98]" office:value-type="float" office:value="82.6661708787355" calcext:value-type="float">
            <text:p>82,6661708787355</text:p>
          </table:table-cell>
          <table:table-cell table:formula="of:=[.D98]-[.D86]" office:value-type="float" office:value="-21.0833333333333" calcext:value-type="float">
            <text:p>-21,0833333333333</text:p>
          </table:table-cell>
          <table:table-cell table:number-columns-repeated="101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4" calcext:value-type="float">
            <text:p>84</text:p>
          </table:table-cell>
          <table:table-cell table:formula="of:=COM.MICROSOFT.STDEV.S([.B88:.B99])" office:value-type="float" office:value="14.2070725024865" calcext:value-type="float">
            <text:p>14,2070725024865</text:p>
          </table:table-cell>
          <table:table-cell table:formula="of:=AVERAGE([.B88:.B99])" office:value-type="float" office:value="95.25" calcext:value-type="float">
            <text:p>95,25</text:p>
          </table:table-cell>
          <table:table-cell table:formula="of:=[.D99]-[.C99]" office:value-type="float" office:value="81.0429274975135" calcext:value-type="float">
            <text:p>81,0429274975135</text:p>
          </table:table-cell>
          <table:table-cell table:formula="of:=[.D99]-[.D87]" office:value-type="float" office:value="-23.4166666666667" calcext:value-type="float">
            <text:p>-23,4166666666667</text:p>
          </table:table-cell>
          <table:table-cell table:number-columns-repeated="101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5" calcext:value-type="float">
            <text:p>75</text:p>
          </table:table-cell>
          <table:table-cell table:formula="of:=COM.MICROSOFT.STDEV.S([.B89:.B100])" office:value-type="float" office:value="14.6004877461077" calcext:value-type="float">
            <text:p>14,6004877461077</text:p>
          </table:table-cell>
          <table:table-cell table:formula="of:=AVERAGE([.B89:.B100])" office:value-type="float" office:value="92.4166666666667" calcext:value-type="float">
            <text:p>92,4166666666667</text:p>
          </table:table-cell>
          <table:table-cell table:formula="of:=[.D100]-[.C100]" office:value-type="float" office:value="77.8161789205589" calcext:value-type="float">
            <text:p>77,8161789205589</text:p>
          </table:table-cell>
          <table:table-cell table:formula="of:=[.D100]-[.D88]" office:value-type="float" office:value="-24.6666666666667" calcext:value-type="float">
            <text:p>-24,6666666666667</text:p>
          </table:table-cell>
          <table:table-cell table:number-columns-repeated="101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4" calcext:value-type="float">
            <text:p>84</text:p>
          </table:table-cell>
          <table:table-cell table:formula="of:=COM.MICROSOFT.STDEV.S([.B90:.B101])" office:value-type="float" office:value="14.5164483510008" calcext:value-type="float">
            <text:p>14,5164483510008</text:p>
          </table:table-cell>
          <table:table-cell table:formula="of:=AVERAGE([.B90:.B101])" office:value-type="float" office:value="91" calcext:value-type="float">
            <text:p>91</text:p>
          </table:table-cell>
          <table:table-cell table:formula="of:=[.D101]-[.C101]" office:value-type="float" office:value="76.4835516489992" calcext:value-type="float">
            <text:p>76,4835516489992</text:p>
          </table:table-cell>
          <table:table-cell table:formula="of:=[.D101]-[.D89]" office:value-type="float" office:value="-25.5" calcext:value-type="float">
            <text:p>-25,5</text:p>
          </table:table-cell>
          <table:table-cell table:number-columns-repeated="101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5" calcext:value-type="float">
            <text:p>75</text:p>
          </table:table-cell>
          <table:table-cell table:formula="of:=COM.MICROSOFT.STDEV.S([.B91:.B102])" office:value-type="float" office:value="11.111010100551" calcext:value-type="float">
            <text:p>11,111010100551</text:p>
          </table:table-cell>
          <table:table-cell table:formula="of:=AVERAGE([.B91:.B102])" office:value-type="float" office:value="87" calcext:value-type="float">
            <text:p>87</text:p>
          </table:table-cell>
          <table:table-cell table:formula="of:=[.D102]-[.C102]" office:value-type="float" office:value="75.888989899449" calcext:value-type="float">
            <text:p>75,888989899449</text:p>
          </table:table-cell>
          <table:table-cell table:formula="of:=[.D102]-[.D90]" office:value-type="float" office:value="-28.1666666666667" calcext:value-type="float">
            <text:p>-28,1666666666667</text:p>
          </table:table-cell>
          <table:table-cell table:number-columns-repeated="101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00" calcext:value-type="float">
            <text:p>100</text:p>
          </table:table-cell>
          <table:table-cell table:formula="of:=COM.MICROSOFT.STDEV.S([.B92:.B103])" office:value-type="float" office:value="9.91173164701427" calcext:value-type="float">
            <text:p>9,91173164701427</text:p>
          </table:table-cell>
          <table:table-cell table:formula="of:=AVERAGE([.B92:.B103])" office:value-type="float" office:value="86.3333333333333" calcext:value-type="float">
            <text:p>86,3333333333333</text:p>
          </table:table-cell>
          <table:table-cell table:formula="of:=[.D103]-[.C103]" office:value-type="float" office:value="76.4216016863191" calcext:value-type="float">
            <text:p>76,4216016863191</text:p>
          </table:table-cell>
          <table:table-cell table:formula="of:=[.D103]-[.D91]" office:value-type="float" office:value="-27.3333333333333" calcext:value-type="float">
            <text:p>-27,3333333333333</text:p>
          </table:table-cell>
          <table:table-cell table:number-columns-repeated="101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70" calcext:value-type="float">
            <text:p>70</text:p>
          </table:table-cell>
          <table:table-cell table:formula="of:=COM.MICROSOFT.STDEV.S([.B93:.B104])" office:value-type="float" office:value="10.9447649032713" calcext:value-type="float">
            <text:p>10,9447649032713</text:p>
          </table:table-cell>
          <table:table-cell table:formula="of:=AVERAGE([.B93:.B104])" office:value-type="float" office:value="84.8333333333333" calcext:value-type="float">
            <text:p>84,8333333333333</text:p>
          </table:table-cell>
          <table:table-cell table:formula="of:=[.D104]-[.C104]" office:value-type="float" office:value="73.8885684300621" calcext:value-type="float">
            <text:p>73,8885684300621</text:p>
          </table:table-cell>
          <table:table-cell table:formula="of:=[.D104]-[.D92]" office:value-type="float" office:value="-25.0833333333333" calcext:value-type="float">
            <text:p>-25,0833333333333</text:p>
          </table:table-cell>
          <table:table-cell table:number-columns-repeated="101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6" calcext:value-type="float">
            <text:p>66</text:p>
          </table:table-cell>
          <table:table-cell table:formula="of:=COM.MICROSOFT.STDEV.S([.B94:.B105])" office:value-type="float" office:value="12.2186519119523" calcext:value-type="float">
            <text:p>12,2186519119523</text:p>
          </table:table-cell>
          <table:table-cell table:formula="of:=AVERAGE([.B94:.B105])" office:value-type="float" office:value="83.25" calcext:value-type="float">
            <text:p>83,25</text:p>
          </table:table-cell>
          <table:table-cell table:formula="of:=[.D105]-[.C105]" office:value-type="float" office:value="71.0313480880477" calcext:value-type="float">
            <text:p>71,0313480880477</text:p>
          </table:table-cell>
          <table:table-cell table:formula="of:=[.D105]-[.D93]" office:value-type="float" office:value="-24.1666666666667" calcext:value-type="float">
            <text:p>-24,1666666666667</text:p>
          </table:table-cell>
          <table:table-cell table:number-columns-repeated="101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0" calcext:value-type="float">
            <text:p>70</text:p>
          </table:table-cell>
          <table:table-cell table:formula="of:=COM.MICROSOFT.STDEV.S([.B95:.B106])" office:value-type="float" office:value="12.6047129232993" calcext:value-type="float">
            <text:p>12,6047129232993</text:p>
          </table:table-cell>
          <table:table-cell table:formula="of:=AVERAGE([.B95:.B106])" office:value-type="float" office:value="82.8333333333333" calcext:value-type="float">
            <text:p>82,8333333333333</text:p>
          </table:table-cell>
          <table:table-cell table:formula="of:=[.D106]-[.C106]" office:value-type="float" office:value="70.228620410034" calcext:value-type="float">
            <text:p>70,228620410034</text:p>
          </table:table-cell>
          <table:table-cell table:formula="of:=[.D106]-[.D94]" office:value-type="float" office:value="-22" calcext:value-type="float">
            <text:p>-22</text:p>
          </table:table-cell>
          <table:table-cell table:number-columns-repeated="101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74" calcext:value-type="float">
            <text:p>74</text:p>
          </table:table-cell>
          <table:table-cell table:formula="of:=COM.MICROSOFT.STDEV.S([.B96:.B107])" office:value-type="float" office:value="12.8590847499369" calcext:value-type="float">
            <text:p>12,8590847499369</text:p>
          </table:table-cell>
          <table:table-cell table:formula="of:=AVERAGE([.B96:.B107])" office:value-type="float" office:value="82.0833333333333" calcext:value-type="float">
            <text:p>82,0833333333333</text:p>
          </table:table-cell>
          <table:table-cell table:formula="of:=[.D107]-[.C107]" office:value-type="float" office:value="69.2242485833964" calcext:value-type="float">
            <text:p>69,2242485833964</text:p>
          </table:table-cell>
          <table:table-cell table:formula="of:=[.D107]-[.D95]" office:value-type="float" office:value="-20.25" calcext:value-type="float">
            <text:p>-20,25</text:p>
          </table:table-cell>
          <table:table-cell table:number-columns-repeated="101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3" calcext:value-type="float">
            <text:p>63</text:p>
          </table:table-cell>
          <table:table-cell table:formula="of:=COM.MICROSOFT.STDEV.S([.B97:.B108])" office:value-type="float" office:value="13.9292041148347" calcext:value-type="float">
            <text:p>13,9292041148347</text:p>
          </table:table-cell>
          <table:table-cell table:formula="of:=AVERAGE([.B97:.B108])" office:value-type="float" office:value="80.25" calcext:value-type="float">
            <text:p>80,25</text:p>
          </table:table-cell>
          <table:table-cell table:formula="of:=[.D108]-[.C108]" office:value-type="float" office:value="66.3207958851653" calcext:value-type="float">
            <text:p>66,3207958851653</text:p>
          </table:table-cell>
          <table:table-cell table:formula="of:=[.D108]-[.D96]" office:value-type="float" office:value="-19.9166666666667" calcext:value-type="float">
            <text:p>-19,9166666666667</text:p>
          </table:table-cell>
          <table:table-cell table:number-columns-repeated="101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7" calcext:value-type="float">
            <text:p>77</text:p>
          </table:table-cell>
          <table:table-cell table:formula="of:=COM.MICROSOFT.STDEV.S([.B98:.B109])" office:value-type="float" office:value="13.0267789455786" calcext:value-type="float">
            <text:p>13,0267789455786</text:p>
          </table:table-cell>
          <table:table-cell table:formula="of:=AVERAGE([.B98:.B109])" office:value-type="float" office:value="78.6666666666667" calcext:value-type="float">
            <text:p>78,6666666666667</text:p>
          </table:table-cell>
          <table:table-cell table:formula="of:=[.D109]-[.C109]" office:value-type="float" office:value="65.6398877210881" calcext:value-type="float">
            <text:p>65,6398877210881</text:p>
          </table:table-cell>
          <table:table-cell table:formula="of:=[.D109]-[.D97]" office:value-type="float" office:value="-21.4166666666667" calcext:value-type="float">
            <text:p>-21,4166666666667</text:p>
          </table:table-cell>
          <table:table-cell table:number-columns-repeated="101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4" calcext:value-type="float">
            <text:p>74</text:p>
          </table:table-cell>
          <table:table-cell table:formula="of:=COM.MICROSOFT.STDEV.S([.B99:.B110])" office:value-type="float" office:value="9.79795897113271" calcext:value-type="float">
            <text:p>9,79795897113271</text:p>
          </table:table-cell>
          <table:table-cell table:formula="of:=AVERAGE([.B99:.B110])" office:value-type="float" office:value="76" calcext:value-type="float">
            <text:p>76</text:p>
          </table:table-cell>
          <table:table-cell table:formula="of:=[.D110]-[.C110]" office:value-type="float" office:value="66.2020410288673" calcext:value-type="float">
            <text:p>66,2020410288673</text:p>
          </table:table-cell>
          <table:table-cell table:formula="of:=[.D110]-[.D98]" office:value-type="float" office:value="-22.5833333333333" calcext:value-type="float">
            <text:p>-22,5833333333333</text:p>
          </table:table-cell>
          <table:table-cell table:number-columns-repeated="101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1" calcext:value-type="float">
            <text:p>51</text:p>
          </table:table-cell>
          <table:table-cell table:formula="of:=COM.MICROSOFT.STDEV.S([.B100:.B111])" office:value-type="float" office:value="11.7792189893897" calcext:value-type="float">
            <text:p>11,7792189893897</text:p>
          </table:table-cell>
          <table:table-cell table:formula="of:=AVERAGE([.B100:.B111])" office:value-type="float" office:value="73.25" calcext:value-type="float">
            <text:p>73,25</text:p>
          </table:table-cell>
          <table:table-cell table:formula="of:=[.D111]-[.C111]" office:value-type="float" office:value="61.4707810106103" calcext:value-type="float">
            <text:p>61,4707810106103</text:p>
          </table:table-cell>
          <table:table-cell table:formula="of:=[.D111]-[.D99]" office:value-type="float" office:value="-22" calcext:value-type="float">
            <text:p>-22</text:p>
          </table:table-cell>
          <table:table-cell table:number-columns-repeated="101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84" calcext:value-type="float">
            <text:p>84</text:p>
          </table:table-cell>
          <table:table-cell table:formula="of:=COM.MICROSOFT.STDEV.S([.B101:.B112])" office:value-type="float" office:value="12.1804612541413" calcext:value-type="float">
            <text:p>12,1804612541413</text:p>
          </table:table-cell>
          <table:table-cell table:formula="of:=AVERAGE([.B101:.B112])" office:value-type="float" office:value="74" calcext:value-type="float">
            <text:p>74</text:p>
          </table:table-cell>
          <table:table-cell table:formula="of:=[.D112]-[.C112]" office:value-type="float" office:value="61.8195387458587" calcext:value-type="float">
            <text:p>61,8195387458587</text:p>
          </table:table-cell>
          <table:table-cell table:formula="of:=[.D112]-[.D100]" office:value-type="float" office:value="-18.4166666666667" calcext:value-type="float">
            <text:p>-18,4166666666667</text:p>
          </table:table-cell>
          <table:table-cell table:number-columns-repeated="101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3" calcext:value-type="float">
            <text:p>53</text:p>
          </table:table-cell>
          <table:table-cell table:formula="of:=COM.MICROSOFT.STDEV.S([.B102:.B113])" office:value-type="float" office:value="13.1180537174283" calcext:value-type="float">
            <text:p>13,1180537174283</text:p>
          </table:table-cell>
          <table:table-cell table:formula="of:=AVERAGE([.B102:.B113])" office:value-type="float" office:value="71.4166666666667" calcext:value-type="float">
            <text:p>71,4166666666667</text:p>
          </table:table-cell>
          <table:table-cell table:formula="of:=[.D113]-[.C113]" office:value-type="float" office:value="58.2986129492384" calcext:value-type="float">
            <text:p>58,2986129492384</text:p>
          </table:table-cell>
          <table:table-cell table:formula="of:=[.D113]-[.D101]" office:value-type="float" office:value="-19.5833333333333" calcext:value-type="float">
            <text:p>-19,5833333333333</text:p>
          </table:table-cell>
          <table:table-cell table:number-columns-repeated="101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03:.B114])" office:value-type="float" office:value="13.1517944391515" calcext:value-type="float">
            <text:p>13,1517944391515</text:p>
          </table:table-cell>
          <table:table-cell table:formula="of:=AVERAGE([.B103:.B114])" office:value-type="float" office:value="70.6666666666667" calcext:value-type="float">
            <text:p>70,6666666666667</text:p>
          </table:table-cell>
          <table:table-cell table:formula="of:=[.D114]-[.C114]" office:value-type="float" office:value="57.5148722275151" calcext:value-type="float">
            <text:p>57,5148722275151</text:p>
          </table:table-cell>
          <table:table-cell table:formula="of:=[.D114]-[.D102]" office:value-type="float" office:value="-16.3333333333333" calcext:value-type="float">
            <text:p>-16,3333333333333</text:p>
          </table:table-cell>
          <table:table-cell table:number-columns-repeated="101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5" calcext:value-type="float">
            <text:p>85</text:p>
          </table:table-cell>
          <table:table-cell table:formula="of:=COM.MICROSOFT.STDEV.S([.B104:.B115])" office:value-type="float" office:value="10.5697538746036" calcext:value-type="float">
            <text:p>10,5697538746036</text:p>
          </table:table-cell>
          <table:table-cell table:formula="of:=AVERAGE([.B104:.B115])" office:value-type="float" office:value="69.4166666666667" calcext:value-type="float">
            <text:p>69,4166666666667</text:p>
          </table:table-cell>
          <table:table-cell table:formula="of:=[.D115]-[.C115]" office:value-type="float" office:value="58.8469127920631" calcext:value-type="float">
            <text:p>58,8469127920631</text:p>
          </table:table-cell>
          <table:table-cell table:formula="of:=[.D115]-[.D103]" office:value-type="float" office:value="-16.9166666666667" calcext:value-type="float">
            <text:p>-16,9166666666667</text:p>
          </table:table-cell>
          <table:table-cell table:number-columns-repeated="101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9" calcext:value-type="float">
            <text:p>69</text:p>
          </table:table-cell>
          <table:table-cell table:formula="of:=COM.MICROSOFT.STDEV.S([.B105:.B116])" office:value-type="float" office:value="10.5686787110296" calcext:value-type="float">
            <text:p>10,5686787110296</text:p>
          </table:table-cell>
          <table:table-cell table:formula="of:=AVERAGE([.B105:.B116])" office:value-type="float" office:value="69.3333333333333" calcext:value-type="float">
            <text:p>69,3333333333333</text:p>
          </table:table-cell>
          <table:table-cell table:formula="of:=[.D116]-[.C116]" office:value-type="float" office:value="58.7646546223038" calcext:value-type="float">
            <text:p>58,7646546223038</text:p>
          </table:table-cell>
          <table:table-cell table:formula="of:=[.D116]-[.D104]" office:value-type="float" office:value="-15.5" calcext:value-type="float">
            <text:p>-15,5</text:p>
          </table:table-cell>
          <table:table-cell table:number-columns-repeated="101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86" calcext:value-type="float">
            <text:p>86</text:p>
          </table:table-cell>
          <table:table-cell table:formula="of:=COM.MICROSOFT.STDEV.S([.B106:.B117])" office:value-type="float" office:value="11.5286205119733" calcext:value-type="float">
            <text:p>11,5286205119733</text:p>
          </table:table-cell>
          <table:table-cell table:formula="of:=AVERAGE([.B106:.B117])" office:value-type="float" office:value="71" calcext:value-type="float">
            <text:p>71</text:p>
          </table:table-cell>
          <table:table-cell table:formula="of:=[.D117]-[.C117]" office:value-type="float" office:value="59.4713794880267" calcext:value-type="float">
            <text:p>59,4713794880267</text:p>
          </table:table-cell>
          <table:table-cell table:formula="of:=[.D117]-[.D105]" office:value-type="float" office:value="-12.25" calcext:value-type="float">
            <text:p>-12,25</text:p>
          </table:table-cell>
          <table:table-cell table:number-columns-repeated="101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3" calcext:value-type="float">
            <text:p>63</text:p>
          </table:table-cell>
          <table:table-cell table:formula="of:=COM.MICROSOFT.STDEV.S([.B107:.B118])" office:value-type="float" office:value="11.7586203066155" calcext:value-type="float">
            <text:p>11,7586203066155</text:p>
          </table:table-cell>
          <table:table-cell table:formula="of:=AVERAGE([.B107:.B118])" office:value-type="float" office:value="70.4166666666667" calcext:value-type="float">
            <text:p>70,4166666666667</text:p>
          </table:table-cell>
          <table:table-cell table:formula="of:=[.D118]-[.C118]" office:value-type="float" office:value="58.6580463600511" calcext:value-type="float">
            <text:p>58,6580463600511</text:p>
          </table:table-cell>
          <table:table-cell table:formula="of:=[.D118]-[.D106]" office:value-type="float" office:value="-12.4166666666667" calcext:value-type="float">
            <text:p>-12,4166666666667</text:p>
          </table:table-cell>
          <table:table-cell table:number-columns-repeated="101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5" calcext:value-type="float">
            <text:p>55</text:p>
          </table:table-cell>
          <table:table-cell table:formula="of:=COM.MICROSOFT.STDEV.S([.B108:.B119])" office:value-type="float" office:value="12.488782845806" calcext:value-type="float">
            <text:p>12,488782845806</text:p>
          </table:table-cell>
          <table:table-cell table:formula="of:=AVERAGE([.B108:.B119])" office:value-type="float" office:value="68.8333333333333" calcext:value-type="float">
            <text:p>68,8333333333333</text:p>
          </table:table-cell>
          <table:table-cell table:formula="of:=[.D119]-[.C119]" office:value-type="float" office:value="56.3445504875274" calcext:value-type="float">
            <text:p>56,3445504875274</text:p>
          </table:table-cell>
          <table:table-cell table:formula="of:=[.D119]-[.D107]" office:value-type="float" office:value="-13.25" calcext:value-type="float">
            <text:p>-13,25</text:p>
          </table:table-cell>
          <table:table-cell table:number-columns-repeated="101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2" calcext:value-type="float">
            <text:p>62</text:p>
          </table:table-cell>
          <table:table-cell table:formula="of:=COM.MICROSOFT.STDEV.S([.B109:.B120])" office:value-type="float" office:value="12.534497850478" calcext:value-type="float">
            <text:p>12,534497850478</text:p>
          </table:table-cell>
          <table:table-cell table:formula="of:=AVERAGE([.B109:.B120])" office:value-type="float" office:value="68.75" calcext:value-type="float">
            <text:p>68,75</text:p>
          </table:table-cell>
          <table:table-cell table:formula="of:=[.D120]-[.C120]" office:value-type="float" office:value="56.2155021495221" calcext:value-type="float">
            <text:p>56,2155021495221</text:p>
          </table:table-cell>
          <table:table-cell table:formula="of:=[.D120]-[.D108]" office:value-type="float" office:value="-11.5" calcext:value-type="float">
            <text:p>-11,5</text:p>
          </table:table-cell>
          <table:table-cell table:number-columns-repeated="101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8" calcext:value-type="float">
            <text:p>68</text:p>
          </table:table-cell>
          <table:table-cell table:formula="of:=COM.MICROSOFT.STDEV.S([.B110:.B121])" office:value-type="float" office:value="12.2622851199781" calcext:value-type="float">
            <text:p>12,2622851199781</text:p>
          </table:table-cell>
          <table:table-cell table:formula="of:=AVERAGE([.B110:.B121])" office:value-type="float" office:value="68" calcext:value-type="float">
            <text:p>68</text:p>
          </table:table-cell>
          <table:table-cell table:formula="of:=[.D121]-[.C121]" office:value-type="float" office:value="55.7377148800219" calcext:value-type="float">
            <text:p>55,7377148800219</text:p>
          </table:table-cell>
          <table:table-cell table:formula="of:=[.D121]-[.D109]" office:value-type="float" office:value="-10.6666666666667" calcext:value-type="float">
            <text:p>-10,6666666666667</text:p>
          </table:table-cell>
          <table:table-cell table:number-columns-repeated="101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66" calcext:value-type="float">
            <text:p>166</text:p>
          </table:table-cell>
          <table:table-cell table:formula="of:=COM.MICROSOFT.STDEV.S([.B111:.B122])" office:value-type="float" office:value="30.9202297219896" calcext:value-type="float">
            <text:p>30,9202297219896</text:p>
          </table:table-cell>
          <table:table-cell table:formula="of:=AVERAGE([.B111:.B122])" office:value-type="float" office:value="75.6666666666667" calcext:value-type="float">
            <text:p>75,6666666666667</text:p>
          </table:table-cell>
          <table:table-cell table:formula="of:=[.D122]-[.C122]" office:value-type="float" office:value="44.7464369446771" calcext:value-type="float">
            <text:p>44,7464369446771</text:p>
          </table:table-cell>
          <table:table-cell table:formula="of:=[.D122]-[.D110]" office:value-type="float" office:value="-0.333333333333343" calcext:value-type="float">
            <text:p>-0,333333333333343</text:p>
          </table:table-cell>
          <table:table-cell table:number-columns-repeated="101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1" calcext:value-type="float">
            <text:p>91</text:p>
          </table:table-cell>
          <table:table-cell table:formula="of:=COM.MICROSOFT.STDEV.S([.B112:.B123])" office:value-type="float" office:value="30.1662062579967" calcext:value-type="float">
            <text:p>30,1662062579967</text:p>
          </table:table-cell>
          <table:table-cell table:formula="of:=AVERAGE([.B112:.B123])" office:value-type="float" office:value="79" calcext:value-type="float">
            <text:p>79</text:p>
          </table:table-cell>
          <table:table-cell table:formula="of:=[.D123]-[.C123]" office:value-type="float" office:value="48.8337937420033" calcext:value-type="float">
            <text:p>48,8337937420033</text:p>
          </table:table-cell>
          <table:table-cell table:formula="of:=[.D123]-[.D111]" office:value-type="float" office:value="5.75" calcext:value-type="float">
            <text:p>5,75</text:p>
          </table:table-cell>
          <table:table-cell table:number-columns-repeated="101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4" calcext:value-type="float">
            <text:p>94</text:p>
          </table:table-cell>
          <table:table-cell table:formula="of:=COM.MICROSOFT.STDEV.S([.B113:.B124])" office:value-type="float" office:value="30.4536408730425" calcext:value-type="float">
            <text:p>30,4536408730425</text:p>
          </table:table-cell>
          <table:table-cell table:formula="of:=AVERAGE([.B113:.B124])" office:value-type="float" office:value="79.8333333333333" calcext:value-type="float">
            <text:p>79,8333333333333</text:p>
          </table:table-cell>
          <table:table-cell table:formula="of:=[.D124]-[.C124]" office:value-type="float" office:value="49.3796924602909" calcext:value-type="float">
            <text:p>49,3796924602909</text:p>
          </table:table-cell>
          <table:table-cell table:formula="of:=[.D124]-[.D112]" office:value-type="float" office:value="5.83333333333333" calcext:value-type="float">
            <text:p>5,83333333333333</text:p>
          </table:table-cell>
          <table:table-cell table:number-columns-repeated="101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2" calcext:value-type="float">
            <text:p>52</text:p>
          </table:table-cell>
          <table:table-cell table:formula="of:=COM.MICROSOFT.STDEV.S([.B114:.B125])" office:value-type="float" office:value="30.5350022701221" calcext:value-type="float">
            <text:p>30,5350022701221</text:p>
          </table:table-cell>
          <table:table-cell table:formula="of:=AVERAGE([.B114:.B125])" office:value-type="float" office:value="79.75" calcext:value-type="float">
            <text:p>79,75</text:p>
          </table:table-cell>
          <table:table-cell table:formula="of:=[.D125]-[.C125]" office:value-type="float" office:value="49.2149977298779" calcext:value-type="float">
            <text:p>49,2149977298779</text:p>
          </table:table-cell>
          <table:table-cell table:formula="of:=[.D125]-[.D113]" office:value-type="float" office:value="8.33333333333334" calcext:value-type="float">
            <text:p>8,33333333333334</text:p>
          </table:table-cell>
          <table:table-cell table:number-columns-repeated="101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2" calcext:value-type="float">
            <text:p>52</text:p>
          </table:table-cell>
          <table:table-cell table:formula="of:=COM.MICROSOFT.STDEV.S([.B115:.B126])" office:value-type="float" office:value="31.3643060973728" calcext:value-type="float">
            <text:p>31,3643060973728</text:p>
          </table:table-cell>
          <table:table-cell table:formula="of:=AVERAGE([.B115:.B126])" office:value-type="float" office:value="78.5833333333333" calcext:value-type="float">
            <text:p>78,5833333333333</text:p>
          </table:table-cell>
          <table:table-cell table:formula="of:=[.D126]-[.C126]" office:value-type="float" office:value="47.2190272359605" calcext:value-type="float">
            <text:p>47,2190272359605</text:p>
          </table:table-cell>
          <table:table-cell table:formula="of:=[.D126]-[.D114]" office:value-type="float" office:value="7.91666666666667" calcext:value-type="float">
            <text:p>7,91666666666667</text:p>
          </table:table-cell>
          <table:table-cell table:number-columns-repeated="101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2" calcext:value-type="float">
            <text:p>62</text:p>
          </table:table-cell>
          <table:table-cell table:formula="of:=COM.MICROSOFT.STDEV.S([.B116:.B127])" office:value-type="float" office:value="31.6381051418965" calcext:value-type="float">
            <text:p>31,6381051418965</text:p>
          </table:table-cell>
          <table:table-cell table:formula="of:=AVERAGE([.B116:.B127])" office:value-type="float" office:value="76.6666666666667" calcext:value-type="float">
            <text:p>76,6666666666667</text:p>
          </table:table-cell>
          <table:table-cell table:formula="of:=[.D127]-[.C127]" office:value-type="float" office:value="45.0285615247702" calcext:value-type="float">
            <text:p>45,0285615247702</text:p>
          </table:table-cell>
          <table:table-cell table:formula="of:=[.D127]-[.D115]" office:value-type="float" office:value="7.25" calcext:value-type="float">
            <text:p>7,25</text:p>
          </table:table-cell>
          <table:table-cell table:number-columns-repeated="101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9" calcext:value-type="float">
            <text:p>59</text:p>
          </table:table-cell>
          <table:table-cell table:formula="of:=COM.MICROSOFT.STDEV.S([.B117:.B128])" office:value-type="float" office:value="31.9881606886427" calcext:value-type="float">
            <text:p>31,9881606886427</text:p>
          </table:table-cell>
          <table:table-cell table:formula="of:=AVERAGE([.B117:.B128])" office:value-type="float" office:value="75.8333333333333" calcext:value-type="float">
            <text:p>75,8333333333333</text:p>
          </table:table-cell>
          <table:table-cell table:formula="of:=[.D128]-[.C128]" office:value-type="float" office:value="43.8451726446907" calcext:value-type="float">
            <text:p>43,8451726446907</text:p>
          </table:table-cell>
          <table:table-cell table:formula="of:=[.D128]-[.D116]" office:value-type="float" office:value="6.5" calcext:value-type="float">
            <text:p>6,5</text:p>
          </table:table-cell>
          <table:table-cell table:number-columns-repeated="101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1" calcext:value-type="float">
            <text:p>51</text:p>
          </table:table-cell>
          <table:table-cell table:formula="of:=COM.MICROSOFT.STDEV.S([.B118:.B129])" office:value-type="float" office:value="32.5672962936561" calcext:value-type="float">
            <text:p>32,5672962936561</text:p>
          </table:table-cell>
          <table:table-cell table:formula="of:=AVERAGE([.B118:.B129])" office:value-type="float" office:value="72.9166666666667" calcext:value-type="float">
            <text:p>72,9166666666667</text:p>
          </table:table-cell>
          <table:table-cell table:formula="of:=[.D129]-[.C129]" office:value-type="float" office:value="40.3493703730105" calcext:value-type="float">
            <text:p>40,3493703730105</text:p>
          </table:table-cell>
          <table:table-cell table:formula="of:=[.D129]-[.D117]" office:value-type="float" office:value="1.91666666666666" calcext:value-type="float">
            <text:p>1,91666666666666</text:p>
          </table:table-cell>
          <table:table-cell table:number-columns-repeated="101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86" calcext:value-type="float">
            <text:p>86</text:p>
          </table:table-cell>
          <table:table-cell table:formula="of:=COM.MICROSOFT.STDEV.S([.B119:.B130])" office:value-type="float" office:value="32.6073983053298" calcext:value-type="float">
            <text:p>32,6073983053298</text:p>
          </table:table-cell>
          <table:table-cell table:formula="of:=AVERAGE([.B119:.B130])" office:value-type="float" office:value="74.8333333333333" calcext:value-type="float">
            <text:p>74,8333333333333</text:p>
          </table:table-cell>
          <table:table-cell table:formula="of:=[.D130]-[.C130]" office:value-type="float" office:value="42.2259350280035" calcext:value-type="float">
            <text:p>42,2259350280035</text:p>
          </table:table-cell>
          <table:table-cell table:formula="of:=[.D130]-[.D118]" office:value-type="float" office:value="4.41666666666667" calcext:value-type="float">
            <text:p>4,41666666666667</text:p>
          </table:table-cell>
          <table:table-cell table:number-columns-repeated="101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4" calcext:value-type="float">
            <text:p>54</text:p>
          </table:table-cell>
          <table:table-cell table:formula="of:=COM.MICROSOFT.STDEV.S([.B120:.B131])" office:value-type="float" office:value="32.6639222718555" calcext:value-type="float">
            <text:p>32,6639222718555</text:p>
          </table:table-cell>
          <table:table-cell table:formula="of:=AVERAGE([.B120:.B131])" office:value-type="float" office:value="74.75" calcext:value-type="float">
            <text:p>74,75</text:p>
          </table:table-cell>
          <table:table-cell table:formula="of:=[.D131]-[.C131]" office:value-type="float" office:value="42.0860777281445" calcext:value-type="float">
            <text:p>42,0860777281445</text:p>
          </table:table-cell>
          <table:table-cell table:formula="of:=[.D131]-[.D119]" office:value-type="float" office:value="5.91666666666667" calcext:value-type="float">
            <text:p>5,91666666666667</text:p>
          </table:table-cell>
          <table:table-cell table:number-columns-repeated="101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2" calcext:value-type="float">
            <text:p>52</text:p>
          </table:table-cell>
          <table:table-cell table:formula="of:=COM.MICROSOFT.STDEV.S([.B121:.B132])" office:value-type="float" office:value="33.1428268211535" calcext:value-type="float">
            <text:p>33,1428268211535</text:p>
          </table:table-cell>
          <table:table-cell table:formula="of:=AVERAGE([.B121:.B132])" office:value-type="float" office:value="73.9166666666667" calcext:value-type="float">
            <text:p>73,9166666666667</text:p>
          </table:table-cell>
          <table:table-cell table:formula="of:=[.D132]-[.C132]" office:value-type="float" office:value="40.7738398455132" calcext:value-type="float">
            <text:p>40,7738398455132</text:p>
          </table:table-cell>
          <table:table-cell table:formula="of:=[.D132]-[.D120]" office:value-type="float" office:value="5.16666666666666" calcext:value-type="float">
            <text:p>5,16666666666666</text:p>
          </table:table-cell>
          <table:table-cell table:number-columns-repeated="101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122:.B133])" office:value-type="float" office:value="33.3524566357017" calcext:value-type="float">
            <text:p>33,3524566357017</text:p>
          </table:table-cell>
          <table:table-cell table:formula="of:=AVERAGE([.B122:.B133])" office:value-type="float" office:value="73.25" calcext:value-type="float">
            <text:p>73,25</text:p>
          </table:table-cell>
          <table:table-cell table:formula="of:=[.D133]-[.C133]" office:value-type="float" office:value="39.8975433642983" calcext:value-type="float">
            <text:p>39,8975433642983</text:p>
          </table:table-cell>
          <table:table-cell table:formula="of:=[.D133]-[.D121]" office:value-type="float" office:value="5.25" calcext:value-type="float">
            <text:p>5,25</text:p>
          </table:table-cell>
          <table:table-cell table:number-columns-repeated="101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60" calcext:value-type="float">
            <text:p>60</text:p>
          </table:table-cell>
          <table:table-cell table:formula="of:=COM.MICROSOFT.STDEV.S([.B123:.B134])" office:value-type="float" office:value="16.1608861893227" calcext:value-type="float">
            <text:p>16,1608861893227</text:p>
          </table:table-cell>
          <table:table-cell table:formula="of:=AVERAGE([.B123:.B134])" office:value-type="float" office:value="64.4166666666667" calcext:value-type="float">
            <text:p>64,4166666666667</text:p>
          </table:table-cell>
          <table:table-cell table:formula="of:=[.D134]-[.C134]" office:value-type="float" office:value="48.2557804773439" calcext:value-type="float">
            <text:p>48,2557804773439</text:p>
          </table:table-cell>
          <table:table-cell table:formula="of:=[.D134]-[.D122]" office:value-type="float" office:value="-11.25" calcext:value-type="float">
            <text:p>-11,25</text:p>
          </table:table-cell>
          <table:table-cell table:number-columns-repeated="101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table:formula="of:=COM.MICROSOFT.STDEV.S([.B124:.B135])" office:value-type="float" office:value="13.8235635452986" calcext:value-type="float">
            <text:p>13,8235635452986</text:p>
          </table:table-cell>
          <table:table-cell table:formula="of:=AVERAGE([.B124:.B135])" office:value-type="float" office:value="62" calcext:value-type="float">
            <text:p>62</text:p>
          </table:table-cell>
          <table:table-cell table:formula="of:=[.D135]-[.C135]" office:value-type="float" office:value="48.1764364547014" calcext:value-type="float">
            <text:p>48,1764364547014</text:p>
          </table:table-cell>
          <table:table-cell table:formula="of:=[.D135]-[.D123]" office:value-type="float" office:value="-17" calcext:value-type="float">
            <text:p>-17</text:p>
          </table:table-cell>
          <table:table-cell table:number-columns-repeated="101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8" calcext:value-type="float">
            <text:p>78</text:p>
          </table:table-cell>
          <table:table-cell table:formula="of:=COM.MICROSOFT.STDEV.S([.B125:.B136])" office:value-type="float" office:value="10.9239797387826" calcext:value-type="float">
            <text:p>10,9239797387826</text:p>
          </table:table-cell>
          <table:table-cell table:formula="of:=AVERAGE([.B125:.B136])" office:value-type="float" office:value="60.6666666666667" calcext:value-type="float">
            <text:p>60,6666666666667</text:p>
          </table:table-cell>
          <table:table-cell table:formula="of:=[.D136]-[.C136]" office:value-type="float" office:value="49.742686927884" calcext:value-type="float">
            <text:p>49,742686927884</text:p>
          </table:table-cell>
          <table:table-cell table:formula="of:=[.D136]-[.D124]" office:value-type="float" office:value="-19.1666666666667" calcext:value-type="float">
            <text:p>-19,1666666666667</text:p>
          </table:table-cell>
          <table:table-cell table:number-columns-repeated="101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1" calcext:value-type="float">
            <text:p>51</text:p>
          </table:table-cell>
          <table:table-cell table:formula="of:=COM.MICROSOFT.STDEV.S([.B126:.B137])" office:value-type="float" office:value="10.9996556419928" calcext:value-type="float">
            <text:p>10,9996556419928</text:p>
          </table:table-cell>
          <table:table-cell table:formula="of:=AVERAGE([.B126:.B137])" office:value-type="float" office:value="60.5833333333333" calcext:value-type="float">
            <text:p>60,5833333333333</text:p>
          </table:table-cell>
          <table:table-cell table:formula="of:=[.D137]-[.C137]" office:value-type="float" office:value="49.5836776913405" calcext:value-type="float">
            <text:p>49,5836776913405</text:p>
          </table:table-cell>
          <table:table-cell table:formula="of:=[.D137]-[.D125]" office:value-type="float" office:value="-19.1666666666667" calcext:value-type="float">
            <text:p>-19,1666666666667</text:p>
          </table:table-cell>
          <table:table-cell table:number-columns-repeated="101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3" calcext:value-type="float">
            <text:p>63</text:p>
          </table:table-cell>
          <table:table-cell table:formula="of:=COM.MICROSOFT.STDEV.S([.B127:.B138])" office:value-type="float" office:value="10.6728201947325" calcext:value-type="float">
            <text:p>10,6728201947325</text:p>
          </table:table-cell>
          <table:table-cell table:formula="of:=AVERAGE([.B127:.B138])" office:value-type="float" office:value="61.5" calcext:value-type="float">
            <text:p>61,5</text:p>
          </table:table-cell>
          <table:table-cell table:formula="of:=[.D138]-[.C138]" office:value-type="float" office:value="50.8271798052675" calcext:value-type="float">
            <text:p>50,8271798052675</text:p>
          </table:table-cell>
          <table:table-cell table:formula="of:=[.D138]-[.D126]" office:value-type="float" office:value="-17.0833333333333" calcext:value-type="float">
            <text:p>-17,0833333333333</text:p>
          </table:table-cell>
          <table:table-cell table:number-columns-repeated="101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54" calcext:value-type="float">
            <text:p>54</text:p>
          </table:table-cell>
          <table:table-cell table:formula="of:=COM.MICROSOFT.STDEV.S([.B128:.B139])" office:value-type="float" office:value="10.8864664384341" calcext:value-type="float">
            <text:p>10,8864664384341</text:p>
          </table:table-cell>
          <table:table-cell table:formula="of:=AVERAGE([.B128:.B139])" office:value-type="float" office:value="60.8333333333333" calcext:value-type="float">
            <text:p>60,8333333333333</text:p>
          </table:table-cell>
          <table:table-cell table:formula="of:=[.D139]-[.C139]" office:value-type="float" office:value="49.9468668948993" calcext:value-type="float">
            <text:p>49,9468668948993</text:p>
          </table:table-cell>
          <table:table-cell table:formula="of:=[.D139]-[.D127]" office:value-type="float" office:value="-15.8333333333333" calcext:value-type="float">
            <text:p>-15,8333333333333</text:p>
          </table:table-cell>
          <table:table-cell table:number-columns-repeated="101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6" calcext:value-type="float">
            <text:p>56</text:p>
          </table:table-cell>
          <table:table-cell table:formula="of:=COM.MICROSOFT.STDEV.S([.B129:.B140])" office:value-type="float" office:value="10.9665469275954" calcext:value-type="float">
            <text:p>10,9665469275954</text:p>
          </table:table-cell>
          <table:table-cell table:formula="of:=AVERAGE([.B129:.B140])" office:value-type="float" office:value="60.5833333333333" calcext:value-type="float">
            <text:p>60,5833333333333</text:p>
          </table:table-cell>
          <table:table-cell table:formula="of:=[.D140]-[.C140]" office:value-type="float" office:value="49.616786405738" calcext:value-type="float">
            <text:p>49,616786405738</text:p>
          </table:table-cell>
          <table:table-cell table:formula="of:=[.D140]-[.D128]" office:value-type="float" office:value="-15.25" calcext:value-type="float">
            <text:p>-15,25</text:p>
          </table:table-cell>
          <table:table-cell table:number-columns-repeated="101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COM.MICROSOFT.STDEV.S([.B130:.B141])" office:value-type="float" office:value="10.6639437812517" calcext:value-type="float">
            <text:p>10,6639437812517</text:p>
          </table:table-cell>
          <table:table-cell table:formula="of:=AVERAGE([.B130:.B141])" office:value-type="float" office:value="61.9166666666667" calcext:value-type="float">
            <text:p>61,9166666666667</text:p>
          </table:table-cell>
          <table:table-cell table:formula="of:=[.D141]-[.C141]" office:value-type="float" office:value="51.252722885415" calcext:value-type="float">
            <text:p>51,252722885415</text:p>
          </table:table-cell>
          <table:table-cell table:formula="of:=[.D141]-[.D129]" office:value-type="float" office:value="-11" calcext:value-type="float">
            <text:p>-11</text:p>
          </table:table-cell>
          <table:table-cell table:number-columns-repeated="101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02" calcext:value-type="float">
            <text:p>102</text:p>
          </table:table-cell>
          <table:table-cell table:formula="of:=COM.MICROSOFT.STDEV.S([.B131:.B142])" office:value-type="float" office:value="14.3217888674438" calcext:value-type="float">
            <text:p>14,3217888674438</text:p>
          </table:table-cell>
          <table:table-cell table:formula="of:=AVERAGE([.B131:.B142])" office:value-type="float" office:value="63.25" calcext:value-type="float">
            <text:p>63,25</text:p>
          </table:table-cell>
          <table:table-cell table:formula="of:=[.D142]-[.C142]" office:value-type="float" office:value="48.9282111325562" calcext:value-type="float">
            <text:p>48,9282111325562</text:p>
          </table:table-cell>
          <table:table-cell table:formula="of:=[.D142]-[.D130]" office:value-type="float" office:value="-11.5833333333333" calcext:value-type="float">
            <text:p>-11,5833333333333</text:p>
          </table:table-cell>
          <table:table-cell table:number-columns-repeated="101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8" calcext:value-type="float">
            <text:p>68</text:p>
          </table:table-cell>
          <table:table-cell table:formula="of:=COM.MICROSOFT.STDEV.S([.B132:.B143])" office:value-type="float" office:value="14.0677473374921" calcext:value-type="float">
            <text:p>14,0677473374921</text:p>
          </table:table-cell>
          <table:table-cell table:formula="of:=AVERAGE([.B132:.B143])" office:value-type="float" office:value="64.4166666666667" calcext:value-type="float">
            <text:p>64,4166666666667</text:p>
          </table:table-cell>
          <table:table-cell table:formula="of:=[.D143]-[.C143]" office:value-type="float" office:value="50.3489193291746" calcext:value-type="float">
            <text:p>50,3489193291746</text:p>
          </table:table-cell>
          <table:table-cell table:formula="of:=[.D143]-[.D131]" office:value-type="float" office:value="-10.3333333333333" calcext:value-type="float">
            <text:p>-10,3333333333333</text:p>
          </table:table-cell>
          <table:table-cell table:number-columns-repeated="101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133:.B144])" office:value-type="float" office:value="13.9834859311932" calcext:value-type="float">
            <text:p>13,9834859311932</text:p>
          </table:table-cell>
          <table:table-cell table:formula="of:=AVERAGE([.B133:.B144])" office:value-type="float" office:value="66.5833333333333" calcext:value-type="float">
            <text:p>66,5833333333333</text:p>
          </table:table-cell>
          <table:table-cell table:formula="of:=[.D144]-[.C144]" office:value-type="float" office:value="52.5998474021401" calcext:value-type="float">
            <text:p>52,5998474021401</text:p>
          </table:table-cell>
          <table:table-cell table:formula="of:=[.D144]-[.D132]" office:value-type="float" office:value="-7.33333333333333" calcext:value-type="float">
            <text:p>-7,33333333333333</text:p>
          </table:table-cell>
          <table:table-cell table:number-columns-repeated="101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34:.B145])" office:value-type="float" office:value="19.9514562390971" calcext:value-type="float">
            <text:p>19,9514562390971</text:p>
          </table:table-cell>
          <table:table-cell table:formula="of:=AVERAGE([.B134:.B145])" office:value-type="float" office:value="71.3333333333333" calcext:value-type="float">
            <text:p>71,3333333333333</text:p>
          </table:table-cell>
          <table:table-cell table:formula="of:=[.D145]-[.C145]" office:value-type="float" office:value="51.3818770942362" calcext:value-type="float">
            <text:p>51,3818770942362</text:p>
          </table:table-cell>
          <table:table-cell table:formula="of:=[.D145]-[.D133]" office:value-type="float" office:value="-1.91666666666667" calcext:value-type="float">
            <text:p>-1,91666666666667</text:p>
          </table:table-cell>
          <table:table-cell table:number-columns-repeated="101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4" calcext:value-type="float">
            <text:p>74</text:p>
          </table:table-cell>
          <table:table-cell table:formula="of:=COM.MICROSOFT.STDEV.S([.B135:.B146])" office:value-type="float" office:value="19.6353114196199" calcext:value-type="float">
            <text:p>19,6353114196199</text:p>
          </table:table-cell>
          <table:table-cell table:formula="of:=AVERAGE([.B135:.B146])" office:value-type="float" office:value="72.5" calcext:value-type="float">
            <text:p>72,5</text:p>
          </table:table-cell>
          <table:table-cell table:formula="of:=[.D146]-[.C146]" office:value-type="float" office:value="52.8646885803801" calcext:value-type="float">
            <text:p>52,8646885803801</text:p>
          </table:table-cell>
          <table:table-cell table:formula="of:=[.D146]-[.D134]" office:value-type="float" office:value="8.08333333333334" calcext:value-type="float">
            <text:p>8,08333333333334</text:p>
          </table:table-cell>
          <table:table-cell table:number-columns-repeated="101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7" calcext:value-type="float">
            <text:p>67</text:p>
          </table:table-cell>
          <table:table-cell table:formula="of:=COM.MICROSOFT.STDEV.S([.B136:.B147])" office:value-type="float" office:value="19.4443650792031" calcext:value-type="float">
            <text:p>19,4443650792031</text:p>
          </table:table-cell>
          <table:table-cell table:formula="of:=AVERAGE([.B136:.B147])" office:value-type="float" office:value="72.9166666666667" calcext:value-type="float">
            <text:p>72,9166666666667</text:p>
          </table:table-cell>
          <table:table-cell table:formula="of:=[.D147]-[.C147]" office:value-type="float" office:value="53.4723015874635" calcext:value-type="float">
            <text:p>53,4723015874635</text:p>
          </table:table-cell>
          <table:table-cell table:formula="of:=[.D147]-[.D135]" office:value-type="float" office:value="10.9166666666667" calcext:value-type="float">
            <text:p>10,9166666666667</text:p>
          </table:table-cell>
          <table:table-cell table:number-columns-repeated="101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93" calcext:value-type="float">
            <text:p>93</text:p>
          </table:table-cell>
          <table:table-cell table:formula="of:=COM.MICROSOFT.STDEV.S([.B137:.B148])" office:value-type="float" office:value="20.2656598633494" calcext:value-type="float">
            <text:p>20,2656598633494</text:p>
          </table:table-cell>
          <table:table-cell table:formula="of:=AVERAGE([.B137:.B148])" office:value-type="float" office:value="74.1666666666667" calcext:value-type="float">
            <text:p>74,1666666666667</text:p>
          </table:table-cell>
          <table:table-cell table:formula="of:=[.D148]-[.C148]" office:value-type="float" office:value="53.9010068033173" calcext:value-type="float">
            <text:p>53,9010068033173</text:p>
          </table:table-cell>
          <table:table-cell table:formula="of:=[.D148]-[.D136]" office:value-type="float" office:value="13.5" calcext:value-type="float">
            <text:p>13,5</text:p>
          </table:table-cell>
          <table:table-cell table:number-columns-repeated="101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2" calcext:value-type="float">
            <text:p>52</text:p>
          </table:table-cell>
          <table:table-cell table:formula="of:=COM.MICROSOFT.STDEV.S([.B138:.B149])" office:value-type="float" office:value="20.1635359453193" calcext:value-type="float">
            <text:p>20,1635359453193</text:p>
          </table:table-cell>
          <table:table-cell table:formula="of:=AVERAGE([.B138:.B149])" office:value-type="float" office:value="74.25" calcext:value-type="float">
            <text:p>74,25</text:p>
          </table:table-cell>
          <table:table-cell table:formula="of:=[.D149]-[.C149]" office:value-type="float" office:value="54.0864640546807" calcext:value-type="float">
            <text:p>54,0864640546807</text:p>
          </table:table-cell>
          <table:table-cell table:formula="of:=[.D149]-[.D137]" office:value-type="float" office:value="13.6666666666667" calcext:value-type="float">
            <text:p>13,6666666666667</text:p>
          </table:table-cell>
          <table:table-cell table:number-columns-repeated="101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4" calcext:value-type="float">
            <text:p>64</text:p>
          </table:table-cell>
          <table:table-cell table:formula="of:=COM.MICROSOFT.STDEV.S([.B139:.B150])" office:value-type="float" office:value="20.1148219133568" calcext:value-type="float">
            <text:p>20,1148219133568</text:p>
          </table:table-cell>
          <table:table-cell table:formula="of:=AVERAGE([.B139:.B150])" office:value-type="float" office:value="74.3333333333333" calcext:value-type="float">
            <text:p>74,3333333333333</text:p>
          </table:table-cell>
          <table:table-cell table:formula="of:=[.D150]-[.C150]" office:value-type="float" office:value="54.2185114199765" calcext:value-type="float">
            <text:p>54,2185114199765</text:p>
          </table:table-cell>
          <table:table-cell table:formula="of:=[.D150]-[.D138]" office:value-type="float" office:value="12.8333333333333" calcext:value-type="float">
            <text:p>12,8333333333333</text:p>
          </table:table-cell>
          <table:table-cell table:number-columns-repeated="101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8" calcext:value-type="float">
            <text:p>68</text:p>
          </table:table-cell>
          <table:table-cell table:formula="of:=COM.MICROSOFT.STDEV.S([.B140:.B151])" office:value-type="float" office:value="19.2141046677127" calcext:value-type="float">
            <text:p>19,2141046677127</text:p>
          </table:table-cell>
          <table:table-cell table:formula="of:=AVERAGE([.B140:.B151])" office:value-type="float" office:value="75.5" calcext:value-type="float">
            <text:p>75,5</text:p>
          </table:table-cell>
          <table:table-cell table:formula="of:=[.D151]-[.C151]" office:value-type="float" office:value="56.2858953322873" calcext:value-type="float">
            <text:p>56,2858953322873</text:p>
          </table:table-cell>
          <table:table-cell table:formula="of:=[.D151]-[.D139]" office:value-type="float" office:value="14.6666666666667" calcext:value-type="float">
            <text:p>14,6666666666667</text:p>
          </table:table-cell>
          <table:table-cell table:number-columns-repeated="101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56" calcext:value-type="float">
            <text:p>56</text:p>
          </table:table-cell>
          <table:table-cell table:formula="of:=COM.MICROSOFT.STDEV.S([.B141:.B152])" office:value-type="float" office:value="19.2141046677127" calcext:value-type="float">
            <text:p>19,2141046677127</text:p>
          </table:table-cell>
          <table:table-cell table:formula="of:=AVERAGE([.B141:.B152])" office:value-type="float" office:value="75.5" calcext:value-type="float">
            <text:p>75,5</text:p>
          </table:table-cell>
          <table:table-cell table:formula="of:=[.D152]-[.C152]" office:value-type="float" office:value="56.2858953322873" calcext:value-type="float">
            <text:p>56,2858953322873</text:p>
          </table:table-cell>
          <table:table-cell table:formula="of:=[.D152]-[.D140]" office:value-type="float" office:value="14.9166666666667" calcext:value-type="float">
            <text:p>14,9166666666667</text:p>
          </table:table-cell>
          <table:table-cell table:number-columns-repeated="101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5" calcext:value-type="float">
            <text:p>75</text:p>
          </table:table-cell>
          <table:table-cell table:formula="of:=COM.MICROSOFT.STDEV.S([.B142:.B153])" office:value-type="float" office:value="19.0302789036713" calcext:value-type="float">
            <text:p>19,0302789036713</text:p>
          </table:table-cell>
          <table:table-cell table:formula="of:=AVERAGE([.B142:.B153])" office:value-type="float" office:value="76.1666666666667" calcext:value-type="float">
            <text:p>76,1666666666667</text:p>
          </table:table-cell>
          <table:table-cell table:formula="of:=[.D153]-[.C153]" office:value-type="float" office:value="57.1363877629954" calcext:value-type="float">
            <text:p>57,1363877629954</text:p>
          </table:table-cell>
          <table:table-cell table:formula="of:=[.D153]-[.D141]" office:value-type="float" office:value="14.25" calcext:value-type="float">
            <text:p>14,25</text:p>
          </table:table-cell>
          <table:table-cell table:number-columns-repeated="101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43:.B154])" office:value-type="float" office:value="20.1261175108516" calcext:value-type="float">
            <text:p>20,1261175108516</text:p>
          </table:table-cell>
          <table:table-cell table:formula="of:=AVERAGE([.B143:.B154])" office:value-type="float" office:value="76.8333333333333" calcext:value-type="float">
            <text:p>76,8333333333333</text:p>
          </table:table-cell>
          <table:table-cell table:formula="of:=[.D154]-[.C154]" office:value-type="float" office:value="56.7072158224818" calcext:value-type="float">
            <text:p>56,7072158224818</text:p>
          </table:table-cell>
          <table:table-cell table:formula="of:=[.D154]-[.D142]" office:value-type="float" office:value="13.5833333333333" calcext:value-type="float">
            <text:p>13,5833333333333</text:p>
          </table:table-cell>
          <table:table-cell table:number-columns-repeated="101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144:.B155])" office:value-type="float" office:value="22.395041388394" calcext:value-type="float">
            <text:p>22,395041388394</text:p>
          </table:table-cell>
          <table:table-cell table:formula="of:=AVERAGE([.B144:.B155])" office:value-type="float" office:value="80.5833333333333" calcext:value-type="float">
            <text:p>80,5833333333333</text:p>
          </table:table-cell>
          <table:table-cell table:formula="of:=[.D155]-[.C155]" office:value-type="float" office:value="58.1882919449394" calcext:value-type="float">
            <text:p>58,1882919449394</text:p>
          </table:table-cell>
          <table:table-cell table:formula="of:=[.D155]-[.D143]" office:value-type="float" office:value="16.1666666666667" calcext:value-type="float">
            <text:p>16,1666666666667</text:p>
          </table:table-cell>
          <table:table-cell table:number-columns-repeated="101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46" calcext:value-type="float">
            <text:p>146</text:p>
          </table:table-cell>
          <table:table-cell table:formula="of:=COM.MICROSOFT.STDEV.S([.B145:.B156])" office:value-type="float" office:value="29.2392171266916" calcext:value-type="float">
            <text:p>29,2392171266916</text:p>
          </table:table-cell>
          <table:table-cell table:formula="of:=AVERAGE([.B145:.B156])" office:value-type="float" office:value="86.25" calcext:value-type="float">
            <text:p>86,25</text:p>
          </table:table-cell>
          <table:table-cell table:formula="of:=[.D156]-[.C156]" office:value-type="float" office:value="57.0107828733084" calcext:value-type="float">
            <text:p>57,0107828733084</text:p>
          </table:table-cell>
          <table:table-cell table:formula="of:=[.D156]-[.D144]" office:value-type="float" office:value="19.6666666666667" calcext:value-type="float">
            <text:p>19,6666666666667</text:p>
          </table:table-cell>
          <table:table-cell table:number-columns-repeated="101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1" calcext:value-type="float">
            <text:p>81</text:p>
          </table:table-cell>
          <table:table-cell table:formula="of:=COM.MICROSOFT.STDEV.S([.B146:.B157])" office:value-type="float" office:value="27.5981718762148" calcext:value-type="float">
            <text:p>27,5981718762148</text:p>
          </table:table-cell>
          <table:table-cell table:formula="of:=AVERAGE([.B146:.B157])" office:value-type="float" office:value="83.25" calcext:value-type="float">
            <text:p>83,25</text:p>
          </table:table-cell>
          <table:table-cell table:formula="of:=[.D157]-[.C157]" office:value-type="float" office:value="55.6518281237853" calcext:value-type="float">
            <text:p>55,6518281237853</text:p>
          </table:table-cell>
          <table:table-cell table:formula="of:=[.D157]-[.D145]" office:value-type="float" office:value="11.9166666666667" calcext:value-type="float">
            <text:p>11,9166666666667</text:p>
          </table:table-cell>
          <table:table-cell table:number-columns-repeated="1010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56" calcext:value-type="float">
            <text:p>56</text:p>
          </table:table-cell>
          <table:table-cell table:formula="of:=COM.MICROSOFT.STDEV.S([.B147:.B158])" office:value-type="float" office:value="28.6169847849458" calcext:value-type="float">
            <text:p>28,6169847849458</text:p>
          </table:table-cell>
          <table:table-cell table:formula="of:=AVERAGE([.B147:.B158])" office:value-type="float" office:value="81.75" calcext:value-type="float">
            <text:p>81,75</text:p>
          </table:table-cell>
          <table:table-cell table:formula="of:=[.D158]-[.C158]" office:value-type="float" office:value="53.1330152150542" calcext:value-type="float">
            <text:p>53,1330152150542</text:p>
          </table:table-cell>
          <table:table-cell table:formula="of:=[.D158]-[.D146]" office:value-type="float" office:value="9.25" calcext:value-type="float">
            <text:p>9,25</text:p>
          </table:table-cell>
          <table:table-cell table:number-columns-repeated="1010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66" calcext:value-type="float">
            <text:p>66</text:p>
          </table:table-cell>
          <table:table-cell table:formula="of:=COM.MICROSOFT.STDEV.S([.B148:.B159])" office:value-type="float" office:value="28.6652571887463" calcext:value-type="float">
            <text:p>28,6652571887463</text:p>
          </table:table-cell>
          <table:table-cell table:formula="of:=AVERAGE([.B148:.B159])" office:value-type="float" office:value="81.6666666666667" calcext:value-type="float">
            <text:p>81,6666666666667</text:p>
          </table:table-cell>
          <table:table-cell table:formula="of:=[.D159]-[.C159]" office:value-type="float" office:value="53.0014094779204" calcext:value-type="float">
            <text:p>53,0014094779204</text:p>
          </table:table-cell>
          <table:table-cell table:formula="of:=[.D159]-[.D147]" office:value-type="float" office:value="8.75" calcext:value-type="float">
            <text:p>8,75</text:p>
          </table:table-cell>
          <table:table-cell table:number-columns-repeated="1010"/>
        </table:table-row>
      </table:table>
      <table:table table:name="Edits per article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article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3.4" calcext:value-type="float">
            <text:p>3,4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.2" calcext:value-type="float">
            <text:p>3,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.5" calcext:value-type="float">
            <text:p>3,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.3" calcext:value-type="float">
            <text:p>3,3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.2" calcext:value-type="float">
            <text:p>3,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.6" calcext:value-type="float">
            <text:p>3,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.8" calcext:value-type="float">
            <text:p>3,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4.2" calcext:value-type="float">
            <text:p>4,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.9" calcext:value-type="float">
            <text:p>4,9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.2" calcext:value-type="float">
            <text:p>5,2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.5" calcext:value-type="float">
            <text:p>5,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5.5" calcext:value-type="float">
            <text:p>5,5</text:p>
          </table:table-cell>
          <table:table-cell table:formula="of:=COM.MICROSOFT.STDEV.S([.B2:.B13])" office:value-type="float" office:value="0.915977702520728" calcext:value-type="float">
            <text:p>0,915977702520728</text:p>
          </table:table-cell>
          <table:table-cell table:formula="of:=AVERAGE([.B2:.B13])" office:value-type="float" office:value="4.10833333333333" calcext:value-type="float">
            <text:p>4,10833333333333</text:p>
          </table:table-cell>
          <table:table-cell table:formula="of:=[.D13]-[.C13]" office:value-type="float" office:value="3.19235563081261" calcext:value-type="float">
            <text:p>3,19235563081261</text:p>
          </table:table-cell>
          <table:table-cell table:number-columns-repeated="1011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5.7" calcext:value-type="float">
            <text:p>5,7</text:p>
          </table:table-cell>
          <table:table-cell table:formula="of:=COM.MICROSOFT.STDEV.S([.B3:.B14])" office:value-type="float" office:value="0.991784434056294" calcext:value-type="float">
            <text:p>0,991784434056294</text:p>
          </table:table-cell>
          <table:table-cell table:formula="of:=AVERAGE([.B3:.B14])" office:value-type="float" office:value="4.3" calcext:value-type="float">
            <text:p>4,3</text:p>
          </table:table-cell>
          <table:table-cell table:formula="of:=[.D14]-[.C14]" office:value-type="float" office:value="3.30821556594371" calcext:value-type="float">
            <text:p>3,30821556594371</text:p>
          </table:table-cell>
          <table:table-cell table:number-columns-repeated="1011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6.3" calcext:value-type="float">
            <text:p>6,3</text:p>
          </table:table-cell>
          <table:table-cell table:formula="of:=COM.MICROSOFT.STDEV.S([.B4:.B15])" office:value-type="float" office:value="1.07910597114913" calcext:value-type="float">
            <text:p>1,07910597114913</text:p>
          </table:table-cell>
          <table:table-cell table:formula="of:=AVERAGE([.B4:.B15])" office:value-type="float" office:value="4.55833333333333" calcext:value-type="float">
            <text:p>4,55833333333333</text:p>
          </table:table-cell>
          <table:table-cell table:formula="of:=[.D15]-[.C15]" office:value-type="float" office:value="3.47922736218421" calcext:value-type="float">
            <text:p>3,47922736218421</text:p>
          </table:table-cell>
          <table:table-cell table:number-columns-repeated="1011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.5" calcext:value-type="float">
            <text:p>6,5</text:p>
          </table:table-cell>
          <table:table-cell table:formula="of:=COM.MICROSOFT.STDEV.S([.B5:.B16])" office:value-type="float" office:value="1.15637233177596" calcext:value-type="float">
            <text:p>1,15637233177596</text:p>
          </table:table-cell>
          <table:table-cell table:formula="of:=AVERAGE([.B5:.B16])" office:value-type="float" office:value="4.80833333333333" calcext:value-type="float">
            <text:p>4,80833333333333</text:p>
          </table:table-cell>
          <table:table-cell table:formula="of:=[.D16]-[.C16]" office:value-type="float" office:value="3.65196100155737" calcext:value-type="float">
            <text:p>3,65196100155737</text:p>
          </table:table-cell>
          <table:table-cell table:number-columns-repeated="1011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.7" calcext:value-type="float">
            <text:p>6,7</text:p>
          </table:table-cell>
          <table:table-cell table:formula="of:=COM.MICROSOFT.STDEV.S([.B6:.B17])" office:value-type="float" office:value="1.16966066045074" calcext:value-type="float">
            <text:p>1,16966066045074</text:p>
          </table:table-cell>
          <table:table-cell table:formula="of:=AVERAGE([.B6:.B17])" office:value-type="float" office:value="5.09166666666667" calcext:value-type="float">
            <text:p>5,09166666666667</text:p>
          </table:table-cell>
          <table:table-cell table:formula="of:=[.D17]-[.C17]" office:value-type="float" office:value="3.92200600621593" calcext:value-type="float">
            <text:p>3,92200600621593</text:p>
          </table:table-cell>
          <table:table-cell table:number-columns-repeated="1011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.8" calcext:value-type="float">
            <text:p>6,8</text:p>
          </table:table-cell>
          <table:table-cell table:formula="of:=COM.MICROSOFT.STDEV.S([.B7:.B18])" office:value-type="float" office:value="1.09996556419928" calcext:value-type="float">
            <text:p>1,09996556419928</text:p>
          </table:table-cell>
          <table:table-cell table:formula="of:=AVERAGE([.B7:.B18])" office:value-type="float" office:value="5.39166666666667" calcext:value-type="float">
            <text:p>5,39166666666667</text:p>
          </table:table-cell>
          <table:table-cell table:formula="of:=[.D18]-[.C18]" office:value-type="float" office:value="4.29170110246739" calcext:value-type="float">
            <text:p>4,29170110246739</text:p>
          </table:table-cell>
          <table:table-cell table:number-columns-repeated="1011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.9" calcext:value-type="float">
            <text:p>6,9</text:p>
          </table:table-cell>
          <table:table-cell table:formula="of:=COM.MICROSOFT.STDEV.S([.B8:.B19])" office:value-type="float" office:value="1.02099179351464" calcext:value-type="float">
            <text:p>1,02099179351464</text:p>
          </table:table-cell>
          <table:table-cell table:formula="of:=AVERAGE([.B8:.B19])" office:value-type="float" office:value="5.66666666666667" calcext:value-type="float">
            <text:p>5,66666666666667</text:p>
          </table:table-cell>
          <table:table-cell table:formula="of:=[.D19]-[.C19]" office:value-type="float" office:value="4.64567487315203" calcext:value-type="float">
            <text:p>4,64567487315203</text:p>
          </table:table-cell>
          <table:table-cell table:number-columns-repeated="101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.3" calcext:value-type="float">
            <text:p>7,3</text:p>
          </table:table-cell>
          <table:table-cell table:formula="of:=COM.MICROSOFT.STDEV.S([.B9:.B20])" office:value-type="float" office:value="0.935616795423633" calcext:value-type="float">
            <text:p>0,935616795423633</text:p>
          </table:table-cell>
          <table:table-cell table:formula="of:=AVERAGE([.B9:.B20])" office:value-type="float" office:value="5.95833333333333" calcext:value-type="float">
            <text:p>5,95833333333333</text:p>
          </table:table-cell>
          <table:table-cell table:formula="of:=[.D20]-[.C20]" office:value-type="float" office:value="5.0227165379097" calcext:value-type="float">
            <text:p>5,0227165379097</text:p>
          </table:table-cell>
          <table:table-cell table:number-columns-repeated="101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.7" calcext:value-type="float">
            <text:p>7,7</text:p>
          </table:table-cell>
          <table:table-cell table:formula="of:=COM.MICROSOFT.STDEV.S([.B10:.B21])" office:value-type="float" office:value="0.881630720467888" calcext:value-type="float">
            <text:p>0,881630720467888</text:p>
          </table:table-cell>
          <table:table-cell table:formula="of:=AVERAGE([.B10:.B21])" office:value-type="float" office:value="6.25" calcext:value-type="float">
            <text:p>6,25</text:p>
          </table:table-cell>
          <table:table-cell table:formula="of:=[.D21]-[.C21]" office:value-type="float" office:value="5.36836927953211" calcext:value-type="float">
            <text:p>5,36836927953211</text:p>
          </table:table-cell>
          <table:table-cell table:number-columns-repeated="101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7.9" calcext:value-type="float">
            <text:p>7,9</text:p>
          </table:table-cell>
          <table:table-cell table:formula="of:=COM.MICROSOFT.STDEV.S([.B11:.B22])" office:value-type="float" office:value="0.889330698283316" calcext:value-type="float">
            <text:p>0,889330698283316</text:p>
          </table:table-cell>
          <table:table-cell table:formula="of:=AVERAGE([.B11:.B22])" office:value-type="float" office:value="6.5" calcext:value-type="float">
            <text:p>6,5</text:p>
          </table:table-cell>
          <table:table-cell table:formula="of:=[.D22]-[.C22]" office:value-type="float" office:value="5.61066930171668" calcext:value-type="float">
            <text:p>5,61066930171668</text:p>
          </table:table-cell>
          <table:table-cell table:number-columns-repeated="101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8" calcext:value-type="float">
            <text:p>8</text:p>
          </table:table-cell>
          <table:table-cell table:formula="of:=COM.MICROSOFT.STDEV.S([.B12:.B23])" office:value-type="float" office:value="0.884547478897681" calcext:value-type="float">
            <text:p>0,884547478897681</text:p>
          </table:table-cell>
          <table:table-cell table:formula="of:=AVERAGE([.B12:.B23])" office:value-type="float" office:value="6.73333333333333" calcext:value-type="float">
            <text:p>6,73333333333333</text:p>
          </table:table-cell>
          <table:table-cell table:formula="of:=[.D23]-[.C23]" office:value-type="float" office:value="5.84878585443565" calcext:value-type="float">
            <text:p>5,84878585443565</text:p>
          </table:table-cell>
          <table:table-cell table:number-columns-repeated="101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8.3" calcext:value-type="float">
            <text:p>8,3</text:p>
          </table:table-cell>
          <table:table-cell table:formula="of:=COM.MICROSOFT.STDEV.S([.B13:.B24])" office:value-type="float" office:value="0.898820776283452" calcext:value-type="float">
            <text:p>0,898820776283452</text:p>
          </table:table-cell>
          <table:table-cell table:formula="of:=AVERAGE([.B13:.B24])" office:value-type="float" office:value="6.96666666666667" calcext:value-type="float">
            <text:p>6,96666666666667</text:p>
          </table:table-cell>
          <table:table-cell table:formula="of:=[.D24]-[.C24]" office:value-type="float" office:value="6.06784589038321" calcext:value-type="float">
            <text:p>6,06784589038321</text:p>
          </table:table-cell>
          <table:table-cell table:number-columns-repeated="101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.8" calcext:value-type="float">
            <text:p>8,8</text:p>
          </table:table-cell>
          <table:table-cell table:formula="of:=COM.MICROSOFT.STDEV.S([.B14:.B25])" office:value-type="float" office:value="0.913990584130268" calcext:value-type="float">
            <text:p>0,913990584130268</text:p>
          </table:table-cell>
          <table:table-cell table:formula="of:=AVERAGE([.B14:.B25])" office:value-type="float" office:value="7.24166666666667" calcext:value-type="float">
            <text:p>7,24166666666667</text:p>
          </table:table-cell>
          <table:table-cell table:formula="of:=[.D25]-[.C25]" office:value-type="float" office:value="6.3276760825364" calcext:value-type="float">
            <text:p>6,3276760825364</text:p>
          </table:table-cell>
          <table:table-cell table:formula="of:=[.D25]-[.D13]" office:value-type="float" office:value="3.13333333333333" calcext:value-type="float">
            <text:p>3,13333333333333</text:p>
          </table:table-cell>
          <table:table-cell table:number-columns-repeated="1010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9.3" calcext:value-type="float">
            <text:p>9,3</text:p>
          </table:table-cell>
          <table:table-cell table:formula="of:=COM.MICROSOFT.STDEV.S([.B15:.B26])" office:value-type="float" office:value="0.951991532939175" calcext:value-type="float">
            <text:p>0,951991532939175</text:p>
          </table:table-cell>
          <table:table-cell table:formula="of:=AVERAGE([.B15:.B26])" office:value-type="float" office:value="7.54166666666667" calcext:value-type="float">
            <text:p>7,54166666666667</text:p>
          </table:table-cell>
          <table:table-cell table:formula="of:=[.D26]-[.C26]" office:value-type="float" office:value="6.58967513372749" calcext:value-type="float">
            <text:p>6,58967513372749</text:p>
          </table:table-cell>
          <table:table-cell table:formula="of:=[.D26]-[.D14]" office:value-type="float" office:value="3.24166666666666" calcext:value-type="float">
            <text:p>3,24166666666666</text:p>
          </table:table-cell>
          <table:table-cell table:number-columns-repeated="1010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9.6" calcext:value-type="float">
            <text:p>9,6</text:p>
          </table:table-cell>
          <table:table-cell table:formula="of:=COM.MICROSOFT.STDEV.S([.B16:.B27])" office:value-type="float" office:value="1.03382197635177" calcext:value-type="float">
            <text:p>1,03382197635177</text:p>
          </table:table-cell>
          <table:table-cell table:formula="of:=AVERAGE([.B16:.B27])" office:value-type="float" office:value="7.81666666666666" calcext:value-type="float">
            <text:p>7,81666666666666</text:p>
          </table:table-cell>
          <table:table-cell table:formula="of:=[.D27]-[.C27]" office:value-type="float" office:value="6.7828446903149" calcext:value-type="float">
            <text:p>6,7828446903149</text:p>
          </table:table-cell>
          <table:table-cell table:formula="of:=[.D27]-[.D15]" office:value-type="float" office:value="3.25833333333333" calcext:value-type="float">
            <text:p>3,25833333333333</text:p>
          </table:table-cell>
          <table:table-cell table:number-columns-repeated="1010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.3" calcext:value-type="float">
            <text:p>10,3</text:p>
          </table:table-cell>
          <table:table-cell table:formula="of:=COM.MICROSOFT.STDEV.S([.B17:.B28])" office:value-type="float" office:value="1.16722930156171" calcext:value-type="float">
            <text:p>1,16722930156171</text:p>
          </table:table-cell>
          <table:table-cell table:formula="of:=AVERAGE([.B17:.B28])" office:value-type="float" office:value="8.13333333333333" calcext:value-type="float">
            <text:p>8,13333333333333</text:p>
          </table:table-cell>
          <table:table-cell table:formula="of:=[.D28]-[.C28]" office:value-type="float" office:value="6.96610403177162" calcext:value-type="float">
            <text:p>6,96610403177162</text:p>
          </table:table-cell>
          <table:table-cell table:formula="of:=[.D28]-[.D16]" office:value-type="float" office:value="3.325" calcext:value-type="float">
            <text:p>3,325</text:p>
          </table:table-cell>
          <table:table-cell table:number-columns-repeated="101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.8" calcext:value-type="float">
            <text:p>10,8</text:p>
          </table:table-cell>
          <table:table-cell table:formula="of:=COM.MICROSOFT.STDEV.S([.B18:.B29])" office:value-type="float" office:value="1.30183437013805" calcext:value-type="float">
            <text:p>1,30183437013805</text:p>
          </table:table-cell>
          <table:table-cell table:formula="of:=AVERAGE([.B18:.B29])" office:value-type="float" office:value="8.475" calcext:value-type="float">
            <text:p>8,475</text:p>
          </table:table-cell>
          <table:table-cell table:formula="of:=[.D29]-[.C29]" office:value-type="float" office:value="7.17316562986195" calcext:value-type="float">
            <text:p>7,17316562986195</text:p>
          </table:table-cell>
          <table:table-cell table:formula="of:=[.D29]-[.D17]" office:value-type="float" office:value="3.38333333333333" calcext:value-type="float">
            <text:p>3,38333333333333</text:p>
          </table:table-cell>
          <table:table-cell table:number-columns-repeated="1010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.4" calcext:value-type="float">
            <text:p>11,4</text:p>
          </table:table-cell>
          <table:table-cell table:formula="of:=COM.MICROSOFT.STDEV.S([.B19:.B30])" office:value-type="float" office:value="1.43429319516512" calcext:value-type="float">
            <text:p>1,43429319516512</text:p>
          </table:table-cell>
          <table:table-cell table:formula="of:=AVERAGE([.B19:.B30])" office:value-type="float" office:value="8.85833333333333" calcext:value-type="float">
            <text:p>8,85833333333333</text:p>
          </table:table-cell>
          <table:table-cell table:formula="of:=[.D30]-[.C30]" office:value-type="float" office:value="7.42404013816821" calcext:value-type="float">
            <text:p>7,42404013816821</text:p>
          </table:table-cell>
          <table:table-cell table:formula="of:=[.D30]-[.D18]" office:value-type="float" office:value="3.46666666666666" calcext:value-type="float">
            <text:p>3,46666666666666</text:p>
          </table:table-cell>
          <table:table-cell table:number-columns-repeated="1010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.8" calcext:value-type="float">
            <text:p>11,8</text:p>
          </table:table-cell>
          <table:table-cell table:formula="of:=COM.MICROSOFT.STDEV.S([.B20:.B31])" office:value-type="float" office:value="1.52096460620664" calcext:value-type="float">
            <text:p>1,52096460620664</text:p>
          </table:table-cell>
          <table:table-cell table:formula="of:=AVERAGE([.B20:.B31])" office:value-type="float" office:value="9.26666666666667" calcext:value-type="float">
            <text:p>9,26666666666667</text:p>
          </table:table-cell>
          <table:table-cell table:formula="of:=[.D31]-[.C31]" office:value-type="float" office:value="7.74570206046002" calcext:value-type="float">
            <text:p>7,74570206046002</text:p>
          </table:table-cell>
          <table:table-cell table:formula="of:=[.D31]-[.D19]" office:value-type="float" office:value="3.6" calcext:value-type="float">
            <text:p>3,6</text:p>
          </table:table-cell>
          <table:table-cell table:number-columns-repeated="101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2.3" calcext:value-type="float">
            <text:p>12,3</text:p>
          </table:table-cell>
          <table:table-cell table:formula="of:=COM.MICROSOFT.STDEV.S([.B21:.B32])" office:value-type="float" office:value="1.61517425647757" calcext:value-type="float">
            <text:p>1,61517425647757</text:p>
          </table:table-cell>
          <table:table-cell table:formula="of:=AVERAGE([.B21:.B32])" office:value-type="float" office:value="9.68333333333333" calcext:value-type="float">
            <text:p>9,68333333333333</text:p>
          </table:table-cell>
          <table:table-cell table:formula="of:=[.D32]-[.C32]" office:value-type="float" office:value="8.06815907685576" calcext:value-type="float">
            <text:p>8,06815907685576</text:p>
          </table:table-cell>
          <table:table-cell table:formula="of:=[.D32]-[.D20]" office:value-type="float" office:value="3.725" calcext:value-type="float">
            <text:p>3,725</text:p>
          </table:table-cell>
          <table:table-cell table:number-columns-repeated="101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.6" calcext:value-type="float">
            <text:p>12,6</text:p>
          </table:table-cell>
          <table:table-cell table:formula="of:=COM.MICROSOFT.STDEV.S([.B22:.B33])" office:value-type="float" office:value="1.68601646348768" calcext:value-type="float">
            <text:p>1,68601646348768</text:p>
          </table:table-cell>
          <table:table-cell table:formula="of:=AVERAGE([.B22:.B33])" office:value-type="float" office:value="10.0916666666667" calcext:value-type="float">
            <text:p>10,0916666666667</text:p>
          </table:table-cell>
          <table:table-cell table:formula="of:=[.D33]-[.C33]" office:value-type="float" office:value="8.40565020317898" calcext:value-type="float">
            <text:p>8,40565020317898</text:p>
          </table:table-cell>
          <table:table-cell table:formula="of:=[.D33]-[.D21]" office:value-type="float" office:value="3.84166666666666" calcext:value-type="float">
            <text:p>3,84166666666666</text:p>
          </table:table-cell>
          <table:table-cell table:number-columns-repeated="101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2.9" calcext:value-type="float">
            <text:p>12,9</text:p>
          </table:table-cell>
          <table:table-cell table:formula="of:=COM.MICROSOFT.STDEV.S([.B23:.B34])" office:value-type="float" office:value="1.71276402521206" calcext:value-type="float">
            <text:p>1,71276402521206</text:p>
          </table:table-cell>
          <table:table-cell table:formula="of:=AVERAGE([.B23:.B34])" office:value-type="float" office:value="10.5083333333333" calcext:value-type="float">
            <text:p>10,5083333333333</text:p>
          </table:table-cell>
          <table:table-cell table:formula="of:=[.D34]-[.C34]" office:value-type="float" office:value="8.79556930812128" calcext:value-type="float">
            <text:p>8,79556930812128</text:p>
          </table:table-cell>
          <table:table-cell table:formula="of:=[.D34]-[.D22]" office:value-type="float" office:value="4.00833333333333" calcext:value-type="float">
            <text:p>4,00833333333333</text:p>
          </table:table-cell>
          <table:table-cell table:number-columns-repeated="101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3.1" calcext:value-type="float">
            <text:p>13,1</text:p>
          </table:table-cell>
          <table:table-cell table:formula="of:=COM.MICROSOFT.STDEV.S([.B24:.B35])" office:value-type="float" office:value="1.66587860156481" calcext:value-type="float">
            <text:p>1,66587860156481</text:p>
          </table:table-cell>
          <table:table-cell table:formula="of:=AVERAGE([.B24:.B35])" office:value-type="float" office:value="10.9333333333333" calcext:value-type="float">
            <text:p>10,9333333333333</text:p>
          </table:table-cell>
          <table:table-cell table:formula="of:=[.D35]-[.C35]" office:value-type="float" office:value="9.26745473176853" calcext:value-type="float">
            <text:p>9,26745473176853</text:p>
          </table:table-cell>
          <table:table-cell table:formula="of:=[.D35]-[.D23]" office:value-type="float" office:value="4.2" calcext:value-type="float">
            <text:p>4,2</text:p>
          </table:table-cell>
          <table:table-cell table:number-columns-repeated="101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.2" calcext:value-type="float">
            <text:p>13,2</text:p>
          </table:table-cell>
          <table:table-cell table:formula="of:=COM.MICROSOFT.STDEV.S([.B25:.B36])" office:value-type="float" office:value="1.55882142736884" calcext:value-type="float">
            <text:p>1,55882142736884</text:p>
          </table:table-cell>
          <table:table-cell table:formula="of:=AVERAGE([.B25:.B36])" office:value-type="float" office:value="11.3416666666667" calcext:value-type="float">
            <text:p>11,3416666666667</text:p>
          </table:table-cell>
          <table:table-cell table:formula="of:=[.D36]-[.C36]" office:value-type="float" office:value="9.78284523929782" calcext:value-type="float">
            <text:p>9,78284523929782</text:p>
          </table:table-cell>
          <table:table-cell table:formula="of:=[.D36]-[.D24]" office:value-type="float" office:value="4.375" calcext:value-type="float">
            <text:p>4,375</text:p>
          </table:table-cell>
          <table:table-cell table:number-columns-repeated="101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.5" calcext:value-type="float">
            <text:p>13,5</text:p>
          </table:table-cell>
          <table:table-cell table:formula="of:=COM.MICROSOFT.STDEV.S([.B26:.B37])" office:value-type="float" office:value="1.44871939270097" calcext:value-type="float">
            <text:p>1,44871939270097</text:p>
          </table:table-cell>
          <table:table-cell table:formula="of:=AVERAGE([.B26:.B37])" office:value-type="float" office:value="11.7333333333333" calcext:value-type="float">
            <text:p>11,7333333333333</text:p>
          </table:table-cell>
          <table:table-cell table:formula="of:=[.D37]-[.C37]" office:value-type="float" office:value="10.2846139406324" calcext:value-type="float">
            <text:p>10,2846139406324</text:p>
          </table:table-cell>
          <table:table-cell table:formula="of:=[.D37]-[.D25]" office:value-type="float" office:value="4.49166666666667" calcext:value-type="float">
            <text:p>4,49166666666667</text:p>
          </table:table-cell>
          <table:table-cell table:number-columns-repeated="101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4" calcext:value-type="float">
            <text:p>14</text:p>
          </table:table-cell>
          <table:table-cell table:formula="of:=COM.MICROSOFT.STDEV.S([.B27:.B38])" office:value-type="float" office:value="1.36390148937791" calcext:value-type="float">
            <text:p>1,36390148937791</text:p>
          </table:table-cell>
          <table:table-cell table:formula="of:=AVERAGE([.B27:.B38])" office:value-type="float" office:value="12.125" calcext:value-type="float">
            <text:p>12,125</text:p>
          </table:table-cell>
          <table:table-cell table:formula="of:=[.D38]-[.C38]" office:value-type="float" office:value="10.7610985106221" calcext:value-type="float">
            <text:p>10,7610985106221</text:p>
          </table:table-cell>
          <table:table-cell table:formula="of:=[.D38]-[.D26]" office:value-type="float" office:value="4.58333333333334" calcext:value-type="float">
            <text:p>4,58333333333334</text:p>
          </table:table-cell>
          <table:table-cell table:number-columns-repeated="101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4.2" calcext:value-type="float">
            <text:p>14,2</text:p>
          </table:table-cell>
          <table:table-cell table:formula="of:=COM.MICROSOFT.STDEV.S([.B28:.B39])" office:value-type="float" office:value="1.22952935070393" calcext:value-type="float">
            <text:p>1,22952935070393</text:p>
          </table:table-cell>
          <table:table-cell table:formula="of:=AVERAGE([.B28:.B39])" office:value-type="float" office:value="12.5083333333333" calcext:value-type="float">
            <text:p>12,5083333333333</text:p>
          </table:table-cell>
          <table:table-cell table:formula="of:=[.D39]-[.C39]" office:value-type="float" office:value="11.2788039826294" calcext:value-type="float">
            <text:p>11,2788039826294</text:p>
          </table:table-cell>
          <table:table-cell table:formula="of:=[.D39]-[.D27]" office:value-type="float" office:value="4.69166666666666" calcext:value-type="float">
            <text:p>4,69166666666666</text:p>
          </table:table-cell>
          <table:table-cell table:number-columns-repeated="101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4.6" calcext:value-type="float">
            <text:p>14,6</text:p>
          </table:table-cell>
          <table:table-cell table:formula="of:=COM.MICROSOFT.STDEV.S([.B29:.B40])" office:value-type="float" office:value="1.151547049" calcext:value-type="float">
            <text:p>1,151547049</text:p>
          </table:table-cell>
          <table:table-cell table:formula="of:=AVERAGE([.B29:.B40])" office:value-type="float" office:value="12.8666666666667" calcext:value-type="float">
            <text:p>12,8666666666667</text:p>
          </table:table-cell>
          <table:table-cell table:formula="of:=[.D40]-[.C40]" office:value-type="float" office:value="11.7151196176667" calcext:value-type="float">
            <text:p>11,7151196176667</text:p>
          </table:table-cell>
          <table:table-cell table:formula="of:=[.D40]-[.D28]" office:value-type="float" office:value="4.73333333333333" calcext:value-type="float">
            <text:p>4,73333333333333</text:p>
          </table:table-cell>
          <table:table-cell table:number-columns-repeated="101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.9" calcext:value-type="float">
            <text:p>14,9</text:p>
          </table:table-cell>
          <table:table-cell table:formula="of:=COM.MICROSOFT.STDEV.S([.B30:.B41])" office:value-type="float" office:value="1.08916843453521" calcext:value-type="float">
            <text:p>1,08916843453521</text:p>
          </table:table-cell>
          <table:table-cell table:formula="of:=AVERAGE([.B30:.B41])" office:value-type="float" office:value="13.2083333333333" calcext:value-type="float">
            <text:p>13,2083333333333</text:p>
          </table:table-cell>
          <table:table-cell table:formula="of:=[.D41]-[.C41]" office:value-type="float" office:value="12.1191648987981" calcext:value-type="float">
            <text:p>12,1191648987981</text:p>
          </table:table-cell>
          <table:table-cell table:formula="of:=[.D41]-[.D29]" office:value-type="float" office:value="4.73333333333333" calcext:value-type="float">
            <text:p>4,73333333333333</text:p>
          </table:table-cell>
          <table:table-cell table:number-columns-repeated="101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,3</text:p>
          </table:table-cell>
          <table:table-cell table:formula="of:=COM.MICROSOFT.STDEV.S([.B31:.B42])" office:value-type="float" office:value="1.0823655350736" calcext:value-type="float">
            <text:p>1,0823655350736</text:p>
          </table:table-cell>
          <table:table-cell table:formula="of:=AVERAGE([.B31:.B42])" office:value-type="float" office:value="13.5333333333333" calcext:value-type="float">
            <text:p>13,5333333333333</text:p>
          </table:table-cell>
          <table:table-cell table:formula="of:=[.D42]-[.C42]" office:value-type="float" office:value="12.4509677982597" calcext:value-type="float">
            <text:p>12,4509677982597</text:p>
          </table:table-cell>
          <table:table-cell table:formula="of:=[.D42]-[.D30]" office:value-type="float" office:value="4.675" calcext:value-type="float">
            <text:p>4,675</text:p>
          </table:table-cell>
          <table:table-cell table:number-columns-repeated="101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32:.B43])" office:value-type="float" office:value="1.08502199391198" calcext:value-type="float">
            <text:p>1,08502199391198</text:p>
          </table:table-cell>
          <table:table-cell table:formula="of:=AVERAGE([.B32:.B43])" office:value-type="float" office:value="13.85" calcext:value-type="float">
            <text:p>13,85</text:p>
          </table:table-cell>
          <table:table-cell table:formula="of:=[.D43]-[.C43]" office:value-type="float" office:value="12.764978006088" calcext:value-type="float">
            <text:p>12,764978006088</text:p>
          </table:table-cell>
          <table:table-cell table:formula="of:=[.D43]-[.D31]" office:value-type="float" office:value="4.58333333333333" calcext:value-type="float">
            <text:p>4,58333333333333</text:p>
          </table:table-cell>
          <table:table-cell table:number-columns-repeated="101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5.9" calcext:value-type="float">
            <text:p>15,9</text:p>
          </table:table-cell>
          <table:table-cell table:formula="of:=COM.MICROSOFT.STDEV.S([.B33:.B44])" office:value-type="float" office:value="1.11477678156987" calcext:value-type="float">
            <text:p>1,11477678156987</text:p>
          </table:table-cell>
          <table:table-cell table:formula="of:=AVERAGE([.B33:.B44])" office:value-type="float" office:value="14.15" calcext:value-type="float">
            <text:p>14,15</text:p>
          </table:table-cell>
          <table:table-cell table:formula="of:=[.D44]-[.C44]" office:value-type="float" office:value="13.0352232184301" calcext:value-type="float">
            <text:p>13,0352232184301</text:p>
          </table:table-cell>
          <table:table-cell table:formula="of:=[.D44]-[.D32]" office:value-type="float" office:value="4.46666666666667" calcext:value-type="float">
            <text:p>4,46666666666667</text:p>
          </table:table-cell>
          <table:table-cell table:number-columns-repeated="101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34:.B45])" office:value-type="float" office:value="1.07110817720374" calcext:value-type="float">
            <text:p>1,07110817720374</text:p>
          </table:table-cell>
          <table:table-cell table:formula="of:=AVERAGE([.B34:.B45])" office:value-type="float" office:value="14.4" calcext:value-type="float">
            <text:p>14,4</text:p>
          </table:table-cell>
          <table:table-cell table:formula="of:=[.D45]-[.C45]" office:value-type="float" office:value="13.3288918227963" calcext:value-type="float">
            <text:p>13,3288918227963</text:p>
          </table:table-cell>
          <table:table-cell table:formula="of:=[.D45]-[.D33]" office:value-type="float" office:value="4.30833333333334" calcext:value-type="float">
            <text:p>4,30833333333334</text:p>
          </table:table-cell>
          <table:table-cell table:number-columns-repeated="101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.8" calcext:value-type="float">
            <text:p>15,8</text:p>
          </table:table-cell>
          <table:table-cell table:formula="of:=COM.MICROSOFT.STDEV.S([.B35:.B46])" office:value-type="float" office:value="1.02820084112831" calcext:value-type="float">
            <text:p>1,02820084112831</text:p>
          </table:table-cell>
          <table:table-cell table:formula="of:=AVERAGE([.B35:.B46])" office:value-type="float" office:value="14.6416666666667" calcext:value-type="float">
            <text:p>14,6416666666667</text:p>
          </table:table-cell>
          <table:table-cell table:formula="of:=[.D46]-[.C46]" office:value-type="float" office:value="13.6134658255384" calcext:value-type="float">
            <text:p>13,6134658255384</text:p>
          </table:table-cell>
          <table:table-cell table:formula="of:=[.D46]-[.D34]" office:value-type="float" office:value="4.13333333333333" calcext:value-type="float">
            <text:p>4,13333333333333</text:p>
          </table:table-cell>
          <table:table-cell table:number-columns-repeated="101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6.2" calcext:value-type="float">
            <text:p>16,2</text:p>
          </table:table-cell>
          <table:table-cell table:formula="of:=COM.MICROSOFT.STDEV.S([.B36:.B47])" office:value-type="float" office:value="0.994530496812898" calcext:value-type="float">
            <text:p>0,994530496812898</text:p>
          </table:table-cell>
          <table:table-cell table:formula="of:=AVERAGE([.B36:.B47])" office:value-type="float" office:value="14.9" calcext:value-type="float">
            <text:p>14,9</text:p>
          </table:table-cell>
          <table:table-cell table:formula="of:=[.D47]-[.C47]" office:value-type="float" office:value="13.9054695031871" calcext:value-type="float">
            <text:p>13,9054695031871</text:p>
          </table:table-cell>
          <table:table-cell table:formula="of:=[.D47]-[.D35]" office:value-type="float" office:value="3.96666666666667" calcext:value-type="float">
            <text:p>3,96666666666667</text:p>
          </table:table-cell>
          <table:table-cell table:number-columns-repeated="101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6.3" calcext:value-type="float">
            <text:p>16,3</text:p>
          </table:table-cell>
          <table:table-cell table:formula="of:=COM.MICROSOFT.STDEV.S([.B37:.B48])" office:value-type="float" office:value="0.911999136097411" calcext:value-type="float">
            <text:p>0,911999136097411</text:p>
          </table:table-cell>
          <table:table-cell table:formula="of:=AVERAGE([.B37:.B48])" office:value-type="float" office:value="15.1583333333333" calcext:value-type="float">
            <text:p>15,1583333333333</text:p>
          </table:table-cell>
          <table:table-cell table:formula="of:=[.D48]-[.C48]" office:value-type="float" office:value="14.2463341972359" calcext:value-type="float">
            <text:p>14,2463341972359</text:p>
          </table:table-cell>
          <table:table-cell table:formula="of:=[.D48]-[.D36]" office:value-type="float" office:value="3.81666666666667" calcext:value-type="float">
            <text:p>3,81666666666667</text:p>
          </table:table-cell>
          <table:table-cell table:number-columns-repeated="101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38:.B49])" office:value-type="float" office:value="0.822919783269894" calcext:value-type="float">
            <text:p>0,822919783269894</text:p>
          </table:table-cell>
          <table:table-cell table:formula="of:=AVERAGE([.B38:.B49])" office:value-type="float" office:value="15.4083333333333" calcext:value-type="float">
            <text:p>15,4083333333333</text:p>
          </table:table-cell>
          <table:table-cell table:formula="of:=[.D49]-[.C49]" office:value-type="float" office:value="14.5854135500634" calcext:value-type="float">
            <text:p>14,5854135500634</text:p>
          </table:table-cell>
          <table:table-cell table:formula="of:=[.D49]-[.D37]" office:value-type="float" office:value="3.675" calcext:value-type="float">
            <text:p>3,675</text:p>
          </table:table-cell>
          <table:table-cell table:number-columns-repeated="101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.7" calcext:value-type="float">
            <text:p>16,7</text:p>
          </table:table-cell>
          <table:table-cell table:formula="of:=COM.MICROSOFT.STDEV.S([.B39:.B50])" office:value-type="float" office:value="0.77028133388609" calcext:value-type="float">
            <text:p>0,77028133388609</text:p>
          </table:table-cell>
          <table:table-cell table:formula="of:=AVERAGE([.B39:.B50])" office:value-type="float" office:value="15.6333333333333" calcext:value-type="float">
            <text:p>15,6333333333333</text:p>
          </table:table-cell>
          <table:table-cell table:formula="of:=[.D50]-[.C50]" office:value-type="float" office:value="14.8630519994472" calcext:value-type="float">
            <text:p>14,8630519994472</text:p>
          </table:table-cell>
          <table:table-cell table:formula="of:=[.D50]-[.D38]" office:value-type="float" office:value="3.50833333333333" calcext:value-type="float">
            <text:p>3,50833333333333</text:p>
          </table:table-cell>
          <table:table-cell table:number-columns-repeated="101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.9" calcext:value-type="float">
            <text:p>16,9</text:p>
          </table:table-cell>
          <table:table-cell table:formula="of:=COM.MICROSOFT.STDEV.S([.B40:.B51])" office:value-type="float" office:value="0.705121953776061" calcext:value-type="float">
            <text:p>0,705121953776061</text:p>
          </table:table-cell>
          <table:table-cell table:formula="of:=AVERAGE([.B40:.B51])" office:value-type="float" office:value="15.8583333333333" calcext:value-type="float">
            <text:p>15,8583333333333</text:p>
          </table:table-cell>
          <table:table-cell table:formula="of:=[.D51]-[.C51]" office:value-type="float" office:value="15.1532113795573" calcext:value-type="float">
            <text:p>15,1532113795573</text:p>
          </table:table-cell>
          <table:table-cell table:formula="of:=[.D51]-[.D39]" office:value-type="float" office:value="3.35" calcext:value-type="float">
            <text:p>3,35</text:p>
          </table:table-cell>
          <table:table-cell table:number-columns-repeated="101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.1" calcext:value-type="float">
            <text:p>17,1</text:p>
          </table:table-cell>
          <table:table-cell table:formula="of:=COM.MICROSOFT.STDEV.S([.B41:.B52])" office:value-type="float" office:value="0.667877687949377" calcext:value-type="float">
            <text:p>0,667877687949377</text:p>
          </table:table-cell>
          <table:table-cell table:formula="of:=AVERAGE([.B41:.B52])" office:value-type="float" office:value="16.0666666666667" calcext:value-type="float">
            <text:p>16,0666666666667</text:p>
          </table:table-cell>
          <table:table-cell table:formula="of:=[.D52]-[.C52]" office:value-type="float" office:value="15.3987889787173" calcext:value-type="float">
            <text:p>15,3987889787173</text:p>
          </table:table-cell>
          <table:table-cell table:formula="of:=[.D52]-[.D40]" office:value-type="float" office:value="3.2" calcext:value-type="float">
            <text:p>3,2</text:p>
          </table:table-cell>
          <table:table-cell table:number-columns-repeated="101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.3" calcext:value-type="float">
            <text:p>17,3</text:p>
          </table:table-cell>
          <table:table-cell table:formula="of:=COM.MICROSOFT.STDEV.S([.B42:.B53])" office:value-type="float" office:value="0.645731907969319" calcext:value-type="float">
            <text:p>0,645731907969319</text:p>
          </table:table-cell>
          <table:table-cell table:formula="of:=AVERAGE([.B42:.B53])" office:value-type="float" office:value="16.2666666666667" calcext:value-type="float">
            <text:p>16,2666666666667</text:p>
          </table:table-cell>
          <table:table-cell table:formula="of:=[.D53]-[.C53]" office:value-type="float" office:value="15.6209347586973" calcext:value-type="float">
            <text:p>15,6209347586973</text:p>
          </table:table-cell>
          <table:table-cell table:formula="of:=[.D53]-[.D41]" office:value-type="float" office:value="3.05833333333333" calcext:value-type="float">
            <text:p>3,05833333333333</text:p>
          </table:table-cell>
          <table:table-cell table:number-columns-repeated="101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43:.B54])" office:value-type="float" office:value="0.658510716417253" calcext:value-type="float">
            <text:p>0,658510716417253</text:p>
          </table:table-cell>
          <table:table-cell table:formula="of:=AVERAGE([.B43:.B54])" office:value-type="float" office:value="16.45" calcext:value-type="float">
            <text:p>16,45</text:p>
          </table:table-cell>
          <table:table-cell table:formula="of:=[.D54]-[.C54]" office:value-type="float" office:value="15.7914892835827" calcext:value-type="float">
            <text:p>15,7914892835827</text:p>
          </table:table-cell>
          <table:table-cell table:formula="of:=[.D54]-[.D42]" office:value-type="float" office:value="2.91666666666666" calcext:value-type="float">
            <text:p>2,91666666666666</text:p>
          </table:table-cell>
          <table:table-cell table:number-columns-repeated="101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44:.B55])" office:value-type="float" office:value="0.69035563957348" calcext:value-type="float">
            <text:p>0,69035563957348</text:p>
          </table:table-cell>
          <table:table-cell table:formula="of:=AVERAGE([.B44:.B55])" office:value-type="float" office:value="16.625" calcext:value-type="float">
            <text:p>16,625</text:p>
          </table:table-cell>
          <table:table-cell table:formula="of:=[.D55]-[.C55]" office:value-type="float" office:value="15.9346443604265" calcext:value-type="float">
            <text:p>15,9346443604265</text:p>
          </table:table-cell>
          <table:table-cell table:formula="of:=[.D55]-[.D43]" office:value-type="float" office:value="2.775" calcext:value-type="float">
            <text:p>2,775</text:p>
          </table:table-cell>
          <table:table-cell table:number-columns-repeated="101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.9" calcext:value-type="float">
            <text:p>17,9</text:p>
          </table:table-cell>
          <table:table-cell table:formula="of:=COM.MICROSOFT.STDEV.S([.B45:.B56])" office:value-type="float" office:value="0.739112899892756" calcext:value-type="float">
            <text:p>0,739112899892756</text:p>
          </table:table-cell>
          <table:table-cell table:formula="of:=AVERAGE([.B45:.B56])" office:value-type="float" office:value="16.7916666666667" calcext:value-type="float">
            <text:p>16,7916666666667</text:p>
          </table:table-cell>
          <table:table-cell table:formula="of:=[.D56]-[.C56]" office:value-type="float" office:value="16.0525537667739" calcext:value-type="float">
            <text:p>16,0525537667739</text:p>
          </table:table-cell>
          <table:table-cell table:formula="of:=[.D56]-[.D44]" office:value-type="float" office:value="2.64166666666666" calcext:value-type="float">
            <text:p>2,64166666666666</text:p>
          </table:table-cell>
          <table:table-cell table:number-columns-repeated="101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8.2" calcext:value-type="float">
            <text:p>18,2</text:p>
          </table:table-cell>
          <table:table-cell table:formula="of:=COM.MICROSOFT.STDEV.S([.B46:.B57])" office:value-type="float" office:value="0.739112899892755" calcext:value-type="float">
            <text:p>0,739112899892755</text:p>
          </table:table-cell>
          <table:table-cell table:formula="of:=AVERAGE([.B46:.B57])" office:value-type="float" office:value="17.0083333333333" calcext:value-type="float">
            <text:p>17,0083333333333</text:p>
          </table:table-cell>
          <table:table-cell table:formula="of:=[.D57]-[.C57]" office:value-type="float" office:value="16.2692204334406" calcext:value-type="float">
            <text:p>16,2692204334406</text:p>
          </table:table-cell>
          <table:table-cell table:formula="of:=[.D57]-[.D45]" office:value-type="float" office:value="2.60833333333333" calcext:value-type="float">
            <text:p>2,60833333333333</text:p>
          </table:table-cell>
          <table:table-cell table:number-columns-repeated="101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47:.B58])" office:value-type="float" office:value="0.733763647852011" calcext:value-type="float">
            <text:p>0,733763647852011</text:p>
          </table:table-cell>
          <table:table-cell table:formula="of:=AVERAGE([.B47:.B58])" office:value-type="float" office:value="17.225" calcext:value-type="float">
            <text:p>17,225</text:p>
          </table:table-cell>
          <table:table-cell table:formula="of:=[.D58]-[.C58]" office:value-type="float" office:value="16.491236352148" calcext:value-type="float">
            <text:p>16,491236352148</text:p>
          </table:table-cell>
          <table:table-cell table:formula="of:=[.D58]-[.D46]" office:value-type="float" office:value="2.58333333333333" calcext:value-type="float">
            <text:p>2,58333333333333</text:p>
          </table:table-cell>
          <table:table-cell table:number-columns-repeated="101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48:.B59])" office:value-type="float" office:value="0.729206708857251" calcext:value-type="float">
            <text:p>0,729206708857251</text:p>
          </table:table-cell>
          <table:table-cell table:formula="of:=AVERAGE([.B48:.B59])" office:value-type="float" office:value="17.4083333333333" calcext:value-type="float">
            <text:p>17,4083333333333</text:p>
          </table:table-cell>
          <table:table-cell table:formula="of:=[.D59]-[.C59]" office:value-type="float" office:value="16.6791266244761" calcext:value-type="float">
            <text:p>16,6791266244761</text:p>
          </table:table-cell>
          <table:table-cell table:formula="of:=[.D59]-[.D47]" office:value-type="float" office:value="2.50833333333333" calcext:value-type="float">
            <text:p>2,50833333333333</text:p>
          </table:table-cell>
          <table:table-cell table:number-columns-repeated="101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2" calcext:value-type="float">
            <text:p>18,2</text:p>
          </table:table-cell>
          <table:table-cell table:formula="of:=COM.MICROSOFT.STDEV.S([.B49:.B60])" office:value-type="float" office:value="0.670594489760369" calcext:value-type="float">
            <text:p>0,670594489760369</text:p>
          </table:table-cell>
          <table:table-cell table:formula="of:=AVERAGE([.B49:.B60])" office:value-type="float" office:value="17.5666666666667" calcext:value-type="float">
            <text:p>17,5666666666667</text:p>
          </table:table-cell>
          <table:table-cell table:formula="of:=[.D60]-[.C60]" office:value-type="float" office:value="16.8960721769063" calcext:value-type="float">
            <text:p>16,8960721769063</text:p>
          </table:table-cell>
          <table:table-cell table:formula="of:=[.D60]-[.D48]" office:value-type="float" office:value="2.40833333333333" calcext:value-type="float">
            <text:p>2,40833333333333</text:p>
          </table:table-cell>
          <table:table-cell table:number-columns-repeated="101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50:.B61])" office:value-type="float" office:value="0.618098256384415" calcext:value-type="float">
            <text:p>0,618098256384415</text:p>
          </table:table-cell>
          <table:table-cell table:formula="of:=AVERAGE([.B50:.B61])" office:value-type="float" office:value="17.725" calcext:value-type="float">
            <text:p>17,725</text:p>
          </table:table-cell>
          <table:table-cell table:formula="of:=[.D61]-[.C61]" office:value-type="float" office:value="17.1069017436156" calcext:value-type="float">
            <text:p>17,1069017436156</text:p>
          </table:table-cell>
          <table:table-cell table:formula="of:=[.D61]-[.D49]" office:value-type="float" office:value="2.31666666666666" calcext:value-type="float">
            <text:p>2,31666666666666</text:p>
          </table:table-cell>
          <table:table-cell table:number-columns-repeated="101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8.7" calcext:value-type="float">
            <text:p>18,7</text:p>
          </table:table-cell>
          <table:table-cell table:formula="of:=COM.MICROSOFT.STDEV.S([.B51:.B62])" office:value-type="float" office:value="0.585364429352788" calcext:value-type="float">
            <text:p>0,585364429352788</text:p>
          </table:table-cell>
          <table:table-cell table:formula="of:=AVERAGE([.B51:.B62])" office:value-type="float" office:value="17.8916666666667" calcext:value-type="float">
            <text:p>17,8916666666667</text:p>
          </table:table-cell>
          <table:table-cell table:formula="of:=[.D62]-[.C62]" office:value-type="float" office:value="17.3063022373139" calcext:value-type="float">
            <text:p>17,3063022373139</text:p>
          </table:table-cell>
          <table:table-cell table:formula="of:=[.D62]-[.D50]" office:value-type="float" office:value="2.25833333333333" calcext:value-type="float">
            <text:p>2,25833333333333</text:p>
          </table:table-cell>
          <table:table-cell table:number-columns-repeated="101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8.9" calcext:value-type="float">
            <text:p>18,9</text:p>
          </table:table-cell>
          <table:table-cell table:formula="of:=COM.MICROSOFT.STDEV.S([.B52:.B63])" office:value-type="float" office:value="0.561585957693733" calcext:value-type="float">
            <text:p>0,561585957693733</text:p>
          </table:table-cell>
          <table:table-cell table:formula="of:=AVERAGE([.B52:.B63])" office:value-type="float" office:value="18.0583333333333" calcext:value-type="float">
            <text:p>18,0583333333333</text:p>
          </table:table-cell>
          <table:table-cell table:formula="of:=[.D63]-[.C63]" office:value-type="float" office:value="17.4967473756396" calcext:value-type="float">
            <text:p>17,4967473756396</text:p>
          </table:table-cell>
          <table:table-cell table:formula="of:=[.D63]-[.D51]" office:value-type="float" office:value="2.2" calcext:value-type="float">
            <text:p>2,2</text:p>
          </table:table-cell>
          <table:table-cell table:number-columns-repeated="101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9.1" calcext:value-type="float">
            <text:p>19,1</text:p>
          </table:table-cell>
          <table:table-cell table:formula="of:=COM.MICROSOFT.STDEV.S([.B53:.B64])" office:value-type="float" office:value="0.547929988892078" calcext:value-type="float">
            <text:p>0,547929988892078</text:p>
          </table:table-cell>
          <table:table-cell table:formula="of:=AVERAGE([.B53:.B64])" office:value-type="float" office:value="18.225" calcext:value-type="float">
            <text:p>18,225</text:p>
          </table:table-cell>
          <table:table-cell table:formula="of:=[.D64]-[.C64]" office:value-type="float" office:value="17.6770700111079" calcext:value-type="float">
            <text:p>17,6770700111079</text:p>
          </table:table-cell>
          <table:table-cell table:formula="of:=[.D64]-[.D52]" office:value-type="float" office:value="2.15833333333333" calcext:value-type="float">
            <text:p>2,15833333333333</text:p>
          </table:table-cell>
          <table:table-cell table:number-columns-repeated="101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9.3" calcext:value-type="float">
            <text:p>19,3</text:p>
          </table:table-cell>
          <table:table-cell table:formula="of:=COM.MICROSOFT.STDEV.S([.B54:.B65])" office:value-type="float" office:value="0.545157747534574" calcext:value-type="float">
            <text:p>0,545157747534574</text:p>
          </table:table-cell>
          <table:table-cell table:formula="of:=AVERAGE([.B54:.B65])" office:value-type="float" office:value="18.3916666666667" calcext:value-type="float">
            <text:p>18,3916666666667</text:p>
          </table:table-cell>
          <table:table-cell table:formula="of:=[.D65]-[.C65]" office:value-type="float" office:value="17.8465089191321" calcext:value-type="float">
            <text:p>17,8465089191321</text:p>
          </table:table-cell>
          <table:table-cell table:formula="of:=[.D65]-[.D53]" office:value-type="float" office:value="2.125" calcext:value-type="float">
            <text:p>2,125</text:p>
          </table:table-cell>
          <table:table-cell table:number-columns-repeated="101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9.5" calcext:value-type="float">
            <text:p>19,5</text:p>
          </table:table-cell>
          <table:table-cell table:formula="of:=COM.MICROSOFT.STDEV.S([.B55:.B66])" office:value-type="float" office:value="0.553432813255484" calcext:value-type="float">
            <text:p>0,553432813255484</text:p>
          </table:table-cell>
          <table:table-cell table:formula="of:=AVERAGE([.B55:.B66])" office:value-type="float" office:value="18.5583333333333" calcext:value-type="float">
            <text:p>18,5583333333333</text:p>
          </table:table-cell>
          <table:table-cell table:formula="of:=[.D66]-[.C66]" office:value-type="float" office:value="18.0049005200778" calcext:value-type="float">
            <text:p>18,0049005200778</text:p>
          </table:table-cell>
          <table:table-cell table:formula="of:=[.D66]-[.D54]" office:value-type="float" office:value="2.10833333333333" calcext:value-type="float">
            <text:p>2,10833333333333</text:p>
          </table:table-cell>
          <table:table-cell table:number-columns-repeated="101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9.7" calcext:value-type="float">
            <text:p>19,7</text:p>
          </table:table-cell>
          <table:table-cell table:formula="of:=COM.MICROSOFT.STDEV.S([.B56:.B67])" office:value-type="float" office:value="0.57227615711298" calcext:value-type="float">
            <text:p>0,57227615711298</text:p>
          </table:table-cell>
          <table:table-cell table:formula="of:=AVERAGE([.B56:.B67])" office:value-type="float" office:value="18.725" calcext:value-type="float">
            <text:p>18,725</text:p>
          </table:table-cell>
          <table:table-cell table:formula="of:=[.D67]-[.C67]" office:value-type="float" office:value="18.152723842887" calcext:value-type="float">
            <text:p>18,152723842887</text:p>
          </table:table-cell>
          <table:table-cell table:formula="of:=[.D67]-[.D55]" office:value-type="float" office:value="2.1" calcext:value-type="float">
            <text:p>2,1</text:p>
          </table:table-cell>
          <table:table-cell table:number-columns-repeated="101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9.9" calcext:value-type="float">
            <text:p>19,9</text:p>
          </table:table-cell>
          <table:table-cell table:formula="of:=COM.MICROSOFT.STDEV.S([.B57:.B68])" office:value-type="float" office:value="0.600694043031337" calcext:value-type="float">
            <text:p>0,600694043031337</text:p>
          </table:table-cell>
          <table:table-cell table:formula="of:=AVERAGE([.B57:.B68])" office:value-type="float" office:value="18.8916666666667" calcext:value-type="float">
            <text:p>18,8916666666667</text:p>
          </table:table-cell>
          <table:table-cell table:formula="of:=[.D68]-[.C68]" office:value-type="float" office:value="18.2909726236353" calcext:value-type="float">
            <text:p>18,2909726236353</text:p>
          </table:table-cell>
          <table:table-cell table:formula="of:=[.D68]-[.D56]" office:value-type="float" office:value="2.1" calcext:value-type="float">
            <text:p>2,1</text:p>
          </table:table-cell>
          <table:table-cell table:number-columns-repeated="101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0.1" calcext:value-type="float">
            <text:p>20,1</text:p>
          </table:table-cell>
          <table:table-cell table:formula="of:=COM.MICROSOFT.STDEV.S([.B58:.B69])" office:value-type="float" office:value="0.6501748016705" calcext:value-type="float">
            <text:p>0,6501748016705</text:p>
          </table:table-cell>
          <table:table-cell table:formula="of:=AVERAGE([.B58:.B69])" office:value-type="float" office:value="19.05" calcext:value-type="float">
            <text:p>19,05</text:p>
          </table:table-cell>
          <table:table-cell table:formula="of:=[.D69]-[.C69]" office:value-type="float" office:value="18.3998251983295" calcext:value-type="float">
            <text:p>18,3998251983295</text:p>
          </table:table-cell>
          <table:table-cell table:formula="of:=[.D69]-[.D57]" office:value-type="float" office:value="2.04166666666666" calcext:value-type="float">
            <text:p>2,04166666666666</text:p>
          </table:table-cell>
          <table:table-cell table:number-columns-repeated="101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0.2" calcext:value-type="float">
            <text:p>20,2</text:p>
          </table:table-cell>
          <table:table-cell table:formula="of:=COM.MICROSOFT.STDEV.S([.B59:.B70])" office:value-type="float" office:value="0.692820323027551" calcext:value-type="float">
            <text:p>0,692820323027551</text:p>
          </table:table-cell>
          <table:table-cell table:formula="of:=AVERAGE([.B59:.B70])" office:value-type="float" office:value="19.2" calcext:value-type="float">
            <text:p>19,2</text:p>
          </table:table-cell>
          <table:table-cell table:formula="of:=[.D70]-[.C70]" office:value-type="float" office:value="18.5071796769724" calcext:value-type="float">
            <text:p>18,5071796769724</text:p>
          </table:table-cell>
          <table:table-cell table:formula="of:=[.D70]-[.D58]" office:value-type="float" office:value="1.975" calcext:value-type="float">
            <text:p>1,975</text:p>
          </table:table-cell>
          <table:table-cell table:number-columns-repeated="101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0.3" calcext:value-type="float">
            <text:p>20,3</text:p>
          </table:table-cell>
          <table:table-cell table:formula="of:=COM.MICROSOFT.STDEV.S([.B60:.B71])" office:value-type="float" office:value="0.710260302262274" calcext:value-type="float">
            <text:p>0,710260302262274</text:p>
          </table:table-cell>
          <table:table-cell table:formula="of:=AVERAGE([.B60:.B71])" office:value-type="float" office:value="19.3583333333333" calcext:value-type="float">
            <text:p>19,3583333333333</text:p>
          </table:table-cell>
          <table:table-cell table:formula="of:=[.D71]-[.C71]" office:value-type="float" office:value="18.6480730310711" calcext:value-type="float">
            <text:p>18,6480730310711</text:p>
          </table:table-cell>
          <table:table-cell table:formula="of:=[.D71]-[.D59]" office:value-type="float" office:value="1.95" calcext:value-type="float">
            <text:p>1,95</text:p>
          </table:table-cell>
          <table:table-cell table:number-columns-repeated="101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.3" calcext:value-type="float">
            <text:p>20,3</text:p>
          </table:table-cell>
          <table:table-cell table:formula="of:=COM.MICROSOFT.STDEV.S([.B61:.B72])" office:value-type="float" office:value="0.655512753267982" calcext:value-type="float">
            <text:p>0,655512753267982</text:p>
          </table:table-cell>
          <table:table-cell table:formula="of:=AVERAGE([.B61:.B72])" office:value-type="float" office:value="19.5333333333333" calcext:value-type="float">
            <text:p>19,5333333333333</text:p>
          </table:table-cell>
          <table:table-cell table:formula="of:=[.D72]-[.C72]" office:value-type="float" office:value="18.8778205800653" calcext:value-type="float">
            <text:p>18,8778205800653</text:p>
          </table:table-cell>
          <table:table-cell table:formula="of:=[.D72]-[.D60]" office:value-type="float" office:value="1.96666666666667" calcext:value-type="float">
            <text:p>1,96666666666667</text:p>
          </table:table-cell>
          <table:table-cell table:number-columns-repeated="101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0.4" calcext:value-type="float">
            <text:p>20,4</text:p>
          </table:table-cell>
          <table:table-cell table:formula="of:=COM.MICROSOFT.STDEV.S([.B62:.B73])" office:value-type="float" office:value="0.592375802096179" calcext:value-type="float">
            <text:p>0,592375802096179</text:p>
          </table:table-cell>
          <table:table-cell table:formula="of:=AVERAGE([.B62:.B73])" office:value-type="float" office:value="19.7" calcext:value-type="float">
            <text:p>19,7</text:p>
          </table:table-cell>
          <table:table-cell table:formula="of:=[.D73]-[.C73]" office:value-type="float" office:value="19.1076241979038" calcext:value-type="float">
            <text:p>19,1076241979038</text:p>
          </table:table-cell>
          <table:table-cell table:formula="of:=[.D73]-[.D61]" office:value-type="float" office:value="1.975" calcext:value-type="float">
            <text:p>1,975</text:p>
          </table:table-cell>
          <table:table-cell table:number-columns-repeated="101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0.6" calcext:value-type="float">
            <text:p>20,6</text:p>
          </table:table-cell>
          <table:table-cell table:formula="of:=COM.MICROSOFT.STDEV.S([.B63:.B74])" office:value-type="float" office:value="0.553432813255484" calcext:value-type="float">
            <text:p>0,553432813255484</text:p>
          </table:table-cell>
          <table:table-cell table:formula="of:=AVERAGE([.B63:.B74])" office:value-type="float" office:value="19.8583333333333" calcext:value-type="float">
            <text:p>19,8583333333333</text:p>
          </table:table-cell>
          <table:table-cell table:formula="of:=[.D74]-[.C74]" office:value-type="float" office:value="19.3049005200779" calcext:value-type="float">
            <text:p>19,3049005200779</text:p>
          </table:table-cell>
          <table:table-cell table:formula="of:=[.D74]-[.D62]" office:value-type="float" office:value="1.96666666666667" calcext:value-type="float">
            <text:p>1,96666666666667</text:p>
          </table:table-cell>
          <table:table-cell table:number-columns-repeated="101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0.7" calcext:value-type="float">
            <text:p>20,7</text:p>
          </table:table-cell>
          <table:table-cell table:formula="of:=COM.MICROSOFT.STDEV.S([.B64:.B75])" office:value-type="float" office:value="0.512495380614806" calcext:value-type="float">
            <text:p>0,512495380614806</text:p>
          </table:table-cell>
          <table:table-cell table:formula="of:=AVERAGE([.B64:.B75])" office:value-type="float" office:value="20.0083333333333" calcext:value-type="float">
            <text:p>20,0083333333333</text:p>
          </table:table-cell>
          <table:table-cell table:formula="of:=[.D75]-[.C75]" office:value-type="float" office:value="19.4958379527185" calcext:value-type="float">
            <text:p>19,4958379527185</text:p>
          </table:table-cell>
          <table:table-cell table:formula="of:=[.D75]-[.D63]" office:value-type="float" office:value="1.95" calcext:value-type="float">
            <text:p>1,95</text:p>
          </table:table-cell>
          <table:table-cell table:number-columns-repeated="101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.8" calcext:value-type="float">
            <text:p>20,8</text:p>
          </table:table-cell>
          <table:table-cell table:formula="of:=COM.MICROSOFT.STDEV.S([.B65:.B76])" office:value-type="float" office:value="0.47193990372427" calcext:value-type="float">
            <text:p>0,47193990372427</text:p>
          </table:table-cell>
          <table:table-cell table:formula="of:=AVERAGE([.B65:.B76])" office:value-type="float" office:value="20.15" calcext:value-type="float">
            <text:p>20,15</text:p>
          </table:table-cell>
          <table:table-cell table:formula="of:=[.D76]-[.C76]" office:value-type="float" office:value="19.6780600962757" calcext:value-type="float">
            <text:p>19,6780600962757</text:p>
          </table:table-cell>
          <table:table-cell table:formula="of:=[.D76]-[.D64]" office:value-type="float" office:value="1.925" calcext:value-type="float">
            <text:p>1,925</text:p>
          </table:table-cell>
          <table:table-cell table:number-columns-repeated="101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0.9" calcext:value-type="float">
            <text:p>20,9</text:p>
          </table:table-cell>
          <table:table-cell table:formula="of:=COM.MICROSOFT.STDEV.S([.B66:.B77])" office:value-type="float" office:value="0.434497271323859" calcext:value-type="float">
            <text:p>0,434497271323859</text:p>
          </table:table-cell>
          <table:table-cell table:formula="of:=AVERAGE([.B66:.B77])" office:value-type="float" office:value="20.2833333333333" calcext:value-type="float">
            <text:p>20,2833333333333</text:p>
          </table:table-cell>
          <table:table-cell table:formula="of:=[.D77]-[.C77]" office:value-type="float" office:value="19.8488360620095" calcext:value-type="float">
            <text:p>19,8488360620095</text:p>
          </table:table-cell>
          <table:table-cell table:formula="of:=[.D77]-[.D65]" office:value-type="float" office:value="1.89166666666667" calcext:value-type="float">
            <text:p>1,89166666666667</text:p>
          </table:table-cell>
          <table:table-cell table:number-columns-repeated="101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1" calcext:value-type="float">
            <text:p>21</text:p>
          </table:table-cell>
          <table:table-cell table:formula="of:=COM.MICROSOFT.STDEV.S([.B67:.B78])" office:value-type="float" office:value="0.403300775044526" calcext:value-type="float">
            <text:p>0,403300775044526</text:p>
          </table:table-cell>
          <table:table-cell table:formula="of:=AVERAGE([.B67:.B78])" office:value-type="float" office:value="20.4083333333333" calcext:value-type="float">
            <text:p>20,4083333333333</text:p>
          </table:table-cell>
          <table:table-cell table:formula="of:=[.D78]-[.C78]" office:value-type="float" office:value="20.0050325582888" calcext:value-type="float">
            <text:p>20,0050325582888</text:p>
          </table:table-cell>
          <table:table-cell table:formula="of:=[.D78]-[.D66]" office:value-type="float" office:value="1.85" calcext:value-type="float">
            <text:p>1,85</text:p>
          </table:table-cell>
          <table:table-cell table:number-columns-repeated="101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1.1" calcext:value-type="float">
            <text:p>21,1</text:p>
          </table:table-cell>
          <table:table-cell table:formula="of:=COM.MICROSOFT.STDEV.S([.B68:.B79])" office:value-type="float" office:value="0.381682876458741" calcext:value-type="float">
            <text:p>0,381682876458741</text:p>
          </table:table-cell>
          <table:table-cell table:formula="of:=AVERAGE([.B68:.B79])" office:value-type="float" office:value="20.525" calcext:value-type="float">
            <text:p>20,525</text:p>
          </table:table-cell>
          <table:table-cell table:formula="of:=[.D79]-[.C79]" office:value-type="float" office:value="20.1433171235413" calcext:value-type="float">
            <text:p>20,1433171235413</text:p>
          </table:table-cell>
          <table:table-cell table:formula="of:=[.D79]-[.D67]" office:value-type="float" office:value="1.8" calcext:value-type="float">
            <text:p>1,8</text:p>
          </table:table-cell>
          <table:table-cell table:number-columns-repeated="101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1.1" calcext:value-type="float">
            <text:p>21,1</text:p>
          </table:table-cell>
          <table:table-cell table:formula="of:=COM.MICROSOFT.STDEV.S([.B69:.B80])" office:value-type="float" office:value="0.359608372842154" calcext:value-type="float">
            <text:p>0,359608372842154</text:p>
          </table:table-cell>
          <table:table-cell table:formula="of:=AVERAGE([.B69:.B80])" office:value-type="float" office:value="20.625" calcext:value-type="float">
            <text:p>20,625</text:p>
          </table:table-cell>
          <table:table-cell table:formula="of:=[.D80]-[.C80]" office:value-type="float" office:value="20.2653916271578" calcext:value-type="float">
            <text:p>20,2653916271578</text:p>
          </table:table-cell>
          <table:table-cell table:formula="of:=[.D80]-[.D68]" office:value-type="float" office:value="1.73333333333333" calcext:value-type="float">
            <text:p>1,73333333333333</text:p>
          </table:table-cell>
          <table:table-cell table:number-columns-repeated="101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1.2" calcext:value-type="float">
            <text:p>21,2</text:p>
          </table:table-cell>
          <table:table-cell table:formula="of:=COM.MICROSOFT.STDEV.S([.B70:.B81])" office:value-type="float" office:value="0.353767600483022" calcext:value-type="float">
            <text:p>0,353767600483022</text:p>
          </table:table-cell>
          <table:table-cell table:formula="of:=AVERAGE([.B70:.B81])" office:value-type="float" office:value="20.7166666666667" calcext:value-type="float">
            <text:p>20,7166666666667</text:p>
          </table:table-cell>
          <table:table-cell table:formula="of:=[.D81]-[.C81]" office:value-type="float" office:value="20.3628990661836" calcext:value-type="float">
            <text:p>20,3628990661836</text:p>
          </table:table-cell>
          <table:table-cell table:formula="of:=[.D81]-[.D69]" office:value-type="float" office:value="1.66666666666666" calcext:value-type="float">
            <text:p>1,66666666666666</text:p>
          </table:table-cell>
          <table:table-cell table:number-columns-repeated="101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1.3" calcext:value-type="float">
            <text:p>21,3</text:p>
          </table:table-cell>
          <table:table-cell table:formula="of:=COM.MICROSOFT.STDEV.S([.B71:.B82])" office:value-type="float" office:value="0.350216383328244" calcext:value-type="float">
            <text:p>0,350216383328244</text:p>
          </table:table-cell>
          <table:table-cell table:formula="of:=AVERAGE([.B71:.B82])" office:value-type="float" office:value="20.8083333333333" calcext:value-type="float">
            <text:p>20,8083333333333</text:p>
          </table:table-cell>
          <table:table-cell table:formula="of:=[.D82]-[.C82]" office:value-type="float" office:value="20.4581169500051" calcext:value-type="float">
            <text:p>20,4581169500051</text:p>
          </table:table-cell>
          <table:table-cell table:formula="of:=[.D82]-[.D70]" office:value-type="float" office:value="1.60833333333333" calcext:value-type="float">
            <text:p>1,60833333333333</text:p>
          </table:table-cell>
          <table:table-cell table:number-columns-repeated="101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1.4" calcext:value-type="float">
            <text:p>21,4</text:p>
          </table:table-cell>
          <table:table-cell table:formula="of:=COM.MICROSOFT.STDEV.S([.B72:.B83])" office:value-type="float" office:value="0.349024614917317" calcext:value-type="float">
            <text:p>0,349024614917317</text:p>
          </table:table-cell>
          <table:table-cell table:formula="of:=AVERAGE([.B72:.B83])" office:value-type="float" office:value="20.9" calcext:value-type="float">
            <text:p>20,9</text:p>
          </table:table-cell>
          <table:table-cell table:formula="of:=[.D83]-[.C83]" office:value-type="float" office:value="20.5509753850827" calcext:value-type="float">
            <text:p>20,5509753850827</text:p>
          </table:table-cell>
          <table:table-cell table:formula="of:=[.D83]-[.D71]" office:value-type="float" office:value="1.54166666666667" calcext:value-type="float">
            <text:p>1,54166666666667</text:p>
          </table:table-cell>
          <table:table-cell table:number-columns-repeated="101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1.5" calcext:value-type="float">
            <text:p>21,5</text:p>
          </table:table-cell>
          <table:table-cell table:formula="of:=COM.MICROSOFT.STDEV.S([.B73:.B84])" office:value-type="float" office:value="0.333030165163895" calcext:value-type="float">
            <text:p>0,333030165163895</text:p>
          </table:table-cell>
          <table:table-cell table:formula="of:=AVERAGE([.B73:.B84])" office:value-type="float" office:value="21" calcext:value-type="float">
            <text:p>21</text:p>
          </table:table-cell>
          <table:table-cell table:formula="of:=[.D84]-[.C84]" office:value-type="float" office:value="20.6669698348361" calcext:value-type="float">
            <text:p>20,6669698348361</text:p>
          </table:table-cell>
          <table:table-cell table:formula="of:=[.D84]-[.D72]" office:value-type="float" office:value="1.46666666666667" calcext:value-type="float">
            <text:p>1,46666666666667</text:p>
          </table:table-cell>
          <table:table-cell table:number-columns-repeated="101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1.7" calcext:value-type="float">
            <text:p>21,7</text:p>
          </table:table-cell>
          <table:table-cell table:formula="of:=COM.MICROSOFT.STDEV.S([.B74:.B85])" office:value-type="float" office:value="0.331548250522065" calcext:value-type="float">
            <text:p>0,331548250522065</text:p>
          </table:table-cell>
          <table:table-cell table:formula="of:=AVERAGE([.B74:.B85])" office:value-type="float" office:value="21.1083333333333" calcext:value-type="float">
            <text:p>21,1083333333333</text:p>
          </table:table-cell>
          <table:table-cell table:formula="of:=[.D85]-[.C85]" office:value-type="float" office:value="20.7767850828113" calcext:value-type="float">
            <text:p>20,7767850828113</text:p>
          </table:table-cell>
          <table:table-cell table:formula="of:=[.D85]-[.D73]" office:value-type="float" office:value="1.40833333333333" calcext:value-type="float">
            <text:p>1,40833333333333</text:p>
          </table:table-cell>
          <table:table-cell table:number-columns-repeated="101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1.8" calcext:value-type="float">
            <text:p>21,8</text:p>
          </table:table-cell>
          <table:table-cell table:formula="of:=COM.MICROSOFT.STDEV.S([.B75:.B86])" office:value-type="float" office:value="0.34498572653829" calcext:value-type="float">
            <text:p>0,34498572653829</text:p>
          </table:table-cell>
          <table:table-cell table:formula="of:=AVERAGE([.B75:.B86])" office:value-type="float" office:value="21.2083333333333" calcext:value-type="float">
            <text:p>21,2083333333333</text:p>
          </table:table-cell>
          <table:table-cell table:formula="of:=[.D86]-[.C86]" office:value-type="float" office:value="20.863347606795" calcext:value-type="float">
            <text:p>20,863347606795</text:p>
          </table:table-cell>
          <table:table-cell table:formula="of:=[.D86]-[.D74]" office:value-type="float" office:value="1.35" calcext:value-type="float">
            <text:p>1,35</text:p>
          </table:table-cell>
          <table:table-cell table:number-columns-repeated="101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1.8" calcext:value-type="float">
            <text:p>21,8</text:p>
          </table:table-cell>
          <table:table-cell table:formula="of:=COM.MICROSOFT.STDEV.S([.B76:.B87])" office:value-type="float" office:value="0.343775825476164" calcext:value-type="float">
            <text:p>0,343775825476164</text:p>
          </table:table-cell>
          <table:table-cell table:formula="of:=AVERAGE([.B76:.B87])" office:value-type="float" office:value="21.3" calcext:value-type="float">
            <text:p>21,3</text:p>
          </table:table-cell>
          <table:table-cell table:formula="of:=[.D87]-[.C87]" office:value-type="float" office:value="20.9562241745238" calcext:value-type="float">
            <text:p>20,9562241745238</text:p>
          </table:table-cell>
          <table:table-cell table:formula="of:=[.D87]-[.D75]" office:value-type="float" office:value="1.29166666666667" calcext:value-type="float">
            <text:p>1,29166666666667</text:p>
          </table:table-cell>
          <table:table-cell table:number-columns-repeated="101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2" calcext:value-type="float">
            <text:p>22</text:p>
          </table:table-cell>
          <table:table-cell table:formula="of:=COM.MICROSOFT.STDEV.S([.B77:.B88])" office:value-type="float" office:value="0.359292233552173" calcext:value-type="float">
            <text:p>0,359292233552173</text:p>
          </table:table-cell>
          <table:table-cell table:formula="of:=AVERAGE([.B77:.B88])" office:value-type="float" office:value="21.4" calcext:value-type="float">
            <text:p>21,4</text:p>
          </table:table-cell>
          <table:table-cell table:formula="of:=[.D88]-[.C88]" office:value-type="float" office:value="21.0407077664478" calcext:value-type="float">
            <text:p>21,0407077664478</text:p>
          </table:table-cell>
          <table:table-cell table:formula="of:=[.D88]-[.D76]" office:value-type="float" office:value="1.25" calcext:value-type="float">
            <text:p>1,25</text:p>
          </table:table-cell>
          <table:table-cell table:number-columns-repeated="101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2.1" calcext:value-type="float">
            <text:p>22,1</text:p>
          </table:table-cell>
          <table:table-cell table:formula="of:=COM.MICROSOFT.STDEV.S([.B78:.B89])" office:value-type="float" office:value="0.374165738677394" calcext:value-type="float">
            <text:p>0,374165738677394</text:p>
          </table:table-cell>
          <table:table-cell table:formula="of:=AVERAGE([.B78:.B89])" office:value-type="float" office:value="21.5" calcext:value-type="float">
            <text:p>21,5</text:p>
          </table:table-cell>
          <table:table-cell table:formula="of:=[.D89]-[.C89]" office:value-type="float" office:value="21.1258342613226" calcext:value-type="float">
            <text:p>21,1258342613226</text:p>
          </table:table-cell>
          <table:table-cell table:formula="of:=[.D89]-[.D77]" office:value-type="float" office:value="1.21666666666667" calcext:value-type="float">
            <text:p>1,21666666666667</text:p>
          </table:table-cell>
          <table:table-cell table:number-columns-repeated="101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2.2" calcext:value-type="float">
            <text:p>22,2</text:p>
          </table:table-cell>
          <table:table-cell table:formula="of:=COM.MICROSOFT.STDEV.S([.B79:.B90])" office:value-type="float" office:value="0.388470193076754" calcext:value-type="float">
            <text:p>0,388470193076754</text:p>
          </table:table-cell>
          <table:table-cell table:formula="of:=AVERAGE([.B79:.B90])" office:value-type="float" office:value="21.6" calcext:value-type="float">
            <text:p>21,6</text:p>
          </table:table-cell>
          <table:table-cell table:formula="of:=[.D90]-[.C90]" office:value-type="float" office:value="21.2115298069232" calcext:value-type="float">
            <text:p>21,2115298069232</text:p>
          </table:table-cell>
          <table:table-cell table:formula="of:=[.D90]-[.D78]" office:value-type="float" office:value="1.19166666666667" calcext:value-type="float">
            <text:p>1,19166666666667</text:p>
          </table:table-cell>
          <table:table-cell table:number-columns-repeated="101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2.3" calcext:value-type="float">
            <text:p>22,3</text:p>
          </table:table-cell>
          <table:table-cell table:formula="of:=COM.MICROSOFT.STDEV.S([.B80:.B91])" office:value-type="float" office:value="0.402266307087956" calcext:value-type="float">
            <text:p>0,402266307087956</text:p>
          </table:table-cell>
          <table:table-cell table:formula="of:=AVERAGE([.B80:.B91])" office:value-type="float" office:value="21.7" calcext:value-type="float">
            <text:p>21,7</text:p>
          </table:table-cell>
          <table:table-cell table:formula="of:=[.D91]-[.C91]" office:value-type="float" office:value="21.297733692912" calcext:value-type="float">
            <text:p>21,297733692912</text:p>
          </table:table-cell>
          <table:table-cell table:formula="of:=[.D91]-[.D79]" office:value-type="float" office:value="1.175" calcext:value-type="float">
            <text:p>1,175</text:p>
          </table:table-cell>
          <table:table-cell table:number-columns-repeated="101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2.4" calcext:value-type="float">
            <text:p>22,4</text:p>
          </table:table-cell>
          <table:table-cell table:formula="of:=COM.MICROSOFT.STDEV.S([.B81:.B92])" office:value-type="float" office:value="0.401040313850532" calcext:value-type="float">
            <text:p>0,401040313850532</text:p>
          </table:table-cell>
          <table:table-cell table:formula="of:=AVERAGE([.B81:.B92])" office:value-type="float" office:value="21.8083333333333" calcext:value-type="float">
            <text:p>21,8083333333333</text:p>
          </table:table-cell>
          <table:table-cell table:formula="of:=[.D92]-[.C92]" office:value-type="float" office:value="21.4072930194828" calcext:value-type="float">
            <text:p>21,4072930194828</text:p>
          </table:table-cell>
          <table:table-cell table:formula="of:=[.D92]-[.D80]" office:value-type="float" office:value="1.18333333333333" calcext:value-type="float">
            <text:p>1,18333333333333</text:p>
          </table:table-cell>
          <table:table-cell table:number-columns-repeated="101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2.5" calcext:value-type="float">
            <text:p>22,5</text:p>
          </table:table-cell>
          <table:table-cell table:formula="of:=COM.MICROSOFT.STDEV.S([.B82:.B93])" office:value-type="float" office:value="0.397339637940626" calcext:value-type="float">
            <text:p>0,397339637940626</text:p>
          </table:table-cell>
          <table:table-cell table:formula="of:=AVERAGE([.B82:.B93])" office:value-type="float" office:value="21.9166666666667" calcext:value-type="float">
            <text:p>21,9166666666667</text:p>
          </table:table-cell>
          <table:table-cell table:formula="of:=[.D93]-[.C93]" office:value-type="float" office:value="21.519327028726" calcext:value-type="float">
            <text:p>21,519327028726</text:p>
          </table:table-cell>
          <table:table-cell table:formula="of:=[.D93]-[.D81]" office:value-type="float" office:value="1.2" calcext:value-type="float">
            <text:p>1,2</text:p>
          </table:table-cell>
          <table:table-cell table:number-columns-repeated="101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2.7" calcext:value-type="float">
            <text:p>22,7</text:p>
          </table:table-cell>
          <table:table-cell table:formula="of:=COM.MICROSOFT.STDEV.S([.B83:.B94])" office:value-type="float" office:value="0.405268336096498" calcext:value-type="float">
            <text:p>0,405268336096498</text:p>
          </table:table-cell>
          <table:table-cell table:formula="of:=AVERAGE([.B83:.B94])" office:value-type="float" office:value="22.0333333333333" calcext:value-type="float">
            <text:p>22,0333333333333</text:p>
          </table:table-cell>
          <table:table-cell table:formula="of:=[.D94]-[.C94]" office:value-type="float" office:value="21.6280649972368" calcext:value-type="float">
            <text:p>21,6280649972368</text:p>
          </table:table-cell>
          <table:table-cell table:formula="of:=[.D94]-[.D82]" office:value-type="float" office:value="1.225" calcext:value-type="float">
            <text:p>1,225</text:p>
          </table:table-cell>
          <table:table-cell table:number-columns-repeated="101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2.8" calcext:value-type="float">
            <text:p>22,8</text:p>
          </table:table-cell>
          <table:table-cell table:formula="of:=COM.MICROSOFT.STDEV.S([.B84:.B95])" office:value-type="float" office:value="0.407876986803174" calcext:value-type="float">
            <text:p>0,407876986803174</text:p>
          </table:table-cell>
          <table:table-cell table:formula="of:=AVERAGE([.B84:.B95])" office:value-type="float" office:value="22.15" calcext:value-type="float">
            <text:p>22,15</text:p>
          </table:table-cell>
          <table:table-cell table:formula="of:=[.D95]-[.C95]" office:value-type="float" office:value="21.7421230131968" calcext:value-type="float">
            <text:p>21,7421230131968</text:p>
          </table:table-cell>
          <table:table-cell table:formula="of:=[.D95]-[.D83]" office:value-type="float" office:value="1.25" calcext:value-type="float">
            <text:p>1,25</text:p>
          </table:table-cell>
          <table:table-cell table:number-columns-repeated="101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3.1" calcext:value-type="float">
            <text:p>23,1</text:p>
          </table:table-cell>
          <table:table-cell table:formula="of:=COM.MICROSOFT.STDEV.S([.B85:.B96])" office:value-type="float" office:value="0.436584540044721" calcext:value-type="float">
            <text:p>0,436584540044721</text:p>
          </table:table-cell>
          <table:table-cell table:formula="of:=AVERAGE([.B85:.B96])" office:value-type="float" office:value="22.2833333333333" calcext:value-type="float">
            <text:p>22,2833333333333</text:p>
          </table:table-cell>
          <table:table-cell table:formula="of:=[.D96]-[.C96]" office:value-type="float" office:value="21.8467487932886" calcext:value-type="float">
            <text:p>21,8467487932886</text:p>
          </table:table-cell>
          <table:table-cell table:formula="of:=[.D96]-[.D84]" office:value-type="float" office:value="1.28333333333334" calcext:value-type="float">
            <text:p>1,28333333333334</text:p>
          </table:table-cell>
          <table:table-cell table:number-columns-repeated="101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23.2" calcext:value-type="float">
            <text:p>23,2</text:p>
          </table:table-cell>
          <table:table-cell table:formula="of:=COM.MICROSOFT.STDEV.S([.B86:.B97])" office:value-type="float" office:value="0.467990546395065" calcext:value-type="float">
            <text:p>0,467990546395065</text:p>
          </table:table-cell>
          <table:table-cell table:formula="of:=AVERAGE([.B86:.B97])" office:value-type="float" office:value="22.4083333333333" calcext:value-type="float">
            <text:p>22,4083333333333</text:p>
          </table:table-cell>
          <table:table-cell table:formula="of:=[.D97]-[.C97]" office:value-type="float" office:value="21.9403427869383" calcext:value-type="float">
            <text:p>21,9403427869383</text:p>
          </table:table-cell>
          <table:table-cell table:formula="of:=[.D97]-[.D85]" office:value-type="float" office:value="1.3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3.3" calcext:value-type="float">
            <text:p>23,3</text:p>
          </table:table-cell>
          <table:table-cell table:formula="of:=COM.MICROSOFT.STDEV.S([.B87:.B98])" office:value-type="float" office:value="0.490516116560976" calcext:value-type="float">
            <text:p>0,490516116560976</text:p>
          </table:table-cell>
          <table:table-cell table:formula="of:=AVERAGE([.B87:.B98])" office:value-type="float" office:value="22.5333333333333" calcext:value-type="float">
            <text:p>22,5333333333333</text:p>
          </table:table-cell>
          <table:table-cell table:formula="of:=[.D98]-[.C98]" office:value-type="float" office:value="22.0428172167724" calcext:value-type="float">
            <text:p>22,0428172167724</text:p>
          </table:table-cell>
          <table:table-cell table:formula="of:=[.D98]-[.D86]" office:value-type="float" office:value="1.325" calcext:value-type="float">
            <text:p>1,325</text:p>
          </table:table-cell>
          <table:table-cell table:number-columns-repeated="101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3.4" calcext:value-type="float">
            <text:p>23,4</text:p>
          </table:table-cell>
          <table:table-cell table:formula="of:=COM.MICROSOFT.STDEV.S([.B88:.B99])" office:value-type="float" office:value="0.490516116560976" calcext:value-type="float">
            <text:p>0,490516116560976</text:p>
          </table:table-cell>
          <table:table-cell table:formula="of:=AVERAGE([.B88:.B99])" office:value-type="float" office:value="22.6666666666667" calcext:value-type="float">
            <text:p>22,6666666666667</text:p>
          </table:table-cell>
          <table:table-cell table:formula="of:=[.D99]-[.C99]" office:value-type="float" office:value="22.1761505501057" calcext:value-type="float">
            <text:p>22,1761505501057</text:p>
          </table:table-cell>
          <table:table-cell table:formula="of:=[.D99]-[.D87]" office:value-type="float" office:value="1.36666666666666" calcext:value-type="float">
            <text:p>1,36666666666666</text:p>
          </table:table-cell>
          <table:table-cell table:number-columns-repeated="101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3.5" calcext:value-type="float">
            <text:p>23,5</text:p>
          </table:table-cell>
          <table:table-cell table:formula="of:=COM.MICROSOFT.STDEV.S([.B89:.B100])" office:value-type="float" office:value="0.496273995679684" calcext:value-type="float">
            <text:p>0,496273995679684</text:p>
          </table:table-cell>
          <table:table-cell table:formula="of:=AVERAGE([.B89:.B100])" office:value-type="float" office:value="22.7916666666667" calcext:value-type="float">
            <text:p>22,7916666666667</text:p>
          </table:table-cell>
          <table:table-cell table:formula="of:=[.D100]-[.C100]" office:value-type="float" office:value="22.295392670987" calcext:value-type="float">
            <text:p>22,295392670987</text:p>
          </table:table-cell>
          <table:table-cell table:formula="of:=[.D100]-[.D88]" office:value-type="float" office:value="1.39166666666667" calcext:value-type="float">
            <text:p>1,39166666666667</text:p>
          </table:table-cell>
          <table:table-cell table:number-columns-repeated="101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3.7" calcext:value-type="float">
            <text:p>23,7</text:p>
          </table:table-cell>
          <table:table-cell table:formula="of:=COM.MICROSOFT.STDEV.S([.B90:.B101])" office:value-type="float" office:value="0.508339542932764" calcext:value-type="float">
            <text:p>0,508339542932764</text:p>
          </table:table-cell>
          <table:table-cell table:formula="of:=AVERAGE([.B90:.B101])" office:value-type="float" office:value="22.925" calcext:value-type="float">
            <text:p>22,925</text:p>
          </table:table-cell>
          <table:table-cell table:formula="of:=[.D101]-[.C101]" office:value-type="float" office:value="22.4166604570672" calcext:value-type="float">
            <text:p>22,4166604570672</text:p>
          </table:table-cell>
          <table:table-cell table:formula="of:=[.D101]-[.D89]" office:value-type="float" office:value="1.425" calcext:value-type="float">
            <text:p>1,425</text:p>
          </table:table-cell>
          <table:table-cell table:number-columns-repeated="101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4" calcext:value-type="float">
            <text:p>24</text:p>
          </table:table-cell>
          <table:table-cell table:formula="of:=COM.MICROSOFT.STDEV.S([.B91:.B102])" office:value-type="float" office:value="0.539570536293786" calcext:value-type="float">
            <text:p>0,539570536293786</text:p>
          </table:table-cell>
          <table:table-cell table:formula="of:=AVERAGE([.B91:.B102])" office:value-type="float" office:value="23.075" calcext:value-type="float">
            <text:p>23,075</text:p>
          </table:table-cell>
          <table:table-cell table:formula="of:=[.D102]-[.C102]" office:value-type="float" office:value="22.5354294637062" calcext:value-type="float">
            <text:p>22,5354294637062</text:p>
          </table:table-cell>
          <table:table-cell table:formula="of:=[.D102]-[.D90]" office:value-type="float" office:value="1.475" calcext:value-type="float">
            <text:p>1,475</text:p>
          </table:table-cell>
          <table:table-cell table:number-columns-repeated="101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4.2" calcext:value-type="float">
            <text:p>24,2</text:p>
          </table:table-cell>
          <table:table-cell table:formula="of:=COM.MICROSOFT.STDEV.S([.B92:.B103])" office:value-type="float" office:value="0.569422887002643" calcext:value-type="float">
            <text:p>0,569422887002643</text:p>
          </table:table-cell>
          <table:table-cell table:formula="of:=AVERAGE([.B92:.B103])" office:value-type="float" office:value="23.2333333333333" calcext:value-type="float">
            <text:p>23,2333333333333</text:p>
          </table:table-cell>
          <table:table-cell table:formula="of:=[.D103]-[.C103]" office:value-type="float" office:value="22.6639104463307" calcext:value-type="float">
            <text:p>22,6639104463307</text:p>
          </table:table-cell>
          <table:table-cell table:formula="of:=[.D103]-[.D91]" office:value-type="float" office:value="1.53333333333334" calcext:value-type="float">
            <text:p>1,53333333333334</text:p>
          </table:table-cell>
          <table:table-cell table:number-columns-repeated="101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.4" calcext:value-type="float">
            <text:p>24,4</text:p>
          </table:table-cell>
          <table:table-cell table:formula="of:=COM.MICROSOFT.STDEV.S([.B93:.B104])" office:value-type="float" office:value="0.595437196138647" calcext:value-type="float">
            <text:p>0,595437196138647</text:p>
          </table:table-cell>
          <table:table-cell table:formula="of:=AVERAGE([.B93:.B104])" office:value-type="float" office:value="23.4" calcext:value-type="float">
            <text:p>23,4</text:p>
          </table:table-cell>
          <table:table-cell table:formula="of:=[.D104]-[.C104]" office:value-type="float" office:value="22.8045628038613" calcext:value-type="float">
            <text:p>22,8045628038613</text:p>
          </table:table-cell>
          <table:table-cell table:formula="of:=[.D104]-[.D92]" office:value-type="float" office:value="1.59166666666667" calcext:value-type="float">
            <text:p>1,59166666666667</text:p>
          </table:table-cell>
          <table:table-cell table:number-columns-repeated="101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4.5" calcext:value-type="float">
            <text:p>24,5</text:p>
          </table:table-cell>
          <table:table-cell table:formula="of:=COM.MICROSOFT.STDEV.S([.B94:.B105])" office:value-type="float" office:value="0.600504838120444" calcext:value-type="float">
            <text:p>0,600504838120444</text:p>
          </table:table-cell>
          <table:table-cell table:formula="of:=AVERAGE([.B94:.B105])" office:value-type="float" office:value="23.5666666666667" calcext:value-type="float">
            <text:p>23,5666666666667</text:p>
          </table:table-cell>
          <table:table-cell table:formula="of:=[.D105]-[.C105]" office:value-type="float" office:value="22.9661618285462" calcext:value-type="float">
            <text:p>22,9661618285462</text:p>
          </table:table-cell>
          <table:table-cell table:formula="of:=[.D105]-[.D93]" office:value-type="float" office:value="1.65" calcext:value-type="float">
            <text:p>1,65</text:p>
          </table:table-cell>
          <table:table-cell table:number-columns-repeated="101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4.6" calcext:value-type="float">
            <text:p>24,6</text:p>
          </table:table-cell>
          <table:table-cell table:formula="of:=COM.MICROSOFT.STDEV.S([.B95:.B106])" office:value-type="float" office:value="0.601702131079369" calcext:value-type="float">
            <text:p>0,601702131079369</text:p>
          </table:table-cell>
          <table:table-cell table:formula="of:=AVERAGE([.B95:.B106])" office:value-type="float" office:value="23.725" calcext:value-type="float">
            <text:p>23,725</text:p>
          </table:table-cell>
          <table:table-cell table:formula="of:=[.D106]-[.C106]" office:value-type="float" office:value="23.1232978689206" calcext:value-type="float">
            <text:p>23,1232978689206</text:p>
          </table:table-cell>
          <table:table-cell table:formula="of:=[.D106]-[.D94]" office:value-type="float" office:value="1.69166666666667" calcext:value-type="float">
            <text:p>1,69166666666667</text:p>
          </table:table-cell>
          <table:table-cell table:number-columns-repeated="101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4.7" calcext:value-type="float">
            <text:p>24,7</text:p>
          </table:table-cell>
          <table:table-cell table:formula="of:=COM.MICROSOFT.STDEV.S([.B96:.B107])" office:value-type="float" office:value="0.585946527708231" calcext:value-type="float">
            <text:p>0,585946527708231</text:p>
          </table:table-cell>
          <table:table-cell table:formula="of:=AVERAGE([.B96:.B107])" office:value-type="float" office:value="23.8833333333333" calcext:value-type="float">
            <text:p>23,8833333333333</text:p>
          </table:table-cell>
          <table:table-cell table:formula="of:=[.D107]-[.C107]" office:value-type="float" office:value="23.2973868056251" calcext:value-type="float">
            <text:p>23,2973868056251</text:p>
          </table:table-cell>
          <table:table-cell table:formula="of:=[.D107]-[.D95]" office:value-type="float" office:value="1.73333333333333" calcext:value-type="float">
            <text:p>1,73333333333333</text:p>
          </table:table-cell>
          <table:table-cell table:number-columns-repeated="101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4.7" calcext:value-type="float">
            <text:p>24,7</text:p>
          </table:table-cell>
          <table:table-cell table:formula="of:=COM.MICROSOFT.STDEV.S([.B97:.B108])" office:value-type="float" office:value="0.573400277980294" calcext:value-type="float">
            <text:p>0,573400277980294</text:p>
          </table:table-cell>
          <table:table-cell table:formula="of:=AVERAGE([.B97:.B108])" office:value-type="float" office:value="24.0166666666667" calcext:value-type="float">
            <text:p>24,0166666666667</text:p>
          </table:table-cell>
          <table:table-cell table:formula="of:=[.D108]-[.C108]" office:value-type="float" office:value="23.4432663886864" calcext:value-type="float">
            <text:p>23,4432663886864</text:p>
          </table:table-cell>
          <table:table-cell table:formula="of:=[.D108]-[.D96]" office:value-type="float" office:value="1.73333333333333" calcext:value-type="float">
            <text:p>1,73333333333333</text:p>
          </table:table-cell>
          <table:table-cell table:number-columns-repeated="101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4.8" calcext:value-type="float">
            <text:p>24,8</text:p>
          </table:table-cell>
          <table:table-cell table:formula="of:=COM.MICROSOFT.STDEV.S([.B98:.B109])" office:value-type="float" office:value="0.551856371300952" calcext:value-type="float">
            <text:p>0,551856371300952</text:p>
          </table:table-cell>
          <table:table-cell table:formula="of:=AVERAGE([.B98:.B109])" office:value-type="float" office:value="24.15" calcext:value-type="float">
            <text:p>24,15</text:p>
          </table:table-cell>
          <table:table-cell table:formula="of:=[.D109]-[.C109]" office:value-type="float" office:value="23.598143628699" calcext:value-type="float">
            <text:p>23,598143628699</text:p>
          </table:table-cell>
          <table:table-cell table:formula="of:=[.D109]-[.D97]" office:value-type="float" office:value="1.74166666666667" calcext:value-type="float">
            <text:p>1,74166666666667</text:p>
          </table:table-cell>
          <table:table-cell table:number-columns-repeated="101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4.9" calcext:value-type="float">
            <text:p>24,9</text:p>
          </table:table-cell>
          <table:table-cell table:formula="of:=COM.MICROSOFT.STDEV.S([.B99:.B110])" office:value-type="float" office:value="0.520198097464861" calcext:value-type="float">
            <text:p>0,520198097464861</text:p>
          </table:table-cell>
          <table:table-cell table:formula="of:=AVERAGE([.B99:.B110])" office:value-type="float" office:value="24.2833333333333" calcext:value-type="float">
            <text:p>24,2833333333333</text:p>
          </table:table-cell>
          <table:table-cell table:formula="of:=[.D110]-[.C110]" office:value-type="float" office:value="23.7631352358685" calcext:value-type="float">
            <text:p>23,7631352358685</text:p>
          </table:table-cell>
          <table:table-cell table:formula="of:=[.D110]-[.D98]" office:value-type="float" office:value="1.74999999999999" calcext:value-type="float">
            <text:p>1,74999999999999</text:p>
          </table:table-cell>
          <table:table-cell table:number-columns-repeated="101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1" calcext:value-type="float">
            <text:p>25,1</text:p>
          </table:table-cell>
          <table:table-cell table:formula="of:=COM.MICROSOFT.STDEV.S([.B100:.B111])" office:value-type="float" office:value="0.488271533994243" calcext:value-type="float">
            <text:p>0,488271533994243</text:p>
          </table:table-cell>
          <table:table-cell table:formula="of:=AVERAGE([.B100:.B111])" office:value-type="float" office:value="24.425" calcext:value-type="float">
            <text:p>24,425</text:p>
          </table:table-cell>
          <table:table-cell table:formula="of:=[.D111]-[.C111]" office:value-type="float" office:value="23.9367284660058" calcext:value-type="float">
            <text:p>23,9367284660058</text:p>
          </table:table-cell>
          <table:table-cell table:formula="of:=[.D111]-[.D99]" office:value-type="float" office:value="1.75833333333334" calcext:value-type="float">
            <text:p>1,75833333333334</text:p>
          </table:table-cell>
          <table:table-cell table:number-columns-repeated="101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01:.B112])" office:value-type="float" office:value="0.468718433280546" calcext:value-type="float">
            <text:p>0,468718433280546</text:p>
          </table:table-cell>
          <table:table-cell table:formula="of:=AVERAGE([.B101:.B112])" office:value-type="float" office:value="24.5833333333333" calcext:value-type="float">
            <text:p>24,5833333333333</text:p>
          </table:table-cell>
          <table:table-cell table:formula="of:=[.D112]-[.C112]" office:value-type="float" office:value="24.1146149000528" calcext:value-type="float">
            <text:p>24,1146149000528</text:p>
          </table:table-cell>
          <table:table-cell table:formula="of:=[.D112]-[.D100]" office:value-type="float" office:value="1.79166666666667" calcext:value-type="float">
            <text:p>1,79166666666667</text:p>
          </table:table-cell>
          <table:table-cell table:number-columns-repeated="101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02:.B113])" office:value-type="float" office:value="0.519323569364004" calcext:value-type="float">
            <text:p>0,519323569364004</text:p>
          </table:table-cell>
          <table:table-cell table:formula="of:=AVERAGE([.B102:.B113])" office:value-type="float" office:value="24.7666666666667" calcext:value-type="float">
            <text:p>24,7666666666667</text:p>
          </table:table-cell>
          <table:table-cell table:formula="of:=[.D113]-[.C113]" office:value-type="float" office:value="24.2473430973027" calcext:value-type="float">
            <text:p>24,2473430973027</text:p>
          </table:table-cell>
          <table:table-cell table:formula="of:=[.D113]-[.D101]" office:value-type="float" office:value="1.84166666666666" calcext:value-type="float">
            <text:p>1,84166666666666</text:p>
          </table:table-cell>
          <table:table-cell table:number-columns-repeated="101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03:.B114])" office:value-type="float" office:value="0.552884995439212" calcext:value-type="float">
            <text:p>0,552884995439212</text:p>
          </table:table-cell>
          <table:table-cell table:formula="of:=AVERAGE([.B103:.B114])" office:value-type="float" office:value="24.925" calcext:value-type="float">
            <text:p>24,925</text:p>
          </table:table-cell>
          <table:table-cell table:formula="of:=[.D114]-[.C114]" office:value-type="float" office:value="24.3721150045608" calcext:value-type="float">
            <text:p>24,3721150045608</text:p>
          </table:table-cell>
          <table:table-cell table:formula="of:=[.D114]-[.D102]" office:value-type="float" office:value="1.85" calcext:value-type="float">
            <text:p>1,85</text:p>
          </table:table-cell>
          <table:table-cell table:number-columns-repeated="101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04:.B115])" office:value-type="float" office:value="0.567824129836204" calcext:value-type="float">
            <text:p>0,567824129836204</text:p>
          </table:table-cell>
          <table:table-cell table:formula="of:=AVERAGE([.B104:.B115])" office:value-type="float" office:value="25.0666666666667" calcext:value-type="float">
            <text:p>25,0666666666667</text:p>
          </table:table-cell>
          <table:table-cell table:formula="of:=[.D115]-[.C115]" office:value-type="float" office:value="24.4988425368305" calcext:value-type="float">
            <text:p>24,4988425368305</text:p>
          </table:table-cell>
          <table:table-cell table:formula="of:=[.D115]-[.D103]" office:value-type="float" office:value="1.83333333333333" calcext:value-type="float">
            <text:p>1,83333333333333</text:p>
          </table:table-cell>
          <table:table-cell table:number-columns-repeated="101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05:.B116])" office:value-type="float" office:value="0.562192676989487" calcext:value-type="float">
            <text:p>0,562192676989487</text:p>
          </table:table-cell>
          <table:table-cell table:formula="of:=AVERAGE([.B105:.B116])" office:value-type="float" office:value="25.1833333333333" calcext:value-type="float">
            <text:p>25,1833333333333</text:p>
          </table:table-cell>
          <table:table-cell table:formula="of:=[.D116]-[.C116]" office:value-type="float" office:value="24.6211406563438" calcext:value-type="float">
            <text:p>24,6211406563438</text:p>
          </table:table-cell>
          <table:table-cell table:formula="of:=[.D116]-[.D104]" office:value-type="float" office:value="1.78333333333334" calcext:value-type="float">
            <text:p>1,78333333333334</text:p>
          </table:table-cell>
          <table:table-cell table:number-columns-repeated="101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06:.B117])" office:value-type="float" office:value="0.543487615202764" calcext:value-type="float">
            <text:p>0,543487615202764</text:p>
          </table:table-cell>
          <table:table-cell table:formula="of:=AVERAGE([.B106:.B117])" office:value-type="float" office:value="25.2916666666667" calcext:value-type="float">
            <text:p>25,2916666666667</text:p>
          </table:table-cell>
          <table:table-cell table:formula="of:=[.D117]-[.C117]" office:value-type="float" office:value="24.7481790514639" calcext:value-type="float">
            <text:p>24,7481790514639</text:p>
          </table:table-cell>
          <table:table-cell table:formula="of:=[.D117]-[.D105]" office:value-type="float" office:value="1.725" calcext:value-type="float">
            <text:p>1,725</text:p>
          </table:table-cell>
          <table:table-cell table:number-columns-repeated="101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07:.B118])" office:value-type="float" office:value="0.507817671885085" calcext:value-type="float">
            <text:p>0,507817671885085</text:p>
          </table:table-cell>
          <table:table-cell table:formula="of:=AVERAGE([.B107:.B118])" office:value-type="float" office:value="25.3833333333333" calcext:value-type="float">
            <text:p>25,3833333333333</text:p>
          </table:table-cell>
          <table:table-cell table:formula="of:=[.D118]-[.C118]" office:value-type="float" office:value="24.8755156614482" calcext:value-type="float">
            <text:p>24,8755156614482</text:p>
          </table:table-cell>
          <table:table-cell table:formula="of:=[.D118]-[.D106]" office:value-type="float" office:value="1.65833333333333" calcext:value-type="float">
            <text:p>1,65833333333333</text:p>
          </table:table-cell>
          <table:table-cell table:number-columns-repeated="101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08:.B119])" office:value-type="float" office:value="0.465800061152526" calcext:value-type="float">
            <text:p>0,465800061152526</text:p>
          </table:table-cell>
          <table:table-cell table:formula="of:=AVERAGE([.B108:.B119])" office:value-type="float" office:value="25.4666666666667" calcext:value-type="float">
            <text:p>25,4666666666667</text:p>
          </table:table-cell>
          <table:table-cell table:formula="of:=[.D119]-[.C119]" office:value-type="float" office:value="25.0008666055141" calcext:value-type="float">
            <text:p>25,0008666055141</text:p>
          </table:table-cell>
          <table:table-cell table:formula="of:=[.D119]-[.D107]" office:value-type="float" office:value="1.58333333333334" calcext:value-type="float">
            <text:p>1,58333333333334</text:p>
          </table:table-cell>
          <table:table-cell table:number-columns-repeated="101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09:.B120])" office:value-type="float" office:value="0.401134754052913" calcext:value-type="float">
            <text:p>0,401134754052913</text:p>
          </table:table-cell>
          <table:table-cell table:formula="of:=AVERAGE([.B109:.B120])" office:value-type="float" office:value="25.55" calcext:value-type="float">
            <text:p>25,55</text:p>
          </table:table-cell>
          <table:table-cell table:formula="of:=[.D120]-[.C120]" office:value-type="float" office:value="25.1488652459471" calcext:value-type="float">
            <text:p>25,1488652459471</text:p>
          </table:table-cell>
          <table:table-cell table:formula="of:=[.D120]-[.D108]" office:value-type="float" office:value="1.53333333333334" calcext:value-type="float">
            <text:p>1,53333333333334</text:p>
          </table:table-cell>
          <table:table-cell table:number-columns-repeated="101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10:.B121])" office:value-type="float" office:value="0.325087400835249" calcext:value-type="float">
            <text:p>0,325087400835249</text:p>
          </table:table-cell>
          <table:table-cell table:formula="of:=AVERAGE([.B110:.B121])" office:value-type="float" office:value="25.625" calcext:value-type="float">
            <text:p>25,625</text:p>
          </table:table-cell>
          <table:table-cell table:formula="of:=[.D121]-[.C121]" office:value-type="float" office:value="25.2999125991647" calcext:value-type="float">
            <text:p>25,2999125991647</text:p>
          </table:table-cell>
          <table:table-cell table:formula="of:=[.D121]-[.D109]" office:value-type="float" office:value="1.475" calcext:value-type="float">
            <text:p>1,475</text:p>
          </table:table-cell>
          <table:table-cell table:number-columns-repeated="101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11:.B122])" office:value-type="float" office:value="0.237888438329627" calcext:value-type="float">
            <text:p>0,237888438329627</text:p>
          </table:table-cell>
          <table:table-cell table:formula="of:=AVERAGE([.B111:.B122])" office:value-type="float" office:value="25.675" calcext:value-type="float">
            <text:p>25,675</text:p>
          </table:table-cell>
          <table:table-cell table:formula="of:=[.D122]-[.C122]" office:value-type="float" office:value="25.4371115616704" calcext:value-type="float">
            <text:p>25,4371115616704</text:p>
          </table:table-cell>
          <table:table-cell table:formula="of:=[.D122]-[.D110]" office:value-type="float" office:value="1.39166666666668" calcext:value-type="float">
            <text:p>1,39166666666668</text:p>
          </table:table-cell>
          <table:table-cell table:number-columns-repeated="101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2:.B123])" office:value-type="float" office:value="0.180906806746658" calcext:value-type="float">
            <text:p>0,180906806746658</text:p>
          </table:table-cell>
          <table:table-cell table:formula="of:=AVERAGE([.B112:.B123])" office:value-type="float" office:value="25.7" calcext:value-type="float">
            <text:p>25,7</text:p>
          </table:table-cell>
          <table:table-cell table:formula="of:=[.D123]-[.C123]" office:value-type="float" office:value="25.5190931932533" calcext:value-type="float">
            <text:p>25,5190931932533</text:p>
          </table:table-cell>
          <table:table-cell table:formula="of:=[.D123]-[.D111]" office:value-type="float" office:value="1.275" calcext:value-type="float">
            <text:p>1,275</text:p>
          </table:table-cell>
          <table:table-cell table:number-columns-repeated="101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3:.B124])" office:value-type="float" office:value="0.180906806746658" calcext:value-type="float">
            <text:p>0,180906806746658</text:p>
          </table:table-cell>
          <table:table-cell table:formula="of:=AVERAGE([.B113:.B124])" office:value-type="float" office:value="25.7" calcext:value-type="float">
            <text:p>25,7</text:p>
          </table:table-cell>
          <table:table-cell table:formula="of:=[.D124]-[.C124]" office:value-type="float" office:value="25.5190931932533" calcext:value-type="float">
            <text:p>25,5190931932533</text:p>
          </table:table-cell>
          <table:table-cell table:formula="of:=[.D124]-[.D112]" office:value-type="float" office:value="1.11666666666666" calcext:value-type="float">
            <text:p>1,11666666666666</text:p>
          </table:table-cell>
          <table:table-cell table:number-columns-repeated="101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4:.B125])" office:value-type="float" office:value="0.188092498199125" calcext:value-type="float">
            <text:p>0,188092498199125</text:p>
          </table:table-cell>
          <table:table-cell table:formula="of:=AVERAGE([.B114:.B125])" office:value-type="float" office:value="25.6583333333333" calcext:value-type="float">
            <text:p>25,6583333333333</text:p>
          </table:table-cell>
          <table:table-cell table:formula="of:=[.D125]-[.C125]" office:value-type="float" office:value="25.4702408351342" calcext:value-type="float">
            <text:p>25,4702408351342</text:p>
          </table:table-cell>
          <table:table-cell table:formula="of:=[.D125]-[.D113]" office:value-type="float" office:value="0.891666666666666" calcext:value-type="float">
            <text:p>0,891666666666666</text:p>
          </table:table-cell>
          <table:table-cell table:number-columns-repeated="101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5:.B126])" office:value-type="float" office:value="0.185047086554813" calcext:value-type="float">
            <text:p>0,185047086554813</text:p>
          </table:table-cell>
          <table:table-cell table:formula="of:=AVERAGE([.B115:.B126])" office:value-type="float" office:value="25.6166666666667" calcext:value-type="float">
            <text:p>25,6166666666667</text:p>
          </table:table-cell>
          <table:table-cell table:formula="of:=[.D126]-[.C126]" office:value-type="float" office:value="25.4316195801118" calcext:value-type="float">
            <text:p>25,4316195801118</text:p>
          </table:table-cell>
          <table:table-cell table:formula="of:=[.D126]-[.D114]" office:value-type="float" office:value="0.691666666666663" calcext:value-type="float">
            <text:p>0,691666666666663</text:p>
          </table:table-cell>
          <table:table-cell table:number-columns-repeated="101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6:.B127])" office:value-type="float" office:value="0.171225529107613" calcext:value-type="float">
            <text:p>0,171225529107613</text:p>
          </table:table-cell>
          <table:table-cell table:formula="of:=AVERAGE([.B116:.B127])" office:value-type="float" office:value="25.575" calcext:value-type="float">
            <text:p>25,575</text:p>
          </table:table-cell>
          <table:table-cell table:formula="of:=[.D127]-[.C127]" office:value-type="float" office:value="25.4037744708924" calcext:value-type="float">
            <text:p>25,4037744708924</text:p>
          </table:table-cell>
          <table:table-cell table:formula="of:=[.D127]-[.D115]" office:value-type="float" office:value="0.508333333333326" calcext:value-type="float">
            <text:p>0,508333333333326</text:p>
          </table:table-cell>
          <table:table-cell table:number-columns-repeated="101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7:.B128])" office:value-type="float" office:value="0.162135371797393" calcext:value-type="float">
            <text:p>0,162135371797393</text:p>
          </table:table-cell>
          <table:table-cell table:formula="of:=AVERAGE([.B117:.B128])" office:value-type="float" office:value="25.5416666666667" calcext:value-type="float">
            <text:p>25,5416666666667</text:p>
          </table:table-cell>
          <table:table-cell table:formula="of:=[.D128]-[.C128]" office:value-type="float" office:value="25.3795312948693" calcext:value-type="float">
            <text:p>25,3795312948693</text:p>
          </table:table-cell>
          <table:table-cell table:formula="of:=[.D128]-[.D116]" office:value-type="float" office:value="0.358333333333334" calcext:value-type="float">
            <text:p>0,358333333333334</text:p>
          </table:table-cell>
          <table:table-cell table:number-columns-repeated="101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8:.B129])" office:value-type="float" office:value="0.144337567297407" calcext:value-type="float">
            <text:p>0,144337567297407</text:p>
          </table:table-cell>
          <table:table-cell table:formula="of:=AVERAGE([.B118:.B129])" office:value-type="float" office:value="25.5083333333333" calcext:value-type="float">
            <text:p>25,5083333333333</text:p>
          </table:table-cell>
          <table:table-cell table:formula="of:=[.D129]-[.C129]" office:value-type="float" office:value="25.3639957660359" calcext:value-type="float">
            <text:p>25,3639957660359</text:p>
          </table:table-cell>
          <table:table-cell table:formula="of:=[.D129]-[.D117]" office:value-type="float" office:value="0.216666666666669" calcext:value-type="float">
            <text:p>0,216666666666669</text:p>
          </table:table-cell>
          <table:table-cell table:number-columns-repeated="101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19:.B130])" office:value-type="float" office:value="0.133711584684305" calcext:value-type="float">
            <text:p>0,133711584684305</text:p>
          </table:table-cell>
          <table:table-cell table:formula="of:=AVERAGE([.B119:.B130])" office:value-type="float" office:value="25.4833333333333" calcext:value-type="float">
            <text:p>25,4833333333333</text:p>
          </table:table-cell>
          <table:table-cell table:formula="of:=[.D130]-[.C130]" office:value-type="float" office:value="25.349621748649" calcext:value-type="float">
            <text:p>25,349621748649</text:p>
          </table:table-cell>
          <table:table-cell table:formula="of:=[.D130]-[.D118]" office:value-type="float" office:value="0.100000000000001" calcext:value-type="float">
            <text:p>0,100000000000001</text:p>
          </table:table-cell>
          <table:table-cell table:number-columns-repeated="101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0:.B131])" office:value-type="float" office:value="0.116450015288132" calcext:value-type="float">
            <text:p>0,116450015288132</text:p>
          </table:table-cell>
          <table:table-cell table:formula="of:=AVERAGE([.B120:.B131])" office:value-type="float" office:value="25.4583333333333" calcext:value-type="float">
            <text:p>25,4583333333333</text:p>
          </table:table-cell>
          <table:table-cell table:formula="of:=[.D131]-[.C131]" office:value-type="float" office:value="25.3418833180452" calcext:value-type="float">
            <text:p>25,3418833180452</text:p>
          </table:table-cell>
          <table:table-cell table:formula="of:=[.D131]-[.D119]" office:value-type="float" office:value="-0.00833333333333641" calcext:value-type="float">
            <text:p>-0,008333333333336</text:p>
          </table:table-cell>
          <table:table-cell table:number-columns-repeated="101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1:.B132])" office:value-type="float" office:value="0.0887625364598597" calcext:value-type="float">
            <text:p>0,08876253645986</text:p>
          </table:table-cell>
          <table:table-cell table:formula="of:=AVERAGE([.B121:.B132])" office:value-type="float" office:value="25.4333333333333" calcext:value-type="float">
            <text:p>25,4333333333333</text:p>
          </table:table-cell>
          <table:table-cell table:formula="of:=[.D132]-[.C132]" office:value-type="float" office:value="25.3445707968735" calcext:value-type="float">
            <text:p>25,3445707968735</text:p>
          </table:table-cell>
          <table:table-cell table:formula="of:=[.D132]-[.D120]" office:value-type="float" office:value="-0.116666666666671" calcext:value-type="float">
            <text:p>-0,116666666666671</text:p>
          </table:table-cell>
          <table:table-cell table:number-columns-repeated="101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2:.B133])" office:value-type="float" office:value="0.0288675134594817" calcext:value-type="float">
            <text:p>0,028867513459482</text:p>
          </table:table-cell>
          <table:table-cell table:formula="of:=AVERAGE([.B122:.B133])" office:value-type="float" office:value="25.4083333333333" calcext:value-type="float">
            <text:p>25,4083333333333</text:p>
          </table:table-cell>
          <table:table-cell table:formula="of:=[.D133]-[.C133]" office:value-type="float" office:value="25.3794658198739" calcext:value-type="float">
            <text:p>25,3794658198739</text:p>
          </table:table-cell>
          <table:table-cell table:formula="of:=[.D133]-[.D121]" office:value-type="float" office:value="-0.216666666666669" calcext:value-type="float">
            <text:p>-0,216666666666669</text:p>
          </table:table-cell>
          <table:table-cell table:number-columns-repeated="101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3:.B134])" office:value-type="float" office:value="0" calcext:value-type="float">
            <text:p>0</text:p>
          </table:table-cell>
          <table:table-cell table:formula="of:=AVERAGE([.B123:.B134])" office:value-type="float" office:value="25.4" calcext:value-type="float">
            <text:p>25,4</text:p>
          </table:table-cell>
          <table:table-cell table:formula="of:=[.D134]-[.C134]" office:value-type="float" office:value="25.4" calcext:value-type="float">
            <text:p>25,4</text:p>
          </table:table-cell>
          <table:table-cell table:formula="of:=[.D134]-[.D122]" office:value-type="float" office:value="-0.275000000000002" calcext:value-type="float">
            <text:p>-0,275000000000002</text:p>
          </table:table-cell>
          <table:table-cell table:number-columns-repeated="101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4:.B135])" office:value-type="float" office:value="0" calcext:value-type="float">
            <text:p>0</text:p>
          </table:table-cell>
          <table:table-cell table:formula="of:=AVERAGE([.B124:.B135])" office:value-type="float" office:value="25.4" calcext:value-type="float">
            <text:p>25,4</text:p>
          </table:table-cell>
          <table:table-cell table:formula="of:=[.D135]-[.C135]" office:value-type="float" office:value="25.4" calcext:value-type="float">
            <text:p>25,4</text:p>
          </table:table-cell>
          <table:table-cell table:formula="of:=[.D135]-[.D123]" office:value-type="float" office:value="-0.299999999999997" calcext:value-type="float">
            <text:p>-0,299999999999997</text:p>
          </table:table-cell>
          <table:table-cell table:number-columns-repeated="101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3" calcext:value-type="float">
            <text:p>25,3</text:p>
          </table:table-cell>
          <table:table-cell table:formula="of:=COM.MICROSOFT.STDEV.S([.B125:.B136])" office:value-type="float" office:value="0.0288675134594807" calcext:value-type="float">
            <text:p>0,028867513459481</text:p>
          </table:table-cell>
          <table:table-cell table:formula="of:=AVERAGE([.B125:.B136])" office:value-type="float" office:value="25.3916666666667" calcext:value-type="float">
            <text:p>25,3916666666667</text:p>
          </table:table-cell>
          <table:table-cell table:formula="of:=[.D136]-[.C136]" office:value-type="float" office:value="25.3627991532072" calcext:value-type="float">
            <text:p>25,3627991532072</text:p>
          </table:table-cell>
          <table:table-cell table:formula="of:=[.D136]-[.D124]" office:value-type="float" office:value="-0.308333333333319" calcext:value-type="float">
            <text:p>-0,308333333333319</text:p>
          </table:table-cell>
          <table:table-cell table:number-columns-repeated="101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6:.B137])" office:value-type="float" office:value="0.0288675134594807" calcext:value-type="float">
            <text:p>0,028867513459481</text:p>
          </table:table-cell>
          <table:table-cell table:formula="of:=AVERAGE([.B126:.B137])" office:value-type="float" office:value="25.3916666666667" calcext:value-type="float">
            <text:p>25,3916666666667</text:p>
          </table:table-cell>
          <table:table-cell table:formula="of:=[.D137]-[.C137]" office:value-type="float" office:value="25.3627991532072" calcext:value-type="float">
            <text:p>25,3627991532072</text:p>
          </table:table-cell>
          <table:table-cell table:formula="of:=[.D137]-[.D125]" office:value-type="float" office:value="-0.266666666666659" calcext:value-type="float">
            <text:p>-0,266666666666659</text:p>
          </table:table-cell>
          <table:table-cell table:number-columns-repeated="101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7:.B138])" office:value-type="float" office:value="0.0288675134594807" calcext:value-type="float">
            <text:p>0,028867513459481</text:p>
          </table:table-cell>
          <table:table-cell table:formula="of:=AVERAGE([.B127:.B138])" office:value-type="float" office:value="25.3916666666667" calcext:value-type="float">
            <text:p>25,3916666666667</text:p>
          </table:table-cell>
          <table:table-cell table:formula="of:=[.D138]-[.C138]" office:value-type="float" office:value="25.3627991532072" calcext:value-type="float">
            <text:p>25,3627991532072</text:p>
          </table:table-cell>
          <table:table-cell table:formula="of:=[.D138]-[.D126]" office:value-type="float" office:value="-0.224999999999994" calcext:value-type="float">
            <text:p>-0,224999999999994</text:p>
          </table:table-cell>
          <table:table-cell table:number-columns-repeated="101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8:.B139])" office:value-type="float" office:value="0.0288675134594807" calcext:value-type="float">
            <text:p>0,028867513459481</text:p>
          </table:table-cell>
          <table:table-cell table:formula="of:=AVERAGE([.B128:.B139])" office:value-type="float" office:value="25.3916666666667" calcext:value-type="float">
            <text:p>25,3916666666667</text:p>
          </table:table-cell>
          <table:table-cell table:formula="of:=[.D139]-[.C139]" office:value-type="float" office:value="25.3627991532072" calcext:value-type="float">
            <text:p>25,3627991532072</text:p>
          </table:table-cell>
          <table:table-cell table:formula="of:=[.D139]-[.D127]" office:value-type="float" office:value="-0.183333333333326" calcext:value-type="float">
            <text:p>-0,183333333333326</text:p>
          </table:table-cell>
          <table:table-cell table:number-columns-repeated="101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29:.B140])" office:value-type="float" office:value="0.0426401432711219" calcext:value-type="float">
            <text:p>0,042640143271122</text:p>
          </table:table-cell>
          <table:table-cell table:formula="of:=AVERAGE([.B129:.B140])" office:value-type="float" office:value="25.4" calcext:value-type="float">
            <text:p>25,4</text:p>
          </table:table-cell>
          <table:table-cell table:formula="of:=[.D140]-[.C140]" office:value-type="float" office:value="25.3573598567289" calcext:value-type="float">
            <text:p>25,3573598567289</text:p>
          </table:table-cell>
          <table:table-cell table:formula="of:=[.D140]-[.D128]" office:value-type="float" office:value="-0.141666666666666" calcext:value-type="float">
            <text:p>-0,141666666666666</text:p>
          </table:table-cell>
          <table:table-cell table:number-columns-repeated="101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30:.B141])" office:value-type="float" office:value="0.0514928650544438" calcext:value-type="float">
            <text:p>0,051492865054444</text:p>
          </table:table-cell>
          <table:table-cell table:formula="of:=AVERAGE([.B130:.B141])" office:value-type="float" office:value="25.4083333333333" calcext:value-type="float">
            <text:p>25,4083333333333</text:p>
          </table:table-cell>
          <table:table-cell table:formula="of:=[.D141]-[.C141]" office:value-type="float" office:value="25.3568404682789" calcext:value-type="float">
            <text:p>25,3568404682789</text:p>
          </table:table-cell>
          <table:table-cell table:formula="of:=[.D141]-[.D129]" office:value-type="float" office:value="-0.0999999999999979" calcext:value-type="float">
            <text:p>-0,099999999999998</text:p>
          </table:table-cell>
          <table:table-cell table:number-columns-repeated="101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6" calcext:value-type="float">
            <text:p>26</text:p>
          </table:table-cell>
          <table:table-cell table:formula="of:=COM.MICROSOFT.STDEV.S([.B131:.B142])" office:value-type="float" office:value="0.178164037455443" calcext:value-type="float">
            <text:p>0,178164037455443</text:p>
          </table:table-cell>
          <table:table-cell table:formula="of:=AVERAGE([.B131:.B142])" office:value-type="float" office:value="25.4583333333333" calcext:value-type="float">
            <text:p>25,4583333333333</text:p>
          </table:table-cell>
          <table:table-cell table:formula="of:=[.D142]-[.C142]" office:value-type="float" office:value="25.2801692958779" calcext:value-type="float">
            <text:p>25,2801692958779</text:p>
          </table:table-cell>
          <table:table-cell table:formula="of:=[.D142]-[.D130]" office:value-type="float" office:value="-0.0250000000000021" calcext:value-type="float">
            <text:p>-0,025000000000002</text:p>
          </table:table-cell>
          <table:table-cell table:number-columns-repeated="101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132:.B143])" office:value-type="float" office:value="0.372847356856867" calcext:value-type="float">
            <text:p>0,372847356856867</text:p>
          </table:table-cell>
          <table:table-cell table:formula="of:=AVERAGE([.B132:.B143])" office:value-type="float" office:value="25.5583333333333" calcext:value-type="float">
            <text:p>25,5583333333333</text:p>
          </table:table-cell>
          <table:table-cell table:formula="of:=[.D143]-[.C143]" office:value-type="float" office:value="25.1854859764765" calcext:value-type="float">
            <text:p>25,1854859764765</text:p>
          </table:table-cell>
          <table:table-cell table:formula="of:=[.D143]-[.D131]" office:value-type="float" office:value="0.100000000000005" calcext:value-type="float">
            <text:p>0,100000000000005</text:p>
          </table:table-cell>
          <table:table-cell table:number-columns-repeated="101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133:.B144])" office:value-type="float" office:value="0.473782330790942" calcext:value-type="float">
            <text:p>0,473782330790942</text:p>
          </table:table-cell>
          <table:table-cell table:formula="of:=AVERAGE([.B133:.B144])" office:value-type="float" office:value="25.6583333333333" calcext:value-type="float">
            <text:p>25,6583333333333</text:p>
          </table:table-cell>
          <table:table-cell table:formula="of:=[.D144]-[.C144]" office:value-type="float" office:value="25.1845510025424" calcext:value-type="float">
            <text:p>25,1845510025424</text:p>
          </table:table-cell>
          <table:table-cell table:formula="of:=[.D144]-[.D132]" office:value-type="float" office:value="0.225000000000005" calcext:value-type="float">
            <text:p>0,225000000000005</text:p>
          </table:table-cell>
          <table:table-cell table:number-columns-repeated="101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7.1" calcext:value-type="float">
            <text:p>27,1</text:p>
          </table:table-cell>
          <table:table-cell table:formula="of:=COM.MICROSOFT.STDEV.S([.B134:.B145])" office:value-type="float" office:value="0.620849857416869" calcext:value-type="float">
            <text:p>0,620849857416869</text:p>
          </table:table-cell>
          <table:table-cell table:formula="of:=AVERAGE([.B134:.B145])" office:value-type="float" office:value="25.8" calcext:value-type="float">
            <text:p>25,8</text:p>
          </table:table-cell>
          <table:table-cell table:formula="of:=[.D145]-[.C145]" office:value-type="float" office:value="25.1791501425831" calcext:value-type="float">
            <text:p>25,1791501425831</text:p>
          </table:table-cell>
          <table:table-cell table:formula="of:=[.D145]-[.D133]" office:value-type="float" office:value="0.391666666666669" calcext:value-type="float">
            <text:p>0,391666666666669</text:p>
          </table:table-cell>
          <table:table-cell table:number-columns-repeated="101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7.9" calcext:value-type="float">
            <text:p>27,9</text:p>
          </table:table-cell>
          <table:table-cell table:formula="of:=COM.MICROSOFT.STDEV.S([.B135:.B146])" office:value-type="float" office:value="0.851157856669195" calcext:value-type="float">
            <text:p>0,851157856669195</text:p>
          </table:table-cell>
          <table:table-cell table:formula="of:=AVERAGE([.B135:.B146])" office:value-type="float" office:value="26.0083333333333" calcext:value-type="float">
            <text:p>26,0083333333333</text:p>
          </table:table-cell>
          <table:table-cell table:formula="of:=[.D146]-[.C146]" office:value-type="float" office:value="25.1571754766641" calcext:value-type="float">
            <text:p>25,1571754766641</text:p>
          </table:table-cell>
          <table:table-cell table:formula="of:=[.D146]-[.D134]" office:value-type="float" office:value="0.608333333333334" calcext:value-type="float">
            <text:p>0,608333333333334</text:p>
          </table:table-cell>
          <table:table-cell table:number-columns-repeated="101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7.9" calcext:value-type="float">
            <text:p>27,9</text:p>
          </table:table-cell>
          <table:table-cell table:formula="of:=COM.MICROSOFT.STDEV.S([.B136:.B147])" office:value-type="float" office:value="0.984270226506867" calcext:value-type="float">
            <text:p>0,984270226506867</text:p>
          </table:table-cell>
          <table:table-cell table:formula="of:=AVERAGE([.B136:.B147])" office:value-type="float" office:value="26.2166666666667" calcext:value-type="float">
            <text:p>26,2166666666667</text:p>
          </table:table-cell>
          <table:table-cell table:formula="of:=[.D147]-[.C147]" office:value-type="float" office:value="25.2323964401598" calcext:value-type="float">
            <text:p>25,2323964401598</text:p>
          </table:table-cell>
          <table:table-cell table:formula="of:=[.D147]-[.D135]" office:value-type="float" office:value="0.816666666666663" calcext:value-type="float">
            <text:p>0,816666666666663</text:p>
          </table:table-cell>
          <table:table-cell table:number-columns-repeated="101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8.5" calcext:value-type="float">
            <text:p>28,5</text:p>
          </table:table-cell>
          <table:table-cell table:formula="of:=COM.MICROSOFT.STDEV.S([.B137:.B148])" office:value-type="float" office:value="1.1352479371432" calcext:value-type="float">
            <text:p>1,1352479371432</text:p>
          </table:table-cell>
          <table:table-cell table:formula="of:=AVERAGE([.B137:.B148])" office:value-type="float" office:value="26.4833333333333" calcext:value-type="float">
            <text:p>26,4833333333333</text:p>
          </table:table-cell>
          <table:table-cell table:formula="of:=[.D148]-[.C148]" office:value-type="float" office:value="25.3480853961901" calcext:value-type="float">
            <text:p>25,3480853961901</text:p>
          </table:table-cell>
          <table:table-cell table:formula="of:=[.D148]-[.D136]" office:value-type="float" office:value="1.09166666666666" calcext:value-type="float">
            <text:p>1,09166666666666</text:p>
          </table:table-cell>
          <table:table-cell table:number-columns-repeated="101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38:.B149])" office:value-type="float" office:value="1.24349824237426" calcext:value-type="float">
            <text:p>1,24349824237426</text:p>
          </table:table-cell>
          <table:table-cell table:formula="of:=AVERAGE([.B138:.B149])" office:value-type="float" office:value="26.7583333333333" calcext:value-type="float">
            <text:p>26,7583333333333</text:p>
          </table:table-cell>
          <table:table-cell table:formula="of:=[.D149]-[.C149]" office:value-type="float" office:value="25.5148350909591" calcext:value-type="float">
            <text:p>25,5148350909591</text:p>
          </table:table-cell>
          <table:table-cell table:formula="of:=[.D149]-[.D137]" office:value-type="float" office:value="1.36666666666666" calcext:value-type="float">
            <text:p>1,36666666666666</text:p>
          </table:table-cell>
          <table:table-cell table:number-columns-repeated="101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39:.B150])" office:value-type="float" office:value="1.28015150618506" calcext:value-type="float">
            <text:p>1,28015150618506</text:p>
          </table:table-cell>
          <table:table-cell table:formula="of:=AVERAGE([.B139:.B150])" office:value-type="float" office:value="27.0333333333333" calcext:value-type="float">
            <text:p>27,0333333333333</text:p>
          </table:table-cell>
          <table:table-cell table:formula="of:=[.D150]-[.C150]" office:value-type="float" office:value="25.7531818271483" calcext:value-type="float">
            <text:p>25,7531818271483</text:p>
          </table:table-cell>
          <table:table-cell table:formula="of:=[.D150]-[.D138]" office:value-type="float" office:value="1.64166666666667" calcext:value-type="float">
            <text:p>1,64166666666667</text:p>
          </table:table-cell>
          <table:table-cell table:number-columns-repeated="101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40:.B151])" office:value-type="float" office:value="1.25151423435288" calcext:value-type="float">
            <text:p>1,25151423435288</text:p>
          </table:table-cell>
          <table:table-cell table:formula="of:=AVERAGE([.B140:.B151])" office:value-type="float" office:value="27.3083333333333" calcext:value-type="float">
            <text:p>27,3083333333333</text:p>
          </table:table-cell>
          <table:table-cell table:formula="of:=[.D151]-[.C151]" office:value-type="float" office:value="26.0568190989804" calcext:value-type="float">
            <text:p>26,0568190989804</text:p>
          </table:table-cell>
          <table:table-cell table:formula="of:=[.D151]-[.D139]" office:value-type="float" office:value="1.91666666666666" calcext:value-type="float">
            <text:p>1,91666666666666</text:p>
          </table:table-cell>
          <table:table-cell table:number-columns-repeated="101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41:.B152])" office:value-type="float" office:value="1.16940155635265" calcext:value-type="float">
            <text:p>1,16940155635265</text:p>
          </table:table-cell>
          <table:table-cell table:formula="of:=AVERAGE([.B141:.B152])" office:value-type="float" office:value="27.575" calcext:value-type="float">
            <text:p>27,575</text:p>
          </table:table-cell>
          <table:table-cell table:formula="of:=[.D152]-[.C152]" office:value-type="float" office:value="26.4055984436473" calcext:value-type="float">
            <text:p>26,4055984436473</text:p>
          </table:table-cell>
          <table:table-cell table:formula="of:=[.D152]-[.D140]" office:value-type="float" office:value="2.175" calcext:value-type="float">
            <text:p>2,175</text:p>
          </table:table-cell>
          <table:table-cell table:number-columns-repeated="101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42:.B153])" office:value-type="float" office:value="1.00675747132098" calcext:value-type="float">
            <text:p>1,00675747132098</text:p>
          </table:table-cell>
          <table:table-cell table:formula="of:=AVERAGE([.B142:.B153])" office:value-type="float" office:value="27.8416666666667" calcext:value-type="float">
            <text:p>27,8416666666667</text:p>
          </table:table-cell>
          <table:table-cell table:formula="of:=[.D153]-[.C153]" office:value-type="float" office:value="26.8349091953457" calcext:value-type="float">
            <text:p>26,8349091953457</text:p>
          </table:table-cell>
          <table:table-cell table:formula="of:=[.D153]-[.D141]" office:value-type="float" office:value="2.43333333333333" calcext:value-type="float">
            <text:p>2,43333333333333</text:p>
          </table:table-cell>
          <table:table-cell table:number-columns-repeated="101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43:.B154])" office:value-type="float" office:value="0.846740631462608" calcext:value-type="float">
            <text:p>0,846740631462608</text:p>
          </table:table-cell>
          <table:table-cell table:formula="of:=AVERAGE([.B143:.B154])" office:value-type="float" office:value="28.0666666666667" calcext:value-type="float">
            <text:p>28,0666666666667</text:p>
          </table:table-cell>
          <table:table-cell table:formula="of:=[.D154]-[.C154]" office:value-type="float" office:value="27.2199260352041" calcext:value-type="float">
            <text:p>27,2199260352041</text:p>
          </table:table-cell>
          <table:table-cell table:formula="of:=[.D154]-[.D142]" office:value-type="float" office:value="2.60833333333333" calcext:value-type="float">
            <text:p>2,60833333333333</text:p>
          </table:table-cell>
          <table:table-cell table:number-columns-repeated="101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44:.B155])" office:value-type="float" office:value="0.724202800995478" calcext:value-type="float">
            <text:p>0,724202800995478</text:p>
          </table:table-cell>
          <table:table-cell table:formula="of:=AVERAGE([.B144:.B155])" office:value-type="float" office:value="28.2416666666667" calcext:value-type="float">
            <text:p>28,2416666666667</text:p>
          </table:table-cell>
          <table:table-cell table:formula="of:=[.D155]-[.C155]" office:value-type="float" office:value="27.5174638656712" calcext:value-type="float">
            <text:p>27,5174638656712</text:p>
          </table:table-cell>
          <table:table-cell table:formula="of:=[.D155]-[.D143]" office:value-type="float" office:value="2.68333333333332" calcext:value-type="float">
            <text:p>2,68333333333332</text:p>
          </table:table-cell>
          <table:table-cell table:number-columns-repeated="101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45:.B156])" office:value-type="float" office:value="0.510718448201485" calcext:value-type="float">
            <text:p>0,510718448201485</text:p>
          </table:table-cell>
          <table:table-cell table:formula="of:=AVERAGE([.B145:.B156])" office:value-type="float" office:value="28.4083333333333" calcext:value-type="float">
            <text:p>28,4083333333333</text:p>
          </table:table-cell>
          <table:table-cell table:formula="of:=[.D156]-[.C156]" office:value-type="float" office:value="27.8976148851318" calcext:value-type="float">
            <text:p>27,8976148851318</text:p>
          </table:table-cell>
          <table:table-cell table:formula="of:=[.D156]-[.D144]" office:value-type="float" office:value="2.75" calcext:value-type="float">
            <text:p>2,75</text:p>
          </table:table-cell>
          <table:table-cell table:number-columns-repeated="101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46:.B157])" office:value-type="float" office:value="0.302514712890384" calcext:value-type="float">
            <text:p>0,302514712890384</text:p>
          </table:table-cell>
          <table:table-cell table:formula="of:=AVERAGE([.B146:.B157])" office:value-type="float" office:value="28.5333333333333" calcext:value-type="float">
            <text:p>28,5333333333333</text:p>
          </table:table-cell>
          <table:table-cell table:formula="of:=[.D157]-[.C157]" office:value-type="float" office:value="28.2308186204429" calcext:value-type="float">
            <text:p>28,2308186204429</text:p>
          </table:table-cell>
          <table:table-cell table:formula="of:=[.D157]-[.D145]" office:value-type="float" office:value="2.73333333333333" calcext:value-type="float">
            <text:p>2,73333333333333</text:p>
          </table:table-cell>
          <table:table-cell table:number-columns-repeated="1010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47:.B158])" office:value-type="float" office:value="0.227469611690055" calcext:value-type="float">
            <text:p>0,227469611690055</text:p>
          </table:table-cell>
          <table:table-cell table:formula="of:=AVERAGE([.B147:.B158])" office:value-type="float" office:value="28.5916666666667" calcext:value-type="float">
            <text:p>28,5916666666667</text:p>
          </table:table-cell>
          <table:table-cell table:formula="of:=[.D158]-[.C158]" office:value-type="float" office:value="28.3641970549766" calcext:value-type="float">
            <text:p>28,3641970549766</text:p>
          </table:table-cell>
          <table:table-cell table:formula="of:=[.D158]-[.D146]" office:value-type="float" office:value="2.58333333333334" calcext:value-type="float">
            <text:p>2,58333333333334</text:p>
          </table:table-cell>
          <table:table-cell table:number-columns-repeated="1010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48:.B159])" office:value-type="float" office:value="0.0674199862463235" calcext:value-type="float">
            <text:p>0,067419986246324</text:p>
          </table:table-cell>
          <table:table-cell table:formula="of:=AVERAGE([.B148:.B159])" office:value-type="float" office:value="28.65" calcext:value-type="float">
            <text:p>28,65</text:p>
          </table:table-cell>
          <table:table-cell table:formula="of:=[.D159]-[.C159]" office:value-type="float" office:value="28.5825800137537" calcext:value-type="float">
            <text:p>28,5825800137537</text:p>
          </table:table-cell>
          <table:table-cell table:formula="of:=[.D159]-[.D147]" office:value-type="float" office:value="2.43333333333334" calcext:value-type="float">
            <text:p>2,43333333333334</text:p>
          </table:table-cell>
          <table:table-cell table:number-columns-repeated="1010"/>
        </table:table-row>
      </table:table>
      <table:table table:name="Edits in database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in database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.3" calcext:value-type="float">
            <text:p>2,3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.4" calcext:value-type="float">
            <text:p>2,4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.9" calcext:value-type="float">
            <text:p>2,9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.1" calcext:value-type="float">
            <text:p>2,1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2.7" calcext:value-type="float">
            <text:p>2,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5.7" calcext:value-type="float">
            <text:p>5,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6.5" calcext:value-type="float">
            <text:p>6,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.8" calcext:value-type="float">
            <text:p>5,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000" calcext:value-type="float">
            <text:p>10000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2000" calcext:value-type="float">
            <text:p>12000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2:.B13])" office:value-type="float" office:value="5952.51560668923" calcext:value-type="float">
            <text:p>5952,51560668923</text:p>
          </table:table-cell>
          <table:table-cell table:formula="of:=AVERAGE([.B2:.B13])" office:value-type="float" office:value="4002.53333333333" calcext:value-type="float">
            <text:p>4002,53333333333</text:p>
          </table:table-cell>
          <table:table-cell table:formula="of:=[.D13]-[.C13]" office:value-type="float" office:value="-1949.98227335589" calcext:value-type="float">
            <text:p>-1949,98227335589</text:p>
          </table:table-cell>
          <table:table-cell table:number-columns-repeated="1011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3:.B14])" office:value-type="float" office:value="6577.89009035826" calcext:value-type="float">
            <text:p>6577,89009035826</text:p>
          </table:table-cell>
          <table:table-cell table:formula="of:=AVERAGE([.B3:.B14])" office:value-type="float" office:value="5252.34166666667" calcext:value-type="float">
            <text:p>5252,34166666667</text:p>
          </table:table-cell>
          <table:table-cell table:formula="of:=[.D14]-[.C14]" office:value-type="float" office:value="-1325.54842369159" calcext:value-type="float">
            <text:p>-1325,54842369159</text:p>
          </table:table-cell>
          <table:table-cell table:number-columns-repeated="1011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4:.B15])" office:value-type="float" office:value="7583.24243105191" calcext:value-type="float">
            <text:p>7583,24243105191</text:p>
          </table:table-cell>
          <table:table-cell table:formula="of:=AVERAGE([.B4:.B15])" office:value-type="float" office:value="6918.80833333333" calcext:value-type="float">
            <text:p>6918,80833333333</text:p>
          </table:table-cell>
          <table:table-cell table:formula="of:=[.D15]-[.C15]" office:value-type="float" office:value="-664.434097718576" calcext:value-type="float">
            <text:p>-664,434097718576</text:p>
          </table:table-cell>
          <table:table-cell table:number-columns-repeated="1011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5:.B16])" office:value-type="float" office:value="8104.57414857172" calcext:value-type="float">
            <text:p>8104,57414857172</text:p>
          </table:table-cell>
          <table:table-cell table:formula="of:=AVERAGE([.B5:.B16])" office:value-type="float" office:value="8585.23333333333" calcext:value-type="float">
            <text:p>8585,23333333333</text:p>
          </table:table-cell>
          <table:table-cell table:formula="of:=[.D16]-[.C16]" office:value-type="float" office:value="480.659184761616" calcext:value-type="float">
            <text:p>480,659184761616</text:p>
          </table:table-cell>
          <table:table-cell table:number-columns-repeated="1011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6:.B17])" office:value-type="float" office:value="8594.74141534176" calcext:value-type="float">
            <text:p>8594,74141534176</text:p>
          </table:table-cell>
          <table:table-cell table:formula="of:=AVERAGE([.B6:.B17])" office:value-type="float" office:value="10501.725" calcext:value-type="float">
            <text:p>10501,725</text:p>
          </table:table-cell>
          <table:table-cell table:formula="of:=[.D17]-[.C17]" office:value-type="float" office:value="1906.98358465824" calcext:value-type="float">
            <text:p>1906,98358465824</text:p>
          </table:table-cell>
          <table:table-cell table:number-columns-repeated="1011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7:.B18])" office:value-type="float" office:value="8398.10087503554" calcext:value-type="float">
            <text:p>8398,10087503554</text:p>
          </table:table-cell>
          <table:table-cell table:formula="of:=AVERAGE([.B7:.B18])" office:value-type="float" office:value="12251.5" calcext:value-type="float">
            <text:p>12251,5</text:p>
          </table:table-cell>
          <table:table-cell table:formula="of:=[.D18]-[.C18]" office:value-type="float" office:value="3853.39912496446" calcext:value-type="float">
            <text:p>3853,39912496446</text:p>
          </table:table-cell>
          <table:table-cell table:number-columns-repeated="1011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8:.B19])" office:value-type="float" office:value="7961.94488545451" calcext:value-type="float">
            <text:p>7961,94488545451</text:p>
          </table:table-cell>
          <table:table-cell table:formula="of:=AVERAGE([.B8:.B19])" office:value-type="float" office:value="14167.6916666667" calcext:value-type="float">
            <text:p>14167,6916666667</text:p>
          </table:table-cell>
          <table:table-cell table:formula="of:=[.D19]-[.C19]" office:value-type="float" office:value="6205.74678121216" calcext:value-type="float">
            <text:p>6205,74678121216</text:p>
          </table:table-cell>
          <table:table-cell table:number-columns-repeated="101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8000" calcext:value-type="float">
            <text:p>28000</text:p>
          </table:table-cell>
          <table:table-cell table:formula="of:=COM.MICROSOFT.STDEV.S([.B9:.B20])" office:value-type="float" office:value="7524.557557737" calcext:value-type="float">
            <text:p>7524,557557737</text:p>
          </table:table-cell>
          <table:table-cell table:formula="of:=AVERAGE([.B9:.B20])" office:value-type="float" office:value="16500.4833333333" calcext:value-type="float">
            <text:p>16500,4833333333</text:p>
          </table:table-cell>
          <table:table-cell table:formula="of:=[.D20]-[.C20]" office:value-type="float" office:value="8975.92577559633" calcext:value-type="float">
            <text:p>8975,92577559633</text:p>
          </table:table-cell>
          <table:table-cell table:number-columns-repeated="101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10:.B21])" office:value-type="float" office:value="6780.09564605817" calcext:value-type="float">
            <text:p>6780,09564605817</text:p>
          </table:table-cell>
          <table:table-cell table:formula="of:=AVERAGE([.B10:.B21])" office:value-type="float" office:value="19166.6666666667" calcext:value-type="float">
            <text:p>19166,6666666667</text:p>
          </table:table-cell>
          <table:table-cell table:formula="of:=[.D21]-[.C21]" office:value-type="float" office:value="12386.5710206085" calcext:value-type="float">
            <text:p>12386,5710206085</text:p>
          </table:table-cell>
          <table:table-cell table:number-columns-repeated="101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11:.B22])" office:value-type="float" office:value="7191.64077034559" calcext:value-type="float">
            <text:p>7191,64077034559</text:p>
          </table:table-cell>
          <table:table-cell table:formula="of:=AVERAGE([.B11:.B22])" office:value-type="float" office:value="21083.3333333333" calcext:value-type="float">
            <text:p>21083,3333333333</text:p>
          </table:table-cell>
          <table:table-cell table:formula="of:=[.D22]-[.C22]" office:value-type="float" office:value="13891.6925629877" calcext:value-type="float">
            <text:p>13891,6925629877</text:p>
          </table:table-cell>
          <table:table-cell table:number-columns-repeated="101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12:.B23])" office:value-type="float" office:value="7212.67823160907" calcext:value-type="float">
            <text:p>7212,67823160907</text:p>
          </table:table-cell>
          <table:table-cell table:formula="of:=AVERAGE([.B12:.B23])" office:value-type="float" office:value="22750" calcext:value-type="float">
            <text:p>22750</text:p>
          </table:table-cell>
          <table:table-cell table:formula="of:=[.D23]-[.C23]" office:value-type="float" office:value="15537.3217683909" calcext:value-type="float">
            <text:p>15537,3217683909</text:p>
          </table:table-cell>
          <table:table-cell table:number-columns-repeated="101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13:.B24])" office:value-type="float" office:value="6707.63924510138" calcext:value-type="float">
            <text:p>6707,63924510138</text:p>
          </table:table-cell>
          <table:table-cell table:formula="of:=AVERAGE([.B13:.B24])" office:value-type="float" office:value="24083.3333333333" calcext:value-type="float">
            <text:p>24083,3333333333</text:p>
          </table:table-cell>
          <table:table-cell table:formula="of:=[.D24]-[.C24]" office:value-type="float" office:value="17375.694088232" calcext:value-type="float">
            <text:p>17375,694088232</text:p>
          </table:table-cell>
          <table:table-cell table:number-columns-repeated="101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4:.B25])" office:value-type="float" office:value="8321.20329293933" calcext:value-type="float">
            <text:p>8321,20329293933</text:p>
          </table:table-cell>
          <table:table-cell table:formula="of:=AVERAGE([.B14:.B25])" office:value-type="float" office:value="26833.3333333333" calcext:value-type="float">
            <text:p>26833,3333333333</text:p>
          </table:table-cell>
          <table:table-cell table:formula="of:=[.D25]-[.C25]" office:value-type="float" office:value="18512.130040394" calcext:value-type="float">
            <text:p>18512,130040394</text:p>
          </table:table-cell>
          <table:table-cell table:formula="of:=[.D25]-[.D13]" office:value-type="float" office:value="22830.8" calcext:value-type="float">
            <text:p>22830,8</text:p>
          </table:table-cell>
          <table:table-cell table:number-columns-repeated="1010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15:.B26])" office:value-type="float" office:value="11005.1640770884" calcext:value-type="float">
            <text:p>11005,1640770884</text:p>
          </table:table-cell>
          <table:table-cell table:formula="of:=AVERAGE([.B15:.B26])" office:value-type="float" office:value="30250" calcext:value-type="float">
            <text:p>30250</text:p>
          </table:table-cell>
          <table:table-cell table:formula="of:=[.D26]-[.C26]" office:value-type="float" office:value="19244.8359229116" calcext:value-type="float">
            <text:p>19244,8359229116</text:p>
          </table:table-cell>
          <table:table-cell table:formula="of:=[.D26]-[.D14]" office:value-type="float" office:value="24997.6583333333" calcext:value-type="float">
            <text:p>24997,6583333333</text:p>
          </table:table-cell>
          <table:table-cell table:number-columns-repeated="1010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6:.B27])" office:value-type="float" office:value="11357.4831825728" calcext:value-type="float">
            <text:p>11357,4831825728</text:p>
          </table:table-cell>
          <table:table-cell table:formula="of:=AVERAGE([.B16:.B27])" office:value-type="float" office:value="32416.6666666667" calcext:value-type="float">
            <text:p>32416,6666666667</text:p>
          </table:table-cell>
          <table:table-cell table:formula="of:=[.D27]-[.C27]" office:value-type="float" office:value="21059.1834840939" calcext:value-type="float">
            <text:p>21059,1834840939</text:p>
          </table:table-cell>
          <table:table-cell table:formula="of:=[.D27]-[.D15]" office:value-type="float" office:value="25497.8583333333" calcext:value-type="float">
            <text:p>25497,8583333333</text:p>
          </table:table-cell>
          <table:table-cell table:number-columns-repeated="1010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17:.B28])" office:value-type="float" office:value="15392.5897165428" calcext:value-type="float">
            <text:p>15392,5897165428</text:p>
          </table:table-cell>
          <table:table-cell table:formula="of:=AVERAGE([.B17:.B28])" office:value-type="float" office:value="36750" calcext:value-type="float">
            <text:p>36750</text:p>
          </table:table-cell>
          <table:table-cell table:formula="of:=[.D28]-[.C28]" office:value-type="float" office:value="21357.4102834572" calcext:value-type="float">
            <text:p>21357,4102834572</text:p>
          </table:table-cell>
          <table:table-cell table:formula="of:=[.D28]-[.D16]" office:value-type="float" office:value="28164.7666666667" calcext:value-type="float">
            <text:p>28164,7666666667</text:p>
          </table:table-cell>
          <table:table-cell table:number-columns-repeated="101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18:.B29])" office:value-type="float" office:value="16978.3730526559" calcext:value-type="float">
            <text:p>16978,3730526559</text:p>
          </table:table-cell>
          <table:table-cell table:formula="of:=AVERAGE([.B18:.B29])" office:value-type="float" office:value="40416.6666666667" calcext:value-type="float">
            <text:p>40416,6666666667</text:p>
          </table:table-cell>
          <table:table-cell table:formula="of:=[.D29]-[.C29]" office:value-type="float" office:value="23438.2936140108" calcext:value-type="float">
            <text:p>23438,2936140108</text:p>
          </table:table-cell>
          <table:table-cell table:formula="of:=[.D29]-[.D17]" office:value-type="float" office:value="29914.9416666667" calcext:value-type="float">
            <text:p>29914,9416666667</text:p>
          </table:table-cell>
          <table:table-cell table:number-columns-repeated="1010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19:.B30])" office:value-type="float" office:value="18605.9618988597" calcext:value-type="float">
            <text:p>18605,9618988597</text:p>
          </table:table-cell>
          <table:table-cell table:formula="of:=AVERAGE([.B19:.B30])" office:value-type="float" office:value="45000" calcext:value-type="float">
            <text:p>45000</text:p>
          </table:table-cell>
          <table:table-cell table:formula="of:=[.D30]-[.C30]" office:value-type="float" office:value="26394.0381011403" calcext:value-type="float">
            <text:p>26394,0381011403</text:p>
          </table:table-cell>
          <table:table-cell table:formula="of:=[.D30]-[.D18]" office:value-type="float" office:value="32748.5" calcext:value-type="float">
            <text:p>32748,5</text:p>
          </table:table-cell>
          <table:table-cell table:number-columns-repeated="1010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20:.B31])" office:value-type="float" office:value="18398.7812508098" calcext:value-type="float">
            <text:p>18398,7812508098</text:p>
          </table:table-cell>
          <table:table-cell table:formula="of:=AVERAGE([.B20:.B31])" office:value-type="float" office:value="48833.3333333333" calcext:value-type="float">
            <text:p>48833,3333333333</text:p>
          </table:table-cell>
          <table:table-cell table:formula="of:=[.D31]-[.C31]" office:value-type="float" office:value="30434.5520825235" calcext:value-type="float">
            <text:p>30434,5520825235</text:p>
          </table:table-cell>
          <table:table-cell table:formula="of:=[.D31]-[.D19]" office:value-type="float" office:value="34665.6416666667" calcext:value-type="float">
            <text:p>34665,6416666667</text:p>
          </table:table-cell>
          <table:table-cell table:number-columns-repeated="101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21:.B32])" office:value-type="float" office:value="17611.1190772056" calcext:value-type="float">
            <text:p>17611,1190772056</text:p>
          </table:table-cell>
          <table:table-cell table:formula="of:=AVERAGE([.B21:.B32])" office:value-type="float" office:value="51833.3333333333" calcext:value-type="float">
            <text:p>51833,3333333333</text:p>
          </table:table-cell>
          <table:table-cell table:formula="of:=[.D32]-[.C32]" office:value-type="float" office:value="34222.2142561277" calcext:value-type="float">
            <text:p>34222,2142561277</text:p>
          </table:table-cell>
          <table:table-cell table:formula="of:=[.D32]-[.D20]" office:value-type="float" office:value="35332.85" calcext:value-type="float">
            <text:p>35332,85</text:p>
          </table:table-cell>
          <table:table-cell table:number-columns-repeated="101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22:.B33])" office:value-type="float" office:value="16848.7028544867" calcext:value-type="float">
            <text:p>16848,7028544867</text:p>
          </table:table-cell>
          <table:table-cell table:formula="of:=AVERAGE([.B22:.B33])" office:value-type="float" office:value="54666.6666666667" calcext:value-type="float">
            <text:p>54666,6666666667</text:p>
          </table:table-cell>
          <table:table-cell table:formula="of:=[.D33]-[.C33]" office:value-type="float" office:value="37817.96381218" calcext:value-type="float">
            <text:p>37817,96381218</text:p>
          </table:table-cell>
          <table:table-cell table:formula="of:=[.D33]-[.D21]" office:value-type="float" office:value="35500" calcext:value-type="float">
            <text:p>35500</text:p>
          </table:table-cell>
          <table:table-cell table:number-columns-repeated="101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23:.B34])" office:value-type="float" office:value="16030.9832587532" calcext:value-type="float">
            <text:p>16030,9832587532</text:p>
          </table:table-cell>
          <table:table-cell table:formula="of:=AVERAGE([.B23:.B34])" office:value-type="float" office:value="57916.6666666667" calcext:value-type="float">
            <text:p>57916,6666666667</text:p>
          </table:table-cell>
          <table:table-cell table:formula="of:=[.D34]-[.C34]" office:value-type="float" office:value="41885.6834079135" calcext:value-type="float">
            <text:p>41885,6834079135</text:p>
          </table:table-cell>
          <table:table-cell table:formula="of:=[.D34]-[.D22]" office:value-type="float" office:value="36833.3333333333" calcext:value-type="float">
            <text:p>36833,3333333333</text:p>
          </table:table-cell>
          <table:table-cell table:number-columns-repeated="101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24:.B35])" office:value-type="float" office:value="14525.5782756634" calcext:value-type="float">
            <text:p>14525,5782756634</text:p>
          </table:table-cell>
          <table:table-cell table:formula="of:=AVERAGE([.B24:.B35])" office:value-type="float" office:value="61583.3333333333" calcext:value-type="float">
            <text:p>61583,3333333333</text:p>
          </table:table-cell>
          <table:table-cell table:formula="of:=[.D35]-[.C35]" office:value-type="float" office:value="47057.7550576699" calcext:value-type="float">
            <text:p>47057,7550576699</text:p>
          </table:table-cell>
          <table:table-cell table:formula="of:=[.D35]-[.D23]" office:value-type="float" office:value="38833.3333333333" calcext:value-type="float">
            <text:p>38833,3333333333</text:p>
          </table:table-cell>
          <table:table-cell table:number-columns-repeated="101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25:.B36])" office:value-type="float" office:value="12807.1357950452" calcext:value-type="float">
            <text:p>12807,1357950452</text:p>
          </table:table-cell>
          <table:table-cell table:formula="of:=AVERAGE([.B25:.B36])" office:value-type="float" office:value="66750" calcext:value-type="float">
            <text:p>66750</text:p>
          </table:table-cell>
          <table:table-cell table:formula="of:=[.D36]-[.C36]" office:value-type="float" office:value="53942.8642049548" calcext:value-type="float">
            <text:p>53942,8642049548</text:p>
          </table:table-cell>
          <table:table-cell table:formula="of:=[.D36]-[.D24]" office:value-type="float" office:value="42666.6666666667" calcext:value-type="float">
            <text:p>42666,6666666667</text:p>
          </table:table-cell>
          <table:table-cell table:number-columns-repeated="101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84000" calcext:value-type="float">
            <text:p>84000</text:p>
          </table:table-cell>
          <table:table-cell table:formula="of:=COM.MICROSOFT.STDEV.S([.B26:.B37])" office:value-type="float" office:value="11874.0230858132" calcext:value-type="float">
            <text:p>11874,0230858132</text:p>
          </table:table-cell>
          <table:table-cell table:formula="of:=AVERAGE([.B26:.B37])" office:value-type="float" office:value="69916.6666666667" calcext:value-type="float">
            <text:p>69916,6666666667</text:p>
          </table:table-cell>
          <table:table-cell table:formula="of:=[.D37]-[.C37]" office:value-type="float" office:value="58042.6435808535" calcext:value-type="float">
            <text:p>58042,6435808535</text:p>
          </table:table-cell>
          <table:table-cell table:formula="of:=[.D37]-[.D25]" office:value-type="float" office:value="43083.3333333333" calcext:value-type="float">
            <text:p>43083,3333333333</text:p>
          </table:table-cell>
          <table:table-cell table:number-columns-repeated="101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27:.B38])" office:value-type="float" office:value="14357.9774046178" calcext:value-type="float">
            <text:p>14357,9774046178</text:p>
          </table:table-cell>
          <table:table-cell table:formula="of:=AVERAGE([.B27:.B38])" office:value-type="float" office:value="73833.3333333333" calcext:value-type="float">
            <text:p>73833,3333333333</text:p>
          </table:table-cell>
          <table:table-cell table:formula="of:=[.D38]-[.C38]" office:value-type="float" office:value="59475.3559287155" calcext:value-type="float">
            <text:p>59475,3559287155</text:p>
          </table:table-cell>
          <table:table-cell table:formula="of:=[.D38]-[.D26]" office:value-type="float" office:value="43583.3333333333" calcext:value-type="float">
            <text:p>43583,3333333333</text:p>
          </table:table-cell>
          <table:table-cell table:number-columns-repeated="101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7000" calcext:value-type="float">
            <text:p>87000</text:p>
          </table:table-cell>
          <table:table-cell table:formula="of:=COM.MICROSOFT.STDEV.S([.B28:.B39])" office:value-type="float" office:value="11779.2189893897" calcext:value-type="float">
            <text:p>11779,2189893897</text:p>
          </table:table-cell>
          <table:table-cell table:formula="of:=AVERAGE([.B28:.B39])" office:value-type="float" office:value="77250" calcext:value-type="float">
            <text:p>77250</text:p>
          </table:table-cell>
          <table:table-cell table:formula="of:=[.D39]-[.C39]" office:value-type="float" office:value="65470.7810106103" calcext:value-type="float">
            <text:p>65470,7810106103</text:p>
          </table:table-cell>
          <table:table-cell table:formula="of:=[.D39]-[.D27]" office:value-type="float" office:value="44833.3333333333" calcext:value-type="float">
            <text:p>44833,3333333333</text:p>
          </table:table-cell>
          <table:table-cell table:number-columns-repeated="101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29:.B40])" office:value-type="float" office:value="15108.6970739613" calcext:value-type="float">
            <text:p>15108,6970739613</text:p>
          </table:table-cell>
          <table:table-cell table:formula="of:=AVERAGE([.B29:.B40])" office:value-type="float" office:value="80500" calcext:value-type="float">
            <text:p>80500</text:p>
          </table:table-cell>
          <table:table-cell table:formula="of:=[.D40]-[.C40]" office:value-type="float" office:value="65391.3029260387" calcext:value-type="float">
            <text:p>65391,3029260387</text:p>
          </table:table-cell>
          <table:table-cell table:formula="of:=[.D40]-[.D28]" office:value-type="float" office:value="43750" calcext:value-type="float">
            <text:p>43750</text:p>
          </table:table-cell>
          <table:table-cell table:number-columns-repeated="101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30:.B41])" office:value-type="float" office:value="14858.9326261303" calcext:value-type="float">
            <text:p>14858,9326261303</text:p>
          </table:table-cell>
          <table:table-cell table:formula="of:=AVERAGE([.B30:.B41])" office:value-type="float" office:value="82666.6666666667" calcext:value-type="float">
            <text:p>82666,6666666667</text:p>
          </table:table-cell>
          <table:table-cell table:formula="of:=[.D41]-[.C41]" office:value-type="float" office:value="67807.7340405364" calcext:value-type="float">
            <text:p>67807,7340405364</text:p>
          </table:table-cell>
          <table:table-cell table:formula="of:=[.D41]-[.D29]" office:value-type="float" office:value="42250" calcext:value-type="float">
            <text:p>42250</text:p>
          </table:table-cell>
          <table:table-cell table:number-columns-repeated="101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31:.B42])" office:value-type="float" office:value="15773.7315198594" calcext:value-type="float">
            <text:p>15773,7315198594</text:p>
          </table:table-cell>
          <table:table-cell table:formula="of:=AVERAGE([.B31:.B42])" office:value-type="float" office:value="84916.6666666667" calcext:value-type="float">
            <text:p>84916,6666666667</text:p>
          </table:table-cell>
          <table:table-cell table:formula="of:=[.D42]-[.C42]" office:value-type="float" office:value="69142.9351468073" calcext:value-type="float">
            <text:p>69142,9351468073</text:p>
          </table:table-cell>
          <table:table-cell table:formula="of:=[.D42]-[.D30]" office:value-type="float" office:value="39916.6666666667" calcext:value-type="float">
            <text:p>39916,6666666667</text:p>
          </table:table-cell>
          <table:table-cell table:number-columns-repeated="101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32:.B43])" office:value-type="float" office:value="14961.3137488293" calcext:value-type="float">
            <text:p>14961,3137488293</text:p>
          </table:table-cell>
          <table:table-cell table:formula="of:=AVERAGE([.B32:.B43])" office:value-type="float" office:value="86250" calcext:value-type="float">
            <text:p>86250</text:p>
          </table:table-cell>
          <table:table-cell table:formula="of:=[.D43]-[.C43]" office:value-type="float" office:value="71288.6862511707" calcext:value-type="float">
            <text:p>71288,6862511707</text:p>
          </table:table-cell>
          <table:table-cell table:formula="of:=[.D43]-[.D31]" office:value-type="float" office:value="37416.6666666667" calcext:value-type="float">
            <text:p>37416,6666666667</text:p>
          </table:table-cell>
          <table:table-cell table:number-columns-repeated="101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33:.B44])" office:value-type="float" office:value="13514.0218987091" calcext:value-type="float">
            <text:p>13514,0218987091</text:p>
          </table:table-cell>
          <table:table-cell table:formula="of:=AVERAGE([.B33:.B44])" office:value-type="float" office:value="89083.3333333333" calcext:value-type="float">
            <text:p>89083,3333333333</text:p>
          </table:table-cell>
          <table:table-cell table:formula="of:=[.D44]-[.C44]" office:value-type="float" office:value="75569.3114346243" calcext:value-type="float">
            <text:p>75569,3114346243</text:p>
          </table:table-cell>
          <table:table-cell table:formula="of:=[.D44]-[.D32]" office:value-type="float" office:value="37250" calcext:value-type="float">
            <text:p>37250</text:p>
          </table:table-cell>
          <table:table-cell table:number-columns-repeated="101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34:.B45])" office:value-type="float" office:value="11421.3383496405" calcext:value-type="float">
            <text:p>11421,3383496405</text:p>
          </table:table-cell>
          <table:table-cell table:formula="of:=AVERAGE([.B34:.B45])" office:value-type="float" office:value="91416.6666666667" calcext:value-type="float">
            <text:p>91416,6666666667</text:p>
          </table:table-cell>
          <table:table-cell table:formula="of:=[.D45]-[.C45]" office:value-type="float" office:value="79995.3283170261" calcext:value-type="float">
            <text:p>79995,3283170261</text:p>
          </table:table-cell>
          <table:table-cell table:formula="of:=[.D45]-[.D33]" office:value-type="float" office:value="36750" calcext:value-type="float">
            <text:p>36750</text:p>
          </table:table-cell>
          <table:table-cell table:number-columns-repeated="101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0000" calcext:value-type="float">
            <text:p>90000</text:p>
          </table:table-cell>
          <table:table-cell table:formula="of:=COM.MICROSOFT.STDEV.S([.B35:.B46])" office:value-type="float" office:value="9690.27941555429" calcext:value-type="float">
            <text:p>9690,27941555429</text:p>
          </table:table-cell>
          <table:table-cell table:formula="of:=AVERAGE([.B35:.B46])" office:value-type="float" office:value="92916.6666666667" calcext:value-type="float">
            <text:p>92916,6666666667</text:p>
          </table:table-cell>
          <table:table-cell table:formula="of:=[.D46]-[.C46]" office:value-type="float" office:value="83226.3872511124" calcext:value-type="float">
            <text:p>83226,3872511124</text:p>
          </table:table-cell>
          <table:table-cell table:formula="of:=[.D46]-[.D34]" office:value-type="float" office:value="35000" calcext:value-type="float">
            <text:p>35000</text:p>
          </table:table-cell>
          <table:table-cell table:number-columns-repeated="101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36:.B47])" office:value-type="float" office:value="8753.78705925543" calcext:value-type="float">
            <text:p>8753,78705925543</text:p>
          </table:table-cell>
          <table:table-cell table:formula="of:=AVERAGE([.B36:.B47])" office:value-type="float" office:value="95416.6666666667" calcext:value-type="float">
            <text:p>95416,6666666667</text:p>
          </table:table-cell>
          <table:table-cell table:formula="of:=[.D47]-[.C47]" office:value-type="float" office:value="86662.8796074112" calcext:value-type="float">
            <text:p>86662,8796074112</text:p>
          </table:table-cell>
          <table:table-cell table:formula="of:=[.D47]-[.D35]" office:value-type="float" office:value="33833.3333333333" calcext:value-type="float">
            <text:p>33833,3333333333</text:p>
          </table:table-cell>
          <table:table-cell table:number-columns-repeated="101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37:.B48])" office:value-type="float" office:value="8645.80823289529" calcext:value-type="float">
            <text:p>8645,80823289529</text:p>
          </table:table-cell>
          <table:table-cell table:formula="of:=AVERAGE([.B37:.B48])" office:value-type="float" office:value="95750" calcext:value-type="float">
            <text:p>95750</text:p>
          </table:table-cell>
          <table:table-cell table:formula="of:=[.D48]-[.C48]" office:value-type="float" office:value="87104.1917671047" calcext:value-type="float">
            <text:p>87104,1917671047</text:p>
          </table:table-cell>
          <table:table-cell table:formula="of:=[.D48]-[.D36]" office:value-type="float" office:value="29000" calcext:value-type="float">
            <text:p>29000</text:p>
          </table:table-cell>
          <table:table-cell table:number-columns-repeated="101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4000" calcext:value-type="float">
            <text:p>84000</text:p>
          </table:table-cell>
          <table:table-cell table:formula="of:=COM.MICROSOFT.STDEV.S([.B38:.B49])" office:value-type="float" office:value="8645.80823289529" calcext:value-type="float">
            <text:p>8645,80823289529</text:p>
          </table:table-cell>
          <table:table-cell table:formula="of:=AVERAGE([.B38:.B49])" office:value-type="float" office:value="95750" calcext:value-type="float">
            <text:p>95750</text:p>
          </table:table-cell>
          <table:table-cell table:formula="of:=[.D49]-[.C49]" office:value-type="float" office:value="87104.1917671047" calcext:value-type="float">
            <text:p>87104,1917671047</text:p>
          </table:table-cell>
          <table:table-cell table:formula="of:=[.D49]-[.D37]" office:value-type="float" office:value="25833.3333333333" calcext:value-type="float">
            <text:p>25833,3333333333</text:p>
          </table:table-cell>
          <table:table-cell table:number-columns-repeated="101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39:.B50])" office:value-type="float" office:value="10127.5950658674" calcext:value-type="float">
            <text:p>10127,5950658674</text:p>
          </table:table-cell>
          <table:table-cell table:formula="of:=AVERAGE([.B39:.B50])" office:value-type="float" office:value="96750" calcext:value-type="float">
            <text:p>96750</text:p>
          </table:table-cell>
          <table:table-cell table:formula="of:=[.D50]-[.C50]" office:value-type="float" office:value="86622.4049341326" calcext:value-type="float">
            <text:p>86622,4049341326</text:p>
          </table:table-cell>
          <table:table-cell table:formula="of:=[.D50]-[.D38]" office:value-type="float" office:value="22916.6666666667" calcext:value-type="float">
            <text:p>22916,6666666667</text:p>
          </table:table-cell>
          <table:table-cell table:number-columns-repeated="101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40:.B51])" office:value-type="float" office:value="9732.79367536746" calcext:value-type="float">
            <text:p>9732,79367536746</text:p>
          </table:table-cell>
          <table:table-cell table:formula="of:=AVERAGE([.B40:.B51])" office:value-type="float" office:value="98000" calcext:value-type="float">
            <text:p>98000</text:p>
          </table:table-cell>
          <table:table-cell table:formula="of:=[.D51]-[.C51]" office:value-type="float" office:value="88267.2063246326" calcext:value-type="float">
            <text:p>88267,2063246326</text:p>
          </table:table-cell>
          <table:table-cell table:formula="of:=[.D51]-[.D39]" office:value-type="float" office:value="20750" calcext:value-type="float">
            <text:p>20750</text:p>
          </table:table-cell>
          <table:table-cell table:number-columns-repeated="101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41:.B52])" office:value-type="float" office:value="9614.93472140969" calcext:value-type="float">
            <text:p>9614,93472140969</text:p>
          </table:table-cell>
          <table:table-cell table:formula="of:=AVERAGE([.B41:.B52])" office:value-type="float" office:value="97916.6666666667" calcext:value-type="float">
            <text:p>97916,6666666667</text:p>
          </table:table-cell>
          <table:table-cell table:formula="of:=[.D52]-[.C52]" office:value-type="float" office:value="88301.731945257" calcext:value-type="float">
            <text:p>88301,731945257</text:p>
          </table:table-cell>
          <table:table-cell table:formula="of:=[.D52]-[.D40]" office:value-type="float" office:value="17416.6666666667" calcext:value-type="float">
            <text:p>17416,6666666667</text:p>
          </table:table-cell>
          <table:table-cell table:number-columns-repeated="101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42:.B53])" office:value-type="float" office:value="10066.4459136943" calcext:value-type="float">
            <text:p>10066,4459136943</text:p>
          </table:table-cell>
          <table:table-cell table:formula="of:=AVERAGE([.B42:.B53])" office:value-type="float" office:value="99333.3333333333" calcext:value-type="float">
            <text:p>99333,3333333333</text:p>
          </table:table-cell>
          <table:table-cell table:formula="of:=[.D53]-[.C53]" office:value-type="float" office:value="89266.887419639" calcext:value-type="float">
            <text:p>89266,887419639</text:p>
          </table:table-cell>
          <table:table-cell table:formula="of:=[.D53]-[.D41]" office:value-type="float" office:value="16666.6666666667" calcext:value-type="float">
            <text:p>16666,6666666667</text:p>
          </table:table-cell>
          <table:table-cell table:number-columns-repeated="101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43:.B54])" office:value-type="float" office:value="10785.793124909" calcext:value-type="float">
            <text:p>10785,793124909</text:p>
          </table:table-cell>
          <table:table-cell table:formula="of:=AVERAGE([.B43:.B54])" office:value-type="float" office:value="100166.666666667" calcext:value-type="float">
            <text:p>100166,666666667</text:p>
          </table:table-cell>
          <table:table-cell table:formula="of:=[.D54]-[.C54]" office:value-type="float" office:value="89380.8735417577" calcext:value-type="float">
            <text:p>89380,8735417577</text:p>
          </table:table-cell>
          <table:table-cell table:formula="of:=[.D54]-[.D42]" office:value-type="float" office:value="15250" calcext:value-type="float">
            <text:p>15250</text:p>
          </table:table-cell>
          <table:table-cell table:number-columns-repeated="101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9000" calcext:value-type="float">
            <text:p>99000</text:p>
          </table:table-cell>
          <table:table-cell table:formula="of:=COM.MICROSOFT.STDEV.S([.B44:.B55])" office:value-type="float" office:value="9698.48473013213" calcext:value-type="float">
            <text:p>9698,48473013213</text:p>
          </table:table-cell>
          <table:table-cell table:formula="of:=AVERAGE([.B44:.B55])" office:value-type="float" office:value="101333.333333333" calcext:value-type="float">
            <text:p>101333,333333333</text:p>
          </table:table-cell>
          <table:table-cell table:formula="of:=[.D55]-[.C55]" office:value-type="float" office:value="91634.8486032012" calcext:value-type="float">
            <text:p>91634,8486032012</text:p>
          </table:table-cell>
          <table:table-cell table:formula="of:=[.D55]-[.D43]" office:value-type="float" office:value="15083.3333333333" calcext:value-type="float">
            <text:p>15083,3333333333</text:p>
          </table:table-cell>
          <table:table-cell table:number-columns-repeated="101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45:.B56])" office:value-type="float" office:value="9698.48473013213" calcext:value-type="float">
            <text:p>9698,48473013213</text:p>
          </table:table-cell>
          <table:table-cell table:formula="of:=AVERAGE([.B45:.B56])" office:value-type="float" office:value="101333.333333333" calcext:value-type="float">
            <text:p>101333,333333333</text:p>
          </table:table-cell>
          <table:table-cell table:formula="of:=[.D56]-[.C56]" office:value-type="float" office:value="91634.8486032012" calcext:value-type="float">
            <text:p>91634,8486032012</text:p>
          </table:table-cell>
          <table:table-cell table:formula="of:=[.D56]-[.D44]" office:value-type="float" office:value="12250" calcext:value-type="float">
            <text:p>12250</text:p>
          </table:table-cell>
          <table:table-cell table:number-columns-repeated="101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46:.B57])" office:value-type="float" office:value="10036.2977599946" calcext:value-type="float">
            <text:p>10036,2977599946</text:p>
          </table:table-cell>
          <table:table-cell table:formula="of:=AVERAGE([.B46:.B57])" office:value-type="float" office:value="103000" calcext:value-type="float">
            <text:p>103000</text:p>
          </table:table-cell>
          <table:table-cell table:formula="of:=[.D57]-[.C57]" office:value-type="float" office:value="92963.7022400054" calcext:value-type="float">
            <text:p>92963,7022400054</text:p>
          </table:table-cell>
          <table:table-cell table:formula="of:=[.D57]-[.D45]" office:value-type="float" office:value="11583.3333333333" calcext:value-type="float">
            <text:p>11583,3333333333</text:p>
          </table:table-cell>
          <table:table-cell table:number-columns-repeated="101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47:.B58])" office:value-type="float" office:value="9777.83516971219" calcext:value-type="float">
            <text:p>9777,83516971219</text:p>
          </table:table-cell>
          <table:table-cell table:formula="of:=AVERAGE([.B47:.B58])" office:value-type="float" office:value="105166.666666667" calcext:value-type="float">
            <text:p>105166,666666667</text:p>
          </table:table-cell>
          <table:table-cell table:formula="of:=[.D58]-[.C58]" office:value-type="float" office:value="95388.8314969545" calcext:value-type="float">
            <text:p>95388,8314969545</text:p>
          </table:table-cell>
          <table:table-cell table:formula="of:=[.D58]-[.D46]" office:value-type="float" office:value="12250" calcext:value-type="float">
            <text:p>12250</text:p>
          </table:table-cell>
          <table:table-cell table:number-columns-repeated="101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48:.B59])" office:value-type="float" office:value="10269.1063610494" calcext:value-type="float">
            <text:p>10269,1063610494</text:p>
          </table:table-cell>
          <table:table-cell table:formula="of:=AVERAGE([.B48:.B59])" office:value-type="float" office:value="106000" calcext:value-type="float">
            <text:p>106000</text:p>
          </table:table-cell>
          <table:table-cell table:formula="of:=[.D59]-[.C59]" office:value-type="float" office:value="95730.8936389506" calcext:value-type="float">
            <text:p>95730,8936389506</text:p>
          </table:table-cell>
          <table:table-cell table:formula="of:=[.D59]-[.D47]" office:value-type="float" office:value="10583.3333333333" calcext:value-type="float">
            <text:p>10583,3333333333</text:p>
          </table:table-cell>
          <table:table-cell table:number-columns-repeated="101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49:.B60])" office:value-type="float" office:value="9735.9066751833" calcext:value-type="float">
            <text:p>9735,9066751833</text:p>
          </table:table-cell>
          <table:table-cell table:formula="of:=AVERAGE([.B49:.B60])" office:value-type="float" office:value="106666.666666667" calcext:value-type="float">
            <text:p>106666,666666667</text:p>
          </table:table-cell>
          <table:table-cell table:formula="of:=[.D60]-[.C60]" office:value-type="float" office:value="96930.7599914834" calcext:value-type="float">
            <text:p>96930,7599914834</text:p>
          </table:table-cell>
          <table:table-cell table:formula="of:=[.D60]-[.D48]" office:value-type="float" office:value="10916.6666666667" calcext:value-type="float">
            <text:p>10916,6666666667</text:p>
          </table:table-cell>
          <table:table-cell table:number-columns-repeated="101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50:.B61])" office:value-type="float" office:value="13883.4433769148" calcext:value-type="float">
            <text:p>13883,4433769148</text:p>
          </table:table-cell>
          <table:table-cell table:formula="of:=AVERAGE([.B50:.B61])" office:value-type="float" office:value="112250" calcext:value-type="float">
            <text:p>112250</text:p>
          </table:table-cell>
          <table:table-cell table:formula="of:=[.D61]-[.C61]" office:value-type="float" office:value="98366.5566230852" calcext:value-type="float">
            <text:p>98366,5566230852</text:p>
          </table:table-cell>
          <table:table-cell table:formula="of:=[.D61]-[.D49]" office:value-type="float" office:value="16500" calcext:value-type="float">
            <text:p>16500</text:p>
          </table:table-cell>
          <table:table-cell table:number-columns-repeated="101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51:.B62])" office:value-type="float" office:value="14097.8721798717" calcext:value-type="float">
            <text:p>14097,8721798717</text:p>
          </table:table-cell>
          <table:table-cell table:formula="of:=AVERAGE([.B51:.B62])" office:value-type="float" office:value="112750" calcext:value-type="float">
            <text:p>112750</text:p>
          </table:table-cell>
          <table:table-cell table:formula="of:=[.D62]-[.C62]" office:value-type="float" office:value="98652.1278201283" calcext:value-type="float">
            <text:p>98652,1278201283</text:p>
          </table:table-cell>
          <table:table-cell table:formula="of:=[.D62]-[.D50]" office:value-type="float" office:value="16000" calcext:value-type="float">
            <text:p>16000</text:p>
          </table:table-cell>
          <table:table-cell table:number-columns-repeated="101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52:.B63])" office:value-type="float" office:value="14610.861464242" calcext:value-type="float">
            <text:p>14610,861464242</text:p>
          </table:table-cell>
          <table:table-cell table:formula="of:=AVERAGE([.B52:.B63])" office:value-type="float" office:value="112250" calcext:value-type="float">
            <text:p>112250</text:p>
          </table:table-cell>
          <table:table-cell table:formula="of:=[.D63]-[.C63]" office:value-type="float" office:value="97639.138535758" calcext:value-type="float">
            <text:p>97639,138535758</text:p>
          </table:table-cell>
          <table:table-cell table:formula="of:=[.D63]-[.D51]" office:value-type="float" office:value="14250" calcext:value-type="float">
            <text:p>14250</text:p>
          </table:table-cell>
          <table:table-cell table:number-columns-repeated="101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53:.B64])" office:value-type="float" office:value="14610.861464242" calcext:value-type="float">
            <text:p>14610,861464242</text:p>
          </table:table-cell>
          <table:table-cell table:formula="of:=AVERAGE([.B53:.B64])" office:value-type="float" office:value="112250" calcext:value-type="float">
            <text:p>112250</text:p>
          </table:table-cell>
          <table:table-cell table:formula="of:=[.D64]-[.C64]" office:value-type="float" office:value="97639.138535758" calcext:value-type="float">
            <text:p>97639,138535758</text:p>
          </table:table-cell>
          <table:table-cell table:formula="of:=[.D64]-[.D52]" office:value-type="float" office:value="14333.3333333333" calcext:value-type="float">
            <text:p>14333,3333333333</text:p>
          </table:table-cell>
          <table:table-cell table:number-columns-repeated="101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54:.B65])" office:value-type="float" office:value="15535.6384035565" calcext:value-type="float">
            <text:p>15535,6384035565</text:p>
          </table:table-cell>
          <table:table-cell table:formula="of:=AVERAGE([.B54:.B65])" office:value-type="float" office:value="110916.666666667" calcext:value-type="float">
            <text:p>110916,666666667</text:p>
          </table:table-cell>
          <table:table-cell table:formula="of:=[.D65]-[.C65]" office:value-type="float" office:value="95381.0282631101" calcext:value-type="float">
            <text:p>95381,0282631101</text:p>
          </table:table-cell>
          <table:table-cell table:formula="of:=[.D65]-[.D53]" office:value-type="float" office:value="11583.3333333333" calcext:value-type="float">
            <text:p>11583,3333333333</text:p>
          </table:table-cell>
          <table:table-cell table:number-columns-repeated="101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55:.B66])" office:value-type="float" office:value="15642.7928995103" calcext:value-type="float">
            <text:p>15642,7928995103</text:p>
          </table:table-cell>
          <table:table-cell table:formula="of:=AVERAGE([.B55:.B66])" office:value-type="float" office:value="110166.666666667" calcext:value-type="float">
            <text:p>110166,666666667</text:p>
          </table:table-cell>
          <table:table-cell table:formula="of:=[.D66]-[.C66]" office:value-type="float" office:value="94523.8737671564" calcext:value-type="float">
            <text:p>94523,8737671564</text:p>
          </table:table-cell>
          <table:table-cell table:formula="of:=[.D66]-[.D54]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56:.B67])" office:value-type="float" office:value="15942.1301949117" calcext:value-type="float">
            <text:p>15942,1301949117</text:p>
          </table:table-cell>
          <table:table-cell table:formula="of:=AVERAGE([.B56:.B67])" office:value-type="float" office:value="109833.333333333" calcext:value-type="float">
            <text:p>109833,333333333</text:p>
          </table:table-cell>
          <table:table-cell table:formula="of:=[.D67]-[.C67]" office:value-type="float" office:value="93891.2031384216" calcext:value-type="float">
            <text:p>93891,2031384216</text:p>
          </table:table-cell>
          <table:table-cell table:formula="of:=[.D67]-[.D55]" office:value-type="float" office:value="8500" calcext:value-type="float">
            <text:p>8500</text:p>
          </table:table-cell>
          <table:table-cell table:number-columns-repeated="101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57:.B68])" office:value-type="float" office:value="16166.5104647249" calcext:value-type="float">
            <text:p>16166,5104647249</text:p>
          </table:table-cell>
          <table:table-cell table:formula="of:=AVERAGE([.B57:.B68])" office:value-type="float" office:value="109583.333333333" calcext:value-type="float">
            <text:p>109583,333333333</text:p>
          </table:table-cell>
          <table:table-cell table:formula="of:=[.D68]-[.C68]" office:value-type="float" office:value="93416.8228686084" calcext:value-type="float">
            <text:p>93416,8228686084</text:p>
          </table:table-cell>
          <table:table-cell table:formula="of:=[.D68]-[.D56]" office:value-type="float" office:value="8250" calcext:value-type="float">
            <text:p>8250</text:p>
          </table:table-cell>
          <table:table-cell table:number-columns-repeated="101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58:.B69])" office:value-type="float" office:value="16692.1774457016" calcext:value-type="float">
            <text:p>16692,1774457016</text:p>
          </table:table-cell>
          <table:table-cell table:formula="of:=AVERAGE([.B58:.B69])" office:value-type="float" office:value="107916.666666667" calcext:value-type="float">
            <text:p>107916,666666667</text:p>
          </table:table-cell>
          <table:table-cell table:formula="of:=[.D69]-[.C69]" office:value-type="float" office:value="91224.4892209651" calcext:value-type="float">
            <text:p>91224,4892209651</text:p>
          </table:table-cell>
          <table:table-cell table:formula="of:=[.D69]-[.D57]" office:value-type="float" office:value="4916.66666666666" calcext:value-type="float">
            <text:p>4916,66666666666</text:p>
          </table:table-cell>
          <table:table-cell table:number-columns-repeated="101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59:.B70])" office:value-type="float" office:value="17145.5445224028" calcext:value-type="float">
            <text:p>17145,5445224028</text:p>
          </table:table-cell>
          <table:table-cell table:formula="of:=AVERAGE([.B59:.B70])" office:value-type="float" office:value="105833.333333333" calcext:value-type="float">
            <text:p>105833,333333333</text:p>
          </table:table-cell>
          <table:table-cell table:formula="of:=[.D70]-[.C70]" office:value-type="float" office:value="88687.7888109305" calcext:value-type="float">
            <text:p>88687,7888109305</text:p>
          </table:table-cell>
          <table:table-cell table:formula="of:=[.D70]-[.D58]" office:value-type="float" office:value="666.666666666672" calcext:value-type="float">
            <text:p>666,666666666672</text:p>
          </table:table-cell>
          <table:table-cell table:number-columns-repeated="101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60:.B71])" office:value-type="float" office:value="16864.8819273733" calcext:value-type="float">
            <text:p>16864,8819273733</text:p>
          </table:table-cell>
          <table:table-cell table:formula="of:=AVERAGE([.B60:.B71])" office:value-type="float" office:value="104666.666666667" calcext:value-type="float">
            <text:p>104666,666666667</text:p>
          </table:table-cell>
          <table:table-cell table:formula="of:=[.D71]-[.C71]" office:value-type="float" office:value="87801.7847392934" calcext:value-type="float">
            <text:p>87801,7847392934</text:p>
          </table:table-cell>
          <table:table-cell table:formula="of:=[.D71]-[.D59]" office:value-type="float" office:value="-1333.33333333334" calcext:value-type="float">
            <text:p>-1333,33333333334</text:p>
          </table:table-cell>
          <table:table-cell table:number-columns-repeated="101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61:.B72])" office:value-type="float" office:value="17007.1286301487" calcext:value-type="float">
            <text:p>17007,1286301487</text:p>
          </table:table-cell>
          <table:table-cell table:formula="of:=AVERAGE([.B61:.B72])" office:value-type="float" office:value="104166.666666667" calcext:value-type="float">
            <text:p>104166,666666667</text:p>
          </table:table-cell>
          <table:table-cell table:formula="of:=[.D72]-[.C72]" office:value-type="float" office:value="87159.538036518" calcext:value-type="float">
            <text:p>87159,538036518</text:p>
          </table:table-cell>
          <table:table-cell table:formula="of:=[.D72]-[.D60]" office:value-type="float" office:value="-2500" calcext:value-type="float">
            <text:p>-2500</text:p>
          </table:table-cell>
          <table:table-cell table:number-columns-repeated="101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62:.B73])" office:value-type="float" office:value="8850.61203156784" calcext:value-type="float">
            <text:p>8850,61203156784</text:p>
          </table:table-cell>
          <table:table-cell table:formula="of:=AVERAGE([.B62:.B73])" office:value-type="float" office:value="99166.6666666667" calcext:value-type="float">
            <text:p>99166,6666666667</text:p>
          </table:table-cell>
          <table:table-cell table:formula="of:=[.D73]-[.C73]" office:value-type="float" office:value="90316.0546350988" calcext:value-type="float">
            <text:p>90316,0546350988</text:p>
          </table:table-cell>
          <table:table-cell table:formula="of:=[.D73]-[.D61]" office:value-type="float" office:value="-13083.3333333333" calcext:value-type="float">
            <text:p>-13083,3333333333</text:p>
          </table:table-cell>
          <table:table-cell table:number-columns-repeated="101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8000" calcext:value-type="float">
            <text:p>128000</text:p>
          </table:table-cell>
          <table:table-cell table:formula="of:=COM.MICROSOFT.STDEV.S([.B63:.B74])" office:value-type="float" office:value="10497.8352746909" calcext:value-type="float">
            <text:p>10497,8352746909</text:p>
          </table:table-cell>
          <table:table-cell table:formula="of:=AVERAGE([.B63:.B74])" office:value-type="float" office:value="99750" calcext:value-type="float">
            <text:p>99750</text:p>
          </table:table-cell>
          <table:table-cell table:formula="of:=[.D74]-[.C74]" office:value-type="float" office:value="89252.1647253091" calcext:value-type="float">
            <text:p>89252,1647253091</text:p>
          </table:table-cell>
          <table:table-cell table:formula="of:=[.D74]-[.D62]" office:value-type="float" office:value="-13000" calcext:value-type="float">
            <text:p>-13000</text:p>
          </table:table-cell>
          <table:table-cell table:number-columns-repeated="101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64:.B75])" office:value-type="float" office:value="10492.0604903581" calcext:value-type="float">
            <text:p>10492,0604903581</text:p>
          </table:table-cell>
          <table:table-cell table:formula="of:=AVERAGE([.B64:.B75])" office:value-type="float" office:value="100416.666666667" calcext:value-type="float">
            <text:p>100416,666666667</text:p>
          </table:table-cell>
          <table:table-cell table:formula="of:=[.D75]-[.C75]" office:value-type="float" office:value="89924.6061763086" calcext:value-type="float">
            <text:p>89924,6061763086</text:p>
          </table:table-cell>
          <table:table-cell table:formula="of:=[.D75]-[.D63]" office:value-type="float" office:value="-11833.3333333333" calcext:value-type="float">
            <text:p>-11833,3333333333</text:p>
          </table:table-cell>
          <table:table-cell table:number-columns-repeated="101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65:.B76])" office:value-type="float" office:value="10171.2607603259" calcext:value-type="float">
            <text:p>10171,2607603259</text:p>
          </table:table-cell>
          <table:table-cell table:formula="of:=AVERAGE([.B65:.B76])" office:value-type="float" office:value="100000" calcext:value-type="float">
            <text:p>100000</text:p>
          </table:table-cell>
          <table:table-cell table:formula="of:=[.D76]-[.C76]" office:value-type="float" office:value="89828.7392396741" calcext:value-type="float">
            <text:p>89828,7392396741</text:p>
          </table:table-cell>
          <table:table-cell table:formula="of:=[.D76]-[.D64]" office:value-type="float" office:value="-12250" calcext:value-type="float">
            <text:p>-12250</text:p>
          </table:table-cell>
          <table:table-cell table:number-columns-repeated="101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66:.B77])" office:value-type="float" office:value="9995.45351192685" calcext:value-type="float">
            <text:p>9995,45351192685</text:p>
          </table:table-cell>
          <table:table-cell table:formula="of:=AVERAGE([.B66:.B77])" office:value-type="float" office:value="100500" calcext:value-type="float">
            <text:p>100500</text:p>
          </table:table-cell>
          <table:table-cell table:formula="of:=[.D77]-[.C77]" office:value-type="float" office:value="90504.5464880731" calcext:value-type="float">
            <text:p>90504,5464880731</text:p>
          </table:table-cell>
          <table:table-cell table:formula="of:=[.D77]-[.D65]" office:value-type="float" office:value="-10416.6666666667" calcext:value-type="float">
            <text:p>-10416,6666666667</text:p>
          </table:table-cell>
          <table:table-cell table:number-columns-repeated="101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67:.B78])" office:value-type="float" office:value="11610.7969606141" calcext:value-type="float">
            <text:p>11610,7969606141</text:p>
          </table:table-cell>
          <table:table-cell table:formula="of:=AVERAGE([.B67:.B78])" office:value-type="float" office:value="101916.666666667" calcext:value-type="float">
            <text:p>101916,666666667</text:p>
          </table:table-cell>
          <table:table-cell table:formula="of:=[.D78]-[.C78]" office:value-type="float" office:value="90305.8697060525" calcext:value-type="float">
            <text:p>90305,8697060525</text:p>
          </table:table-cell>
          <table:table-cell table:formula="of:=[.D78]-[.D66]" office:value-type="float" office:value="-8250" calcext:value-type="float">
            <text:p>-8250</text:p>
          </table:table-cell>
          <table:table-cell table:number-columns-repeated="101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68:.B79])" office:value-type="float" office:value="11412.3803057217" calcext:value-type="float">
            <text:p>11412,3803057217</text:p>
          </table:table-cell>
          <table:table-cell table:formula="of:=AVERAGE([.B68:.B79])" office:value-type="float" office:value="102666.666666667" calcext:value-type="float">
            <text:p>102666,666666667</text:p>
          </table:table-cell>
          <table:table-cell table:formula="of:=[.D79]-[.C79]" office:value-type="float" office:value="91254.286360945" calcext:value-type="float">
            <text:p>91254,286360945</text:p>
          </table:table-cell>
          <table:table-cell table:formula="of:=[.D79]-[.D67]" office:value-type="float" office:value="-7166.66666666667" calcext:value-type="float">
            <text:p>-7166,66666666667</text:p>
          </table:table-cell>
          <table:table-cell table:number-columns-repeated="101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69:.B80])" office:value-type="float" office:value="11304.3300901857" calcext:value-type="float">
            <text:p>11304,3300901857</text:p>
          </table:table-cell>
          <table:table-cell table:formula="of:=AVERAGE([.B69:.B80])" office:value-type="float" office:value="102833.333333333" calcext:value-type="float">
            <text:p>102833,333333333</text:p>
          </table:table-cell>
          <table:table-cell table:formula="of:=[.D80]-[.C80]" office:value-type="float" office:value="91529.0032431476" calcext:value-type="float">
            <text:p>91529,0032431476</text:p>
          </table:table-cell>
          <table:table-cell table:formula="of:=[.D80]-[.D68]" office:value-type="float" office:value="-6750" calcext:value-type="float">
            <text:p>-6750</text:p>
          </table:table-cell>
          <table:table-cell table:number-columns-repeated="101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70:.B81])" office:value-type="float" office:value="10963.7833549622" calcext:value-type="float">
            <text:p>10963,7833549622</text:p>
          </table:table-cell>
          <table:table-cell table:formula="of:=AVERAGE([.B70:.B81])" office:value-type="float" office:value="103750" calcext:value-type="float">
            <text:p>103750</text:p>
          </table:table-cell>
          <table:table-cell table:formula="of:=[.D81]-[.C81]" office:value-type="float" office:value="92786.2166450378" calcext:value-type="float">
            <text:p>92786,2166450378</text:p>
          </table:table-cell>
          <table:table-cell table:formula="of:=[.D81]-[.D69]" office:value-type="float" office:value="-4166.66666666666" calcext:value-type="float">
            <text:p>-4166,66666666666</text:p>
          </table:table-cell>
          <table:table-cell table:number-columns-repeated="101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71:.B82])" office:value-type="float" office:value="10677.0782520313" calcext:value-type="float">
            <text:p>10677,0782520313</text:p>
          </table:table-cell>
          <table:table-cell table:formula="of:=AVERAGE([.B71:.B82])" office:value-type="float" office:value="104000" calcext:value-type="float">
            <text:p>104000</text:p>
          </table:table-cell>
          <table:table-cell table:formula="of:=[.D82]-[.C82]" office:value-type="float" office:value="93322.9217479687" calcext:value-type="float">
            <text:p>93322,9217479687</text:p>
          </table:table-cell>
          <table:table-cell table:formula="of:=[.D82]-[.D70]" office:value-type="float" office:value="-1833.33333333333" calcext:value-type="float">
            <text:p>-1833,33333333333</text:p>
          </table:table-cell>
          <table:table-cell table:number-columns-repeated="101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72:.B83])" office:value-type="float" office:value="12011.0428987308" calcext:value-type="float">
            <text:p>12011,0428987308</text:p>
          </table:table-cell>
          <table:table-cell table:formula="of:=AVERAGE([.B72:.B83])" office:value-type="float" office:value="102583.333333333" calcext:value-type="float">
            <text:p>102583,333333333</text:p>
          </table:table-cell>
          <table:table-cell table:formula="of:=[.D83]-[.C83]" office:value-type="float" office:value="90572.2904346025" calcext:value-type="float">
            <text:p>90572,2904346025</text:p>
          </table:table-cell>
          <table:table-cell table:formula="of:=[.D83]-[.D71]" office:value-type="float" office:value="-2083.33333333333" calcext:value-type="float">
            <text:p>-2083,33333333333</text:p>
          </table:table-cell>
          <table:table-cell table:number-columns-repeated="101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73:.B84])" office:value-type="float" office:value="11972.1899973786" calcext:value-type="float">
            <text:p>11972,1899973786</text:p>
          </table:table-cell>
          <table:table-cell table:formula="of:=AVERAGE([.B73:.B84])" office:value-type="float" office:value="102666.666666667" calcext:value-type="float">
            <text:p>102666,666666667</text:p>
          </table:table-cell>
          <table:table-cell table:formula="of:=[.D84]-[.C84]" office:value-type="float" office:value="90694.476669288" calcext:value-type="float">
            <text:p>90694,476669288</text:p>
          </table:table-cell>
          <table:table-cell table:formula="of:=[.D84]-[.D72]" office:value-type="float" office:value="-1500" calcext:value-type="float">
            <text:p>-1500</text:p>
          </table:table-cell>
          <table:table-cell table:number-columns-repeated="101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74:.B85])" office:value-type="float" office:value="12437.7236541487" calcext:value-type="float">
            <text:p>12437,7236541487</text:p>
          </table:table-cell>
          <table:table-cell table:formula="of:=AVERAGE([.B74:.B85])" office:value-type="float" office:value="105166.666666667" calcext:value-type="float">
            <text:p>105166,666666667</text:p>
          </table:table-cell>
          <table:table-cell table:formula="of:=[.D85]-[.C85]" office:value-type="float" office:value="92728.943012518" calcext:value-type="float">
            <text:p>92728,943012518</text:p>
          </table:table-cell>
          <table:table-cell table:formula="of:=[.D85]-[.D73]" office:value-type="float" office:value="6000" calcext:value-type="float">
            <text:p>6000</text:p>
          </table:table-cell>
          <table:table-cell table:number-columns-repeated="101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75:.B86])" office:value-type="float" office:value="10402.1413879328" calcext:value-type="float">
            <text:p>10402,1413879328</text:p>
          </table:table-cell>
          <table:table-cell table:formula="of:=AVERAGE([.B75:.B86])" office:value-type="float" office:value="103750" calcext:value-type="float">
            <text:p>103750</text:p>
          </table:table-cell>
          <table:table-cell table:formula="of:=[.D86]-[.C86]" office:value-type="float" office:value="93347.8586120672" calcext:value-type="float">
            <text:p>93347,8586120672</text:p>
          </table:table-cell>
          <table:table-cell table:formula="of:=[.D86]-[.D74]" office:value-type="float" office:value="4000" calcext:value-type="float">
            <text:p>4000</text:p>
          </table:table-cell>
          <table:table-cell table:number-columns-repeated="101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76:.B87])" office:value-type="float" office:value="10402.1413879328" calcext:value-type="float">
            <text:p>10402,1413879328</text:p>
          </table:table-cell>
          <table:table-cell table:formula="of:=AVERAGE([.B76:.B87])" office:value-type="float" office:value="103750" calcext:value-type="float">
            <text:p>103750</text:p>
          </table:table-cell>
          <table:table-cell table:formula="of:=[.D87]-[.C87]" office:value-type="float" office:value="93347.8586120672" calcext:value-type="float">
            <text:p>93347,8586120672</text:p>
          </table:table-cell>
          <table:table-cell table:formula="of:=[.D87]-[.D75]" office:value-type="float" office:value="3333.33333333334" calcext:value-type="float">
            <text:p>3333,33333333334</text:p>
          </table:table-cell>
          <table:table-cell table:number-columns-repeated="101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20000" calcext:value-type="float">
            <text:p>120000</text:p>
          </table:table-cell>
          <table:table-cell table:formula="of:=COM.MICROSOFT.STDEV.S([.B77:.B88])" office:value-type="float" office:value="11417.6896245973" calcext:value-type="float">
            <text:p>11417,6896245973</text:p>
          </table:table-cell>
          <table:table-cell table:formula="of:=AVERAGE([.B77:.B88])" office:value-type="float" office:value="105000" calcext:value-type="float">
            <text:p>105000</text:p>
          </table:table-cell>
          <table:table-cell table:formula="of:=[.D88]-[.C88]" office:value-type="float" office:value="93582.3103754027" calcext:value-type="float">
            <text:p>93582,3103754027</text:p>
          </table:table-cell>
          <table:table-cell table:formula="of:=[.D88]-[.D76]" office:value-type="float" office:value="5000" calcext:value-type="float">
            <text:p>5000</text:p>
          </table:table-cell>
          <table:table-cell table:number-columns-repeated="101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78:.B89])" office:value-type="float" office:value="11956.9936426218" calcext:value-type="float">
            <text:p>11956,9936426218</text:p>
          </table:table-cell>
          <table:table-cell table:formula="of:=AVERAGE([.B78:.B89])" office:value-type="float" office:value="104333.333333333" calcext:value-type="float">
            <text:p>104333,333333333</text:p>
          </table:table-cell>
          <table:table-cell table:formula="of:=[.D89]-[.C89]" office:value-type="float" office:value="92376.3396907116" calcext:value-type="float">
            <text:p>92376,3396907116</text:p>
          </table:table-cell>
          <table:table-cell table:formula="of:=[.D89]-[.D77]" office:value-type="float" office:value="3833.33333333333" calcext:value-type="float">
            <text:p>3833,33333333333</text:p>
          </table:table-cell>
          <table:table-cell table:number-columns-repeated="101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79:.B90])" office:value-type="float" office:value="11304.3300901857" calcext:value-type="float">
            <text:p>11304,3300901857</text:p>
          </table:table-cell>
          <table:table-cell table:formula="of:=AVERAGE([.B79:.B90])" office:value-type="float" office:value="103833.333333333" calcext:value-type="float">
            <text:p>103833,333333333</text:p>
          </table:table-cell>
          <table:table-cell table:formula="of:=[.D90]-[.C90]" office:value-type="float" office:value="92529.0032431476" calcext:value-type="float">
            <text:p>92529,0032431476</text:p>
          </table:table-cell>
          <table:table-cell table:formula="of:=[.D90]-[.D78]" office:value-type="float" office:value="1916.66666666667" calcext:value-type="float">
            <text:p>1916,66666666667</text:p>
          </table:table-cell>
          <table:table-cell table:number-columns-repeated="101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80:.B91])" office:value-type="float" office:value="11444.1992716702" calcext:value-type="float">
            <text:p>11444,1992716702</text:p>
          </table:table-cell>
          <table:table-cell table:formula="of:=AVERAGE([.B80:.B91])" office:value-type="float" office:value="104333.333333333" calcext:value-type="float">
            <text:p>104333,333333333</text:p>
          </table:table-cell>
          <table:table-cell table:formula="of:=[.D91]-[.C91]" office:value-type="float" office:value="92889.1340616631" calcext:value-type="float">
            <text:p>92889,1340616631</text:p>
          </table:table-cell>
          <table:table-cell table:formula="of:=[.D91]-[.D79]" office:value-type="float" office:value="1666.66666666667" calcext:value-type="float">
            <text:p>1666,66666666667</text:p>
          </table:table-cell>
          <table:table-cell table:number-columns-repeated="101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81:.B92])" office:value-type="float" office:value="11301.3139488157" calcext:value-type="float">
            <text:p>11301,3139488157</text:p>
          </table:table-cell>
          <table:table-cell table:formula="of:=AVERAGE([.B81:.B92])" office:value-type="float" office:value="104583.333333333" calcext:value-type="float">
            <text:p>104583,333333333</text:p>
          </table:table-cell>
          <table:table-cell table:formula="of:=[.D92]-[.C92]" office:value-type="float" office:value="93282.0193845176" calcext:value-type="float">
            <text:p>93282,0193845176</text:p>
          </table:table-cell>
          <table:table-cell table:formula="of:=[.D92]-[.D80]" office:value-type="float" office:value="1750" calcext:value-type="float">
            <text:p>1750</text:p>
          </table:table-cell>
          <table:table-cell table:number-columns-repeated="101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82:.B93])" office:value-type="float" office:value="11866.6836908288" calcext:value-type="float">
            <text:p>11866,6836908288</text:p>
          </table:table-cell>
          <table:table-cell table:formula="of:=AVERAGE([.B82:.B93])" office:value-type="float" office:value="103500" calcext:value-type="float">
            <text:p>103500</text:p>
          </table:table-cell>
          <table:table-cell table:formula="of:=[.D93]-[.C93]" office:value-type="float" office:value="91633.3163091712" calcext:value-type="float">
            <text:p>91633,3163091712</text:p>
          </table:table-cell>
          <table:table-cell table:formula="of:=[.D93]-[.D81]" office:value-type="float" office:value="-250" calcext:value-type="float">
            <text:p>-250</text:p>
          </table:table-cell>
          <table:table-cell table:number-columns-repeated="101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83:.B94])" office:value-type="float" office:value="11797.213332997" calcext:value-type="float">
            <text:p>11797,213332997</text:p>
          </table:table-cell>
          <table:table-cell table:formula="of:=AVERAGE([.B83:.B94])" office:value-type="float" office:value="103583.333333333" calcext:value-type="float">
            <text:p>103583,333333333</text:p>
          </table:table-cell>
          <table:table-cell table:formula="of:=[.D94]-[.C94]" office:value-type="float" office:value="91786.1200003363" calcext:value-type="float">
            <text:p>91786,1200003363</text:p>
          </table:table-cell>
          <table:table-cell table:formula="of:=[.D94]-[.D82]" office:value-type="float" office:value="-416.666666666672" calcext:value-type="float">
            <text:p>-416,666666666672</text:p>
          </table:table-cell>
          <table:table-cell table:number-columns-repeated="101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08000" calcext:value-type="float">
            <text:p>108000</text:p>
          </table:table-cell>
          <table:table-cell table:formula="of:=COM.MICROSOFT.STDEV.S([.B84:.B95])" office:value-type="float" office:value="10273.5317464567" calcext:value-type="float">
            <text:p>10273,5317464567</text:p>
          </table:table-cell>
          <table:table-cell table:formula="of:=AVERAGE([.B84:.B95])" office:value-type="float" office:value="105500" calcext:value-type="float">
            <text:p>105500</text:p>
          </table:table-cell>
          <table:table-cell table:formula="of:=[.D95]-[.C95]" office:value-type="float" office:value="95226.4682535433" calcext:value-type="float">
            <text:p>95226,4682535433</text:p>
          </table:table-cell>
          <table:table-cell table:formula="of:=[.D95]-[.D83]" office:value-type="float" office:value="2916.66666666667" calcext:value-type="float">
            <text:p>2916,66666666667</text:p>
          </table:table-cell>
          <table:table-cell table:number-columns-repeated="101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85:.B96])" office:value-type="float" office:value="14803.766924385" calcext:value-type="float">
            <text:p>14803,766924385</text:p>
          </table:table-cell>
          <table:table-cell table:formula="of:=AVERAGE([.B85:.B96])" office:value-type="float" office:value="109333.333333333" calcext:value-type="float">
            <text:p>109333,333333333</text:p>
          </table:table-cell>
          <table:table-cell table:formula="of:=[.D96]-[.C96]" office:value-type="float" office:value="94529.5664089483" calcext:value-type="float">
            <text:p>94529,5664089483</text:p>
          </table:table-cell>
          <table:table-cell table:formula="of:=[.D96]-[.D84]" office:value-type="float" office:value="6666.66666666667" calcext:value-type="float">
            <text:p>6666,66666666667</text:p>
          </table:table-cell>
          <table:table-cell table:number-columns-repeated="101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86:.B97])" office:value-type="float" office:value="14355.6028550992" calcext:value-type="float">
            <text:p>14355,6028550992</text:p>
          </table:table-cell>
          <table:table-cell table:formula="of:=AVERAGE([.B86:.B97])" office:value-type="float" office:value="108083.333333333" calcext:value-type="float">
            <text:p>108083,333333333</text:p>
          </table:table-cell>
          <table:table-cell table:formula="of:=[.D97]-[.C97]" office:value-type="float" office:value="93727.7304782341" calcext:value-type="float">
            <text:p>93727,7304782341</text:p>
          </table:table-cell>
          <table:table-cell table:formula="of:=[.D97]-[.D85]" office:value-type="float" office:value="2916.66666666667" calcext:value-type="float">
            <text:p>2916,66666666667</text:p>
          </table:table-cell>
          <table:table-cell table:number-columns-repeated="101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87:.B98])" office:value-type="float" office:value="14404.0713941327" calcext:value-type="float">
            <text:p>14404,0713941327</text:p>
          </table:table-cell>
          <table:table-cell table:formula="of:=AVERAGE([.B87:.B98])" office:value-type="float" office:value="108250" calcext:value-type="float">
            <text:p>108250</text:p>
          </table:table-cell>
          <table:table-cell table:formula="of:=[.D98]-[.C98]" office:value-type="float" office:value="93845.9286058673" calcext:value-type="float">
            <text:p>93845,9286058673</text:p>
          </table:table-cell>
          <table:table-cell table:formula="of:=[.D98]-[.D86]" office:value-type="float" office:value="4500" calcext:value-type="float">
            <text:p>4500</text:p>
          </table:table-cell>
          <table:table-cell table:number-columns-repeated="101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6000" calcext:value-type="float">
            <text:p>86000</text:p>
          </table:table-cell>
          <table:table-cell table:formula="of:=COM.MICROSOFT.STDEV.S([.B88:.B99])" office:value-type="float" office:value="15760.2780316961" calcext:value-type="float">
            <text:p>15760,2780316961</text:p>
          </table:table-cell>
          <table:table-cell table:formula="of:=AVERAGE([.B88:.B99])" office:value-type="float" office:value="106750" calcext:value-type="float">
            <text:p>106750</text:p>
          </table:table-cell>
          <table:table-cell table:formula="of:=[.D99]-[.C99]" office:value-type="float" office:value="90989.7219683039" calcext:value-type="float">
            <text:p>90989,7219683039</text:p>
          </table:table-cell>
          <table:table-cell table:formula="of:=[.D99]-[.D87]" office:value-type="float" office:value="3000" calcext:value-type="float">
            <text:p>3000</text:p>
          </table:table-cell>
          <table:table-cell table:number-columns-repeated="101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89:.B100])" office:value-type="float" office:value="15767.2464497153" calcext:value-type="float">
            <text:p>15767,2464497153</text:p>
          </table:table-cell>
          <table:table-cell table:formula="of:=AVERAGE([.B89:.B100])" office:value-type="float" office:value="104333.333333333" calcext:value-type="float">
            <text:p>104333,333333333</text:p>
          </table:table-cell>
          <table:table-cell table:formula="of:=[.D100]-[.C100]" office:value-type="float" office:value="88566.086883618" calcext:value-type="float">
            <text:p>88566,086883618</text:p>
          </table:table-cell>
          <table:table-cell table:formula="of:=[.D100]-[.D88]" office:value-type="float" office:value="-666.666666666672" calcext:value-type="float">
            <text:p>-666,666666666672</text:p>
          </table:table-cell>
          <table:table-cell table:number-columns-repeated="101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07000" calcext:value-type="float">
            <text:p>107000</text:p>
          </table:table-cell>
          <table:table-cell table:formula="of:=COM.MICROSOFT.STDEV.S([.B90:.B101])" office:value-type="float" office:value="15287.8938042393" calcext:value-type="float">
            <text:p>15287,8938042393</text:p>
          </table:table-cell>
          <table:table-cell table:formula="of:=AVERAGE([.B90:.B101])" office:value-type="float" office:value="105583.333333333" calcext:value-type="float">
            <text:p>105583,333333333</text:p>
          </table:table-cell>
          <table:table-cell table:formula="of:=[.D101]-[.C101]" office:value-type="float" office:value="90295.4395290941" calcext:value-type="float">
            <text:p>90295,4395290941</text:p>
          </table:table-cell>
          <table:table-cell table:formula="of:=[.D101]-[.D89]" office:value-type="float" office:value="1250" calcext:value-type="float">
            <text:p>1250</text:p>
          </table:table-cell>
          <table:table-cell table:number-columns-repeated="101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91:.B102])" office:value-type="float" office:value="21275.0743330966" calcext:value-type="float">
            <text:p>21275,0743330966</text:p>
          </table:table-cell>
          <table:table-cell table:formula="of:=AVERAGE([.B91:.B102])" office:value-type="float" office:value="109083.333333333" calcext:value-type="float">
            <text:p>109083,333333333</text:p>
          </table:table-cell>
          <table:table-cell table:formula="of:=[.D102]-[.C102]" office:value-type="float" office:value="87808.2590002367" calcext:value-type="float">
            <text:p>87808,2590002367</text:p>
          </table:table-cell>
          <table:table-cell table:formula="of:=[.D102]-[.D90]" office:value-type="float" office:value="5250" calcext:value-type="float">
            <text:p>5250</text:p>
          </table:table-cell>
          <table:table-cell table:number-columns-repeated="101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92:.B103])" office:value-type="float" office:value="23550.5581224477" calcext:value-type="float">
            <text:p>23550,5581224477</text:p>
          </table:table-cell>
          <table:table-cell table:formula="of:=AVERAGE([.B92:.B103])" office:value-type="float" office:value="111916.666666667" calcext:value-type="float">
            <text:p>111916,666666667</text:p>
          </table:table-cell>
          <table:table-cell table:formula="of:=[.D103]-[.C103]" office:value-type="float" office:value="88366.108544219" calcext:value-type="float">
            <text:p>88366,108544219</text:p>
          </table:table-cell>
          <table:table-cell table:formula="of:=[.D103]-[.D91]" office:value-type="float" office:value="7583.33333333333" calcext:value-type="float">
            <text:p>7583,33333333333</text:p>
          </table:table-cell>
          <table:table-cell table:number-columns-repeated="101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93:.B104])" office:value-type="float" office:value="23394.3466364302" calcext:value-type="float">
            <text:p>23394,3466364302</text:p>
          </table:table-cell>
          <table:table-cell table:formula="of:=AVERAGE([.B93:.B104])" office:value-type="float" office:value="112250" calcext:value-type="float">
            <text:p>112250</text:p>
          </table:table-cell>
          <table:table-cell table:formula="of:=[.D104]-[.C104]" office:value-type="float" office:value="88855.6533635698" calcext:value-type="float">
            <text:p>88855,6533635698</text:p>
          </table:table-cell>
          <table:table-cell table:formula="of:=[.D104]-[.D92]" office:value-type="float" office:value="7666.66666666667" calcext:value-type="float">
            <text:p>7666,66666666667</text:p>
          </table:table-cell>
          <table:table-cell table:number-columns-repeated="101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94:.B105])" office:value-type="float" office:value="23106.3089902199" calcext:value-type="float">
            <text:p>23106,3089902199</text:p>
          </table:table-cell>
          <table:table-cell table:formula="of:=AVERAGE([.B94:.B105])" office:value-type="float" office:value="112583.333333333" calcext:value-type="float">
            <text:p>112583,333333333</text:p>
          </table:table-cell>
          <table:table-cell table:formula="of:=[.D105]-[.C105]" office:value-type="float" office:value="89477.0243431135" calcext:value-type="float">
            <text:p>89477,0243431135</text:p>
          </table:table-cell>
          <table:table-cell table:formula="of:=[.D105]-[.D93]" office:value-type="float" office:value="9083.33333333333" calcext:value-type="float">
            <text:p>9083,33333333333</text:p>
          </table:table-cell>
          <table:table-cell table:number-columns-repeated="101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95:.B106])" office:value-type="float" office:value="24392.4665469162" calcext:value-type="float">
            <text:p>24392,4665469162</text:p>
          </table:table-cell>
          <table:table-cell table:formula="of:=AVERAGE([.B95:.B106])" office:value-type="float" office:value="111416.666666667" calcext:value-type="float">
            <text:p>111416,666666667</text:p>
          </table:table-cell>
          <table:table-cell table:formula="of:=[.D106]-[.C106]" office:value-type="float" office:value="87024.2001197505" calcext:value-type="float">
            <text:p>87024,2001197505</text:p>
          </table:table-cell>
          <table:table-cell table:formula="of:=[.D106]-[.D94]" office:value-type="float" office:value="7833.33333333333" calcext:value-type="float">
            <text:p>7833,33333333333</text:p>
          </table:table-cell>
          <table:table-cell table:number-columns-repeated="101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82000" calcext:value-type="float">
            <text:p>82000</text:p>
          </table:table-cell>
          <table:table-cell table:formula="of:=COM.MICROSOFT.STDEV.S([.B96:.B107])" office:value-type="float" office:value="25835.581524852" calcext:value-type="float">
            <text:p>25835,581524852</text:p>
          </table:table-cell>
          <table:table-cell table:formula="of:=AVERAGE([.B96:.B107])" office:value-type="float" office:value="109250" calcext:value-type="float">
            <text:p>109250</text:p>
          </table:table-cell>
          <table:table-cell table:formula="of:=[.D107]-[.C107]" office:value-type="float" office:value="83414.418475148" calcext:value-type="float">
            <text:p>83414,418475148</text:p>
          </table:table-cell>
          <table:table-cell table:formula="of:=[.D107]-[.D95]" office:value-type="float" office:value="3750" calcext:value-type="float">
            <text:p>3750</text:p>
          </table:table-cell>
          <table:table-cell table:number-columns-repeated="101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80000" calcext:value-type="float">
            <text:p>80000</text:p>
          </table:table-cell>
          <table:table-cell table:formula="of:=COM.MICROSOFT.STDEV.S([.B97:.B108])" office:value-type="float" office:value="24585.5032427032" calcext:value-type="float">
            <text:p>24585,5032427032</text:p>
          </table:table-cell>
          <table:table-cell table:formula="of:=AVERAGE([.B97:.B108])" office:value-type="float" office:value="103916.666666667" calcext:value-type="float">
            <text:p>103916,666666667</text:p>
          </table:table-cell>
          <table:table-cell table:formula="of:=[.D108]-[.C108]" office:value-type="float" office:value="79331.1634239635" calcext:value-type="float">
            <text:p>79331,1634239635</text:p>
          </table:table-cell>
          <table:table-cell table:formula="of:=[.D108]-[.D96]" office:value-type="float" office:value="-5416.66666666667" calcext:value-type="float">
            <text:p>-5416,66666666667</text:p>
          </table:table-cell>
          <table:table-cell table:number-columns-repeated="101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98:.B109])" office:value-type="float" office:value="25164.3085389292" calcext:value-type="float">
            <text:p>25164,3085389292</text:p>
          </table:table-cell>
          <table:table-cell table:formula="of:=AVERAGE([.B98:.B109])" office:value-type="float" office:value="102166.666666667" calcext:value-type="float">
            <text:p>102166,666666667</text:p>
          </table:table-cell>
          <table:table-cell table:formula="of:=[.D109]-[.C109]" office:value-type="float" office:value="77002.3581277375" calcext:value-type="float">
            <text:p>77002,3581277375</text:p>
          </table:table-cell>
          <table:table-cell table:formula="of:=[.D109]-[.D97]" office:value-type="float" office:value="-5916.66666666667" calcext:value-type="float">
            <text:p>-5916,66666666667</text:p>
          </table:table-cell>
          <table:table-cell table:number-columns-repeated="101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89000" calcext:value-type="float">
            <text:p>89000</text:p>
          </table:table-cell>
          <table:table-cell table:formula="of:=COM.MICROSOFT.STDEV.S([.B99:.B110])" office:value-type="float" office:value="25178.7548732994" calcext:value-type="float">
            <text:p>25178,7548732994</text:p>
          </table:table-cell>
          <table:table-cell table:formula="of:=AVERAGE([.B99:.B110])" office:value-type="float" office:value="100166.666666667" calcext:value-type="float">
            <text:p>100166,666666667</text:p>
          </table:table-cell>
          <table:table-cell table:formula="of:=[.D110]-[.C110]" office:value-type="float" office:value="74987.9117933673" calcext:value-type="float">
            <text:p>74987,9117933673</text:p>
          </table:table-cell>
          <table:table-cell table:formula="of:=[.D110]-[.D98]" office:value-type="float" office:value="-8083.33333333334" calcext:value-type="float">
            <text:p>-8083,33333333334</text:p>
          </table:table-cell>
          <table:table-cell table:number-columns-repeated="101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89000" calcext:value-type="float">
            <text:p>89000</text:p>
          </table:table-cell>
          <table:table-cell table:formula="of:=COM.MICROSOFT.STDEV.S([.B100:.B111])" office:value-type="float" office:value="25039.8167773333" calcext:value-type="float">
            <text:p>25039,8167773333</text:p>
          </table:table-cell>
          <table:table-cell table:formula="of:=AVERAGE([.B100:.B111])" office:value-type="float" office:value="100416.666666667" calcext:value-type="float">
            <text:p>100416,666666667</text:p>
          </table:table-cell>
          <table:table-cell table:formula="of:=[.D111]-[.C111]" office:value-type="float" office:value="75376.8498893333" calcext:value-type="float">
            <text:p>75376,8498893333</text:p>
          </table:table-cell>
          <table:table-cell table:formula="of:=[.D111]-[.D99]" office:value-type="float" office:value="-6333.33333333334" calcext:value-type="float">
            <text:p>-6333,33333333334</text:p>
          </table:table-cell>
          <table:table-cell table:number-columns-repeated="101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87000" calcext:value-type="float">
            <text:p>187000</text:p>
          </table:table-cell>
          <table:table-cell table:formula="of:=COM.MICROSOFT.STDEV.S([.B101:.B112])" office:value-type="float" office:value="35080.3190960229" calcext:value-type="float">
            <text:p>35080,3190960229</text:p>
          </table:table-cell>
          <table:table-cell table:formula="of:=AVERAGE([.B101:.B112])" office:value-type="float" office:value="108416.666666667" calcext:value-type="float">
            <text:p>108416,666666667</text:p>
          </table:table-cell>
          <table:table-cell table:formula="of:=[.D112]-[.C112]" office:value-type="float" office:value="73336.3475706438" calcext:value-type="float">
            <text:p>73336,3475706438</text:p>
          </table:table-cell>
          <table:table-cell table:formula="of:=[.D112]-[.D100]" office:value-type="float" office:value="4083.33333333333" calcext:value-type="float">
            <text:p>4083,33333333333</text:p>
          </table:table-cell>
          <table:table-cell table:number-columns-repeated="101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04000" calcext:value-type="float">
            <text:p>204000</text:p>
          </table:table-cell>
          <table:table-cell table:formula="of:=COM.MICROSOFT.STDEV.S([.B102:.B113])" office:value-type="float" office:value="44606.3591063794" calcext:value-type="float">
            <text:p>44606,3591063794</text:p>
          </table:table-cell>
          <table:table-cell table:formula="of:=AVERAGE([.B102:.B113])" office:value-type="float" office:value="116500" calcext:value-type="float">
            <text:p>116500</text:p>
          </table:table-cell>
          <table:table-cell table:formula="of:=[.D113]-[.C113]" office:value-type="float" office:value="71893.6408936206" calcext:value-type="float">
            <text:p>71893,6408936206</text:p>
          </table:table-cell>
          <table:table-cell table:formula="of:=[.D113]-[.D101]" office:value-type="float" office:value="10916.6666666667" calcext:value-type="float">
            <text:p>10916,6666666667</text:p>
          </table:table-cell>
          <table:table-cell table:number-columns-repeated="101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03:.B114])" office:value-type="float" office:value="44262.645856092" calcext:value-type="float">
            <text:p>44262,645856092</text:p>
          </table:table-cell>
          <table:table-cell table:formula="of:=AVERAGE([.B103:.B114])" office:value-type="float" office:value="109500" calcext:value-type="float">
            <text:p>109500</text:p>
          </table:table-cell>
          <table:table-cell table:formula="of:=[.D114]-[.C114]" office:value-type="float" office:value="65237.354143908" calcext:value-type="float">
            <text:p>65237,354143908</text:p>
          </table:table-cell>
          <table:table-cell table:formula="of:=[.D114]-[.D102]" office:value-type="float" office:value="416.666666666672" calcext:value-type="float">
            <text:p>416,666666666672</text:p>
          </table:table-cell>
          <table:table-cell table:number-columns-repeated="101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104:.B115])" office:value-type="float" office:value="46421.243177901" calcext:value-type="float">
            <text:p>46421,243177901</text:p>
          </table:table-cell>
          <table:table-cell table:formula="of:=AVERAGE([.B104:.B115])" office:value-type="float" office:value="101250" calcext:value-type="float">
            <text:p>101250</text:p>
          </table:table-cell>
          <table:table-cell table:formula="of:=[.D115]-[.C115]" office:value-type="float" office:value="54828.756822099" calcext:value-type="float">
            <text:p>54828,756822099</text:p>
          </table:table-cell>
          <table:table-cell table:formula="of:=[.D115]-[.D103]" office:value-type="float" office:value="-10666.6666666667" calcext:value-type="float">
            <text:p>-10666,6666666667</text:p>
          </table:table-cell>
          <table:table-cell table:number-columns-repeated="101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105:.B116])" office:value-type="float" office:value="48961.0234592969" calcext:value-type="float">
            <text:p>48961,0234592969</text:p>
          </table:table-cell>
          <table:table-cell table:formula="of:=AVERAGE([.B105:.B116])" office:value-type="float" office:value="96500" calcext:value-type="float">
            <text:p>96500</text:p>
          </table:table-cell>
          <table:table-cell table:formula="of:=[.D116]-[.C116]" office:value-type="float" office:value="47538.9765407031" calcext:value-type="float">
            <text:p>47538,9765407031</text:p>
          </table:table-cell>
          <table:table-cell table:formula="of:=[.D116]-[.D104]" office:value-type="float" office:value="-15750" calcext:value-type="float">
            <text:p>-15750</text:p>
          </table:table-cell>
          <table:table-cell table:number-columns-repeated="101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06:.B117])" office:value-type="float" office:value="51519.5608629883" calcext:value-type="float">
            <text:p>51519,5608629883</text:p>
          </table:table-cell>
          <table:table-cell table:formula="of:=AVERAGE([.B106:.B117])" office:value-type="float" office:value="91916.6666666667" calcext:value-type="float">
            <text:p>91916,6666666667</text:p>
          </table:table-cell>
          <table:table-cell table:formula="of:=[.D117]-[.C117]" office:value-type="float" office:value="40397.1058036784" calcext:value-type="float">
            <text:p>40397,1058036784</text:p>
          </table:table-cell>
          <table:table-cell table:formula="of:=[.D117]-[.D105]" office:value-type="float" office:value="-20666.6666666667" calcext:value-type="float">
            <text:p>-20666,6666666667</text:p>
          </table:table-cell>
          <table:table-cell table:number-columns-repeated="101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107:.B118])" office:value-type="float" office:value="53793.0940706795" calcext:value-type="float">
            <text:p>53793,0940706795</text:p>
          </table:table-cell>
          <table:table-cell table:formula="of:=AVERAGE([.B107:.B118])" office:value-type="float" office:value="88333.3333333333" calcext:value-type="float">
            <text:p>88333,3333333333</text:p>
          </table:table-cell>
          <table:table-cell table:formula="of:=[.D118]-[.C118]" office:value-type="float" office:value="34540.2392626539" calcext:value-type="float">
            <text:p>34540,2392626539</text:p>
          </table:table-cell>
          <table:table-cell table:formula="of:=[.D118]-[.D106]" office:value-type="float" office:value="-23083.3333333333" calcext:value-type="float">
            <text:p>-23083,3333333333</text:p>
          </table:table-cell>
          <table:table-cell table:number-columns-repeated="101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108:.B119])" office:value-type="float" office:value="55365.657772721" calcext:value-type="float">
            <text:p>55365,657772721</text:p>
          </table:table-cell>
          <table:table-cell table:formula="of:=AVERAGE([.B108:.B119])" office:value-type="float" office:value="85083.3333333333" calcext:value-type="float">
            <text:p>85083,3333333333</text:p>
          </table:table-cell>
          <table:table-cell table:formula="of:=[.D119]-[.C119]" office:value-type="float" office:value="29717.6755606123" calcext:value-type="float">
            <text:p>29717,6755606123</text:p>
          </table:table-cell>
          <table:table-cell table:formula="of:=[.D119]-[.D107]" office:value-type="float" office:value="-24166.6666666667" calcext:value-type="float">
            <text:p>-24166,6666666667</text:p>
          </table:table-cell>
          <table:table-cell table:number-columns-repeated="101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109:.B120])" office:value-type="float" office:value="56882.8541030519" calcext:value-type="float">
            <text:p>56882,8541030519</text:p>
          </table:table-cell>
          <table:table-cell table:formula="of:=AVERAGE([.B109:.B120])" office:value-type="float" office:value="81750" calcext:value-type="float">
            <text:p>81750</text:p>
          </table:table-cell>
          <table:table-cell table:formula="of:=[.D120]-[.C120]" office:value-type="float" office:value="24867.1458969481" calcext:value-type="float">
            <text:p>24867,1458969481</text:p>
          </table:table-cell>
          <table:table-cell table:formula="of:=[.D120]-[.D108]" office:value-type="float" office:value="-22166.6666666667" calcext:value-type="float">
            <text:p>-22166,6666666667</text:p>
          </table:table-cell>
          <table:table-cell table:number-columns-repeated="101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110:.B121])" office:value-type="float" office:value="58002.8734920377" calcext:value-type="float">
            <text:p>58002,8734920377</text:p>
          </table:table-cell>
          <table:table-cell table:formula="of:=AVERAGE([.B110:.B121])" office:value-type="float" office:value="78166.6666666667" calcext:value-type="float">
            <text:p>78166,6666666667</text:p>
          </table:table-cell>
          <table:table-cell table:formula="of:=[.D121]-[.C121]" office:value-type="float" office:value="20163.7931746289" calcext:value-type="float">
            <text:p>20163,7931746289</text:p>
          </table:table-cell>
          <table:table-cell table:formula="of:=[.D121]-[.D109]" office:value-type="float" office:value="-24000" calcext:value-type="float">
            <text:p>-24000</text:p>
          </table:table-cell>
          <table:table-cell table:number-columns-repeated="101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111:.B122])" office:value-type="float" office:value="58114.5029622164" calcext:value-type="float">
            <text:p>58114,5029622164</text:p>
          </table:table-cell>
          <table:table-cell table:formula="of:=AVERAGE([.B111:.B122])" office:value-type="float" office:value="75750" calcext:value-type="float">
            <text:p>75750</text:p>
          </table:table-cell>
          <table:table-cell table:formula="of:=[.D122]-[.C122]" office:value-type="float" office:value="17635.4970377836" calcext:value-type="float">
            <text:p>17635,4970377836</text:p>
          </table:table-cell>
          <table:table-cell table:formula="of:=[.D122]-[.D110]" office:value-type="float" office:value="-24416.6666666667" calcext:value-type="float">
            <text:p>-24416,6666666667</text:p>
          </table:table-cell>
          <table:table-cell table:number-columns-repeated="101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112:.B123])" office:value-type="float" office:value="58631.3598992584" calcext:value-type="float">
            <text:p>58631,3598992584</text:p>
          </table:table-cell>
          <table:table-cell table:formula="of:=AVERAGE([.B112:.B123])" office:value-type="float" office:value="72000" calcext:value-type="float">
            <text:p>72000</text:p>
          </table:table-cell>
          <table:table-cell table:formula="of:=[.D123]-[.C123]" office:value-type="float" office:value="13368.6401007416" calcext:value-type="float">
            <text:p>13368,6401007416</text:p>
          </table:table-cell>
          <table:table-cell table:formula="of:=[.D123]-[.D111]" office:value-type="float" office:value="-28416.6666666667" calcext:value-type="float">
            <text:p>-28416,6666666667</text:p>
          </table:table-cell>
          <table:table-cell table:number-columns-repeated="101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13:.B124])" office:value-type="float" office:value="46251.2899083022" calcext:value-type="float">
            <text:p>46251,2899083022</text:p>
          </table:table-cell>
          <table:table-cell table:formula="of:=AVERAGE([.B113:.B124])" office:value-type="float" office:value="60500" calcext:value-type="float">
            <text:p>60500</text:p>
          </table:table-cell>
          <table:table-cell table:formula="of:=[.D124]-[.C124]" office:value-type="float" office:value="14248.7100916978" calcext:value-type="float">
            <text:p>14248,7100916978</text:p>
          </table:table-cell>
          <table:table-cell table:formula="of:=[.D124]-[.D112]" office:value-type="float" office:value="-47916.6666666667" calcext:value-type="float">
            <text:p>-47916,6666666667</text:p>
          </table:table-cell>
          <table:table-cell table:number-columns-repeated="101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14:.B125])" office:value-type="float" office:value="9856.54681678706" calcext:value-type="float">
            <text:p>9856,54681678706</text:p>
          </table:table-cell>
          <table:table-cell table:formula="of:=AVERAGE([.B114:.B125])" office:value-type="float" office:value="47333.3333333333" calcext:value-type="float">
            <text:p>47333,3333333333</text:p>
          </table:table-cell>
          <table:table-cell table:formula="of:=[.D125]-[.C125]" office:value-type="float" office:value="37476.7865165463" calcext:value-type="float">
            <text:p>37476,7865165463</text:p>
          </table:table-cell>
          <table:table-cell table:formula="of:=[.D125]-[.D113]" office:value-type="float" office:value="-69166.6666666667" calcext:value-type="float">
            <text:p>-69166,6666666667</text:p>
          </table:table-cell>
          <table:table-cell table:number-columns-repeated="101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115:.B126])" office:value-type="float" office:value="5822.50076440658" calcext:value-type="float">
            <text:p>5822,50076440658</text:p>
          </table:table-cell>
          <table:table-cell table:formula="of:=AVERAGE([.B115:.B126])" office:value-type="float" office:value="45416.6666666667" calcext:value-type="float">
            <text:p>45416,6666666667</text:p>
          </table:table-cell>
          <table:table-cell table:formula="of:=[.D126]-[.C126]" office:value-type="float" office:value="39594.1659022601" calcext:value-type="float">
            <text:p>39594,1659022601</text:p>
          </table:table-cell>
          <table:table-cell table:formula="of:=[.D126]-[.D114]" office:value-type="float" office:value="-64083.3333333333" calcext:value-type="float">
            <text:p>-64083,3333333333</text:p>
          </table:table-cell>
          <table:table-cell table:number-columns-repeated="101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16:.B127])" office:value-type="float" office:value="5961.36551369557" calcext:value-type="float">
            <text:p>5961,36551369557</text:p>
          </table:table-cell>
          <table:table-cell table:formula="of:=AVERAGE([.B116:.B127])" office:value-type="float" office:value="45083.3333333333" calcext:value-type="float">
            <text:p>45083,3333333333</text:p>
          </table:table-cell>
          <table:table-cell table:formula="of:=[.D127]-[.C127]" office:value-type="float" office:value="39121.9678196378" calcext:value-type="float">
            <text:p>39121,9678196378</text:p>
          </table:table-cell>
          <table:table-cell table:formula="of:=[.D127]-[.D115]" office:value-type="float" office:value="-56166.6666666667" calcext:value-type="float">
            <text:p>-56166,6666666667</text:p>
          </table:table-cell>
          <table:table-cell table:number-columns-repeated="101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117:.B128])" office:value-type="float" office:value="6097.68957735782" calcext:value-type="float">
            <text:p>6097,68957735782</text:p>
          </table:table-cell>
          <table:table-cell table:formula="of:=AVERAGE([.B117:.B128])" office:value-type="float" office:value="44500" calcext:value-type="float">
            <text:p>44500</text:p>
          </table:table-cell>
          <table:table-cell table:formula="of:=[.D128]-[.C128]" office:value-type="float" office:value="38402.3104226422" calcext:value-type="float">
            <text:p>38402,3104226422</text:p>
          </table:table-cell>
          <table:table-cell table:formula="of:=[.D128]-[.D116]" office:value-type="float" office:value="-52000" calcext:value-type="float">
            <text:p>-52000</text:p>
          </table:table-cell>
          <table:table-cell table:number-columns-repeated="101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000" calcext:value-type="float">
            <text:p>68000</text:p>
          </table:table-cell>
          <table:table-cell table:formula="of:=COM.MICROSOFT.STDEV.S([.B118:.B129])" office:value-type="float" office:value="8986.10037780571" calcext:value-type="float">
            <text:p>8986,10037780571</text:p>
          </table:table-cell>
          <table:table-cell table:formula="of:=AVERAGE([.B118:.B129])" office:value-type="float" office:value="46750" calcext:value-type="float">
            <text:p>46750</text:p>
          </table:table-cell>
          <table:table-cell table:formula="of:=[.D129]-[.C129]" office:value-type="float" office:value="37763.8996221943" calcext:value-type="float">
            <text:p>37763,8996221943</text:p>
          </table:table-cell>
          <table:table-cell table:formula="of:=[.D129]-[.D117]" office:value-type="float" office:value="-45166.6666666667" calcext:value-type="float">
            <text:p>-45166,6666666667</text:p>
          </table:table-cell>
          <table:table-cell table:number-columns-repeated="101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19:.B130])" office:value-type="float" office:value="8759.41052396066" calcext:value-type="float">
            <text:p>8759,41052396066</text:p>
          </table:table-cell>
          <table:table-cell table:formula="of:=AVERAGE([.B119:.B130])" office:value-type="float" office:value="47000" calcext:value-type="float">
            <text:p>47000</text:p>
          </table:table-cell>
          <table:table-cell table:formula="of:=[.D130]-[.C130]" office:value-type="float" office:value="38240.5894760393" calcext:value-type="float">
            <text:p>38240,5894760393</text:p>
          </table:table-cell>
          <table:table-cell table:formula="of:=[.D130]-[.D118]" office:value-type="float" office:value="-41333.3333333333" calcext:value-type="float">
            <text:p>-41333,3333333333</text:p>
          </table:table-cell>
          <table:table-cell table:number-columns-repeated="101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120:.B131])" office:value-type="float" office:value="8722.57607208635" calcext:value-type="float">
            <text:p>8722,57607208635</text:p>
          </table:table-cell>
          <table:table-cell table:formula="of:=AVERAGE([.B120:.B131])" office:value-type="float" office:value="47083.3333333333" calcext:value-type="float">
            <text:p>47083,3333333333</text:p>
          </table:table-cell>
          <table:table-cell table:formula="of:=[.D131]-[.C131]" office:value-type="float" office:value="38360.757261247" calcext:value-type="float">
            <text:p>38360,757261247</text:p>
          </table:table-cell>
          <table:table-cell table:formula="of:=[.D131]-[.D119]" office:value-type="float" office:value="-38000" calcext:value-type="float">
            <text:p>-38000</text:p>
          </table:table-cell>
          <table:table-cell table:number-columns-repeated="101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121:.B132])" office:value-type="float" office:value="8887.7682374387" calcext:value-type="float">
            <text:p>8887,7682374387</text:p>
          </table:table-cell>
          <table:table-cell table:formula="of:=AVERAGE([.B121:.B132])" office:value-type="float" office:value="46916.6666666667" calcext:value-type="float">
            <text:p>46916,6666666667</text:p>
          </table:table-cell>
          <table:table-cell table:formula="of:=[.D132]-[.C132]" office:value-type="float" office:value="38028.898429228" calcext:value-type="float">
            <text:p>38028,898429228</text:p>
          </table:table-cell>
          <table:table-cell table:formula="of:=[.D132]-[.D120]" office:value-type="float" office:value="-34833.3333333333" calcext:value-type="float">
            <text:p>-34833,3333333333</text:p>
          </table:table-cell>
          <table:table-cell table:number-columns-repeated="101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9000" calcext:value-type="float">
            <text:p>39000</text:p>
          </table:table-cell>
          <table:table-cell table:formula="of:=COM.MICROSOFT.STDEV.S([.B122:.B133])" office:value-type="float" office:value="9078.7797871874" calcext:value-type="float">
            <text:p>9078,7797871874</text:p>
          </table:table-cell>
          <table:table-cell table:formula="of:=AVERAGE([.B122:.B133])" office:value-type="float" office:value="46666.6666666667" calcext:value-type="float">
            <text:p>46666,6666666667</text:p>
          </table:table-cell>
          <table:table-cell table:formula="of:=[.D133]-[.C133]" office:value-type="float" office:value="37587.8868794793" calcext:value-type="float">
            <text:p>37587,8868794793</text:p>
          </table:table-cell>
          <table:table-cell table:formula="of:=[.D133]-[.D121]" office:value-type="float" office:value="-31500" calcext:value-type="float">
            <text:p>-31500</text:p>
          </table:table-cell>
          <table:table-cell table:number-columns-repeated="101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23:.B134])" office:value-type="float" office:value="8050.97396705404" calcext:value-type="float">
            <text:p>8050,97396705404</text:p>
          </table:table-cell>
          <table:table-cell table:formula="of:=AVERAGE([.B123:.B134])" office:value-type="float" office:value="45500" calcext:value-type="float">
            <text:p>45500</text:p>
          </table:table-cell>
          <table:table-cell table:formula="of:=[.D134]-[.C134]" office:value-type="float" office:value="37449.026032946" calcext:value-type="float">
            <text:p>37449,026032946</text:p>
          </table:table-cell>
          <table:table-cell table:formula="of:=[.D134]-[.D122]" office:value-type="float" office:value="-30250" calcext:value-type="float">
            <text:p>-30250</text:p>
          </table:table-cell>
          <table:table-cell table:number-columns-repeated="101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124:.B135])" office:value-type="float" office:value="8105.36672192997" calcext:value-type="float">
            <text:p>8105,36672192997</text:p>
          </table:table-cell>
          <table:table-cell table:formula="of:=AVERAGE([.B124:.B135])" office:value-type="float" office:value="45333.3333333333" calcext:value-type="float">
            <text:p>45333,3333333333</text:p>
          </table:table-cell>
          <table:table-cell table:formula="of:=[.D135]-[.C135]" office:value-type="float" office:value="37227.9666114034" calcext:value-type="float">
            <text:p>37227,9666114034</text:p>
          </table:table-cell>
          <table:table-cell table:formula="of:=[.D135]-[.D123]" office:value-type="float" office:value="-26666.6666666667" calcext:value-type="float">
            <text:p>-26666,6666666667</text:p>
          </table:table-cell>
          <table:table-cell table:number-columns-repeated="101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51000" calcext:value-type="float">
            <text:p>51000</text:p>
          </table:table-cell>
          <table:table-cell table:formula="of:=COM.MICROSOFT.STDEV.S([.B125:.B136])" office:value-type="float" office:value="8207.53534038303" calcext:value-type="float">
            <text:p>8207,53534038303</text:p>
          </table:table-cell>
          <table:table-cell table:formula="of:=AVERAGE([.B125:.B136])" office:value-type="float" office:value="45500" calcext:value-type="float">
            <text:p>45500</text:p>
          </table:table-cell>
          <table:table-cell table:formula="of:=[.D136]-[.C136]" office:value-type="float" office:value="37292.464659617" calcext:value-type="float">
            <text:p>37292,464659617</text:p>
          </table:table-cell>
          <table:table-cell table:formula="of:=[.D136]-[.D124]" office:value-type="float" office:value="-15000" calcext:value-type="float">
            <text:p>-15000</text:p>
          </table:table-cell>
          <table:table-cell table:number-columns-repeated="101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126:.B137])" office:value-type="float" office:value="8752.48882353246" calcext:value-type="float">
            <text:p>8752,48882353246</text:p>
          </table:table-cell>
          <table:table-cell table:formula="of:=AVERAGE([.B126:.B137])" office:value-type="float" office:value="46333.3333333333" calcext:value-type="float">
            <text:p>46333,3333333333</text:p>
          </table:table-cell>
          <table:table-cell table:formula="of:=[.D137]-[.C137]" office:value-type="float" office:value="37580.8445098009" calcext:value-type="float">
            <text:p>37580,8445098009</text:p>
          </table:table-cell>
          <table:table-cell table:formula="of:=[.D137]-[.D125]" office:value-type="float" office:value="-1000" calcext:value-type="float">
            <text:p>-1000</text:p>
          </table:table-cell>
          <table:table-cell table:number-columns-repeated="101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127:.B138])" office:value-type="float" office:value="8752.48882353246" calcext:value-type="float">
            <text:p>8752,48882353246</text:p>
          </table:table-cell>
          <table:table-cell table:formula="of:=AVERAGE([.B127:.B138])" office:value-type="float" office:value="46333.3333333333" calcext:value-type="float">
            <text:p>46333,3333333333</text:p>
          </table:table-cell>
          <table:table-cell table:formula="of:=[.D138]-[.C138]" office:value-type="float" office:value="37580.8445098009" calcext:value-type="float">
            <text:p>37580,8445098009</text:p>
          </table:table-cell>
          <table:table-cell table:formula="of:=[.D138]-[.D126]" office:value-type="float" office:value="916.666666666664" calcext:value-type="float">
            <text:p>916,666666666664</text:p>
          </table:table-cell>
          <table:table-cell table:number-columns-repeated="101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128:.B139])" office:value-type="float" office:value="8605.84720179286" calcext:value-type="float">
            <text:p>8605,84720179286</text:p>
          </table:table-cell>
          <table:table-cell table:formula="of:=AVERAGE([.B128:.B139])" office:value-type="float" office:value="46666.6666666667" calcext:value-type="float">
            <text:p>46666,6666666667</text:p>
          </table:table-cell>
          <table:table-cell table:formula="of:=[.D139]-[.C139]" office:value-type="float" office:value="38060.8194648738" calcext:value-type="float">
            <text:p>38060,8194648738</text:p>
          </table:table-cell>
          <table:table-cell table:formula="of:=[.D139]-[.D127]" office:value-type="float" office:value="1583.33333333334" calcext:value-type="float">
            <text:p>1583,33333333334</text:p>
          </table:table-cell>
          <table:table-cell table:number-columns-repeated="101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129:.B140])" office:value-type="float" office:value="11765.3832247081" calcext:value-type="float">
            <text:p>11765,3832247081</text:p>
          </table:table-cell>
          <table:table-cell table:formula="of:=AVERAGE([.B129:.B140])" office:value-type="float" office:value="49666.6666666667" calcext:value-type="float">
            <text:p>49666,6666666667</text:p>
          </table:table-cell>
          <table:table-cell table:formula="of:=[.D140]-[.C140]" office:value-type="float" office:value="37901.2834419586" calcext:value-type="float">
            <text:p>37901,2834419586</text:p>
          </table:table-cell>
          <table:table-cell table:formula="of:=[.D140]-[.D128]" office:value-type="float" office:value="5166.66666666666" calcext:value-type="float">
            <text:p>5166,66666666666</text:p>
          </table:table-cell>
          <table:table-cell table:number-columns-repeated="101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130:.B141])" office:value-type="float" office:value="10316.2126007679" calcext:value-type="float">
            <text:p>10316,2126007679</text:p>
          </table:table-cell>
          <table:table-cell table:formula="of:=AVERAGE([.B130:.B141])" office:value-type="float" office:value="48333.3333333333" calcext:value-type="float">
            <text:p>48333,3333333333</text:p>
          </table:table-cell>
          <table:table-cell table:formula="of:=[.D141]-[.C141]" office:value-type="float" office:value="38017.1207325654" calcext:value-type="float">
            <text:p>38017,1207325654</text:p>
          </table:table-cell>
          <table:table-cell table:formula="of:=[.D141]-[.D129]" office:value-type="float" office:value="1583.33333333333" calcext:value-type="float">
            <text:p>1583,33333333333</text:p>
          </table:table-cell>
          <table:table-cell table:number-columns-repeated="101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04000" calcext:value-type="float">
            <text:p>304000</text:p>
          </table:table-cell>
          <table:table-cell table:formula="of:=COM.MICROSOFT.STDEV.S([.B131:.B142])" office:value-type="float" office:value="74295.6318304845" calcext:value-type="float">
            <text:p>74295,6318304845</text:p>
          </table:table-cell>
          <table:table-cell table:formula="of:=AVERAGE([.B131:.B142])" office:value-type="float" office:value="70250" calcext:value-type="float">
            <text:p>70250</text:p>
          </table:table-cell>
          <table:table-cell table:formula="of:=[.D142]-[.C142]" office:value-type="float" office:value="-4045.63183048455" calcext:value-type="float">
            <text:p>-4045,63183048455</text:p>
          </table:table-cell>
          <table:table-cell table:formula="of:=[.D142]-[.D130]" office:value-type="float" office:value="23250" calcext:value-type="float">
            <text:p>23250</text:p>
          </table:table-cell>
          <table:table-cell table:number-columns-repeated="101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96000" calcext:value-type="float">
            <text:p>296000</text:p>
          </table:table-cell>
          <table:table-cell table:formula="of:=COM.MICROSOFT.STDEV.S([.B132:.B143])" office:value-type="float" office:value="98026.0865094779" calcext:value-type="float">
            <text:p>98026,0865094779</text:p>
          </table:table-cell>
          <table:table-cell table:formula="of:=AVERAGE([.B132:.B143])" office:value-type="float" office:value="91250" calcext:value-type="float">
            <text:p>91250</text:p>
          </table:table-cell>
          <table:table-cell table:formula="of:=[.D143]-[.C143]" office:value-type="float" office:value="-6776.08650947786" calcext:value-type="float">
            <text:p>-6776,08650947786</text:p>
          </table:table-cell>
          <table:table-cell table:formula="of:=[.D143]-[.D131]" office:value-type="float" office:value="44166.6666666667" calcext:value-type="float">
            <text:p>44166,6666666667</text:p>
          </table:table-cell>
          <table:table-cell table:number-columns-repeated="101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133:.B144])" office:value-type="float" office:value="97141.3761982862" calcext:value-type="float">
            <text:p>97141,3761982862</text:p>
          </table:table-cell>
          <table:table-cell table:formula="of:=AVERAGE([.B133:.B144])" office:value-type="float" office:value="93083.3333333333" calcext:value-type="float">
            <text:p>93083,3333333333</text:p>
          </table:table-cell>
          <table:table-cell table:formula="of:=[.D144]-[.C144]" office:value-type="float" office:value="-4058.04286495291" calcext:value-type="float">
            <text:p>-4058,04286495291</text:p>
          </table:table-cell>
          <table:table-cell table:formula="of:=[.D144]-[.D132]" office:value-type="float" office:value="46166.6666666667" calcext:value-type="float">
            <text:p>46166,6666666667</text:p>
          </table:table-cell>
          <table:table-cell table:number-columns-repeated="101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44000" calcext:value-type="float">
            <text:p>344000</text:p>
          </table:table-cell>
          <table:table-cell table:formula="of:=COM.MICROSOFT.STDEV.S([.B134:.B145])" office:value-type="float" office:value="119119.115327321" calcext:value-type="float">
            <text:p>119119,115327321</text:p>
          </table:table-cell>
          <table:table-cell table:formula="of:=AVERAGE([.B134:.B145])" office:value-type="float" office:value="118500" calcext:value-type="float">
            <text:p>118500</text:p>
          </table:table-cell>
          <table:table-cell table:formula="of:=[.D145]-[.C145]" office:value-type="float" office:value="-619.115327321153" calcext:value-type="float">
            <text:p>-619,115327321153</text:p>
          </table:table-cell>
          <table:table-cell table:formula="of:=[.D145]-[.D133]" office:value-type="float" office:value="71833.3333333333" calcext:value-type="float">
            <text:p>71833,3333333333</text:p>
          </table:table-cell>
          <table:table-cell table:number-columns-repeated="101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389000" calcext:value-type="float">
            <text:p>389000</text:p>
          </table:table-cell>
          <table:table-cell table:formula="of:=COM.MICROSOFT.STDEV.S([.B135:.B146])" office:value-type="float" office:value="139542.406935431" calcext:value-type="float">
            <text:p>139542,406935431</text:p>
          </table:table-cell>
          <table:table-cell table:formula="of:=AVERAGE([.B135:.B146])" office:value-type="float" office:value="147083.333333333" calcext:value-type="float">
            <text:p>147083,333333333</text:p>
          </table:table-cell>
          <table:table-cell table:formula="of:=[.D146]-[.C146]" office:value-type="float" office:value="7540.92639790263" calcext:value-type="float">
            <text:p>7540,92639790263</text:p>
          </table:table-cell>
          <table:table-cell table:formula="of:=[.D146]-[.D134]" office:value-type="float" office:value="101583.333333333" calcext:value-type="float">
            <text:p>101583,333333333</text:p>
          </table:table-cell>
          <table:table-cell table:number-columns-repeated="101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136:.B147])" office:value-type="float" office:value="137644.552116212" calcext:value-type="float">
            <text:p>137644,552116212</text:p>
          </table:table-cell>
          <table:table-cell table:formula="of:=AVERAGE([.B136:.B147])" office:value-type="float" office:value="149750" calcext:value-type="float">
            <text:p>149750</text:p>
          </table:table-cell>
          <table:table-cell table:formula="of:=[.D147]-[.C147]" office:value-type="float" office:value="12105.4478837875" calcext:value-type="float">
            <text:p>12105,4478837875</text:p>
          </table:table-cell>
          <table:table-cell table:formula="of:=[.D147]-[.D135]" office:value-type="float" office:value="104416.666666667" calcext:value-type="float">
            <text:p>104416,666666667</text:p>
          </table:table-cell>
          <table:table-cell table:number-columns-repeated="101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04000" calcext:value-type="float">
            <text:p>304000</text:p>
          </table:table-cell>
          <table:table-cell table:formula="of:=COM.MICROSOFT.STDEV.S([.B137:.B148])" office:value-type="float" office:value="140490.590647937" calcext:value-type="float">
            <text:p>140490,590647937</text:p>
          </table:table-cell>
          <table:table-cell table:formula="of:=AVERAGE([.B137:.B148])" office:value-type="float" office:value="170833.333333333" calcext:value-type="float">
            <text:p>170833,333333333</text:p>
          </table:table-cell>
          <table:table-cell table:formula="of:=[.D148]-[.C148]" office:value-type="float" office:value="30342.7426853968" calcext:value-type="float">
            <text:p>30342,7426853968</text:p>
          </table:table-cell>
          <table:table-cell table:formula="of:=[.D148]-[.D136]" office:value-type="float" office:value="125333.333333333" calcext:value-type="float">
            <text:p>125333,333333333</text:p>
          </table:table-cell>
          <table:table-cell table:number-columns-repeated="101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138:.B149])" office:value-type="float" office:value="136330.036264496" calcext:value-type="float">
            <text:p>136330,036264496</text:p>
          </table:table-cell>
          <table:table-cell table:formula="of:=AVERAGE([.B138:.B149])" office:value-type="float" office:value="177666.666666667" calcext:value-type="float">
            <text:p>177666,666666667</text:p>
          </table:table-cell>
          <table:table-cell table:formula="of:=[.D149]-[.C149]" office:value-type="float" office:value="41336.6304021707" calcext:value-type="float">
            <text:p>41336,6304021707</text:p>
          </table:table-cell>
          <table:table-cell table:formula="of:=[.D149]-[.D137]" office:value-type="float" office:value="131333.333333333" calcext:value-type="float">
            <text:p>131333,333333333</text:p>
          </table:table-cell>
          <table:table-cell table:number-columns-repeated="101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139:.B150])" office:value-type="float" office:value="134814.434754524" calcext:value-type="float">
            <text:p>134814,434754524</text:p>
          </table:table-cell>
          <table:table-cell table:formula="of:=AVERAGE([.B139:.B150])" office:value-type="float" office:value="179250" calcext:value-type="float">
            <text:p>179250</text:p>
          </table:table-cell>
          <table:table-cell table:formula="of:=[.D150]-[.C150]" office:value-type="float" office:value="44435.565245476" calcext:value-type="float">
            <text:p>44435,565245476</text:p>
          </table:table-cell>
          <table:table-cell table:formula="of:=[.D150]-[.D138]" office:value-type="float" office:value="132916.666666667" calcext:value-type="float">
            <text:p>132916,666666667</text:p>
          </table:table-cell>
          <table:table-cell table:number-columns-repeated="101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5000" calcext:value-type="float">
            <text:p>65000</text:p>
          </table:table-cell>
          <table:table-cell table:formula="of:=COM.MICROSOFT.STDEV.S([.B140:.B151])" office:value-type="float" office:value="133116.803347036" calcext:value-type="float">
            <text:p>133116,803347036</text:p>
          </table:table-cell>
          <table:table-cell table:formula="of:=AVERAGE([.B140:.B151])" office:value-type="float" office:value="180916.666666667" calcext:value-type="float">
            <text:p>180916,666666667</text:p>
          </table:table-cell>
          <table:table-cell table:formula="of:=[.D151]-[.C151]" office:value-type="float" office:value="47799.8633196311" calcext:value-type="float">
            <text:p>47799,8633196311</text:p>
          </table:table-cell>
          <table:table-cell table:formula="of:=[.D151]-[.D139]" office:value-type="float" office:value="134250" calcext:value-type="float">
            <text:p>134250</text:p>
          </table:table-cell>
          <table:table-cell table:number-columns-repeated="101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41:.B152])" office:value-type="float" office:value="135262.259288683" calcext:value-type="float">
            <text:p>135262,259288683</text:p>
          </table:table-cell>
          <table:table-cell table:formula="of:=AVERAGE([.B141:.B152])" office:value-type="float" office:value="178666.666666667" calcext:value-type="float">
            <text:p>178666,666666667</text:p>
          </table:table-cell>
          <table:table-cell table:formula="of:=[.D152]-[.C152]" office:value-type="float" office:value="43404.4073779841" calcext:value-type="float">
            <text:p>43404,4073779841</text:p>
          </table:table-cell>
          <table:table-cell table:formula="of:=[.D152]-[.D140]" office:value-type="float" office:value="129000" calcext:value-type="float">
            <text:p>129000</text:p>
          </table:table-cell>
          <table:table-cell table:number-columns-repeated="101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7000" calcext:value-type="float">
            <text:p>57000</text:p>
          </table:table-cell>
          <table:table-cell table:formula="of:=COM.MICROSOFT.STDEV.S([.B142:.B153])" office:value-type="float" office:value="134843.652450016" calcext:value-type="float">
            <text:p>134843,652450016</text:p>
          </table:table-cell>
          <table:table-cell table:formula="of:=AVERAGE([.B142:.B153])" office:value-type="float" office:value="179083.333333333" calcext:value-type="float">
            <text:p>179083,333333333</text:p>
          </table:table-cell>
          <table:table-cell table:formula="of:=[.D153]-[.C153]" office:value-type="float" office:value="44239.6808833177" calcext:value-type="float">
            <text:p>44239,6808833177</text:p>
          </table:table-cell>
          <table:table-cell table:formula="of:=[.D153]-[.D141]" office:value-type="float" office:value="130750" calcext:value-type="float">
            <text:p>130750</text:p>
          </table:table-cell>
          <table:table-cell table:number-columns-repeated="101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143:.B154])" office:value-type="float" office:value="130769.401480761" calcext:value-type="float">
            <text:p>130769,401480761</text:p>
          </table:table-cell>
          <table:table-cell table:formula="of:=AVERAGE([.B143:.B154])" office:value-type="float" office:value="161500" calcext:value-type="float">
            <text:p>161500</text:p>
          </table:table-cell>
          <table:table-cell table:formula="of:=[.D154]-[.C154]" office:value-type="float" office:value="30730.5985192394" calcext:value-type="float">
            <text:p>30730,5985192394</text:p>
          </table:table-cell>
          <table:table-cell table:formula="of:=[.D154]-[.D142]" office:value-type="float" office:value="91250" calcext:value-type="float">
            <text:p>91250</text:p>
          </table:table-cell>
          <table:table-cell table:number-columns-repeated="101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144:.B155])" office:value-type="float" office:value="124348.72761957" calcext:value-type="float">
            <text:p>124348,72761957</text:p>
          </table:table-cell>
          <table:table-cell table:formula="of:=AVERAGE([.B144:.B155])" office:value-type="float" office:value="145666.666666667" calcext:value-type="float">
            <text:p>145666,666666667</text:p>
          </table:table-cell>
          <table:table-cell table:formula="of:=[.D155]-[.C155]" office:value-type="float" office:value="21317.9390470965" calcext:value-type="float">
            <text:p>21317,9390470965</text:p>
          </table:table-cell>
          <table:table-cell table:formula="of:=[.D155]-[.D143]" office:value-type="float" office:value="54416.6666666667" calcext:value-type="float">
            <text:p>54416,6666666667</text:p>
          </table:table-cell>
          <table:table-cell table:number-columns-repeated="101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145:.B156])" office:value-type="float" office:value="123698.650197187" calcext:value-type="float">
            <text:p>123698,650197187</text:p>
          </table:table-cell>
          <table:table-cell table:formula="of:=AVERAGE([.B145:.B156])" office:value-type="float" office:value="146583.333333333" calcext:value-type="float">
            <text:p>146583,333333333</text:p>
          </table:table-cell>
          <table:table-cell table:formula="of:=[.D156]-[.C156]" office:value-type="float" office:value="22884.6831361462" calcext:value-type="float">
            <text:p>22884,6831361462</text:p>
          </table:table-cell>
          <table:table-cell table:formula="of:=[.D156]-[.D144]" office:value-type="float" office:value="53500" calcext:value-type="float">
            <text:p>53500</text:p>
          </table:table-cell>
          <table:table-cell table:number-columns-repeated="101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146:.B157])" office:value-type="float" office:value="108555.913536004" calcext:value-type="float">
            <text:p>108555,913536004</text:p>
          </table:table-cell>
          <table:table-cell table:formula="of:=AVERAGE([.B146:.B157])" office:value-type="float" office:value="123250" calcext:value-type="float">
            <text:p>123250</text:p>
          </table:table-cell>
          <table:table-cell table:formula="of:=[.D157]-[.C157]" office:value-type="float" office:value="14694.0864639961" calcext:value-type="float">
            <text:p>14694,0864639961</text:p>
          </table:table-cell>
          <table:table-cell table:formula="of:=[.D157]-[.D145]" office:value-type="float" office:value="4750" calcext:value-type="float">
            <text:p>4750</text:p>
          </table:table-cell>
          <table:table-cell table:number-columns-repeated="1010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147:.B158])" office:value-type="float" office:value="69337.7220347604" calcext:value-type="float">
            <text:p>69337,7220347604</text:p>
          </table:table-cell>
          <table:table-cell table:formula="of:=AVERAGE([.B147:.B158])" office:value-type="float" office:value="97583.3333333333" calcext:value-type="float">
            <text:p>97583,3333333333</text:p>
          </table:table-cell>
          <table:table-cell table:formula="of:=[.D158]-[.C158]" office:value-type="float" office:value="28245.6112985729" calcext:value-type="float">
            <text:p>28245,6112985729</text:p>
          </table:table-cell>
          <table:table-cell table:formula="of:=[.D158]-[.D146]" office:value-type="float" office:value="-49500" calcext:value-type="float">
            <text:p>-49500</text:p>
          </table:table-cell>
          <table:table-cell table:number-columns-repeated="1010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148:.B159])" office:value-type="float" office:value="70084.9592648203" calcext:value-type="float">
            <text:p>70084,9592648203</text:p>
          </table:table-cell>
          <table:table-cell table:formula="of:=AVERAGE([.B148:.B159])" office:value-type="float" office:value="96083.3333333333" calcext:value-type="float">
            <text:p>96083,3333333333</text:p>
          </table:table-cell>
          <table:table-cell table:formula="of:=[.D159]-[.C159]" office:value-type="float" office:value="25998.3740685131" calcext:value-type="float">
            <text:p>25998,3740685131</text:p>
          </table:table-cell>
          <table:table-cell table:formula="of:=[.D159]-[.D147]" office:value-type="float" office:value="-53666.6666666667" calcext:value-type="float">
            <text:p>-53666,6666666667</text:p>
          </table:table-cell>
          <table:table-cell table:number-columns-repeated="1010"/>
        </table:table-row>
      </table:table>
      <table:table table:name="Num redirect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redirects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48" calcext:value-type="float">
            <text:p>24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88" calcext:value-type="float">
            <text:p>28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69" calcext:value-type="float">
            <text:p>369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97" calcext:value-type="float">
            <text:p>397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470" calcext:value-type="float">
            <text:p>470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776" calcext:value-type="float">
            <text:p>776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.4" calcext:value-type="float">
            <text:p>1,4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.8" calcext:value-type="float">
            <text:p>1,8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.5" calcext:value-type="float">
            <text:p>2,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.1" calcext:value-type="float">
            <text:p>3,1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3.8" calcext:value-type="float">
            <text:p>3,8</text:p>
          </table:table-cell>
          <table:table-cell table:formula="of:=COM.MICROSOFT.STDEV.S([.B2:.B13])" office:value-type="float" office:value="254.864364402763" calcext:value-type="float">
            <text:p>254,864364402763</text:p>
          </table:table-cell>
          <table:table-cell table:formula="of:=AVERAGE([.B2:.B13])" office:value-type="float" office:value="213.466666666667" calcext:value-type="float">
            <text:p>213,466666666667</text:p>
          </table:table-cell>
          <table:table-cell table:formula="of:=[.D13]-[.C13]" office:value-type="float" office:value="-41.3976977360961" calcext:value-type="float">
            <text:p>-41,3976977360961</text:p>
          </table:table-cell>
          <table:table-cell table:number-columns-repeated="1011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4.5" calcext:value-type="float">
            <text:p>4,5</text:p>
          </table:table-cell>
          <table:table-cell table:formula="of:=COM.MICROSOFT.STDEV.S([.B3:.B14])" office:value-type="float" office:value="261.472714116163" calcext:value-type="float">
            <text:p>261,472714116163</text:p>
          </table:table-cell>
          <table:table-cell table:formula="of:=AVERAGE([.B3:.B14])" office:value-type="float" office:value="193.175" calcext:value-type="float">
            <text:p>193,175</text:p>
          </table:table-cell>
          <table:table-cell table:formula="of:=[.D14]-[.C14]" office:value-type="float" office:value="-68.297714116163" calcext:value-type="float">
            <text:p>-68,297714116163</text:p>
          </table:table-cell>
          <table:table-cell table:number-columns-repeated="1011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.1" calcext:value-type="float">
            <text:p>5,1</text:p>
          </table:table-cell>
          <table:table-cell table:formula="of:=COM.MICROSOFT.STDEV.S([.B4:.B15])" office:value-type="float" office:value="264.87713103523" calcext:value-type="float">
            <text:p>264,87713103523</text:p>
          </table:table-cell>
          <table:table-cell table:formula="of:=AVERAGE([.B4:.B15])" office:value-type="float" office:value="169.6" calcext:value-type="float">
            <text:p>169,6</text:p>
          </table:table-cell>
          <table:table-cell table:formula="of:=[.D15]-[.C15]" office:value-type="float" office:value="-95.2771310352303" calcext:value-type="float">
            <text:p>-95,2771310352303</text:p>
          </table:table-cell>
          <table:table-cell table:number-columns-repeated="1011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" calcext:value-type="float">
            <text:p>6</text:p>
          </table:table-cell>
          <table:table-cell table:formula="of:=COM.MICROSOFT.STDEV.S([.B5:.B16])" office:value-type="float" office:value="260.730214101578" calcext:value-type="float">
            <text:p>260,730214101578</text:p>
          </table:table-cell>
          <table:table-cell table:formula="of:=AVERAGE([.B5:.B16])" office:value-type="float" office:value="139.35" calcext:value-type="float">
            <text:p>139,35</text:p>
          </table:table-cell>
          <table:table-cell table:formula="of:=[.D16]-[.C16]" office:value-type="float" office:value="-121.380214101578" calcext:value-type="float">
            <text:p>-121,380214101578</text:p>
          </table:table-cell>
          <table:table-cell table:number-columns-repeated="1011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7.1" calcext:value-type="float">
            <text:p>7,1</text:p>
          </table:table-cell>
          <table:table-cell table:formula="of:=COM.MICROSOFT.STDEV.S([.B6:.B17])" office:value-type="float" office:value="249.767297001659" calcext:value-type="float">
            <text:p>249,767297001659</text:p>
          </table:table-cell>
          <table:table-cell table:formula="of:=AVERAGE([.B6:.B17])" office:value-type="float" office:value="106.858333333333" calcext:value-type="float">
            <text:p>106,858333333333</text:p>
          </table:table-cell>
          <table:table-cell table:formula="of:=[.D17]-[.C17]" office:value-type="float" office:value="-142.908963668326" calcext:value-type="float">
            <text:p>-142,908963668326</text:p>
          </table:table-cell>
          <table:table-cell table:number-columns-repeated="1011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8" calcext:value-type="float">
            <text:p>8</text:p>
          </table:table-cell>
          <table:table-cell table:formula="of:=COM.MICROSOFT.STDEV.S([.B7:.B18])" office:value-type="float" office:value="222.860500429114" calcext:value-type="float">
            <text:p>222,860500429114</text:p>
          </table:table-cell>
          <table:table-cell table:formula="of:=AVERAGE([.B7:.B18])" office:value-type="float" office:value="68.3583333333333" calcext:value-type="float">
            <text:p>68,3583333333333</text:p>
          </table:table-cell>
          <table:table-cell table:formula="of:=[.D18]-[.C18]" office:value-type="float" office:value="-154.502167095781" calcext:value-type="float">
            <text:p>-154,502167095781</text:p>
          </table:table-cell>
          <table:table-cell table:number-columns-repeated="1011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.9" calcext:value-type="float">
            <text:p>8,9</text:p>
          </table:table-cell>
          <table:table-cell table:formula="of:=COM.MICROSOFT.STDEV.S([.B8:.B19])" office:value-type="float" office:value="2.63760681242859" calcext:value-type="float">
            <text:p>2,63760681242859</text:p>
          </table:table-cell>
          <table:table-cell table:formula="of:=AVERAGE([.B8:.B19])" office:value-type="float" office:value="4.43333333333333" calcext:value-type="float">
            <text:p>4,43333333333333</text:p>
          </table:table-cell>
          <table:table-cell table:formula="of:=[.D19]-[.C19]" office:value-type="float" office:value="1.79572652090475" calcext:value-type="float">
            <text:p>1,79572652090475</text:p>
          </table:table-cell>
          <table:table-cell table:number-columns-repeated="101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.8" calcext:value-type="float">
            <text:p>9,8</text:p>
          </table:table-cell>
          <table:table-cell table:formula="of:=COM.MICROSOFT.STDEV.S([.B9:.B20])" office:value-type="float" office:value="2.81371101873837" calcext:value-type="float">
            <text:p>2,81371101873837</text:p>
          </table:table-cell>
          <table:table-cell table:formula="of:=AVERAGE([.B9:.B20])" office:value-type="float" office:value="5.16666666666667" calcext:value-type="float">
            <text:p>5,16666666666667</text:p>
          </table:table-cell>
          <table:table-cell table:formula="of:=[.D20]-[.C20]" office:value-type="float" office:value="2.3529556479283" calcext:value-type="float">
            <text:p>2,3529556479283</text:p>
          </table:table-cell>
          <table:table-cell table:number-columns-repeated="101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10:.B21])" office:value-type="float" office:value="3173.83716854287" calcext:value-type="float">
            <text:p>3173,83716854287</text:p>
          </table:table-cell>
          <table:table-cell table:formula="of:=AVERAGE([.B10:.B21])" office:value-type="float" office:value="921.716666666667" calcext:value-type="float">
            <text:p>921,716666666667</text:p>
          </table:table-cell>
          <table:table-cell table:formula="of:=[.D21]-[.C21]" office:value-type="float" office:value="-2252.12050187621" calcext:value-type="float">
            <text:p>-2252,12050187621</text:p>
          </table:table-cell>
          <table:table-cell table:number-columns-repeated="101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11:.B22])" office:value-type="float" office:value="4479.1575990324" calcext:value-type="float">
            <text:p>4479,1575990324</text:p>
          </table:table-cell>
          <table:table-cell table:formula="of:=AVERAGE([.B11:.B22])" office:value-type="float" office:value="1921.56666666667" calcext:value-type="float">
            <text:p>1921,56666666667</text:p>
          </table:table-cell>
          <table:table-cell table:formula="of:=[.D22]-[.C22]" office:value-type="float" office:value="-2557.59093236573" calcext:value-type="float">
            <text:p>-2557,59093236573</text:p>
          </table:table-cell>
          <table:table-cell table:number-columns-repeated="101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12:.B23])" office:value-type="float" office:value="5613.04985289961" calcext:value-type="float">
            <text:p>5613,04985289961</text:p>
          </table:table-cell>
          <table:table-cell table:formula="of:=AVERAGE([.B12:.B23])" office:value-type="float" office:value="3088.025" calcext:value-type="float">
            <text:p>3088,025</text:p>
          </table:table-cell>
          <table:table-cell table:formula="of:=[.D23]-[.C23]" office:value-type="float" office:value="-2525.02485289961" calcext:value-type="float">
            <text:p>-2525,02485289961</text:p>
          </table:table-cell>
          <table:table-cell table:number-columns-repeated="101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13:.B24])" office:value-type="float" office:value="6468.14396946272" calcext:value-type="float">
            <text:p>6468,14396946272</text:p>
          </table:table-cell>
          <table:table-cell table:formula="of:=AVERAGE([.B13:.B24])" office:value-type="float" office:value="4337.76666666667" calcext:value-type="float">
            <text:p>4337,76666666667</text:p>
          </table:table-cell>
          <table:table-cell table:formula="of:=[.D24]-[.C24]" office:value-type="float" office:value="-2130.37730279605" calcext:value-type="float">
            <text:p>-2130,37730279605</text:p>
          </table:table-cell>
          <table:table-cell table:number-columns-repeated="101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14:.B25])" office:value-type="float" office:value="7246.83045799815" calcext:value-type="float">
            <text:p>7246,83045799815</text:p>
          </table:table-cell>
          <table:table-cell table:formula="of:=AVERAGE([.B14:.B25])" office:value-type="float" office:value="5754.11666666667" calcext:value-type="float">
            <text:p>5754,11666666667</text:p>
          </table:table-cell>
          <table:table-cell table:formula="of:=[.D25]-[.C25]" office:value-type="float" office:value="-1492.71379133149" calcext:value-type="float">
            <text:p>-1492,71379133149</text:p>
          </table:table-cell>
          <table:table-cell table:formula="of:=[.D25]-[.D13]" office:value-type="float" office:value="5540.65" calcext:value-type="float">
            <text:p>5540,65</text:p>
          </table:table-cell>
          <table:table-cell table:number-columns-repeated="1010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15:.B26])" office:value-type="float" office:value="7790.43197348906" calcext:value-type="float">
            <text:p>7790,43197348906</text:p>
          </table:table-cell>
          <table:table-cell table:formula="of:=AVERAGE([.B15:.B26])" office:value-type="float" office:value="7253.74166666667" calcext:value-type="float">
            <text:p>7253,74166666667</text:p>
          </table:table-cell>
          <table:table-cell table:formula="of:=[.D26]-[.C26]" office:value-type="float" office:value="-536.690306822391" calcext:value-type="float">
            <text:p>-536,690306822391</text:p>
          </table:table-cell>
          <table:table-cell table:formula="of:=[.D26]-[.D14]" office:value-type="float" office:value="7060.56666666667" calcext:value-type="float">
            <text:p>7060,56666666667</text:p>
          </table:table-cell>
          <table:table-cell table:number-columns-repeated="1010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16:.B27])" office:value-type="float" office:value="8225.27752312493" calcext:value-type="float">
            <text:p>8225,27752312493</text:p>
          </table:table-cell>
          <table:table-cell table:formula="of:=AVERAGE([.B16:.B27])" office:value-type="float" office:value="8919.98333333333" calcext:value-type="float">
            <text:p>8919,98333333333</text:p>
          </table:table-cell>
          <table:table-cell table:formula="of:=[.D27]-[.C27]" office:value-type="float" office:value="694.705810208401" calcext:value-type="float">
            <text:p>694,705810208401</text:p>
          </table:table-cell>
          <table:table-cell table:formula="of:=[.D27]-[.D15]" office:value-type="float" office:value="8750.38333333333" calcext:value-type="float">
            <text:p>8750,38333333333</text:p>
          </table:table-cell>
          <table:table-cell table:number-columns-repeated="1010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17:.B28])" office:value-type="float" office:value="8504.13532805533" calcext:value-type="float">
            <text:p>8504,13532805533</text:p>
          </table:table-cell>
          <table:table-cell table:formula="of:=AVERAGE([.B17:.B28])" office:value-type="float" office:value="10752.8166666667" calcext:value-type="float">
            <text:p>10752,8166666667</text:p>
          </table:table-cell>
          <table:table-cell table:formula="of:=[.D28]-[.C28]" office:value-type="float" office:value="2248.68133861133" calcext:value-type="float">
            <text:p>2248,68133861133</text:p>
          </table:table-cell>
          <table:table-cell table:formula="of:=[.D28]-[.D16]" office:value-type="float" office:value="10613.4666666667" calcext:value-type="float">
            <text:p>10613,4666666667</text:p>
          </table:table-cell>
          <table:table-cell table:number-columns-repeated="1010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18:.B29])" office:value-type="float" office:value="8568.27833476746" calcext:value-type="float">
            <text:p>8568,27833476746</text:p>
          </table:table-cell>
          <table:table-cell table:formula="of:=AVERAGE([.B18:.B29])" office:value-type="float" office:value="12752.225" calcext:value-type="float">
            <text:p>12752,225</text:p>
          </table:table-cell>
          <table:table-cell table:formula="of:=[.D29]-[.C29]" office:value-type="float" office:value="4183.94666523254" calcext:value-type="float">
            <text:p>4183,94666523254</text:p>
          </table:table-cell>
          <table:table-cell table:formula="of:=[.D29]-[.D17]" office:value-type="float" office:value="12645.3666666667" calcext:value-type="float">
            <text:p>12645,3666666667</text:p>
          </table:table-cell>
          <table:table-cell table:number-columns-repeated="1010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19:.B30])" office:value-type="float" office:value="8219.22384142072" calcext:value-type="float">
            <text:p>8219,22384142072</text:p>
          </table:table-cell>
          <table:table-cell table:formula="of:=AVERAGE([.B19:.B30])" office:value-type="float" office:value="14834.8916666667" calcext:value-type="float">
            <text:p>14834,8916666667</text:p>
          </table:table-cell>
          <table:table-cell table:formula="of:=[.D30]-[.C30]" office:value-type="float" office:value="6615.66782524595" calcext:value-type="float">
            <text:p>6615,66782524595</text:p>
          </table:table-cell>
          <table:table-cell table:formula="of:=[.D30]-[.D18]" office:value-type="float" office:value="14766.5333333333" calcext:value-type="float">
            <text:p>14766,5333333333</text:p>
          </table:table-cell>
          <table:table-cell table:number-columns-repeated="1010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20:.B31])" office:value-type="float" office:value="7450.33203268638" calcext:value-type="float">
            <text:p>7450,33203268638</text:p>
          </table:table-cell>
          <table:table-cell table:formula="of:=AVERAGE([.B20:.B31])" office:value-type="float" office:value="17084.15" calcext:value-type="float">
            <text:p>17084,15</text:p>
          </table:table-cell>
          <table:table-cell table:formula="of:=[.D31]-[.C31]" office:value-type="float" office:value="9633.81796731362" calcext:value-type="float">
            <text:p>9633,81796731362</text:p>
          </table:table-cell>
          <table:table-cell table:formula="of:=[.D31]-[.D19]" office:value-type="float" office:value="17079.7166666667" calcext:value-type="float">
            <text:p>17079,7166666667</text:p>
          </table:table-cell>
          <table:table-cell table:number-columns-repeated="101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21:.B32])" office:value-type="float" office:value="5962.00088438894" calcext:value-type="float">
            <text:p>5962,00088438894</text:p>
          </table:table-cell>
          <table:table-cell table:formula="of:=AVERAGE([.B21:.B32])" office:value-type="float" office:value="19500" calcext:value-type="float">
            <text:p>19500</text:p>
          </table:table-cell>
          <table:table-cell table:formula="of:=[.D32]-[.C32]" office:value-type="float" office:value="13537.9991156111" calcext:value-type="float">
            <text:p>13537,9991156111</text:p>
          </table:table-cell>
          <table:table-cell table:formula="of:=[.D32]-[.D20]" office:value-type="float" office:value="19494.8333333333" calcext:value-type="float">
            <text:p>19494,8333333333</text:p>
          </table:table-cell>
          <table:table-cell table:number-columns-repeated="101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31000" calcext:value-type="float">
            <text:p>31000</text:p>
          </table:table-cell>
          <table:table-cell table:formula="of:=COM.MICROSOFT.STDEV.S([.B22:.B33])" office:value-type="float" office:value="6161.95561244131" calcext:value-type="float">
            <text:p>6161,95561244131</text:p>
          </table:table-cell>
          <table:table-cell table:formula="of:=AVERAGE([.B22:.B33])" office:value-type="float" office:value="21166.6666666667" calcext:value-type="float">
            <text:p>21166,6666666667</text:p>
          </table:table-cell>
          <table:table-cell table:formula="of:=[.D33]-[.C33]" office:value-type="float" office:value="15004.7110542254" calcext:value-type="float">
            <text:p>15004,7110542254</text:p>
          </table:table-cell>
          <table:table-cell table:formula="of:=[.D33]-[.D21]" office:value-type="float" office:value="20244.95" calcext:value-type="float">
            <text:p>20244,95</text:p>
          </table:table-cell>
          <table:table-cell table:number-columns-repeated="101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34000" calcext:value-type="float">
            <text:p>34000</text:p>
          </table:table-cell>
          <table:table-cell table:formula="of:=COM.MICROSOFT.STDEV.S([.B23:.B34])" office:value-type="float" office:value="6452.62455411468" calcext:value-type="float">
            <text:p>6452,62455411468</text:p>
          </table:table-cell>
          <table:table-cell table:formula="of:=AVERAGE([.B23:.B34])" office:value-type="float" office:value="23000" calcext:value-type="float">
            <text:p>23000</text:p>
          </table:table-cell>
          <table:table-cell table:formula="of:=[.D34]-[.C34]" office:value-type="float" office:value="16547.3754458853" calcext:value-type="float">
            <text:p>16547,3754458853</text:p>
          </table:table-cell>
          <table:table-cell table:formula="of:=[.D34]-[.D22]" office:value-type="float" office:value="21078.4333333333" calcext:value-type="float">
            <text:p>21078,4333333333</text:p>
          </table:table-cell>
          <table:table-cell table:number-columns-repeated="101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24:.B35])" office:value-type="float" office:value="6934.21468757157" calcext:value-type="float">
            <text:p>6934,21468757157</text:p>
          </table:table-cell>
          <table:table-cell table:formula="of:=AVERAGE([.B24:.B35])" office:value-type="float" office:value="24916.6666666667" calcext:value-type="float">
            <text:p>24916,6666666667</text:p>
          </table:table-cell>
          <table:table-cell table:formula="of:=[.D35]-[.C35]" office:value-type="float" office:value="17982.4519790951" calcext:value-type="float">
            <text:p>17982,4519790951</text:p>
          </table:table-cell>
          <table:table-cell table:formula="of:=[.D35]-[.D23]" office:value-type="float" office:value="21828.6416666667" calcext:value-type="float">
            <text:p>21828,6416666667</text:p>
          </table:table-cell>
          <table:table-cell table:number-columns-repeated="101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25:.B36])" office:value-type="float" office:value="7422.32504616371" calcext:value-type="float">
            <text:p>7422,32504616371</text:p>
          </table:table-cell>
          <table:table-cell table:formula="of:=AVERAGE([.B25:.B36])" office:value-type="float" office:value="27000" calcext:value-type="float">
            <text:p>27000</text:p>
          </table:table-cell>
          <table:table-cell table:formula="of:=[.D36]-[.C36]" office:value-type="float" office:value="19577.6749538363" calcext:value-type="float">
            <text:p>19577,6749538363</text:p>
          </table:table-cell>
          <table:table-cell table:formula="of:=[.D36]-[.D24]" office:value-type="float" office:value="22662.2333333333" calcext:value-type="float">
            <text:p>22662,2333333333</text:p>
          </table:table-cell>
          <table:table-cell table:number-columns-repeated="101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26:.B37])" office:value-type="float" office:value="7856.18845049538" calcext:value-type="float">
            <text:p>7856,18845049538</text:p>
          </table:table-cell>
          <table:table-cell table:formula="of:=AVERAGE([.B26:.B37])" office:value-type="float" office:value="29083.3333333333" calcext:value-type="float">
            <text:p>29083,3333333333</text:p>
          </table:table-cell>
          <table:table-cell table:formula="of:=[.D37]-[.C37]" office:value-type="float" office:value="21227.144882838" calcext:value-type="float">
            <text:p>21227,144882838</text:p>
          </table:table-cell>
          <table:table-cell table:formula="of:=[.D37]-[.D25]" office:value-type="float" office:value="23329.2166666667" calcext:value-type="float">
            <text:p>23329,2166666667</text:p>
          </table:table-cell>
          <table:table-cell table:number-columns-repeated="101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27:.B38])" office:value-type="float" office:value="8249.88521499579" calcext:value-type="float">
            <text:p>8249,88521499579</text:p>
          </table:table-cell>
          <table:table-cell table:formula="of:=AVERAGE([.B27:.B38])" office:value-type="float" office:value="31333.3333333333" calcext:value-type="float">
            <text:p>31333,3333333333</text:p>
          </table:table-cell>
          <table:table-cell table:formula="of:=[.D38]-[.C38]" office:value-type="float" office:value="23083.4481183375" calcext:value-type="float">
            <text:p>23083,4481183375</text:p>
          </table:table-cell>
          <table:table-cell table:formula="of:=[.D38]-[.D26]" office:value-type="float" office:value="24079.5916666667" calcext:value-type="float">
            <text:p>24079,5916666667</text:p>
          </table:table-cell>
          <table:table-cell table:number-columns-repeated="101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28:.B39])" office:value-type="float" office:value="8554.19443455913" calcext:value-type="float">
            <text:p>8554,19443455913</text:p>
          </table:table-cell>
          <table:table-cell table:formula="of:=AVERAGE([.B28:.B39])" office:value-type="float" office:value="33583.3333333333" calcext:value-type="float">
            <text:p>33583,3333333333</text:p>
          </table:table-cell>
          <table:table-cell table:formula="of:=[.D39]-[.C39]" office:value-type="float" office:value="25029.1388987742" calcext:value-type="float">
            <text:p>25029,1388987742</text:p>
          </table:table-cell>
          <table:table-cell table:formula="of:=[.D39]-[.D27]" office:value-type="float" office:value="24663.35" calcext:value-type="float">
            <text:p>24663,35</text:p>
          </table:table-cell>
          <table:table-cell table:number-columns-repeated="101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29:.B40])" office:value-type="float" office:value="8918.40113405305" calcext:value-type="float">
            <text:p>8918,40113405305</text:p>
          </table:table-cell>
          <table:table-cell table:formula="of:=AVERAGE([.B29:.B40])" office:value-type="float" office:value="35916.6666666667" calcext:value-type="float">
            <text:p>35916,6666666667</text:p>
          </table:table-cell>
          <table:table-cell table:formula="of:=[.D40]-[.C40]" office:value-type="float" office:value="26998.2655326136" calcext:value-type="float">
            <text:p>26998,2655326136</text:p>
          </table:table-cell>
          <table:table-cell table:formula="of:=[.D40]-[.D28]" office:value-type="float" office:value="25163.85" calcext:value-type="float">
            <text:p>25163,85</text:p>
          </table:table-cell>
          <table:table-cell table:number-columns-repeated="101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4000" calcext:value-type="float">
            <text:p>54000</text:p>
          </table:table-cell>
          <table:table-cell table:formula="of:=COM.MICROSOFT.STDEV.S([.B30:.B41])" office:value-type="float" office:value="9462.44570858289" calcext:value-type="float">
            <text:p>9462,44570858289</text:p>
          </table:table-cell>
          <table:table-cell table:formula="of:=AVERAGE([.B30:.B41])" office:value-type="float" office:value="38416.6666666667" calcext:value-type="float">
            <text:p>38416,6666666667</text:p>
          </table:table-cell>
          <table:table-cell table:formula="of:=[.D41]-[.C41]" office:value-type="float" office:value="28954.2209580838" calcext:value-type="float">
            <text:p>28954,2209580838</text:p>
          </table:table-cell>
          <table:table-cell table:formula="of:=[.D41]-[.D29]" office:value-type="float" office:value="25664.4416666667" calcext:value-type="float">
            <text:p>25664,4416666667</text:p>
          </table:table-cell>
          <table:table-cell table:number-columns-repeated="101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31:.B42])" office:value-type="float" office:value="10145.5319319303" calcext:value-type="float">
            <text:p>10145,5319319303</text:p>
          </table:table-cell>
          <table:table-cell table:formula="of:=AVERAGE([.B31:.B42])" office:value-type="float" office:value="41250" calcext:value-type="float">
            <text:p>41250</text:p>
          </table:table-cell>
          <table:table-cell table:formula="of:=[.D42]-[.C42]" office:value-type="float" office:value="31104.4680680697" calcext:value-type="float">
            <text:p>31104,4680680697</text:p>
          </table:table-cell>
          <table:table-cell table:formula="of:=[.D42]-[.D30]" office:value-type="float" office:value="26415.1083333333" calcext:value-type="float">
            <text:p>26415,1083333333</text:p>
          </table:table-cell>
          <table:table-cell table:number-columns-repeated="101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2000" calcext:value-type="float">
            <text:p>62000</text:p>
          </table:table-cell>
          <table:table-cell table:formula="of:=COM.MICROSOFT.STDEV.S([.B32:.B43])" office:value-type="float" office:value="10692.6766215636" calcext:value-type="float">
            <text:p>10692,6766215636</text:p>
          </table:table-cell>
          <table:table-cell table:formula="of:=AVERAGE([.B32:.B43])" office:value-type="float" office:value="44166.6666666667" calcext:value-type="float">
            <text:p>44166,6666666667</text:p>
          </table:table-cell>
          <table:table-cell table:formula="of:=[.D43]-[.C43]" office:value-type="float" office:value="33473.990045103" calcext:value-type="float">
            <text:p>33473,990045103</text:p>
          </table:table-cell>
          <table:table-cell table:formula="of:=[.D43]-[.D31]" office:value-type="float" office:value="27082.5166666667" calcext:value-type="float">
            <text:p>27082,5166666667</text:p>
          </table:table-cell>
          <table:table-cell table:number-columns-repeated="101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33:.B44])" office:value-type="float" office:value="10949.9550296572" calcext:value-type="float">
            <text:p>10949,9550296572</text:p>
          </table:table-cell>
          <table:table-cell table:formula="of:=AVERAGE([.B33:.B44])" office:value-type="float" office:value="47083.3333333333" calcext:value-type="float">
            <text:p>47083,3333333333</text:p>
          </table:table-cell>
          <table:table-cell table:formula="of:=[.D44]-[.C44]" office:value-type="float" office:value="36133.3783036761" calcext:value-type="float">
            <text:p>36133,3783036761</text:p>
          </table:table-cell>
          <table:table-cell table:formula="of:=[.D44]-[.D32]" office:value-type="float" office:value="27583.3333333333" calcext:value-type="float">
            <text:p>27583,3333333333</text:p>
          </table:table-cell>
          <table:table-cell table:number-columns-repeated="101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34:.B45])" office:value-type="float" office:value="11073.7883255365" calcext:value-type="float">
            <text:p>11073,7883255365</text:p>
          </table:table-cell>
          <table:table-cell table:formula="of:=AVERAGE([.B34:.B45])" office:value-type="float" office:value="50083.3333333333" calcext:value-type="float">
            <text:p>50083,3333333333</text:p>
          </table:table-cell>
          <table:table-cell table:formula="of:=[.D45]-[.C45]" office:value-type="float" office:value="39009.5450077969" calcext:value-type="float">
            <text:p>39009,5450077969</text:p>
          </table:table-cell>
          <table:table-cell table:formula="of:=[.D45]-[.D33]" office:value-type="float" office:value="28916.6666666667" calcext:value-type="float">
            <text:p>28916,6666666667</text:p>
          </table:table-cell>
          <table:table-cell table:number-columns-repeated="101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35:.B46])" office:value-type="float" office:value="11061.8098141143" calcext:value-type="float">
            <text:p>11061,8098141143</text:p>
          </table:table-cell>
          <table:table-cell table:formula="of:=AVERAGE([.B35:.B46])" office:value-type="float" office:value="53000" calcext:value-type="float">
            <text:p>53000</text:p>
          </table:table-cell>
          <table:table-cell table:formula="of:=[.D46]-[.C46]" office:value-type="float" office:value="41938.1901858857" calcext:value-type="float">
            <text:p>41938,1901858857</text:p>
          </table:table-cell>
          <table:table-cell table:formula="of:=[.D46]-[.D34]"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36:.B47])" office:value-type="float" office:value="10944.7649032713" calcext:value-type="float">
            <text:p>10944,7649032713</text:p>
          </table:table-cell>
          <table:table-cell table:formula="of:=AVERAGE([.B36:.B47])" office:value-type="float" office:value="55833.3333333333" calcext:value-type="float">
            <text:p>55833,3333333333</text:p>
          </table:table-cell>
          <table:table-cell table:formula="of:=[.D47]-[.C47]" office:value-type="float" office:value="44888.568430062" calcext:value-type="float">
            <text:p>44888,568430062</text:p>
          </table:table-cell>
          <table:table-cell table:formula="of:=[.D47]-[.D35]" office:value-type="float" office:value="30916.6666666667" calcext:value-type="float">
            <text:p>30916,6666666667</text:p>
          </table:table-cell>
          <table:table-cell table:number-columns-repeated="101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37:.B48])" office:value-type="float" office:value="10873.9332461821" calcext:value-type="float">
            <text:p>10873,9332461821</text:p>
          </table:table-cell>
          <table:table-cell table:formula="of:=AVERAGE([.B37:.B48])" office:value-type="float" office:value="58666.6666666667" calcext:value-type="float">
            <text:p>58666,6666666667</text:p>
          </table:table-cell>
          <table:table-cell table:formula="of:=[.D48]-[.C48]" office:value-type="float" office:value="47792.7334204846" calcext:value-type="float">
            <text:p>47792,7334204846</text:p>
          </table:table-cell>
          <table:table-cell table:formula="of:=[.D48]-[.D36]" office:value-type="float" office:value="31666.6666666667" calcext:value-type="float">
            <text:p>31666,6666666667</text:p>
          </table:table-cell>
          <table:table-cell table:number-columns-repeated="101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38:.B49])" office:value-type="float" office:value="10561.5081567669" calcext:value-type="float">
            <text:p>10561,5081567669</text:p>
          </table:table-cell>
          <table:table-cell table:formula="of:=AVERAGE([.B38:.B49])" office:value-type="float" office:value="61500" calcext:value-type="float">
            <text:p>61500</text:p>
          </table:table-cell>
          <table:table-cell table:formula="of:=[.D49]-[.C49]" office:value-type="float" office:value="50938.4918432331" calcext:value-type="float">
            <text:p>50938,4918432331</text:p>
          </table:table-cell>
          <table:table-cell table:formula="of:=[.D49]-[.D37]" office:value-type="float" office:value="32416.6666666667" calcext:value-type="float">
            <text:p>32416,6666666667</text:p>
          </table:table-cell>
          <table:table-cell table:number-columns-repeated="101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79000" calcext:value-type="float">
            <text:p>79000</text:p>
          </table:table-cell>
          <table:table-cell table:formula="of:=COM.MICROSOFT.STDEV.S([.B39:.B50])" office:value-type="float" office:value="10289.7418761982" calcext:value-type="float">
            <text:p>10289,7418761982</text:p>
          </table:table-cell>
          <table:table-cell table:formula="of:=AVERAGE([.B39:.B50])" office:value-type="float" office:value="64333.3333333333" calcext:value-type="float">
            <text:p>64333,3333333333</text:p>
          </table:table-cell>
          <table:table-cell table:formula="of:=[.D50]-[.C50]" office:value-type="float" office:value="54043.5914571351" calcext:value-type="float">
            <text:p>54043,5914571351</text:p>
          </table:table-cell>
          <table:table-cell table:formula="of:=[.D50]-[.D38]" office:value-type="float" office:value="33000" calcext:value-type="float">
            <text:p>33000</text:p>
          </table:table-cell>
          <table:table-cell table:number-columns-repeated="101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82000" calcext:value-type="float">
            <text:p>82000</text:p>
          </table:table-cell>
          <table:table-cell table:formula="of:=COM.MICROSOFT.STDEV.S([.B40:.B51])" office:value-type="float" office:value="9882.26142687446" calcext:value-type="float">
            <text:p>9882,26142687446</text:p>
          </table:table-cell>
          <table:table-cell table:formula="of:=AVERAGE([.B40:.B51])" office:value-type="float" office:value="67250" calcext:value-type="float">
            <text:p>67250</text:p>
          </table:table-cell>
          <table:table-cell table:formula="of:=[.D51]-[.C51]" office:value-type="float" office:value="57367.7385731255" calcext:value-type="float">
            <text:p>57367,7385731255</text:p>
          </table:table-cell>
          <table:table-cell table:formula="of:=[.D51]-[.D39]" office:value-type="float" office:value="33666.6666666667" calcext:value-type="float">
            <text:p>33666,6666666667</text:p>
          </table:table-cell>
          <table:table-cell table:number-columns-repeated="101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41:.B52])" office:value-type="float" office:value="9485.23573611626" calcext:value-type="float">
            <text:p>9485,23573611626</text:p>
          </table:table-cell>
          <table:table-cell table:formula="of:=AVERAGE([.B41:.B52])" office:value-type="float" office:value="70166.6666666667" calcext:value-type="float">
            <text:p>70166,6666666667</text:p>
          </table:table-cell>
          <table:table-cell table:formula="of:=[.D52]-[.C52]" office:value-type="float" office:value="60681.4309305504" calcext:value-type="float">
            <text:p>60681,4309305504</text:p>
          </table:table-cell>
          <table:table-cell table:formula="of:=[.D52]-[.D40]" office:value-type="float" office:value="34250" calcext:value-type="float">
            <text:p>34250</text:p>
          </table:table-cell>
          <table:table-cell table:number-columns-repeated="101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88000" calcext:value-type="float">
            <text:p>88000</text:p>
          </table:table-cell>
          <table:table-cell table:formula="of:=COM.MICROSOFT.STDEV.S([.B42:.B53])" office:value-type="float" office:value="9293.20377284585" calcext:value-type="float">
            <text:p>9293,20377284585</text:p>
          </table:table-cell>
          <table:table-cell table:formula="of:=AVERAGE([.B42:.B53])" office:value-type="float" office:value="73000" calcext:value-type="float">
            <text:p>73000</text:p>
          </table:table-cell>
          <table:table-cell table:formula="of:=[.D53]-[.C53]" office:value-type="float" office:value="63706.7962271541" calcext:value-type="float">
            <text:p>63706,7962271541</text:p>
          </table:table-cell>
          <table:table-cell table:formula="of:=[.D53]-[.D41]" office:value-type="float" office:value="34583.3333333333" calcext:value-type="float">
            <text:p>34583,3333333333</text:p>
          </table:table-cell>
          <table:table-cell table:number-columns-repeated="101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43:.B54])" office:value-type="float" office:value="9649.54073330106" calcext:value-type="float">
            <text:p>9649,54073330106</text:p>
          </table:table-cell>
          <table:table-cell table:formula="of:=AVERAGE([.B43:.B54])" office:value-type="float" office:value="75750" calcext:value-type="float">
            <text:p>75750</text:p>
          </table:table-cell>
          <table:table-cell table:formula="of:=[.D54]-[.C54]" office:value-type="float" office:value="66100.4592666989" calcext:value-type="float">
            <text:p>66100,4592666989</text:p>
          </table:table-cell>
          <table:table-cell table:formula="of:=[.D54]-[.D42]" office:value-type="float" office:value="34500" calcext:value-type="float">
            <text:p>34500</text:p>
          </table:table-cell>
          <table:table-cell table:number-columns-repeated="101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44:.B55])" office:value-type="float" office:value="10067.9509515907" calcext:value-type="float">
            <text:p>10067,9509515907</text:p>
          </table:table-cell>
          <table:table-cell table:formula="of:=AVERAGE([.B44:.B55])" office:value-type="float" office:value="78500" calcext:value-type="float">
            <text:p>78500</text:p>
          </table:table-cell>
          <table:table-cell table:formula="of:=[.D55]-[.C55]" office:value-type="float" office:value="68432.0490484093" calcext:value-type="float">
            <text:p>68432,0490484093</text:p>
          </table:table-cell>
          <table:table-cell table:formula="of:=[.D55]-[.D43]" office:value-type="float" office:value="34333.3333333333" calcext:value-type="float">
            <text:p>34333,3333333333</text:p>
          </table:table-cell>
          <table:table-cell table:number-columns-repeated="101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45:.B56])" office:value-type="float" office:value="10252.4941533091" calcext:value-type="float">
            <text:p>10252,4941533091</text:p>
          </table:table-cell>
          <table:table-cell table:formula="of:=AVERAGE([.B45:.B56])" office:value-type="float" office:value="81250" calcext:value-type="float">
            <text:p>81250</text:p>
          </table:table-cell>
          <table:table-cell table:formula="of:=[.D56]-[.C56]" office:value-type="float" office:value="70997.5058466909" calcext:value-type="float">
            <text:p>70997,5058466909</text:p>
          </table:table-cell>
          <table:table-cell table:formula="of:=[.D56]-[.D44]" office:value-type="float" office:value="34166.6666666667" calcext:value-type="float">
            <text:p>34166,6666666667</text:p>
          </table:table-cell>
          <table:table-cell table:number-columns-repeated="101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9000" calcext:value-type="float">
            <text:p>99000</text:p>
          </table:table-cell>
          <table:table-cell table:formula="of:=COM.MICROSOFT.STDEV.S([.B46:.B57])" office:value-type="float" office:value="10370.0471931365" calcext:value-type="float">
            <text:p>10370,0471931365</text:p>
          </table:table-cell>
          <table:table-cell table:formula="of:=AVERAGE([.B46:.B57])" office:value-type="float" office:value="83916.6666666667" calcext:value-type="float">
            <text:p>83916,6666666667</text:p>
          </table:table-cell>
          <table:table-cell table:formula="of:=[.D57]-[.C57]" office:value-type="float" office:value="73546.6194735301" calcext:value-type="float">
            <text:p>73546,6194735301</text:p>
          </table:table-cell>
          <table:table-cell table:formula="of:=[.D57]-[.D45]" office:value-type="float" office:value="33833.3333333333" calcext:value-type="float">
            <text:p>33833,3333333333</text:p>
          </table:table-cell>
          <table:table-cell table:number-columns-repeated="101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47:.B58])" office:value-type="float" office:value="10175.7286984989" calcext:value-type="float">
            <text:p>10175,7286984989</text:p>
          </table:table-cell>
          <table:table-cell table:formula="of:=AVERAGE([.B47:.B58])" office:value-type="float" office:value="86500" calcext:value-type="float">
            <text:p>86500</text:p>
          </table:table-cell>
          <table:table-cell table:formula="of:=[.D58]-[.C58]" office:value-type="float" office:value="76324.2713015011" calcext:value-type="float">
            <text:p>76324,2713015011</text:p>
          </table:table-cell>
          <table:table-cell table:formula="of:=[.D58]-[.D46]" office:value-type="float" office:value="33500" calcext:value-type="float">
            <text:p>33500</text:p>
          </table:table-cell>
          <table:table-cell table:number-columns-repeated="101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48:.B59])" office:value-type="float" office:value="9934.63485473773" calcext:value-type="float">
            <text:p>9934,63485473773</text:p>
          </table:table-cell>
          <table:table-cell table:formula="of:=AVERAGE([.B48:.B59])" office:value-type="float" office:value="89166.6666666667" calcext:value-type="float">
            <text:p>89166,6666666667</text:p>
          </table:table-cell>
          <table:table-cell table:formula="of:=[.D59]-[.C59]" office:value-type="float" office:value="79232.0318119289" calcext:value-type="float">
            <text:p>79232,0318119289</text:p>
          </table:table-cell>
          <table:table-cell table:formula="of:=[.D59]-[.D47]" office:value-type="float" office:value="33333.3333333333" calcext:value-type="float">
            <text:p>33333,3333333333</text:p>
          </table:table-cell>
          <table:table-cell table:number-columns-repeated="101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49:.B60])" office:value-type="float" office:value="9787.12821965048" calcext:value-type="float">
            <text:p>9787,12821965048</text:p>
          </table:table-cell>
          <table:table-cell table:formula="of:=AVERAGE([.B49:.B60])" office:value-type="float" office:value="91833.3333333333" calcext:value-type="float">
            <text:p>91833,3333333333</text:p>
          </table:table-cell>
          <table:table-cell table:formula="of:=[.D60]-[.C60]" office:value-type="float" office:value="82046.2051136829" calcext:value-type="float">
            <text:p>82046,2051136829</text:p>
          </table:table-cell>
          <table:table-cell table:formula="of:=[.D60]-[.D48]" office:value-type="float" office:value="33166.6666666667" calcext:value-type="float">
            <text:p>33166,6666666667</text:p>
          </table:table-cell>
          <table:table-cell table:number-columns-repeated="101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8000" calcext:value-type="float">
            <text:p>108000</text:p>
          </table:table-cell>
          <table:table-cell table:formula="of:=COM.MICROSOFT.STDEV.S([.B50:.B61])" office:value-type="float" office:value="9433.98113205661" calcext:value-type="float">
            <text:p>9433,98113205661</text:p>
          </table:table-cell>
          <table:table-cell table:formula="of:=AVERAGE([.B50:.B61])" office:value-type="float" office:value="94500" calcext:value-type="float">
            <text:p>94500</text:p>
          </table:table-cell>
          <table:table-cell table:formula="of:=[.D61]-[.C61]" office:value-type="float" office:value="85066.0188679434" calcext:value-type="float">
            <text:p>85066,0188679434</text:p>
          </table:table-cell>
          <table:table-cell table:formula="of:=[.D61]-[.D49]" office:value-type="float" office:value="33000" calcext:value-type="float">
            <text:p>33000</text:p>
          </table:table-cell>
          <table:table-cell table:number-columns-repeated="101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51:.B62])" office:value-type="float" office:value="9173.41349506906" calcext:value-type="float">
            <text:p>9173,41349506906</text:p>
          </table:table-cell>
          <table:table-cell table:formula="of:=AVERAGE([.B51:.B62])" office:value-type="float" office:value="97166.6666666667" calcext:value-type="float">
            <text:p>97166,6666666667</text:p>
          </table:table-cell>
          <table:table-cell table:formula="of:=[.D62]-[.C62]" office:value-type="float" office:value="87993.2531715976" calcext:value-type="float">
            <text:p>87993,2531715976</text:p>
          </table:table-cell>
          <table:table-cell table:formula="of:=[.D62]-[.D50]" office:value-type="float" office:value="32833.3333333333" calcext:value-type="float">
            <text:p>32833,3333333333</text:p>
          </table:table-cell>
          <table:table-cell table:number-columns-repeated="101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12000" calcext:value-type="float">
            <text:p>112000</text:p>
          </table:table-cell>
          <table:table-cell table:formula="of:=COM.MICROSOFT.STDEV.S([.B52:.B63])" office:value-type="float" office:value="8742.09599719898" calcext:value-type="float">
            <text:p>8742,09599719898</text:p>
          </table:table-cell>
          <table:table-cell table:formula="of:=AVERAGE([.B52:.B63])" office:value-type="float" office:value="99666.6666666667" calcext:value-type="float">
            <text:p>99666,6666666667</text:p>
          </table:table-cell>
          <table:table-cell table:formula="of:=[.D63]-[.C63]" office:value-type="float" office:value="90924.5706694677" calcext:value-type="float">
            <text:p>90924,5706694677</text:p>
          </table:table-cell>
          <table:table-cell table:formula="of:=[.D63]-[.D51]" office:value-type="float" office:value="32416.6666666667" calcext:value-type="float">
            <text:p>32416,6666666667</text:p>
          </table:table-cell>
          <table:table-cell table:number-columns-repeated="101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53:.B64])" office:value-type="float" office:value="8317.10541139418" calcext:value-type="float">
            <text:p>8317,10541139418</text:p>
          </table:table-cell>
          <table:table-cell table:formula="of:=AVERAGE([.B53:.B64])" office:value-type="float" office:value="102083.333333333" calcext:value-type="float">
            <text:p>102083,333333333</text:p>
          </table:table-cell>
          <table:table-cell table:formula="of:=[.D64]-[.C64]" office:value-type="float" office:value="93766.2279219392" calcext:value-type="float">
            <text:p>93766,2279219392</text:p>
          </table:table-cell>
          <table:table-cell table:formula="of:=[.D64]-[.D52]" office:value-type="float" office:value="31916.6666666667" calcext:value-type="float">
            <text:p>31916,6666666667</text:p>
          </table:table-cell>
          <table:table-cell table:number-columns-repeated="101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54:.B65])" office:value-type="float" office:value="7925.31425626808" calcext:value-type="float">
            <text:p>7925,31425626808</text:p>
          </table:table-cell>
          <table:table-cell table:formula="of:=AVERAGE([.B54:.B65])" office:value-type="float" office:value="104416.666666667" calcext:value-type="float">
            <text:p>104416,666666667</text:p>
          </table:table-cell>
          <table:table-cell table:formula="of:=[.D65]-[.C65]" office:value-type="float" office:value="96491.3524103986" calcext:value-type="float">
            <text:p>96491,3524103986</text:p>
          </table:table-cell>
          <table:table-cell table:formula="of:=[.D65]-[.D53]" office:value-type="float" office:value="31416.6666666667" calcext:value-type="float">
            <text:p>31416,6666666667</text:p>
          </table:table-cell>
          <table:table-cell table:number-columns-repeated="101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18000" calcext:value-type="float">
            <text:p>118000</text:p>
          </table:table-cell>
          <table:table-cell table:formula="of:=COM.MICROSOFT.STDEV.S([.B55:.B66])" office:value-type="float" office:value="7774.76492872741" calcext:value-type="float">
            <text:p>7774,76492872741</text:p>
          </table:table-cell>
          <table:table-cell table:formula="of:=AVERAGE([.B55:.B66])" office:value-type="float" office:value="106583.333333333" calcext:value-type="float">
            <text:p>106583,333333333</text:p>
          </table:table-cell>
          <table:table-cell table:formula="of:=[.D66]-[.C66]" office:value-type="float" office:value="98808.5684046059" calcext:value-type="float">
            <text:p>98808,5684046059</text:p>
          </table:table-cell>
          <table:table-cell table:formula="of:=[.D66]-[.D54]" office:value-type="float" office:value="30833.3333333333" calcext:value-type="float">
            <text:p>30833,3333333333</text:p>
          </table:table-cell>
          <table:table-cell table:number-columns-repeated="101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19000" calcext:value-type="float">
            <text:p>119000</text:p>
          </table:table-cell>
          <table:table-cell table:formula="of:=COM.MICROSOFT.STDEV.S([.B56:.B67])" office:value-type="float" office:value="7609.30451168273" calcext:value-type="float">
            <text:p>7609,30451168273</text:p>
          </table:table-cell>
          <table:table-cell table:formula="of:=AVERAGE([.B56:.B67])" office:value-type="float" office:value="108583.333333333" calcext:value-type="float">
            <text:p>108583,333333333</text:p>
          </table:table-cell>
          <table:table-cell table:formula="of:=[.D67]-[.C67]" office:value-type="float" office:value="100974.028821651" calcext:value-type="float">
            <text:p>100974,028821651</text:p>
          </table:table-cell>
          <table:table-cell table:formula="of:=[.D67]-[.D55]" office:value-type="float" office:value="30083.3333333333" calcext:value-type="float">
            <text:p>30083,3333333333</text:p>
          </table:table-cell>
          <table:table-cell table:number-columns-repeated="101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57:.B68])" office:value-type="float" office:value="7440.16536147286" calcext:value-type="float">
            <text:p>7440,16536147286</text:p>
          </table:table-cell>
          <table:table-cell table:formula="of:=AVERAGE([.B57:.B68])" office:value-type="float" office:value="110583.333333333" calcext:value-type="float">
            <text:p>110583,333333333</text:p>
          </table:table-cell>
          <table:table-cell table:formula="of:=[.D68]-[.C68]" office:value-type="float" office:value="103143.16797186" calcext:value-type="float">
            <text:p>103143,16797186</text:p>
          </table:table-cell>
          <table:table-cell table:formula="of:=[.D68]-[.D56]" office:value-type="float" office:value="29333.3333333333" calcext:value-type="float">
            <text:p>29333,3333333333</text:p>
          </table:table-cell>
          <table:table-cell table:number-columns-repeated="101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23000" calcext:value-type="float">
            <text:p>123000</text:p>
          </table:table-cell>
          <table:table-cell table:formula="of:=COM.MICROSOFT.STDEV.S([.B58:.B69])" office:value-type="float" office:value="7267.09061871435" calcext:value-type="float">
            <text:p>7267,09061871435</text:p>
          </table:table-cell>
          <table:table-cell table:formula="of:=AVERAGE([.B58:.B69])" office:value-type="float" office:value="112583.333333333" calcext:value-type="float">
            <text:p>112583,333333333</text:p>
          </table:table-cell>
          <table:table-cell table:formula="of:=[.D69]-[.C69]" office:value-type="float" office:value="105316.242714619" calcext:value-type="float">
            <text:p>105316,242714619</text:p>
          </table:table-cell>
          <table:table-cell table:formula="of:=[.D69]-[.D57]" office:value-type="float" office:value="28666.6666666667" calcext:value-type="float">
            <text:p>28666,6666666667</text:p>
          </table:table-cell>
          <table:table-cell table:number-columns-repeated="101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25000" calcext:value-type="float">
            <text:p>125000</text:p>
          </table:table-cell>
          <table:table-cell table:formula="of:=COM.MICROSOFT.STDEV.S([.B59:.B70])" office:value-type="float" office:value="6906.29927652789" calcext:value-type="float">
            <text:p>6906,29927652789</text:p>
          </table:table-cell>
          <table:table-cell table:formula="of:=AVERAGE([.B59:.B70])" office:value-type="float" office:value="114666.666666667" calcext:value-type="float">
            <text:p>114666,666666667</text:p>
          </table:table-cell>
          <table:table-cell table:formula="of:=[.D70]-[.C70]" office:value-type="float" office:value="107760.367390139" calcext:value-type="float">
            <text:p>107760,367390139</text:p>
          </table:table-cell>
          <table:table-cell table:formula="of:=[.D70]-[.D58]" office:value-type="float" office:value="28166.6666666667" calcext:value-type="float">
            <text:p>28166,6666666667</text:p>
          </table:table-cell>
          <table:table-cell table:number-columns-repeated="101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7000" calcext:value-type="float">
            <text:p>127000</text:p>
          </table:table-cell>
          <table:table-cell table:formula="of:=COM.MICROSOFT.STDEV.S([.B60:.B71])" office:value-type="float" office:value="6692.37467479809" calcext:value-type="float">
            <text:p>6692,37467479809</text:p>
          </table:table-cell>
          <table:table-cell table:formula="of:=AVERAGE([.B60:.B71])" office:value-type="float" office:value="116666.666666667" calcext:value-type="float">
            <text:p>116666,666666667</text:p>
          </table:table-cell>
          <table:table-cell table:formula="of:=[.D71]-[.C71]" office:value-type="float" office:value="109974.291991869" calcext:value-type="float">
            <text:p>109974,291991869</text:p>
          </table:table-cell>
          <table:table-cell table:formula="of:=[.D71]-[.D59]" office:value-type="float" office:value="27500" calcext:value-type="float">
            <text:p>27500</text:p>
          </table:table-cell>
          <table:table-cell table:number-columns-repeated="101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61:.B72])" office:value-type="float" office:value="6653.20610797167" calcext:value-type="float">
            <text:p>6653,20610797167</text:p>
          </table:table-cell>
          <table:table-cell table:formula="of:=AVERAGE([.B61:.B72])" office:value-type="float" office:value="118583.333333333" calcext:value-type="float">
            <text:p>118583,333333333</text:p>
          </table:table-cell>
          <table:table-cell table:formula="of:=[.D72]-[.C72]" office:value-type="float" office:value="111930.127225362" calcext:value-type="float">
            <text:p>111930,127225362</text:p>
          </table:table-cell>
          <table:table-cell table:formula="of:=[.D72]-[.D60]" office:value-type="float" office:value="26750" calcext:value-type="float">
            <text:p>26750</text:p>
          </table:table-cell>
          <table:table-cell table:number-columns-repeated="101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1000" calcext:value-type="float">
            <text:p>131000</text:p>
          </table:table-cell>
          <table:table-cell table:formula="of:=COM.MICROSOFT.STDEV.S([.B62:.B73])" office:value-type="float" office:value="6640.09857539096" calcext:value-type="float">
            <text:p>6640,09857539096</text:p>
          </table:table-cell>
          <table:table-cell table:formula="of:=AVERAGE([.B62:.B73])" office:value-type="float" office:value="120500" calcext:value-type="float">
            <text:p>120500</text:p>
          </table:table-cell>
          <table:table-cell table:formula="of:=[.D73]-[.C73]" office:value-type="float" office:value="113859.901424609" calcext:value-type="float">
            <text:p>113859,901424609</text:p>
          </table:table-cell>
          <table:table-cell table:formula="of:=[.D73]-[.D61]" office:value-type="float" office:value="26000" calcext:value-type="float">
            <text:p>26000</text:p>
          </table:table-cell>
          <table:table-cell table:number-columns-repeated="101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33000" calcext:value-type="float">
            <text:p>133000</text:p>
          </table:table-cell>
          <table:table-cell table:formula="of:=COM.MICROSOFT.STDEV.S([.B63:.B74])" office:value-type="float" office:value="6813.53376921568" calcext:value-type="float">
            <text:p>6813,53376921568</text:p>
          </table:table-cell>
          <table:table-cell table:formula="of:=AVERAGE([.B63:.B74])" office:value-type="float" office:value="122333.333333333" calcext:value-type="float">
            <text:p>122333,333333333</text:p>
          </table:table-cell>
          <table:table-cell table:formula="of:=[.D74]-[.C74]" office:value-type="float" office:value="115519.799564118" calcext:value-type="float">
            <text:p>115519,799564118</text:p>
          </table:table-cell>
          <table:table-cell table:formula="of:=[.D74]-[.D62]" office:value-type="float" office:value="25166.6666666667" calcext:value-type="float">
            <text:p>25166,6666666667</text:p>
          </table:table-cell>
          <table:table-cell table:number-columns-repeated="101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5000" calcext:value-type="float">
            <text:p>135000</text:p>
          </table:table-cell>
          <table:table-cell table:formula="of:=COM.MICROSOFT.STDEV.S([.B64:.B75])" office:value-type="float" office:value="6877.16907931269" calcext:value-type="float">
            <text:p>6877,16907931269</text:p>
          </table:table-cell>
          <table:table-cell table:formula="of:=AVERAGE([.B64:.B75])" office:value-type="float" office:value="124250" calcext:value-type="float">
            <text:p>124250</text:p>
          </table:table-cell>
          <table:table-cell table:formula="of:=[.D75]-[.C75]" office:value-type="float" office:value="117372.830920687" calcext:value-type="float">
            <text:p>117372,830920687</text:p>
          </table:table-cell>
          <table:table-cell table:formula="of:=[.D75]-[.D63]" office:value-type="float" office:value="24583.3333333333" calcext:value-type="float">
            <text:p>24583,3333333333</text:p>
          </table:table-cell>
          <table:table-cell table:number-columns-repeated="101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36000" calcext:value-type="float">
            <text:p>136000</text:p>
          </table:table-cell>
          <table:table-cell table:formula="of:=COM.MICROSOFT.STDEV.S([.B65:.B76])" office:value-type="float" office:value="6828.52750443226" calcext:value-type="float">
            <text:p>6828,52750443226</text:p>
          </table:table-cell>
          <table:table-cell table:formula="of:=AVERAGE([.B65:.B76])" office:value-type="float" office:value="126083.333333333" calcext:value-type="float">
            <text:p>126083,333333333</text:p>
          </table:table-cell>
          <table:table-cell table:formula="of:=[.D76]-[.C76]" office:value-type="float" office:value="119254.805828901" calcext:value-type="float">
            <text:p>119254,805828901</text:p>
          </table:table-cell>
          <table:table-cell table:formula="of:=[.D76]-[.D64]" office:value-type="float" office:value="24000" calcext:value-type="float">
            <text:p>24000</text:p>
          </table:table-cell>
          <table:table-cell table:number-columns-repeated="101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66:.B77])" office:value-type="float" office:value="6828.52750443226" calcext:value-type="float">
            <text:p>6828,52750443226</text:p>
          </table:table-cell>
          <table:table-cell table:formula="of:=AVERAGE([.B66:.B77])" office:value-type="float" office:value="127916.666666667" calcext:value-type="float">
            <text:p>127916,666666667</text:p>
          </table:table-cell>
          <table:table-cell table:formula="of:=[.D77]-[.C77]" office:value-type="float" office:value="121088.139162234" calcext:value-type="float">
            <text:p>121088,139162234</text:p>
          </table:table-cell>
          <table:table-cell table:formula="of:=[.D77]-[.D65]" office:value-type="float" office:value="23500" calcext:value-type="float">
            <text:p>23500</text:p>
          </table:table-cell>
          <table:table-cell table:number-columns-repeated="101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40000" calcext:value-type="float">
            <text:p>140000</text:p>
          </table:table-cell>
          <table:table-cell table:formula="of:=COM.MICROSOFT.STDEV.S([.B67:.B78])" office:value-type="float" office:value="6877.16907931269" calcext:value-type="float">
            <text:p>6877,16907931269</text:p>
          </table:table-cell>
          <table:table-cell table:formula="of:=AVERAGE([.B67:.B78])" office:value-type="float" office:value="129750" calcext:value-type="float">
            <text:p>129750</text:p>
          </table:table-cell>
          <table:table-cell table:formula="of:=[.D78]-[.C78]" office:value-type="float" office:value="122872.830920687" calcext:value-type="float">
            <text:p>122872,830920687</text:p>
          </table:table-cell>
          <table:table-cell table:formula="of:=[.D78]-[.D66]" office:value-type="float" office:value="23166.6666666667" calcext:value-type="float">
            <text:p>23166,6666666667</text:p>
          </table:table-cell>
          <table:table-cell table:number-columns-repeated="101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42000" calcext:value-type="float">
            <text:p>142000</text:p>
          </table:table-cell>
          <table:table-cell table:formula="of:=COM.MICROSOFT.STDEV.S([.B68:.B79])" office:value-type="float" office:value="6813.53376921568" calcext:value-type="float">
            <text:p>6813,53376921568</text:p>
          </table:table-cell>
          <table:table-cell table:formula="of:=AVERAGE([.B68:.B79])" office:value-type="float" office:value="131666.666666667" calcext:value-type="float">
            <text:p>131666,666666667</text:p>
          </table:table-cell>
          <table:table-cell table:formula="of:=[.D79]-[.C79]" office:value-type="float" office:value="124853.132897451" calcext:value-type="float">
            <text:p>124853,132897451</text:p>
          </table:table-cell>
          <table:table-cell table:formula="of:=[.D79]-[.D67]" office:value-type="float" office:value="23083.3333333333" calcext:value-type="float">
            <text:p>23083,3333333333</text:p>
          </table:table-cell>
          <table:table-cell table:number-columns-repeated="101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69:.B80])" office:value-type="float" office:value="6775.06569352026" calcext:value-type="float">
            <text:p>6775,06569352026</text:p>
          </table:table-cell>
          <table:table-cell table:formula="of:=AVERAGE([.B69:.B80])" office:value-type="float" office:value="133583.333333333" calcext:value-type="float">
            <text:p>133583,333333333</text:p>
          </table:table-cell>
          <table:table-cell table:formula="of:=[.D80]-[.C80]" office:value-type="float" office:value="126808.267639813" calcext:value-type="float">
            <text:p>126808,267639813</text:p>
          </table:table-cell>
          <table:table-cell table:formula="of:=[.D80]-[.D68]" office:value-type="float" office:value="23000" calcext:value-type="float">
            <text:p>23000</text:p>
          </table:table-cell>
          <table:table-cell table:number-columns-repeated="101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46000" calcext:value-type="float">
            <text:p>146000</text:p>
          </table:table-cell>
          <table:table-cell table:formula="of:=COM.MICROSOFT.STDEV.S([.B70:.B81])" office:value-type="float" office:value="6762.1943721896" calcext:value-type="float">
            <text:p>6762,1943721896</text:p>
          </table:table-cell>
          <table:table-cell table:formula="of:=AVERAGE([.B70:.B81])" office:value-type="float" office:value="135500" calcext:value-type="float">
            <text:p>135500</text:p>
          </table:table-cell>
          <table:table-cell table:formula="of:=[.D81]-[.C81]" office:value-type="float" office:value="128737.80562781" calcext:value-type="float">
            <text:p>128737,80562781</text:p>
          </table:table-cell>
          <table:table-cell table:formula="of:=[.D81]-[.D69]" office:value-type="float" office:value="22916.6666666667" calcext:value-type="float">
            <text:p>22916,6666666667</text:p>
          </table:table-cell>
          <table:table-cell table:number-columns-repeated="101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47000" calcext:value-type="float">
            <text:p>147000</text:p>
          </table:table-cell>
          <table:table-cell table:formula="of:=COM.MICROSOFT.STDEV.S([.B71:.B82])" office:value-type="float" office:value="6637.81636237446" calcext:value-type="float">
            <text:p>6637,81636237446</text:p>
          </table:table-cell>
          <table:table-cell table:formula="of:=AVERAGE([.B71:.B82])" office:value-type="float" office:value="137333.333333333" calcext:value-type="float">
            <text:p>137333,333333333</text:p>
          </table:table-cell>
          <table:table-cell table:formula="of:=[.D82]-[.C82]" office:value-type="float" office:value="130695.516970959" calcext:value-type="float">
            <text:p>130695,516970959</text:p>
          </table:table-cell>
          <table:table-cell table:formula="of:=[.D82]-[.D70]" office:value-type="float" office:value="22666.6666666667" calcext:value-type="float">
            <text:p>22666,6666666667</text:p>
          </table:table-cell>
          <table:table-cell table:number-columns-repeated="101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9000" calcext:value-type="float">
            <text:p>149000</text:p>
          </table:table-cell>
          <table:table-cell table:formula="of:=COM.MICROSOFT.STDEV.S([.B72:.B83])" office:value-type="float" office:value="6562.05806592765" calcext:value-type="float">
            <text:p>6562,05806592765</text:p>
          </table:table-cell>
          <table:table-cell table:formula="of:=AVERAGE([.B72:.B83])" office:value-type="float" office:value="139166.666666667" calcext:value-type="float">
            <text:p>139166,666666667</text:p>
          </table:table-cell>
          <table:table-cell table:formula="of:=[.D83]-[.C83]" office:value-type="float" office:value="132604.608600739" calcext:value-type="float">
            <text:p>132604,608600739</text:p>
          </table:table-cell>
          <table:table-cell table:formula="of:=[.D83]-[.D71]" office:value-type="float" office:value="22500" calcext:value-type="float">
            <text:p>22500</text:p>
          </table:table-cell>
          <table:table-cell table:number-columns-repeated="101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73:.B84])" office:value-type="float" office:value="6536.61018627184" calcext:value-type="float">
            <text:p>6536,61018627184</text:p>
          </table:table-cell>
          <table:table-cell table:formula="of:=AVERAGE([.B73:.B84])" office:value-type="float" office:value="141000" calcext:value-type="float">
            <text:p>141000</text:p>
          </table:table-cell>
          <table:table-cell table:formula="of:=[.D84]-[.C84]" office:value-type="float" office:value="134463.389813728" calcext:value-type="float">
            <text:p>134463,389813728</text:p>
          </table:table-cell>
          <table:table-cell table:formula="of:=[.D84]-[.D72]" office:value-type="float" office:value="22416.6666666667" calcext:value-type="float">
            <text:p>22416,6666666667</text:p>
          </table:table-cell>
          <table:table-cell table:number-columns-repeated="101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2000" calcext:value-type="float">
            <text:p>152000</text:p>
          </table:table-cell>
          <table:table-cell table:formula="of:=COM.MICROSOFT.STDEV.S([.B74:.B85])" office:value-type="float" office:value="6426.15394660403" calcext:value-type="float">
            <text:p>6426,15394660403</text:p>
          </table:table-cell>
          <table:table-cell table:formula="of:=AVERAGE([.B74:.B85])" office:value-type="float" office:value="142750" calcext:value-type="float">
            <text:p>142750</text:p>
          </table:table-cell>
          <table:table-cell table:formula="of:=[.D85]-[.C85]" office:value-type="float" office:value="136323.846053396" calcext:value-type="float">
            <text:p>136323,846053396</text:p>
          </table:table-cell>
          <table:table-cell table:formula="of:=[.D85]-[.D73]" office:value-type="float" office:value="22250" calcext:value-type="float">
            <text:p>22250</text:p>
          </table:table-cell>
          <table:table-cell table:number-columns-repeated="101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4000" calcext:value-type="float">
            <text:p>154000</text:p>
          </table:table-cell>
          <table:table-cell table:formula="of:=COM.MICROSOFT.STDEV.S([.B75:.B86])" office:value-type="float" office:value="6388.91084756876" calcext:value-type="float">
            <text:p>6388,91084756876</text:p>
          </table:table-cell>
          <table:table-cell table:formula="of:=AVERAGE([.B75:.B86])" office:value-type="float" office:value="144500" calcext:value-type="float">
            <text:p>144500</text:p>
          </table:table-cell>
          <table:table-cell table:formula="of:=[.D86]-[.C86]" office:value-type="float" office:value="138111.089152431" calcext:value-type="float">
            <text:p>138111,089152431</text:p>
          </table:table-cell>
          <table:table-cell table:formula="of:=[.D86]-[.D74]" office:value-type="float" office:value="22166.6666666667" calcext:value-type="float">
            <text:p>22166,6666666667</text:p>
          </table:table-cell>
          <table:table-cell table:number-columns-repeated="101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76:.B87])" office:value-type="float" office:value="6568.98128719478" calcext:value-type="float">
            <text:p>6568,98128719478</text:p>
          </table:table-cell>
          <table:table-cell table:formula="of:=AVERAGE([.B76:.B87])" office:value-type="float" office:value="146333.333333333" calcext:value-type="float">
            <text:p>146333,333333333</text:p>
          </table:table-cell>
          <table:table-cell table:formula="of:=[.D87]-[.C87]" office:value-type="float" office:value="139764.352046139" calcext:value-type="float">
            <text:p>139764,352046139</text:p>
          </table:table-cell>
          <table:table-cell table:formula="of:=[.D87]-[.D75]" office:value-type="float" office:value="22083.3333333333" calcext:value-type="float">
            <text:p>22083,3333333333</text:p>
          </table:table-cell>
          <table:table-cell table:number-columns-repeated="101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8000" calcext:value-type="float">
            <text:p>158000</text:p>
          </table:table-cell>
          <table:table-cell table:formula="of:=COM.MICROSOFT.STDEV.S([.B77:.B88])" office:value-type="float" office:value="6492.41982249416" calcext:value-type="float">
            <text:p>6492,41982249416</text:p>
          </table:table-cell>
          <table:table-cell table:formula="of:=AVERAGE([.B77:.B88])" office:value-type="float" office:value="148166.666666667" calcext:value-type="float">
            <text:p>148166,666666667</text:p>
          </table:table-cell>
          <table:table-cell table:formula="of:=[.D88]-[.C88]" office:value-type="float" office:value="141674.246844173" calcext:value-type="float">
            <text:p>141674,246844173</text:p>
          </table:table-cell>
          <table:table-cell table:formula="of:=[.D88]-[.D76]" office:value-type="float" office:value="22083.3333333333" calcext:value-type="float">
            <text:p>22083,3333333333</text:p>
          </table:table-cell>
          <table:table-cell table:number-columns-repeated="101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78:.B89])" office:value-type="float" office:value="6331.13997107419" calcext:value-type="float">
            <text:p>6331,13997107419</text:p>
          </table:table-cell>
          <table:table-cell table:formula="of:=AVERAGE([.B78:.B89])" office:value-type="float" office:value="149916.666666667" calcext:value-type="float">
            <text:p>149916,666666667</text:p>
          </table:table-cell>
          <table:table-cell table:formula="of:=[.D89]-[.C89]" office:value-type="float" office:value="143585.526695592" calcext:value-type="float">
            <text:p>143585,526695592</text:p>
          </table:table-cell>
          <table:table-cell table:formula="of:=[.D89]-[.D77]" office:value-type="float" office:value="22000" calcext:value-type="float">
            <text:p>22000</text:p>
          </table:table-cell>
          <table:table-cell table:number-columns-repeated="101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61000" calcext:value-type="float">
            <text:p>161000</text:p>
          </table:table-cell>
          <table:table-cell table:formula="of:=COM.MICROSOFT.STDEV.S([.B79:.B90])" office:value-type="float" office:value="6242.57134277991" calcext:value-type="float">
            <text:p>6242,57134277991</text:p>
          </table:table-cell>
          <table:table-cell table:formula="of:=AVERAGE([.B79:.B90])" office:value-type="float" office:value="151666.666666667" calcext:value-type="float">
            <text:p>151666,666666667</text:p>
          </table:table-cell>
          <table:table-cell table:formula="of:=[.D90]-[.C90]" office:value-type="float" office:value="145424.095323887" calcext:value-type="float">
            <text:p>145424,095323887</text:p>
          </table:table-cell>
          <table:table-cell table:formula="of:=[.D90]-[.D78]" office:value-type="float" office:value="21916.6666666667" calcext:value-type="float">
            <text:p>21916,6666666667</text:p>
          </table:table-cell>
          <table:table-cell table:number-columns-repeated="101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80:.B91])" office:value-type="float" office:value="6229.81589299444" calcext:value-type="float">
            <text:p>6229,81589299444</text:p>
          </table:table-cell>
          <table:table-cell table:formula="of:=AVERAGE([.B80:.B91])" office:value-type="float" office:value="153416.666666667" calcext:value-type="float">
            <text:p>153416,666666667</text:p>
          </table:table-cell>
          <table:table-cell table:formula="of:=[.D91]-[.C91]" office:value-type="float" office:value="147186.850773672" calcext:value-type="float">
            <text:p>147186,850773672</text:p>
          </table:table-cell>
          <table:table-cell table:formula="of:=[.D91]-[.D79]" office:value-type="float" office:value="21750" calcext:value-type="float">
            <text:p>21750</text:p>
          </table:table-cell>
          <table:table-cell table:number-columns-repeated="101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65000" calcext:value-type="float">
            <text:p>165000</text:p>
          </table:table-cell>
          <table:table-cell table:formula="of:=COM.MICROSOFT.STDEV.S([.B81:.B92])" office:value-type="float" office:value="6293.33461735991" calcext:value-type="float">
            <text:p>6293,33461735991</text:p>
          </table:table-cell>
          <table:table-cell table:formula="of:=AVERAGE([.B81:.B92])" office:value-type="float" office:value="155166.666666667" calcext:value-type="float">
            <text:p>155166,666666667</text:p>
          </table:table-cell>
          <table:table-cell table:formula="of:=[.D92]-[.C92]" office:value-type="float" office:value="148873.332049307" calcext:value-type="float">
            <text:p>148873,332049307</text:p>
          </table:table-cell>
          <table:table-cell table:formula="of:=[.D92]-[.D80]" office:value-type="float" office:value="21583.3333333333" calcext:value-type="float">
            <text:p>21583,3333333333</text:p>
          </table:table-cell>
          <table:table-cell table:number-columns-repeated="101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82:.B93])" office:value-type="float" office:value="6578.20091459111" calcext:value-type="float">
            <text:p>6578,20091459111</text:p>
          </table:table-cell>
          <table:table-cell table:formula="of:=AVERAGE([.B82:.B93])" office:value-type="float" office:value="157000" calcext:value-type="float">
            <text:p>157000</text:p>
          </table:table-cell>
          <table:table-cell table:formula="of:=[.D93]-[.C93]" office:value-type="float" office:value="150421.799085409" calcext:value-type="float">
            <text:p>150421,799085409</text:p>
          </table:table-cell>
          <table:table-cell table:formula="of:=[.D93]-[.D81]" office:value-type="float" office:value="21500" calcext:value-type="float">
            <text:p>21500</text:p>
          </table:table-cell>
          <table:table-cell table:number-columns-repeated="101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70000" calcext:value-type="float">
            <text:p>170000</text:p>
          </table:table-cell>
          <table:table-cell table:formula="of:=COM.MICROSOFT.STDEV.S([.B83:.B94])" office:value-type="float" office:value="6748.17596005608" calcext:value-type="float">
            <text:p>6748,17596005608</text:p>
          </table:table-cell>
          <table:table-cell table:formula="of:=AVERAGE([.B83:.B94])" office:value-type="float" office:value="158916.666666667" calcext:value-type="float">
            <text:p>158916,666666667</text:p>
          </table:table-cell>
          <table:table-cell table:formula="of:=[.D94]-[.C94]" office:value-type="float" office:value="152168.490706611" calcext:value-type="float">
            <text:p>152168,490706611</text:p>
          </table:table-cell>
          <table:table-cell table:formula="of:=[.D94]-[.D82]" office:value-type="float" office:value="21583.3333333333" calcext:value-type="float">
            <text:p>21583,3333333333</text:p>
          </table:table-cell>
          <table:table-cell table:number-columns-repeated="101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71000" calcext:value-type="float">
            <text:p>171000</text:p>
          </table:table-cell>
          <table:table-cell table:formula="of:=COM.MICROSOFT.STDEV.S([.B84:.B95])" office:value-type="float" office:value="6797.39254821622" calcext:value-type="float">
            <text:p>6797,39254821622</text:p>
          </table:table-cell>
          <table:table-cell table:formula="of:=AVERAGE([.B84:.B95])" office:value-type="float" office:value="160750" calcext:value-type="float">
            <text:p>160750</text:p>
          </table:table-cell>
          <table:table-cell table:formula="of:=[.D95]-[.C95]" office:value-type="float" office:value="153952.607451784" calcext:value-type="float">
            <text:p>153952,607451784</text:p>
          </table:table-cell>
          <table:table-cell table:formula="of:=[.D95]-[.D83]" office:value-type="float" office:value="21583.3333333333" calcext:value-type="float">
            <text:p>21583,3333333333</text:p>
          </table:table-cell>
          <table:table-cell table:number-columns-repeated="101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73000" calcext:value-type="float">
            <text:p>173000</text:p>
          </table:table-cell>
          <table:table-cell table:formula="of:=COM.MICROSOFT.STDEV.S([.B85:.B96])" office:value-type="float" office:value="6894.77184451225" calcext:value-type="float">
            <text:p>6894,77184451225</text:p>
          </table:table-cell>
          <table:table-cell table:formula="of:=AVERAGE([.B85:.B96])" office:value-type="float" office:value="162583.333333333" calcext:value-type="float">
            <text:p>162583,333333333</text:p>
          </table:table-cell>
          <table:table-cell table:formula="of:=[.D96]-[.C96]" office:value-type="float" office:value="155688.561488821" calcext:value-type="float">
            <text:p>155688,561488821</text:p>
          </table:table-cell>
          <table:table-cell table:formula="of:=[.D96]-[.D84]" office:value-type="float" office:value="21583.3333333333" calcext:value-type="float">
            <text:p>21583,3333333333</text:p>
          </table:table-cell>
          <table:table-cell table:number-columns-repeated="101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74000" calcext:value-type="float">
            <text:p>174000</text:p>
          </table:table-cell>
          <table:table-cell table:formula="of:=COM.MICROSOFT.STDEV.S([.B86:.B97])" office:value-type="float" office:value="6748.17596005608" calcext:value-type="float">
            <text:p>6748,17596005608</text:p>
          </table:table-cell>
          <table:table-cell table:formula="of:=AVERAGE([.B86:.B97])" office:value-type="float" office:value="164416.666666667" calcext:value-type="float">
            <text:p>164416,666666667</text:p>
          </table:table-cell>
          <table:table-cell table:formula="of:=[.D97]-[.C97]" office:value-type="float" office:value="157668.490706611" calcext:value-type="float">
            <text:p>157668,490706611</text:p>
          </table:table-cell>
          <table:table-cell table:formula="of:=[.D97]-[.D85]" office:value-type="float" office:value="21666.6666666667" calcext:value-type="float">
            <text:p>21666,6666666667</text:p>
          </table:table-cell>
          <table:table-cell table:number-columns-repeated="101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87:.B98])" office:value-type="float" office:value="6648.64989712539" calcext:value-type="float">
            <text:p>6648,64989712539</text:p>
          </table:table-cell>
          <table:table-cell table:formula="of:=AVERAGE([.B87:.B98])" office:value-type="float" office:value="166250" calcext:value-type="float">
            <text:p>166250</text:p>
          </table:table-cell>
          <table:table-cell table:formula="of:=[.D98]-[.C98]" office:value-type="float" office:value="159601.350102875" calcext:value-type="float">
            <text:p>159601,350102875</text:p>
          </table:table-cell>
          <table:table-cell table:formula="of:=[.D98]-[.D86]" office:value-type="float" office:value="21750" calcext:value-type="float">
            <text:p>21750</text:p>
          </table:table-cell>
          <table:table-cell table:number-columns-repeated="101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7000" calcext:value-type="float">
            <text:p>177000</text:p>
          </table:table-cell>
          <table:table-cell table:formula="of:=COM.MICROSOFT.STDEV.S([.B88:.B99])" office:value-type="float" office:value="6625.82184725149" calcext:value-type="float">
            <text:p>6625,82184725149</text:p>
          </table:table-cell>
          <table:table-cell table:formula="of:=AVERAGE([.B88:.B99])" office:value-type="float" office:value="167916.666666667" calcext:value-type="float">
            <text:p>167916,666666667</text:p>
          </table:table-cell>
          <table:table-cell table:formula="of:=[.D99]-[.C99]" office:value-type="float" office:value="161290.844819415" calcext:value-type="float">
            <text:p>161290,844819415</text:p>
          </table:table-cell>
          <table:table-cell table:formula="of:=[.D99]-[.D87]" office:value-type="float" office:value="21583.3333333333" calcext:value-type="float">
            <text:p>21583,3333333333</text:p>
          </table:table-cell>
          <table:table-cell table:number-columns-repeated="101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79000" calcext:value-type="float">
            <text:p>179000</text:p>
          </table:table-cell>
          <table:table-cell table:formula="of:=COM.MICROSOFT.STDEV.S([.B89:.B100])" office:value-type="float" office:value="6541.24443725189" calcext:value-type="float">
            <text:p>6541,24443725189</text:p>
          </table:table-cell>
          <table:table-cell table:formula="of:=AVERAGE([.B89:.B100])" office:value-type="float" office:value="169666.666666667" calcext:value-type="float">
            <text:p>169666,666666667</text:p>
          </table:table-cell>
          <table:table-cell table:formula="of:=[.D100]-[.C100]" office:value-type="float" office:value="163125.422229415" calcext:value-type="float">
            <text:p>163125,422229415</text:p>
          </table:table-cell>
          <table:table-cell table:formula="of:=[.D100]-[.D88]" office:value-type="float" office:value="21500" calcext:value-type="float">
            <text:p>21500</text:p>
          </table:table-cell>
          <table:table-cell table:number-columns-repeated="101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80000" calcext:value-type="float">
            <text:p>180000</text:p>
          </table:table-cell>
          <table:table-cell table:formula="of:=COM.MICROSOFT.STDEV.S([.B90:.B101])" office:value-type="float" office:value="6229.81589299444" calcext:value-type="float">
            <text:p>6229,81589299444</text:p>
          </table:table-cell>
          <table:table-cell table:formula="of:=AVERAGE([.B90:.B101])" office:value-type="float" office:value="171416.666666667" calcext:value-type="float">
            <text:p>171416,666666667</text:p>
          </table:table-cell>
          <table:table-cell table:formula="of:=[.D101]-[.C101]" office:value-type="float" office:value="165186.850773672" calcext:value-type="float">
            <text:p>165186,850773672</text:p>
          </table:table-cell>
          <table:table-cell table:formula="of:=[.D101]-[.D89]" office:value-type="float" office:value="21500" calcext:value-type="float">
            <text:p>21500</text:p>
          </table:table-cell>
          <table:table-cell table:number-columns-repeated="101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82000" calcext:value-type="float">
            <text:p>182000</text:p>
          </table:table-cell>
          <table:table-cell table:formula="of:=COM.MICROSOFT.STDEV.S([.B91:.B102])" office:value-type="float" office:value="5982.29711631567" calcext:value-type="float">
            <text:p>5982,29711631567</text:p>
          </table:table-cell>
          <table:table-cell table:formula="of:=AVERAGE([.B91:.B102])" office:value-type="float" office:value="173166.666666667" calcext:value-type="float">
            <text:p>173166,666666667</text:p>
          </table:table-cell>
          <table:table-cell table:formula="of:=[.D102]-[.C102]" office:value-type="float" office:value="167184.369550351" calcext:value-type="float">
            <text:p>167184,369550351</text:p>
          </table:table-cell>
          <table:table-cell table:formula="of:=[.D102]-[.D90]" office:value-type="float" office:value="21500" calcext:value-type="float">
            <text:p>21500</text:p>
          </table:table-cell>
          <table:table-cell table:number-columns-repeated="101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84000" calcext:value-type="float">
            <text:p>184000</text:p>
          </table:table-cell>
          <table:table-cell table:formula="of:=COM.MICROSOFT.STDEV.S([.B92:.B103])" office:value-type="float" office:value="5806.86636402948" calcext:value-type="float">
            <text:p>5806,86636402948</text:p>
          </table:table-cell>
          <table:table-cell table:formula="of:=AVERAGE([.B92:.B103])" office:value-type="float" office:value="174916.666666667" calcext:value-type="float">
            <text:p>174916,666666667</text:p>
          </table:table-cell>
          <table:table-cell table:formula="of:=[.D103]-[.C103]" office:value-type="float" office:value="169109.800302637" calcext:value-type="float">
            <text:p>169109,800302637</text:p>
          </table:table-cell>
          <table:table-cell table:formula="of:=[.D103]-[.D91]" office:value-type="float" office:value="21500" calcext:value-type="float">
            <text:p>21500</text:p>
          </table:table-cell>
          <table:table-cell table:number-columns-repeated="101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86000" calcext:value-type="float">
            <text:p>186000</text:p>
          </table:table-cell>
          <table:table-cell table:formula="of:=COM.MICROSOFT.STDEV.S([.B93:.B104])" office:value-type="float" office:value="5710.17167921076" calcext:value-type="float">
            <text:p>5710,17167921076</text:p>
          </table:table-cell>
          <table:table-cell table:formula="of:=AVERAGE([.B93:.B104])" office:value-type="float" office:value="176666.666666667" calcext:value-type="float">
            <text:p>176666,666666667</text:p>
          </table:table-cell>
          <table:table-cell table:formula="of:=[.D104]-[.C104]" office:value-type="float" office:value="170956.494987456" calcext:value-type="float">
            <text:p>170956,494987456</text:p>
          </table:table-cell>
          <table:table-cell table:formula="of:=[.D104]-[.D92]" office:value-type="float" office:value="21500" calcext:value-type="float">
            <text:p>21500</text:p>
          </table:table-cell>
          <table:table-cell table:number-columns-repeated="101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87000" calcext:value-type="float">
            <text:p>187000</text:p>
          </table:table-cell>
          <table:table-cell table:formula="of:=COM.MICROSOFT.STDEV.S([.B94:.B105])" office:value-type="float" office:value="5722.7615711298" calcext:value-type="float">
            <text:p>5722,7615711298</text:p>
          </table:table-cell>
          <table:table-cell table:formula="of:=AVERAGE([.B94:.B105])" office:value-type="float" office:value="178250" calcext:value-type="float">
            <text:p>178250</text:p>
          </table:table-cell>
          <table:table-cell table:formula="of:=[.D105]-[.C105]" office:value-type="float" office:value="172527.23842887" calcext:value-type="float">
            <text:p>172527,23842887</text:p>
          </table:table-cell>
          <table:table-cell table:formula="of:=[.D105]-[.D93]" office:value-type="float" office:value="21250" calcext:value-type="float">
            <text:p>21250</text:p>
          </table:table-cell>
          <table:table-cell table:number-columns-repeated="101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88000" calcext:value-type="float">
            <text:p>188000</text:p>
          </table:table-cell>
          <table:table-cell table:formula="of:=COM.MICROSOFT.STDEV.S([.B95:.B106])" office:value-type="float" office:value="5722.7615711298" calcext:value-type="float">
            <text:p>5722,7615711298</text:p>
          </table:table-cell>
          <table:table-cell table:formula="of:=AVERAGE([.B95:.B106])" office:value-type="float" office:value="179750" calcext:value-type="float">
            <text:p>179750</text:p>
          </table:table-cell>
          <table:table-cell table:formula="of:=[.D106]-[.C106]" office:value-type="float" office:value="174027.23842887" calcext:value-type="float">
            <text:p>174027,23842887</text:p>
          </table:table-cell>
          <table:table-cell table:formula="of:=[.D106]-[.D94]" office:value-type="float" office:value="20833.3333333333" calcext:value-type="float">
            <text:p>20833,3333333333</text:p>
          </table:table-cell>
          <table:table-cell table:number-columns-repeated="101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89000" calcext:value-type="float">
            <text:p>189000</text:p>
          </table:table-cell>
          <table:table-cell table:formula="of:=COM.MICROSOFT.STDEV.S([.B96:.B107])" office:value-type="float" office:value="5577.95987468863" calcext:value-type="float">
            <text:p>5577,95987468863</text:p>
          </table:table-cell>
          <table:table-cell table:formula="of:=AVERAGE([.B96:.B107])" office:value-type="float" office:value="181250" calcext:value-type="float">
            <text:p>181250</text:p>
          </table:table-cell>
          <table:table-cell table:formula="of:=[.D107]-[.C107]" office:value-type="float" office:value="175672.040125311" calcext:value-type="float">
            <text:p>175672,040125311</text:p>
          </table:table-cell>
          <table:table-cell table:formula="of:=[.D107]-[.D95]" office:value-type="float" office:value="20500" calcext:value-type="float">
            <text:p>20500</text:p>
          </table:table-cell>
          <table:table-cell table:number-columns-repeated="101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0000" calcext:value-type="float">
            <text:p>190000</text:p>
          </table:table-cell>
          <table:table-cell table:formula="of:=COM.MICROSOFT.STDEV.S([.B97:.B108])" office:value-type="float" office:value="5449.49260913066" calcext:value-type="float">
            <text:p>5449,49260913066</text:p>
          </table:table-cell>
          <table:table-cell table:formula="of:=AVERAGE([.B97:.B108])" office:value-type="float" office:value="182666.666666667" calcext:value-type="float">
            <text:p>182666,666666667</text:p>
          </table:table-cell>
          <table:table-cell table:formula="of:=[.D108]-[.C108]" office:value-type="float" office:value="177217.174057536" calcext:value-type="float">
            <text:p>177217,174057536</text:p>
          </table:table-cell>
          <table:table-cell table:formula="of:=[.D108]-[.D96]" office:value-type="float" office:value="20083.3333333333" calcext:value-type="float">
            <text:p>20083,3333333333</text:p>
          </table:table-cell>
          <table:table-cell table:number-columns-repeated="101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91000" calcext:value-type="float">
            <text:p>191000</text:p>
          </table:table-cell>
          <table:table-cell table:formula="of:=COM.MICROSOFT.STDEV.S([.B98:.B109])" office:value-type="float" office:value="5195.42339395205" calcext:value-type="float">
            <text:p>5195,42339395205</text:p>
          </table:table-cell>
          <table:table-cell table:formula="of:=AVERAGE([.B98:.B109])" office:value-type="float" office:value="184083.333333333" calcext:value-type="float">
            <text:p>184083,333333333</text:p>
          </table:table-cell>
          <table:table-cell table:formula="of:=[.D109]-[.C109]" office:value-type="float" office:value="178887.909939381" calcext:value-type="float">
            <text:p>178887,909939381</text:p>
          </table:table-cell>
          <table:table-cell table:formula="of:=[.D109]-[.D97]" office:value-type="float" office:value="19666.6666666667" calcext:value-type="float">
            <text:p>19666,6666666667</text:p>
          </table:table-cell>
          <table:table-cell table:number-columns-repeated="101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93000" calcext:value-type="float">
            <text:p>193000</text:p>
          </table:table-cell>
          <table:table-cell table:formula="of:=COM.MICROSOFT.STDEV.S([.B99:.B110])" office:value-type="float" office:value="5107.92610468369" calcext:value-type="float">
            <text:p>5107,92610468369</text:p>
          </table:table-cell>
          <table:table-cell table:formula="of:=AVERAGE([.B99:.B110])" office:value-type="float" office:value="185500" calcext:value-type="float">
            <text:p>185500</text:p>
          </table:table-cell>
          <table:table-cell table:formula="of:=[.D110]-[.C110]" office:value-type="float" office:value="180392.073895316" calcext:value-type="float">
            <text:p>180392,073895316</text:p>
          </table:table-cell>
          <table:table-cell table:formula="of:=[.D110]-[.D98]" office:value-type="float" office:value="19250" calcext:value-type="float">
            <text:p>19250</text:p>
          </table:table-cell>
          <table:table-cell table:number-columns-repeated="101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94000" calcext:value-type="float">
            <text:p>194000</text:p>
          </table:table-cell>
          <table:table-cell table:formula="of:=COM.MICROSOFT.STDEV.S([.B100:.B111])" office:value-type="float" office:value="4888.9175848561" calcext:value-type="float">
            <text:p>4888,9175848561</text:p>
          </table:table-cell>
          <table:table-cell table:formula="of:=AVERAGE([.B100:.B111])" office:value-type="float" office:value="186916.666666667" calcext:value-type="float">
            <text:p>186916,666666667</text:p>
          </table:table-cell>
          <table:table-cell table:formula="of:=[.D111]-[.C111]" office:value-type="float" office:value="182027.749081811" calcext:value-type="float">
            <text:p>182027,749081811</text:p>
          </table:table-cell>
          <table:table-cell table:formula="of:=[.D111]-[.D99]" office:value-type="float" office:value="19000" calcext:value-type="float">
            <text:p>19000</text:p>
          </table:table-cell>
          <table:table-cell table:number-columns-repeated="101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95000" calcext:value-type="float">
            <text:p>195000</text:p>
          </table:table-cell>
          <table:table-cell table:formula="of:=COM.MICROSOFT.STDEV.S([.B101:.B112])" office:value-type="float" office:value="4712.1699305676" calcext:value-type="float">
            <text:p>4712,1699305676</text:p>
          </table:table-cell>
          <table:table-cell table:formula="of:=AVERAGE([.B101:.B112])" office:value-type="float" office:value="188250" calcext:value-type="float">
            <text:p>188250</text:p>
          </table:table-cell>
          <table:table-cell table:formula="of:=[.D112]-[.C112]" office:value-type="float" office:value="183537.830069432" calcext:value-type="float">
            <text:p>183537,830069432</text:p>
          </table:table-cell>
          <table:table-cell table:formula="of:=[.D112]-[.D100]" office:value-type="float" office:value="18583.3333333333" calcext:value-type="float">
            <text:p>18583,3333333333</text:p>
          </table:table-cell>
          <table:table-cell table:number-columns-repeated="101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96000" calcext:value-type="float">
            <text:p>196000</text:p>
          </table:table-cell>
          <table:table-cell table:formula="of:=COM.MICROSOFT.STDEV.S([.B102:.B113])" office:value-type="float" office:value="4420.16728053122" calcext:value-type="float">
            <text:p>4420,16728053122</text:p>
          </table:table-cell>
          <table:table-cell table:formula="of:=AVERAGE([.B102:.B113])" office:value-type="float" office:value="189583.333333333" calcext:value-type="float">
            <text:p>189583,333333333</text:p>
          </table:table-cell>
          <table:table-cell table:formula="of:=[.D113]-[.C113]" office:value-type="float" office:value="185163.166052802" calcext:value-type="float">
            <text:p>185163,166052802</text:p>
          </table:table-cell>
          <table:table-cell table:formula="of:=[.D113]-[.D101]" office:value-type="float" office:value="18166.6666666667" calcext:value-type="float">
            <text:p>18166,6666666667</text:p>
          </table:table-cell>
          <table:table-cell table:number-columns-repeated="101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97000" calcext:value-type="float">
            <text:p>197000</text:p>
          </table:table-cell>
          <table:table-cell table:formula="of:=COM.MICROSOFT.STDEV.S([.B103:.B114])" office:value-type="float" office:value="4195.95765065147" calcext:value-type="float">
            <text:p>4195,95765065147</text:p>
          </table:table-cell>
          <table:table-cell table:formula="of:=AVERAGE([.B103:.B114])" office:value-type="float" office:value="190833.333333333" calcext:value-type="float">
            <text:p>190833,333333333</text:p>
          </table:table-cell>
          <table:table-cell table:formula="of:=[.D114]-[.C114]" office:value-type="float" office:value="186637.375682682" calcext:value-type="float">
            <text:p>186637,375682682</text:p>
          </table:table-cell>
          <table:table-cell table:formula="of:=[.D114]-[.D102]" office:value-type="float" office:value="17666.6666666667" calcext:value-type="float">
            <text:p>17666,6666666667</text:p>
          </table:table-cell>
          <table:table-cell table:number-columns-repeated="101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99000" calcext:value-type="float">
            <text:p>199000</text:p>
          </table:table-cell>
          <table:table-cell table:formula="of:=COM.MICROSOFT.STDEV.S([.B104:.B115])" office:value-type="float" office:value="4209.47704230549" calcext:value-type="float">
            <text:p>4209,47704230549</text:p>
          </table:table-cell>
          <table:table-cell table:formula="of:=AVERAGE([.B104:.B115])" office:value-type="float" office:value="192083.333333333" calcext:value-type="float">
            <text:p>192083,333333333</text:p>
          </table:table-cell>
          <table:table-cell table:formula="of:=[.D115]-[.C115]" office:value-type="float" office:value="187873.856291028" calcext:value-type="float">
            <text:p>187873,856291028</text:p>
          </table:table-cell>
          <table:table-cell table:formula="of:=[.D115]-[.D103]" office:value-type="float" office:value="17166.6666666667" calcext:value-type="float">
            <text:p>17166,6666666667</text:p>
          </table:table-cell>
          <table:table-cell table:number-columns-repeated="101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02000" calcext:value-type="float">
            <text:p>202000</text:p>
          </table:table-cell>
          <table:table-cell table:formula="of:=COM.MICROSOFT.STDEV.S([.B105:.B116])" office:value-type="float" office:value="4621.26179804397" calcext:value-type="float">
            <text:p>4621,26179804397</text:p>
          </table:table-cell>
          <table:table-cell table:formula="of:=AVERAGE([.B105:.B116])" office:value-type="float" office:value="193416.666666667" calcext:value-type="float">
            <text:p>193416,666666667</text:p>
          </table:table-cell>
          <table:table-cell table:formula="of:=[.D116]-[.C116]" office:value-type="float" office:value="188795.404868623" calcext:value-type="float">
            <text:p>188795,404868623</text:p>
          </table:table-cell>
          <table:table-cell table:formula="of:=[.D116]-[.D104]" office:value-type="float" office:value="16750" calcext:value-type="float">
            <text:p>16750</text:p>
          </table:table-cell>
          <table:table-cell table:number-columns-repeated="101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05000" calcext:value-type="float">
            <text:p>205000</text:p>
          </table:table-cell>
          <table:table-cell table:formula="of:=COM.MICROSOFT.STDEV.S([.B106:.B117])" office:value-type="float" office:value="5230.30215246315" calcext:value-type="float">
            <text:p>5230,30215246315</text:p>
          </table:table-cell>
          <table:table-cell table:formula="of:=AVERAGE([.B106:.B117])" office:value-type="float" office:value="194916.666666667" calcext:value-type="float">
            <text:p>194916,666666667</text:p>
          </table:table-cell>
          <table:table-cell table:formula="of:=[.D117]-[.C117]" office:value-type="float" office:value="189686.364514204" calcext:value-type="float">
            <text:p>189686,364514204</text:p>
          </table:table-cell>
          <table:table-cell table:formula="of:=[.D117]-[.D105]" office:value-type="float" office:value="16666.6666666667" calcext:value-type="float">
            <text:p>16666,6666666667</text:p>
          </table:table-cell>
          <table:table-cell table:number-columns-repeated="101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07000" calcext:value-type="float">
            <text:p>207000</text:p>
          </table:table-cell>
          <table:table-cell table:formula="of:=COM.MICROSOFT.STDEV.S([.B107:.B118])" office:value-type="float" office:value="5791.84379498054" calcext:value-type="float">
            <text:p>5791,84379498054</text:p>
          </table:table-cell>
          <table:table-cell table:formula="of:=AVERAGE([.B107:.B118])" office:value-type="float" office:value="196500" calcext:value-type="float">
            <text:p>196500</text:p>
          </table:table-cell>
          <table:table-cell table:formula="of:=[.D118]-[.C118]" office:value-type="float" office:value="190708.156205019" calcext:value-type="float">
            <text:p>190708,156205019</text:p>
          </table:table-cell>
          <table:table-cell table:formula="of:=[.D118]-[.D106]" office:value-type="float" office:value="16750" calcext:value-type="float">
            <text:p>16750</text:p>
          </table:table-cell>
          <table:table-cell table:number-columns-repeated="101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09000" calcext:value-type="float">
            <text:p>209000</text:p>
          </table:table-cell>
          <table:table-cell table:formula="of:=COM.MICROSOFT.STDEV.S([.B108:.B119])" office:value-type="float" office:value="6293.33461735991" calcext:value-type="float">
            <text:p>6293,33461735991</text:p>
          </table:table-cell>
          <table:table-cell table:formula="of:=AVERAGE([.B108:.B119])" office:value-type="float" office:value="198166.666666667" calcext:value-type="float">
            <text:p>198166,666666667</text:p>
          </table:table-cell>
          <table:table-cell table:formula="of:=[.D119]-[.C119]" office:value-type="float" office:value="191873.332049307" calcext:value-type="float">
            <text:p>191873,332049307</text:p>
          </table:table-cell>
          <table:table-cell table:formula="of:=[.D119]-[.D107]" office:value-type="float" office:value="16916.6666666667" calcext:value-type="float">
            <text:p>16916,6666666667</text:p>
          </table:table-cell>
          <table:table-cell table:number-columns-repeated="101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10000" calcext:value-type="float">
            <text:p>210000</text:p>
          </table:table-cell>
          <table:table-cell table:formula="of:=COM.MICROSOFT.STDEV.S([.B109:.B120])" office:value-type="float" office:value="6575.89721957576" calcext:value-type="float">
            <text:p>6575,89721957576</text:p>
          </table:table-cell>
          <table:table-cell table:formula="of:=AVERAGE([.B109:.B120])" office:value-type="float" office:value="199833.333333333" calcext:value-type="float">
            <text:p>199833,333333333</text:p>
          </table:table-cell>
          <table:table-cell table:formula="of:=[.D120]-[.C120]" office:value-type="float" office:value="193257.436113758" calcext:value-type="float">
            <text:p>193257,436113758</text:p>
          </table:table-cell>
          <table:table-cell table:formula="of:=[.D120]-[.D108]" office:value-type="float" office:value="17166.6666666667" calcext:value-type="float">
            <text:p>17166,6666666667</text:p>
          </table:table-cell>
          <table:table-cell table:number-columns-repeated="101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11000" calcext:value-type="float">
            <text:p>211000</text:p>
          </table:table-cell>
          <table:table-cell table:formula="of:=COM.MICROSOFT.STDEV.S([.B110:.B121])" office:value-type="float" office:value="6667.42419938506" calcext:value-type="float">
            <text:p>6667,42419938506</text:p>
          </table:table-cell>
          <table:table-cell table:formula="of:=AVERAGE([.B110:.B121])" office:value-type="float" office:value="201500" calcext:value-type="float">
            <text:p>201500</text:p>
          </table:table-cell>
          <table:table-cell table:formula="of:=[.D121]-[.C121]" office:value-type="float" office:value="194832.575800615" calcext:value-type="float">
            <text:p>194832,575800615</text:p>
          </table:table-cell>
          <table:table-cell table:formula="of:=[.D121]-[.D109]" office:value-type="float" office:value="17416.6666666667" calcext:value-type="float">
            <text:p>17416,6666666667</text:p>
          </table:table-cell>
          <table:table-cell table:number-columns-repeated="101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13000" calcext:value-type="float">
            <text:p>213000</text:p>
          </table:table-cell>
          <table:table-cell table:formula="of:=COM.MICROSOFT.STDEV.S([.B111:.B122])" office:value-type="float" office:value="6846.80859078066" calcext:value-type="float">
            <text:p>6846,80859078066</text:p>
          </table:table-cell>
          <table:table-cell table:formula="of:=AVERAGE([.B111:.B122])" office:value-type="float" office:value="203166.666666667" calcext:value-type="float">
            <text:p>203166,666666667</text:p>
          </table:table-cell>
          <table:table-cell table:formula="of:=[.D122]-[.C122]" office:value-type="float" office:value="196319.858075886" calcext:value-type="float">
            <text:p>196319,858075886</text:p>
          </table:table-cell>
          <table:table-cell table:formula="of:=[.D122]-[.D110]" office:value-type="float" office:value="17666.6666666667" calcext:value-type="float">
            <text:p>17666,6666666667</text:p>
          </table:table-cell>
          <table:table-cell table:number-columns-repeated="101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14000" calcext:value-type="float">
            <text:p>214000</text:p>
          </table:table-cell>
          <table:table-cell table:formula="of:=COM.MICROSOFT.STDEV.S([.B112:.B123])" office:value-type="float" office:value="6846.80859078066" calcext:value-type="float">
            <text:p>6846,80859078066</text:p>
          </table:table-cell>
          <table:table-cell table:formula="of:=AVERAGE([.B112:.B123])" office:value-type="float" office:value="204833.333333333" calcext:value-type="float">
            <text:p>204833,333333333</text:p>
          </table:table-cell>
          <table:table-cell table:formula="of:=[.D123]-[.C123]" office:value-type="float" office:value="197986.524742553" calcext:value-type="float">
            <text:p>197986,524742553</text:p>
          </table:table-cell>
          <table:table-cell table:formula="of:=[.D123]-[.D111]" office:value-type="float" office:value="17916.6666666667" calcext:value-type="float">
            <text:p>17916,6666666667</text:p>
          </table:table-cell>
          <table:table-cell table:number-columns-repeated="101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16000" calcext:value-type="float">
            <text:p>216000</text:p>
          </table:table-cell>
          <table:table-cell table:formula="of:=COM.MICROSOFT.STDEV.S([.B113:.B124])" office:value-type="float" office:value="6788.47061813877" calcext:value-type="float">
            <text:p>6788,47061813877</text:p>
          </table:table-cell>
          <table:table-cell table:formula="of:=AVERAGE([.B113:.B124])" office:value-type="float" office:value="206583.333333333" calcext:value-type="float">
            <text:p>206583,333333333</text:p>
          </table:table-cell>
          <table:table-cell table:formula="of:=[.D124]-[.C124]" office:value-type="float" office:value="199794.862715195" calcext:value-type="float">
            <text:p>199794,862715195</text:p>
          </table:table-cell>
          <table:table-cell table:formula="of:=[.D124]-[.D112]" office:value-type="float" office:value="18333.3333333333" calcext:value-type="float">
            <text:p>18333,3333333333</text:p>
          </table:table-cell>
          <table:table-cell table:number-columns-repeated="101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17000" calcext:value-type="float">
            <text:p>217000</text:p>
          </table:table-cell>
          <table:table-cell table:formula="of:=COM.MICROSOFT.STDEV.S([.B114:.B125])" office:value-type="float" office:value="6513.3894727893" calcext:value-type="float">
            <text:p>6513,3894727893</text:p>
          </table:table-cell>
          <table:table-cell table:formula="of:=AVERAGE([.B114:.B125])" office:value-type="float" office:value="208333.333333333" calcext:value-type="float">
            <text:p>208333,333333333</text:p>
          </table:table-cell>
          <table:table-cell table:formula="of:=[.D125]-[.C125]" office:value-type="float" office:value="201819.943860544" calcext:value-type="float">
            <text:p>201819,943860544</text:p>
          </table:table-cell>
          <table:table-cell table:formula="of:=[.D125]-[.D113]" office:value-type="float" office:value="18750" calcext:value-type="float">
            <text:p>18750</text:p>
          </table:table-cell>
          <table:table-cell table:number-columns-repeated="101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18000" calcext:value-type="float">
            <text:p>218000</text:p>
          </table:table-cell>
          <table:table-cell table:formula="of:=COM.MICROSOFT.STDEV.S([.B115:.B126])" office:value-type="float" office:value="5991.78730860126" calcext:value-type="float">
            <text:p>5991,78730860126</text:p>
          </table:table-cell>
          <table:table-cell table:formula="of:=AVERAGE([.B115:.B126])" office:value-type="float" office:value="210083.333333333" calcext:value-type="float">
            <text:p>210083,333333333</text:p>
          </table:table-cell>
          <table:table-cell table:formula="of:=[.D126]-[.C126]" office:value-type="float" office:value="204091.546024732" calcext:value-type="float">
            <text:p>204091,546024732</text:p>
          </table:table-cell>
          <table:table-cell table:formula="of:=[.D126]-[.D114]" office:value-type="float" office:value="19250" calcext:value-type="float">
            <text:p>19250</text:p>
          </table:table-cell>
          <table:table-cell table:number-columns-repeated="101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20000" calcext:value-type="float">
            <text:p>220000</text:p>
          </table:table-cell>
          <table:table-cell table:formula="of:=COM.MICROSOFT.STDEV.S([.B116:.B127])" office:value-type="float" office:value="5507.5705472861" calcext:value-type="float">
            <text:p>5507,5705472861</text:p>
          </table:table-cell>
          <table:table-cell table:formula="of:=AVERAGE([.B116:.B127])" office:value-type="float" office:value="211833.333333333" calcext:value-type="float">
            <text:p>211833,333333333</text:p>
          </table:table-cell>
          <table:table-cell table:formula="of:=[.D127]-[.C127]" office:value-type="float" office:value="206325.762786047" calcext:value-type="float">
            <text:p>206325,762786047</text:p>
          </table:table-cell>
          <table:table-cell table:formula="of:=[.D127]-[.D115]" office:value-type="float" office:value="19750" calcext:value-type="float">
            <text:p>19750</text:p>
          </table:table-cell>
          <table:table-cell table:number-columns-repeated="101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117:.B128])" office:value-type="float" office:value="5142.66173269929" calcext:value-type="float">
            <text:p>5142,66173269929</text:p>
          </table:table-cell>
          <table:table-cell table:formula="of:=AVERAGE([.B117:.B128])" office:value-type="float" office:value="213416.666666667" calcext:value-type="float">
            <text:p>213416,666666667</text:p>
          </table:table-cell>
          <table:table-cell table:formula="of:=[.D128]-[.C128]" office:value-type="float" office:value="208274.004933967" calcext:value-type="float">
            <text:p>208274,004933967</text:p>
          </table:table-cell>
          <table:table-cell table:formula="of:=[.D128]-[.D116]" office:value-type="float" office:value="20000" calcext:value-type="float">
            <text:p>20000</text:p>
          </table:table-cell>
          <table:table-cell table:number-columns-repeated="101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22000" calcext:value-type="float">
            <text:p>222000</text:p>
          </table:table-cell>
          <table:table-cell table:formula="of:=COM.MICROSOFT.STDEV.S([.B118:.B129])" office:value-type="float" office:value="4951.27776590564" calcext:value-type="float">
            <text:p>4951,27776590564</text:p>
          </table:table-cell>
          <table:table-cell table:formula="of:=AVERAGE([.B118:.B129])" office:value-type="float" office:value="214833.333333333" calcext:value-type="float">
            <text:p>214833,333333333</text:p>
          </table:table-cell>
          <table:table-cell table:formula="of:=[.D129]-[.C129]" office:value-type="float" office:value="209882.055567428" calcext:value-type="float">
            <text:p>209882,055567428</text:p>
          </table:table-cell>
          <table:table-cell table:formula="of:=[.D129]-[.D117]" office:value-type="float" office:value="19916.6666666667" calcext:value-type="float">
            <text:p>19916,6666666667</text:p>
          </table:table-cell>
          <table:table-cell table:number-columns-repeated="101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23000" calcext:value-type="float">
            <text:p>223000</text:p>
          </table:table-cell>
          <table:table-cell table:formula="of:=COM.MICROSOFT.STDEV.S([.B119:.B130])" office:value-type="float" office:value="4802.14598493278" calcext:value-type="float">
            <text:p>4802,14598493278</text:p>
          </table:table-cell>
          <table:table-cell table:formula="of:=AVERAGE([.B119:.B130])" office:value-type="float" office:value="216166.666666667" calcext:value-type="float">
            <text:p>216166,666666667</text:p>
          </table:table-cell>
          <table:table-cell table:formula="of:=[.D130]-[.C130]" office:value-type="float" office:value="211364.520681734" calcext:value-type="float">
            <text:p>211364,520681734</text:p>
          </table:table-cell>
          <table:table-cell table:formula="of:=[.D130]-[.D118]" office:value-type="float" office:value="19666.6666666667" calcext:value-type="float">
            <text:p>19666,6666666667</text:p>
          </table:table-cell>
          <table:table-cell table:number-columns-repeated="101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25000" calcext:value-type="float">
            <text:p>225000</text:p>
          </table:table-cell>
          <table:table-cell table:formula="of:=COM.MICROSOFT.STDEV.S([.B120:.B131])" office:value-type="float" office:value="4852.3658709391" calcext:value-type="float">
            <text:p>4852,3658709391</text:p>
          </table:table-cell>
          <table:table-cell table:formula="of:=AVERAGE([.B120:.B131])" office:value-type="float" office:value="217500" calcext:value-type="float">
            <text:p>217500</text:p>
          </table:table-cell>
          <table:table-cell table:formula="of:=[.D131]-[.C131]" office:value-type="float" office:value="212647.634129061" calcext:value-type="float">
            <text:p>212647,634129061</text:p>
          </table:table-cell>
          <table:table-cell table:formula="of:=[.D131]-[.D119]" office:value-type="float" office:value="19333.3333333333" calcext:value-type="float">
            <text:p>19333,3333333333</text:p>
          </table:table-cell>
          <table:table-cell table:number-columns-repeated="101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26000" calcext:value-type="float">
            <text:p>226000</text:p>
          </table:table-cell>
          <table:table-cell table:formula="of:=COM.MICROSOFT.STDEV.S([.B121:.B132])" office:value-type="float" office:value="4802.14598493278" calcext:value-type="float">
            <text:p>4802,14598493278</text:p>
          </table:table-cell>
          <table:table-cell table:formula="of:=AVERAGE([.B121:.B132])" office:value-type="float" office:value="218833.333333333" calcext:value-type="float">
            <text:p>218833,333333333</text:p>
          </table:table-cell>
          <table:table-cell table:formula="of:=[.D132]-[.C132]" office:value-type="float" office:value="214031.187348401" calcext:value-type="float">
            <text:p>214031,187348401</text:p>
          </table:table-cell>
          <table:table-cell table:formula="of:=[.D132]-[.D120]" office:value-type="float" office:value="19000" calcext:value-type="float">
            <text:p>19000</text:p>
          </table:table-cell>
          <table:table-cell table:number-columns-repeated="101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27000" calcext:value-type="float">
            <text:p>227000</text:p>
          </table:table-cell>
          <table:table-cell table:formula="of:=COM.MICROSOFT.STDEV.S([.B122:.B133])" office:value-type="float" office:value="4648.23198711732" calcext:value-type="float">
            <text:p>4648,23198711732</text:p>
          </table:table-cell>
          <table:table-cell table:formula="of:=AVERAGE([.B122:.B133])" office:value-type="float" office:value="220166.666666667" calcext:value-type="float">
            <text:p>220166,666666667</text:p>
          </table:table-cell>
          <table:table-cell table:formula="of:=[.D133]-[.C133]" office:value-type="float" office:value="215518.434679549" calcext:value-type="float">
            <text:p>215518,434679549</text:p>
          </table:table-cell>
          <table:table-cell table:formula="of:=[.D133]-[.D121]" office:value-type="float" office:value="18666.6666666667" calcext:value-type="float">
            <text:p>18666,6666666667</text:p>
          </table:table-cell>
          <table:table-cell table:number-columns-repeated="101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28000" calcext:value-type="float">
            <text:p>228000</text:p>
          </table:table-cell>
          <table:table-cell table:formula="of:=COM.MICROSOFT.STDEV.S([.B123:.B134])" office:value-type="float" office:value="4561.86431852221" calcext:value-type="float">
            <text:p>4561,86431852221</text:p>
          </table:table-cell>
          <table:table-cell table:formula="of:=AVERAGE([.B123:.B134])" office:value-type="float" office:value="221416.666666667" calcext:value-type="float">
            <text:p>221416,666666667</text:p>
          </table:table-cell>
          <table:table-cell table:formula="of:=[.D134]-[.C134]" office:value-type="float" office:value="216854.802348144" calcext:value-type="float">
            <text:p>216854,802348144</text:p>
          </table:table-cell>
          <table:table-cell table:formula="of:=[.D134]-[.D122]" office:value-type="float" office:value="18250" calcext:value-type="float">
            <text:p>18250</text:p>
          </table:table-cell>
          <table:table-cell table:number-columns-repeated="101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29000" calcext:value-type="float">
            <text:p>229000</text:p>
          </table:table-cell>
          <table:table-cell table:formula="of:=COM.MICROSOFT.STDEV.S([.B124:.B135])" office:value-type="float" office:value="4396.96865275764" calcext:value-type="float">
            <text:p>4396,96865275764</text:p>
          </table:table-cell>
          <table:table-cell table:formula="of:=AVERAGE([.B124:.B135])" office:value-type="float" office:value="222666.666666667" calcext:value-type="float">
            <text:p>222666,666666667</text:p>
          </table:table-cell>
          <table:table-cell table:formula="of:=[.D135]-[.C135]" office:value-type="float" office:value="218269.698013909" calcext:value-type="float">
            <text:p>218269,698013909</text:p>
          </table:table-cell>
          <table:table-cell table:formula="of:=[.D135]-[.D123]" office:value-type="float" office:value="17833.3333333333" calcext:value-type="float">
            <text:p>17833,3333333333</text:p>
          </table:table-cell>
          <table:table-cell table:number-columns-repeated="101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30000" calcext:value-type="float">
            <text:p>230000</text:p>
          </table:table-cell>
          <table:table-cell table:formula="of:=COM.MICROSOFT.STDEV.S([.B125:.B136])" office:value-type="float" office:value="4323.9992711574" calcext:value-type="float">
            <text:p>4323,9992711574</text:p>
          </table:table-cell>
          <table:table-cell table:formula="of:=AVERAGE([.B125:.B136])" office:value-type="float" office:value="223833.333333333" calcext:value-type="float">
            <text:p>223833,333333333</text:p>
          </table:table-cell>
          <table:table-cell table:formula="of:=[.D136]-[.C136]" office:value-type="float" office:value="219509.334062176" calcext:value-type="float">
            <text:p>219509,334062176</text:p>
          </table:table-cell>
          <table:table-cell table:formula="of:=[.D136]-[.D124]" office:value-type="float" office:value="17250" calcext:value-type="float">
            <text:p>17250</text:p>
          </table:table-cell>
          <table:table-cell table:number-columns-repeated="101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32000" calcext:value-type="float">
            <text:p>232000</text:p>
          </table:table-cell>
          <table:table-cell table:formula="of:=COM.MICROSOFT.STDEV.S([.B126:.B137])" office:value-type="float" office:value="4337.11955802536" calcext:value-type="float">
            <text:p>4337,11955802536</text:p>
          </table:table-cell>
          <table:table-cell table:formula="of:=AVERAGE([.B126:.B137])" office:value-type="float" office:value="225083.333333333" calcext:value-type="float">
            <text:p>225083,333333333</text:p>
          </table:table-cell>
          <table:table-cell table:formula="of:=[.D137]-[.C137]" office:value-type="float" office:value="220746.213775308" calcext:value-type="float">
            <text:p>220746,213775308</text:p>
          </table:table-cell>
          <table:table-cell table:formula="of:=[.D137]-[.D125]" office:value-type="float" office:value="16750" calcext:value-type="float">
            <text:p>16750</text:p>
          </table:table-cell>
          <table:table-cell table:number-columns-repeated="101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33000" calcext:value-type="float">
            <text:p>233000</text:p>
          </table:table-cell>
          <table:table-cell table:formula="of:=COM.MICROSOFT.STDEV.S([.B127:.B138])" office:value-type="float" office:value="4271.11510526516" calcext:value-type="float">
            <text:p>4271,11510526516</text:p>
          </table:table-cell>
          <table:table-cell table:formula="of:=AVERAGE([.B127:.B138])" office:value-type="float" office:value="226333.333333333" calcext:value-type="float">
            <text:p>226333,333333333</text:p>
          </table:table-cell>
          <table:table-cell table:formula="of:=[.D138]-[.C138]" office:value-type="float" office:value="222062.218228068" calcext:value-type="float">
            <text:p>222062,218228068</text:p>
          </table:table-cell>
          <table:table-cell table:formula="of:=[.D138]-[.D126]" office:value-type="float" office:value="16250" calcext:value-type="float">
            <text:p>16250</text:p>
          </table:table-cell>
          <table:table-cell table:number-columns-repeated="101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35000" calcext:value-type="float">
            <text:p>235000</text:p>
          </table:table-cell>
          <table:table-cell table:formula="of:=COM.MICROSOFT.STDEV.S([.B128:.B139])" office:value-type="float" office:value="4440.68654260768" calcext:value-type="float">
            <text:p>4440,68654260768</text:p>
          </table:table-cell>
          <table:table-cell table:formula="of:=AVERAGE([.B128:.B139])" office:value-type="float" office:value="227583.333333333" calcext:value-type="float">
            <text:p>227583,333333333</text:p>
          </table:table-cell>
          <table:table-cell table:formula="of:=[.D139]-[.C139]" office:value-type="float" office:value="223142.646790726" calcext:value-type="float">
            <text:p>223142,646790726</text:p>
          </table:table-cell>
          <table:table-cell table:formula="of:=[.D139]-[.D127]" office:value-type="float" office:value="15750" calcext:value-type="float">
            <text:p>15750</text:p>
          </table:table-cell>
          <table:table-cell table:number-columns-repeated="101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36000" calcext:value-type="float">
            <text:p>236000</text:p>
          </table:table-cell>
          <table:table-cell table:formula="of:=COM.MICROSOFT.STDEV.S([.B129:.B140])" office:value-type="float" office:value="4529.3654649577" calcext:value-type="float">
            <text:p>4529,3654649577</text:p>
          </table:table-cell>
          <table:table-cell table:formula="of:=AVERAGE([.B129:.B140])" office:value-type="float" office:value="228833.333333333" calcext:value-type="float">
            <text:p>228833,333333333</text:p>
          </table:table-cell>
          <table:table-cell table:formula="of:=[.D140]-[.C140]" office:value-type="float" office:value="224303.967868376" calcext:value-type="float">
            <text:p>224303,967868376</text:p>
          </table:table-cell>
          <table:table-cell table:formula="of:=[.D140]-[.D128]" office:value-type="float" office:value="15416.6666666667" calcext:value-type="float">
            <text:p>15416,6666666667</text:p>
          </table:table-cell>
          <table:table-cell table:number-columns-repeated="101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38000" calcext:value-type="float">
            <text:p>238000</text:p>
          </table:table-cell>
          <table:table-cell table:formula="of:=COM.MICROSOFT.STDEV.S([.B130:.B141])" office:value-type="float" office:value="4687.18433280546" calcext:value-type="float">
            <text:p>4687,18433280546</text:p>
          </table:table-cell>
          <table:table-cell table:formula="of:=AVERAGE([.B130:.B141])" office:value-type="float" office:value="230166.666666667" calcext:value-type="float">
            <text:p>230166,666666667</text:p>
          </table:table-cell>
          <table:table-cell table:formula="of:=[.D141]-[.C141]" office:value-type="float" office:value="225479.482333861" calcext:value-type="float">
            <text:p>225479,482333861</text:p>
          </table:table-cell>
          <table:table-cell table:formula="of:=[.D141]-[.D129]" office:value-type="float" office:value="15333.3333333333" calcext:value-type="float">
            <text:p>15333,3333333333</text:p>
          </table:table-cell>
          <table:table-cell table:number-columns-repeated="101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39000" calcext:value-type="float">
            <text:p>239000</text:p>
          </table:table-cell>
          <table:table-cell table:formula="of:=COM.MICROSOFT.STDEV.S([.B131:.B142])" office:value-type="float" office:value="4738.62273815351" calcext:value-type="float">
            <text:p>4738,62273815351</text:p>
          </table:table-cell>
          <table:table-cell table:formula="of:=AVERAGE([.B131:.B142])" office:value-type="float" office:value="231500" calcext:value-type="float">
            <text:p>231500</text:p>
          </table:table-cell>
          <table:table-cell table:formula="of:=[.D142]-[.C142]" office:value-type="float" office:value="226761.377261846" calcext:value-type="float">
            <text:p>226761,377261846</text:p>
          </table:table-cell>
          <table:table-cell table:formula="of:=[.D142]-[.D130]" office:value-type="float" office:value="15333.3333333333" calcext:value-type="float">
            <text:p>15333,3333333333</text:p>
          </table:table-cell>
          <table:table-cell table:number-columns-repeated="101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41000" calcext:value-type="float">
            <text:p>241000</text:p>
          </table:table-cell>
          <table:table-cell table:formula="of:=COM.MICROSOFT.STDEV.S([.B132:.B143])" office:value-type="float" office:value="4987.86405977427" calcext:value-type="float">
            <text:p>4987,86405977427</text:p>
          </table:table-cell>
          <table:table-cell table:formula="of:=AVERAGE([.B132:.B143])" office:value-type="float" office:value="232833.333333333" calcext:value-type="float">
            <text:p>232833,333333333</text:p>
          </table:table-cell>
          <table:table-cell table:formula="of:=[.D143]-[.C143]" office:value-type="float" office:value="227845.469273559" calcext:value-type="float">
            <text:p>227845,469273559</text:p>
          </table:table-cell>
          <table:table-cell table:formula="of:=[.D143]-[.D131]" office:value-type="float" office:value="15333.3333333333" calcext:value-type="float">
            <text:p>15333,3333333333</text:p>
          </table:table-cell>
          <table:table-cell table:number-columns-repeated="101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42000" calcext:value-type="float">
            <text:p>242000</text:p>
          </table:table-cell>
          <table:table-cell table:formula="of:=COM.MICROSOFT.STDEV.S([.B133:.B144])" office:value-type="float" office:value="5131.60143944688" calcext:value-type="float">
            <text:p>5131,60143944688</text:p>
          </table:table-cell>
          <table:table-cell table:formula="of:=AVERAGE([.B133:.B144])" office:value-type="float" office:value="234166.666666667" calcext:value-type="float">
            <text:p>234166,666666667</text:p>
          </table:table-cell>
          <table:table-cell table:formula="of:=[.D144]-[.C144]" office:value-type="float" office:value="229035.06522722" calcext:value-type="float">
            <text:p>229035,06522722</text:p>
          </table:table-cell>
          <table:table-cell table:formula="of:=[.D144]-[.D132]" office:value-type="float" office:value="15333.3333333333" calcext:value-type="float">
            <text:p>15333,3333333333</text:p>
          </table:table-cell>
          <table:table-cell table:number-columns-repeated="101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43000" calcext:value-type="float">
            <text:p>243000</text:p>
          </table:table-cell>
          <table:table-cell table:formula="of:=COM.MICROSOFT.STDEV.S([.B134:.B145])" office:value-type="float" office:value="5178.62740677313" calcext:value-type="float">
            <text:p>5178,62740677313</text:p>
          </table:table-cell>
          <table:table-cell table:formula="of:=AVERAGE([.B134:.B145])" office:value-type="float" office:value="235500" calcext:value-type="float">
            <text:p>235500</text:p>
          </table:table-cell>
          <table:table-cell table:formula="of:=[.D145]-[.C145]" office:value-type="float" office:value="230321.372593227" calcext:value-type="float">
            <text:p>230321,372593227</text:p>
          </table:table-cell>
          <table:table-cell table:formula="of:=[.D145]-[.D133]" office:value-type="float" office:value="15333.3333333333" calcext:value-type="float">
            <text:p>15333,3333333333</text:p>
          </table:table-cell>
          <table:table-cell table:number-columns-repeated="101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44000" calcext:value-type="float">
            <text:p>244000</text:p>
          </table:table-cell>
          <table:table-cell table:formula="of:=COM.MICROSOFT.STDEV.S([.B135:.B146])" office:value-type="float" office:value="5131.60143944688" calcext:value-type="float">
            <text:p>5131,60143944688</text:p>
          </table:table-cell>
          <table:table-cell table:formula="of:=AVERAGE([.B135:.B146])" office:value-type="float" office:value="236833.333333333" calcext:value-type="float">
            <text:p>236833,333333333</text:p>
          </table:table-cell>
          <table:table-cell table:formula="of:=[.D146]-[.C146]" office:value-type="float" office:value="231701.731893886" calcext:value-type="float">
            <text:p>231701,731893886</text:p>
          </table:table-cell>
          <table:table-cell table:formula="of:=[.D146]-[.D134]" office:value-type="float" office:value="15416.6666666667" calcext:value-type="float">
            <text:p>15416,6666666667</text:p>
          </table:table-cell>
          <table:table-cell table:number-columns-repeated="101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45000" calcext:value-type="float">
            <text:p>245000</text:p>
          </table:table-cell>
          <table:table-cell table:formula="of:=COM.MICROSOFT.STDEV.S([.B136:.B147])" office:value-type="float" office:value="4987.86405977427" calcext:value-type="float">
            <text:p>4987,86405977427</text:p>
          </table:table-cell>
          <table:table-cell table:formula="of:=AVERAGE([.B136:.B147])" office:value-type="float" office:value="238166.666666667" calcext:value-type="float">
            <text:p>238166,666666667</text:p>
          </table:table-cell>
          <table:table-cell table:formula="of:=[.D147]-[.C147]" office:value-type="float" office:value="233178.802606892" calcext:value-type="float">
            <text:p>233178,802606892</text:p>
          </table:table-cell>
          <table:table-cell table:formula="of:=[.D147]-[.D135]" office:value-type="float" office:value="15500" calcext:value-type="float">
            <text:p>15500</text:p>
          </table:table-cell>
          <table:table-cell table:number-columns-repeated="101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47000" calcext:value-type="float">
            <text:p>247000</text:p>
          </table:table-cell>
          <table:table-cell table:formula="of:=COM.MICROSOFT.STDEV.S([.B137:.B148])" office:value-type="float" office:value="4870.28715474734" calcext:value-type="float">
            <text:p>4870,28715474734</text:p>
          </table:table-cell>
          <table:table-cell table:formula="of:=AVERAGE([.B137:.B148])" office:value-type="float" office:value="239583.333333333" calcext:value-type="float">
            <text:p>239583,333333333</text:p>
          </table:table-cell>
          <table:table-cell table:formula="of:=[.D148]-[.C148]" office:value-type="float" office:value="234713.046178586" calcext:value-type="float">
            <text:p>234713,046178586</text:p>
          </table:table-cell>
          <table:table-cell table:formula="of:=[.D148]-[.D136]" office:value-type="float" office:value="15750" calcext:value-type="float">
            <text:p>15750</text:p>
          </table:table-cell>
          <table:table-cell table:number-columns-repeated="101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49000" calcext:value-type="float">
            <text:p>249000</text:p>
          </table:table-cell>
          <table:table-cell table:formula="of:=COM.MICROSOFT.STDEV.S([.B138:.B149])" office:value-type="float" office:value="4935.95344018117" calcext:value-type="float">
            <text:p>4935,95344018117</text:p>
          </table:table-cell>
          <table:table-cell table:formula="of:=AVERAGE([.B138:.B149])" office:value-type="float" office:value="241000" calcext:value-type="float">
            <text:p>241000</text:p>
          </table:table-cell>
          <table:table-cell table:formula="of:=[.D149]-[.C149]" office:value-type="float" office:value="236064.046559819" calcext:value-type="float">
            <text:p>236064,046559819</text:p>
          </table:table-cell>
          <table:table-cell table:formula="of:=[.D149]-[.D137]" office:value-type="float" office:value="15916.6666666667" calcext:value-type="float">
            <text:p>15916,6666666667</text:p>
          </table:table-cell>
          <table:table-cell table:number-columns-repeated="101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51000" calcext:value-type="float">
            <text:p>251000</text:p>
          </table:table-cell>
          <table:table-cell table:formula="of:=COM.MICROSOFT.STDEV.S([.B139:.B150])" office:value-type="float" office:value="5018.1488799973" calcext:value-type="float">
            <text:p>5018,1488799973</text:p>
          </table:table-cell>
          <table:table-cell table:formula="of:=AVERAGE([.B139:.B150])" office:value-type="float" office:value="242500" calcext:value-type="float">
            <text:p>242500</text:p>
          </table:table-cell>
          <table:table-cell table:formula="of:=[.D150]-[.C150]" office:value-type="float" office:value="237481.851120003" calcext:value-type="float">
            <text:p>237481,851120003</text:p>
          </table:table-cell>
          <table:table-cell table:formula="of:=[.D150]-[.D138]" office:value-type="float" office:value="16166.6666666667" calcext:value-type="float">
            <text:p>16166,6666666667</text:p>
          </table:table-cell>
          <table:table-cell table:number-columns-repeated="101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51000" calcext:value-type="float">
            <text:p>251000</text:p>
          </table:table-cell>
          <table:table-cell table:formula="of:=COM.MICROSOFT.STDEV.S([.B140:.B151])" office:value-type="float" office:value="4969.6045815507" calcext:value-type="float">
            <text:p>4969,6045815507</text:p>
          </table:table-cell>
          <table:table-cell table:formula="of:=AVERAGE([.B140:.B151])" office:value-type="float" office:value="243833.333333333" calcext:value-type="float">
            <text:p>243833,333333333</text:p>
          </table:table-cell>
          <table:table-cell table:formula="of:=[.D151]-[.C151]" office:value-type="float" office:value="238863.728751783" calcext:value-type="float">
            <text:p>238863,728751783</text:p>
          </table:table-cell>
          <table:table-cell table:formula="of:=[.D151]-[.D139]" office:value-type="float" office:value="16250" calcext:value-type="float">
            <text:p>16250</text:p>
          </table:table-cell>
          <table:table-cell table:number-columns-repeated="101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52000" calcext:value-type="float">
            <text:p>252000</text:p>
          </table:table-cell>
          <table:table-cell table:formula="of:=COM.MICROSOFT.STDEV.S([.B141:.B152])" office:value-type="float" office:value="4821.03974702804" calcext:value-type="float">
            <text:p>4821,03974702804</text:p>
          </table:table-cell>
          <table:table-cell table:formula="of:=AVERAGE([.B141:.B152])" office:value-type="float" office:value="245166.666666667" calcext:value-type="float">
            <text:p>245166,666666667</text:p>
          </table:table-cell>
          <table:table-cell table:formula="of:=[.D152]-[.C152]" office:value-type="float" office:value="240345.626919639" calcext:value-type="float">
            <text:p>240345,626919639</text:p>
          </table:table-cell>
          <table:table-cell table:formula="of:=[.D152]-[.D140]" office:value-type="float" office:value="16333.3333333333" calcext:value-type="float">
            <text:p>16333,3333333333</text:p>
          </table:table-cell>
          <table:table-cell table:number-columns-repeated="101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54000" calcext:value-type="float">
            <text:p>254000</text:p>
          </table:table-cell>
          <table:table-cell table:formula="of:=COM.MICROSOFT.STDEV.S([.B142:.B153])" office:value-type="float" office:value="4871.06484531593" calcext:value-type="float">
            <text:p>4871,06484531593</text:p>
          </table:table-cell>
          <table:table-cell table:formula="of:=AVERAGE([.B142:.B153])" office:value-type="float" office:value="246500" calcext:value-type="float">
            <text:p>246500</text:p>
          </table:table-cell>
          <table:table-cell table:formula="of:=[.D153]-[.C153]" office:value-type="float" office:value="241628.935154684" calcext:value-type="float">
            <text:p>241628,935154684</text:p>
          </table:table-cell>
          <table:table-cell table:formula="of:=[.D153]-[.D141]" office:value-type="float" office:value="16333.3333333333" calcext:value-type="float">
            <text:p>16333,3333333333</text:p>
          </table:table-cell>
          <table:table-cell table:number-columns-repeated="101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55000" calcext:value-type="float">
            <text:p>255000</text:p>
          </table:table-cell>
          <table:table-cell table:formula="of:=COM.MICROSOFT.STDEV.S([.B143:.B154])" office:value-type="float" office:value="4821.03974702805" calcext:value-type="float">
            <text:p>4821,03974702805</text:p>
          </table:table-cell>
          <table:table-cell table:formula="of:=AVERAGE([.B143:.B154])" office:value-type="float" office:value="247833.333333333" calcext:value-type="float">
            <text:p>247833,333333333</text:p>
          </table:table-cell>
          <table:table-cell table:formula="of:=[.D154]-[.C154]" office:value-type="float" office:value="243012.293586305" calcext:value-type="float">
            <text:p>243012,293586305</text:p>
          </table:table-cell>
          <table:table-cell table:formula="of:=[.D154]-[.D142]" office:value-type="float" office:value="16333.3333333333" calcext:value-type="float">
            <text:p>16333,3333333333</text:p>
          </table:table-cell>
          <table:table-cell table:number-columns-repeated="101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144:.B155])" office:value-type="float" office:value="4969.6045815507" calcext:value-type="float">
            <text:p>4969,6045815507</text:p>
          </table:table-cell>
          <table:table-cell table:formula="of:=AVERAGE([.B144:.B155])" office:value-type="float" office:value="249166.666666667" calcext:value-type="float">
            <text:p>249166,666666667</text:p>
          </table:table-cell>
          <table:table-cell table:formula="of:=[.D155]-[.C155]" office:value-type="float" office:value="244197.062085116" calcext:value-type="float">
            <text:p>244197,062085116</text:p>
          </table:table-cell>
          <table:table-cell table:formula="of:=[.D155]-[.D143]" office:value-type="float" office:value="16333.3333333333" calcext:value-type="float">
            <text:p>16333,3333333333</text:p>
          </table:table-cell>
          <table:table-cell table:number-columns-repeated="101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58000" calcext:value-type="float">
            <text:p>258000</text:p>
          </table:table-cell>
          <table:table-cell table:formula="of:=COM.MICROSOFT.STDEV.S([.B145:.B156])" office:value-type="float" office:value="5018.1488799973" calcext:value-type="float">
            <text:p>5018,1488799973</text:p>
          </table:table-cell>
          <table:table-cell table:formula="of:=AVERAGE([.B145:.B156])" office:value-type="float" office:value="250500" calcext:value-type="float">
            <text:p>250500</text:p>
          </table:table-cell>
          <table:table-cell table:formula="of:=[.D156]-[.C156]" office:value-type="float" office:value="245481.851120003" calcext:value-type="float">
            <text:p>245481,851120003</text:p>
          </table:table-cell>
          <table:table-cell table:formula="of:=[.D156]-[.D144]" office:value-type="float" office:value="16333.3333333333" calcext:value-type="float">
            <text:p>16333,3333333333</text:p>
          </table:table-cell>
          <table:table-cell table:number-columns-repeated="101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59000" calcext:value-type="float">
            <text:p>259000</text:p>
          </table:table-cell>
          <table:table-cell table:formula="of:=COM.MICROSOFT.STDEV.S([.B146:.B157])" office:value-type="float" office:value="4969.6045815507" calcext:value-type="float">
            <text:p>4969,6045815507</text:p>
          </table:table-cell>
          <table:table-cell table:formula="of:=AVERAGE([.B146:.B157])" office:value-type="float" office:value="251833.333333333" calcext:value-type="float">
            <text:p>251833,333333333</text:p>
          </table:table-cell>
          <table:table-cell table:formula="of:=[.D157]-[.C157]" office:value-type="float" office:value="246863.728751783" calcext:value-type="float">
            <text:p>246863,728751783</text:p>
          </table:table-cell>
          <table:table-cell table:formula="of:=[.D157]-[.D145]" office:value-type="float" office:value="16333.3333333333" calcext:value-type="float">
            <text:p>16333,3333333333</text:p>
          </table:table-cell>
          <table:table-cell table:number-columns-repeated="1010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261000" calcext:value-type="float">
            <text:p>261000</text:p>
          </table:table-cell>
          <table:table-cell table:formula="of:=COM.MICROSOFT.STDEV.S([.B147:.B158])" office:value-type="float" office:value="4956.63008688179" calcext:value-type="float">
            <text:p>4956,63008688179</text:p>
          </table:table-cell>
          <table:table-cell table:formula="of:=AVERAGE([.B147:.B158])" office:value-type="float" office:value="253250" calcext:value-type="float">
            <text:p>253250</text:p>
          </table:table-cell>
          <table:table-cell table:formula="of:=[.D158]-[.C158]" office:value-type="float" office:value="248293.369913118" calcext:value-type="float">
            <text:p>248293,369913118</text:p>
          </table:table-cell>
          <table:table-cell table:formula="of:=[.D158]-[.D146]" office:value-type="float" office:value="16416.6666666667" calcext:value-type="float">
            <text:p>16416,6666666667</text:p>
          </table:table-cell>
          <table:table-cell table:number-columns-repeated="1010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262000" calcext:value-type="float">
            <text:p>262000</text:p>
          </table:table-cell>
          <table:table-cell table:formula="of:=COM.MICROSOFT.STDEV.S([.B148:.B159])" office:value-type="float" office:value="4811.60213977789" calcext:value-type="float">
            <text:p>4811,60213977789</text:p>
          </table:table-cell>
          <table:table-cell table:formula="of:=AVERAGE([.B148:.B159])" office:value-type="float" office:value="254666.666666667" calcext:value-type="float">
            <text:p>254666,666666667</text:p>
          </table:table-cell>
          <table:table-cell table:formula="of:=[.D159]-[.C159]" office:value-type="float" office:value="249855.064526889" calcext:value-type="float">
            <text:p>249855,064526889</text:p>
          </table:table-cell>
          <table:table-cell table:formula="of:=[.D159]-[.D147]" office:value-type="float" office:value="16500" calcext:value-type="float">
            <text:p>16500</text:p>
          </table:table-cell>
          <table:table-cell table:number-columns-repeated="1010"/>
        </table:table-row>
      </table:table>
      <table:named-expressions>
        <table:named-range table:name="HTML_1" table:base-cell-address="$'New editors'.$A$1" table:cell-range-address=".$A$2:.$B$159"/>
        <table:named-range table:name="HTML_all" table:base-cell-address="$'New editors'.$A$1" table:cell-range-address=".$A$2:.$B$159"/>
        <table:named-range table:name="HTML_tables" table:base-cell-address="$'New editors'.$A$1" table:cell-range-address=".$A$2:.$A$2"/>
      </table:named-expressions>
      <table:database-ranges>
        <table:database-range table:name="__Anonymous_Sheet_DB__0" table:target-range-address="'New editors'.A2:'New editors'.B1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3:48:10.884451315</dc:date>
    <meta:editing-duration>PT1H49M18S</meta:editing-duration>
    <meta:editing-cycles>2</meta:editing-cycles>
    <meta:generator>LibreOffice/5.2.2.2$Linux_X86_64 LibreOffice_project/20m0$Build-2</meta:generator>
    <meta:document-statistic meta:table-count="8" meta:cell-count="71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83cm" svg:y="3.19cm" style:legend-expansion="high" chart:style-name="ch2"/>
        <chart:plot-area chart:style-name="ch3" table:cell-range-address="'New editors'.A1:'New editors'.F159" chart:data-source-has-labels="both" svg:x="0.32cm" svg:y="0.18cm" svg:width="11.243cm" svg:height="8.64cm">
          <chartooo:coordinate-region svg:x="1.179cm" svg:y="0.383cm" svg:width="10.33cm" svg:height="8.235cm"/>
          <chart:axis chart:dimension="x" chart:name="primary-x" chart:style-name="ch4" chartooo:axis-type="auto">
            <chartooo:date-scale/>
            <chart:categories table:cell-range-address="'New editors'.A2:'New editors'.A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ew editors'.B2:'New editors'.B159" chart:label-cell-address="'New editors'.B1:'New editors'.B1" chart:class="chart:line">
            <chart:data-point chart:repeated="158"/>
          </chart:series>
          <chart:series chart:style-name="ch8" chart:values-cell-range-address="'New editors'.C2:'New editors'.C159" chart:label-cell-address="'New editors'.C1:'New editors'.C1" chart:class="chart:line">
            <chart:data-point chart:repeated="158"/>
          </chart:series>
          <chart:series chart:style-name="ch9" chart:values-cell-range-address="'New editors'.D2:'New editors'.D159" chart:label-cell-address="'New editors'.D1:'New editors'.D1" chart:class="chart:line">
            <chart:data-point chart:repeated="158"/>
          </chart:series>
          <chart:series chart:style-name="ch10" chart:values-cell-range-address="'New editors'.E2:'New editors'.E159" chart:label-cell-address="'New editors'.E1:'New editors'.E1" chart:class="chart:line">
            <chart:data-point chart:repeated="158"/>
          </chart:series>
          <chart:series chart:style-name="ch11" chart:values-cell-range-address="'New editors'.F2:'New editors'.F159" chart:label-cell-address="'New editors'.F1:'New editors'.F1" chart:class="chart:line">
            <chart:data-point chart:repeated="15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editors</text:p>
                <draw:g>
                  <svg:desc>'New editors'.B1:'New editors'.B1</svg:desc>
                </draw:g>
              </table:table-cell>
              <table:table-cell office:value-type="string">
                <text:p>StdDev</text:p>
                <draw:g>
                  <svg:desc>'New editors'.C1:'New editors'.C1</svg:desc>
                </draw:g>
              </table:table-cell>
              <table:table-cell office:value-type="string">
                <text:p>Mean</text:p>
                <draw:g>
                  <svg:desc>'New editors'.D1:'New editors'.D1</svg:desc>
                </draw:g>
              </table:table-cell>
              <table:table-cell office:value-type="string">
                <text:p>Mean – 1*StdDev</text:p>
                <draw:g>
                  <svg:desc>'New editors'.E1:'New editors'.E1</svg:desc>
                </draw:g>
              </table:table-cell>
              <table:table-cell office:value-type="string">
                <text:p>Diff</text:p>
                <draw:g>
                  <svg:desc>'New editors'.F1:'New editors'.F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87</text:p>
                <draw:g>
                  <svg:desc>'New editors'.A2:'New editors'.A159</svg:desc>
                </draw:g>
              </table:table-cell>
              <table:table-cell office:value-type="float" office:value="7">
                <text:p>7</text:p>
                <draw:g>
                  <svg:desc>'New editors'.B2:'New editors'.B159</svg:desc>
                </draw:g>
              </table:table-cell>
              <table:table-cell office:value-type="float" office:value="NaN">
                <text:p>NaN</text:p>
                <draw:g>
                  <svg:desc>'New editors'.C2:'New editors'.C159</svg:desc>
                </draw:g>
              </table:table-cell>
              <table:table-cell office:value-type="float" office:value="NaN">
                <text:p>NaN</text:p>
                <draw:g>
                  <svg:desc>'New editors'.D2:'New editors'.D159</svg:desc>
                </draw:g>
              </table:table-cell>
              <table:table-cell office:value-type="float" office:value="NaN">
                <text:p>NaN</text:p>
                <draw:g>
                  <svg:desc>'New editors'.E2:'New editors'.E159</svg:desc>
                </draw:g>
              </table:table-cell>
              <table:table-cell office:value-type="float" office:value="NaN">
                <text:p>NaN</text:p>
                <draw:g>
                  <svg:desc>'New editors'.F2:'New editors'.F159</svg:desc>
                </draw:g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28">
                <text:p>28</text:p>
              </table:table-cell>
              <table:table-cell office:value-type="float" office:value="12.4486825395179">
                <text:p>12.448682539517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7.2179841271488">
                <text:p>7.217984127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36">
                <text:p>36</text:p>
              </table:table-cell>
              <table:table-cell office:value-type="float" office:value="12.5803478296568">
                <text:p>12.5803478296568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9.50298550367649">
                <text:p>9.50298550367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5">
                <text:p>25</text:p>
              </table:table-cell>
              <table:table-cell office:value-type="float" office:value="11.6576805219355">
                <text:p>11.6576805219355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11.9256528113978">
                <text:p>11.9256528113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51">
                <text:p>51</text:p>
              </table:table-cell>
              <table:table-cell office:value-type="float" office:value="14.1056618763423">
                <text:p>14.1056618763423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11.5610047903244">
                <text:p>11.5610047903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43">
                <text:p>43</text:p>
              </table:table-cell>
              <table:table-cell office:value-type="float" office:value="13.5936705413909">
                <text:p>13.5936705413909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15.0729961252758">
                <text:p>15.072996125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42">
                <text:p>42</text:p>
              </table:table-cell>
              <table:table-cell office:value-type="float" office:value="12.9953371591039">
                <text:p>12.9953371591039</text:p>
              </table:table-cell>
              <table:table-cell office:value-type="float" office:value="31.1666666666667">
                <text:p>31.1666666666667</text:p>
              </table:table-cell>
              <table:table-cell office:value-type="float" office:value="18.1713295075627">
                <text:p>18.1713295075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45">
                <text:p>45</text:p>
              </table:table-cell>
              <table:table-cell office:value-type="float" office:value="12.7314928068514">
                <text:p>12.7314928068514</text:p>
              </table:table-cell>
              <table:table-cell office:value-type="float" office:value="33.5">
                <text:p>33.5</text:p>
              </table:table-cell>
              <table:table-cell office:value-type="float" office:value="20.7685071931486">
                <text:p>20.768507193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9">
                <text:p>39</text:p>
              </table:table-cell>
              <table:table-cell office:value-type="float" office:value="11.8177447471627">
                <text:p>11.8177447471627</text:p>
              </table:table-cell>
              <table:table-cell office:value-type="float" office:value="35.25">
                <text:p>35.25</text:p>
              </table:table-cell>
              <table:table-cell office:value-type="float" office:value="23.4322552528373">
                <text:p>23.4322552528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71">
                <text:p>71</text:p>
              </table:table-cell>
              <table:table-cell office:value-type="float" office:value="14.1153258638412">
                <text:p>14.1153258638412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25.7180074694921">
                <text:p>25.7180074694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8">
                <text:p>38</text:p>
              </table:table-cell>
              <table:table-cell office:value-type="float" office:value="11.59806671455">
                <text:p>11.59806671455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30.2352666187834">
                <text:p>30.2352666187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53">
                <text:p>53</text:p>
              </table:table-cell>
              <table:table-cell office:value-type="float" office:value="12.0403362481991">
                <text:p>12.0403362481991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30.6263304184676">
                <text:p>30.6263304184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69">
                <text:p>69</text:p>
              </table:table-cell>
              <table:table-cell office:value-type="float" office:value="14.2062726222673">
                <text:p>14.2062726222673</text:p>
              </table:table-cell>
              <table:table-cell office:value-type="float" office:value="45">
                <text:p>45</text:p>
              </table:table-cell>
              <table:table-cell office:value-type="float" office:value="30.7937273777327">
                <text:p>30.7937273777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92">
                <text:p>92</text:p>
              </table:table-cell>
              <table:table-cell office:value-type="float" office:value="18.5831464863551">
                <text:p>18.5831464863551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31.7501868469782">
                <text:p>31.7501868469782</text:p>
              </table:table-cell>
              <table:table-cell office:value-type="float" office:value="30.6666666666667">
                <text:p>30.66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83">
                <text:p>83</text:p>
              </table:table-cell>
              <table:table-cell office:value-type="float" office:value="20.1725511074286">
                <text:p>20.1725511074286</text:p>
              </table:table-cell>
              <table:table-cell office:value-type="float" office:value="54.25">
                <text:p>54.25</text:p>
              </table:table-cell>
              <table:table-cell office:value-type="float" office:value="34.0774488925714">
                <text:p>34.0774488925714</text:p>
              </table:table-cell>
              <table:table-cell office:value-type="float" office:value="32.1666666666667">
                <text:p>32.166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80">
                <text:p>80</text:p>
              </table:table-cell>
              <table:table-cell office:value-type="float" office:value="19.1445854359699">
                <text:p>19.1445854359699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39.6887478973634">
                <text:p>39.6887478973634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05">
                <text:p>105</text:p>
              </table:table-cell>
              <table:table-cell office:value-type="float" office:value="23.0782594795635">
                <text:p>23.0782594795635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40.2550738537699">
                <text:p>40.2550738537699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2">
                <text:p>102</text:p>
              </table:table-cell>
              <table:table-cell office:value-type="float" office:value="24.5879682328203">
                <text:p>24.5879682328203</text:p>
              </table:table-cell>
              <table:table-cell office:value-type="float" office:value="68.25">
                <text:p>68.25</text:p>
              </table:table-cell>
              <table:table-cell office:value-type="float" office:value="43.6620317671797">
                <text:p>43.6620317671797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33">
                <text:p>133</text:p>
              </table:table-cell>
              <table:table-cell office:value-type="float" office:value="29.3314393327933">
                <text:p>29.3314393327933</text:p>
              </table:table-cell>
              <table:table-cell office:value-type="float" office:value="75.8333333333333">
                <text:p>75.8333333333333</text:p>
              </table:table-cell>
              <table:table-cell office:value-type="float" office:value="46.50189400054">
                <text:p>46.50189400054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26">
                <text:p>126</text:p>
              </table:table-cell>
              <table:table-cell office:value-type="float" office:value="30.8705753791928">
                <text:p>30.8705753791928</text:p>
              </table:table-cell>
              <table:table-cell office:value-type="float" office:value="82.5833333333333">
                <text:p>82.5833333333333</text:p>
              </table:table-cell>
              <table:table-cell office:value-type="float" office:value="51.7127579541405">
                <text:p>51.7127579541405</text:p>
              </table:table-cell>
              <table:table-cell office:value-type="float" office:value="49.0833333333333">
                <text:p>49.0833333333333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16">
                <text:p>116</text:p>
              </table:table-cell>
              <table:table-cell office:value-type="float" office:value="28.9293811013836">
                <text:p>28.9293811013836</text:p>
              </table:table-cell>
              <table:table-cell office:value-type="float" office:value="89">
                <text:p>89</text:p>
              </table:table-cell>
              <table:table-cell office:value-type="float" office:value="60.0706188986164">
                <text:p>60.0706188986164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32">
                <text:p>132</text:p>
              </table:table-cell>
              <table:table-cell office:value-type="float" office:value="30.7791497706818">
                <text:p>30.7791497706818</text:p>
              </table:table-cell>
              <table:table-cell office:value-type="float" office:value="94.0833333333333">
                <text:p>94.0833333333333</text:p>
              </table:table-cell>
              <table:table-cell office:value-type="float" office:value="63.3041835626515">
                <text:p>63.3041835626515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60">
                <text:p>160</text:p>
              </table:table-cell>
              <table:table-cell office:value-type="float" office:value="30.7190346675981">
                <text:p>30.7190346675981</text:p>
              </table:table-cell>
              <table:table-cell office:value-type="float" office:value="104.25">
                <text:p>104.25</text:p>
              </table:table-cell>
              <table:table-cell office:value-type="float" office:value="73.530965332402">
                <text:p>73.530965332402</text:p>
              </table:table-cell>
              <table:table-cell office:value-type="float" office:value="62.4166666666667">
                <text:p>62.41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6">
                <text:p>146</text:p>
              </table:table-cell>
              <table:table-cell office:value-type="float" office:value="28.245675453389">
                <text:p>28.245675453389</text:p>
              </table:table-cell>
              <table:table-cell office:value-type="float" office:value="112">
                <text:p>112</text:p>
              </table:table-cell>
              <table:table-cell office:value-type="float" office:value="83.754324546611">
                <text:p>83.754324546611</text:p>
              </table:table-cell>
              <table:table-cell office:value-type="float" office:value="69.3333333333333">
                <text:p>69.33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99">
                <text:p>199</text:p>
              </table:table-cell>
              <table:table-cell office:value-type="float" office:value="34.4933019409258">
                <text:p>34.4933019409258</text:p>
              </table:table-cell>
              <table:table-cell office:value-type="float" office:value="122.833333333333">
                <text:p>122.833333333333</text:p>
              </table:table-cell>
              <table:table-cell office:value-type="float" office:value="88.3400313924075">
                <text:p>88.3400313924075</text:p>
              </table:table-cell>
              <table:table-cell office:value-type="float" office:value="77.8333333333333">
                <text:p>77.8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90">
                <text:p>190</text:p>
              </table:table-cell>
              <table:table-cell office:value-type="float" office:value="37.9569133719705">
                <text:p>37.9569133719705</text:p>
              </table:table-cell>
              <table:table-cell office:value-type="float" office:value="131">
                <text:p>131</text:p>
              </table:table-cell>
              <table:table-cell office:value-type="float" office:value="93.0430866280295">
                <text:p>93.0430866280295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227">
                <text:p>227</text:p>
              </table:table-cell>
              <table:table-cell office:value-type="float" office:value="43.7264222181509">
                <text:p>43.7264222181509</text:p>
              </table:table-cell>
              <table:table-cell office:value-type="float" office:value="143">
                <text:p>143</text:p>
              </table:table-cell>
              <table:table-cell office:value-type="float" office:value="99.2735777818491">
                <text:p>99.2735777818491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224">
                <text:p>224</text:p>
              </table:table-cell>
              <table:table-cell office:value-type="float" office:value="44.6155292980533">
                <text:p>44.6155292980533</text:p>
              </table:table-cell>
              <table:table-cell office:value-type="float" office:value="155">
                <text:p>155</text:p>
              </table:table-cell>
              <table:table-cell office:value-type="float" office:value="110.384470701947">
                <text:p>110.384470701947</text:p>
              </table:table-cell>
              <table:table-cell office:value-type="float" office:value="96.1666666666667">
                <text:p>96.16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232">
                <text:p>232</text:p>
              </table:table-cell>
              <table:table-cell office:value-type="float" office:value="46.6913625131387">
                <text:p>46.6913625131387</text:p>
              </table:table-cell>
              <table:table-cell office:value-type="float" office:value="165.583333333333">
                <text:p>165.583333333333</text:p>
              </table:table-cell>
              <table:table-cell office:value-type="float" office:value="118.891970820195">
                <text:p>118.891970820195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206">
                <text:p>206</text:p>
              </table:table-cell>
              <table:table-cell office:value-type="float" office:value="43.3487443458705">
                <text:p>43.3487443458705</text:p>
              </table:table-cell>
              <table:table-cell office:value-type="float" office:value="174.25">
                <text:p>174.25</text:p>
              </table:table-cell>
              <table:table-cell office:value-type="float" office:value="130.90125565413">
                <text:p>130.901255654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92">
                <text:p>192</text:p>
              </table:table-cell>
              <table:table-cell office:value-type="float" office:value="41.5535434072351">
                <text:p>41.5535434072351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37.613123259432">
                <text:p>137.613123259432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66">
                <text:p>166</text:p>
              </table:table-cell>
              <table:table-cell office:value-type="float" office:value="38.384419187525">
                <text:p>38.384419187525</text:p>
              </table:table-cell>
              <table:table-cell office:value-type="float" office:value="182.5">
                <text:p>182.5</text:p>
              </table:table-cell>
              <table:table-cell office:value-type="float" office:value="144.115580812475">
                <text:p>144.115580812475</text:p>
              </table:table-cell>
              <table:table-cell office:value-type="float" office:value="99.9166666666667">
                <text:p>99.91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27">
                <text:p>127</text:p>
              </table:table-cell>
              <table:table-cell office:value-type="float" office:value="36.7484281255263">
                <text:p>36.7484281255263</text:p>
              </table:table-cell>
              <table:table-cell office:value-type="float" office:value="183.416666666667">
                <text:p>183.416666666667</text:p>
              </table:table-cell>
              <table:table-cell office:value-type="float" office:value="146.66823854114">
                <text:p>146.66823854114</text:p>
              </table:table-cell>
              <table:table-cell office:value-type="float" office:value="94.4166666666667">
                <text:p>94.41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46">
                <text:p>146</text:p>
              </table:table-cell>
              <table:table-cell office:value-type="float" office:value="35.1553909827713">
                <text:p>35.1553909827713</text:p>
              </table:table-cell>
              <table:table-cell office:value-type="float" office:value="184.583333333333">
                <text:p>184.583333333333</text:p>
              </table:table-cell>
              <table:table-cell office:value-type="float" office:value="149.427942350562">
                <text:p>149.42794235056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54">
                <text:p>154</text:p>
              </table:table-cell>
              <table:table-cell office:value-type="float" office:value="35.5769545769406">
                <text:p>35.5769545769406</text:p>
              </table:table-cell>
              <table:table-cell office:value-type="float" office:value="184.083333333333">
                <text:p>184.083333333333</text:p>
              </table:table-cell>
              <table:table-cell office:value-type="float" office:value="148.506378756393">
                <text:p>148.506378756393</text:p>
              </table:table-cell>
              <table:table-cell office:value-type="float" office:value="79.8333333333333">
                <text:p>79.83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54">
                <text:p>154</text:p>
              </table:table-cell>
              <table:table-cell office:value-type="float" office:value="34.8663030863482">
                <text:p>34.8663030863482</text:p>
              </table:table-cell>
              <table:table-cell office:value-type="float" office:value="184.75">
                <text:p>184.75</text:p>
              </table:table-cell>
              <table:table-cell office:value-type="float" office:value="149.883696913652">
                <text:p>149.883696913652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79">
                <text:p>179</text:p>
              </table:table-cell>
              <table:table-cell office:value-type="float" office:value="34.6002058147671">
                <text:p>34.6002058147671</text:p>
              </table:table-cell>
              <table:table-cell office:value-type="float" office:value="183.083333333333">
                <text:p>183.083333333333</text:p>
              </table:table-cell>
              <table:table-cell office:value-type="float" office:value="148.483127518566">
                <text:p>148.483127518566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53">
                <text:p>153</text:p>
              </table:table-cell>
              <table:table-cell office:value-type="float" office:value="35.5630042702704">
                <text:p>35.5630042702704</text:p>
              </table:table-cell>
              <table:table-cell office:value-type="float" office:value="180">
                <text:p>180</text:p>
              </table:table-cell>
              <table:table-cell office:value-type="float" office:value="144.43699572973">
                <text:p>144.436995729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9">
                <text:p>159</text:p>
              </table:table-cell>
              <table:table-cell office:value-type="float" office:value="32.6951020333275">
                <text:p>32.6951020333275</text:p>
              </table:table-cell>
              <table:table-cell office:value-type="float" office:value="174.333333333333">
                <text:p>174.333333333333</text:p>
              </table:table-cell>
              <table:table-cell office:value-type="float" office:value="141.638231300006">
                <text:p>141.638231300006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81">
                <text:p>181</text:p>
              </table:table-cell>
              <table:table-cell office:value-type="float" office:value="28.8920404263873">
                <text:p>28.8920404263873</text:p>
              </table:table-cell>
              <table:table-cell office:value-type="float" office:value="170.75">
                <text:p>170.75</text:p>
              </table:table-cell>
              <table:table-cell office:value-type="float" office:value="141.857959573613">
                <text:p>141.85795957361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7">
                <text:p>177</text:p>
              </table:table-cell>
              <table:table-cell office:value-type="float" office:value="21.7791949652262">
                <text:p>21.7791949652262</text:p>
              </table:table-cell>
              <table:table-cell office:value-type="float" office:value="166.166666666667">
                <text:p>166.166666666667</text:p>
              </table:table-cell>
              <table:table-cell office:value-type="float" office:value="144.38747170144">
                <text:p>144.38747170144</text:p>
              </table:table-cell>
              <table:table-cell office:value-type="float" office:value="0.583333333333343">
                <text:p>0.58333333333334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55">
                <text:p>155</text:p>
              </table:table-cell>
              <table:table-cell office:value-type="float" office:value="17.9365464058636">
                <text:p>17.9365464058636</text:p>
              </table:table-cell>
              <table:table-cell office:value-type="float" office:value="161.916666666667">
                <text:p>161.916666666667</text:p>
              </table:table-cell>
              <table:table-cell office:value-type="float" office:value="143.980120260803">
                <text:p>143.980120260803</text:p>
              </table:table-cell>
              <table:table-cell office:value-type="float" office:value="-12.3333333333333">
                <text:p>-12.333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55">
                <text:p>155</text:p>
              </table:table-cell>
              <table:table-cell office:value-type="float" office:value="15.2782277252384">
                <text:p>15.2782277252384</text:p>
              </table:table-cell>
              <table:table-cell office:value-type="float" office:value="158.833333333333">
                <text:p>158.833333333333</text:p>
              </table:table-cell>
              <table:table-cell office:value-type="float" office:value="143.555105608095">
                <text:p>143.555105608095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8">
                <text:p>138</text:p>
              </table:table-cell>
              <table:table-cell office:value-type="float" office:value="16.1948364385914">
                <text:p>16.1948364385914</text:p>
              </table:table-cell>
              <table:table-cell office:value-type="float" office:value="156.5">
                <text:p>156.5</text:p>
              </table:table-cell>
              <table:table-cell office:value-type="float" office:value="140.305163561409">
                <text:p>140.30516356140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47">
                <text:p>147</text:p>
              </table:table-cell>
              <table:table-cell office:value-type="float" office:value="13.7234592334926">
                <text:p>13.7234592334926</text:p>
              </table:table-cell>
              <table:table-cell office:value-type="float" office:value="158.166666666667">
                <text:p>158.166666666667</text:p>
              </table:table-cell>
              <table:table-cell office:value-type="float" office:value="144.443207433174">
                <text:p>144.443207433174</text:p>
              </table:table-cell>
              <table:table-cell office:value-type="float" office:value="-25.25">
                <text:p>-25.25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52">
                <text:p>152</text:p>
              </table:table-cell>
              <table:table-cell office:value-type="float" office:value="13.343935178972">
                <text:p>13.343935178972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145.322731487695">
                <text:p>145.322731487695</text:p>
              </table:table-cell>
              <table:table-cell office:value-type="float" office:value="-25.9166666666667">
                <text:p>-25.916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6">
                <text:p>186</text:p>
              </table:table-cell>
              <table:table-cell office:value-type="float" office:value="15.3701797075514">
                <text:p>15.3701797075514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145.963153625782">
                <text:p>145.963153625782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200">
                <text:p>200</text:p>
              </table:table-cell>
              <table:table-cell office:value-type="float" office:value="18.7414627028528">
                <text:p>18.7414627028528</text:p>
              </table:table-cell>
              <table:table-cell office:value-type="float" office:value="165.166666666667">
                <text:p>165.166666666667</text:p>
              </table:table-cell>
              <table:table-cell office:value-type="float" office:value="146.425203963814">
                <text:p>146.425203963814</text:p>
              </table:table-cell>
              <table:table-cell office:value-type="float" office:value="-19.5833333333333">
                <text:p>-19.583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5">
                <text:p>185</text:p>
              </table:table-cell>
              <table:table-cell office:value-type="float" office:value="19.2180470738661">
                <text:p>19.2180470738661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146.448619592801">
                <text:p>146.448619592801</text:p>
              </table:table-cell>
              <table:table-cell office:value-type="float" office:value="-17.4166666666667">
                <text:p>-17.416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68">
                <text:p>168</text:p>
              </table:table-cell>
              <table:table-cell office:value-type="float" office:value="18.8026029790526">
                <text:p>18.8026029790526</text:p>
              </table:table-cell>
              <table:table-cell office:value-type="float" office:value="166.916666666667">
                <text:p>166.916666666667</text:p>
              </table:table-cell>
              <table:table-cell office:value-type="float" office:value="148.114063687614">
                <text:p>148.114063687614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06">
                <text:p>206</text:p>
              </table:table-cell>
              <table:table-cell office:value-type="float" office:value="21.6787844901345">
                <text:p>21.6787844901345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49.154548843199">
                <text:p>149.15454884319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67">
                <text:p>167</text:p>
              </table:table-cell>
              <table:table-cell office:value-type="float" office:value="21.4574985127401">
                <text:p>21.4574985127401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148.209168153927">
                <text:p>148.209168153927</text:p>
              </table:table-cell>
              <table:table-cell office:value-type="float" office:value="-1.08333333333334">
                <text:p>-1.08333333333334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18">
                <text:p>218</text:p>
              </table:table-cell>
              <table:table-cell office:value-type="float" office:value="25.5963716652232">
                <text:p>25.5963716652232</text:p>
              </table:table-cell>
              <table:table-cell office:value-type="float" office:value="173.083333333333">
                <text:p>173.083333333333</text:p>
              </table:table-cell>
              <table:table-cell office:value-type="float" office:value="147.48696166811">
                <text:p>147.48696166811</text:p>
              </table:table-cell>
              <table:table-cell office:value-type="float" office:value="6.91666666666666">
                <text:p>6.91666666666666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45">
                <text:p>145</text:p>
              </table:table-cell>
              <table:table-cell office:value-type="float" office:value="26.3891334385266">
                <text:p>26.3891334385266</text:p>
              </table:table-cell>
              <table:table-cell office:value-type="float" office:value="172.25">
                <text:p>172.25</text:p>
              </table:table-cell>
              <table:table-cell office:value-type="float" office:value="145.860866561473">
                <text:p>145.860866561473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84">
                <text:p>184</text:p>
              </table:table-cell>
              <table:table-cell office:value-type="float" office:value="25.9906743182079">
                <text:p>25.9906743182079</text:p>
              </table:table-cell>
              <table:table-cell office:value-type="float" office:value="174.666666666667">
                <text:p>174.666666666667</text:p>
              </table:table-cell>
              <table:table-cell office:value-type="float" office:value="148.675992348459">
                <text:p>148.675992348459</text:p>
              </table:table-cell>
              <table:table-cell office:value-type="float" office:value="15.8333333333333">
                <text:p>15.833333333333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50">
                <text:p>150</text:p>
              </table:table-cell>
              <table:table-cell office:value-type="float" office:value="24.6478224497652">
                <text:p>24.6478224497652</text:p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151.018844216901">
                <text:p>151.018844216901</text:p>
              </table:table-cell>
              <table:table-cell office:value-type="float" office:value="19.1666666666667">
                <text:p>19.1666666666667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51">
                <text:p>151</text:p>
              </table:table-cell>
              <table:table-cell office:value-type="float" office:value="24.2487113059643">
                <text:p>24.2487113059643</text:p>
              </table:table-cell>
              <table:table-cell office:value-type="float" office:value="176">
                <text:p>176</text:p>
              </table:table-cell>
              <table:table-cell office:value-type="float" office:value="151.751288694036">
                <text:p>151.751288694036</text:p>
              </table:table-cell>
              <table:table-cell office:value-type="float" office:value="17.8333333333333">
                <text:p>17.8333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56">
                <text:p>156</text:p>
              </table:table-cell>
              <table:table-cell office:value-type="float" office:value="23.9139872852435">
                <text:p>23.9139872852435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152.41934604809">
                <text:p>152.41934604809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51">
                <text:p>151</text:p>
              </table:table-cell>
              <table:table-cell office:value-type="float" office:value="24.7476659444274">
                <text:p>24.7476659444274</text:p>
              </table:table-cell>
              <table:table-cell office:value-type="float" office:value="173.416666666667">
                <text:p>173.416666666667</text:p>
              </table:table-cell>
              <table:table-cell office:value-type="float" office:value="148.669000722239">
                <text:p>148.669000722239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71">
                <text:p>171</text:p>
              </table:table-cell>
              <table:table-cell office:value-type="float" office:value="23.288701903791">
                <text:p>23.288701903791</text:p>
              </table:table-cell>
              <table:table-cell office:value-type="float" office:value="171">
                <text:p>171</text:p>
              </table:table-cell>
              <table:table-cell office:value-type="float" office:value="147.711298096209">
                <text:p>147.711298096209</text:p>
              </table:table-cell>
              <table:table-cell office:value-type="float" office:value="5.83333333333334">
                <text:p>5.83333333333334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98">
                <text:p>198</text:p>
              </table:table-cell>
              <table:table-cell office:value-type="float" office:value="24.2804011249378">
                <text:p>24.2804011249378</text:p>
              </table:table-cell>
              <table:table-cell office:value-type="float" office:value="172.083333333333">
                <text:p>172.083333333333</text:p>
              </table:table-cell>
              <table:table-cell office:value-type="float" office:value="147.802932208396">
                <text:p>147.802932208396</text:p>
              </table:table-cell>
              <table:table-cell office:value-type="float" office:value="6.41666666666666">
                <text:p>6.41666666666666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9">
                <text:p>139</text:p>
              </table:table-cell>
              <table:table-cell office:value-type="float" office:value="26.0988795765549">
                <text:p>26.0988795765549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143.567787090112">
                <text:p>143.56778709011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73">
                <text:p>173</text:p>
              </table:table-cell>
              <table:table-cell office:value-type="float" office:value="23.535112388759">
                <text:p>23.535112388759</text:p>
              </table:table-cell>
              <table:table-cell office:value-type="float" office:value="166.916666666667">
                <text:p>166.916666666667</text:p>
              </table:table-cell>
              <table:table-cell office:value-type="float" office:value="143.381554277908">
                <text:p>143.381554277908</text:p>
              </table:table-cell>
              <table:table-cell office:value-type="float" office:value="-3.91666666666666">
                <text:p>-3.91666666666666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69">
                <text:p>169</text:p>
              </table:table-cell>
              <table:table-cell office:value-type="float" office:value="23.5428365222874">
                <text:p>23.5428365222874</text:p>
              </table:table-cell>
              <table:table-cell office:value-type="float" office:value="167.083333333333">
                <text:p>167.083333333333</text:p>
              </table:table-cell>
              <table:table-cell office:value-type="float" office:value="143.540496811046">
                <text:p>143.540496811046</text:p>
              </table:table-cell>
              <table:table-cell office:value-type="float" office:value="-2.58333333333334">
                <text:p>-2.58333333333334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84">
                <text:p>184</text:p>
              </table:table-cell>
              <table:table-cell office:value-type="float" office:value="18.3259627057055">
                <text:p>18.3259627057055</text:p>
              </table:table-cell>
              <table:table-cell office:value-type="float" office:value="164.25">
                <text:p>164.25</text:p>
              </table:table-cell>
              <table:table-cell office:value-type="float" office:value="145.924037294294">
                <text:p>145.924037294294</text:p>
              </table:table-cell>
              <table:table-cell office:value-type="float" office:value="-8.83333333333331">
                <text:p>-8.83333333333331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94">
                <text:p>194</text:p>
              </table:table-cell>
              <table:table-cell office:value-type="float" office:value="19.0898989631753">
                <text:p>19.0898989631753</text:p>
              </table:table-cell>
              <table:table-cell office:value-type="float" office:value="168.333333333333">
                <text:p>168.333333333333</text:p>
              </table:table-cell>
              <table:table-cell office:value-type="float" office:value="149.243434370158">
                <text:p>149.243434370158</text:p>
              </table:table-cell>
              <table:table-cell office:value-type="float" office:value="-3.91666666666669">
                <text:p>-3.91666666666669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74">
                <text:p>174</text:p>
              </table:table-cell>
              <table:table-cell office:value-type="float" office:value="18.5545877688707">
                <text:p>18.5545877688707</text:p>
              </table:table-cell>
              <table:table-cell office:value-type="float" office:value="167.5">
                <text:p>167.5</text:p>
              </table:table-cell>
              <table:table-cell office:value-type="float" office:value="148.945412231129">
                <text:p>148.945412231129</text:p>
              </table:table-cell>
              <table:table-cell office:value-type="float" office:value="-7.16666666666666">
                <text:p>-7.166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3">
                <text:p>123</text:p>
              </table:table-cell>
              <table:table-cell office:value-type="float" office:value="22.1569812515563">
                <text:p>22.1569812515563</text:p>
              </table:table-cell>
              <table:table-cell office:value-type="float" office:value="165.25">
                <text:p>165.25</text:p>
              </table:table-cell>
              <table:table-cell office:value-type="float" office:value="143.093018748444">
                <text:p>143.093018748444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21">
                <text:p>121</text:p>
              </table:table-cell>
              <table:table-cell office:value-type="float" office:value="25.3704373416993">
                <text:p>25.3704373416993</text:p>
              </table:table-cell>
              <table:table-cell office:value-type="float" office:value="162.75">
                <text:p>162.75</text:p>
              </table:table-cell>
              <table:table-cell office:value-type="float" office:value="137.379562658301">
                <text:p>137.379562658301</text:p>
              </table:table-cell>
              <table:table-cell office:value-type="float" office:value="-13.25">
                <text:p>-13.25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29">
                <text:p>129</text:p>
              </table:table-cell>
              <table:table-cell office:value-type="float" office:value="27.1577881011222">
                <text:p>27.1577881011222</text:p>
              </table:table-cell>
              <table:table-cell office:value-type="float" office:value="160.5">
                <text:p>160.5</text:p>
              </table:table-cell>
              <table:table-cell office:value-type="float" office:value="133.342211898878">
                <text:p>133.342211898878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16">
                <text:p>116</text:p>
              </table:table-cell>
              <table:table-cell office:value-type="float" office:value="30.0013888567402">
                <text:p>30.0013888567402</text:p>
              </table:table-cell>
              <table:table-cell office:value-type="float" office:value="157.583333333333">
                <text:p>157.583333333333</text:p>
              </table:table-cell>
              <table:table-cell office:value-type="float" office:value="127.581944476593">
                <text:p>127.581944476593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49">
                <text:p>149</text:p>
              </table:table-cell>
              <table:table-cell office:value-type="float" office:value="29.7783478386562">
                <text:p>29.7783478386562</text:p>
              </table:table-cell>
              <table:table-cell office:value-type="float" office:value="155.75">
                <text:p>155.75</text:p>
              </table:table-cell>
              <table:table-cell office:value-type="float" office:value="125.971652161344">
                <text:p>125.971652161344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47">
                <text:p>147</text:p>
              </table:table-cell>
              <table:table-cell office:value-type="float" office:value="26.6782171954438">
                <text:p>26.6782171954438</text:p>
              </table:table-cell>
              <table:table-cell office:value-type="float" office:value="151.5">
                <text:p>151.5</text:p>
              </table:table-cell>
              <table:table-cell office:value-type="float" office:value="124.821782804556">
                <text:p>124.821782804556</text:p>
              </table:table-cell>
              <table:table-cell office:value-type="float" office:value="-20.5833333333333">
                <text:p>-20.58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18">
                <text:p>118</text:p>
              </table:table-cell>
              <table:table-cell office:value-type="float" office:value="28.2170966871956">
                <text:p>28.2170966871956</text:p>
              </table:table-cell>
              <table:table-cell office:value-type="float" office:value="149.75">
                <text:p>149.75</text:p>
              </table:table-cell>
              <table:table-cell office:value-type="float" office:value="121.532903312804">
                <text:p>121.532903312804</text:p>
              </table:table-cell>
              <table:table-cell office:value-type="float" office:value="-19.9166666666667">
                <text:p>-19.91666666666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57">
                <text:p>157</text:p>
              </table:table-cell>
              <table:table-cell office:value-type="float" office:value="27.3843297371237">
                <text:p>27.3843297371237</text:p>
              </table:table-cell>
              <table:table-cell office:value-type="float" office:value="148.416666666667">
                <text:p>148.416666666667</text:p>
              </table:table-cell>
              <table:table-cell office:value-type="float" office:value="121.032336929543">
                <text:p>121.032336929543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37">
                <text:p>137</text:p>
              </table:table-cell>
              <table:table-cell office:value-type="float" office:value="26.7484069194274">
                <text:p>26.7484069194274</text:p>
              </table:table-cell>
              <table:table-cell office:value-type="float" office:value="145.75">
                <text:p>145.75</text:p>
              </table:table-cell>
              <table:table-cell office:value-type="float" office:value="119.001593080573">
                <text:p>119.001593080573</text:p>
              </table:table-cell>
              <table:table-cell office:value-type="float" office:value="-21.3333333333333">
                <text:p>-21.3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3">
                <text:p>153</text:p>
              </table:table-cell>
              <table:table-cell office:value-type="float" office:value="24.0825600169437">
                <text:p>24.0825600169437</text:p>
              </table:table-cell>
              <table:table-cell office:value-type="float" office:value="143.166666666667">
                <text:p>143.166666666667</text:p>
              </table:table-cell>
              <table:table-cell office:value-type="float" office:value="119.084106649723">
                <text:p>119.084106649723</text:p>
              </table:table-cell>
              <table:table-cell office:value-type="float" office:value="-21.0833333333333">
                <text:p>-21.083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50">
                <text:p>150</text:p>
              </table:table-cell>
              <table:table-cell office:value-type="float" office:value="18.2930687320735">
                <text:p>18.2930687320735</text:p>
              </table:table-cell>
              <table:table-cell office:value-type="float" office:value="139.5">
                <text:p>139.5</text:p>
              </table:table-cell>
              <table:table-cell office:value-type="float" office:value="121.206931267927">
                <text:p>121.206931267927</text:p>
              </table:table-cell>
              <table:table-cell office:value-type="float" office:value="-28.8333333333333">
                <text:p>-28.83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52">
                <text:p>152</text:p>
              </table:table-cell>
              <table:table-cell office:value-type="float" office:value="15.3938200902082">
                <text:p>15.3938200902082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122.272846576458">
                <text:p>122.272846576458</text:p>
              </table:table-cell>
              <table:table-cell office:value-type="float" office:value="-29.8333333333333">
                <text:p>-29.8333333333333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24">
                <text:p>124</text:p>
              </table:table-cell>
              <table:table-cell office:value-type="float" office:value="15.3096820227059">
                <text:p>15.3096820227059</text:p>
              </table:table-cell>
              <table:table-cell office:value-type="float" office:value="137.75">
                <text:p>137.75</text:p>
              </table:table-cell>
              <table:table-cell office:value-type="float" office:value="122.440317977294">
                <text:p>122.440317977294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99">
                <text:p>99</text:p>
              </table:table-cell>
              <table:table-cell office:value-type="float" office:value="18.485661929444">
                <text:p>18.485661929444</text:p>
              </table:table-cell>
              <table:table-cell office:value-type="float" office:value="135.916666666667">
                <text:p>135.916666666667</text:p>
              </table:table-cell>
              <table:table-cell office:value-type="float" office:value="117.431004737223">
                <text:p>117.431004737223</text:p>
              </table:table-cell>
              <table:table-cell office:value-type="float" office:value="-26.8333333333333">
                <text:p>-26.833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26">
                <text:p>126</text:p>
              </table:table-cell>
              <table:table-cell office:value-type="float" office:value="18.6075905007184">
                <text:p>18.6075905007184</text:p>
              </table:table-cell>
              <table:table-cell office:value-type="float" office:value="135.666666666667">
                <text:p>135.666666666667</text:p>
              </table:table-cell>
              <table:table-cell office:value-type="float" office:value="117.059076165948">
                <text:p>117.059076165948</text:p>
              </table:table-cell>
              <table:table-cell office:value-type="float" office:value="-24.8333333333333">
                <text:p>-24.8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06">
                <text:p>106</text:p>
              </table:table-cell>
              <table:table-cell office:value-type="float" office:value="19.7568553503166">
                <text:p>19.7568553503166</text:p>
              </table:table-cell>
              <table:table-cell office:value-type="float" office:value="134.833333333333">
                <text:p>134.833333333333</text:p>
              </table:table-cell>
              <table:table-cell office:value-type="float" office:value="115.076477983017">
                <text:p>115.076477983017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29">
                <text:p>129</text:p>
              </table:table-cell>
              <table:table-cell office:value-type="float" office:value="19.291228969444">
                <text:p>19.291228969444</text:p>
              </table:table-cell>
              <table:table-cell office:value-type="float" office:value="133.166666666667">
                <text:p>133.166666666667</text:p>
              </table:table-cell>
              <table:table-cell office:value-type="float" office:value="113.875437697223">
                <text:p>113.875437697223</text:p>
              </table:table-cell>
              <table:table-cell office:value-type="float" office:value="-22.5833333333333">
                <text:p>-22.583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12">
                <text:p>112</text:p>
              </table:table-cell>
              <table:table-cell office:value-type="float" office:value="19.6520875597109">
                <text:p>19.6520875597109</text:p>
              </table:table-cell>
              <table:table-cell office:value-type="float" office:value="130.25">
                <text:p>130.25</text:p>
              </table:table-cell>
              <table:table-cell office:value-type="float" office:value="110.597912440289">
                <text:p>110.597912440289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7">
                <text:p>107</text:p>
              </table:table-cell>
              <table:table-cell office:value-type="float" office:value="20.5131147997538">
                <text:p>20.5131147997538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108.82021853358">
                <text:p>108.82021853358</text:p>
              </table:table-cell>
              <table:table-cell office:value-type="float" office:value="-20.4166666666667">
                <text:p>-20.416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28">
                <text:p>128</text:p>
              </table:table-cell>
              <table:table-cell office:value-type="float" office:value="18.5739716873485">
                <text:p>18.5739716873485</text:p>
              </table:table-cell>
              <table:table-cell office:value-type="float" office:value="126.916666666667">
                <text:p>126.916666666667</text:p>
              </table:table-cell>
              <table:table-cell office:value-type="float" office:value="108.342694979318">
                <text:p>108.342694979318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7">
                <text:p>117</text:p>
              </table:table-cell>
              <table:table-cell office:value-type="float" office:value="18.4840225846294">
                <text:p>18.4840225846294</text:p>
              </table:table-cell>
              <table:table-cell office:value-type="float" office:value="125.25">
                <text:p>125.25</text:p>
              </table:table-cell>
              <table:table-cell office:value-type="float" office:value="106.765977415371">
                <text:p>106.765977415371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25">
                <text:p>125</text:p>
              </table:table-cell>
              <table:table-cell office:value-type="float" office:value="16.3009109245372">
                <text:p>16.3009109245372</text:p>
              </table:table-cell>
              <table:table-cell office:value-type="float" office:value="122.916666666667">
                <text:p>122.916666666667</text:p>
              </table:table-cell>
              <table:table-cell office:value-type="float" office:value="106.615755742129">
                <text:p>106.615755742129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20">
                <text:p>120</text:p>
              </table:table-cell>
              <table:table-cell office:value-type="float" office:value="13.8921713292928">
                <text:p>13.8921713292928</text:p>
              </table:table-cell>
              <table:table-cell office:value-type="float" office:value="120.416666666667">
                <text:p>120.416666666667</text:p>
              </table:table-cell>
              <table:table-cell office:value-type="float" office:value="106.524495337374">
                <text:p>106.524495337374</text:p>
              </table:table-cell>
              <table:table-cell office:value-type="float" office:value="-19.0833333333333">
                <text:p>-19.08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3">
                <text:p>113</text:p>
              </table:table-cell>
              <table:table-cell office:value-type="float" office:value="9.78712821965048">
                <text:p>9.78712821965048</text:p>
              </table:table-cell>
              <table:table-cell office:value-type="float" office:value="117.166666666667">
                <text:p>117.166666666667</text:p>
              </table:table-cell>
              <table:table-cell office:value-type="float" office:value="107.379538447016">
                <text:p>107.379538447016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95">
                <text:p>95</text:p>
              </table:table-cell>
              <table:table-cell office:value-type="float" office:value="11.3947755173548">
                <text:p>11.3947755173548</text:p>
              </table:table-cell>
              <table:table-cell office:value-type="float" office:value="114.75">
                <text:p>114.75</text:p>
              </table:table-cell>
              <table:table-cell office:value-type="float" office:value="103.355224482645">
                <text:p>103.35522448264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03">
                <text:p>103</text:p>
              </table:table-cell>
              <table:table-cell office:value-type="float" office:value="10.9416496457206">
                <text:p>10.9416496457206</text:p>
              </table:table-cell>
              <table:table-cell office:value-type="float" office:value="115.083333333333">
                <text:p>115.083333333333</text:p>
              </table:table-cell>
              <table:table-cell office:value-type="float" office:value="104.141683687613">
                <text:p>104.141683687613</text:p>
              </table:table-cell>
              <table:table-cell office:value-type="float" office:value="-20.8333333333333">
                <text:p>-20.833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7">
                <text:p>97</text:p>
              </table:table-cell>
              <table:table-cell office:value-type="float" office:value="11.4996706145187">
                <text:p>11.4996706145187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101.166996052148">
                <text:p>101.16699605214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24">
                <text:p>124</text:p>
              </table:table-cell>
              <table:table-cell office:value-type="float" office:value="11.722808640605">
                <text:p>11.722808640605</text:p>
              </table:table-cell>
              <table:table-cell office:value-type="float" office:value="114.166666666667">
                <text:p>114.166666666667</text:p>
              </table:table-cell>
              <table:table-cell office:value-type="float" office:value="102.443858026062">
                <text:p>102.443858026062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61">
                <text:p>161</text:p>
              </table:table-cell>
              <table:table-cell office:value-type="float" office:value="17.5801196258901">
                <text:p>17.5801196258901</text:p>
              </table:table-cell>
              <table:table-cell office:value-type="float" office:value="116.833333333333">
                <text:p>116.833333333333</text:p>
              </table:table-cell>
              <table:table-cell office:value-type="float" office:value="99.2532137074432">
                <text:p>99.2532137074432</text:p>
              </table:table-cell>
              <table:table-cell office:value-type="float" office:value="-16.3333333333333">
                <text:p>-16.333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69">
                <text:p>169</text:p>
              </table:table-cell>
              <table:table-cell office:value-type="float" office:value="23.0156402685152">
                <text:p>23.0156402685152</text:p>
              </table:table-cell>
              <table:table-cell office:value-type="float" office:value="121.583333333333">
                <text:p>121.583333333333</text:p>
              </table:table-cell>
              <table:table-cell office:value-type="float" office:value="98.5676930648182">
                <text:p>98.5676930648182</text:p>
              </table:table-cell>
              <table:table-cell office:value-type="float" office:value="-8.66666666666667">
                <text:p>-8.666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19">
                <text:p>119</text:p>
              </table:table-cell>
              <table:table-cell office:value-type="float" office:value="22.5809989847995">
                <text:p>22.5809989847995</text:p>
              </table:table-cell>
              <table:table-cell office:value-type="float" office:value="122.583333333333">
                <text:p>122.583333333333</text:p>
              </table:table-cell>
              <table:table-cell office:value-type="float" office:value="100.002334348534">
                <text:p>100.002334348534</text:p>
              </table:table-cell>
              <table:table-cell office:value-type="float" office:value="-6.74999999999999">
                <text:p>-6.7499999999999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13">
                <text:p>113</text:p>
              </table:table-cell>
              <table:table-cell office:value-type="float" office:value="22.6688947211545">
                <text:p>22.6688947211545</text:p>
              </table:table-cell>
              <table:table-cell office:value-type="float" office:value="121.333333333333">
                <text:p>121.333333333333</text:p>
              </table:table-cell>
              <table:table-cell office:value-type="float" office:value="98.6644386121788">
                <text:p>98.6644386121788</text:p>
              </table:table-cell>
              <table:table-cell office:value-type="float" office:value="-5.58333333333333">
                <text:p>-5.583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98">
                <text:p>98</text:p>
              </table:table-cell>
              <table:table-cell office:value-type="float" office:value="23.6417388992819">
                <text:p>23.6417388992819</text:p>
              </table:table-cell>
              <table:table-cell office:value-type="float" office:value="119.75">
                <text:p>119.75</text:p>
              </table:table-cell>
              <table:table-cell office:value-type="float" office:value="96.1082611007181">
                <text:p>96.108261100718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09">
                <text:p>109</text:p>
              </table:table-cell>
              <table:table-cell office:value-type="float" office:value="23.7695692902169">
                <text:p>23.7695692902169</text:p>
              </table:table-cell>
              <table:table-cell office:value-type="float" office:value="118.416666666667">
                <text:p>118.416666666667</text:p>
              </table:table-cell>
              <table:table-cell office:value-type="float" office:value="94.6470973764497">
                <text:p>94.6470973764497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31">
                <text:p>131</text:p>
              </table:table-cell>
              <table:table-cell office:value-type="float" office:value="24.0466717913815">
                <text:p>24.0466717913815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95.2866615419518">
                <text:p>95.2866615419518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15">
                <text:p>115</text:p>
              </table:table-cell>
              <table:table-cell office:value-type="float" office:value="24.0056811457773">
                <text:p>24.0056811457773</text:p>
              </table:table-cell>
              <table:table-cell office:value-type="float" office:value="119.5">
                <text:p>119.5</text:p>
              </table:table-cell>
              <table:table-cell office:value-type="float" office:value="95.4943188542227">
                <text:p>95.4943188542227</text:p>
              </table:table-cell>
              <table:table-cell office:value-type="float" office:value="2.33333333333334">
                <text:p>2.33333333333334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78">
                <text:p>78</text:p>
              </table:table-cell>
              <table:table-cell office:value-type="float" office:value="26.0016025147169">
                <text:p>26.0016025147169</text:p>
              </table:table-cell>
              <table:table-cell office:value-type="float" office:value="118.083333333333">
                <text:p>118.083333333333</text:p>
              </table:table-cell>
              <table:table-cell office:value-type="float" office:value="92.0817308186164">
                <text:p>92.0817308186164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6">
                <text:p>66</text:p>
              </table:table-cell>
              <table:table-cell office:value-type="float" office:value="29.8602807025715">
                <text:p>29.8602807025715</text:p>
              </table:table-cell>
              <table:table-cell office:value-type="float" office:value="115">
                <text:p>115</text:p>
              </table:table-cell>
              <table:table-cell office:value-type="float" office:value="85.1397192974285">
                <text:p>85.1397192974285</text:p>
              </table:table-cell>
              <table:table-cell office:value-type="float" office:value="-0.0833333333333286">
                <text:p>-0.0833333333333286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92">
                <text:p>92</text:p>
              </table:table-cell>
              <table:table-cell office:value-type="float" office:value="30.1675874629267">
                <text:p>30.1675874629267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84.4157458704066">
                <text:p>84.4157458704066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76">
                <text:p>76</text:p>
              </table:table-cell>
              <table:table-cell office:value-type="float" office:value="31.9358969680126">
                <text:p>31.9358969680126</text:p>
              </table:table-cell>
              <table:table-cell office:value-type="float" office:value="110.583333333333">
                <text:p>110.583333333333</text:p>
              </table:table-cell>
              <table:table-cell office:value-type="float" office:value="78.6474363653207">
                <text:p>78.6474363653207</text:p>
              </table:table-cell>
              <table:table-cell office:value-type="float" office:value="-3.58333333333333">
                <text:p>-3.5833333333333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10">
                <text:p>110</text:p>
              </table:table-cell>
              <table:table-cell office:value-type="float" office:value="27.7335810012251">
                <text:p>27.7335810012251</text:p>
              </table:table-cell>
              <table:table-cell office:value-type="float" office:value="106.333333333333">
                <text:p>106.333333333333</text:p>
              </table:table-cell>
              <table:table-cell office:value-type="float" office:value="78.5997523321082">
                <text:p>78.5997523321082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90">
                <text:p>90</text:p>
              </table:table-cell>
              <table:table-cell office:value-type="float" office:value="19.7259635091327">
                <text:p>19.7259635091327</text:p>
              </table:table-cell>
              <table:table-cell office:value-type="float" office:value="99.75">
                <text:p>99.75</text:p>
              </table:table-cell>
              <table:table-cell office:value-type="float" office:value="80.0240364908673">
                <text:p>80.0240364908673</text:p>
              </table:table-cell>
              <table:table-cell office:value-type="float" office:value="-21.8333333333333">
                <text:p>-21.833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75">
                <text:p>75</text:p>
              </table:table-cell>
              <table:table-cell office:value-type="float" office:value="19.9109761111044">
                <text:p>19.9109761111044</text:p>
              </table:table-cell>
              <table:table-cell office:value-type="float" office:value="96.0833333333333">
                <text:p>96.0833333333333</text:p>
              </table:table-cell>
              <table:table-cell office:value-type="float" office:value="76.1723572222289">
                <text:p>76.1723572222289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10">
                <text:p>110</text:p>
              </table:table-cell>
              <table:table-cell office:value-type="float" office:value="19.6969463869326">
                <text:p>19.6969463869326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76.1363869464007">
                <text:p>76.1363869464007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1">
                <text:p>71</text:p>
              </table:table-cell>
              <table:table-cell office:value-type="float" office:value="20.9304403521124">
                <text:p>20.9304403521124</text:p>
              </table:table-cell>
              <table:table-cell office:value-type="float" office:value="93.5833333333333">
                <text:p>93.5833333333333</text:p>
              </table:table-cell>
              <table:table-cell office:value-type="float" office:value="72.652892981221">
                <text:p>72.652892981221</text:p>
              </table:table-cell>
              <table:table-cell office:value-type="float" office:value="-26.1666666666667">
                <text:p>-26.166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06">
                <text:p>106</text:p>
              </table:table-cell>
              <table:table-cell office:value-type="float" office:value="20.746668224663">
                <text:p>20.746668224663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72.5866651086703">
                <text:p>72.5866651086703</text:p>
              </table:table-cell>
              <table:table-cell office:value-type="float" office:value="-25.0833333333333">
                <text:p>-25.08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84">
                <text:p>84</text:p>
              </table:table-cell>
              <table:table-cell office:value-type="float" office:value="17.1063961101919">
                <text:p>17.1063961101919</text:p>
              </table:table-cell>
              <table:table-cell office:value-type="float" office:value="89.4166666666667">
                <text:p>89.4166666666667</text:p>
              </table:table-cell>
              <table:table-cell office:value-type="float" office:value="72.3102705564748">
                <text:p>72.3102705564748</text:p>
              </table:table-cell>
              <table:table-cell office:value-type="float" office:value="-29.9166666666667">
                <text:p>-29.91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6">
                <text:p>66</text:p>
              </table:table-cell>
              <table:table-cell office:value-type="float" office:value="16.2723040405432">
                <text:p>16.2723040405432</text:p>
              </table:table-cell>
              <table:table-cell office:value-type="float" office:value="85.3333333333333">
                <text:p>85.3333333333333</text:p>
              </table:table-cell>
              <table:table-cell office:value-type="float" office:value="69.0610292927901">
                <text:p>69.0610292927901</text:p>
              </table:table-cell>
              <table:table-cell office:value-type="float" office:value="-34.1666666666667">
                <text:p>-34.1666666666667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4">
                <text:p>64</text:p>
              </table:table-cell>
              <table:table-cell office:value-type="float" office:value="17.3143835809387">
                <text:p>17.3143835809387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66.852283085728">
                <text:p>66.852283085728</text:p>
              </table:table-cell>
              <table:table-cell office:value-type="float" office:value="-33.9166666666667">
                <text:p>-33.916666666666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77">
                <text:p>77</text:p>
              </table:table-cell>
              <table:table-cell office:value-type="float" office:value="16.5389805849054">
                <text:p>16.5389805849054</text:p>
              </table:table-cell>
              <table:table-cell office:value-type="float" office:value="85.0833333333333">
                <text:p>85.0833333333333</text:p>
              </table:table-cell>
              <table:table-cell office:value-type="float" office:value="68.5443527484279">
                <text:p>68.5443527484279</text:p>
              </table:table-cell>
              <table:table-cell office:value-type="float" office:value="-29.9166666666667">
                <text:p>-29.9166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9">
                <text:p>69</text:p>
              </table:table-cell>
              <table:table-cell office:value-type="float" office:value="16.9910850064665">
                <text:p>16.9910850064665</text:p>
              </table:table-cell>
              <table:table-cell office:value-type="float" office:value="83.1666666666667">
                <text:p>83.1666666666667</text:p>
              </table:table-cell>
              <table:table-cell office:value-type="float" office:value="66.1755816602002">
                <text:p>66.1755816602002</text:p>
              </table:table-cell>
              <table:table-cell office:value-type="float" office:value="-31.4166666666667">
                <text:p>-31.4166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72">
                <text:p>72</text:p>
              </table:table-cell>
              <table:table-cell office:value-type="float" office:value="17.1826198305853">
                <text:p>17.1826198305853</text:p>
              </table:table-cell>
              <table:table-cell office:value-type="float" office:value="82.8333333333333">
                <text:p>82.8333333333333</text:p>
              </table:table-cell>
              <table:table-cell office:value-type="float" office:value="65.650713502748">
                <text:p>65.650713502748</text:p>
              </table:table-cell>
              <table:table-cell office:value-type="float" office:value="-27.75">
                <text:p>-27.75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88">
                <text:p>88</text:p>
              </table:table-cell>
              <table:table-cell office:value-type="float" office:value="15.0635019470604">
                <text:p>15.0635019470604</text:p>
              </table:table-cell>
              <table:table-cell office:value-type="float" office:value="81">
                <text:p>81</text:p>
              </table:table-cell>
              <table:table-cell office:value-type="float" office:value="65.9364980529397">
                <text:p>65.9364980529397</text:p>
              </table:table-cell>
              <table:table-cell office:value-type="float" office:value="-25.3333333333333">
                <text:p>-25.3333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1">
                <text:p>71</text:p>
              </table:table-cell>
              <table:table-cell office:value-type="float" office:value="15.0300204641083">
                <text:p>15.0300204641083</text:p>
              </table:table-cell>
              <table:table-cell office:value-type="float" office:value="79.4166666666667">
                <text:p>79.4166666666667</text:p>
              </table:table-cell>
              <table:table-cell office:value-type="float" office:value="64.3866462025583">
                <text:p>64.3866462025583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53">
                <text:p>53</text:p>
              </table:table-cell>
              <table:table-cell office:value-type="float" office:value="16.8493772926929">
                <text:p>16.8493772926929</text:p>
              </table:table-cell>
              <table:table-cell office:value-type="float" office:value="77.5833333333333">
                <text:p>77.5833333333333</text:p>
              </table:table-cell>
              <table:table-cell office:value-type="float" office:value="60.7339560406404">
                <text:p>60.7339560406404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83">
                <text:p>83</text:p>
              </table:table-cell>
              <table:table-cell office:value-type="float" office:value="13.6203946901384">
                <text:p>13.6203946901384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61.7129386431949">
                <text:p>61.7129386431949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1">
                <text:p>61</text:p>
              </table:table-cell>
              <table:table-cell office:value-type="float" office:value="14.2030726509186">
                <text:p>14.2030726509186</text:p>
              </table:table-cell>
              <table:table-cell office:value-type="float" office:value="74.5">
                <text:p>74.5</text:p>
              </table:table-cell>
              <table:table-cell office:value-type="float" office:value="60.2969273490814">
                <text:p>60.2969273490814</text:p>
              </table:table-cell>
              <table:table-cell office:value-type="float" office:value="-19.0833333333333">
                <text:p>-19.083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95">
                <text:p>95</text:p>
              </table:table-cell>
              <table:table-cell office:value-type="float" office:value="12.1987952708702">
                <text:p>12.1987952708702</text:p>
              </table:table-cell>
              <table:table-cell office:value-type="float" office:value="73.5833333333333">
                <text:p>73.5833333333333</text:p>
              </table:table-cell>
              <table:table-cell office:value-type="float" office:value="61.3845380624631">
                <text:p>61.3845380624631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8">
                <text:p>78</text:p>
              </table:table-cell>
              <table:table-cell office:value-type="float" office:value="11.8510324316901">
                <text:p>11.8510324316901</text:p>
              </table:table-cell>
              <table:table-cell office:value-type="float" office:value="73.0833333333333">
                <text:p>73.0833333333333</text:p>
              </table:table-cell>
              <table:table-cell office:value-type="float" office:value="61.2323009016433">
                <text:p>61.2323009016433</text:p>
              </table:table-cell>
              <table:table-cell office:value-type="float" office:value="-16.3333333333333">
                <text:p>-16.333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7">
                <text:p>47</text:p>
              </table:table-cell>
              <table:table-cell office:value-type="float" office:value="13.9642400437689">
                <text:p>13.9642400437689</text:p>
              </table:table-cell>
              <table:table-cell office:value-type="float" office:value="71.5">
                <text:p>71.5</text:p>
              </table:table-cell>
              <table:table-cell office:value-type="float" office:value="57.5357599562311">
                <text:p>57.5357599562311</text:p>
              </table:table-cell>
              <table:table-cell office:value-type="float" office:value="-13.8333333333333">
                <text:p>-13.8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71">
                <text:p>71</text:p>
              </table:table-cell>
              <table:table-cell office:value-type="float" office:value="13.7672756487215">
                <text:p>13.7672756487215</text:p>
              </table:table-cell>
              <table:table-cell office:value-type="float" office:value="72.0833333333333">
                <text:p>72.0833333333333</text:p>
              </table:table-cell>
              <table:table-cell office:value-type="float" office:value="58.3160576846119">
                <text:p>58.3160576846119</text:p>
              </table:table-cell>
              <table:table-cell office:value-type="float" office:value="-12.0833333333333">
                <text:p>-12.0833333333333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4">
                <text:p>54</text:p>
              </table:table-cell>
              <table:table-cell office:value-type="float" office:value="14.5965957010738">
                <text:p>14.5965957010738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55.5700709655929">
                <text:p>55.5700709655929</text:p>
              </table:table-cell>
              <table:table-cell office:value-type="float" office:value="-14.9166666666667">
                <text:p>-14.916666666666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3">
                <text:p>63</text:p>
              </table:table-cell>
              <table:table-cell office:value-type="float" office:value="14.742229591664">
                <text:p>14.742229591664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54.9244370750027">
                <text:p>54.924437075002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5">
                <text:p>55</text:p>
              </table:table-cell>
              <table:table-cell office:value-type="float" office:value="15.3037428576981">
                <text:p>15.3037428576981</text:p>
              </table:table-cell>
              <table:table-cell office:value-type="float" office:value="68.25">
                <text:p>68.25</text:p>
              </table:table-cell>
              <table:table-cell office:value-type="float" office:value="52.9462571423019">
                <text:p>52.9462571423019</text:p>
              </table:table-cell>
              <table:table-cell office:value-type="float" office:value="-14.5833333333333">
                <text:p>-14.58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81">
                <text:p>81</text:p>
              </table:table-cell>
              <table:table-cell office:value-type="float" office:value="14.5997094201054">
                <text:p>14.5997094201054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53.0669572465612">
                <text:p>53.066957246561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7">
                <text:p>67</text:p>
              </table:table-cell>
              <table:table-cell office:value-type="float" office:value="14.5623008505046">
                <text:p>14.562300850504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52.7710324828288">
                <text:p>52.7710324828288</text:p>
              </table:table-cell>
              <table:table-cell office:value-type="float" office:value="-12.0833333333333">
                <text:p>-12.0833333333333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2">
                <text:p>52</text:p>
              </table:table-cell>
              <table:table-cell office:value-type="float" office:value="14.6543508897528">
                <text:p>14.6543508897528</text:p>
              </table:table-cell>
              <table:table-cell office:value-type="float" office:value="67.25">
                <text:p>67.25</text:p>
              </table:table-cell>
              <table:table-cell office:value-type="float" office:value="52.5956491102472">
                <text:p>52.5956491102472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65">
                <text:p>65</text:p>
              </table:table-cell>
              <table:table-cell office:value-type="float" office:value="13.7914663997178">
                <text:p>13.7914663997178</text:p>
              </table:table-cell>
              <table:table-cell office:value-type="float" office:value="65.75">
                <text:p>65.75</text:p>
              </table:table-cell>
              <table:table-cell office:value-type="float" office:value="51.9585336002822">
                <text:p>51.9585336002822</text:p>
              </table:table-cell>
              <table:table-cell office:value-type="float" office:value="-9.58333333333333">
                <text:p>-9.58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6">
                <text:p>86</text:p>
              </table:table-cell>
              <table:table-cell office:value-type="float" office:value="14.8558732391257">
                <text:p>14.8558732391257</text:p>
              </table:table-cell>
              <table:table-cell office:value-type="float" office:value="67.8333333333333">
                <text:p>67.8333333333333</text:p>
              </table:table-cell>
              <table:table-cell office:value-type="float" office:value="52.9774600942077">
                <text:p>52.9774600942077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8">
                <text:p>48</text:p>
              </table:table-cell>
              <table:table-cell office:value-type="float" office:value="13.1388274925424">
                <text:p>13.1388274925424</text:p>
              </table:table-cell>
              <table:table-cell office:value-type="float" office:value="63.9166666666667">
                <text:p>63.9166666666667</text:p>
              </table:table-cell>
              <table:table-cell office:value-type="float" office:value="50.7778391741243">
                <text:p>50.7778391741243</text:p>
              </table:table-cell>
              <table:table-cell office:value-type="float" office:value="-9.66666666666666">
                <text:p>-9.66666666666666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55">
                <text:p>55</text:p>
              </table:table-cell>
              <table:table-cell office:value-type="float" office:value="12.5625706691816">
                <text:p>12.5625706691816</text:p>
              </table:table-cell>
              <table:table-cell office:value-type="float" office:value="62">
                <text:p>62</text:p>
              </table:table-cell>
              <table:table-cell office:value-type="float" office:value="49.4374293308184">
                <text:p>49.4374293308184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6">
                <text:p>66</text:p>
              </table:table-cell>
              <table:table-cell office:value-type="float" office:value="11.6654761297314">
                <text:p>11.6654761297314</text:p>
              </table:table-cell>
              <table:table-cell office:value-type="float" office:value="63.5833333333333">
                <text:p>63.5833333333333</text:p>
              </table:table-cell>
              <table:table-cell office:value-type="float" office:value="51.9178572036019">
                <text:p>51.9178572036019</text:p>
              </table:table-cell>
              <table:table-cell office:value-type="float" office:value="-7.91666666666667">
                <text:p>-7.9166666666666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8">
                <text:p>48</text:p>
              </table:table-cell>
              <table:table-cell office:value-type="float" office:value="12.212760341197">
                <text:p>12.21276034119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49.4539063254696">
                <text:p>49.4539063254696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0">
                <text:p>40</text:p>
              </table:table-cell>
              <table:table-cell office:value-type="float" office:value="13.6014705087354">
                <text:p>13.6014705087354</text:p>
              </table:table-cell>
              <table:table-cell office:value-type="float" office:value="60.5">
                <text:p>60.5</text:p>
              </table:table-cell>
              <table:table-cell office:value-type="float" office:value="46.8985294912646">
                <text:p>46.8985294912646</text:p>
              </table:table-cell>
              <table:table-cell office:value-type="float" office:value="-9.66666666666666">
                <text:p>-9.66666666666666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4">
                <text:p>54</text:p>
              </table:table-cell>
              <table:table-cell office:value-type="float" office:value="13.6988718845418">
                <text:p>13.6988718845418</text:p>
              </table:table-cell>
              <table:table-cell office:value-type="float" office:value="59.75">
                <text:p>59.75</text:p>
              </table:table-cell>
              <table:table-cell office:value-type="float" office:value="46.0511281154582">
                <text:p>46.0511281154582</text:p>
              </table:table-cell>
              <table:table-cell office:value-type="float" office:value="-9.91666666666666">
                <text:p>-9.91666666666666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8">
                <text:p>58</text:p>
              </table:table-cell>
              <table:table-cell office:value-type="float" office:value="13.6315142892557">
                <text:p>13.6315142892557</text:p>
              </table:table-cell>
              <table:table-cell office:value-type="float" office:value="60">
                <text:p>60</text:p>
              </table:table-cell>
              <table:table-cell office:value-type="float" office:value="46.3684857107443">
                <text:p>46.3684857107443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9">
                <text:p>49</text:p>
              </table:table-cell>
              <table:table-cell office:value-type="float" office:value="12.205314292131">
                <text:p>12.205314292131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45.1280190412023">
                <text:p>45.1280190412023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53">
                <text:p>53</text:p>
              </table:table-cell>
              <table:table-cell office:value-type="float" office:value="11.8615753463429">
                <text:p>11.8615753463429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44.3050913203238">
                <text:p>44.3050913203238</text:p>
              </table:table-cell>
              <table:table-cell office:value-type="float" office:value="-11.1666666666667">
                <text:p>-11.166666666666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8">
                <text:p>38</text:p>
              </table:table-cell>
              <table:table-cell office:value-type="float" office:value="12.9474462206399">
                <text:p>12.9474462206399</text:p>
              </table:table-cell>
              <table:table-cell office:value-type="float" office:value="55">
                <text:p>55</text:p>
              </table:table-cell>
              <table:table-cell office:value-type="float" office:value="42.0525537793601">
                <text:p>42.0525537793601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79">
                <text:p>79</text:p>
              </table:table-cell>
              <table:table-cell office:value-type="float" office:value="14.4714975874732">
                <text:p>14.4714975874732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41.6951690791935">
                <text:p>41.6951690791935</text:p>
              </table:table-cell>
              <table:table-cell office:value-type="float" office:value="-9.58333333333334">
                <text:p>-9.58333333333334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62">
                <text:p>62</text:p>
              </table:table-cell>
              <table:table-cell office:value-type="float" office:value="11.2801783781297">
                <text:p>11.2801783781297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42.886488288537">
                <text:p>42.886488288537</text:p>
              </table:table-cell>
              <table:table-cell office:value-type="float" office:value="-13.6666666666667">
                <text:p>-13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83cm" svg:y="3.19cm" style:legend-expansion="high" chart:style-name="ch2"/>
        <chart:plot-area chart:style-name="ch3" table:cell-range-address="'Editors &gt;5'.A1:'Editors &gt;5'.F159" chart:data-source-has-labels="both" svg:x="0.32cm" svg:y="0.18cm" svg:width="11.243cm" svg:height="8.64cm">
          <chartooo:coordinate-region svg:x="1.333cm" svg:y="0.383cm" svg:width="10.17cm" svg:height="8.235cm"/>
          <chart:axis chart:dimension="x" chart:name="primary-x" chart:style-name="ch4" chartooo:axis-type="auto">
            <chartooo:date-scale/>
            <chart:categories table:cell-range-address="'Editors &gt;5'.A2:'Editors &gt;5'.A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ditors &gt;5'.B2:'Editors &gt;5'.B159" chart:label-cell-address="'Editors &gt;5'.B1:'Editors &gt;5'.B1" chart:class="chart:line">
            <chart:data-point chart:repeated="158"/>
          </chart:series>
          <chart:series chart:style-name="ch8" chart:values-cell-range-address="'Editors &gt;5'.C2:'Editors &gt;5'.C159" chart:label-cell-address="'Editors &gt;5'.C1:'Editors &gt;5'.C1" chart:class="chart:line">
            <chart:data-point chart:repeated="158"/>
          </chart:series>
          <chart:series chart:style-name="ch9" chart:values-cell-range-address="'Editors &gt;5'.D2:'Editors &gt;5'.D159" chart:label-cell-address="'Editors &gt;5'.D1:'Editors &gt;5'.D1" chart:class="chart:line">
            <chart:data-point chart:repeated="158"/>
          </chart:series>
          <chart:series chart:style-name="ch10" chart:values-cell-range-address="'Editors &gt;5'.E2:'Editors &gt;5'.E159" chart:label-cell-address="'Editors &gt;5'.E1:'Editors &gt;5'.E1" chart:class="chart:line">
            <chart:data-point chart:repeated="158"/>
          </chart:series>
          <chart:series chart:style-name="ch11" chart:values-cell-range-address="'Editors &gt;5'.F2:'Editors &gt;5'.F159" chart:label-cell-address="'Editors &gt;5'.F1:'Editors &gt;5'.F1" chart:class="chart:line">
            <chart:data-point chart:repeated="15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ors &gt;5</text:p>
                <draw:g>
                  <svg:desc>'Editors &gt;5'.B1:'Editors &gt;5'.B1</svg:desc>
                </draw:g>
              </table:table-cell>
              <table:table-cell office:value-type="string">
                <text:p>StdDev</text:p>
                <draw:g>
                  <svg:desc>'Editors &gt;5'.C1:'Editors &gt;5'.C1</svg:desc>
                </draw:g>
              </table:table-cell>
              <table:table-cell office:value-type="string">
                <text:p>Mean</text:p>
                <draw:g>
                  <svg:desc>'Editors &gt;5'.D1:'Editors &gt;5'.D1</svg:desc>
                </draw:g>
              </table:table-cell>
              <table:table-cell office:value-type="string">
                <text:p>Mean – 1*StdDev</text:p>
                <draw:g>
                  <svg:desc>'Editors &gt;5'.E1:'Editors &gt;5'.E1</svg:desc>
                </draw:g>
              </table:table-cell>
              <table:table-cell office:value-type="string">
                <text:p>Diff</text:p>
                <draw:g>
                  <svg:desc>'Editors &gt;5'.F1:'Editors &gt;5'.F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87</text:p>
                <draw:g>
                  <svg:desc>'Editors &gt;5'.A2:'Editors &gt;5'.A159</svg:desc>
                </draw:g>
              </table:table-cell>
              <table:table-cell office:value-type="float" office:value="17">
                <text:p>17</text:p>
                <draw:g>
                  <svg:desc>'Editors &gt;5'.B2:'Editors &gt;5'.B159</svg:desc>
                </draw:g>
              </table:table-cell>
              <table:table-cell office:value-type="float" office:value="NaN">
                <text:p>NaN</text:p>
                <draw:g>
                  <svg:desc>'Editors &gt;5'.C2:'Editors &gt;5'.C159</svg:desc>
                </draw:g>
              </table:table-cell>
              <table:table-cell office:value-type="float" office:value="NaN">
                <text:p>NaN</text:p>
                <draw:g>
                  <svg:desc>'Editors &gt;5'.D2:'Editors &gt;5'.D159</svg:desc>
                </draw:g>
              </table:table-cell>
              <table:table-cell office:value-type="float" office:value="NaN">
                <text:p>NaN</text:p>
                <draw:g>
                  <svg:desc>'Editors &gt;5'.E2:'Editors &gt;5'.E159</svg:desc>
                </draw:g>
              </table:table-cell>
              <table:table-cell office:value-type="float" office:value="NaN">
                <text:p>NaN</text:p>
                <draw:g>
                  <svg:desc>'Editors &gt;5'.F2:'Editors &gt;5'.F159</svg:desc>
                </draw:g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91">
                <text:p>91</text:p>
              </table:table-cell>
              <table:table-cell office:value-type="float" office:value="28.2032665204625">
                <text:p>28.2032665204625</text:p>
              </table:table-cell>
              <table:table-cell office:value-type="float" office:value="53.1666666666667">
                <text:p>53.1666666666667</text:p>
              </table:table-cell>
              <table:table-cell office:value-type="float" office:value="24.9634001462041">
                <text:p>24.9634001462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07">
                <text:p>107</text:p>
              </table:table-cell>
              <table:table-cell office:value-type="float" office:value="29.641289793227">
                <text:p>29.641289793227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31.0253768734397">
                <text:p>31.025376873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01">
                <text:p>101</text:p>
              </table:table-cell>
              <table:table-cell office:value-type="float" office:value="29.1791748071162">
                <text:p>29.1791748071162</text:p>
              </table:table-cell>
              <table:table-cell office:value-type="float" office:value="67.1666666666667">
                <text:p>67.1666666666667</text:p>
              </table:table-cell>
              <table:table-cell office:value-type="float" office:value="37.9874918595505">
                <text:p>37.9874918595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151">
                <text:p>151</text:p>
              </table:table-cell>
              <table:table-cell office:value-type="float" office:value="37.6453747812961">
                <text:p>37.6453747812961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37.2712918853706">
                <text:p>37.2712918853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165">
                <text:p>165</text:p>
              </table:table-cell>
              <table:table-cell office:value-type="float" office:value="42.8185035051932">
                <text:p>42.8185035051932</text:p>
              </table:table-cell>
              <table:table-cell office:value-type="float" office:value="86.1666666666667">
                <text:p>86.1666666666667</text:p>
              </table:table-cell>
              <table:table-cell office:value-type="float" office:value="43.3481631614735">
                <text:p>43.3481631614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148">
                <text:p>148</text:p>
              </table:table-cell>
              <table:table-cell office:value-type="float" office:value="43.0950324072487">
                <text:p>43.0950324072487</text:p>
              </table:table-cell>
              <table:table-cell office:value-type="float" office:value="95.5">
                <text:p>95.5</text:p>
              </table:table-cell>
              <table:table-cell office:value-type="float" office:value="52.4049675927513">
                <text:p>52.404967592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156">
                <text:p>156</text:p>
              </table:table-cell>
              <table:table-cell office:value-type="float" office:value="43.3072182380161">
                <text:p>43.3072182380161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61.3594484286506">
                <text:p>61.3594484286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167">
                <text:p>167</text:p>
              </table:table-cell>
              <table:table-cell office:value-type="float" office:value="42.3359579238894">
                <text:p>42.3359579238894</text:p>
              </table:table-cell>
              <table:table-cell office:value-type="float" office:value="114.833333333333">
                <text:p>114.833333333333</text:p>
              </table:table-cell>
              <table:table-cell office:value-type="float" office:value="72.4973754094439">
                <text:p>72.497375409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219">
                <text:p>219</text:p>
              </table:table-cell>
              <table:table-cell office:value-type="float" office:value="46.8456524291759">
                <text:p>46.8456524291759</text:p>
              </table:table-cell>
              <table:table-cell office:value-type="float" office:value="128.833333333333">
                <text:p>128.833333333333</text:p>
              </table:table-cell>
              <table:table-cell office:value-type="float" office:value="81.9876809041574">
                <text:p>81.9876809041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187">
                <text:p>187</text:p>
              </table:table-cell>
              <table:table-cell office:value-type="float" office:value="41.7710208376355">
                <text:p>41.7710208376355</text:p>
              </table:table-cell>
              <table:table-cell office:value-type="float" office:value="140.5">
                <text:p>140.5</text:p>
              </table:table-cell>
              <table:table-cell office:value-type="float" office:value="98.7289791623645">
                <text:p>98.7289791623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208">
                <text:p>208</text:p>
              </table:table-cell>
              <table:table-cell office:value-type="float" office:value="42.1454911496168">
                <text:p>42.1454911496168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108.52117551705">
                <text:p>108.52117551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224">
                <text:p>224</text:p>
              </table:table-cell>
              <table:table-cell office:value-type="float" office:value="44.6956034716724">
                <text:p>44.6956034716724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115.637729861661">
                <text:p>115.637729861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277">
                <text:p>277</text:p>
              </table:table-cell>
              <table:table-cell office:value-type="float" office:value="50.3584123753886">
                <text:p>50.3584123753886</text:p>
              </table:table-cell>
              <table:table-cell office:value-type="float" office:value="175.833333333333">
                <text:p>175.833333333333</text:p>
              </table:table-cell>
              <table:table-cell office:value-type="float" office:value="125.474920957945">
                <text:p>125.474920957945</text:p>
              </table:table-cell>
              <table:table-cell office:value-type="float" office:value="122.666666666667">
                <text:p>122.6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309">
                <text:p>309</text:p>
              </table:table-cell>
              <table:table-cell office:value-type="float" office:value="58.3801543698064">
                <text:p>58.3801543698064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34.28651229686">
                <text:p>134.286512296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320">
                <text:p>320</text:p>
              </table:table-cell>
              <table:table-cell office:value-type="float" office:value="61.2779929847774">
                <text:p>61.2779929847774</text:p>
              </table:table-cell>
              <table:table-cell office:value-type="float" office:value="210.916666666667">
                <text:p>210.916666666667</text:p>
              </table:table-cell>
              <table:table-cell office:value-type="float" office:value="149.638673681889">
                <text:p>149.638673681889</text:p>
              </table:table-cell>
              <table:table-cell office:value-type="float" office:value="143.75">
                <text:p>143.75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378">
                <text:p>378</text:p>
              </table:table-cell>
              <table:table-cell office:value-type="float" office:value="74.6736333330013">
                <text:p>74.6736333330013</text:p>
              </table:table-cell>
              <table:table-cell office:value-type="float" office:value="229.833333333333">
                <text:p>229.833333333333</text:p>
              </table:table-cell>
              <table:table-cell office:value-type="float" office:value="155.159700000332">
                <text:p>155.159700000332</text:p>
              </table:table-cell>
              <table:table-cell office:value-type="float" office:value="154.916666666667">
                <text:p>154.91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387">
                <text:p>387</text:p>
              </table:table-cell>
              <table:table-cell office:value-type="float" office:value="84.0609447022957">
                <text:p>84.0609447022957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64.272388631038">
                <text:p>164.272388631038</text:p>
              </table:table-cell>
              <table:table-cell office:value-type="float" office:value="162.166666666667">
                <text:p>162.16666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418">
                <text:p>418</text:p>
              </table:table-cell>
              <table:table-cell office:value-type="float" office:value="90.6409834389934">
                <text:p>90.6409834389934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180.19234989434">
                <text:p>180.19234989434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432">
                <text:p>432</text:p>
              </table:table-cell>
              <table:table-cell office:value-type="float" office:value="93.8149371062115">
                <text:p>93.8149371062115</text:p>
              </table:table-cell>
              <table:table-cell office:value-type="float" office:value="293.833333333333">
                <text:p>293.833333333333</text:p>
              </table:table-cell>
              <table:table-cell office:value-type="float" office:value="200.018396227122">
                <text:p>200.018396227122</text:p>
              </table:table-cell>
              <table:table-cell office:value-type="float" office:value="189.166666666667">
                <text:p>189.16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407">
                <text:p>407</text:p>
              </table:table-cell>
              <table:table-cell office:value-type="float" office:value="89.8147925995321">
                <text:p>89.8147925995321</text:p>
              </table:table-cell>
              <table:table-cell office:value-type="float" office:value="313.833333333333">
                <text:p>313.833333333333</text:p>
              </table:table-cell>
              <table:table-cell office:value-type="float" office:value="224.018540733801">
                <text:p>224.0185407338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457">
                <text:p>457</text:p>
              </table:table-cell>
              <table:table-cell office:value-type="float" office:value="93.1844049899624">
                <text:p>93.1844049899624</text:p>
              </table:table-cell>
              <table:table-cell office:value-type="float" office:value="333.666666666667">
                <text:p>333.666666666667</text:p>
              </table:table-cell>
              <table:table-cell office:value-type="float" office:value="240.482261676704">
                <text:p>240.482261676704</text:p>
              </table:table-cell>
              <table:table-cell office:value-type="float" office:value="204.833333333333">
                <text:p>204.83333333333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512">
                <text:p>512</text:p>
              </table:table-cell>
              <table:table-cell office:value-type="float" office:value="93.9081998549647">
                <text:p>93.9081998549647</text:p>
              </table:table-cell>
              <table:table-cell office:value-type="float" office:value="360.75">
                <text:p>360.75</text:p>
              </table:table-cell>
              <table:table-cell office:value-type="float" office:value="266.841800145035">
                <text:p>266.841800145035</text:p>
              </table:table-cell>
              <table:table-cell office:value-type="float" office:value="220.25">
                <text:p>220.25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513">
                <text:p>513</text:p>
              </table:table-cell>
              <table:table-cell office:value-type="float" office:value="90.0008417469054">
                <text:p>90.0008417469054</text:p>
              </table:table-cell>
              <table:table-cell office:value-type="float" office:value="386.166666666667">
                <text:p>386.166666666667</text:p>
              </table:table-cell>
              <table:table-cell office:value-type="float" office:value="296.165824919761">
                <text:p>296.165824919761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623">
                <text:p>623</text:p>
              </table:table-cell>
              <table:table-cell office:value-type="float" office:value="97.9920760556534">
                <text:p>97.9920760556534</text:p>
              </table:table-cell>
              <table:table-cell office:value-type="float" office:value="419.416666666667">
                <text:p>419.416666666667</text:p>
              </table:table-cell>
              <table:table-cell office:value-type="float" office:value="321.424590611013">
                <text:p>321.424590611013</text:p>
              </table:table-cell>
              <table:table-cell office:value-type="float" office:value="259.083333333333">
                <text:p>259.08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656">
                <text:p>656</text:p>
              </table:table-cell>
              <table:table-cell office:value-type="float" office:value="108.437665378443">
                <text:p>108.437665378443</text:p>
              </table:table-cell>
              <table:table-cell office:value-type="float" office:value="451">
                <text:p>451</text:p>
              </table:table-cell>
              <table:table-cell office:value-type="float" office:value="342.562334621557">
                <text:p>342.562334621557</text:p>
              </table:table-cell>
              <table:table-cell office:value-type="float" office:value="275.166666666667">
                <text:p>275.16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691">
                <text:p>691</text:p>
              </table:table-cell>
              <table:table-cell office:value-type="float" office:value="118.560175233993">
                <text:p>118.560175233993</text:p>
              </table:table-cell>
              <table:table-cell office:value-type="float" office:value="482.833333333333">
                <text:p>482.833333333333</text:p>
              </table:table-cell>
              <table:table-cell office:value-type="float" office:value="364.27315809934">
                <text:p>364.27315809934</text:p>
              </table:table-cell>
              <table:table-cell office:value-type="float" office:value="290.166666666667">
                <text:p>290.1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727">
                <text:p>727</text:p>
              </table:table-cell>
              <table:table-cell office:value-type="float" office:value="125.741527818704">
                <text:p>125.741527818704</text:p>
              </table:table-cell>
              <table:table-cell office:value-type="float" office:value="516.75">
                <text:p>516.75</text:p>
              </table:table-cell>
              <table:table-cell office:value-type="float" office:value="391.008472181296">
                <text:p>391.008472181296</text:p>
              </table:table-cell>
              <table:table-cell office:value-type="float" office:value="305.833333333333">
                <text:p>305.83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787">
                <text:p>787</text:p>
              </table:table-cell>
              <table:table-cell office:value-type="float" office:value="139.402512911571">
                <text:p>139.402512911571</text:p>
              </table:table-cell>
              <table:table-cell office:value-type="float" office:value="550.833333333333">
                <text:p>550.833333333333</text:p>
              </table:table-cell>
              <table:table-cell office:value-type="float" office:value="411.430820421763">
                <text:p>411.43082042176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697">
                <text:p>697</text:p>
              </table:table-cell>
              <table:table-cell office:value-type="float" office:value="134.933878307679">
                <text:p>134.933878307679</text:p>
              </table:table-cell>
              <table:table-cell office:value-type="float" office:value="576.666666666667">
                <text:p>576.666666666667</text:p>
              </table:table-cell>
              <table:table-cell office:value-type="float" office:value="441.732788358988">
                <text:p>441.732788358988</text:p>
              </table:table-cell>
              <table:table-cell office:value-type="float" office:value="328.333333333333">
                <text:p>328.33333333333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701">
                <text:p>701</text:p>
              </table:table-cell>
              <table:table-cell office:value-type="float" office:value="129.29467752527">
                <text:p>129.29467752527</text:p>
              </table:table-cell>
              <table:table-cell office:value-type="float" office:value="600.25">
                <text:p>600.25</text:p>
              </table:table-cell>
              <table:table-cell office:value-type="float" office:value="470.95532247473">
                <text:p>470.95532247473</text:p>
              </table:table-cell>
              <table:table-cell office:value-type="float" office:value="329.416666666667">
                <text:p>329.41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606">
                <text:p>606</text:p>
              </table:table-cell>
              <table:table-cell office:value-type="float" office:value="117.971587488452">
                <text:p>117.971587488452</text:p>
              </table:table-cell>
              <table:table-cell office:value-type="float" office:value="614.75">
                <text:p>614.75</text:p>
              </table:table-cell>
              <table:table-cell office:value-type="float" office:value="496.778412511548">
                <text:p>496.778412511548</text:p>
              </table:table-cell>
              <table:table-cell office:value-type="float" office:value="320.916666666667">
                <text:p>320.91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577">
                <text:p>577</text:p>
              </table:table-cell>
              <table:table-cell office:value-type="float" office:value="99.5201745954817">
                <text:p>99.5201745954817</text:p>
              </table:table-cell>
              <table:table-cell office:value-type="float" office:value="628.916666666667">
                <text:p>628.916666666667</text:p>
              </table:table-cell>
              <table:table-cell office:value-type="float" office:value="529.396492071185">
                <text:p>529.396492071185</text:p>
              </table:table-cell>
              <table:table-cell office:value-type="float" office:value="315.083333333333">
                <text:p>315.08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577">
                <text:p>577</text:p>
              </table:table-cell>
              <table:table-cell office:value-type="float" office:value="85.7517117065663">
                <text:p>85.7517117065663</text:p>
              </table:table-cell>
              <table:table-cell office:value-type="float" office:value="638.916666666667">
                <text:p>638.916666666667</text:p>
              </table:table-cell>
              <table:table-cell office:value-type="float" office:value="553.1649549601">
                <text:p>553.1649549601</text:p>
              </table:table-cell>
              <table:table-cell office:value-type="float" office:value="305.25">
                <text:p>305.2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607">
                <text:p>607</text:p>
              </table:table-cell>
              <table:table-cell office:value-type="float" office:value="76.8976100034483">
                <text:p>76.8976100034483</text:p>
              </table:table-cell>
              <table:table-cell office:value-type="float" office:value="646.833333333333">
                <text:p>646.833333333333</text:p>
              </table:table-cell>
              <table:table-cell office:value-type="float" office:value="569.935723329885">
                <text:p>569.935723329885</text:p>
              </table:table-cell>
              <table:table-cell office:value-type="float" office:value="286.083333333333">
                <text:p>286.08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619">
                <text:p>619</text:p>
              </table:table-cell>
              <table:table-cell office:value-type="float" office:value="65.3470919340901">
                <text:p>65.3470919340901</text:p>
              </table:table-cell>
              <table:table-cell office:value-type="float" office:value="655.666666666667">
                <text:p>655.666666666667</text:p>
              </table:table-cell>
              <table:table-cell office:value-type="float" office:value="590.319574732577">
                <text:p>590.319574732577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628">
                <text:p>628</text:p>
              </table:table-cell>
              <table:table-cell office:value-type="float" office:value="65.135464901072">
                <text:p>65.135464901072</text:p>
              </table:table-cell>
              <table:table-cell office:value-type="float" office:value="656.083333333333">
                <text:p>656.083333333333</text:p>
              </table:table-cell>
              <table:table-cell office:value-type="float" office:value="590.947868432261">
                <text:p>590.947868432261</text:p>
              </table:table-cell>
              <table:table-cell office:value-type="float" office:value="236.666666666667">
                <text:p>236.6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594">
                <text:p>594</text:p>
              </table:table-cell>
              <table:table-cell office:value-type="float" office:value="67.5566541145394">
                <text:p>67.5566541145394</text:p>
              </table:table-cell>
              <table:table-cell office:value-type="float" office:value="650.916666666667">
                <text:p>650.916666666667</text:p>
              </table:table-cell>
              <table:table-cell office:value-type="float" office:value="583.360012552127">
                <text:p>583.360012552127</text:p>
              </table:table-cell>
              <table:table-cell office:value-type="float" office:value="199.916666666667">
                <text:p>199.91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686">
                <text:p>686</text:p>
              </table:table-cell>
              <table:table-cell office:value-type="float" office:value="67.3018978524785">
                <text:p>67.3018978524785</text:p>
              </table:table-cell>
              <table:table-cell office:value-type="float" office:value="650.5">
                <text:p>650.5</text:p>
              </table:table-cell>
              <table:table-cell office:value-type="float" office:value="583.198102147521">
                <text:p>583.198102147521</text:p>
              </table:table-cell>
              <table:table-cell office:value-type="float" office:value="167.666666666667">
                <text:p>167.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705">
                <text:p>705</text:p>
              </table:table-cell>
              <table:table-cell office:value-type="float" office:value="65.2983827355532">
                <text:p>65.2983827355532</text:p>
              </table:table-cell>
              <table:table-cell office:value-type="float" office:value="648.666666666667">
                <text:p>648.666666666667</text:p>
              </table:table-cell>
              <table:table-cell office:value-type="float" office:value="583.368283931113">
                <text:p>583.368283931113</text:p>
              </table:table-cell>
              <table:table-cell office:value-type="float" office:value="131.916666666667">
                <text:p>131.91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685">
                <text:p>685</text:p>
              </table:table-cell>
              <table:table-cell office:value-type="float" office:value="50.6500172006313">
                <text:p>50.6500172006313</text:p>
              </table:table-cell>
              <table:table-cell office:value-type="float" office:value="640.166666666667">
                <text:p>640.166666666667</text:p>
              </table:table-cell>
              <table:table-cell office:value-type="float" office:value="589.516649466035">
                <text:p>589.516649466035</text:p>
              </table:table-cell>
              <table:table-cell office:value-type="float" office:value="89.3333333333334">
                <text:p>89.3333333333334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642">
                <text:p>642</text:p>
              </table:table-cell>
              <table:table-cell office:value-type="float" office:value="47.4254598546418">
                <text:p>47.4254598546418</text:p>
              </table:table-cell>
              <table:table-cell office:value-type="float" office:value="635.583333333333">
                <text:p>635.583333333333</text:p>
              </table:table-cell>
              <table:table-cell office:value-type="float" office:value="588.157873478692">
                <text:p>588.157873478692</text:p>
              </table:table-cell>
              <table:table-cell office:value-type="float" office:value="58.9166666666666">
                <text:p>58.9166666666666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620">
                <text:p>620</text:p>
              </table:table-cell>
              <table:table-cell office:value-type="float" office:value="42.8078865574458">
                <text:p>42.8078865574458</text:p>
              </table:table-cell>
              <table:table-cell office:value-type="float" office:value="628.833333333333">
                <text:p>628.833333333333</text:p>
              </table:table-cell>
              <table:table-cell office:value-type="float" office:value="586.025446775887">
                <text:p>586.025446775887</text:p>
              </table:table-cell>
              <table:table-cell office:value-type="float" office:value="28.5833333333333">
                <text:p>28.58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90">
                <text:p>590</text:p>
              </table:table-cell>
              <table:table-cell office:value-type="float" office:value="43.8209165498935">
                <text:p>43.8209165498935</text:p>
              </table:table-cell>
              <table:table-cell office:value-type="float" office:value="627.5">
                <text:p>627.5</text:p>
              </table:table-cell>
              <table:table-cell office:value-type="float" office:value="583.679083450107">
                <text:p>583.67908345010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574">
                <text:p>574</text:p>
              </table:table-cell>
              <table:table-cell office:value-type="float" office:value="44.1425892060964">
                <text:p>44.1425892060964</text:p>
              </table:table-cell>
              <table:table-cell office:value-type="float" office:value="627.25">
                <text:p>627.25</text:p>
              </table:table-cell>
              <table:table-cell office:value-type="float" office:value="583.107410793904">
                <text:p>583.107410793904</text:p>
              </table:table-cell>
              <table:table-cell office:value-type="float" office:value="-1.66666666666663">
                <text:p>-1.6666666666666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654">
                <text:p>654</text:p>
              </table:table-cell>
              <table:table-cell office:value-type="float" office:value="41.7031355553934">
                <text:p>41.7031355553934</text:p>
              </table:table-cell>
              <table:table-cell office:value-type="float" office:value="633.666666666667">
                <text:p>633.666666666667</text:p>
              </table:table-cell>
              <table:table-cell office:value-type="float" office:value="591.963531111273">
                <text:p>591.963531111273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664">
                <text:p>664</text:p>
              </table:table-cell>
              <table:table-cell office:value-type="float" office:value="41.635776428306">
                <text:p>41.635776428306</text:p>
              </table:table-cell>
              <table:table-cell office:value-type="float" office:value="638.416666666667">
                <text:p>638.416666666667</text:p>
              </table:table-cell>
              <table:table-cell office:value-type="float" office:value="596.780890238361">
                <text:p>596.780890238361</text:p>
              </table:table-cell>
              <table:table-cell office:value-type="float" office:value="-8.41666666666663">
                <text:p>-8.4166666666666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759">
                <text:p>759</text:p>
              </table:table-cell>
              <table:table-cell office:value-type="float" office:value="53.5969102456363">
                <text:p>53.5969102456363</text:p>
              </table:table-cell>
              <table:table-cell office:value-type="float" office:value="650.083333333333">
                <text:p>650.083333333333</text:p>
              </table:table-cell>
              <table:table-cell office:value-type="float" office:value="596.486423087697">
                <text:p>596.486423087697</text:p>
              </table:table-cell>
              <table:table-cell office:value-type="float" office:value="-5.58333333333337">
                <text:p>-5.5833333333333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703">
                <text:p>703</text:p>
              </table:table-cell>
              <table:table-cell office:value-type="float" office:value="55.1383933774138">
                <text:p>55.1383933774138</text:p>
              </table:table-cell>
              <table:table-cell office:value-type="float" office:value="656.333333333333">
                <text:p>656.333333333333</text:p>
              </table:table-cell>
              <table:table-cell office:value-type="float" office:value="601.19493995592">
                <text:p>601.194939955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666">
                <text:p>666</text:p>
              </table:table-cell>
              <table:table-cell office:value-type="float" office:value="51.5387468245244">
                <text:p>51.5387468245244</text:p>
              </table:table-cell>
              <table:table-cell office:value-type="float" office:value="662.333333333333">
                <text:p>662.333333333333</text:p>
              </table:table-cell>
              <table:table-cell office:value-type="float" office:value="610.794586508809">
                <text:p>610.794586508809</text:p>
              </table:table-cell>
              <table:table-cell office:value-type="float" office:value="11.4166666666666">
                <text:p>11.4166666666666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749">
                <text:p>749</text:p>
              </table:table-cell>
              <table:table-cell office:value-type="float" office:value="57.0796227504469">
                <text:p>57.0796227504469</text:p>
              </table:table-cell>
              <table:table-cell office:value-type="float" office:value="667.583333333333">
                <text:p>667.583333333333</text:p>
              </table:table-cell>
              <table:table-cell office:value-type="float" office:value="610.503710582886">
                <text:p>610.503710582886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700">
                <text:p>700</text:p>
              </table:table-cell>
              <table:table-cell office:value-type="float" office:value="56.7992210787394">
                <text:p>56.7992210787394</text:p>
              </table:table-cell>
              <table:table-cell office:value-type="float" office:value="667.166666666667">
                <text:p>667.166666666667</text:p>
              </table:table-cell>
              <table:table-cell office:value-type="float" office:value="610.367445587927">
                <text:p>610.36744558792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811">
                <text:p>811</text:p>
              </table:table-cell>
              <table:table-cell office:value-type="float" office:value="70.4109151317959">
                <text:p>70.4109151317959</text:p>
              </table:table-cell>
              <table:table-cell office:value-type="float" office:value="677.666666666667">
                <text:p>677.666666666667</text:p>
              </table:table-cell>
              <table:table-cell office:value-type="float" office:value="607.255751534871">
                <text:p>607.25575153487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64">
                <text:p>664</text:p>
              </table:table-cell>
              <table:table-cell office:value-type="float" office:value="69.6804394099494">
                <text:p>69.6804394099494</text:p>
              </table:table-cell>
              <table:table-cell office:value-type="float" office:value="679.5">
                <text:p>679.5</text:p>
              </table:table-cell>
              <table:table-cell office:value-type="float" office:value="609.819560590051">
                <text:p>609.819560590051</text:p>
              </table:table-cell>
              <table:table-cell office:value-type="float" office:value="43.9166666666667">
                <text:p>43.916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47">
                <text:p>647</text:p>
              </table:table-cell>
              <table:table-cell office:value-type="float" office:value="68.0001671120941">
                <text:p>68.0001671120941</text:p>
              </table:table-cell>
              <table:table-cell office:value-type="float" office:value="681.75">
                <text:p>681.75</text:p>
              </table:table-cell>
              <table:table-cell office:value-type="float" office:value="613.749832887906">
                <text:p>613.749832887906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637">
                <text:p>637</text:p>
              </table:table-cell>
              <table:table-cell office:value-type="float" office:value="63.4354838088322">
                <text:p>63.4354838088322</text:p>
              </table:table-cell>
              <table:table-cell office:value-type="float" office:value="685.666666666667">
                <text:p>685.666666666667</text:p>
              </table:table-cell>
              <table:table-cell office:value-type="float" office:value="622.231182857835">
                <text:p>622.231182857835</text:p>
              </table:table-cell>
              <table:table-cell office:value-type="float" office:value="58.1666666666666">
                <text:p>58.1666666666666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77">
                <text:p>577</text:p>
              </table:table-cell>
              <table:table-cell office:value-type="float" office:value="62.9595228313519">
                <text:p>62.9595228313519</text:p>
              </table:table-cell>
              <table:table-cell office:value-type="float" office:value="685.916666666667">
                <text:p>685.916666666667</text:p>
              </table:table-cell>
              <table:table-cell office:value-type="float" office:value="622.957143835315">
                <text:p>622.957143835315</text:p>
              </table:table-cell>
              <table:table-cell office:value-type="float" office:value="58.6666666666666">
                <text:p>58.6666666666666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641">
                <text:p>641</text:p>
              </table:table-cell>
              <table:table-cell office:value-type="float" office:value="63.6665080118601">
                <text:p>63.6665080118601</text:p>
              </table:table-cell>
              <table:table-cell office:value-type="float" office:value="684.833333333333">
                <text:p>684.833333333333</text:p>
              </table:table-cell>
              <table:table-cell office:value-type="float" office:value="621.166825321473">
                <text:p>621.166825321473</text:p>
              </table:table-cell>
              <table:table-cell office:value-type="float" office:value="51.1666666666666">
                <text:p>51.1666666666666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629">
                <text:p>629</text:p>
              </table:table-cell>
              <table:table-cell office:value-type="float" office:value="65.4834584710775">
                <text:p>65.4834584710775</text:p>
              </table:table-cell>
              <table:table-cell office:value-type="float" office:value="681.916666666667">
                <text:p>681.916666666667</text:p>
              </table:table-cell>
              <table:table-cell office:value-type="float" office:value="616.433208195589">
                <text:p>616.43320819558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645">
                <text:p>645</text:p>
              </table:table-cell>
              <table:table-cell office:value-type="float" office:value="61.4276489913627">
                <text:p>61.4276489913627</text:p>
              </table:table-cell>
              <table:table-cell office:value-type="float" office:value="672.416666666667">
                <text:p>672.416666666667</text:p>
              </table:table-cell>
              <table:table-cell office:value-type="float" office:value="610.989017675304">
                <text:p>610.989017675304</text:p>
              </table:table-cell>
              <table:table-cell office:value-type="float" office:value="22.3333333333334">
                <text:p>22.3333333333334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685">
                <text:p>685</text:p>
              </table:table-cell>
              <table:table-cell office:value-type="float" office:value="60.8298047959646">
                <text:p>60.8298047959646</text:p>
              </table:table-cell>
              <table:table-cell office:value-type="float" office:value="670.916666666667">
                <text:p>670.916666666667</text:p>
              </table:table-cell>
              <table:table-cell office:value-type="float" office:value="610.086861870702">
                <text:p>610.086861870702</text:p>
              </table:table-cell>
              <table:table-cell office:value-type="float" office:value="14.5833333333334">
                <text:p>14.5833333333334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618">
                <text:p>618</text:p>
              </table:table-cell>
              <table:table-cell office:value-type="float" office:value="62.730967172715">
                <text:p>62.730967172715</text:p>
              </table:table-cell>
              <table:table-cell office:value-type="float" office:value="666.916666666667">
                <text:p>666.916666666667</text:p>
              </table:table-cell>
              <table:table-cell office:value-type="float" office:value="604.185699493952">
                <text:p>604.185699493952</text:p>
              </table:table-cell>
              <table:table-cell office:value-type="float" office:value="4.58333333333337">
                <text:p>4.5833333333333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671">
                <text:p>671</text:p>
              </table:table-cell>
              <table:table-cell office:value-type="float" office:value="57.2545485820414">
                <text:p>57.2545485820414</text:p>
              </table:table-cell>
              <table:table-cell office:value-type="float" office:value="660.416666666667">
                <text:p>660.416666666667</text:p>
              </table:table-cell>
              <table:table-cell office:value-type="float" office:value="603.162118084625">
                <text:p>603.162118084625</text:p>
              </table:table-cell>
              <table:table-cell office:value-type="float" office:value="-7.16666666666663">
                <text:p>-7.1666666666666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669">
                <text:p>669</text:p>
              </table:table-cell>
              <table:table-cell office:value-type="float" office:value="55.9916119259002">
                <text:p>55.9916119259002</text:p>
              </table:table-cell>
              <table:table-cell office:value-type="float" office:value="657.833333333333">
                <text:p>657.833333333333</text:p>
              </table:table-cell>
              <table:table-cell office:value-type="float" office:value="601.841721407433">
                <text:p>601.841721407433</text:p>
              </table:table-cell>
              <table:table-cell office:value-type="float" office:value="-9.33333333333337">
                <text:p>-9.3333333333333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713">
                <text:p>713</text:p>
              </table:table-cell>
              <table:table-cell office:value-type="float" office:value="34.7310009104607">
                <text:p>34.7310009104607</text:p>
              </table:table-cell>
              <table:table-cell office:value-type="float" office:value="649.666666666667">
                <text:p>649.666666666667</text:p>
              </table:table-cell>
              <table:table-cell office:value-type="float" office:value="614.935665756206">
                <text:p>614.93566575620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671">
                <text:p>671</text:p>
              </table:table-cell>
              <table:table-cell office:value-type="float" office:value="35.0509369606318">
                <text:p>35.0509369606318</text:p>
              </table:table-cell>
              <table:table-cell office:value-type="float" office:value="650.25">
                <text:p>650.25</text:p>
              </table:table-cell>
              <table:table-cell office:value-type="float" office:value="615.199063039368">
                <text:p>615.199063039368</text:p>
              </table:table-cell>
              <table:table-cell office:value-type="float" office:value="-29.25">
                <text:p>-29.2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690">
                <text:p>690</text:p>
              </table:table-cell>
              <table:table-cell office:value-type="float" office:value="36.840771222145">
                <text:p>36.840771222145</text:p>
              </table:table-cell>
              <table:table-cell office:value-type="float" office:value="653.833333333333">
                <text:p>653.833333333333</text:p>
              </table:table-cell>
              <table:table-cell office:value-type="float" office:value="616.992562111188">
                <text:p>616.992562111188</text:p>
              </table:table-cell>
              <table:table-cell office:value-type="float" office:value="-27.9166666666667">
                <text:p>-27.916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93">
                <text:p>593</text:p>
              </table:table-cell>
              <table:table-cell office:value-type="float" office:value="40.6600839182905">
                <text:p>40.6600839182905</text:p>
              </table:table-cell>
              <table:table-cell office:value-type="float" office:value="650.166666666667">
                <text:p>650.166666666667</text:p>
              </table:table-cell>
              <table:table-cell office:value-type="float" office:value="609.506582748376">
                <text:p>609.506582748376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30">
                <text:p>530</text:p>
              </table:table-cell>
              <table:table-cell office:value-type="float" office:value="49.624270088518">
                <text:p>49.624270088518</text:p>
              </table:table-cell>
              <table:table-cell office:value-type="float" office:value="646.25">
                <text:p>646.25</text:p>
              </table:table-cell>
              <table:table-cell office:value-type="float" office:value="596.625729911482">
                <text:p>596.625729911482</text:p>
              </table:table-cell>
              <table:table-cell office:value-type="float" office:value="-39.6666666666666">
                <text:p>-39.6666666666666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573">
                <text:p>573</text:p>
              </table:table-cell>
              <table:table-cell office:value-type="float" office:value="53.9704604951691">
                <text:p>53.9704604951691</text:p>
              </table:table-cell>
              <table:table-cell office:value-type="float" office:value="640.583333333333">
                <text:p>640.583333333333</text:p>
              </table:table-cell>
              <table:table-cell office:value-type="float" office:value="586.612872838164">
                <text:p>586.612872838164</text:p>
              </table:table-cell>
              <table:table-cell office:value-type="float" office:value="-44.25">
                <text:p>-44.25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561">
                <text:p>561</text:p>
              </table:table-cell>
              <table:table-cell office:value-type="float" office:value="58.6630723761214">
                <text:p>58.6630723761214</text:p>
              </table:table-cell>
              <table:table-cell office:value-type="float" office:value="634.916666666667">
                <text:p>634.916666666667</text:p>
              </table:table-cell>
              <table:table-cell office:value-type="float" office:value="576.253594290545">
                <text:p>576.25359429054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596">
                <text:p>596</text:p>
              </table:table-cell>
              <table:table-cell office:value-type="float" office:value="59.5953526762453">
                <text:p>59.5953526762453</text:p>
              </table:table-cell>
              <table:table-cell office:value-type="float" office:value="630.833333333333">
                <text:p>630.833333333333</text:p>
              </table:table-cell>
              <table:table-cell office:value-type="float" office:value="571.237980657088">
                <text:p>571.237980657088</text:p>
              </table:table-cell>
              <table:table-cell office:value-type="float" office:value="-41.5833333333334">
                <text:p>-41.5833333333334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614">
                <text:p>614</text:p>
              </table:table-cell>
              <table:table-cell office:value-type="float" office:value="57.2053054331237">
                <text:p>57.2053054331237</text:p>
              </table:table-cell>
              <table:table-cell office:value-type="float" office:value="624.916666666667">
                <text:p>624.916666666667</text:p>
              </table:table-cell>
              <table:table-cell office:value-type="float" office:value="567.711361233543">
                <text:p>567.71136123354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524">
                <text:p>524</text:p>
              </table:table-cell>
              <table:table-cell office:value-type="float" office:value="64.2416720224686">
                <text:p>64.2416720224686</text:p>
              </table:table-cell>
              <table:table-cell office:value-type="float" office:value="617.083333333333">
                <text:p>617.083333333333</text:p>
              </table:table-cell>
              <table:table-cell office:value-type="float" office:value="552.841661310865">
                <text:p>552.841661310865</text:p>
              </table:table-cell>
              <table:table-cell office:value-type="float" office:value="-49.8333333333334">
                <text:p>-49.8333333333334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620">
                <text:p>620</text:p>
              </table:table-cell>
              <table:table-cell office:value-type="float" office:value="61.9982893214634">
                <text:p>61.9982893214634</text:p>
              </table:table-cell>
              <table:table-cell office:value-type="float" office:value="612.833333333333">
                <text:p>612.833333333333</text:p>
              </table:table-cell>
              <table:table-cell office:value-type="float" office:value="550.83504401187">
                <text:p>550.83504401187</text:p>
              </table:table-cell>
              <table:table-cell office:value-type="float" office:value="-47.5833333333334">
                <text:p>-47.5833333333334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601">
                <text:p>601</text:p>
              </table:table-cell>
              <table:table-cell office:value-type="float" office:value="59.4533175667849">
                <text:p>59.4533175667849</text:p>
              </table:table-cell>
              <table:table-cell office:value-type="float" office:value="607.166666666667">
                <text:p>607.166666666667</text:p>
              </table:table-cell>
              <table:table-cell office:value-type="float" office:value="547.713349099882">
                <text:p>547.713349099882</text:p>
              </table:table-cell>
              <table:table-cell office:value-type="float" office:value="-50.6666666666666">
                <text:p>-50.6666666666666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650">
                <text:p>650</text:p>
              </table:table-cell>
              <table:table-cell office:value-type="float" office:value="51.50897244582">
                <text:p>51.50897244582</text:p>
              </table:table-cell>
              <table:table-cell office:value-type="float" office:value="601.916666666667">
                <text:p>601.916666666667</text:p>
              </table:table-cell>
              <table:table-cell office:value-type="float" office:value="550.407694220847">
                <text:p>550.407694220847</text:p>
              </table:table-cell>
              <table:table-cell office:value-type="float" office:value="-47.75">
                <text:p>-47.75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592">
                <text:p>592</text:p>
              </table:table-cell>
              <table:table-cell office:value-type="float" office:value="46.7008532788181">
                <text:p>46.7008532788181</text:p>
              </table:table-cell>
              <table:table-cell office:value-type="float" office:value="595.333333333333">
                <text:p>595.333333333333</text:p>
              </table:table-cell>
              <table:table-cell office:value-type="float" office:value="548.632480054515">
                <text:p>548.632480054515</text:p>
              </table:table-cell>
              <table:table-cell office:value-type="float" office:value="-54.9166666666667">
                <text:p>-54.916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618">
                <text:p>618</text:p>
              </table:table-cell>
              <table:table-cell office:value-type="float" office:value="37.06341821388">
                <text:p>37.06341821388</text:p>
              </table:table-cell>
              <table:table-cell office:value-type="float" office:value="589.333333333333">
                <text:p>589.333333333333</text:p>
              </table:table-cell>
              <table:table-cell office:value-type="float" office:value="552.269915119453">
                <text:p>552.269915119453</text:p>
              </table:table-cell>
              <table:table-cell office:value-type="float" office:value="-64.5">
                <text:p>-64.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540">
                <text:p>540</text:p>
              </table:table-cell>
              <table:table-cell office:value-type="float" office:value="39.6540914622561">
                <text:p>39.6540914622561</text:p>
              </table:table-cell>
              <table:table-cell office:value-type="float" office:value="584.916666666667">
                <text:p>584.916666666667</text:p>
              </table:table-cell>
              <table:table-cell office:value-type="float" office:value="545.262575204411">
                <text:p>545.262575204411</text:p>
              </table:table-cell>
              <table:table-cell office:value-type="float" office:value="-65.25">
                <text:p>-65.2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505">
                <text:p>505</text:p>
              </table:table-cell>
              <table:table-cell office:value-type="float" office:value="43.2914716214581">
                <text:p>43.2914716214581</text:p>
              </table:table-cell>
              <table:table-cell office:value-type="float" office:value="582.833333333333">
                <text:p>582.833333333333</text:p>
              </table:table-cell>
              <table:table-cell office:value-type="float" office:value="539.541861711875">
                <text:p>539.541861711875</text:p>
              </table:table-cell>
              <table:table-cell office:value-type="float" office:value="-63.4166666666667">
                <text:p>-63.416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524">
                <text:p>524</text:p>
              </table:table-cell>
              <table:table-cell office:value-type="float" office:value="46.4956009649398">
                <text:p>46.4956009649398</text:p>
              </table:table-cell>
              <table:table-cell office:value-type="float" office:value="578.75">
                <text:p>578.75</text:p>
              </table:table-cell>
              <table:table-cell office:value-type="float" office:value="532.25439903506">
                <text:p>532.25439903506</text:p>
              </table:table-cell>
              <table:table-cell office:value-type="float" office:value="-61.8333333333333">
                <text:p>-61.8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508">
                <text:p>508</text:p>
              </table:table-cell>
              <table:table-cell office:value-type="float" office:value="50.665271113157">
                <text:p>50.665271113157</text:p>
              </table:table-cell>
              <table:table-cell office:value-type="float" office:value="574.333333333333">
                <text:p>574.333333333333</text:p>
              </table:table-cell>
              <table:table-cell office:value-type="float" office:value="523.668062220176">
                <text:p>523.668062220176</text:p>
              </table:table-cell>
              <table:table-cell office:value-type="float" office:value="-60.5833333333334">
                <text:p>-60.5833333333334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564">
                <text:p>564</text:p>
              </table:table-cell>
              <table:table-cell office:value-type="float" office:value="50.261739168501">
                <text:p>50.261739168501</text:p>
              </table:table-cell>
              <table:table-cell office:value-type="float" office:value="571.666666666667">
                <text:p>571.666666666667</text:p>
              </table:table-cell>
              <table:table-cell office:value-type="float" office:value="521.404927498166">
                <text:p>521.404927498166</text:p>
              </table:table-cell>
              <table:table-cell office:value-type="float" office:value="-59.1666666666666">
                <text:p>-59.1666666666666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556">
                <text:p>556</text:p>
              </table:table-cell>
              <table:table-cell office:value-type="float" office:value="48.5813906259538">
                <text:p>48.5813906259538</text:p>
              </table:table-cell>
              <table:table-cell office:value-type="float" office:value="566.833333333333">
                <text:p>566.833333333333</text:p>
              </table:table-cell>
              <table:table-cell office:value-type="float" office:value="518.251942707379">
                <text:p>518.251942707379</text:p>
              </table:table-cell>
              <table:table-cell office:value-type="float" office:value="-58.0833333333334">
                <text:p>-58.0833333333334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507">
                <text:p>507</text:p>
              </table:table-cell>
              <table:table-cell office:value-type="float" office:value="50.1660122780233">
                <text:p>50.1660122780233</text:p>
              </table:table-cell>
              <table:table-cell office:value-type="float" office:value="565.416666666667">
                <text:p>565.416666666667</text:p>
              </table:table-cell>
              <table:table-cell office:value-type="float" office:value="515.250654388643">
                <text:p>515.250654388643</text:p>
              </table:table-cell>
              <table:table-cell office:value-type="float" office:value="-51.6666666666666">
                <text:p>-51.6666666666666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590">
                <text:p>590</text:p>
              </table:table-cell>
              <table:table-cell office:value-type="float" office:value="47.8946919308551">
                <text:p>47.8946919308551</text:p>
              </table:table-cell>
              <table:table-cell office:value-type="float" office:value="562.916666666667">
                <text:p>562.916666666667</text:p>
              </table:table-cell>
              <table:table-cell office:value-type="float" office:value="515.021974735812">
                <text:p>515.021974735812</text:p>
              </table:table-cell>
              <table:table-cell office:value-type="float" office:value="-49.9166666666666">
                <text:p>-49.9166666666666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44">
                <text:p>544</text:p>
              </table:table-cell>
              <table:table-cell office:value-type="float" office:value="46.5829335376133">
                <text:p>46.5829335376133</text:p>
              </table:table-cell>
              <table:table-cell office:value-type="float" office:value="558.166666666667">
                <text:p>558.166666666667</text:p>
              </table:table-cell>
              <table:table-cell office:value-type="float" office:value="511.583733129053">
                <text:p>511.58373312905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552">
                <text:p>552</text:p>
              </table:table-cell>
              <table:table-cell office:value-type="float" office:value="36.5239647354993">
                <text:p>36.5239647354993</text:p>
              </table:table-cell>
              <table:table-cell office:value-type="float" office:value="550">
                <text:p>550</text:p>
              </table:table-cell>
              <table:table-cell office:value-type="float" office:value="513.476035264501">
                <text:p>513.476035264501</text:p>
              </table:table-cell>
              <table:table-cell office:value-type="float" office:value="-51.9166666666666">
                <text:p>-51.916666666666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28">
                <text:p>528</text:p>
              </table:table-cell>
              <table:table-cell office:value-type="float" office:value="34.4471488022748">
                <text:p>34.4471488022748</text:p>
              </table:table-cell>
              <table:table-cell office:value-type="float" office:value="544.666666666667">
                <text:p>544.666666666667</text:p>
              </table:table-cell>
              <table:table-cell office:value-type="float" office:value="510.219517864392">
                <text:p>510.219517864392</text:p>
              </table:table-cell>
              <table:table-cell office:value-type="float" office:value="-50.6666666666666">
                <text:p>-50.666666666666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536">
                <text:p>536</text:p>
              </table:table-cell>
              <table:table-cell office:value-type="float" office:value="25.5657204202436">
                <text:p>25.5657204202436</text:p>
              </table:table-cell>
              <table:table-cell office:value-type="float" office:value="537.833333333333">
                <text:p>537.833333333333</text:p>
              </table:table-cell>
              <table:table-cell office:value-type="float" office:value="512.26761291309">
                <text:p>512.26761291309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483">
                <text:p>483</text:p>
              </table:table-cell>
              <table:table-cell office:value-type="float" office:value="30.0316751972233">
                <text:p>30.0316751972233</text:p>
              </table:table-cell>
              <table:table-cell office:value-type="float" office:value="533.083333333333">
                <text:p>533.083333333333</text:p>
              </table:table-cell>
              <table:table-cell office:value-type="float" office:value="503.05165813611">
                <text:p>503.05165813611</text:p>
              </table:table-cell>
              <table:table-cell office:value-type="float" office:value="-51.8333333333334">
                <text:p>-51.8333333333334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490">
                <text:p>490</text:p>
              </table:table-cell>
              <table:table-cell office:value-type="float" office:value="31.5791454007613">
                <text:p>31.5791454007613</text:p>
              </table:table-cell>
              <table:table-cell office:value-type="float" office:value="531.833333333333">
                <text:p>531.833333333333</text:p>
              </table:table-cell>
              <table:table-cell office:value-type="float" office:value="500.254187932572">
                <text:p>500.25418793257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77">
                <text:p>477</text:p>
              </table:table-cell>
              <table:table-cell office:value-type="float" office:value="35.3307960781405">
                <text:p>35.3307960781405</text:p>
              </table:table-cell>
              <table:table-cell office:value-type="float" office:value="527.916666666667">
                <text:p>527.916666666667</text:p>
              </table:table-cell>
              <table:table-cell office:value-type="float" office:value="492.585870588526">
                <text:p>492.585870588526</text:p>
              </table:table-cell>
              <table:table-cell office:value-type="float" office:value="-50.8333333333334">
                <text:p>-50.8333333333334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511">
                <text:p>511</text:p>
              </table:table-cell>
              <table:table-cell office:value-type="float" office:value="35.1873772133064">
                <text:p>35.1873772133064</text:p>
              </table:table-cell>
              <table:table-cell office:value-type="float" office:value="528.166666666667">
                <text:p>528.166666666667</text:p>
              </table:table-cell>
              <table:table-cell office:value-type="float" office:value="492.97928945336">
                <text:p>492.97928945336</text:p>
              </table:table-cell>
              <table:table-cell office:value-type="float" office:value="-46.1666666666666">
                <text:p>-46.166666666666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579">
                <text:p>579</text:p>
              </table:table-cell>
              <table:table-cell office:value-type="float" office:value="36.8052820649263">
                <text:p>36.8052820649263</text:p>
              </table:table-cell>
              <table:table-cell office:value-type="float" office:value="529.416666666667">
                <text:p>529.416666666667</text:p>
              </table:table-cell>
              <table:table-cell office:value-type="float" office:value="492.61138460174">
                <text:p>492.61138460174</text:p>
              </table:table-cell>
              <table:table-cell office:value-type="float" office:value="-42.25">
                <text:p>-42.2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41">
                <text:p>641</text:p>
              </table:table-cell>
              <table:table-cell office:value-type="float" office:value="48.6574295924626">
                <text:p>48.6574295924626</text:p>
              </table:table-cell>
              <table:table-cell office:value-type="float" office:value="536.5">
                <text:p>536.5</text:p>
              </table:table-cell>
              <table:table-cell office:value-type="float" office:value="487.842570407537">
                <text:p>487.842570407537</text:p>
              </table:table-cell>
              <table:table-cell office:value-type="float" office:value="-30.3333333333333">
                <text:p>-30.3333333333333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503">
                <text:p>503</text:p>
              </table:table-cell>
              <table:table-cell office:value-type="float" office:value="48.8910353064172">
                <text:p>48.8910353064172</text:p>
              </table:table-cell>
              <table:table-cell office:value-type="float" office:value="536.166666666667">
                <text:p>536.166666666667</text:p>
              </table:table-cell>
              <table:table-cell office:value-type="float" office:value="487.275631360249">
                <text:p>487.275631360249</text:p>
              </table:table-cell>
              <table:table-cell office:value-type="float" office:value="-29.25">
                <text:p>-29.2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540">
                <text:p>540</text:p>
              </table:table-cell>
              <table:table-cell office:value-type="float" office:value="45.9268192592599">
                <text:p>45.9268192592599</text:p>
              </table:table-cell>
              <table:table-cell office:value-type="float" office:value="532">
                <text:p>532</text:p>
              </table:table-cell>
              <table:table-cell office:value-type="float" office:value="486.07318074074">
                <text:p>486.07318074074</text:p>
              </table:table-cell>
              <table:table-cell office:value-type="float" office:value="-30.9166666666666">
                <text:p>-30.9166666666666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79">
                <text:p>479</text:p>
              </table:table-cell>
              <table:table-cell office:value-type="float" office:value="48.1615809415335">
                <text:p>48.1615809415335</text:p>
              </table:table-cell>
              <table:table-cell office:value-type="float" office:value="526.583333333333">
                <text:p>526.583333333333</text:p>
              </table:table-cell>
              <table:table-cell office:value-type="float" office:value="478.4217523918">
                <text:p>478.4217523918</text:p>
              </table:table-cell>
              <table:table-cell office:value-type="float" office:value="-31.5833333333334">
                <text:p>-31.5833333333334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507">
                <text:p>507</text:p>
              </table:table-cell>
              <table:table-cell office:value-type="float" office:value="47.7528358669235">
                <text:p>47.7528358669235</text:p>
              </table:table-cell>
              <table:table-cell office:value-type="float" office:value="522.833333333333">
                <text:p>522.833333333333</text:p>
              </table:table-cell>
              <table:table-cell office:value-type="float" office:value="475.08049746641">
                <text:p>475.08049746641</text:p>
              </table:table-cell>
              <table:table-cell office:value-type="float" office:value="-27.1666666666667">
                <text:p>-27.166666666666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19">
                <text:p>519</text:p>
              </table:table-cell>
              <table:table-cell office:value-type="float" office:value="47.7349849468792">
                <text:p>47.7349849468792</text:p>
              </table:table-cell>
              <table:table-cell office:value-type="float" office:value="522.083333333333">
                <text:p>522.083333333333</text:p>
              </table:table-cell>
              <table:table-cell office:value-type="float" office:value="474.348348386454">
                <text:p>474.348348386454</text:p>
              </table:table-cell>
              <table:table-cell office:value-type="float" office:value="-22.5833333333334">
                <text:p>-22.5833333333334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551">
                <text:p>551</text:p>
              </table:table-cell>
              <table:table-cell office:value-type="float" office:value="48.3252866865095">
                <text:p>48.3252866865095</text:p>
              </table:table-cell>
              <table:table-cell office:value-type="float" office:value="523.333333333333">
                <text:p>523.333333333333</text:p>
              </table:table-cell>
              <table:table-cell office:value-type="float" office:value="475.008046646824">
                <text:p>475.00804664682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23">
                <text:p>423</text:p>
              </table:table-cell>
              <table:table-cell office:value-type="float" office:value="55.4556880160488">
                <text:p>55.4556880160488</text:p>
              </table:table-cell>
              <table:table-cell office:value-type="float" office:value="518.333333333333">
                <text:p>518.333333333333</text:p>
              </table:table-cell>
              <table:table-cell office:value-type="float" office:value="462.877645317284">
                <text:p>462.877645317284</text:p>
              </table:table-cell>
              <table:table-cell office:value-type="float" office:value="-14.75">
                <text:p>-14.75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12">
                <text:p>412</text:p>
              </table:table-cell>
              <table:table-cell office:value-type="float" office:value="63.1201355761497">
                <text:p>63.1201355761497</text:p>
              </table:table-cell>
              <table:table-cell office:value-type="float" office:value="511.833333333333">
                <text:p>511.833333333333</text:p>
              </table:table-cell>
              <table:table-cell office:value-type="float" office:value="448.713197757184">
                <text:p>448.71319775718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42">
                <text:p>442</text:p>
              </table:table-cell>
              <table:table-cell office:value-type="float" office:value="65.6346060790458">
                <text:p>65.6346060790458</text:p>
              </table:table-cell>
              <table:table-cell office:value-type="float" office:value="508.916666666667">
                <text:p>508.916666666667</text:p>
              </table:table-cell>
              <table:table-cell office:value-type="float" office:value="443.282060587621">
                <text:p>443.28206058762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10">
                <text:p>410</text:p>
              </table:table-cell>
              <table:table-cell office:value-type="float" office:value="71.5522695148608">
                <text:p>71.5522695148608</text:p>
              </table:table-cell>
              <table:table-cell office:value-type="float" office:value="500.5">
                <text:p>500.5</text:p>
              </table:table-cell>
              <table:table-cell office:value-type="float" office:value="428.947730485139">
                <text:p>428.947730485139</text:p>
              </table:table-cell>
              <table:table-cell office:value-type="float" office:value="-27.6666666666666">
                <text:p>-27.666666666666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84">
                <text:p>484</text:p>
              </table:table-cell>
              <table:table-cell office:value-type="float" office:value="67.2004577004615">
                <text:p>67.2004577004615</text:p>
              </table:table-cell>
              <table:table-cell office:value-type="float" office:value="492.583333333333">
                <text:p>492.583333333333</text:p>
              </table:table-cell>
              <table:table-cell office:value-type="float" office:value="425.382875632872">
                <text:p>425.382875632872</text:p>
              </table:table-cell>
              <table:table-cell office:value-type="float" office:value="-36.8333333333333">
                <text:p>-36.83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40">
                <text:p>440</text:p>
              </table:table-cell>
              <table:table-cell office:value-type="float" office:value="49.585249517341">
                <text:p>49.585249517341</text:p>
              </table:table-cell>
              <table:table-cell office:value-type="float" office:value="475.833333333333">
                <text:p>475.833333333333</text:p>
              </table:table-cell>
              <table:table-cell office:value-type="float" office:value="426.248083815992">
                <text:p>426.248083815992</text:p>
              </table:table-cell>
              <table:table-cell office:value-type="float" office:value="-60.6666666666667">
                <text:p>-60.66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15">
                <text:p>415</text:p>
              </table:table-cell>
              <table:table-cell office:value-type="float" office:value="51.6658846470632">
                <text:p>51.6658846470632</text:p>
              </table:table-cell>
              <table:table-cell office:value-type="float" office:value="468.5">
                <text:p>468.5</text:p>
              </table:table-cell>
              <table:table-cell office:value-type="float" office:value="416.834115352937">
                <text:p>416.834115352937</text:p>
              </table:table-cell>
              <table:table-cell office:value-type="float" office:value="-67.6666666666666">
                <text:p>-67.6666666666666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520">
                <text:p>520</text:p>
              </table:table-cell>
              <table:table-cell office:value-type="float" office:value="49.4236478792993">
                <text:p>49.4236478792993</text:p>
              </table:table-cell>
              <table:table-cell office:value-type="float" office:value="466.833333333333">
                <text:p>466.833333333333</text:p>
              </table:table-cell>
              <table:table-cell office:value-type="float" office:value="417.409685454034">
                <text:p>417.409685454034</text:p>
              </table:table-cell>
              <table:table-cell office:value-type="float" office:value="-65.1666666666667">
                <text:p>-65.16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7">
                <text:p>417</text:p>
              </table:table-cell>
              <table:table-cell office:value-type="float" office:value="51.2433292037001">
                <text:p>51.2433292037001</text:p>
              </table:table-cell>
              <table:table-cell office:value-type="float" office:value="461.666666666667">
                <text:p>461.666666666667</text:p>
              </table:table-cell>
              <table:table-cell office:value-type="float" office:value="410.423337462967">
                <text:p>410.423337462967</text:p>
              </table:table-cell>
              <table:table-cell office:value-type="float" office:value="-64.9166666666666">
                <text:p>-64.9166666666666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42">
                <text:p>442</text:p>
              </table:table-cell>
              <table:table-cell office:value-type="float" office:value="49.418665961907">
                <text:p>49.418665961907</text:p>
              </table:table-cell>
              <table:table-cell office:value-type="float" office:value="456.25">
                <text:p>456.25</text:p>
              </table:table-cell>
              <table:table-cell office:value-type="float" office:value="406.831334038093">
                <text:p>406.831334038093</text:p>
              </table:table-cell>
              <table:table-cell office:value-type="float" office:value="-66.5833333333333">
                <text:p>-66.58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07">
                <text:p>407</text:p>
              </table:table-cell>
              <table:table-cell office:value-type="float" office:value="47.0076557272291">
                <text:p>47.0076557272291</text:p>
              </table:table-cell>
              <table:table-cell office:value-type="float" office:value="446.916666666667">
                <text:p>446.916666666667</text:p>
              </table:table-cell>
              <table:table-cell office:value-type="float" office:value="399.909010939438">
                <text:p>399.909010939438</text:p>
              </table:table-cell>
              <table:table-cell office:value-type="float" office:value="-75.1666666666666">
                <text:p>-75.1666666666666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15">
                <text:p>415</text:p>
              </table:table-cell>
              <table:table-cell office:value-type="float" office:value="34.3126224676293">
                <text:p>34.3126224676293</text:p>
              </table:table-cell>
              <table:table-cell office:value-type="float" office:value="435.583333333333">
                <text:p>435.583333333333</text:p>
              </table:table-cell>
              <table:table-cell office:value-type="float" office:value="401.270710865704">
                <text:p>401.270710865704</text:p>
              </table:table-cell>
              <table:table-cell office:value-type="float" office:value="-87.75">
                <text:p>-87.7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380">
                <text:p>380</text:p>
              </table:table-cell>
              <table:table-cell office:value-type="float" office:value="37.8129366992063">
                <text:p>37.8129366992063</text:p>
              </table:table-cell>
              <table:table-cell office:value-type="float" office:value="432">
                <text:p>432</text:p>
              </table:table-cell>
              <table:table-cell office:value-type="float" office:value="394.187063300794">
                <text:p>394.187063300794</text:p>
              </table:table-cell>
              <table:table-cell office:value-type="float" office:value="-86.3333333333333">
                <text:p>-86.3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57">
                <text:p>357</text:p>
              </table:table-cell>
              <table:table-cell office:value-type="float" office:value="43.3808888238993">
                <text:p>43.3808888238993</text:p>
              </table:table-cell>
              <table:table-cell office:value-type="float" office:value="427.416666666667">
                <text:p>427.416666666667</text:p>
              </table:table-cell>
              <table:table-cell office:value-type="float" office:value="384.035777842767">
                <text:p>384.035777842767</text:p>
              </table:table-cell>
              <table:table-cell office:value-type="float" office:value="-84.4166666666667">
                <text:p>-84.4166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69">
                <text:p>369</text:p>
              </table:table-cell>
              <table:table-cell office:value-type="float" office:value="46.1781792887533">
                <text:p>46.1781792887533</text:p>
              </table:table-cell>
              <table:table-cell office:value-type="float" office:value="421.333333333333">
                <text:p>421.333333333333</text:p>
              </table:table-cell>
              <table:table-cell office:value-type="float" office:value="375.15515404458">
                <text:p>375.15515404458</text:p>
              </table:table-cell>
              <table:table-cell office:value-type="float" office:value="-87.5833333333333">
                <text:p>-87.583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77">
                <text:p>377</text:p>
              </table:table-cell>
              <table:table-cell office:value-type="float" office:value="47.866211908028">
                <text:p>47.866211908028</text:p>
              </table:table-cell>
              <table:table-cell office:value-type="float" office:value="418.583333333333">
                <text:p>418.583333333333</text:p>
              </table:table-cell>
              <table:table-cell office:value-type="float" office:value="370.717121425305">
                <text:p>370.717121425305</text:p>
              </table:table-cell>
              <table:table-cell office:value-type="float" office:value="-81.9166666666667">
                <text:p>-81.91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08">
                <text:p>408</text:p>
              </table:table-cell>
              <table:table-cell office:value-type="float" office:value="43.2269381499336">
                <text:p>43.2269381499336</text:p>
              </table:table-cell>
              <table:table-cell office:value-type="float" office:value="412.25">
                <text:p>412.25</text:p>
              </table:table-cell>
              <table:table-cell office:value-type="float" office:value="369.023061850066">
                <text:p>369.023061850066</text:p>
              </table:table-cell>
              <table:table-cell office:value-type="float" office:value="-80.3333333333333">
                <text:p>-80.3333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81">
                <text:p>381</text:p>
              </table:table-cell>
              <table:table-cell office:value-type="float" office:value="43.138957995873">
                <text:p>43.138957995873</text:p>
              </table:table-cell>
              <table:table-cell office:value-type="float" office:value="407.333333333333">
                <text:p>407.333333333333</text:p>
              </table:table-cell>
              <table:table-cell office:value-type="float" office:value="364.19437533746">
                <text:p>364.19437533746</text:p>
              </table:table-cell>
              <table:table-cell office:value-type="float" office:value="-68.5">
                <text:p>-68.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50">
                <text:p>350</text:p>
              </table:table-cell>
              <table:table-cell office:value-type="float" office:value="46.0700224625186">
                <text:p>46.0700224625186</text:p>
              </table:table-cell>
              <table:table-cell office:value-type="float" office:value="401.916666666667">
                <text:p>401.916666666667</text:p>
              </table:table-cell>
              <table:table-cell office:value-type="float" office:value="355.846644204148">
                <text:p>355.846644204148</text:p>
              </table:table-cell>
              <table:table-cell office:value-type="float" office:value="-66.5833333333334">
                <text:p>-66.5833333333334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17">
                <text:p>417</text:p>
              </table:table-cell>
              <table:table-cell office:value-type="float" office:value="28.1984310760637">
                <text:p>28.198431076063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65.13490225727">
                <text:p>365.13490225727</text:p>
              </table:table-cell>
              <table:table-cell office:value-type="float" office:value="-73.5">
                <text:p>-73.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373">
                <text:p>373</text:p>
              </table:table-cell>
              <table:table-cell office:value-type="float" office:value="27.6975001606917">
                <text:p>27.6975001606917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361.969166505975">
                <text:p>361.969166505975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6">
                <text:p>426</text:p>
              </table:table-cell>
              <table:table-cell office:value-type="float" office:value="25.2238463411595">
                <text:p>25.2238463411595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63.109486992174">
                <text:p>363.109486992174</text:p>
              </table:table-cell>
              <table:table-cell office:value-type="float" office:value="-67.9166666666667">
                <text:p>-67.916666666666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94">
                <text:p>394</text:p>
              </table:table-cell>
              <table:table-cell office:value-type="float" office:value="24.6212214452197">
                <text:p>24.6212214452197</text:p>
              </table:table-cell>
              <table:table-cell office:value-type="float" office:value="387.25">
                <text:p>387.25</text:p>
              </table:table-cell>
              <table:table-cell office:value-type="float" office:value="362.62877855478">
                <text:p>362.62877855478</text:p>
              </table:table-cell>
              <table:table-cell office:value-type="float" office:value="-59.6666666666666">
                <text:p>-59.6666666666666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373">
                <text:p>373</text:p>
              </table:table-cell>
              <table:table-cell office:value-type="float" office:value="23.2657571238388">
                <text:p>23.2657571238388</text:p>
              </table:table-cell>
              <table:table-cell office:value-type="float" office:value="383.75">
                <text:p>383.75</text:p>
              </table:table-cell>
              <table:table-cell office:value-type="float" office:value="360.484242876161">
                <text:p>360.484242876161</text:p>
              </table:table-cell>
              <table:table-cell office:value-type="float" office:value="-51.8333333333333">
                <text:p>-51.8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58">
                <text:p>358</text:p>
              </table:table-cell>
              <table:table-cell office:value-type="float" office:value="24.4259859141609">
                <text:p>24.4259859141609</text:p>
              </table:table-cell>
              <table:table-cell office:value-type="float" office:value="381.916666666667">
                <text:p>381.916666666667</text:p>
              </table:table-cell>
              <table:table-cell office:value-type="float" office:value="357.490680752506">
                <text:p>357.490680752506</text:p>
              </table:table-cell>
              <table:table-cell office:value-type="float" office:value="-50.0833333333334">
                <text:p>-50.0833333333334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35">
                <text:p>335</text:p>
              </table:table-cell>
              <table:table-cell office:value-type="float" office:value="27.1409061727642">
                <text:p>27.1409061727642</text:p>
              </table:table-cell>
              <table:table-cell office:value-type="float" office:value="380.083333333333">
                <text:p>380.083333333333</text:p>
              </table:table-cell>
              <table:table-cell office:value-type="float" office:value="352.942427160569">
                <text:p>352.942427160569</text:p>
              </table:table-cell>
              <table:table-cell office:value-type="float" office:value="-47.3333333333333">
                <text:p>-47.333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351">
                <text:p>351</text:p>
              </table:table-cell>
              <table:table-cell office:value-type="float" office:value="28.282530211272">
                <text:p>28.282530211272</text:p>
              </table:table-cell>
              <table:table-cell office:value-type="float" office:value="378.583333333333">
                <text:p>378.583333333333</text:p>
              </table:table-cell>
              <table:table-cell office:value-type="float" office:value="350.300803122061">
                <text:p>350.300803122061</text:p>
              </table:table-cell>
              <table:table-cell office:value-type="float" office:value="-42.75">
                <text:p>-42.75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77">
                <text:p>377</text:p>
              </table:table-cell>
              <table:table-cell office:value-type="float" office:value="28.282530211272">
                <text:p>28.282530211272</text:p>
              </table:table-cell>
              <table:table-cell office:value-type="float" office:value="378.583333333333">
                <text:p>378.583333333333</text:p>
              </table:table-cell>
              <table:table-cell office:value-type="float" office:value="350.300803122061">
                <text:p>350.30080312206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37">
                <text:p>437</text:p>
              </table:table-cell>
              <table:table-cell office:value-type="float" office:value="32.0170409171571">
                <text:p>32.0170409171571</text:p>
              </table:table-cell>
              <table:table-cell office:value-type="float" office:value="381">
                <text:p>381</text:p>
              </table:table-cell>
              <table:table-cell office:value-type="float" office:value="348.982959082843">
                <text:p>348.982959082843</text:p>
              </table:table-cell>
              <table:table-cell office:value-type="float" office:value="-31.25">
                <text:p>-31.2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92">
                <text:p>392</text:p>
              </table:table-cell>
              <table:table-cell office:value-type="float" office:value="32.1741238019661">
                <text:p>32.1741238019661</text:p>
              </table:table-cell>
              <table:table-cell office:value-type="float" office:value="381.916666666667">
                <text:p>381.916666666667</text:p>
              </table:table-cell>
              <table:table-cell office:value-type="float" office:value="349.742542864701">
                <text:p>349.742542864701</text:p>
              </table:table-cell>
              <table:table-cell office:value-type="float" office:value="-25.4166666666667">
                <text:p>-25.41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61">
                <text:p>361</text:p>
              </table:table-cell>
              <table:table-cell office:value-type="float" office:value="31.327691303769">
                <text:p>31.327691303769</text:p>
              </table:table-cell>
              <table:table-cell office:value-type="float" office:value="382.833333333333">
                <text:p>382.833333333333</text:p>
              </table:table-cell>
              <table:table-cell office:value-type="float" office:value="351.505642029564">
                <text:p>351.505642029564</text:p>
              </table:table-cell>
              <table:table-cell office:value-type="float" office:value="-19.0833333333333">
                <text:p>-19.08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19">
                <text:p>419</text:p>
              </table:table-cell>
              <table:table-cell office:value-type="float" office:value="31.5306488702947">
                <text:p>31.5306488702947</text:p>
              </table:table-cell>
              <table:table-cell office:value-type="float" office:value="383">
                <text:p>383</text:p>
              </table:table-cell>
              <table:table-cell office:value-type="float" office:value="351.469351129705">
                <text:p>351.469351129705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01">
                <text:p>401</text:p>
              </table:table-cell>
              <table:table-cell office:value-type="float" office:value="31.7585588559377">
                <text:p>31.758558855937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353.574774477396">
                <text:p>353.574774477396</text:p>
              </table:table-cell>
              <table:table-cell office:value-type="float" office:value="-4.33333333333331">
                <text:p>-4.33333333333331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88">
                <text:p>388</text:p>
              </table:table-cell>
              <table:table-cell office:value-type="float" office:value="29.1199192473073">
                <text:p>29.1199192473073</text:p>
              </table:table-cell>
              <table:table-cell office:value-type="float" office:value="382.166666666667">
                <text:p>382.166666666667</text:p>
              </table:table-cell>
              <table:table-cell office:value-type="float" office:value="353.046747419359">
                <text:p>353.046747419359</text:p>
              </table:table-cell>
              <table:table-cell office:value-type="float" office:value="-6.16666666666669">
                <text:p>-6.16666666666669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376">
                <text:p>376</text:p>
              </table:table-cell>
              <table:table-cell office:value-type="float" office:value="28.9178564946025">
                <text:p>28.9178564946025</text:p>
              </table:table-cell>
              <table:table-cell office:value-type="float" office:value="380.666666666667">
                <text:p>380.666666666667</text:p>
              </table:table-cell>
              <table:table-cell office:value-type="float" office:value="351.748810172064">
                <text:p>351.748810172064</text:p>
              </table:table-cell>
              <table:table-cell office:value-type="float" office:value="-6.58333333333337">
                <text:p>-6.5833333333333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84">
                <text:p>384</text:p>
              </table:table-cell>
              <table:table-cell office:value-type="float" office:value="28.8269392104404">
                <text:p>28.8269392104404</text:p>
              </table:table-cell>
              <table:table-cell office:value-type="float" office:value="381.583333333333">
                <text:p>381.583333333333</text:p>
              </table:table-cell>
              <table:table-cell office:value-type="float" office:value="352.756394122893">
                <text:p>352.756394122893</text:p>
              </table:table-cell>
              <table:table-cell office:value-type="float" office:value="-2.16666666666669">
                <text:p>-2.16666666666669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322">
                <text:p>322</text:p>
              </table:table-cell>
              <table:table-cell office:value-type="float" office:value="33.0659350481135">
                <text:p>33.0659350481135</text:p>
              </table:table-cell>
              <table:table-cell office:value-type="float" office:value="378.583333333333">
                <text:p>378.583333333333</text:p>
              </table:table-cell>
              <table:table-cell office:value-type="float" office:value="345.51739828522">
                <text:p>345.51739828522</text:p>
              </table:table-cell>
              <table:table-cell office:value-type="float" office:value="-3.33333333333331">
                <text:p>-3.33333333333331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82">
                <text:p>282</text:p>
              </table:table-cell>
              <table:table-cell office:value-type="float" office:value="41.8022037986545">
                <text:p>41.8022037986545</text:p>
              </table:table-cell>
              <table:table-cell office:value-type="float" office:value="374.166666666667">
                <text:p>374.166666666667</text:p>
              </table:table-cell>
              <table:table-cell office:value-type="float" office:value="332.364462868012">
                <text:p>332.364462868012</text:p>
              </table:table-cell>
              <table:table-cell office:value-type="float" office:value="-5.91666666666669">
                <text:p>-5.91666666666669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346">
                <text:p>346</text:p>
              </table:table-cell>
              <table:table-cell office:value-type="float" office:value="42.0781199891129">
                <text:p>42.0781199891129</text:p>
              </table:table-cell>
              <table:table-cell office:value-type="float" office:value="373.75">
                <text:p>373.75</text:p>
              </table:table-cell>
              <table:table-cell office:value-type="float" office:value="331.671880010887">
                <text:p>331.671880010887</text:p>
              </table:table-cell>
              <table:table-cell office:value-type="float" office:value="-4.83333333333331">
                <text:p>-4.83333333333331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372">
                <text:p>372</text:p>
              </table:table-cell>
              <table:table-cell office:value-type="float" office:value="42.0677663977655">
                <text:p>42.0677663977655</text:p>
              </table:table-cell>
              <table:table-cell office:value-type="float" office:value="373.333333333333">
                <text:p>373.333333333333</text:p>
              </table:table-cell>
              <table:table-cell office:value-type="float" office:value="331.265566935568">
                <text:p>331.265566935568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338">
                <text:p>338</text:p>
              </table:table-cell>
              <table:table-cell office:value-type="float" office:value="37.9532208079495">
                <text:p>37.9532208079495</text:p>
              </table:table-cell>
              <table:table-cell office:value-type="float" office:value="365.083333333333">
                <text:p>365.083333333333</text:p>
              </table:table-cell>
              <table:table-cell office:value-type="float" office:value="327.130112525384">
                <text:p>327.130112525384</text:p>
              </table:table-cell>
              <table:table-cell office:value-type="float" office:value="-15.9166666666667">
                <text:p>-15.91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361">
                <text:p>361</text:p>
              </table:table-cell>
              <table:table-cell office:value-type="float" office:value="36.9975429159584">
                <text:p>36.9975429159584</text:p>
              </table:table-cell>
              <table:table-cell office:value-type="float" office:value="362.5">
                <text:p>362.5</text:p>
              </table:table-cell>
              <table:table-cell office:value-type="float" office:value="325.502457084042">
                <text:p>325.502457084042</text:p>
              </table:table-cell>
              <table:table-cell office:value-type="float" office:value="-19.4166666666666">
                <text:p>-19.4166666666666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12">
                <text:p>312</text:p>
              </table:table-cell>
              <table:table-cell office:value-type="float" office:value="39.777696659248">
                <text:p>39.777696659248</text:p>
              </table:table-cell>
              <table:table-cell office:value-type="float" office:value="358.416666666667">
                <text:p>358.416666666667</text:p>
              </table:table-cell>
              <table:table-cell office:value-type="float" office:value="318.638970007419">
                <text:p>318.638970007419</text:p>
              </table:table-cell>
              <table:table-cell office:value-type="float" office:value="-24.4166666666667">
                <text:p>-24.4166666666667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20">
                <text:p>420</text:p>
              </table:table-cell>
              <table:table-cell office:value-type="float" office:value="39.916959257484">
                <text:p>39.916959257484</text:p>
              </table:table-cell>
              <table:table-cell office:value-type="float" office:value="358.5">
                <text:p>358.5</text:p>
              </table:table-cell>
              <table:table-cell office:value-type="float" office:value="318.583040742516">
                <text:p>318.583040742516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351">
                <text:p>351</text:p>
              </table:table-cell>
              <table:table-cell office:value-type="float" office:value="37.6209161681814">
                <text:p>37.6209161681814</text:p>
              </table:table-cell>
              <table:table-cell office:value-type="float" office:value="354.333333333333">
                <text:p>354.333333333333</text:p>
              </table:table-cell>
              <table:table-cell office:value-type="float" office:value="316.712417165152">
                <text:p>316.712417165152</text:p>
              </table:table-cell>
              <table:table-cell office:value-type="float" office:value="-31">
                <text:p>-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83cm" svg:y="3.19cm" style:legend-expansion="high" chart:style-name="ch2"/>
        <chart:plot-area chart:style-name="ch3" table:cell-range-address="'Editors &gt;100'.A1:'Editors &gt;100'.F159" chart:data-source-has-labels="both" svg:x="0.32cm" svg:y="0.18cm" svg:width="11.243cm" svg:height="8.64cm">
          <chartooo:coordinate-region svg:x="1.179cm" svg:y="0.382cm" svg:width="10.33cm" svg:height="8.236cm"/>
          <chart:axis chart:dimension="x" chart:name="primary-x" chart:style-name="ch4" chartooo:axis-type="auto">
            <chartooo:date-scale/>
            <chart:categories table:cell-range-address="'Editors &gt;100'.A2:'Editors &gt;100'.A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ditors &gt;100'.B2:'Editors &gt;100'.B159" chart:label-cell-address="'Editors &gt;100'.B1:'Editors &gt;100'.B1" chart:class="chart:line">
            <chart:data-point chart:repeated="158"/>
          </chart:series>
          <chart:series chart:style-name="ch8" chart:values-cell-range-address="'Editors &gt;100'.C2:'Editors &gt;100'.C159" chart:label-cell-address="'Editors &gt;100'.C1:'Editors &gt;100'.C1" chart:class="chart:line">
            <chart:data-point chart:repeated="158"/>
          </chart:series>
          <chart:series chart:style-name="ch9" chart:values-cell-range-address="'Editors &gt;100'.D2:'Editors &gt;100'.D159" chart:label-cell-address="'Editors &gt;100'.D1:'Editors &gt;100'.D1" chart:class="chart:line">
            <chart:data-point chart:repeated="158"/>
          </chart:series>
          <chart:series chart:style-name="ch10" chart:values-cell-range-address="'Editors &gt;100'.E2:'Editors &gt;100'.E159" chart:label-cell-address="'Editors &gt;100'.E1:'Editors &gt;100'.E1" chart:class="chart:line">
            <chart:data-point chart:repeated="158"/>
          </chart:series>
          <chart:series chart:style-name="ch11" chart:values-cell-range-address="'Editors &gt;100'.F2:'Editors &gt;100'.F159" chart:label-cell-address="'Editors &gt;100'.F1:'Editors &gt;100'.F1" chart:class="chart:line">
            <chart:data-point chart:repeated="15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ors &gt;100</text:p>
                <draw:g>
                  <svg:desc>'Editors &gt;100'.B1:'Editors &gt;100'.B1</svg:desc>
                </draw:g>
              </table:table-cell>
              <table:table-cell office:value-type="string">
                <text:p>StdDev</text:p>
                <draw:g>
                  <svg:desc>'Editors &gt;100'.C1:'Editors &gt;100'.C1</svg:desc>
                </draw:g>
              </table:table-cell>
              <table:table-cell office:value-type="string">
                <text:p>Mean</text:p>
                <draw:g>
                  <svg:desc>'Editors &gt;100'.D1:'Editors &gt;100'.D1</svg:desc>
                </draw:g>
              </table:table-cell>
              <table:table-cell office:value-type="string">
                <text:p>Mean – 1*StdDev</text:p>
                <draw:g>
                  <svg:desc>'Editors &gt;100'.E1:'Editors &gt;100'.E1</svg:desc>
                </draw:g>
              </table:table-cell>
              <table:table-cell office:value-type="string">
                <text:p>Diff</text:p>
                <draw:g>
                  <svg:desc>'Editors &gt;100'.F1:'Editors &gt;100'.F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87</text:p>
                <draw:g>
                  <svg:desc>'Editors &gt;100'.A2:'Editors &gt;100'.A159</svg:desc>
                </draw:g>
              </table:table-cell>
              <table:table-cell office:value-type="float" office:value="6">
                <text:p>6</text:p>
                <draw:g>
                  <svg:desc>'Editors &gt;100'.B2:'Editors &gt;100'.B159</svg:desc>
                </draw:g>
              </table:table-cell>
              <table:table-cell office:value-type="float" office:value="NaN">
                <text:p>NaN</text:p>
                <draw:g>
                  <svg:desc>'Editors &gt;100'.C2:'Editors &gt;100'.C159</svg:desc>
                </draw:g>
              </table:table-cell>
              <table:table-cell office:value-type="float" office:value="NaN">
                <text:p>NaN</text:p>
                <draw:g>
                  <svg:desc>'Editors &gt;100'.D2:'Editors &gt;100'.D159</svg:desc>
                </draw:g>
              </table:table-cell>
              <table:table-cell office:value-type="float" office:value="NaN">
                <text:p>NaN</text:p>
                <draw:g>
                  <svg:desc>'Editors &gt;100'.E2:'Editors &gt;100'.E159</svg:desc>
                </draw:g>
              </table:table-cell>
              <table:table-cell office:value-type="float" office:value="NaN">
                <text:p>NaN</text:p>
                <draw:g>
                  <svg:desc>'Editors &gt;100'.F2:'Editors &gt;100'.F159</svg:desc>
                </draw:g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4">
                <text:p>14</text:p>
              </table:table-cell>
              <table:table-cell office:value-type="float" office:value="5.08935311719625">
                <text:p>5.0893531171962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4.32731354947042">
                <text:p>4.32731354947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22">
                <text:p>22</text:p>
              </table:table-cell>
              <table:table-cell office:value-type="float" office:value="6.10700045402443">
                <text:p>6.10700045402443</text:p>
              </table:table-cell>
              <table:table-cell office:value-type="float" office:value="10.75">
                <text:p>10.75</text:p>
              </table:table-cell>
              <table:table-cell office:value-type="float" office:value="4.64299954597557">
                <text:p>4.64299954597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6">
                <text:p>26</text:p>
              </table:table-cell>
              <table:table-cell office:value-type="float" office:value="7.21740320966683">
                <text:p>7.21740320966683</text:p>
              </table:table-cell>
              <table:table-cell office:value-type="float" office:value="12.5">
                <text:p>12.5</text:p>
              </table:table-cell>
              <table:table-cell office:value-type="float" office:value="5.28259679033317">
                <text:p>5.28259679033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8">
                <text:p>28</text:p>
              </table:table-cell>
              <table:table-cell office:value-type="float" office:value="8.05050346628123">
                <text:p>8.05050346628123</text:p>
              </table:table-cell>
              <table:table-cell office:value-type="float" office:value="14.4166666666667">
                <text:p>14.4166666666667</text:p>
              </table:table-cell>
              <table:table-cell office:value-type="float" office:value="6.36616320038544">
                <text:p>6.36616320038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8">
                <text:p>28</text:p>
              </table:table-cell>
              <table:table-cell office:value-type="float" office:value="8.20707381507323">
                <text:p>8.20707381507323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8.20959285159344">
                <text:p>8.20959285159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34">
                <text:p>34</text:p>
              </table:table-cell>
              <table:table-cell office:value-type="float" office:value="8.47456086285194">
                <text:p>8.47456086285194</text:p>
              </table:table-cell>
              <table:table-cell office:value-type="float" office:value="19">
                <text:p>19</text:p>
              </table:table-cell>
              <table:table-cell office:value-type="float" office:value="10.5254391371481">
                <text:p>10.525439137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31">
                <text:p>31</text:p>
              </table:table-cell>
              <table:table-cell office:value-type="float" office:value="8.49420479806763">
                <text:p>8.4942047980676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2.3391285352657">
                <text:p>12.3391285352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7">
                <text:p>37</text:p>
              </table:table-cell>
              <table:table-cell office:value-type="float" office:value="9.16969646898595">
                <text:p>9.16969646898595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13.7469701976807">
                <text:p>13.7469701976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47">
                <text:p>47</text:p>
              </table:table-cell>
              <table:table-cell office:value-type="float" office:value="10.5485888758984">
                <text:p>10.5485888758984</text:p>
              </table:table-cell>
              <table:table-cell office:value-type="float" office:value="26">
                <text:p>26</text:p>
              </table:table-cell>
              <table:table-cell office:value-type="float" office:value="15.4514111241016">
                <text:p>15.451411124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47">
                <text:p>47</text:p>
              </table:table-cell>
              <table:table-cell office:value-type="float" office:value="10.8498708273277">
                <text:p>10.8498708273277</text:p>
              </table:table-cell>
              <table:table-cell office:value-type="float" office:value="29.0833333333333">
                <text:p>29.0833333333333</text:p>
              </table:table-cell>
              <table:table-cell office:value-type="float" office:value="18.2334625060056">
                <text:p>18.233462506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51">
                <text:p>51</text:p>
              </table:table-cell>
              <table:table-cell office:value-type="float" office:value="11.6852665585965">
                <text:p>11.6852665585965</text:p>
              </table:table-cell>
              <table:table-cell office:value-type="float" office:value="32">
                <text:p>32</text:p>
              </table:table-cell>
              <table:table-cell office:value-type="float" office:value="20.3147334414035">
                <text:p>20.3147334414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48">
                <text:p>48</text:p>
              </table:table-cell>
              <table:table-cell office:value-type="float" office:value="11.7508864913815">
                <text:p>11.7508864913815</text:p>
              </table:table-cell>
              <table:table-cell office:value-type="float" office:value="34.4166666666667">
                <text:p>34.4166666666667</text:p>
              </table:table-cell>
              <table:table-cell office:value-type="float" office:value="22.6657801752851">
                <text:p>22.665780175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60">
                <text:p>60</text:p>
              </table:table-cell>
              <table:table-cell office:value-type="float" office:value="11.9857870375329">
                <text:p>11.9857870375329</text:p>
              </table:table-cell>
              <table:table-cell office:value-type="float" office:value="38.25">
                <text:p>38.25</text:p>
              </table:table-cell>
              <table:table-cell office:value-type="float" office:value="26.2642129624671">
                <text:p>26.2642129624671</text:p>
              </table:table-cell>
              <table:table-cell office:value-type="float" office:value="28.8333333333333">
                <text:p>28.833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68">
                <text:p>68</text:p>
              </table:table-cell>
              <table:table-cell office:value-type="float" office:value="13.5677313259562">
                <text:p>13.5677313259562</text:p>
              </table:table-cell>
              <table:table-cell office:value-type="float" office:value="42.0833333333333">
                <text:p>42.0833333333333</text:p>
              </table:table-cell>
              <table:table-cell office:value-type="float" office:value="28.5156020073771">
                <text:p>28.5156020073771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68">
                <text:p>68</text:p>
              </table:table-cell>
              <table:table-cell office:value-type="float" office:value="14.4313946489988">
                <text:p>14.4313946489988</text:p>
              </table:table-cell>
              <table:table-cell office:value-type="float" office:value="45.5833333333333">
                <text:p>45.5833333333333</text:p>
              </table:table-cell>
              <table:table-cell office:value-type="float" office:value="31.1519386843345">
                <text:p>31.1519386843345</text:p>
              </table:table-cell>
              <table:table-cell office:value-type="float" office:value="33.0833333333333">
                <text:p>33.08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67">
                <text:p>67</text:p>
              </table:table-cell>
              <table:table-cell office:value-type="float" office:value="14.5028732785381">
                <text:p>14.5028732785381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34.3304600547953">
                <text:p>34.3304600547953</text:p>
              </table:table-cell>
              <table:table-cell office:value-type="float" office:value="34.4166666666667">
                <text:p>34.41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74">
                <text:p>74</text:p>
              </table:table-cell>
              <table:table-cell office:value-type="float" office:value="14.5747810420686">
                <text:p>14.574781042068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38.0918856245981">
                <text:p>38.0918856245981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89">
                <text:p>89</text:p>
              </table:table-cell>
              <table:table-cell office:value-type="float" office:value="16.6685604984626">
                <text:p>16.6685604984626</text:p>
              </table:table-cell>
              <table:table-cell office:value-type="float" office:value="57.25">
                <text:p>57.25</text:p>
              </table:table-cell>
              <table:table-cell office:value-type="float" office:value="40.5814395015374">
                <text:p>40.5814395015374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89">
                <text:p>89</text:p>
              </table:table-cell>
              <table:table-cell office:value-type="float" office:value="16.7736716495245">
                <text:p>16.7736716495245</text:p>
              </table:table-cell>
              <table:table-cell office:value-type="float" office:value="62.0833333333333">
                <text:p>62.0833333333333</text:p>
              </table:table-cell>
              <table:table-cell office:value-type="float" office:value="45.3096616838089">
                <text:p>45.3096616838089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81">
                <text:p>81</text:p>
              </table:table-cell>
              <table:table-cell office:value-type="float" office:value="15.5570796511661">
                <text:p>15.5570796511661</text:p>
              </table:table-cell>
              <table:table-cell office:value-type="float" office:value="65.75">
                <text:p>65.75</text:p>
              </table:table-cell>
              <table:table-cell office:value-type="float" office:value="50.1929203488339">
                <text:p>50.1929203488339</text:p>
              </table:table-cell>
              <table:table-cell office:value-type="float" office:value="42.8333333333333">
                <text:p>42.83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86">
                <text:p>86</text:p>
              </table:table-cell>
              <table:table-cell office:value-type="float" office:value="15.3563726777577">
                <text:p>15.3563726777577</text:p>
              </table:table-cell>
              <table:table-cell office:value-type="float" office:value="69">
                <text:p>69</text:p>
              </table:table-cell>
              <table:table-cell office:value-type="float" office:value="53.6436273222424">
                <text:p>53.64362732224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89">
                <text:p>89</text:p>
              </table:table-cell>
              <table:table-cell office:value-type="float" office:value="14.6566770387486">
                <text:p>14.6566770387486</text:p>
              </table:table-cell>
              <table:table-cell office:value-type="float" office:value="72.5">
                <text:p>72.5</text:p>
              </table:table-cell>
              <table:table-cell office:value-type="float" office:value="57.8433229612514">
                <text:p>57.8433229612514</text:p>
              </table:table-cell>
              <table:table-cell office:value-type="float" office:value="43.4166666666667">
                <text:p>43.41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97">
                <text:p>97</text:p>
              </table:table-cell>
              <table:table-cell office:value-type="float" office:value="14.5373083249044">
                <text:p>14.5373083249044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61.796025008429">
                <text:p>61.796025008429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95">
                <text:p>95</text:p>
              </table:table-cell>
              <table:table-cell office:value-type="float" office:value="12.3812541588263">
                <text:p>12.3812541588263</text:p>
              </table:table-cell>
              <table:table-cell office:value-type="float" office:value="80.25">
                <text:p>80.25</text:p>
              </table:table-cell>
              <table:table-cell office:value-type="float" office:value="67.8687458411737">
                <text:p>67.8687458411737</text:p>
              </table:table-cell>
              <table:table-cell office:value-type="float" office:value="45.8333333333333">
                <text:p>45.8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02">
                <text:p>102</text:p>
              </table:table-cell>
              <table:table-cell office:value-type="float" office:value="12.0689308105188">
                <text:p>12.0689308105188</text:p>
              </table:table-cell>
              <table:table-cell office:value-type="float" office:value="83.75">
                <text:p>83.75</text:p>
              </table:table-cell>
              <table:table-cell office:value-type="float" office:value="71.6810691894812">
                <text:p>71.681069189481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11">
                <text:p>111</text:p>
              </table:table-cell>
              <table:table-cell office:value-type="float" office:value="13.2893212996774">
                <text:p>13.2893212996774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74.0440120336559">
                <text:p>74.0440120336559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08">
                <text:p>108</text:p>
              </table:table-cell>
              <table:table-cell office:value-type="float" office:value="13.0128141972954">
                <text:p>13.0128141972954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77.6538524693712">
                <text:p>77.6538524693712</text:p>
              </table:table-cell>
              <table:table-cell office:value-type="float" office:value="45.0833333333333">
                <text:p>45.083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13">
                <text:p>113</text:p>
              </table:table-cell>
              <table:table-cell office:value-type="float" office:value="12.1543108701099">
                <text:p>12.1543108701099</text:p>
              </table:table-cell>
              <table:table-cell office:value-type="float" office:value="94.5">
                <text:p>94.5</text:p>
              </table:table-cell>
              <table:table-cell office:value-type="float" office:value="82.3456891298901">
                <text:p>82.3456891298901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05">
                <text:p>105</text:p>
              </table:table-cell>
              <table:table-cell office:value-type="float" office:value="10.5955250702904">
                <text:p>10.5955250702904</text:p>
              </table:table-cell>
              <table:table-cell office:value-type="float" office:value="97.0833333333333">
                <text:p>97.0833333333333</text:p>
              </table:table-cell>
              <table:table-cell office:value-type="float" office:value="86.487808263043">
                <text:p>86.487808263043</text:p>
              </table:table-cell>
              <table:table-cell office:value-type="float" office:value="44.4166666666667">
                <text:p>44.416666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05">
                <text:p>105</text:p>
              </table:table-cell>
              <table:table-cell office:value-type="float" office:value="10.4920604903581">
                <text:p>10.4920604903581</text:p>
              </table:table-cell>
              <table:table-cell office:value-type="float" office:value="98.4166666666667">
                <text:p>98.4166666666667</text:p>
              </table:table-cell>
              <table:table-cell office:value-type="float" office:value="87.9246061763086">
                <text:p>87.9246061763086</text:p>
              </table:table-cell>
              <table:table-cell office:value-type="float" office:value="41.1666666666667">
                <text:p>41.16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02">
                <text:p>102</text:p>
              </table:table-cell>
              <table:table-cell office:value-type="float" office:value="10.0950032644418">
                <text:p>10.0950032644418</text:p>
              </table:table-cell>
              <table:table-cell office:value-type="float" office:value="99.5">
                <text:p>99.5</text:p>
              </table:table-cell>
              <table:table-cell office:value-type="float" office:value="89.4049967355582">
                <text:p>89.4049967355582</text:p>
              </table:table-cell>
              <table:table-cell office:value-type="float" office:value="37.4166666666667">
                <text:p>37.41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06">
                <text:p>106</text:p>
              </table:table-cell>
              <table:table-cell office:value-type="float" office:value="8.36071259830854">
                <text:p>8.36071259830854</text:p>
              </table:table-cell>
              <table:table-cell office:value-type="float" office:value="101.583333333333">
                <text:p>101.583333333333</text:p>
              </table:table-cell>
              <table:table-cell office:value-type="float" office:value="93.2226207350248">
                <text:p>93.2226207350248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12">
                <text:p>112</text:p>
              </table:table-cell>
              <table:table-cell office:value-type="float" office:value="7.25039183894097">
                <text:p>7.25039183894097</text:p>
              </table:table-cell>
              <table:table-cell office:value-type="float" office:value="103.75">
                <text:p>103.75</text:p>
              </table:table-cell>
              <table:table-cell office:value-type="float" office:value="96.499608161059">
                <text:p>96.49960816105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02">
                <text:p>102</text:p>
              </table:table-cell>
              <table:table-cell office:value-type="float" office:value="5.63807403178415">
                <text:p>5.63807403178415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99.1952593015492">
                <text:p>99.1952593015492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7">
                <text:p>107</text:p>
              </table:table-cell>
              <table:table-cell office:value-type="float" office:value="5.08711980189064">
                <text:p>5.08711980189064</text:p>
              </table:table-cell>
              <table:table-cell office:value-type="float" office:value="105.666666666667">
                <text:p>105.666666666667</text:p>
              </table:table-cell>
              <table:table-cell office:value-type="float" office:value="100.579546864776">
                <text:p>100.579546864776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93">
                <text:p>93</text:p>
              </table:table-cell>
              <table:table-cell office:value-type="float" office:value="5.4855181241984">
                <text:p>5.4855181241984</text:p>
              </table:table-cell>
              <table:table-cell office:value-type="float" office:value="105.5">
                <text:p>105.5</text:p>
              </table:table-cell>
              <table:table-cell office:value-type="float" office:value="100.014481875802">
                <text:p>100.014481875802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87">
                <text:p>87</text:p>
              </table:table-cell>
              <table:table-cell office:value-type="float" office:value="7.64109701786096">
                <text:p>7.64109701786096</text:p>
              </table:table-cell>
              <table:table-cell office:value-type="float" office:value="104.25">
                <text:p>104.25</text:p>
              </table:table-cell>
              <table:table-cell office:value-type="float" office:value="96.608902982139">
                <text:p>96.60890298213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09">
                <text:p>109</text:p>
              </table:table-cell>
              <table:table-cell office:value-type="float" office:value="7.50101003299899">
                <text:p>7.50101003299899</text:p>
              </table:table-cell>
              <table:table-cell office:value-type="float" office:value="104.083333333333">
                <text:p>104.083333333333</text:p>
              </table:table-cell>
              <table:table-cell office:value-type="float" office:value="96.5823233003343">
                <text:p>96.5823233003343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07">
                <text:p>107</text:p>
              </table:table-cell>
              <table:table-cell office:value-type="float" office:value="7.45897872609673">
                <text:p>7.45897872609673</text:p>
              </table:table-cell>
              <table:table-cell office:value-type="float" office:value="104">
                <text:p>104</text:p>
              </table:table-cell>
              <table:table-cell office:value-type="float" office:value="96.5410212739033">
                <text:p>96.5410212739033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4">
                <text:p>114</text:p>
              </table:table-cell>
              <table:table-cell office:value-type="float" office:value="7.57337841429178">
                <text:p>7.57337841429178</text:p>
              </table:table-cell>
              <table:table-cell office:value-type="float" office:value="104.083333333333">
                <text:p>104.083333333333</text:p>
              </table:table-cell>
              <table:table-cell office:value-type="float" office:value="96.5099549190416">
                <text:p>96.5099549190416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03">
                <text:p>103</text:p>
              </table:table-cell>
              <table:table-cell office:value-type="float" office:value="7.57337841429178">
                <text:p>7.57337841429178</text:p>
              </table:table-cell>
              <table:table-cell office:value-type="float" office:value="103.916666666667">
                <text:p>103.916666666667</text:p>
              </table:table-cell>
              <table:table-cell office:value-type="float" office:value="96.3432882523749">
                <text:p>96.3432882523749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92">
                <text:p>92</text:p>
              </table:table-cell>
              <table:table-cell office:value-type="float" office:value="8.2993245435269">
                <text:p>8.2993245435269</text:p>
              </table:table-cell>
              <table:table-cell office:value-type="float" office:value="102.833333333333">
                <text:p>102.833333333333</text:p>
              </table:table-cell>
              <table:table-cell office:value-type="float" office:value="94.5340087898064">
                <text:p>94.5340087898064</text:p>
              </table:table-cell>
              <table:table-cell office:value-type="float" office:value="4.41666666666667">
                <text:p>4.416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5">
                <text:p>95</text:p>
              </table:table-cell>
              <table:table-cell office:value-type="float" office:value="8.6036461615252">
                <text:p>8.6036461615252</text:p>
              </table:table-cell>
              <table:table-cell office:value-type="float" office:value="102.25">
                <text:p>102.25</text:p>
              </table:table-cell>
              <table:table-cell office:value-type="float" office:value="93.6463538384748">
                <text:p>93.6463538384748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3">
                <text:p>93</text:p>
              </table:table-cell>
              <table:table-cell office:value-type="float" office:value="8.9018214002767">
                <text:p>8.9018214002767</text:p>
              </table:table-cell>
              <table:table-cell office:value-type="float" office:value="101.166666666667">
                <text:p>101.166666666667</text:p>
              </table:table-cell>
              <table:table-cell office:value-type="float" office:value="92.26484526639">
                <text:p>92.26484526639</text:p>
              </table:table-cell>
              <table:table-cell office:value-type="float" office:value="-0.416666666666671">
                <text:p>-0.416666666666671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99">
                <text:p>99</text:p>
              </table:table-cell>
              <table:table-cell office:value-type="float" office:value="8.22919783269894">
                <text:p>8.22919783269894</text:p>
              </table:table-cell>
              <table:table-cell office:value-type="float" office:value="100.083333333333">
                <text:p>100.083333333333</text:p>
              </table:table-cell>
              <table:table-cell office:value-type="float" office:value="91.8541355006344">
                <text:p>91.8541355006344</text:p>
              </table:table-cell>
              <table:table-cell office:value-type="float" office:value="-3.66666666666667">
                <text:p>-3.6666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93">
                <text:p>93</text:p>
              </table:table-cell>
              <table:table-cell office:value-type="float" office:value="8.44590630621329">
                <text:p>8.44590630621329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0.88742702712">
                <text:p>90.88742702712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07">
                <text:p>107</text:p>
              </table:table-cell>
              <table:table-cell office:value-type="float" office:value="8.44590630621329">
                <text:p>8.44590630621329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0.88742702712">
                <text:p>90.88742702712</text:p>
              </table:table-cell>
              <table:table-cell office:value-type="float" office:value="-6.33333333333333">
                <text:p>-6.3333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98">
                <text:p>98</text:p>
              </table:table-cell>
              <table:table-cell office:value-type="float" office:value="8.22551462882967">
                <text:p>8.22551462882967</text:p>
              </table:table-cell>
              <table:table-cell office:value-type="float" office:value="99.75">
                <text:p>99.75</text:p>
              </table:table-cell>
              <table:table-cell office:value-type="float" office:value="91.5244853711703">
                <text:p>91.5244853711703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11">
                <text:p>111</text:p>
              </table:table-cell>
              <table:table-cell office:value-type="float" office:value="7.74743359266327">
                <text:p>7.74743359266327</text:p>
              </table:table-cell>
              <table:table-cell office:value-type="float" office:value="101.75">
                <text:p>101.75</text:p>
              </table:table-cell>
              <table:table-cell office:value-type="float" office:value="94.0025664073367">
                <text:p>94.002566407336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0">
                <text:p>110</text:p>
              </table:table-cell>
              <table:table-cell office:value-type="float" office:value="7.83736195567376">
                <text:p>7.83736195567376</text:p>
              </table:table-cell>
              <table:table-cell office:value-type="float" office:value="101.833333333333">
                <text:p>101.833333333333</text:p>
              </table:table-cell>
              <table:table-cell office:value-type="float" office:value="93.9959713776596">
                <text:p>93.9959713776596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5">
                <text:p>95</text:p>
              </table:table-cell>
              <table:table-cell office:value-type="float" office:value="7.88362322485766">
                <text:p>7.88362322485766</text:p>
              </table:table-cell>
              <table:table-cell office:value-type="float" office:value="100.833333333333">
                <text:p>100.833333333333</text:p>
              </table:table-cell>
              <table:table-cell office:value-type="float" office:value="92.9497101084757">
                <text:p>92.9497101084757</text:p>
              </table:table-cell>
              <table:table-cell office:value-type="float" office:value="-3.16666666666667">
                <text:p>-3.1666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06">
                <text:p>106</text:p>
              </table:table-cell>
              <table:table-cell office:value-type="float" office:value="6.95221787153807">
                <text:p>6.95221787153807</text:p>
              </table:table-cell>
              <table:table-cell office:value-type="float" office:value="100.166666666667">
                <text:p>100.166666666667</text:p>
              </table:table-cell>
              <table:table-cell office:value-type="float" office:value="93.2144487951286">
                <text:p>93.2144487951286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90">
                <text:p>90</text:p>
              </table:table-cell>
              <table:table-cell office:value-type="float" office:value="7.46456274470896">
                <text:p>7.46456274470896</text:p>
              </table:table-cell>
              <table:table-cell office:value-type="float" office:value="99.0833333333333">
                <text:p>99.0833333333333</text:p>
              </table:table-cell>
              <table:table-cell office:value-type="float" office:value="91.6187705886244">
                <text:p>91.6187705886244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84">
                <text:p>84</text:p>
              </table:table-cell>
              <table:table-cell office:value-type="float" office:value="8.44725165992233">
                <text:p>8.44725165992233</text:p>
              </table:table-cell>
              <table:table-cell office:value-type="float" office:value="98.4166666666667">
                <text:p>98.4166666666667</text:p>
              </table:table-cell>
              <table:table-cell office:value-type="float" office:value="89.9694150067443">
                <text:p>89.9694150067443</text:p>
              </table:table-cell>
              <table:table-cell office:value-type="float" office:value="-4.41666666666667">
                <text:p>-4.41666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80">
                <text:p>80</text:p>
              </table:table-cell>
              <table:table-cell office:value-type="float" office:value="9.97117056439426">
                <text:p>9.97117056439426</text:p>
              </table:table-cell>
              <table:table-cell office:value-type="float" office:value="97.1666666666667">
                <text:p>97.1666666666667</text:p>
              </table:table-cell>
              <table:table-cell office:value-type="float" office:value="87.1954961022724">
                <text:p>87.1954961022724</text:p>
              </table:table-cell>
              <table:table-cell office:value-type="float" office:value="-5.08333333333334">
                <text:p>-5.08333333333334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82">
                <text:p>82</text:p>
              </table:table-cell>
              <table:table-cell office:value-type="float" office:value="10.8554552687075">
                <text:p>10.8554552687075</text:p>
              </table:table-cell>
              <table:table-cell office:value-type="float" office:value="96.25">
                <text:p>96.25</text:p>
              </table:table-cell>
              <table:table-cell office:value-type="float" office:value="85.3945447312925">
                <text:p>85.3945447312925</text:p>
              </table:table-cell>
              <table:table-cell office:value-type="float" office:value="-4.91666666666666">
                <text:p>-4.91666666666666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5">
                <text:p>95</text:p>
              </table:table-cell>
              <table:table-cell office:value-type="float" office:value="10.8247051887912">
                <text:p>10.8247051887912</text:p>
              </table:table-cell>
              <table:table-cell office:value-type="float" office:value="95.9166666666667">
                <text:p>95.9166666666667</text:p>
              </table:table-cell>
              <table:table-cell office:value-type="float" office:value="85.0919614778755">
                <text:p>85.0919614778755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94">
                <text:p>94</text:p>
              </table:table-cell>
              <table:table-cell office:value-type="float" office:value="10.8040396485422">
                <text:p>10.8040396485422</text:p>
              </table:table-cell>
              <table:table-cell office:value-type="float" office:value="96">
                <text:p>96</text:p>
              </table:table-cell>
              <table:table-cell office:value-type="float" office:value="85.1959603514578">
                <text:p>85.1959603514578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93">
                <text:p>93</text:p>
              </table:table-cell>
              <table:table-cell office:value-type="float" office:value="10.2499076122961">
                <text:p>10.2499076122961</text:p>
              </table:table-cell>
              <table:table-cell office:value-type="float" office:value="94.8333333333333">
                <text:p>94.8333333333333</text:p>
              </table:table-cell>
              <table:table-cell office:value-type="float" office:value="84.5834257210372">
                <text:p>84.5834257210372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81">
                <text:p>81</text:p>
              </table:table-cell>
              <table:table-cell office:value-type="float" office:value="10.925019936186">
                <text:p>10.925019936186</text:p>
              </table:table-cell>
              <table:table-cell office:value-type="float" office:value="93.4166666666667">
                <text:p>93.4166666666667</text:p>
              </table:table-cell>
              <table:table-cell office:value-type="float" office:value="82.4916467304807">
                <text:p>82.4916467304807</text:p>
              </table:table-cell>
              <table:table-cell office:value-type="float" office:value="-6.33333333333334">
                <text:p>-6.33333333333334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86">
                <text:p>86</text:p>
              </table:table-cell>
              <table:table-cell office:value-type="float" office:value="9.56635518445513">
                <text:p>9.56635518445513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81.7669781488782">
                <text:p>81.7669781488782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97">
                <text:p>97</text:p>
              </table:table-cell>
              <table:table-cell office:value-type="float" office:value="7.8407443987974">
                <text:p>7.8407443987974</text:p>
              </table:table-cell>
              <table:table-cell office:value-type="float" office:value="90.25">
                <text:p>90.25</text:p>
              </table:table-cell>
              <table:table-cell office:value-type="float" office:value="82.4092556012026">
                <text:p>82.4092556012026</text:p>
              </table:table-cell>
              <table:table-cell office:value-type="float" office:value="-11.5833333333333">
                <text:p>-11.583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02">
                <text:p>102</text:p>
              </table:table-cell>
              <table:table-cell office:value-type="float" office:value="8.46203643374694">
                <text:p>8.46203643374694</text:p>
              </table:table-cell>
              <table:table-cell office:value-type="float" office:value="90.8333333333333">
                <text:p>90.8333333333333</text:p>
              </table:table-cell>
              <table:table-cell office:value-type="float" office:value="82.3712968995864">
                <text:p>82.37129689958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90">
                <text:p>90</text:p>
              </table:table-cell>
              <table:table-cell office:value-type="float" office:value="6.98700091728789">
                <text:p>6.98700091728789</text:p>
              </table:table-cell>
              <table:table-cell office:value-type="float" office:value="89.5">
                <text:p>89.5</text:p>
              </table:table-cell>
              <table:table-cell office:value-type="float" office:value="82.5129990827121">
                <text:p>82.5129990827121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3">
                <text:p>103</text:p>
              </table:table-cell>
              <table:table-cell office:value-type="float" office:value="8.00520663901522">
                <text:p>8.00520663901522</text:p>
              </table:table-cell>
              <table:table-cell office:value-type="float" office:value="90.5833333333333">
                <text:p>90.5833333333333</text:p>
              </table:table-cell>
              <table:table-cell office:value-type="float" office:value="82.5781266943181">
                <text:p>82.5781266943181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99">
                <text:p>99</text:p>
              </table:table-cell>
              <table:table-cell office:value-type="float" office:value="8.05473698383677">
                <text:p>8.05473698383677</text:p>
              </table:table-cell>
              <table:table-cell office:value-type="float" office:value="91.8333333333333">
                <text:p>91.8333333333333</text:p>
              </table:table-cell>
              <table:table-cell office:value-type="float" office:value="83.7785963494965">
                <text:p>83.7785963494965</text:p>
              </table:table-cell>
              <table:table-cell office:value-type="float" office:value="-6.58333333333333">
                <text:p>-6.5833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91">
                <text:p>91</text:p>
              </table:table-cell>
              <table:table-cell office:value-type="float" office:value="7.16208451119187">
                <text:p>7.16208451119187</text:p>
              </table:table-cell>
              <table:table-cell office:value-type="float" office:value="92.75">
                <text:p>92.75</text:p>
              </table:table-cell>
              <table:table-cell office:value-type="float" office:value="85.5879154888081">
                <text:p>85.5879154888081</text:p>
              </table:table-cell>
              <table:table-cell office:value-type="float" office:value="-4.41666666666666">
                <text:p>-4.416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83">
                <text:p>83</text:p>
              </table:table-cell>
              <table:table-cell office:value-type="float" office:value="7.03023772174472">
                <text:p>7.03023772174472</text:p>
              </table:table-cell>
              <table:table-cell office:value-type="float" office:value="92.8333333333333">
                <text:p>92.8333333333333</text:p>
              </table:table-cell>
              <table:table-cell office:value-type="float" office:value="85.8030956115886">
                <text:p>85.8030956115886</text:p>
              </table:table-cell>
              <table:table-cell office:value-type="float" office:value="-3.41666666666667">
                <text:p>-3.4166666666666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74">
                <text:p>74</text:p>
              </table:table-cell>
              <table:table-cell office:value-type="float" office:value="8.82618349863151">
                <text:p>8.82618349863151</text:p>
              </table:table-cell>
              <table:table-cell office:value-type="float" office:value="91.0833333333333">
                <text:p>91.0833333333333</text:p>
              </table:table-cell>
              <table:table-cell office:value-type="float" office:value="82.2571498347018">
                <text:p>82.2571498347018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78">
                <text:p>78</text:p>
              </table:table-cell>
              <table:table-cell office:value-type="float" office:value="9.52627944162883">
                <text:p>9.52627944162883</text:p>
              </table:table-cell>
              <table:table-cell office:value-type="float" office:value="89.75">
                <text:p>89.75</text:p>
              </table:table-cell>
              <table:table-cell office:value-type="float" office:value="80.2237205583712">
                <text:p>80.2237205583712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76">
                <text:p>76</text:p>
              </table:table-cell>
              <table:table-cell office:value-type="float" office:value="10.2365950778508">
                <text:p>10.236595077850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78.0967382554826">
                <text:p>78.0967382554826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81">
                <text:p>81</text:p>
              </table:table-cell>
              <table:table-cell office:value-type="float" office:value="10.2365950778508">
                <text:p>10.236595077850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78.0967382554826">
                <text:p>78.0967382554826</text:p>
              </table:table-cell>
              <table:table-cell office:value-type="float" office:value="-5.08333333333333">
                <text:p>-5.083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84">
                <text:p>84</text:p>
              </table:table-cell>
              <table:table-cell office:value-type="float" office:value="10.2941583905483">
                <text:p>10.2941583905483</text:p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77.8725082761183">
                <text:p>77.8725082761183</text:p>
              </table:table-cell>
              <table:table-cell office:value-type="float" office:value="-3.16666666666667">
                <text:p>-3.166666666666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93">
                <text:p>93</text:p>
              </table:table-cell>
              <table:table-cell office:value-type="float" office:value="10.0438432822694">
                <text:p>10.0438432822694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77.7894900510639">
                <text:p>77.7894900510639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90">
                <text:p>90</text:p>
              </table:table-cell>
              <table:table-cell office:value-type="float" office:value="9.05371177858545">
                <text:p>9.05371177858545</text:p>
              </table:table-cell>
              <table:table-cell office:value-type="float" office:value="86.8333333333333">
                <text:p>86.8333333333333</text:p>
              </table:table-cell>
              <table:table-cell office:value-type="float" office:value="77.7796215547479">
                <text:p>77.779621554747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07">
                <text:p>107</text:p>
              </table:table-cell>
              <table:table-cell office:value-type="float" office:value="10.7629414701981">
                <text:p>10.7629414701981</text:p>
              </table:table-cell>
              <table:table-cell office:value-type="float" office:value="88.25">
                <text:p>88.25</text:p>
              </table:table-cell>
              <table:table-cell office:value-type="float" office:value="77.4870585298019">
                <text:p>77.4870585298019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89">
                <text:p>89</text:p>
              </table:table-cell>
              <table:table-cell office:value-type="float" office:value="9.72773292595905">
                <text:p>9.72773292595905</text:p>
              </table:table-cell>
              <table:table-cell office:value-type="float" office:value="87.0833333333333">
                <text:p>87.0833333333333</text:p>
              </table:table-cell>
              <table:table-cell office:value-type="float" office:value="77.3556004073743">
                <text:p>77.355600407374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92">
                <text:p>92</text:p>
              </table:table-cell>
              <table:table-cell office:value-type="float" office:value="9.14032026492806">
                <text:p>9.14032026492806</text:p>
              </table:table-cell>
              <table:table-cell office:value-type="float" office:value="86.5">
                <text:p>86.5</text:p>
              </table:table-cell>
              <table:table-cell office:value-type="float" office:value="77.3596797350719">
                <text:p>77.3596797350719</text:p>
              </table:table-cell>
              <table:table-cell office:value-type="float" office:value="-5.33333333333333">
                <text:p>-5.33333333333333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87">
                <text:p>87</text:p>
              </table:table-cell>
              <table:table-cell office:value-type="float" office:value="9.03360728646429">
                <text:p>9.03360728646429</text:p>
              </table:table-cell>
              <table:table-cell office:value-type="float" office:value="86.1666666666667">
                <text:p>86.1666666666667</text:p>
              </table:table-cell>
              <table:table-cell office:value-type="float" office:value="77.1330593802024">
                <text:p>77.1330593802024</text:p>
              </table:table-cell>
              <table:table-cell office:value-type="float" office:value="-6.58333333333334">
                <text:p>-6.58333333333334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79">
                <text:p>79</text:p>
              </table:table-cell>
              <table:table-cell office:value-type="float" office:value="9.23268239692151">
                <text:p>9.23268239692151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76.6006509364118">
                <text:p>76.60065093641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80">
                <text:p>80</text:p>
              </table:table-cell>
              <table:table-cell office:value-type="float" office:value="8.67947771086103">
                <text:p>8.67947771086103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77.6538556224723">
                <text:p>77.6538556224723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82">
                <text:p>82</text:p>
              </table:table-cell>
              <table:table-cell office:value-type="float" office:value="8.40274125545114">
                <text:p>8.40274125545114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8.2639254112155">
                <text:p>78.2639254112155</text:p>
              </table:table-cell>
              <table:table-cell office:value-type="float" office:value="-3.08333333333334">
                <text:p>-3.08333333333334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80">
                <text:p>80</text:p>
              </table:table-cell>
              <table:table-cell office:value-type="float" office:value="8.01135557704301">
                <text:p>8.01135557704301</text:p>
              </table:table-cell>
              <table:table-cell office:value-type="float" office:value="87">
                <text:p>87</text:p>
              </table:table-cell>
              <table:table-cell office:value-type="float" office:value="78.988644422957">
                <text:p>78.988644422957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79">
                <text:p>79</text:p>
              </table:table-cell>
              <table:table-cell office:value-type="float" office:value="8.16682127250068">
                <text:p>8.16682127250068</text:p>
              </table:table-cell>
              <table:table-cell office:value-type="float" office:value="86.8333333333333">
                <text:p>86.8333333333333</text:p>
              </table:table-cell>
              <table:table-cell office:value-type="float" office:value="78.6665120608326">
                <text:p>78.66651206083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79">
                <text:p>79</text:p>
              </table:table-cell>
              <table:table-cell office:value-type="float" office:value="8.44725165992233">
                <text:p>8.44725165992233</text:p>
              </table:table-cell>
              <table:table-cell office:value-type="float" office:value="86.4166666666667">
                <text:p>86.4166666666667</text:p>
              </table:table-cell>
              <table:table-cell office:value-type="float" office:value="77.9694150067443">
                <text:p>77.9694150067443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87">
                <text:p>87</text:p>
              </table:table-cell>
              <table:table-cell office:value-type="float" office:value="8.19598941094011">
                <text:p>8.19598941094011</text:p>
              </table:table-cell>
              <table:table-cell office:value-type="float" office:value="85.9166666666667">
                <text:p>85.9166666666667</text:p>
              </table:table-cell>
              <table:table-cell office:value-type="float" office:value="77.7206772557265">
                <text:p>77.720677255726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1">
                <text:p>71</text:p>
              </table:table-cell>
              <table:table-cell office:value-type="float" office:value="9.11874526190501">
                <text:p>9.11874526190501</text:p>
              </table:table-cell>
              <table:table-cell office:value-type="float" office:value="84.3333333333333">
                <text:p>84.3333333333333</text:p>
              </table:table-cell>
              <table:table-cell office:value-type="float" office:value="75.2145880714283">
                <text:p>75.214588071428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9">
                <text:p>79</text:p>
              </table:table-cell>
              <table:table-cell office:value-type="float" office:value="5.75246982529323">
                <text:p>5.75246982529323</text:p>
              </table:table-cell>
              <table:table-cell office:value-type="float" office:value="82">
                <text:p>82</text:p>
              </table:table-cell>
              <table:table-cell office:value-type="float" office:value="76.2475301747068">
                <text:p>76.2475301747068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1">
                <text:p>81</text:p>
              </table:table-cell>
              <table:table-cell office:value-type="float" office:value="5.31436019125767">
                <text:p>5.31436019125767</text:p>
              </table:table-cell>
              <table:table-cell office:value-type="float" office:value="81.3333333333333">
                <text:p>81.3333333333333</text:p>
              </table:table-cell>
              <table:table-cell office:value-type="float" office:value="76.0189731420757">
                <text:p>76.0189731420757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81">
                <text:p>81</text:p>
              </table:table-cell>
              <table:table-cell office:value-type="float" office:value="4.12218682769525">
                <text:p>4.12218682769525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76.2944798389714">
                <text:p>76.2944798389714</text:p>
              </table:table-cell>
              <table:table-cell office:value-type="float" office:value="-6.08333333333334">
                <text:p>-6.08333333333334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81">
                <text:p>81</text:p>
              </table:table-cell>
              <table:table-cell office:value-type="float" office:value="3.57919069911147">
                <text:p>3.57919069911147</text:p>
              </table:table-cell>
              <table:table-cell office:value-type="float" office:value="79.9166666666667">
                <text:p>79.9166666666667</text:p>
              </table:table-cell>
              <table:table-cell office:value-type="float" office:value="76.3374759675552">
                <text:p>76.3374759675552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67">
                <text:p>67</text:p>
              </table:table-cell>
              <table:table-cell office:value-type="float" office:value="5.17789591056117">
                <text:p>5.17789591056117</text:p>
              </table:table-cell>
              <table:table-cell office:value-type="float" office:value="78.9166666666667">
                <text:p>78.9166666666667</text:p>
              </table:table-cell>
              <table:table-cell office:value-type="float" office:value="73.7387707561055">
                <text:p>73.7387707561055</text:p>
              </table:table-cell>
              <table:table-cell office:value-type="float" office:value="-6.91666666666667">
                <text:p>-6.916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73">
                <text:p>73</text:p>
              </table:table-cell>
              <table:table-cell office:value-type="float" office:value="5.43278487657587">
                <text:p>5.43278487657587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72.9005484567575">
                <text:p>72.900548456757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70">
                <text:p>70</text:p>
              </table:table-cell>
              <table:table-cell office:value-type="float" office:value="5.7892271949848">
                <text:p>5.789227194984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71.5441061383485">
                <text:p>71.5441061383485</text:p>
              </table:table-cell>
              <table:table-cell office:value-type="float" office:value="-9.33333333333333">
                <text:p>-9.33333333333333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70">
                <text:p>70</text:p>
              </table:table-cell>
              <table:table-cell office:value-type="float" office:value="6.08276253029822">
                <text:p>6.08276253029822</text:p>
              </table:table-cell>
              <table:table-cell office:value-type="float" office:value="76.5">
                <text:p>76.5</text:p>
              </table:table-cell>
              <table:table-cell office:value-type="float" office:value="70.4172374697018">
                <text:p>70.4172374697018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8">
                <text:p>68</text:p>
              </table:table-cell>
              <table:table-cell office:value-type="float" office:value="6.48716681867619">
                <text:p>6.48716681867619</text:p>
              </table:table-cell>
              <table:table-cell office:value-type="float" office:value="75.5833333333333">
                <text:p>75.5833333333333</text:p>
              </table:table-cell>
              <table:table-cell office:value-type="float" office:value="69.0961665146571">
                <text:p>69.0961665146571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4">
                <text:p>74</text:p>
              </table:table-cell>
              <table:table-cell office:value-type="float" office:value="6.40785502805783">
                <text:p>6.40785502805783</text:p>
              </table:table-cell>
              <table:table-cell office:value-type="float" office:value="75.1666666666667">
                <text:p>75.1666666666667</text:p>
              </table:table-cell>
              <table:table-cell office:value-type="float" office:value="68.7588116386088">
                <text:p>68.7588116386088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9">
                <text:p>79</text:p>
              </table:table-cell>
              <table:table-cell office:value-type="float" office:value="5.40201982427112">
                <text:p>5.40201982427112</text:p>
              </table:table-cell>
              <table:table-cell office:value-type="float" office:value="74.5">
                <text:p>74.5</text:p>
              </table:table-cell>
              <table:table-cell office:value-type="float" office:value="69.0979801757289">
                <text:p>69.0979801757289</text:p>
              </table:table-cell>
              <table:table-cell office:value-type="float" office:value="-11.4166666666667">
                <text:p>-11.4166666666667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62">
                <text:p>62</text:p>
              </table:table-cell>
              <table:table-cell office:value-type="float" office:value="6.45438540134465">
                <text:p>6.45438540134465</text:p>
              </table:table-cell>
              <table:table-cell office:value-type="float" office:value="73.75">
                <text:p>73.75</text:p>
              </table:table-cell>
              <table:table-cell office:value-type="float" office:value="67.2956145986553">
                <text:p>67.2956145986553</text:p>
              </table:table-cell>
              <table:table-cell office:value-type="float" office:value="-10.5833333333333">
                <text:p>-10.5833333333333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63">
                <text:p>63</text:p>
              </table:table-cell>
              <table:table-cell office:value-type="float" office:value="6.90794448223905">
                <text:p>6.90794448223905</text:p>
              </table:table-cell>
              <table:table-cell office:value-type="float" office:value="72.4166666666667">
                <text:p>72.4166666666667</text:p>
              </table:table-cell>
              <table:table-cell office:value-type="float" office:value="65.5087221844276">
                <text:p>65.5087221844276</text:p>
              </table:table-cell>
              <table:table-cell office:value-type="float" office:value="-9.58333333333334">
                <text:p>-9.58333333333334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72">
                <text:p>72</text:p>
              </table:table-cell>
              <table:table-cell office:value-type="float" office:value="6.3580061673643">
                <text:p>6.3580061673643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65.3086604993024">
                <text:p>65.3086604993024</text:p>
              </table:table-cell>
              <table:table-cell office:value-type="float" office:value="-9.66666666666667">
                <text:p>-9.6666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80">
                <text:p>80</text:p>
              </table:table-cell>
              <table:table-cell office:value-type="float" office:value="6.22981589299444">
                <text:p>6.22981589299444</text:p>
              </table:table-cell>
              <table:table-cell office:value-type="float" office:value="71.5833333333333">
                <text:p>71.5833333333333</text:p>
              </table:table-cell>
              <table:table-cell office:value-type="float" office:value="65.3535174403389">
                <text:p>65.3535174403389</text:p>
              </table:table-cell>
              <table:table-cell office:value-type="float" office:value="-8.83333333333333">
                <text:p>-8.8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68">
                <text:p>68</text:p>
              </table:table-cell>
              <table:table-cell office:value-type="float" office:value="5.53501252359592">
                <text:p>5.53501252359592</text:p>
              </table:table-cell>
              <table:table-cell office:value-type="float" office:value="70.5">
                <text:p>70.5</text:p>
              </table:table-cell>
              <table:table-cell office:value-type="float" office:value="64.9649874764041">
                <text:p>64.9649874764041</text:p>
              </table:table-cell>
              <table:table-cell office:value-type="float" office:value="-9.41666666666666">
                <text:p>-9.41666666666666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8">
                <text:p>68</text:p>
              </table:table-cell>
              <table:table-cell office:value-type="float" office:value="5.48482755730144">
                <text:p>5.48482755730144</text:p>
              </table:table-cell>
              <table:table-cell office:value-type="float" office:value="70.5833333333333">
                <text:p>70.5833333333333</text:p>
              </table:table-cell>
              <table:table-cell office:value-type="float" office:value="65.0985057760319">
                <text:p>65.0985057760319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63">
                <text:p>63</text:p>
              </table:table-cell>
              <table:table-cell office:value-type="float" office:value="5.83290041683615">
                <text:p>5.83290041683615</text:p>
              </table:table-cell>
              <table:table-cell office:value-type="float" office:value="69.75">
                <text:p>69.75</text:p>
              </table:table-cell>
              <table:table-cell office:value-type="float" office:value="63.9170995831639">
                <text:p>63.9170995831639</text:p>
              </table:table-cell>
              <table:table-cell office:value-type="float" office:value="-8.58333333333333">
                <text:p>-8.58333333333333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9">
                <text:p>69</text:p>
              </table:table-cell>
              <table:table-cell office:value-type="float" office:value="5.83614650780856">
                <text:p>5.83614650780856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63.8305201588581">
                <text:p>63.8305201588581</text:p>
              </table:table-cell>
              <table:table-cell office:value-type="float" office:value="-7.66666666666667">
                <text:p>-7.6666666666666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69">
                <text:p>69</text:p>
              </table:table-cell>
              <table:table-cell office:value-type="float" office:value="5.83809329604567">
                <text:p>5.83809329604567</text:p>
              </table:table-cell>
              <table:table-cell office:value-type="float" office:value="69.5833333333333">
                <text:p>69.5833333333333</text:p>
              </table:table-cell>
              <table:table-cell office:value-type="float" office:value="63.7452400372877">
                <text:p>63.7452400372877</text:p>
              </table:table-cell>
              <table:table-cell office:value-type="float" office:value="-6.91666666666667">
                <text:p>-6.916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72">
                <text:p>72</text:p>
              </table:table-cell>
              <table:table-cell office:value-type="float" office:value="5.85364429352788">
                <text:p>5.85364429352788</text:p>
              </table:table-cell>
              <table:table-cell office:value-type="float" office:value="69.9166666666667">
                <text:p>69.9166666666667</text:p>
              </table:table-cell>
              <table:table-cell office:value-type="float" office:value="64.0630223731388">
                <text:p>64.0630223731388</text:p>
              </table:table-cell>
              <table:table-cell office:value-type="float" office:value="-5.66666666666667">
                <text:p>-5.666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59">
                <text:p>59</text:p>
              </table:table-cell>
              <table:table-cell office:value-type="float" office:value="6.47138222320301">
                <text:p>6.47138222320301</text:p>
              </table:table-cell>
              <table:table-cell office:value-type="float" office:value="68.6666666666667">
                <text:p>68.6666666666667</text:p>
              </table:table-cell>
              <table:table-cell office:value-type="float" office:value="62.1952844434636">
                <text:p>62.1952844434636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80">
                <text:p>80</text:p>
              </table:table-cell>
              <table:table-cell office:value-type="float" office:value="6.62124679278073">
                <text:p>6.62124679278073</text:p>
              </table:table-cell>
              <table:table-cell office:value-type="float" office:value="68.75">
                <text:p>68.75</text:p>
              </table:table-cell>
              <table:table-cell office:value-type="float" office:value="62.1287532072193">
                <text:p>62.1287532072193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3">
                <text:p>73</text:p>
              </table:table-cell>
              <table:table-cell office:value-type="float" office:value="6.3580061673643">
                <text:p>6.3580061673643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63.3086604993024">
                <text:p>63.3086604993024</text:p>
              </table:table-cell>
              <table:table-cell office:value-type="float" office:value="-4.08333333333334">
                <text:p>-4.08333333333334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71">
                <text:p>71</text:p>
              </table:table-cell>
              <table:table-cell office:value-type="float" office:value="6.00504838120444">
                <text:p>6.00504838120444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64.3282849521289">
                <text:p>64.3282849521289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4">
                <text:p>74</text:p>
              </table:table-cell>
              <table:table-cell office:value-type="float" office:value="6.08276253029822">
                <text:p>6.08276253029822</text:p>
              </table:table-cell>
              <table:table-cell office:value-type="float" office:value="70.5">
                <text:p>70.5</text:p>
              </table:table-cell>
              <table:table-cell office:value-type="float" office:value="64.4172374697018">
                <text:p>64.4172374697018</text:p>
              </table:table-cell>
              <table:table-cell office:value-type="float" office:value="-1.16666666666666">
                <text:p>-1.16666666666666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6">
                <text:p>66</text:p>
              </table:table-cell>
              <table:table-cell office:value-type="float" office:value="5.39921430872263">
                <text:p>5.39921430872263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63.9341190246107">
                <text:p>63.9341190246107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0">
                <text:p>60</text:p>
              </table:table-cell>
              <table:table-cell office:value-type="float" office:value="6.03524998854583">
                <text:p>6.03524998854583</text:p>
              </table:table-cell>
              <table:table-cell office:value-type="float" office:value="68.6666666666667">
                <text:p>68.6666666666667</text:p>
              </table:table-cell>
              <table:table-cell office:value-type="float" office:value="62.6314166781208">
                <text:p>62.6314166781208</text:p>
              </table:table-cell>
              <table:table-cell office:value-type="float" office:value="-1.83333333333334">
                <text:p>-1.83333333333334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9">
                <text:p>59</text:p>
              </table:table-cell>
              <table:table-cell office:value-type="float" office:value="6.65320610797167">
                <text:p>6.65320610797167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61.263460558695">
                <text:p>61.263460558695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76">
                <text:p>76</text:p>
              </table:table-cell>
              <table:table-cell office:value-type="float" office:value="6.83573498076635">
                <text:p>6.83573498076635</text:p>
              </table:table-cell>
              <table:table-cell office:value-type="float" office:value="69">
                <text:p>69</text:p>
              </table:table-cell>
              <table:table-cell office:value-type="float" office:value="62.1642650192337">
                <text:p>62.164265019233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63">
                <text:p>63</text:p>
              </table:table-cell>
              <table:table-cell office:value-type="float" office:value="7.05175671214434">
                <text:p>7.05175671214434</text:p>
              </table:table-cell>
              <table:table-cell office:value-type="float" office:value="68.5">
                <text:p>68.5</text:p>
              </table:table-cell>
              <table:table-cell office:value-type="float" office:value="61.4482432878557">
                <text:p>61.4482432878557</text:p>
              </table:table-cell>
              <table:table-cell office:value-type="float" office:value="-1.16666666666666">
                <text:p>-1.16666666666666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60">
                <text:p>60</text:p>
              </table:table-cell>
              <table:table-cell office:value-type="float" office:value="7.46050205476085">
                <text:p>7.46050205476085</text:p>
              </table:table-cell>
              <table:table-cell office:value-type="float" office:value="67.75">
                <text:p>67.75</text:p>
              </table:table-cell>
              <table:table-cell office:value-type="float" office:value="60.2894979452392">
                <text:p>60.2894979452392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57">
                <text:p>57</text:p>
              </table:table-cell>
              <table:table-cell office:value-type="float" office:value="7.92579218868258">
                <text:p>7.92579218868258</text:p>
              </table:table-cell>
              <table:table-cell office:value-type="float" office:value="66.5">
                <text:p>66.5</text:p>
              </table:table-cell>
              <table:table-cell office:value-type="float" office:value="58.5742078113174">
                <text:p>58.5742078113174</text:p>
              </table:table-cell>
              <table:table-cell office:value-type="float" office:value="-3.41666666666666">
                <text:p>-3.41666666666666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5">
                <text:p>65</text:p>
              </table:table-cell>
              <table:table-cell office:value-type="float" office:value="7.5918616713138">
                <text:p>7.5918616713138</text:p>
              </table:table-cell>
              <table:table-cell office:value-type="float" office:value="67">
                <text:p>67</text:p>
              </table:table-cell>
              <table:table-cell office:value-type="float" office:value="59.4081383286862">
                <text:p>59.4081383286862</text:p>
              </table:table-cell>
              <table:table-cell office:value-type="float" office:value="-1.66666666666666">
                <text:p>-1.66666666666666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72">
                <text:p>72</text:p>
              </table:table-cell>
              <table:table-cell office:value-type="float" office:value="6.63781636237446">
                <text:p>6.63781636237446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59.6955169709589">
                <text:p>59.6955169709589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6">
                <text:p>66</text:p>
              </table:table-cell>
              <table:table-cell office:value-type="float" office:value="6.29754641976468">
                <text:p>6.29754641976468</text:p>
              </table:table-cell>
              <table:table-cell office:value-type="float" office:value="65.75">
                <text:p>65.75</text:p>
              </table:table-cell>
              <table:table-cell office:value-type="float" office:value="59.4524535802353">
                <text:p>59.4524535802353</text:p>
              </table:table-cell>
              <table:table-cell office:value-type="float" office:value="-3.91666666666666">
                <text:p>-3.91666666666666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8">
                <text:p>78</text:p>
              </table:table-cell>
              <table:table-cell office:value-type="float" office:value="7.10100291678876">
                <text:p>7.10100291678876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59.2323304165446">
                <text:p>59.232330416544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1">
                <text:p>71</text:p>
              </table:table-cell>
              <table:table-cell office:value-type="float" office:value="6.85510205922744">
                <text:p>6.85510205922744</text:p>
              </table:table-cell>
              <table:table-cell office:value-type="float" office:value="66.0833333333333">
                <text:p>66.0833333333333</text:p>
              </table:table-cell>
              <table:table-cell office:value-type="float" office:value="59.2282312741059">
                <text:p>59.2282312741059</text:p>
              </table:table-cell>
              <table:table-cell office:value-type="float" office:value="-4.41666666666667">
                <text:p>-4.4166666666666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9">
                <text:p>69</text:p>
              </table:table-cell>
              <table:table-cell office:value-type="float" office:value="6.90629927652789">
                <text:p>6.90629927652789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59.4270340568054">
                <text:p>59.42703405680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73">
                <text:p>73</text:p>
              </table:table-cell>
              <table:table-cell office:value-type="float" office:value="6.84182768422343">
                <text:p>6.84182768422343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60.5748389824432">
                <text:p>60.5748389824432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63">
                <text:p>63</text:p>
              </table:table-cell>
              <table:table-cell office:value-type="float" office:value="6.48249390842192">
                <text:p>6.48249390842192</text:p>
              </table:table-cell>
              <table:table-cell office:value-type="float" office:value="67.75">
                <text:p>67.75</text:p>
              </table:table-cell>
              <table:table-cell office:value-type="float" office:value="61.2675060915781">
                <text:p>61.2675060915781</text:p>
              </table:table-cell>
              <table:table-cell office:value-type="float" office:value="-0.166666666666657">
                <text:p>-0.16666666666665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9">
                <text:p>69</text:p>
              </table:table-cell>
              <table:table-cell office:value-type="float" office:value="5.96708141439855">
                <text:p>5.96708141439855</text:p>
              </table:table-cell>
              <table:table-cell office:value-type="float" office:value="67.1666666666667">
                <text:p>67.1666666666667</text:p>
              </table:table-cell>
              <table:table-cell office:value-type="float" office:value="61.1995852522681">
                <text:p>61.1995852522681</text:p>
              </table:table-cell>
              <table:table-cell office:value-type="float" office:value="-1.83333333333334">
                <text:p>-1.83333333333334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72">
                <text:p>72</text:p>
              </table:table-cell>
              <table:table-cell office:value-type="float" office:value="5.96136551369556">
                <text:p>5.96136551369556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61.9553011529711">
                <text:p>61.9553011529711</text:p>
              </table:table-cell>
              <table:table-cell office:value-type="float" office:value="-0.583333333333343">
                <text:p>-0.58333333333334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78">
                <text:p>78</text:p>
              </table:table-cell>
              <table:table-cell office:value-type="float" office:value="6.0521721620248">
                <text:p>6.0521721620248</text:p>
              </table:table-cell>
              <table:table-cell office:value-type="float" office:value="69.4166666666667">
                <text:p>69.4166666666667</text:p>
              </table:table-cell>
              <table:table-cell office:value-type="float" office:value="63.3644945046419">
                <text:p>63.3644945046419</text:p>
              </table:table-cell>
              <table:table-cell office:value-type="float" office:value="1.66666666666666">
                <text:p>1.66666666666666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5">
                <text:p>75</text:p>
              </table:table-cell>
              <table:table-cell office:value-type="float" office:value="4.79504163093755">
                <text:p>4.79504163093755</text:p>
              </table:table-cell>
              <table:table-cell office:value-type="float" office:value="70.9166666666667">
                <text:p>70.9166666666667</text:p>
              </table:table-cell>
              <table:table-cell office:value-type="float" office:value="66.1216250357291">
                <text:p>66.1216250357291</text:p>
              </table:table-cell>
              <table:table-cell office:value-type="float" office:value="4.41666666666666">
                <text:p>4.41666666666666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9">
                <text:p>79</text:p>
              </table:table-cell>
              <table:table-cell office:value-type="float" office:value="4.92596706395318">
                <text:p>4.92596706395318</text:p>
              </table:table-cell>
              <table:table-cell office:value-type="float" office:value="72.0833333333333">
                <text:p>72.0833333333333</text:p>
              </table:table-cell>
              <table:table-cell office:value-type="float" office:value="67.1573662693802">
                <text:p>67.1573662693802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5">
                <text:p>85</text:p>
              </table:table-cell>
              <table:table-cell office:value-type="float" office:value="6.17669127863091">
                <text:p>6.17669127863091</text:p>
              </table:table-cell>
              <table:table-cell office:value-type="float" office:value="73.1666666666667">
                <text:p>73.1666666666667</text:p>
              </table:table-cell>
              <table:table-cell office:value-type="float" office:value="66.9899753880357">
                <text:p>66.9899753880357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74">
                <text:p>74</text:p>
              </table:table-cell>
              <table:table-cell office:value-type="float" office:value="5.74983530725934">
                <text:p>5.74983530725934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68.083498026074">
                <text:p>68.083498026074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8">
                <text:p>78</text:p>
              </table:table-cell>
              <table:table-cell office:value-type="float" office:value="5.74983530725934">
                <text:p>5.74983530725934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68.083498026074">
                <text:p>68.08349802607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7">
                <text:p>77</text:p>
              </table:table-cell>
              <table:table-cell office:value-type="float" office:value="5.74192450052219">
                <text:p>5.74192450052219</text:p>
              </table:table-cell>
              <table:table-cell office:value-type="float" office:value="74.3333333333333">
                <text:p>74.3333333333333</text:p>
              </table:table-cell>
              <table:table-cell office:value-type="float" office:value="68.5914088328111">
                <text:p>68.59140883281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77">
                <text:p>77</text:p>
              </table:table-cell>
              <table:table-cell office:value-type="float" office:value="5.52679423766206">
                <text:p>5.52679423766206</text:p>
              </table:table-cell>
              <table:table-cell office:value-type="float" office:value="75">
                <text:p>75</text:p>
              </table:table-cell>
              <table:table-cell office:value-type="float" office:value="69.4732057623379">
                <text:p>69.473205762337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7">
                <text:p>67</text:p>
              </table:table-cell>
              <table:table-cell office:value-type="float" office:value="5.97722951937373">
                <text:p>5.97722951937373</text:p>
              </table:table-cell>
              <table:table-cell office:value-type="float" office:value="74.5">
                <text:p>74.5</text:p>
              </table:table-cell>
              <table:table-cell office:value-type="float" office:value="68.5227704806263">
                <text:p>68.5227704806263</text:p>
              </table:table-cell>
              <table:table-cell office:value-type="float" office:value="7.08333333333334">
                <text:p>7.08333333333334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73">
                <text:p>73</text:p>
              </table:table-cell>
              <table:table-cell office:value-type="float" office:value="4.81160213977789">
                <text:p>4.81160213977789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70.5217311935554">
                <text:p>70.5217311935554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8">
                <text:p>78</text:p>
              </table:table-cell>
              <table:table-cell office:value-type="float" office:value="4.42016728053122">
                <text:p>4.42016728053122</text:p>
              </table:table-cell>
              <table:table-cell office:value-type="float" office:value="76.0833333333333">
                <text:p>76.0833333333333</text:p>
              </table:table-cell>
              <table:table-cell office:value-type="float" office:value="71.6631660528021">
                <text:p>71.6631660528021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75">
                <text:p>75</text:p>
              </table:table-cell>
              <table:table-cell office:value-type="float" office:value="4.24977717775957">
                <text:p>4.24977717775957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72.0835561555738">
                <text:p>72.0835561555738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81">
                <text:p>81</text:p>
              </table:table-cell>
              <table:table-cell office:value-type="float" office:value="4.44068654260768">
                <text:p>4.44068654260768</text:p>
              </table:table-cell>
              <table:table-cell office:value-type="float" office:value="76.5833333333333">
                <text:p>76.5833333333333</text:p>
              </table:table-cell>
              <table:table-cell office:value-type="float" office:value="72.1426467907257">
                <text:p>72.142646790725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65">
                <text:p>65</text:p>
              </table:table-cell>
              <table:table-cell office:value-type="float" office:value="5.56163808439727">
                <text:p>5.56163808439727</text:p>
              </table:table-cell>
              <table:table-cell office:value-type="float" office:value="75.75">
                <text:p>75.75</text:p>
              </table:table-cell>
              <table:table-cell office:value-type="float" office:value="70.1883619156027">
                <text:p>70.1883619156027</text:p>
              </table:table-cell>
              <table:table-cell office:value-type="float" office:value="4.83333333333334">
                <text:p>4.83333333333334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67">
                <text:p>67</text:p>
              </table:table-cell>
              <table:table-cell office:value-type="float" office:value="5.98672774484602">
                <text:p>5.98672774484602</text:p>
              </table:table-cell>
              <table:table-cell office:value-type="float" office:value="74.75">
                <text:p>74.75</text:p>
              </table:table-cell>
              <table:table-cell office:value-type="float" office:value="68.763272255154">
                <text:p>68.763272255154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78">
                <text:p>78</text:p>
              </table:table-cell>
              <table:table-cell office:value-type="float" office:value="5.18447566093119">
                <text:p>5.18447566093119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68.9821910057355">
                <text:p>68.9821910057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68">
                <text:p>68</text:p>
              </table:table-cell>
              <table:table-cell office:value-type="float" office:value="5.48275533473874">
                <text:p>5.48275533473874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68.1839113319279">
                <text:p>68.1839113319279</text:p>
              </table:table-cell>
              <table:table-cell office:value-type="float" office:value="-0.166666666666671">
                <text:p>-0.1666666666666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